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trangelo Edessa1" svg:font-family="'Estrangelo Edessa'"/>
    <style:font-face style:name="Times New Roman2" svg:font-family="'Times New Roman'" style:font-family-generic="roman"/>
    <style:font-face style:name="Arial1" svg:font-family="Arial" style:font-family-generic="swiss"/>
    <style:font-face style:name="Microsoft Sans Serif2" svg:font-family="'Microsoft Sans Serif'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Palatino Linotype" svg:font-family="'Palatino Linotype'" style:font-adornments="Gras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Estrangelo Edessa" svg:font-family="'Estrangelo Edessa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Microsoft Sans Serif1" svg:font-family="'Microsoft Sans Serif'" style:font-family-generic="swiss" style:font-pitch="variable"/>
    <style:font-face style:name="Microsoft Sans Serif" svg:font-family="'Microsoft Sans Serif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2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04mm"/>
    </style:style>
    <style:style style:name="co2" style:family="table-column">
      <style:table-column-properties fo:break-before="auto" style:column-width="13.67mm"/>
    </style:style>
    <style:style style:name="co3" style:family="table-column">
      <style:table-column-properties fo:break-before="auto" style:column-width="47.66mm"/>
    </style:style>
    <style:style style:name="co4" style:family="table-column">
      <style:table-column-properties fo:break-before="auto" style:column-width="7.3mm"/>
    </style:style>
    <style:style style:name="co5" style:family="table-column">
      <style:table-column-properties fo:break-before="auto" style:column-width="49.79mm"/>
    </style:style>
    <style:style style:name="co6" style:family="table-column">
      <style:table-column-properties fo:break-before="auto" style:column-width="41.29mm"/>
    </style:style>
    <style:style style:name="co7" style:family="table-column">
      <style:table-column-properties fo:break-before="auto" style:column-width="15.79mm"/>
    </style:style>
    <style:style style:name="co8" style:family="table-column">
      <style:table-column-properties fo:break-before="auto" style:column-width="9.42mm"/>
    </style:style>
    <style:style style:name="co9" style:family="table-column">
      <style:table-column-properties fo:break-before="auto" style:column-width="5.17mm"/>
    </style:style>
    <style:style style:name="co10" style:family="table-column">
      <style:table-column-properties fo:break-before="auto" style:column-width="11.55mm"/>
    </style:style>
    <style:style style:name="co11" style:family="table-column">
      <style:table-column-properties fo:break-before="auto" style:column-width="39.16mm"/>
    </style:style>
    <style:style style:name="co12" style:family="table-column">
      <style:table-column-properties fo:break-before="auto" style:column-width="17.92mm"/>
    </style:style>
    <style:style style:name="co13" style:family="table-column">
      <style:table-column-properties fo:break-before="auto" style:column-width="43.41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0.67mm"/>
    </style:style>
    <style:style style:name="co16" style:family="table-column">
      <style:table-column-properties fo:break-before="auto" style:column-width="20.04mm"/>
    </style:style>
    <style:style style:name="co17" style:family="table-column">
      <style:table-column-properties fo:break-before="auto" style:column-width="24.29mm"/>
    </style:style>
    <style:style style:name="co18" style:family="table-column">
      <style:table-column-properties fo:break-before="auto" style:column-width="28.54mm"/>
    </style:style>
    <style:style style:name="co19" style:family="table-column">
      <style:table-column-properties fo:break-before="auto" style:column-width="22.67mm"/>
    </style:style>
    <style:style style:name="co20" style:family="table-column">
      <style:table-column-properties fo:break-before="auto" style:column-width="40.76mm"/>
    </style:style>
    <style:style style:name="co21" style:family="table-column">
      <style:table-column-properties fo:break-before="auto" style:column-width="30.57mm"/>
    </style:style>
    <style:style style:name="co22" style:family="table-column">
      <style:table-column-properties fo:break-before="auto" style:column-width="3.09mm"/>
    </style:style>
    <style:style style:name="co23" style:family="table-column">
      <style:table-column-properties fo:break-before="auto" style:column-width="5.31mm"/>
    </style:style>
    <style:style style:name="co24" style:family="table-column">
      <style:table-column-properties fo:break-before="auto" style:column-width="7.87mm"/>
    </style:style>
    <style:style style:name="co25" style:family="table-column">
      <style:table-column-properties fo:break-before="auto" style:column-width="12.44mm"/>
    </style:style>
    <style:style style:name="co26" style:family="table-column">
      <style:table-column-properties fo:break-before="auto" style:column-width="5.57mm"/>
    </style:style>
    <style:style style:name="co27" style:family="table-column">
      <style:table-column-properties fo:break-before="auto" style:column-width="34.17mm"/>
    </style:style>
    <style:style style:name="co28" style:family="table-column">
      <style:table-column-properties fo:break-before="auto" style:column-width="36.67mm"/>
    </style:style>
    <style:style style:name="co29" style:family="table-column">
      <style:table-column-properties fo:break-before="auto" style:column-width="36.39mm"/>
    </style:style>
    <style:style style:name="co30" style:family="table-column">
      <style:table-column-properties fo:break-before="auto" style:column-width="44.71mm"/>
    </style:style>
    <style:style style:name="co31" style:family="table-column">
      <style:table-column-properties fo:break-before="auto" style:column-width="3.05mm"/>
    </style:style>
    <style:style style:name="co32" style:family="table-column">
      <style:table-column-properties fo:break-before="auto" style:column-width="11.98mm"/>
    </style:style>
    <style:style style:name="co33" style:family="table-column">
      <style:table-column-properties fo:break-before="auto" style:column-width="18.91mm"/>
    </style:style>
    <style:style style:name="co34" style:family="table-column">
      <style:table-column-properties fo:break-before="auto" style:column-width="7.48mm"/>
    </style:style>
    <style:style style:name="co35" style:family="table-column">
      <style:table-column-properties fo:break-before="auto" style:column-width="24.47mm"/>
    </style:style>
    <style:style style:name="co36" style:family="table-column">
      <style:table-column-properties fo:break-before="auto" style:column-width="8.93mm"/>
    </style:style>
    <style:style style:name="co37" style:family="table-column">
      <style:table-column-properties fo:break-before="auto" style:column-width="25.29mm"/>
    </style:style>
    <style:style style:name="co38" style:family="table-column">
      <style:table-column-properties fo:break-before="auto" style:column-width="10.81mm"/>
    </style:style>
    <style:style style:name="co39" style:family="table-column">
      <style:table-column-properties fo:break-before="auto" style:column-width="9.7mm"/>
    </style:style>
    <style:style style:name="co40" style:family="table-column">
      <style:table-column-properties fo:break-before="auto" style:column-width="6.76mm"/>
    </style:style>
    <style:style style:name="co41" style:family="table-column">
      <style:table-column-properties fo:break-before="auto" style:column-width="8.66mm"/>
    </style:style>
    <style:style style:name="co42" style:family="table-column">
      <style:table-column-properties fo:break-before="auto" style:column-width="12.17mm"/>
    </style:style>
    <style:style style:name="co43" style:family="table-column">
      <style:table-column-properties fo:break-before="auto" style:column-width="8.1mm"/>
    </style:style>
    <style:style style:name="ro1" style:family="table-row">
      <style:table-row-properties style:row-height="8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25.93mm" fo:break-before="auto" style:use-optimal-row-height="true"/>
    </style:style>
    <style:style style:name="ro7" style:family="table-row">
      <style:table-row-properties style:row-height="12.1mm" fo:break-before="auto" style:use-optimal-row-height="true"/>
    </style:style>
    <style:style style:name="ro8" style:family="table-row">
      <style:table-row-properties style:row-height="7.14mm" fo:break-before="auto" style:use-optimal-row-height="true"/>
    </style:style>
    <style:style style:name="ro9" style:family="table-row">
      <style:table-row-properties style:row-height="5.08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1" style:family="table-cell" style:parent-style-name="Default">
      <style:table-cell-properties style:cell-protect="none" style:print-content="true" style:text-align-source="fix" style:repeat-content="false" fo:border="0.74pt solid #999999"/>
      <style:paragraph-properties fo:text-align="start" fo:margin-left="0mm"/>
    </style:style>
    <style:style style:name="ce20" style:family="table-cell" style:parent-style-name="Default">
      <style:table-cell-properties style:cell-protect="none" style:print-content="true" style:text-align-source="fix" style:repeat-content="false" fo:background-color="transparent" fo:border="0.74pt solid #999999"/>
      <style:paragraph-properties fo:text-align="start" fo:margin-left="0mm"/>
    </style:style>
    <style:style style:name="ce31" style:family="table-cell" style:parent-style-name="TITRE">
      <style:table-cell-properties fo:border="0.74pt solid #999999"/>
    </style:style>
    <style:style style:name="ce42" style:family="table-cell" style:parent-style-name="Standard_20_Gris">
      <style:table-cell-properties style:cell-protect="none" style:print-content="true" style:text-align-source="fix" style:repeat-content="false" fo:border="0.74pt solid #999999"/>
      <style:paragraph-properties fo:text-align="start" fo:margin-left="0mm"/>
    </style:style>
    <style:style style:name="ce241" style:family="table-cell" style:parent-style-name="Default">
      <style:table-cell-properties fo:border="0.74pt solid #999999"/>
    </style:style>
    <style:style style:name="ce242" style:family="table-cell" style:parent-style-name="NUMERATIÔ">
      <style:table-cell-properties style:cell-protect="none" style:print-content="true" fo:border="0.74pt solid #999999"/>
    </style:style>
    <style:style style:name="ce243" style:family="table-cell" style:parent-style-name="TITRE">
      <style:table-cell-properties style:cell-protect="protected" style:print-content="true" fo:border="0.74pt solid #999999"/>
    </style:style>
    <style:style style:name="ce244" style:family="table-cell" style:parent-style-name="NUMERATIÔ">
      <style:table-cell-properties fo:border="0.74pt solid #999999"/>
    </style:style>
    <style:style style:name="ce245" style:family="table-cell" style:parent-style-name="TITRE">
      <style:table-cell-properties style:cell-protect="protected" style:print-content="true" style:text-align-source="fix" style:repeat-content="false" fo:border="0.74pt solid #999999"/>
      <style:paragraph-properties fo:text-align="end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46" style:family="table-cell" style:parent-style-name="Default">
      <style:table-cell-properties style:cell-protect="none" style:print-content="true" fo:background-color="transparent" fo:border="0.74pt solid #999999"/>
    </style:style>
    <style:style style:name="ce247" style:family="table-cell" style:parent-style-name="TITRE">
      <style:table-cell-properties style:cell-protect="protected" style:print-content="true" style:text-align-source="fix" style:repeat-content="false" fo:border="0.74pt solid #999999"/>
      <style:paragraph-properties fo:text-align="center" fo:margin-left="0mm"/>
    </style:style>
    <style:style style:name="ce248" style:family="table-cell" style:parent-style-name="Default">
      <style:table-cell-properties style:cell-protect="none" style:print-content="true" fo:border="0.74pt solid #999999"/>
    </style:style>
    <style:style style:name="ce249" style:family="table-cell" style:parent-style-name="TITRE">
      <style:table-cell-properties style:cell-protect="protected" style:print-content="true" fo:border="0.74pt solid #999999"/>
      <style:text-properties fo:font-style="normal" fo:font-weight="bold" style:font-style-asian="normal" style:font-weight-asian="bold" style:font-style-complex="normal" style:font-weight-complex="bold"/>
    </style:style>
    <style:style style:name="ce250" style:family="table-cell" style:parent-style-name="Standard_20_Nombre">
      <style:table-cell-properties style:cell-protect="none" style:print-content="true" fo:border="0.74pt solid #999999"/>
    </style:style>
    <style:style style:name="ce251" style:family="table-cell" style:parent-style-name="TITRE">
      <style:table-cell-properties style:cell-protect="none" style:print-content="true" fo:border="0.74pt solid #999999"/>
      <style:text-properties fo:font-style="normal" fo:font-weight="bold" style:font-style-asian="normal" style:font-weight-asian="bold" style:font-style-complex="normal" style:font-weight-complex="bold"/>
    </style:style>
    <style:style style:name="ce252" style:family="table-cell" style:parent-style-name="TITRE">
      <style:table-cell-properties style:cell-protect="protected" style:print-content="true" style:text-align-source="fix" style:repeat-content="false" fo:border="0.74pt solid #999999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53" style:family="table-cell" style:parent-style-name="Default">
      <style:table-cell-properties style:cell-protect="none" style:print-content="true" style:text-align-source="fix" style:repeat-content="false" fo:background-color="transparent" fo:border="0.74pt solid #999999"/>
      <style:paragraph-properties fo:text-align="end" fo:margin-left="0mm"/>
      <style:text-properties fo:language="sq" fo:country="AL"/>
    </style:style>
    <style:style style:name="ce254" style:family="table-cell" style:parent-style-name="TITRE">
      <style:table-cell-properties style:cell-protect="protected" style:print-content="true" fo:border="0.74pt solid #999999"/>
      <style:text-properties fo:language="sq" fo:country="AL"/>
    </style:style>
    <style:style style:name="ce255" style:family="table-cell" style:parent-style-name="Standard_20_Gris">
      <style:table-cell-properties style:cell-protect="none" style:print-content="true" style:text-align-source="fix" style:repeat-content="false" fo:border="0.74pt solid #999999"/>
      <style:paragraph-properties fo:text-align="end" fo:margin-left="0mm"/>
      <style:text-properties fo:language="sq" fo:country="AL"/>
    </style:style>
    <style:style style:name="ce256" style:family="table-cell" style:parent-style-name="Standard_20_Gris">
      <style:table-cell-properties style:cell-protect="none" style:print-content="true" fo:border="0.74pt solid #999999"/>
      <style:text-properties fo:language="sq" fo:country="AL"/>
    </style:style>
    <style:style style:name="ce257" style:family="table-cell" style:parent-style-name="Default">
      <style:table-cell-properties style:cell-protect="none" style:print-content="true" style:text-align-source="fix" style:repeat-content="false" fo:border="0.74pt solid #999999"/>
      <style:paragraph-properties fo:text-align="end" fo:margin-left="0mm"/>
      <style:text-properties fo:language="sq" fo:country="AL"/>
    </style:style>
    <style:style style:name="ce258" style:family="table-cell" style:parent-style-name="STANDARD_20_POSITIF_20_DROITE">
      <style:table-cell-properties fo:border="0.74pt solid #999999"/>
    </style:style>
    <style:style style:name="ce259" style:family="table-cell" style:parent-style-name="STANDARD_20_POSITIF_20_DROITE">
      <style:table-cell-properties style:cell-protect="none" style:print-content="true" fo:border="0.74pt solid #999999"/>
    </style:style>
    <style:style style:name="ce260" style:family="table-cell" style:parent-style-name="Default">
      <style:table-cell-properties style:cell-protect="none" style:print-content="true" fo:background-color="transparent" fo:border="0.74pt solid #999999"/>
      <style:text-properties fo:language="sq" fo:country="AL"/>
    </style:style>
    <style:style style:name="ce261" style:family="table-cell" style:parent-style-name="STANDARD_20_POSITIF_20_DROITE">
      <style:table-cell-properties style:cell-protect="none" style:print-content="true" fo:border="0.74pt solid #999999"/>
      <style:text-properties fo:language="sq" fo:country="AL"/>
    </style:style>
    <style:style style:name="ce262" style:family="table-cell" style:parent-style-name="Default">
      <style:table-cell-properties style:cell-protect="none" style:print-content="true" style:text-align-source="fix" style:repeat-content="false" fo:border="0.74pt solid #999999"/>
      <style:paragraph-properties fo:text-align="center" fo:margin-left="0mm"/>
      <style:text-properties fo:language="sq" fo:country="AL"/>
    </style:style>
    <style:style style:name="ce263" style:family="table-cell" style:parent-style-name="Default">
      <style:table-cell-properties style:cell-protect="none" style:print-content="true" style:text-align-source="fix" style:repeat-content="false" fo:background-color="transparent" fo:border="0.74pt solid #999999"/>
      <style:paragraph-properties fo:text-align="center" fo:margin-left="0mm"/>
      <style:text-properties fo:language="sq" fo:country="AL"/>
    </style:style>
    <style:style style:name="ce264" style:family="table-cell" style:parent-style-name="Default" style:data-style-name="N0">
      <style:table-cell-properties style:cell-protect="none" style:print-content="true" style:text-align-source="fix" style:repeat-content="false" fo:border="0.74pt solid #999999"/>
      <style:paragraph-properties fo:text-align="center" fo:margin-left="0mm"/>
      <style:text-properties fo:language="sq" fo:country="AL"/>
    </style:style>
    <style:style style:name="ce265" style:family="table-cell" style:parent-style-name="Default">
      <style:table-cell-properties style:cell-protect="none" style:print-content="true" fo:border="0.74pt solid #999999"/>
      <style:text-properties fo:language="sq" fo:country="AL"/>
    </style:style>
    <style:style style:name="ce266" style:family="table-cell" style:parent-style-name="Default">
      <style:table-cell-properties style:cell-protect="none" style:print-content="true" style:text-align-source="fix" style:repeat-content="false" fo:border="0.74pt solid #999999"/>
      <style:paragraph-properties fo:text-align="start" fo:margin-left="0mm"/>
      <style:text-properties fo:language="sq" fo:country="AL"/>
    </style:style>
    <style:style style:name="ce267" style:family="table-cell" style:parent-style-name="Default">
      <style:table-cell-properties style:text-align-source="fix" style:repeat-content="false" fo:border="0.74pt solid #999999"/>
      <style:paragraph-properties fo:text-align="end" fo:margin-left="0mm"/>
    </style:style>
    <style:style style:name="ce268" style:family="table-cell" style:parent-style-name="Standard_20_Gris">
      <style:table-cell-properties style:cell-protect="protected" style:print-content="true" style:text-align-source="fix" style:repeat-content="false" fo:border="0.74pt solid #999999"/>
      <style:paragraph-properties fo:text-align="end" fo:margin-left="0mm"/>
      <style:text-properties fo:language="sq" fo:country="AL"/>
    </style:style>
    <style:style style:name="ce269" style:family="table-cell" style:parent-style-name="Default">
      <style:table-cell-properties style:cell-protect="protected" style:print-content="true" style:text-align-source="fix" style:repeat-content="false" fo:border="0.74pt solid #999999"/>
      <style:paragraph-properties fo:text-align="end" fo:margin-left="0mm"/>
      <style:text-properties fo:language="sq" fo:country="AL"/>
    </style:style>
    <style:style style:name="ce270" style:family="table-cell" style:parent-style-name="Standard_20_Center">
      <style:table-cell-properties style:cell-protect="none" style:print-content="true" fo:border="0.74pt solid #999999"/>
      <style:text-properties fo:language="sq" fo:country="AL"/>
    </style:style>
    <style:style style:name="ce271" style:family="table-cell" style:parent-style-name="Standard_20_Gris">
      <style:table-cell-properties style:cell-protect="protected" style:print-content="true" fo:border="0.74pt solid #999999"/>
      <style:text-properties fo:language="sq" fo:country="AL"/>
    </style:style>
    <style:style style:name="ce272" style:family="table-cell" style:parent-style-name="STANDARD_20_POSITIF_20_DROITE">
      <style:table-cell-properties style:cell-protect="none" style:print-content="true" style:text-align-source="fix" style:repeat-content="false" fo:border="0.74pt solid #999999"/>
      <style:paragraph-properties fo:text-align="center" fo:margin-left="0mm"/>
      <style:text-properties fo:language="sq" fo:country="AL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74pt solid #999999"/>
      <style:paragraph-properties fo:text-align="start" fo:margin-left="0mm"/>
      <style:text-properties fo:language="sq" fo:country="AL"/>
    </style:style>
    <style:style style:name="ce274" style:family="table-cell" style:parent-style-name="Default" style:data-style-name="N0">
      <style:table-cell-properties style:cell-protect="none" style:print-content="true" style:text-align-source="fix" style:repeat-content="false" fo:border="0.74pt solid #999999"/>
      <style:paragraph-properties fo:text-align="start" fo:margin-left="0mm"/>
      <style:text-properties fo:language="sq" fo:country="AL"/>
    </style:style>
    <style:style style:name="ce275" style:family="table-cell" style:parent-style-name="STANDARD_20_POSITIF_20_DROITE">
      <style:table-cell-properties style:cell-protect="none" style:print-content="true" style:text-align-source="fix" style:repeat-content="false" fo:border="0.74pt solid #999999"/>
      <style:paragraph-properties fo:text-align="start" fo:margin-left="0mm"/>
      <style:text-properties fo:language="sq" fo:country="AL"/>
    </style:style>
    <style:style style:name="ce276" style:family="table-cell" style:parent-style-name="Default">
      <style:table-cell-properties style:text-align-source="fix" style:repeat-content="false" fo:border="0.74pt solid #999999"/>
      <style:paragraph-properties fo:text-align="start" fo:margin-left="0mm"/>
      <style:text-properties fo:language="sq" fo:country="AL"/>
    </style:style>
    <style:style style:name="ce277" style:family="table-cell" style:parent-style-name="Standard_20_Gris">
      <style:table-cell-properties fo:border="0.74pt solid #999999"/>
      <style:text-properties fo:language="sq" fo:country="AL"/>
    </style:style>
    <style:style style:name="ce278" style:family="table-cell" style:parent-style-name="Default" style:data-style-name="N0">
      <style:table-cell-properties style:cell-protect="none" style:print-content="true" style:text-align-source="fix" style:repeat-content="false" fo:border="0.74pt solid #999999"/>
      <style:paragraph-properties fo:text-align="end" fo:margin-left="0mm"/>
      <style:text-properties fo:language="sq" fo:country="AL"/>
    </style:style>
    <style:style style:name="ce279" style:family="table-cell" style:parent-style-name="Standard_20_Nombre">
      <style:table-cell-properties style:cell-protect="none" style:print-content="true" fo:border="0.74pt solid #999999"/>
      <style:text-properties fo:language="sq" fo:country="AL"/>
    </style:style>
    <style:style style:name="ce280" style:family="table-cell" style:parent-style-name="Standard_20_Nombre">
      <style:table-cell-properties fo:border="0.74pt solid #999999"/>
    </style:style>
    <style:style style:name="ce281" style:family="table-cell" style:parent-style-name="BORD_20_DROIT">
      <style:table-cell-properties fo:border="0.74pt solid #999999"/>
    </style:style>
    <style:style style:name="ce282" style:family="table-cell" style:parent-style-name="TITRE">
      <style:table-cell-properties style:text-align-source="fix" style:repeat-content="false" fo:border="0.74pt solid #999999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83" style:family="table-cell" style:parent-style-name="STANDARD_20_POSITIF_20_DROITE">
      <style:table-cell-properties fo:background-color="transparent" fo:border="0.74pt solid #999999"/>
    </style:style>
    <style:style style:name="ce284" style:family="table-cell" style:parent-style-name="STANDARD_20_POSITIF_20_DROITE">
      <style:table-cell-properties style:text-align-source="fix" style:repeat-content="false" fo:border="0.74pt solid #999999"/>
      <style:paragraph-properties fo:text-align="end" fo:margin-left="0mm"/>
    </style:style>
    <style:style style:name="ce285" style:family="table-cell" style:parent-style-name="Default">
      <style:table-cell-properties style:cell-protect="none" style:print-content="true" style:text-align-source="fix" style:repeat-content="false" fo:border="0.74pt solid #999999"/>
      <style:paragraph-properties fo:text-align="end" fo:margin-left="0mm"/>
    </style:style>
    <style:style style:name="ce286" style:family="table-cell" style:parent-style-name="STANDARD_20_POSITIF_20_DROITE">
      <style:table-cell-properties style:text-align-source="fix" style:repeat-content="false" fo:background-color="transparent" fo:border="0.74pt solid #999999"/>
      <style:paragraph-properties fo:text-align="end" fo:margin-left="0mm"/>
    </style:style>
    <style:style style:name="ce287" style:family="table-cell" style:parent-style-name="Default">
      <style:table-cell-properties style:cell-protect="none" style:print-content="true" style:text-align-source="fix" style:repeat-content="false" fo:background-color="transparent" fo:border="0.74pt solid #999999"/>
      <style:paragraph-properties fo:text-align="end" fo:margin-left="0mm"/>
    </style:style>
    <style:style style:name="ce288" style:family="table-cell" style:parent-style-name="STANDARD_20_POSITIF_20_DROITE">
      <style:table-cell-properties style:cell-protect="none" style:print-content="true" fo:background-color="transparent" fo:border="0.74pt solid #999999"/>
      <style:text-properties fo:language="sq" fo:country="AL"/>
    </style:style>
    <style:style style:name="ce289" style:family="table-cell" style:parent-style-name="STANDARD_20_POSITIF_20_DROITE">
      <style:table-cell-properties style:text-align-source="fix" style:repeat-content="false" fo:border="0.74pt solid #999999"/>
      <style:paragraph-properties fo:text-align="center" fo:margin-left="0mm"/>
    </style:style>
    <style:style style:name="ce290" style:family="table-cell" style:parent-style-name="TITRE">
      <style:table-cell-properties style:text-align-source="fix" style:repeat-content="false" fo:border="0.74pt solid #999999"/>
      <style:paragraph-properties fo:text-align="center" fo:margin-left="0mm"/>
      <style:text-properties fo:font-weight="bold" style:font-weight-asian="bold" style:font-weight-complex="bold"/>
    </style:style>
    <style:style style:name="ce291" style:family="table-cell" style:parent-style-name="COMMENTAIRE">
      <style:table-cell-properties fo:border="0.74pt solid #999999"/>
    </style:style>
    <style:style style:name="ce292" style:family="table-cell" style:parent-style-name="COURIER_20_NEW">
      <style:table-cell-properties fo:border="0.74pt solid #999999"/>
    </style:style>
    <style:style style:name="ce293" style:family="table-cell" style:parent-style-name="COURIER_20_NEW_20_DROITE">
      <style:table-cell-properties fo:border="0.74pt solid #999999"/>
    </style:style>
    <style:style style:name="ce294" style:family="table-cell" style:parent-style-name="DATE_20_GRISE_20_DROITE">
      <style:table-cell-properties fo:border="0.74pt solid #999999"/>
    </style:style>
    <style:style style:name="ce295" style:family="table-cell" style:parent-style-name="DATE_20_NEGATIF">
      <style:table-cell-properties fo:border="0.74pt solid #999999"/>
    </style:style>
    <style:style style:name="ce296" style:family="table-cell" style:parent-style-name="DATE_20_POSITIF">
      <style:table-cell-properties fo:border="0.74pt solid #999999"/>
    </style:style>
    <style:style style:name="ce297" style:family="table-cell" style:parent-style-name="DEFINITION_20_NOIR">
      <style:table-cell-properties fo:border="0.74pt solid #999999"/>
    </style:style>
    <style:style style:name="ce298" style:family="table-cell" style:parent-style-name="INFO_20_CENTRE">
      <style:table-cell-properties fo:border="0.74pt solid #999999"/>
    </style:style>
    <style:style style:name="ce299" style:family="table-cell" style:parent-style-name="INFO_20_DROITE">
      <style:table-cell-properties fo:border="0.74pt solid #999999"/>
    </style:style>
    <style:style style:name="ce300" style:family="table-cell" style:parent-style-name="INFO_20_NEGATIF_20_CENTRE">
      <style:table-cell-properties fo:border="0.74pt solid #999999"/>
    </style:style>
    <style:style style:name="ce301" style:family="table-cell" style:parent-style-name="INFO_20_NEGATIF">
      <style:table-cell-properties fo:border="0.74pt solid #999999"/>
    </style:style>
    <style:style style:name="ce302" style:family="table-cell" style:parent-style-name="INFO_20_POSITIF">
      <style:table-cell-properties fo:border="0.74pt solid #999999"/>
    </style:style>
    <style:style style:name="ce303" style:family="table-cell" style:parent-style-name="INFO_20_POSITIF_20_CENTRE">
      <style:table-cell-properties fo:border="0.74pt solid #999999"/>
    </style:style>
    <style:style style:name="ce304" style:family="table-cell" style:parent-style-name="INTERSECTION_20_GRISE">
      <style:table-cell-properties fo:border="0.74pt solid #999999"/>
    </style:style>
    <style:style style:name="ce305" style:family="table-cell" style:parent-style-name="INTERSECTION_20_GRISE_20_BORD">
      <style:table-cell-properties fo:border="0.74pt solid #999999"/>
    </style:style>
    <style:style style:name="ce306" style:family="table-cell" style:parent-style-name="INTERSECTION_20_GRISE_20_DROITE">
      <style:table-cell-properties fo:border="0.74pt solid #999999"/>
    </style:style>
    <style:style style:name="ce307" style:family="table-cell" style:parent-style-name="INTERSECTION_20_GRISE_20_NEGATIF">
      <style:table-cell-properties fo:border="0.74pt solid #999999"/>
    </style:style>
    <style:style style:name="ce308" style:family="table-cell" style:parent-style-name="INTERSECTION_20_GRISE_20_POSITIF">
      <style:table-cell-properties fo:border="0.74pt solid #999999"/>
    </style:style>
    <style:style style:name="ce309" style:family="table-cell" style:parent-style-name="INTERSTICE_20_NOIR">
      <style:table-cell-properties fo:border="0.74pt solid #999999"/>
    </style:style>
    <style:style style:name="ce310" style:family="table-cell" style:parent-style-name="LATIN_20_CENTRE">
      <style:table-cell-properties fo:border="0.74pt solid #999999"/>
    </style:style>
    <style:style style:name="ce311" style:family="table-cell" style:parent-style-name="LATIN_20_NEGATIF">
      <style:table-cell-properties fo:border="0.74pt solid #999999"/>
    </style:style>
    <style:style style:name="ce312" style:family="table-cell" style:parent-style-name="LATIN_20_NEGATIF_20_CENTRE">
      <style:table-cell-properties fo:border="0.74pt solid #999999"/>
    </style:style>
    <style:style style:name="ce313" style:family="table-cell" style:parent-style-name="LATIN_20_NEGATIF_20_DROITE">
      <style:table-cell-properties fo:border="0.74pt solid #999999"/>
    </style:style>
    <style:style style:name="ce314" style:family="table-cell" style:parent-style-name="LATIN_20_NEGATIF_20_NOMBRE">
      <style:table-cell-properties fo:border="0.74pt solid #999999"/>
    </style:style>
    <style:style style:name="ce315" style:family="table-cell" style:parent-style-name="LATIN_20_POSITIF">
      <style:table-cell-properties fo:border="0.74pt solid #999999"/>
    </style:style>
    <style:style style:name="ce316" style:family="table-cell" style:parent-style-name="LATIN_20_POSITIF_20_CENTRE">
      <style:table-cell-properties fo:border="0.74pt solid #999999"/>
    </style:style>
    <style:style style:name="ce317" style:family="table-cell" style:parent-style-name="LATIN_20_POSITIF_20_NOMBRE">
      <style:table-cell-properties fo:border="0.74pt solid #999999"/>
    </style:style>
    <style:style style:name="ce318" style:family="table-cell" style:parent-style-name="Lucida_20_Droite">
      <style:table-cell-properties fo:border="0.74pt solid #999999"/>
    </style:style>
    <style:style style:name="ce319" style:family="table-cell" style:parent-style-name="Lucida_20_Droite_20_Noir">
      <style:table-cell-properties fo:border="0.74pt solid #999999"/>
    </style:style>
    <style:style style:name="ce320" style:family="table-cell" style:parent-style-name="Lucida_20_Gauche">
      <style:table-cell-properties fo:border="0.74pt solid #999999"/>
    </style:style>
    <style:style style:name="ce321" style:family="table-cell" style:parent-style-name="Lucida_20_ORBIT">
      <style:table-cell-properties fo:border="0.74pt solid #999999"/>
    </style:style>
    <style:style style:name="ce322" style:family="table-cell" style:parent-style-name="OBRIT_20_NEGATIF">
      <style:table-cell-properties fo:border="0.74pt solid #999999"/>
    </style:style>
    <style:style style:name="ce323" style:family="table-cell" style:parent-style-name="OBRIT_20_POSITIF">
      <style:table-cell-properties fo:border="0.74pt solid #999999"/>
    </style:style>
    <style:style style:name="ce324" style:family="table-cell" style:parent-style-name="ORBIT_20_NEGATIF">
      <style:table-cell-properties fo:border="0.74pt solid #999999"/>
    </style:style>
    <style:style style:name="ce325" style:family="table-cell" style:parent-style-name="ORBIT_20_NEGATIF_20_NOMBRE">
      <style:table-cell-properties fo:border="0.74pt solid #999999"/>
    </style:style>
    <style:style style:name="ce326" style:family="table-cell" style:parent-style-name="ORBIT_20_POSITIF">
      <style:table-cell-properties fo:border="0.74pt solid #999999"/>
    </style:style>
    <style:style style:name="ce327" style:family="table-cell" style:parent-style-name="ORBIT_20_POSITIF_20_NOMBRE">
      <style:table-cell-properties fo:border="0.74pt solid #999999"/>
    </style:style>
    <style:style style:name="ce328" style:family="table-cell" style:parent-style-name="Phonetique">
      <style:table-cell-properties fo:border="0.74pt solid #999999"/>
    </style:style>
    <style:style style:name="ce329" style:family="table-cell" style:parent-style-name="PHÔNETIQWË_20_NEGATIF">
      <style:table-cell-properties fo:border="0.74pt solid #999999"/>
    </style:style>
    <style:style style:name="ce330" style:family="table-cell" style:parent-style-name="PHÔNETIQWË_20_POSITIF">
      <style:table-cell-properties fo:border="0.74pt solid #999999"/>
    </style:style>
    <style:style style:name="ce331" style:family="table-cell" style:parent-style-name="PHÔNETIQWË_20_POSITIF_20_CENTRË">
      <style:table-cell-properties fo:border="0.74pt solid #999999"/>
    </style:style>
    <style:style style:name="ce332" style:family="table-cell" style:parent-style-name="Result">
      <style:table-cell-properties fo:border="0.74pt solid #999999"/>
    </style:style>
    <style:style style:name="ce333" style:family="table-cell" style:parent-style-name="Result2">
      <style:table-cell-properties fo:border="0.74pt solid #999999"/>
    </style:style>
    <style:style style:name="ce334" style:family="table-cell" style:parent-style-name="SANSKRIT_20_NEGATIF">
      <style:table-cell-properties fo:border="0.74pt solid #999999"/>
    </style:style>
    <style:style style:name="ce335" style:family="table-cell" style:parent-style-name="SANSKRIT_20_POSITIF">
      <style:table-cell-properties fo:border="0.74pt solid #999999"/>
    </style:style>
    <style:style style:name="ce336" style:family="table-cell" style:parent-style-name="SHEMITIQWË">
      <style:table-cell-properties fo:border="0.74pt solid #999999"/>
    </style:style>
    <style:style style:name="ce337" style:family="table-cell" style:parent-style-name="STANDARD_20_NEGATIF">
      <style:table-cell-properties fo:border="0.74pt solid #999999"/>
    </style:style>
    <style:style style:name="ce338" style:family="table-cell" style:parent-style-name="Standard_20_Renvoi_20_Ligne">
      <style:table-cell-properties fo:border="0.74pt solid #999999"/>
    </style:style>
    <style:style style:name="ce339" style:family="table-cell" style:parent-style-name="SYRIAQWË">
      <style:table-cell-properties fo:border="0.74pt solid #999999"/>
    </style:style>
    <style:style style:name="ce340" style:family="table-cell" style:parent-style-name="Heading">
      <style:table-cell-properties fo:border="0.74pt solid #999999"/>
    </style:style>
    <style:style style:name="ce341" style:family="table-cell" style:parent-style-name="TITRE_20_NEGATIF">
      <style:table-cell-properties fo:border="0.74pt solid #999999"/>
    </style:style>
    <style:style style:name="ce342" style:family="table-cell" style:parent-style-name="TITRE_20_NEUTRE">
      <style:table-cell-properties fo:border="0.74pt solid #999999"/>
    </style:style>
    <style:style style:name="ce343" style:family="table-cell" style:parent-style-name="TITRE_20_POSITIF">
      <style:table-cell-properties fo:border="0.74pt solid #999999"/>
    </style:style>
    <style:style style:name="ce344" style:family="table-cell" style:parent-style-name="Heading1">
      <style:table-cell-properties fo:border="0.74pt solid #999999"/>
    </style:style>
    <style:style style:name="ce345" style:family="table-cell" style:parent-style-name="Default">
      <style:table-cell-properties fo:background-color="#000000" style:cell-protect="protected" style:print-content="true" fo:border="0.74pt solid #999999"/>
    </style:style>
    <style:style style:name="ce346" style:family="table-cell" style:parent-style-name="Default">
      <style:table-cell-properties fo:background-color="#000000" style:cell-protect="protected" style:print-content="true" style:text-align-source="fix" style:repeat-content="false" fo:border="0.74pt solid #999999"/>
      <style:paragraph-properties fo:text-align="end" fo:margin-left="0mm"/>
      <style:text-properties fo:color="#ffffff" style:font-name="Courier New1" fo:font-size="10pt" style:font-size-asian="10pt" style:font-name-complex="Courier New1" style:font-size-complex="10pt"/>
    </style:style>
    <style:style style:name="ce347" style:family="table-cell" style:parent-style-name="Default">
      <style:table-cell-properties style:cell-protect="protected" style:print-content="true" fo:border="0.74pt solid #999999"/>
    </style:style>
    <style:style style:name="ce348" style:family="table-cell" style:parent-style-name="Default">
      <style:table-cell-properties fo:background-color="#000000" style:cell-protect="protected" style:print-content="true" style:text-align-source="fix" style:repeat-content="false" fo:border="0.74pt solid #999999"/>
      <style:paragraph-properties fo:text-align="end" fo:margin-left="0mm"/>
      <style:text-properties style:font-name="Courier New1" fo:font-size="10pt" style:font-size-asian="10pt" style:font-name-complex="Courier New1" style:font-size-complex="10pt"/>
    </style:style>
    <style:style style:name="ce349" style:family="table-cell" style:parent-style-name="Default">
      <style:table-cell-properties style:cell-protect="none" style:print-content="true" style:text-align-source="fix" style:repeat-content="false" fo:background-color="transparent" fo:border="0.74pt solid #999999"/>
      <style:paragraph-properties fo:text-align="end" fo:margin-left="0mm"/>
      <style:text-properties style:use-window-font-color="true"/>
    </style:style>
    <style:style style:name="ce350" style:family="table-cell" style:parent-style-name="Default">
      <style:table-cell-properties style:cell-protect="none" style:print-content="true" fo:border="0.74pt solid #999999"/>
      <style:text-properties style:font-name="Courier New1" fo:font-size="10pt" style:font-size-asian="10pt" style:font-name-complex="Courier New1" style:font-size-complex="10pt"/>
    </style:style>
    <style:style style:name="ce351" style:family="table-cell" style:parent-style-name="Default">
      <style:table-cell-properties style:cell-protect="none" style:print-content="true" style:text-align-source="fix" style:repeat-content="false" fo:border="0.74pt solid #999999"/>
      <style:paragraph-properties fo:text-align="end" fo:margin-left="0mm"/>
      <style:text-properties fo:font-size="14pt" fo:font-weight="bold" style:font-size-asian="14pt" style:font-weight-asian="bold" style:font-name-complex="Courier New1" style:font-size-complex="14pt" style:font-weight-complex="bold"/>
    </style:style>
    <style:style style:name="ce352" style:family="table-cell" style:parent-style-name="Default">
      <style:table-cell-properties style:cell-protect="none" style:print-content="true" fo:border="0.74pt solid #999999"/>
      <style:text-properties style:font-name="Courier New1" fo:font-size="10pt" fo:language="en" fo:country="US" style:font-name-asian="Tahoma" style:font-size-asian="10pt" style:language-asian="en" style:country-asian="US" style:font-name-complex="Courier New1" style:font-size-complex="10pt" style:language-complex="en" style:country-complex="US"/>
    </style:style>
    <style:style style:name="ce353" style:family="table-cell" style:parent-style-name="Default" style:data-style-name="N116">
      <style:table-cell-properties fo:background-color="#ffffff" style:cell-protect="none" style:print-content="true" fo:border="0.74pt solid #999999" style:vertical-align="top"/>
      <style:text-properties fo:color="#000000" style:font-name="Courier New1" fo:font-size="10pt" style:font-size-asian="10pt" style:font-name-complex="Courier New1" style:font-size-complex="10pt"/>
    </style:style>
    <style:style style:name="ce354" style:family="table-cell" style:parent-style-name="Default">
      <style:table-cell-properties fo:background-color="#000000" style:cell-protect="none" style:print-content="true" fo:border="0.74pt solid #999999"/>
      <style:text-properties style:font-name="Courier New1" fo:font-size="10pt" style:font-size-asian="10pt" style:font-name-complex="Courier New1" style:font-size-complex="10pt"/>
    </style:style>
    <style:style style:name="ce355" style:family="table-cell" style:parent-style-name="Default">
      <style:table-cell-properties fo:background-color="#000000" style:cell-protect="none" style:print-content="true" fo:border="0.74pt solid #999999"/>
      <style:text-properties style:use-window-font-color="true" style:text-outline="false" style:text-line-through-style="none" style:text-line-through-type="none" style:font-name="Courier New1" fo:font-size="10pt" fo:font-style="normal" fo:text-shadow="none" style:text-underline-style="none" fo:font-weight="normal" style:text-underline-mode="continuous" style:text-overline-mode="continuous" style:text-line-through-mode="continuous" style:font-name-asian="Microsoft Sans Serif2" style:font-size-asian="10pt" style:font-style-asian="normal" style:font-weight-asian="normal" style:font-name-complex="Courier New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fo:background-color="#000000" style:cell-protect="protected" style:print-content="true" fo:border="0.74pt solid #999999"/>
      <style:text-properties style:use-window-font-color="true" style:text-outline="false" style:text-line-through-style="none" style:text-line-through-type="none" style:font-name="Courier New1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0pt" style:font-style-asian="normal" style:font-weight-asian="normal" style:font-name-complex="Courier New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57" style:family="table-cell" style:parent-style-name="Default">
      <style:table-cell-properties fo:background-color="#000000" style:cell-protect="protected" style:print-content="true" fo:border="0.74pt solid #999999"/>
      <style:text-properties style:use-window-font-color="true" style:text-outline="false" style:text-line-through-style="none" style:text-line-through-type="none" style:font-name="Courier New1" fo:font-size="10pt" fo:font-style="normal" fo:text-shadow="none" style:text-underline-style="none" fo:font-weight="normal" style:text-underline-mode="continuous" style:text-overline-mode="continuous" style:text-line-through-mode="continuous" style:font-name-asian="Microsoft Sans Serif2" style:font-size-asian="10pt" style:font-style-asian="normal" style:font-weight-asian="normal" style:font-name-complex="Courier New1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000000" style:cell-protect="protected" style:print-content="true" fo:border="0.74pt solid #999999"/>
      <style:text-properties style:font-name="Courier New1" fo:font-size="10pt" style:font-size-asian="10pt" style:font-name-complex="Courier New1" style:font-size-complex="10pt"/>
    </style:style>
    <style:style style:name="ce359" style:family="table-cell" style:parent-style-name="Default">
      <style:table-cell-properties fo:background-color="#000000" style:cell-protect="protected" style:print-content="true" fo:border="0.74pt solid #999999"/>
      <style:text-properties style:font-name="Lucida Sans Unicode" fo:font-size="10pt" style:font-size-asian="10pt" style:font-name-complex="Courier New1" style:font-size-complex="10pt"/>
    </style:style>
    <style:style style:name="ce360" style:family="table-cell" style:parent-style-name="Default">
      <style:table-cell-properties style:cell-protect="none" style:print-content="true" style:text-align-source="fix" style:repeat-content="false" fo:border="0.74pt solid #999999"/>
      <style:paragraph-properties fo:text-align="end" fo:margin-left="0mm"/>
      <style:text-properties style:font-name="Courier New1" fo:font-size="14pt" fo:font-weight="bold" style:font-size-asian="14pt" style:font-weight-asian="bold" style:font-name-complex="Courier New" style:font-size-complex="14pt" style:font-weight-complex="bold"/>
    </style:style>
    <style:style style:name="ce361" style:family="table-cell" style:parent-style-name="Default">
      <style:table-cell-properties style:cell-protect="none" style:print-content="true" style:text-align-source="fix" style:repeat-content="false" fo:border="0.74pt solid #999999"/>
      <style:paragraph-properties fo:text-align="end" fo:margin-left="0mm"/>
      <style:text-properties style:font-name="Courier New1" fo:font-size="14pt" fo:font-weight="bold" style:font-size-asian="14pt" style:font-weight-asian="bold" style:font-name-complex="Courier New1" style:font-size-complex="14pt" style:font-weight-complex="bold"/>
    </style:style>
    <style:style style:name="ce362" style:family="table-cell" style:parent-style-name="Default">
      <style:table-cell-properties style:cell-protect="none" style:print-content="true" fo:border="0.74pt solid #999999"/>
      <style:text-properties style:font-name="Courier New1" fo:font-size="14pt" fo:font-weight="bold" style:font-size-asian="14pt" style:font-weight-asian="bold" style:font-name-complex="Courier New1" style:font-size-complex="14pt" style:font-weight-complex="bold"/>
    </style:style>
    <style:style style:name="ce363" style:family="table-cell" style:parent-style-name="Default">
      <style:table-cell-properties style:cell-protect="none" style:print-content="true" style:text-align-source="fix" style:repeat-content="false" fo:border="0.74pt solid #999999"/>
      <style:paragraph-properties fo:text-align="end" fo:margin-left="0mm"/>
      <style:text-properties fo:font-size="14pt" fo:font-weight="bold" style:font-size-asian="14pt" style:font-weight-asian="bold" style:font-name-complex="Courier New" style:font-size-complex="14pt" style:font-weight-complex="bold"/>
    </style:style>
    <style:style style:name="ce364" style:family="table-cell" style:parent-style-name="Default">
      <style:table-cell-properties fo:background-color="#000000" style:cell-protect="protected" style:print-content="true" fo:border="0.74pt solid #999999"/>
      <style:text-properties style:use-window-font-color="true" style:text-outline="false" style:text-line-through-style="none" style:text-line-through-type="none" style:font-name="Courier New1" fo:font-size="10pt" fo:font-style="normal" fo:text-shadow="none" style:text-underline-style="none" fo:font-weight="normal" style:text-underline-mode="continuous" style:text-overline-mode="continuous" style:text-line-through-mode="continuous" style:font-name-asian="Microsoft Sans Serif2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style:cell-protect="protected" style:print-content="true" fo:border="0.74pt solid #999999"/>
      <style:text-properties style:font-name="Courier New1" fo:font-size="10pt" style:font-size-asian="10pt" style:font-name-complex="Courier New1" style:font-size-complex="10pt"/>
    </style:style>
    <style:style style:name="ce366" style:family="table-cell" style:parent-style-name="Default">
      <style:table-cell-properties fo:background-color="#000000" style:cell-protect="protected" style:print-content="true" style:text-align-source="fix" style:repeat-content="false" fo:border="0.74pt solid #999999"/>
      <style:paragraph-properties fo:text-align="center" fo:margin-left="0mm"/>
      <style:text-properties fo:color="#ffffff" style:text-outline="false" style:text-line-through-style="none" style:text-line-through-type="none" style:font-name="Courier New1" fo:font-size="10pt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font-style-asian="normal" style:font-weight-asian="bold" style:font-name-complex="Courier New1" style:font-size-complex="10pt" style:font-style-complex="normal" style:font-weight-complex="bold" style:text-emphasize="none" style:font-relief="none" style:text-overline-style="none" style:text-overline-color="font-color"/>
    </style:style>
    <style:style style:name="ce367" style:family="table-cell" style:parent-style-name="Default">
      <style:table-cell-properties style:cell-protect="protected" style:print-content="true" fo:border="0.74pt solid #999999" style:vertical-align="top"/>
      <style:text-properties style:font-name="Courier New1" fo:font-size="10pt" style:font-size-asian="10pt" style:font-name-complex="Courier New1" style:font-size-complex="10pt"/>
    </style:style>
    <style:style style:name="ce368" style:family="table-cell" style:parent-style-name="Default" style:data-style-name="N100">
      <style:table-cell-properties fo:background-color="#000000" style:cell-protect="protected" style:print-content="true" style:text-align-source="fix" style:repeat-content="false" fo:wrap-option="wrap" fo:border="0.74pt solid #999999"/>
      <style:paragraph-properties fo:text-align="center" fo:margin-left="0mm"/>
      <style:text-properties fo:color="#ffffff" style:font-name="Courier New1" fo:font-size="10pt" fo:font-weight="bold" style:font-size-asian="10pt" style:font-weight-asian="bold" style:font-name-complex="Courier New1" style:font-size-complex="10pt" style:font-weight-complex="bold"/>
    </style:style>
    <style:style style:name="ce369" style:family="table-cell" style:parent-style-name="Default" style:data-style-name="N3">
      <style:table-cell-properties style:cell-protect="protected" style:print-content="true" fo:border="0.74pt solid #999999"/>
    </style:style>
    <style:style style:name="ce370" style:family="table-cell" style:parent-style-name="Default">
      <style:table-cell-properties style:cell-protect="protected" style:print-content="true" fo:border="0.74pt solid #999999"/>
      <style:text-properties style:font-name="Courier New1" fo:font-size="10pt" fo:language="en" fo:country="US" style:font-name-asian="Tahoma" style:font-size-asian="10pt" style:language-asian="en" style:country-asian="US" style:font-name-complex="Courier New1" style:font-size-complex="10pt" style:language-complex="en" style:country-complex="US"/>
    </style:style>
    <style:style style:name="ce371" style:family="table-cell" style:parent-style-name="Default">
      <style:table-cell-properties style:cell-protect="protected" style:print-content="true" fo:border="0.74pt solid #999999" style:vertical-align="top"/>
    </style:style>
    <style:style style:name="ce372" style:family="table-cell" style:parent-style-name="Standard_20_Nombre">
      <style:table-cell-properties style:cell-protect="protected" style:print-content="true" fo:border="0.74pt solid #999999"/>
    </style:style>
    <style:style style:name="ce373" style:family="table-cell" style:parent-style-name="Default" style:data-style-name="N100">
      <style:table-cell-properties fo:background-color="#000000" style:cell-protect="protected" style:print-content="true" style:text-align-source="fix" style:repeat-content="false" fo:wrap-option="wrap" fo:border="0.74pt solid #999999"/>
      <style:paragraph-properties fo:text-align="center" fo:margin-left="0mm"/>
      <style:text-properties style:use-window-font-color="true" style:font-name="Courier New1" fo:font-size="10pt" fo:language="en" fo:country="US" fo:font-weight="normal" style:font-size-asian="10pt" style:language-asian="en" style:country-asian="US" style:font-weight-asian="normal" style:font-name-complex="Courier New1" style:font-size-complex="10pt" style:language-complex="en" style:country-complex="US" style:font-weight-complex="normal"/>
    </style:style>
    <style:style style:name="ce37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999999"/>
      <style:paragraph-properties fo:text-align="center" fo:margin-left="0mm"/>
      <style:text-properties fo:color="#ffffff" style:font-name="Courier New1" fo:font-size="10pt" fo:font-weight="bold" style:font-size-asian="10pt" style:font-weight-asian="bold" style:font-name-complex="Courier New1" style:font-size-complex="10pt" style:font-weight-complex="bold"/>
    </style:style>
    <style:style style:name="ce375" style:family="table-cell" style:parent-style-name="Default">
      <style:table-cell-properties style:cell-protect="protected" style:print-content="true" style:text-align-source="fix" style:repeat-content="false" fo:border="0.74pt solid #999999"/>
      <style:paragraph-properties fo:text-align="end" fo:margin-left="0mm"/>
      <style:text-properties style:font-name="Courier New1" fo:font-size="10pt" style:font-size-asian="10pt" style:font-name-complex="Courier New1" style:font-size-complex="10pt"/>
    </style:style>
    <style:style style:name="ce376" style:family="table-cell" style:parent-style-name="Default">
      <style:table-cell-properties style:cell-protect="protected" style:print-content="true" style:text-align-source="fix" style:repeat-content="false" fo:wrap-option="no-wrap" fo:border="0.74pt solid #999999"/>
      <style:paragraph-properties fo:text-align="end" fo:margin-left="0mm"/>
      <style:text-properties style:font-name="Courier New1" fo:font-size="10pt" style:font-size-asian="10pt" style:font-name-complex="Courier New1" style:font-size-complex="10pt"/>
    </style:style>
    <style:style style:name="ce377" style:family="table-cell" style:parent-style-name="Default">
      <style:table-cell-properties style:cell-protect="protected" style:print-content="true" style:text-align-source="fix" style:repeat-content="false" fo:border="0.74pt solid #999999"/>
      <style:paragraph-properties fo:text-align="end" fo:margin-left="0mm"/>
      <style:text-properties style:use-window-font-color="true" style:font-name="Courier New1" fo:font-size="10pt" fo:language="zxx" fo:country="none" style:font-name-asian="Andale Sans UI" style:font-size-asian="10pt" style:language-asian="zxx" style:country-asian="none" style:font-name-complex="Courier New1" style:font-size-complex="10pt" style:language-complex="zxx" style:country-complex="none"/>
    </style:style>
    <style:style style:name="ce378" style:family="table-cell" style:parent-style-name="Default">
      <style:table-cell-properties style:cell-protect="protected" style:print-content="true" style:text-align-source="fix" style:repeat-content="false" fo:border="0.74pt solid #999999"/>
      <style:paragraph-properties fo:text-align="end" fo:margin-left="0mm"/>
      <style:text-properties style:font-name="Courier New1" fo:font-size="14pt" style:font-size-asian="14pt" style:font-name-complex="Courier New1" style:font-size-complex="14pt"/>
    </style:style>
    <style:style style:name="ce379" style:family="table-cell" style:parent-style-name="Default">
      <style:table-cell-properties style:cell-protect="protected" style:print-content="true" style:text-align-source="fix" style:repeat-content="false" fo:border="0.74pt solid #999999" style:vertical-align="top"/>
      <style:paragraph-properties fo:text-align="end" fo:margin-left="0mm"/>
      <style:text-properties style:font-name="Courier New1" fo:font-size="10pt" style:font-size-asian="10pt" style:font-name-complex="Courier New1" style:font-size-complex="10pt"/>
    </style:style>
    <style:style style:name="ce380" style:family="table-cell" style:parent-style-name="Default">
      <style:table-cell-properties style:cell-protect="none" style:print-content="true" style:text-align-source="fix" style:repeat-content="false" fo:border="0.74pt solid #999999"/>
      <style:paragraph-properties fo:text-align="end" fo:margin-left="0mm"/>
      <style:text-properties style:font-name="Courier New1" fo:font-size="10pt" style:font-size-asian="10pt" style:font-name-complex="Courier New1" style:font-size-complex="10pt"/>
    </style:style>
    <style:style style:name="ce381" style:family="table-cell" style:parent-style-name="Default">
      <style:table-cell-properties style:cell-protect="none" style:print-content="true" style:text-align-source="fix" style:repeat-content="false" fo:border="0.74pt solid #999999"/>
      <style:paragraph-properties fo:text-align="end" fo:margin-left="0mm"/>
      <style:text-properties style:font-name="Courier New1" fo:font-size="14pt" style:font-size-asian="14pt" style:font-name-complex="Courier New1" style:font-size-complex="14pt"/>
    </style:style>
    <style:style style:name="ce382" style:family="table-cell" style:parent-style-name="Default">
      <style:table-cell-properties style:cell-protect="none" style:print-content="true" fo:wrap-option="no-wrap" fo:border="0.74pt solid #999999"/>
      <style:text-properties style:font-name="Courier New1" fo:font-size="10pt" style:font-size-asian="10pt" style:font-name-complex="Courier New1" style:font-size-complex="10pt"/>
    </style:style>
    <style:style style:name="ce383" style:family="table-cell" style:parent-style-name="Default" style:data-style-name="N100">
      <style:table-cell-properties fo:background-color="#000000" style:cell-protect="protected" style:print-content="true" style:text-align-source="fix" style:repeat-content="false" fo:wrap-option="wrap" fo:border="0.74pt solid #999999"/>
      <style:paragraph-properties fo:text-align="center" fo:margin-left="0mm"/>
      <style:text-properties fo:color="#ffffff" style:font-name="Courier New1" fo:font-size="10pt" fo:font-weight="bold" style:font-name-asian="Times New Roman2" style:font-size-asian="10pt" style:font-weight-asian="bold" style:font-name-complex="Courier New1" style:font-size-complex="10pt" style:font-weight-complex="bold"/>
    </style:style>
    <style:style style:name="ce384" style:family="table-cell" style:parent-style-name="PHONETIQUE_20_NOMBRE">
      <style:table-cell-properties style:cell-protect="protected" style:print-content="true" fo:border="0.74pt solid #999999"/>
    </style:style>
    <style:style style:name="ce385" style:family="table-cell" style:parent-style-name="PHONETIQUE_20_NOMBRE">
      <style:table-cell-properties style:cell-protect="protected" style:print-content="true" fo:border="0.74pt solid #999999"/>
      <style:text-properties fo:language="zxx" fo:country="none" style:language-asian="zxx" style:country-asian="none" style:language-complex="zxx" style:country-complex="none"/>
    </style:style>
    <style:style style:name="ce386" style:family="table-cell" style:parent-style-name="PHONETIQUE_20_NOMBRE">
      <style:table-cell-properties style:cell-protect="none" style:print-content="true" fo:border="0.74pt solid #999999"/>
    </style:style>
    <style:style style:name="ce387" style:family="table-cell" style:parent-style-name="PHONETIQUE_20_NOMBRE">
      <style:table-cell-properties style:cell-protect="protected" style:print-content="true" fo:border="0.74pt solid #999999"/>
      <style:text-properties style:language-asian="zxx" style:country-asian="none" style:language-complex="zxx" style:country-complex="none"/>
    </style:style>
    <style:style style:name="ce388" style:family="table-cell" style:parent-style-name="Default">
      <style:table-cell-properties style:cell-protect="none" style:print-content="true" style:text-align-source="fix" style:repeat-content="false" fo:border="0.74pt solid #999999"/>
      <style:paragraph-properties fo:text-align="center" fo:margin-left="0mm"/>
      <style:text-properties style:font-name="Courier New1" fo:font-size="10pt" style:font-size-asian="10pt" style:font-name-complex="Courier New1" style:font-size-complex="10pt"/>
    </style:style>
    <style:style style:name="ce389" style:family="table-cell" style:parent-style-name="Default" style:data-style-name="N0">
      <style:table-cell-properties style:text-align-source="fix" style:repeat-content="false" fo:border="0.74pt solid #999999"/>
      <style:paragraph-properties fo:text-align="end" fo:margin-left="0mm"/>
      <style:text-properties style:font-name="Lucida Sans Unicode1" fo:font-size="11pt" style:font-size-asian="11pt" style:font-name-complex="Lucida Sans Unicode1" style:font-size-complex="11pt"/>
    </style:style>
    <style:style style:name="ce390" style:family="table-cell" style:parent-style-name="Default" style:data-style-name="N0">
      <style:table-cell-properties style:text-align-source="fix" style:repeat-content="false" fo:border="0.74pt solid #999999"/>
      <style:paragraph-properties fo:text-align="end" fo:margin-left="0mm"/>
      <style:text-properties style:font-name="Lucida Sans Unicode1" fo:font-size="12pt" fo:language="en" fo:country="US" style:font-name-asian="Lucida Sans Unicode2" style:font-size-asian="12pt" style:language-asian="en" style:country-asian="US" style:font-name-complex="Lucida Sans Unicode1" style:font-size-complex="12pt" style:language-complex="en" style:country-complex="US"/>
    </style:style>
    <style:style style:name="ce391" style:family="table-cell" style:parent-style-name="Default" style:data-style-name="N0">
      <style:table-cell-properties style:text-align-source="fix" style:repeat-content="false" fo:border="0.74pt solid #999999"/>
      <style:paragraph-properties fo:text-align="end" fo:margin-left="0mm"/>
      <style:text-properties style:font-name="Lucida Sans Unicode1" fo:font-size="11pt" fo:language="en" fo:country="US" style:font-name-asian="Lucida Sans Unicode2" style:font-size-asian="11pt" style:language-asian="en" style:country-asian="US" style:font-name-complex="Lucida Sans Unicode1" style:font-size-complex="11pt" style:language-complex="en" style:country-complex="US"/>
    </style:style>
    <style:style style:name="ce392" style:family="table-cell" style:parent-style-name="Default" style:data-style-name="N0">
      <style:table-cell-properties style:text-align-source="fix" style:repeat-content="false" fo:border="0.74pt solid #999999"/>
      <style:paragraph-properties fo:text-align="end" fo:margin-left="0mm"/>
      <style:text-properties style:font-name="Lucida Sans Unicode1" fo:font-size="12pt" fo:language="en" fo:country="US" style:font-name-asian="Lucida Sans Unicode2" style:font-size-asian="11pt" style:language-asian="en" style:country-asian="US" style:font-name-complex="Lucida Sans Unicode1" style:font-size-complex="11pt" style:language-complex="en" style:country-complex="US"/>
    </style:style>
    <style:style style:name="ce393" style:family="table-cell" style:parent-style-name="Default" style:data-style-name="N0">
      <style:table-cell-properties fo:border="0.74pt solid #999999"/>
    </style:style>
    <style:style style:name="ce394" style:family="table-cell" style:parent-style-name="Default" style:data-style-name="N0">
      <style:table-cell-properties style:text-align-source="fix" style:repeat-content="false" fo:border="0.74pt solid #999999"/>
      <style:paragraph-properties fo:text-align="end" fo:margin-left="0mm"/>
    </style:style>
    <style:style style:name="ce395" style:family="table-cell" style:parent-style-name="Default" style:data-style-name="N0">
      <style:table-cell-properties fo:wrap-option="wrap" fo:border="0.74pt solid #999999"/>
      <style:text-properties style:font-name="Lucida Sans Unicode1" fo:font-size="11pt" style:font-size-asian="11pt" style:font-name-complex="Lucida Sans Unicode1" style:font-size-complex="11pt"/>
    </style:style>
    <style:style style:name="ce396" style:family="table-cell" style:parent-style-name="Default" style:data-style-name="N0">
      <style:table-cell-properties fo:wrap-option="wrap" fo:border="0.74pt solid #999999"/>
      <style:text-properties style:font-name="Lucida Sans Unicode1" fo:font-size="12pt" fo:language="en" fo:country="US" style:font-name-asian="Lucida Sans Unicode2" style:font-size-asian="12pt" style:language-asian="en" style:country-asian="US" style:font-name-complex="Lucida Sans Unicode1" style:font-size-complex="12pt" style:language-complex="en" style:country-complex="US"/>
    </style:style>
    <style:style style:name="ce397" style:family="table-cell" style:parent-style-name="Default" style:data-style-name="N0">
      <style:table-cell-properties fo:wrap-option="wrap" fo:border="0.74pt solid #999999"/>
      <style:text-properties style:font-name="Lucida Sans Unicode1" fo:font-size="11pt" fo:language="en" fo:country="US" style:font-name-asian="Lucida Sans Unicode2" style:font-size-asian="11pt" style:language-asian="en" style:country-asian="US" style:font-name-complex="Lucida Sans Unicode1" style:font-size-complex="11pt" style:language-complex="en" style:country-complex="US"/>
    </style:style>
    <style:style style:name="ce398" style:family="table-cell" style:parent-style-name="Default" style:data-style-name="N0">
      <style:table-cell-properties fo:wrap-option="wrap" fo:border="0.74pt solid #999999"/>
      <style:text-properties style:font-name="Lucida Sans Unicode1" fo:font-size="12pt" fo:language="en" fo:country="US" style:font-name-asian="Lucida Sans Unicode2" style:font-size-asian="11pt" style:language-asian="en" style:country-asian="US" style:font-name-complex="Lucida Sans Unicode1" style:font-size-complex="11pt" style:language-complex="en" style:country-complex="US"/>
    </style:style>
    <style:style style:name="ce399" style:family="table-cell" style:parent-style-name="Default" style:data-style-name="N0">
      <style:table-cell-properties style:text-align-source="fix" style:repeat-content="false" fo:border="0.74pt solid #999999"/>
      <style:paragraph-properties fo:text-align="end" fo:margin-left="0mm"/>
      <style:text-properties style:font-name="Lucida Sans Unicode1" fo:font-size="11pt" style:font-name-asian="Tahoma" style:font-size-asian="11pt" style:font-name-complex="Lucida Sans Unicode1" style:font-size-complex="11pt"/>
    </style:style>
    <style:style style:name="ce400" style:family="table-cell" style:parent-style-name="Default" style:data-style-name="N0">
      <style:table-cell-properties style:text-align-source="fix" style:repeat-content="false" fo:border="0.74pt solid #999999"/>
      <style:paragraph-properties fo:text-align="end" fo:margin-left="0mm"/>
      <style:text-properties style:use-window-font-color="true" style:text-outline="false" style:text-line-through-style="none" style:text-line-through-type="none" style:font-name="Lucida Sans Unicode1" fo:font-size="11p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font-style-asian="normal" style:font-weight-asian="normal" style:font-name-complex="Lucida Sans Unicode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 style:data-style-name="N0">
      <style:table-cell-properties style:text-align-source="fix" style:repeat-content="false" fo:border="0.74pt solid #999999"/>
      <style:paragraph-properties fo:text-align="end" fo:margin-left="0mm"/>
      <style:text-properties style:use-window-font-color="true" style:text-outline="false" style:text-line-through-style="none" style:text-line-through-type="none" style:font-name="Microsoft Sans Serif2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Sans Serif2" style:font-size-asian="11pt" style:language-asian="en" style:country-asian="US" style:font-style-asian="normal" style:font-weight-asian="normal" style:font-name-complex="Lucida Sans Unicode1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 style:data-style-name="N0">
      <style:table-cell-properties style:text-align-source="fix" style:repeat-content="false" fo:border="0.74pt solid #999999"/>
      <style:paragraph-properties fo:text-align="end" fo:margin-left="0mm"/>
      <style:text-properties style:use-window-font-color="true" style:text-outline="false" style:text-line-through-style="none" style:text-line-through-type="none" style:font-name="Lucida Sans Unicode1" fo:font-size="11pt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1pt" style:font-style-asian="normal" style:font-weight-asian="normal" style:font-name-complex="Lucida Sans Unicode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 style:data-style-name="N0">
      <style:table-cell-properties style:text-align-source="fix" style:repeat-content="false" fo:border="0.74pt solid #999999"/>
      <style:paragraph-properties fo:text-align="end" fo:margin-left="0mm"/>
      <style:text-properties style:use-window-font-color="true" style:text-outline="false" style:text-line-through-style="none" style:text-line-through-type="none" style:font-name="Microsoft Sans Serif2" fo:font-size="11pt" fo:font-style="normal" fo:text-shadow="none" style:text-underline-style="none" fo:font-weight="normal" style:text-underline-mode="continuous" style:text-overline-mode="continuous" style:text-line-through-mode="continuous" style:font-name-asian="Microsoft Sans Serif2" style:font-size-asian="11pt" style:font-style-asian="normal" style:font-weight-asian="normal" style:font-name-complex="Lucida Sans Unicode1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 style:data-style-name="N0">
      <style:table-cell-properties style:text-align-source="fix" style:repeat-content="false" fo:background-color="transparent" fo:border="0.74pt solid #999999"/>
      <style:paragraph-properties fo:text-align="end" fo:margin-left="0mm"/>
      <style:text-properties style:use-window-font-color="true" style:font-name="Microsoft Sans Serif"/>
    </style:style>
    <style:style style:name="ce405" style:family="table-cell" style:parent-style-name="Default" style:data-style-name="N0">
      <style:table-cell-properties fo:border="0.74pt solid #999999"/>
      <style:text-properties style:font-name="Microsoft Sans Serif2" fo:font-size="12pt" style:font-name-asian="Microsoft Sans Serif2" style:font-name-complex="Microsoft Sans Serif2" style:font-size-complex="6.5pt"/>
    </style:style>
    <style:style style:name="ce406" style:family="table-cell" style:parent-style-name="Default" style:data-style-name="N0">
      <style:table-cell-properties fo:border="0.74pt solid #999999"/>
      <style:text-properties fo:font-size="12pt" fo:language="en" fo:country="US" style:font-size-asian="6.80000019073486pt" style:language-asian="en" style:country-asian="US" style:language-complex="en" style:country-complex="US"/>
    </style:style>
    <style:style style:name="ce407" style:family="table-cell" style:parent-style-name="Default" style:data-style-name="N0">
      <style:table-cell-properties style:text-align-source="fix" style:repeat-content="false" fo:background-color="transparent" fo:border="0.74pt solid #999999"/>
      <style:paragraph-properties fo:text-align="start" fo:margin-left="0mm"/>
      <style:text-properties style:use-window-font-color="true" style:font-name="Microsoft Sans Serif"/>
    </style:style>
    <style:style style:name="ce408" style:family="table-cell" style:parent-style-name="Default" style:data-style-name="N0">
      <style:table-cell-properties fo:border="0.74pt solid #999999"/>
      <style:text-properties style:font-name="Lucida Sans Unicode1" fo:font-size="11pt" style:font-size-asian="11pt" style:font-name-complex="Lucida Sans Unicode1" style:font-size-complex="11pt"/>
    </style:style>
    <style:style style:name="ce409" style:family="table-cell" style:parent-style-name="Default" style:data-style-name="N0">
      <style:table-cell-properties fo:background-color="#000000" fo:border="0.74pt solid #999999"/>
      <style:text-properties fo:color="#ffffff" style:font-name="Lucida Sans Unicode1" fo:font-size="11pt" style:font-size-asian="11pt" style:font-name-complex="Lucida Sans Unicode1" style:font-size-complex="11pt"/>
    </style:style>
    <style:style style:name="ce410" style:family="table-cell" style:parent-style-name="Default" style:data-style-name="N0">
      <style:table-cell-properties fo:background-color="#000000" fo:border="0.74pt solid #999999"/>
      <style:text-properties fo:color="#ffffff" style:font-name="Lucida Sans Unicode1" fo:font-size="12pt" style:font-size-asian="12pt" style:font-name-complex="Lucida Sans Unicode1" style:font-size-complex="6.80000019073486pt"/>
    </style:style>
    <style:style style:name="ce411" style:family="table-cell" style:parent-style-name="Default" style:data-style-name="N0">
      <style:table-cell-properties fo:background-color="#000000" fo:border="0.74pt solid #999999"/>
      <style:text-properties fo:color="#ffffff" style:font-name="Lucida Sans Unicode1" fo:font-size="12pt" style:font-size-asian="11pt" style:font-name-complex="Lucida Sans Unicode1" style:font-size-complex="11pt"/>
    </style:style>
    <style:style style:name="ce412" style:family="table-cell" style:parent-style-name="Default" style:data-style-name="N0">
      <style:table-cell-properties fo:border="0.74pt solid #999999"/>
      <style:text-properties style:font-name="Lucida Sans Unicode1" fo:font-size="12pt" style:font-size-asian="11pt" style:font-name-complex="Lucida Sans Unicode1" style:font-size-complex="11pt"/>
    </style:style>
    <style:style style:name="ce413" style:family="table-cell" style:parent-style-name="Default" style:data-style-name="N0">
      <style:table-cell-properties fo:background-color="#000000" fo:border="0.74pt solid #999999"/>
      <style:text-properties fo:color="#ffffff" style:font-name="Times New Roman2" fo:font-size="12pt" style:font-name-asian="Times New Roman2" style:font-size-asian="11pt" style:font-name-complex="Times New Roman2" style:font-size-complex="6.80000019073486pt"/>
    </style:style>
    <style:style style:name="ce414" style:family="table-cell" style:parent-style-name="Default" style:data-style-name="N0">
      <style:table-cell-properties fo:border="0.74pt solid #999999"/>
      <style:text-properties style:use-window-font-color="true" style:text-outline="false" style:text-line-through-style="none" style:text-line-through-type="none" style:font-name="Microsoft Sans Serif2" fo:font-size="12pt" fo:font-style="normal" fo:text-shadow="none" style:text-underline-style="none" fo:font-weight="normal" style:text-underline-mode="continuous" style:text-overline-mode="continuous" style:text-line-through-mode="continuous" style:font-name-asian="Microsoft Sans Serif2" style:font-size-asian="6.80000019073486pt" style:font-style-asian="normal" style:font-weight-asian="normal" style:font-name-complex="Microsoft Sans Serif2" style:font-size-complex="6.5pt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 style:data-style-name="N0">
      <style:table-cell-properties style:text-align-source="fix" style:repeat-content="false" fo:background-color="transparent" fo:border="0.74pt solid #999999"/>
      <style:paragraph-properties fo:text-align="end" fo:margin-left="0mm"/>
      <style:text-properties style:use-window-font-color="true" style:text-outline="false" style:text-line-through-style="none" style:text-line-through-type="none" style:font-name="Lucida Sans Unicode1" fo:font-size="11pt" fo:font-style="normal" fo:text-shadow="none" style:text-underline-style="none" fo:font-weight="normal" style:text-underline-mode="continuous" style:text-overline-mode="continuous" style:text-line-through-mode="continuous" style:font-name-asian="Times New Roman2" style:font-size-asian="11pt" style:font-style-asian="normal" style:font-weight-asian="normal" style:font-name-complex="Times New Roman2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ackground-color="#000000" fo:border="0.74pt solid #999999"/>
      <style:text-properties fo:color="#ffffff" style:font-name="Microsoft Sans Serif" fo:font-size="11pt" style:font-size-asian="11pt" style:font-name-complex="Lucida Sans Unicode1" style:font-size-complex="11pt"/>
    </style:style>
    <style:style style:name="ce417" style:family="table-cell" style:parent-style-name="Default">
      <style:table-cell-properties fo:background-color="#000000" fo:border="0.74pt solid #999999"/>
      <style:text-properties fo:color="#ffffff" style:font-name="Lucida Sans Unicode1" fo:font-size="11pt" style:font-size-asian="11pt" style:font-name-complex="Lucida Sans Unicode1" style:font-size-complex="11pt"/>
    </style:style>
    <style:style style:name="ce418" style:family="table-cell" style:parent-style-name="Default" style:data-style-name="N0">
      <style:table-cell-properties style:text-align-source="fix" style:repeat-content="false" fo:border="0.74pt solid #999999"/>
      <style:paragraph-properties fo:text-align="end" fo:margin-left="0mm"/>
      <style:text-properties style:font-name="Estrangelo Edessa" fo:font-size="11pt" style:font-size-asian="11pt" style:font-name-complex="Estrangelo Edessa" style:font-size-complex="11pt"/>
    </style:style>
    <style:style style:name="ce419" style:family="table-cell" style:parent-style-name="Default" style:data-style-name="N0">
      <style:table-cell-properties fo:border="0.74pt solid #999999"/>
      <style:text-properties style:font-name="Lucida Sans Unicode1" fo:font-size="11pt" style:font-name-asian="Tahoma" style:font-size-asian="11pt" style:font-name-complex="Lucida Sans Unicode1" style:font-size-complex="11pt"/>
    </style:style>
    <style:style style:name="ce420" style:family="table-cell" style:parent-style-name="Default" style:data-style-name="N0">
      <style:table-cell-properties fo:background-color="#000000" style:text-align-source="fix" style:repeat-content="false" fo:border="0.74pt solid #999999"/>
      <style:paragraph-properties fo:text-align="end" fo:margin-left="0mm"/>
      <style:text-properties fo:color="#ffffff" style:font-name="Microsoft Sans Serif" fo:font-size="11pt" style:font-size-asian="11pt" style:font-name-complex="Lucida Sans Unicode1" style:font-size-complex="11pt"/>
    </style:style>
    <style:style style:name="ce421" style:family="table-cell" style:parent-style-name="Default">
      <style:table-cell-properties fo:background-color="#000000" style:text-align-source="fix" style:repeat-content="false" fo:border="0.74pt solid #999999"/>
      <style:paragraph-properties fo:text-align="end" fo:margin-left="0mm"/>
      <style:text-properties fo:color="#ffffff" style:font-name="Microsoft Sans Serif" fo:font-size="11pt" style:font-size-asian="11pt" style:font-name-complex="Lucida Sans Unicode1" style:font-size-complex="11pt"/>
    </style:style>
    <style:style style:name="ce422" style:family="table-cell" style:parent-style-name="Default">
      <style:table-cell-properties fo:background-color="#000000" fo:border="0.74pt solid #999999"/>
      <style:text-properties fo:color="#ffffff"/>
    </style:style>
    <style:style style:name="ce423" style:family="table-cell" style:parent-style-name="Default" style:data-style-name="N0">
      <style:table-cell-properties fo:background-color="#000000" fo:border="0.74pt solid #999999"/>
      <style:text-properties fo:color="#ffffff" style:font-name="Lucida Sans Unicode1" fo:font-size="11pt" style:font-size-asian="11pt" style:font-name-complex="Estrangelo Edessa" style:font-size-complex="11pt"/>
    </style:style>
    <style:style style:name="ce424" style:family="table-cell" style:parent-style-name="Default">
      <style:table-cell-properties fo:background-color="#000000" fo:border="0.74pt solid #999999"/>
      <style:text-properties fo:color="#ffffff" style:font-name="Lucida Sans Unicode1" fo:font-size="11pt" style:font-size-asian="11pt" style:font-name-complex="Estrangelo Edessa" style:font-size-complex="11pt"/>
    </style:style>
    <style:style style:name="ce425" style:family="table-cell" style:parent-style-name="Default" style:data-style-name="N0">
      <style:table-cell-properties style:text-align-source="fix" style:repeat-content="false" fo:border="0.74pt solid #999999"/>
      <style:paragraph-properties fo:text-align="end" fo:margin-left="0mm"/>
      <style:text-properties style:font-name="Microsoft Sans Serif" fo:font-size="11pt" style:font-size-asian="11pt" style:font-name-complex="Lucida Sans Unicode1" style:font-size-complex="11pt"/>
    </style:style>
    <style:style style:name="ce426" style:family="table-cell" style:parent-style-name="Default" style:data-style-name="N0">
      <style:table-cell-properties fo:border="0.74pt solid #999999"/>
      <style:text-properties style:font-name="Microsoft Sans Serif" fo:font-size="11pt" style:font-size-asian="11pt" style:font-name-complex="Lucida Sans Unicode1" style:font-size-complex="11pt"/>
    </style:style>
    <style:style style:name="ce427" style:family="table-cell" style:parent-style-name="Default" style:data-style-name="N0">
      <style:table-cell-properties fo:background-color="#000000" style:text-align-source="fix" style:repeat-content="false" fo:border="0.74pt solid #999999"/>
      <style:paragraph-properties fo:text-align="end" fo:margin-left="0mm"/>
      <style:text-properties fo:color="#ffffff" style:font-name="Microsoft Sans Serif"/>
    </style:style>
    <style:style style:name="ce428" style:family="table-cell" style:parent-style-name="Default" style:data-style-name="N0">
      <style:table-cell-properties fo:background-color="#000000" fo:border="0.74pt solid #999999"/>
    </style:style>
    <style:style style:name="ce429" style:family="table-cell" style:parent-style-name="Default" style:data-style-name="N0">
      <style:table-cell-properties fo:background-color="#000000" style:text-align-source="fix" style:repeat-content="false" fo:border="0.74pt solid #999999"/>
      <style:paragraph-properties fo:text-align="end" fo:margin-left="0mm"/>
      <style:text-properties fo:color="#ffffff" style:font-name="Microsoft Sans Serif1" style:font-name-complex="Microsoft Sans Serif1"/>
    </style:style>
    <style:style style:name="ce430" style:family="table-cell" style:parent-style-name="Default" style:data-style-name="N0">
      <style:table-cell-properties fo:background-color="#000000" style:text-align-source="fix" style:repeat-content="false" fo:border="0.74pt solid #999999"/>
      <style:paragraph-properties fo:text-align="end" fo:margin-left="0mm"/>
      <style:text-properties fo:color="#ffffff" style:font-name="Microsoft Sans Serif" style:font-name-complex="Microsoft Sans Serif1"/>
    </style:style>
    <style:style style:name="ce431" style:family="table-cell" style:parent-style-name="Default" style:data-style-name="N0">
      <style:table-cell-properties fo:background-color="#000000" style:text-align-source="fix" style:repeat-content="false" fo:border="0.74pt solid #999999"/>
      <style:paragraph-properties fo:text-align="end" fo:margin-left="0mm"/>
      <style:text-properties style:font-name="Lucida Sans Unicode1" fo:font-size="11pt" style:font-size-asian="11pt" style:font-name-complex="Lucida Sans Unicode1" style:font-size-complex="11pt"/>
    </style:style>
    <style:style style:name="ce432" style:family="table-cell" style:parent-style-name="Default" style:data-style-name="N0">
      <style:table-cell-properties fo:background-color="#000000" fo:border="0.74pt solid #999999"/>
      <style:text-properties style:font-name-complex="Arial2"/>
    </style:style>
    <style:style style:name="ce433" style:family="table-cell" style:parent-style-name="Default" style:data-style-name="N0">
      <style:table-cell-properties fo:background-color="#000000" fo:border="0.74pt solid #999999"/>
      <style:text-properties style:font-name="Lucida Sans Unicode1" fo:font-size="11pt" style:font-size-asian="11pt" style:font-name-complex="Microsoft Sans Serif" style:font-size-complex="11pt"/>
    </style:style>
    <style:style style:name="ce434" style:family="table-cell" style:parent-style-name="Default" style:data-style-name="N0">
      <style:table-cell-properties fo:border="0.74pt solid #999999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Arial1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 style:data-style-name="N0">
      <style:table-cell-properties fo:background-color="#000000" style:text-align-source="fix" style:repeat-content="false" fo:border="0.74pt solid #999999"/>
      <style:paragraph-properties fo:text-align="end" fo:margin-left="0mm"/>
      <style:text-properties style:use-window-font-color="true" style:font-name="Microsoft Sans Serif1" fo:font-size="11pt" style:font-size-asian="11pt" style:font-name-complex="Lucida Sans Unicode1" style:font-size-complex="11pt"/>
    </style:style>
    <style:style style:name="ce436" style:family="table-cell" style:parent-style-name="Default" style:data-style-name="N0">
      <style:table-cell-properties fo:background-color="#000000" style:text-align-source="fix" style:repeat-content="false" fo:border="0.74pt solid #999999"/>
      <style:paragraph-properties fo:text-align="end" fo:margin-left="0mm"/>
      <style:text-properties style:font-name="Microsoft Sans Serif1" fo:font-size="11pt" style:font-size-asian="11pt" style:font-name-complex="Lucida Sans Unicode1" style:font-size-complex="11pt"/>
    </style:style>
    <style:style style:name="ce437" style:family="table-cell" style:parent-style-name="Default" style:data-style-name="N0">
      <style:table-cell-properties fo:background-color="#000000" fo:border="0.74pt solid #999999"/>
      <style:text-properties style:font-name="Lucida Sans Unicode1" fo:font-size="11pt" style:font-size-asian="11pt" style:font-name-complex="Lucida Sans Unicode1" style:font-size-complex="11pt"/>
    </style:style>
    <style:style style:name="ce438" style:family="table-cell" style:parent-style-name="Default" style:data-style-name="N0">
      <style:table-cell-properties fo:background-color="#000000" fo:border="0.74pt solid #999999"/>
      <style:text-properties style:font-name="Courier New1" fo:font-size="10pt" style:font-size-asian="13pt" style:font-name-complex="Courier New1" style:font-size-complex="13pt"/>
    </style:style>
    <style:style style:name="ce439" style:family="table-cell" style:parent-style-name="Default" style:data-style-name="N0">
      <style:table-cell-properties fo:background-color="#000000" style:text-align-source="fix" style:repeat-content="false" fo:border="0.74pt solid #999999"/>
      <style:paragraph-properties fo:text-align="end" fo:margin-left="0mm"/>
      <style:text-properties style:use-window-font-color="true" style:font-name="Microsoft Sans Serif2" fo:font-size="12pt" fo:language="en" fo:country="US" style:font-name-asian="Microsoft Sans Serif2" style:font-size-asian="6.80000019073486pt" style:language-asian="en" style:country-asian="US" style:font-name-complex="Microsoft Sans Serif2" style:font-size-complex="6.5pt" style:language-complex="en" style:country-complex="US"/>
    </style:style>
    <style:style style:name="ce440" style:family="table-cell" style:parent-style-name="Default" style:data-style-name="N0">
      <style:table-cell-properties fo:background-color="#000000" style:text-align-source="fix" style:repeat-content="false" fo:border="0.74pt solid #999999"/>
      <style:paragraph-properties fo:text-align="end" fo:margin-left="0mm"/>
      <style:text-properties style:use-window-font-color="true" style:font-name="Microsoft Sans Serif2" fo:font-size="11.5pt" fo:language="en" fo:country="US" style:font-name-asian="Microsoft Sans Serif2" style:font-size-asian="11.5pt" style:language-asian="en" style:country-asian="US" style:font-name-complex="Microsoft Sans Serif2" style:font-size-complex="6.5pt" style:language-complex="en" style:country-complex="US"/>
    </style:style>
    <style:style style:name="ce441" style:family="table-cell" style:parent-style-name="Default" style:data-style-name="N0">
      <style:table-cell-properties fo:background-color="#000000" fo:border="0.74pt solid #999999"/>
      <style:text-properties fo:font-size="12pt" fo:language="en" fo:country="US" style:font-name-asian="Lucida Sans Unicode2" style:font-size-asian="11pt" style:language-asian="en" style:country-asian="US" style:font-name-complex="Tahoma1" style:font-size-complex="11pt" style:language-complex="en" style:country-complex="US"/>
    </style:style>
    <style:style style:name="ce442" style:family="table-cell" style:parent-style-name="Default" style:data-style-name="N0">
      <style:table-cell-properties style:text-align-source="fix" style:repeat-content="false" fo:background-color="transparent" fo:border="0.74pt solid #999999"/>
      <style:paragraph-properties fo:text-align="end" fo:margin-left="0mm"/>
      <style:text-properties fo:color="#ffffff" style:font-name="Microsoft Sans Serif"/>
    </style:style>
    <style:style style:name="ce443" style:family="table-cell" style:parent-style-name="Default" style:data-style-name="N0">
      <style:table-cell-properties fo:background-color="transparent" fo:border="0.74pt solid #999999"/>
      <style:text-properties style:font-name="Lucida Sans Unicode1" fo:font-size="11pt" style:font-size-asian="11pt" style:font-name-complex="Lucida Sans Unicode1" style:font-size-complex="11pt"/>
    </style:style>
    <style:style style:name="ce444" style:family="table-cell" style:parent-style-name="Default" style:data-style-name="N0">
      <style:table-cell-properties fo:border="0.74pt solid #999999"/>
      <style:text-properties style:use-window-font-color="true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icrosoft Sans Serif2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445" style:family="table-cell" style:parent-style-name="Default" style:data-style-name="N0">
      <style:table-cell-properties fo:border="0.74pt solid #999999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name-asian="Estrangelo Edessa1" style:font-size-asian="11pt" style:font-style-asian="normal" style:font-weight-asian="normal" style:font-name-complex="Estrangelo Edessa" style:font-size-complex="11pt" style:font-style-complex="normal" style:text-emphasize="none" style:font-relief="none" style:text-overline-style="none" style:text-overline-color="font-color"/>
    </style:style>
    <style:style style:name="ce446" style:family="table-cell" style:parent-style-name="Default" style:data-style-name="N0">
      <style:table-cell-properties fo:border="0.74pt solid #999999"/>
      <style:text-properties style:font-name="Lucida Sans Unicode1" fo:font-size="11pt" style:font-size-asian="11pt" style:font-name-complex="Estrangelo Edessa" style:font-size-complex="11pt"/>
    </style:style>
    <style:style style:name="ta_extref" style:family="table">
      <style:table-properties table:display="false"/>
    </style:style>
    <style:style style:name="T1" style:family="text">
      <style:text-properties fo:color="#000000" style:font-name="Courier New" fo:font-size="10pt" style:text-scale="100%" fo:font-weight="normal" style:text-underline-style="none" style:text-underline-color="font-color" style:text-line-through-type="none" fo:font-style="normal" style:text-outline="false" fo:text-shadow="1pt 1pt" style:text-position="0% 100%" style:letter-kerning="false" fo:letter-spacing="normal" style:text-line-through-mode="continuous" fo:language="fr" fo:country="FR" style:language-asian="zxx" style:country-asian="none" style:language-complex="zxx" style:country-complex="none" style:font-name-asian="Times New Roman" style:font-name-complex="Times New Roman" style:font-size-asian="10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complex="Courier New"/>
    </style:style>
    <style:style style:name="T3" style:family="text">
      <style:text-properties style:font-name-complex="Arial"/>
    </style:style>
    <style:style style:name="T4" style:family="text">
      <style:text-properties fo:font-size="11pt" style:font-name-complex="Lucida Sans Unicode" style:font-size-asian="11pt" style:font-size-complex="11pt"/>
    </style:style>
    <style:style style:name="T5" style:family="text">
      <style:text-properties fo:font-size="11pt" style:font-name-complex="Lucida Sans Unicode" style:font-size-asian="11pt" style:font-size-complex="11pt" style:font-name="Times New Roman" style:font-name-asian="Times New Roman"/>
    </style:style>
    <style:style style:name="T6" style:family="text">
      <style:text-properties fo:font-size="12pt" style:font-size-asian="12pt" style:font-size-complex="6.80000019073486pt"/>
    </style:style>
  </office:automatic-styles>
  <office:body>
    <office:spreadsheet>
      <table:calculation-settings table:null-year="1900"/>
      <table:content-validations>
        <table:content-validation table:name="val1" table:condition="of:cell-content-is-in-list(&quot;B&quot;;&quot;C&quot;;&quot;D&quot;;&quot;DH&quot;;&quot;F&quot;;&quot;G&quot;;&quot;GJ&quot;;&quot;H&quot;;&quot;J&quot;;&quot;K&quot;;&quot;L&quot;;&quot;LL&quot;;&quot;M&quot;;&quot;N&quot;;&quot;NJ&quot;;&quot;R&quot;;&quot;S&quot;;&quot;SH&quot;;&quot;T&quot;;&quot;TH&quot;;&quot;V&quot;;&quot;X&quot;;&quot;XH&quot;;&quot;Z&quot;;&quot;ZH&quot;;&quot;&quot;)" table:allow-empty-cell="true" table:display-list="unsorted" table:base-cell-address="'EXTENSION H'.F2">
          <table:help-message table:title="Encoder" table:display="true">
            <text:p>Encoder ici...</text:p>
          </table:help-message>
          <table:error-message table:message-type="stop" table:display="true"/>
        </table:content-validation>
        <table:content-validation table:name="val2" table:condition="of:cell-content-is-in-list(&quot;1&quot;;&quot;2&quot;;&quot;3&quot;;&quot;4&quot;;&quot;5&quot;;&quot;6&quot;;&quot;7&quot;;&quot;8&quot;;&quot;9&quot;;&quot;10&quot;;&quot;20&quot;;&quot;30&quot;;&quot;40&quot;;&quot;50&quot;;&quot;60&quot;;&quot;70&quot;;&quot;80&quot;;&quot;90&quot;;&quot;100&quot;;&quot;200&quot;;&quot;300&quot;;&quot;400&quot;;&quot;500&quot;;&quot;600&quot;;&quot;700&quot;;&quot;800&quot;;&quot;900&quot;;&quot;1000&quot;)" table:allow-empty-cell="false" table:display-list="unsorted" table:base-cell-address="L.B2">
          <table:help-message table:title="Valôr Numeriqwë :" table:display="true">
            <text:p>En-coder la valôr numeriqwë d'unë lettrë</text:p>
          </table:help-message>
          <table:error-message table:message-type="stop" table:title="Errôr" table:display="true">
            <text:p>En-codé unë valôr, s.v.p.</text:p>
          </table:error-message>
        </table:content-validation>
      </table:content-validations>
      <table:table table:name="EXTENSION H" table:style-name="ta1" table:print="false">
        <office:forms form:automatic-focus="false" form:apply-design-mode="false"/>
        <table:table-column table:style-name="co1" table:default-cell-style-name="ce241"/>
        <table:table-column table:style-name="co2" table:default-cell-style-name="ce241"/>
        <table:table-column table:style-name="co3" table:default-cell-style-name="ce241"/>
        <table:table-column table:style-name="co4" table:number-columns-repeated="2" table:default-cell-style-name="ce241"/>
        <table:table-column table:style-name="co2" table:default-cell-style-name="ce241"/>
        <table:table-column table:style-name="co5" table:default-cell-style-name="ce241"/>
        <table:table-column table:style-name="co6" table:default-cell-style-name="ce241"/>
        <table:table-column table:style-name="co7" table:default-cell-style-name="ce241"/>
        <table:table-column table:style-name="co4" table:number-columns-repeated="2" table:default-cell-style-name="ce241"/>
        <table:table-column table:style-name="co8" table:default-cell-style-name="ce241"/>
        <table:table-column table:style-name="co9" table:default-cell-style-name="ce241"/>
        <table:table-column table:style-name="co10" table:default-cell-style-name="ce241"/>
        <table:table-column table:style-name="co9" table:default-cell-style-name="ce241"/>
        <table:table-column table:style-name="co11" table:default-cell-style-name="ce241"/>
        <table:table-column table:style-name="co7" table:default-cell-style-name="ce241"/>
        <table:table-column table:style-name="co4" table:number-columns-repeated="2" table:default-cell-style-name="ce241"/>
        <table:table-column table:style-name="co8" table:default-cell-style-name="ce241"/>
        <table:table-column table:style-name="co9" table:default-cell-style-name="ce241"/>
        <table:table-column table:style-name="co8" table:default-cell-style-name="ce241"/>
        <table:table-column table:style-name="co9" table:default-cell-style-name="ce241"/>
        <table:table-column table:style-name="co6" table:default-cell-style-name="ce241"/>
        <table:table-column table:style-name="co12" table:default-cell-style-name="ce241"/>
        <table:table-column table:style-name="co4" table:number-columns-repeated="2" table:default-cell-style-name="ce241"/>
        <table:table-column table:style-name="co8" table:default-cell-style-name="ce241"/>
        <table:table-column table:style-name="co9" table:default-cell-style-name="ce241"/>
        <table:table-column table:style-name="co10" table:default-cell-style-name="ce241"/>
        <table:table-column table:style-name="co9" table:default-cell-style-name="ce241"/>
        <table:table-column table:style-name="co3" table:default-cell-style-name="ce241"/>
        <table:table-column table:style-name="co12" table:default-cell-style-name="ce241"/>
        <table:table-column table:style-name="co4" table:number-columns-repeated="3" table:default-cell-style-name="ce241"/>
        <table:table-column table:style-name="co9" table:default-cell-style-name="ce241"/>
        <table:table-column table:style-name="co2" table:number-columns-repeated="2" table:default-cell-style-name="ce241"/>
        <table:table-column table:style-name="co6" table:default-cell-style-name="ce241"/>
        <table:table-column table:style-name="co12" table:default-cell-style-name="ce241"/>
        <table:table-column table:style-name="co4" table:number-columns-repeated="2" table:default-cell-style-name="ce241"/>
        <table:table-column table:style-name="co8" table:default-cell-style-name="ce241"/>
        <table:table-column table:style-name="co9" table:default-cell-style-name="ce241"/>
        <table:table-column table:style-name="co10" table:default-cell-style-name="ce241"/>
        <table:table-column table:style-name="co9" table:default-cell-style-name="ce241"/>
        <table:table-column table:style-name="co13" table:default-cell-style-name="ce241"/>
        <table:table-column table:style-name="co12" table:default-cell-style-name="ce241"/>
        <table:table-column table:style-name="co4" table:number-columns-repeated="2" table:default-cell-style-name="ce241"/>
        <table:table-column table:style-name="co8" table:default-cell-style-name="ce241"/>
        <table:table-column table:style-name="co9" table:default-cell-style-name="ce241"/>
        <table:table-column table:style-name="co2" table:default-cell-style-name="ce241"/>
        <table:table-column table:style-name="co9" table:default-cell-style-name="ce241"/>
        <table:table-column table:style-name="co14" table:number-columns-repeated="969" table:default-cell-style-name="ce241"/>
        <table:table-row table:style-name="ro1">
          <table:table-cell table:style-name="ce11"/>
          <table:table-cell table:style-name="ce242"/>
          <table:table-cell table:style-name="ce245" office:value-type="string" calcext:value-type="string" table:number-columns-spanned="1" table:number-rows-spanned="2">
            <text:p>ENCODE</text:p>
            <text:p>-&gt;</text:p>
            <text:p/>
          </table:table-cell>
          <table:table-cell table:style-name="ce249" office:value-type="string" calcext:value-type="string">
            <text:p>RV</text:p>
            <text:p>1</text:p>
          </table:table-cell>
          <table:table-cell table:style-name="ce249" office:value-type="string" calcext:value-type="string">
            <text:p>VT</text:p>
            <text:p>1</text:p>
          </table:table-cell>
          <table:table-cell table:style-name="ce252" office:value-type="string" calcext:value-type="string">
            <text:p>RV</text:p>
            <text:p>2</text:p>
          </table:table-cell>
          <table:table-cell table:style-name="ce252" office:value-type="string" calcext:value-type="string">
            <text:p>VT</text:p>
            <text:p>2</text:p>
          </table:table-cell>
          <table:table-cell/>
          <table:table-cell table:style-name="ce258"/>
          <table:table-cell/>
          <table:table-cell table:style-name="ce262"/>
          <table:table-cell table:style-name="ce265" table:number-columns-repeated="4"/>
          <table:table-cell table:style-name="ce267"/>
          <table:table-cell table:style-name="ce258"/>
          <table:table-cell table:number-columns-repeated="6"/>
          <table:table-cell table:style-name="ce257"/>
          <table:table-cell table:style-name="ce258"/>
          <table:table-cell/>
          <table:table-cell table:style-name="ce262"/>
          <table:table-cell table:style-name="ce266" table:number-columns-repeated="2"/>
          <table:table-cell table:style-name="ce265" table:number-columns-repeated="2"/>
          <table:table-cell table:style-name="ce257"/>
          <table:table-cell table:style-name="ce261" table:number-columns-repeated="2"/>
          <table:table-cell table:style-name="ce270"/>
          <table:table-cell table:style-name="ce266" table:number-columns-repeated="2"/>
          <table:table-cell table:style-name="ce265" table:number-columns-repeated="2"/>
          <table:table-cell table:style-name="ce276"/>
          <table:table-cell table:style-name="ce261"/>
          <table:table-cell table:style-name="ce257"/>
          <table:table-cell table:style-name="ce270"/>
          <table:table-cell table:style-name="ce266" table:number-columns-repeated="4"/>
          <table:table-cell table:style-name="ce257"/>
          <table:table-cell table:style-name="ce261"/>
          <table:table-cell table:style-name="ce279"/>
          <table:table-cell table:style-name="ce262"/>
          <table:table-cell table:style-name="ce265" table:number-columns-repeated="4"/>
          <table:table-cell table:number-columns-repeated="969"/>
        </table:table-row>
        <table:table-row table:style-name="ro2">
          <table:table-cell table:style-name="ce11"/>
          <table:table-cell table:style-name="ce242"/>
          <table:covered-table-cell table:style-name="ce245"/>
          <table:table-cell table:style-name="ce249"/>
          <table:table-cell table:style-name="ce251" table:content-validation-name="val1"/>
          <table:table-cell table:style-name="ce249"/>
          <table:table-cell table:style-name="ce251" table:content-validation-name="val1"/>
          <table:table-cell/>
          <table:table-cell table:style-name="ce258"/>
          <table:table-cell/>
          <table:table-cell table:style-name="ce262"/>
          <table:table-cell table:style-name="ce265" table:number-columns-repeated="4"/>
          <table:table-cell table:style-name="ce267"/>
          <table:table-cell table:style-name="ce258"/>
          <table:table-cell table:number-columns-repeated="6"/>
          <table:table-cell table:style-name="ce257"/>
          <table:table-cell table:style-name="ce258"/>
          <table:table-cell/>
          <table:table-cell table:style-name="ce262"/>
          <table:table-cell table:style-name="ce266" table:number-columns-repeated="2"/>
          <table:table-cell table:style-name="ce265" table:number-columns-repeated="2"/>
          <table:table-cell table:style-name="ce257"/>
          <table:table-cell table:style-name="ce261" table:number-columns-repeated="2"/>
          <table:table-cell table:style-name="ce270"/>
          <table:table-cell table:style-name="ce266" table:number-columns-repeated="2"/>
          <table:table-cell table:style-name="ce265" table:number-columns-repeated="2"/>
          <table:table-cell table:style-name="ce276"/>
          <table:table-cell table:style-name="ce261"/>
          <table:table-cell table:style-name="ce257"/>
          <table:table-cell table:style-name="ce270"/>
          <table:table-cell table:style-name="ce266" table:number-columns-repeated="4"/>
          <table:table-cell table:style-name="ce257"/>
          <table:table-cell table:style-name="ce261"/>
          <table:table-cell table:style-name="ce279"/>
          <table:table-cell table:style-name="ce262"/>
          <table:table-cell table:style-name="ce265" table:number-columns-repeated="4"/>
          <table:table-cell table:number-columns-repeated="969"/>
        </table:table-row>
        <table:table-row table:style-name="ro2">
          <table:table-cell table:style-name="ce20"/>
          <table:table-cell table:style-name="ce242"/>
          <table:table-cell table:style-name="ce246" table:number-columns-repeated="5"/>
          <table:table-cell table:style-name="ce253"/>
          <table:table-cell table:style-name="ce259"/>
          <table:table-cell table:style-name="ce260"/>
          <table:table-cell table:style-name="ce263"/>
          <table:table-cell table:style-name="ce265" table:number-columns-repeated="4"/>
          <table:table-cell table:style-name="ce253"/>
          <table:table-cell table:style-name="ce259"/>
          <table:table-cell table:style-name="ce261"/>
          <table:table-cell table:style-name="ce270"/>
          <table:table-cell table:style-name="ce265" table:number-columns-repeated="2"/>
          <table:table-cell table:style-name="ce260" table:number-columns-repeated="2"/>
          <table:table-cell table:style-name="ce253"/>
          <table:table-cell table:style-name="ce259"/>
          <table:table-cell table:style-name="ce261"/>
          <table:table-cell table:style-name="ce263"/>
          <table:table-cell table:style-name="ce273" table:number-columns-repeated="2"/>
          <table:table-cell table:style-name="ce260" table:number-columns-repeated="2"/>
          <table:table-cell table:style-name="ce253"/>
          <table:table-cell table:style-name="ce261" table:number-columns-repeated="2"/>
          <table:table-cell table:style-name="ce270"/>
          <table:table-cell table:style-name="ce273" table:number-columns-repeated="2"/>
          <table:table-cell table:style-name="ce260" table:number-columns-repeated="2"/>
          <table:table-cell table:style-name="ce276"/>
          <table:table-cell table:style-name="ce261"/>
          <table:table-cell table:style-name="ce253"/>
          <table:table-cell table:style-name="ce270"/>
          <table:table-cell table:style-name="ce273" table:number-columns-repeated="4"/>
          <table:table-cell table:style-name="ce253"/>
          <table:table-cell table:style-name="ce261"/>
          <table:table-cell table:style-name="ce279"/>
          <table:table-cell table:style-name="ce263"/>
          <table:table-cell table:style-name="ce265" table:number-columns-repeated="4"/>
          <table:table-cell table:number-columns-repeated="969"/>
        </table:table-row>
        <table:table-row table:style-name="ro1">
          <table:table-cell table:style-name="ce31"/>
          <table:table-cell table:style-name="ce243" table:number-columns-repeated="5"/>
          <table:table-cell table:style-name="ce243" office:value-type="string" calcext:value-type="string">
            <text:p>NOMINATIF</text:p>
          </table:table-cell>
          <table:table-cell table:style-name="ce254" office:value-type="string" calcext:value-type="string" table:number-columns-spanned="7" table:number-rows-spanned="1">
            <text:p>UNÊ</text:p>
            <text:p/>
          </table:table-cell>
          <table:covered-table-cell table:style-name="ce243"/>
          <table:covered-table-cell table:number-columns-repeated="5" table:style-name="ce254"/>
          <table:table-cell table:style-name="ce254"/>
          <table:table-cell table:style-name="ce254" office:value-type="string" calcext:value-type="string" table:number-columns-spanned="7" table:number-rows-spanned="1">
            <text:p>TÉ</text:p>
            <text:p/>
          </table:table-cell>
          <table:covered-table-cell table:style-name="ce243"/>
          <table:covered-table-cell table:number-columns-repeated="5" table:style-name="ce254"/>
          <table:table-cell table:style-name="ce254"/>
          <table:table-cell table:style-name="ce254" office:value-type="string" calcext:value-type="string" table:number-columns-spanned="7" table:number-rows-spanned="1">
            <text:p>AJ</text:p>
            <text:p/>
          </table:table-cell>
          <table:covered-table-cell table:style-name="ce243"/>
          <table:covered-table-cell table:number-columns-repeated="5" table:style-name="ce254"/>
          <table:table-cell table:style-name="ce254"/>
          <table:table-cell table:style-name="ce254" office:value-type="string" calcext:value-type="string" table:number-columns-spanned="8" table:number-rows-spanned="1">
            <text:p>NA</text:p>
            <text:p/>
          </table:table-cell>
          <table:covered-table-cell table:number-columns-repeated="7" table:style-name="ce254"/>
          <table:table-cell table:style-name="ce254" office:value-type="string" calcext:value-type="string" table:number-columns-spanned="7" table:number-rows-spanned="1">
            <text:p>JU</text:p>
            <text:p/>
          </table:table-cell>
          <table:covered-table-cell table:number-columns-repeated="6" table:style-name="ce254"/>
          <table:table-cell table:style-name="ce254"/>
          <table:table-cell table:style-name="ce254" office:value-type="string" calcext:value-type="string">
            <text:p>ATO</text:p>
            <text:p/>
          </table:table-cell>
          <table:table-cell table:style-name="ce254" table:number-columns-repeated="7"/>
          <table:table-cell table:number-columns-repeated="969"/>
        </table:table-row>
        <table:table-row table:style-name="ro2">
          <table:table-cell table:style-name="ce31"/>
          <table:table-cell table:style-name="ce243" table:number-columns-repeated="6"/>
          <table:table-cell table:style-name="ce254"/>
          <table:table-cell table:style-name="ce243"/>
          <table:table-cell table:style-name="ce254" table:number-columns-repeated="7"/>
          <table:table-cell table:style-name="ce243"/>
          <table:table-cell table:style-name="ce254" table:number-columns-repeated="7"/>
          <table:table-cell table:style-name="ce243"/>
          <table:table-cell table:style-name="ce254" table:number-columns-repeated="30"/>
          <table:table-cell table:number-columns-repeated="969"/>
        </table:table-row>
        <table:table-row table:style-name="ro3">
          <table:table-cell table:style-name="ce31" office:value-type="string" calcext:value-type="string">
            <text:p>DIA</text:p>
          </table:table-cell>
          <table:table-cell table:style-name="ce243" office:value-type="string" calcext:value-type="string">
            <text:p>N°</text:p>
          </table:table-cell>
          <table:table-cell table:style-name="ce247" office:value-type="string" calcext:value-type="string">
            <text:p>Verbe</text:p>
          </table:table-cell>
          <table:table-cell table:style-name="ce247" office:value-type="string" calcext:value-type="string">
            <text:p>V</text:p>
            <text:p>°</text:p>
          </table:table-cell>
          <table:table-cell table:style-name="ce247" office:value-type="string" calcext:value-type="string">
            <text:p>V</text:p>
            <text:p>P</text:p>
            <text:p>E</text:p>
          </table:table-cell>
          <table:table-cell table:style-name="ce247" office:value-type="string" calcext:value-type="string">
            <text:p>T</text:p>
            <text:p>Y</text:p>
            <text:p>P</text:p>
          </table:table-cell>
          <table:table-cell table:style-name="ce247" office:value-type="string" calcext:value-type="string">
            <text:p>Temps</text:p>
          </table:table-cell>
          <table:table-cell table:style-name="ce254" office:value-type="string" calcext:value-type="string">
            <text:p>VERB</text:p>
          </table:table-cell>
          <table:table-cell table:style-name="ce243" office:value-type="string" calcext:value-type="string">
            <text:p>P</text:p>
            <text:p>R</text:p>
            <text:p>Ê</text:p>
          </table:table-cell>
          <table:table-cell table:style-name="ce254" office:value-type="string" calcext:value-type="string">
            <text:p>R</text:p>
            <text:p>V</text:p>
            <text:p>1</text:p>
          </table:table-cell>
          <table:table-cell table:style-name="ce254" office:value-type="string" calcext:value-type="string">
            <text:p>V</text:p>
            <text:p>T</text:p>
            <text:p>1</text:p>
          </table:table-cell>
          <table:table-cell table:style-name="ce254" office:value-type="string" calcext:value-type="string">
            <text:p>R</text:p>
            <text:p>V</text:p>
            <text:p>2</text:p>
          </table:table-cell>
          <table:table-cell table:style-name="ce254" office:value-type="string" calcext:value-type="string">
            <text:p>V</text:p>
            <text:p>T</text:p>
            <text:p>2</text:p>
          </table:table-cell>
          <table:table-cell table:style-name="ce254" office:value-type="string" calcext:value-type="string">
            <text:p>D</text:p>
            <text:p>E</text:p>
            <text:p>C</text:p>
          </table:table-cell>
          <table:table-cell table:style-name="ce254" office:value-type="string" calcext:value-type="string">
            <text:p>S</text:p>
            <text:p>U</text:p>
            <text:p>F</text:p>
          </table:table-cell>
          <table:table-cell table:style-name="ce254" office:value-type="string" calcext:value-type="string">
            <text:p>VERB</text:p>
          </table:table-cell>
          <table:table-cell table:style-name="ce243" office:value-type="string" calcext:value-type="string">
            <text:p>P</text:p>
            <text:p>R</text:p>
            <text:p>Ê</text:p>
          </table:table-cell>
          <table:table-cell table:style-name="ce243" office:value-type="string" calcext:value-type="string">
            <text:p>R</text:p>
            <text:p>V</text:p>
            <text:p>1</text:p>
          </table:table-cell>
          <table:table-cell table:style-name="ce243" office:value-type="string" calcext:value-type="string">
            <text:p>V</text:p>
            <text:p>T</text:p>
            <text:p>1</text:p>
          </table:table-cell>
          <table:table-cell table:style-name="ce243" office:value-type="string" calcext:value-type="string">
            <text:p>R</text:p>
            <text:p>V</text:p>
            <text:p>2</text:p>
          </table:table-cell>
          <table:table-cell table:style-name="ce243" office:value-type="string" calcext:value-type="string">
            <text:p>V</text:p>
            <text:p>T</text:p>
            <text:p>2</text:p>
          </table:table-cell>
          <table:table-cell table:style-name="ce243" office:value-type="string" calcext:value-type="string">
            <text:p>D</text:p>
            <text:p>E</text:p>
            <text:p>C</text:p>
          </table:table-cell>
          <table:table-cell table:style-name="ce243" office:value-type="string" calcext:value-type="string">
            <text:p>S</text:p>
            <text:p>U</text:p>
            <text:p>F</text:p>
          </table:table-cell>
          <table:table-cell table:style-name="ce254" office:value-type="string" calcext:value-type="string">
            <text:p>VERB</text:p>
          </table:table-cell>
          <table:table-cell table:style-name="ce243" office:value-type="string" calcext:value-type="string">
            <text:p>P</text:p>
            <text:p>R</text:p>
            <text:p>Ê</text:p>
          </table:table-cell>
          <table:table-cell table:style-name="ce254" office:value-type="string" calcext:value-type="string">
            <text:p>R</text:p>
            <text:p>V</text:p>
            <text:p>1</text:p>
          </table:table-cell>
          <table:table-cell table:style-name="ce254" office:value-type="string" calcext:value-type="string">
            <text:p>V</text:p>
            <text:p>T</text:p>
            <text:p>1</text:p>
          </table:table-cell>
          <table:table-cell table:style-name="ce254" office:value-type="string" calcext:value-type="string">
            <text:p>R</text:p>
            <text:p>V</text:p>
            <text:p>2</text:p>
          </table:table-cell>
          <table:table-cell table:style-name="ce254" office:value-type="string" calcext:value-type="string">
            <text:p>V</text:p>
            <text:p>T</text:p>
            <text:p>2</text:p>
          </table:table-cell>
          <table:table-cell table:style-name="ce254" office:value-type="string" calcext:value-type="string">
            <text:p>D</text:p>
            <text:p>E</text:p>
            <text:p>C</text:p>
          </table:table-cell>
          <table:table-cell table:style-name="ce254" office:value-type="string" calcext:value-type="string">
            <text:p>S</text:p>
            <text:p>U</text:p>
            <text:p>F</text:p>
          </table:table-cell>
          <table:table-cell table:style-name="ce254" office:value-type="string" calcext:value-type="string">
            <text:p>VERB</text:p>
          </table:table-cell>
          <table:table-cell table:style-name="ce243" office:value-type="string" calcext:value-type="string">
            <text:p>P</text:p>
            <text:p>R</text:p>
            <text:p>Ê</text:p>
          </table:table-cell>
          <table:table-cell table:style-name="ce254" office:value-type="string" calcext:value-type="string">
            <text:p>R</text:p>
            <text:p>V</text:p>
            <text:p>1</text:p>
          </table:table-cell>
          <table:table-cell table:style-name="ce254" office:value-type="string" calcext:value-type="string">
            <text:p>V</text:p>
            <text:p>T</text:p>
            <text:p>1</text:p>
          </table:table-cell>
          <table:table-cell table:style-name="ce254" office:value-type="string" calcext:value-type="string">
            <text:p>R</text:p>
            <text:p>V</text:p>
            <text:p>2</text:p>
          </table:table-cell>
          <table:table-cell table:style-name="ce254" office:value-type="string" calcext:value-type="string">
            <text:p>V</text:p>
            <text:p>T</text:p>
            <text:p>2</text:p>
          </table:table-cell>
          <table:table-cell table:style-name="ce254" office:value-type="string" calcext:value-type="string">
            <text:p>D</text:p>
            <text:p>E</text:p>
            <text:p>C</text:p>
          </table:table-cell>
          <table:table-cell table:style-name="ce254" office:value-type="string" calcext:value-type="string">
            <text:p>S</text:p>
            <text:p>U</text:p>
            <text:p>F</text:p>
          </table:table-cell>
          <table:table-cell table:style-name="ce254" office:value-type="string" calcext:value-type="string">
            <text:p>VERB</text:p>
          </table:table-cell>
          <table:table-cell table:style-name="ce243" office:value-type="string" calcext:value-type="string">
            <text:p>P</text:p>
            <text:p>R</text:p>
            <text:p>Ê</text:p>
          </table:table-cell>
          <table:table-cell table:style-name="ce254" office:value-type="string" calcext:value-type="string">
            <text:p>R</text:p>
            <text:p>V</text:p>
            <text:p>1</text:p>
          </table:table-cell>
          <table:table-cell table:style-name="ce254" office:value-type="string" calcext:value-type="string">
            <text:p>V</text:p>
            <text:p>T</text:p>
            <text:p>1</text:p>
          </table:table-cell>
          <table:table-cell table:style-name="ce254" office:value-type="string" calcext:value-type="string">
            <text:p>R</text:p>
            <text:p>V</text:p>
            <text:p>2</text:p>
          </table:table-cell>
          <table:table-cell table:style-name="ce254" office:value-type="string" calcext:value-type="string">
            <text:p>V</text:p>
            <text:p>T</text:p>
            <text:p>2</text:p>
          </table:table-cell>
          <table:table-cell table:style-name="ce254" office:value-type="string" calcext:value-type="string">
            <text:p>D</text:p>
            <text:p>E</text:p>
            <text:p>C</text:p>
          </table:table-cell>
          <table:table-cell table:style-name="ce254" office:value-type="string" calcext:value-type="string">
            <text:p>S</text:p>
            <text:p>U</text:p>
            <text:p>F</text:p>
          </table:table-cell>
          <table:table-cell table:style-name="ce254" office:value-type="string" calcext:value-type="string">
            <text:p>VERB</text:p>
          </table:table-cell>
          <table:table-cell table:style-name="ce243" office:value-type="string" calcext:value-type="string">
            <text:p>P</text:p>
            <text:p>R</text:p>
            <text:p>Ê</text:p>
          </table:table-cell>
          <table:table-cell table:style-name="ce254" office:value-type="string" calcext:value-type="string">
            <text:p>R</text:p>
            <text:p>V</text:p>
            <text:p>1</text:p>
          </table:table-cell>
          <table:table-cell table:style-name="ce254" office:value-type="string" calcext:value-type="string">
            <text:p>V</text:p>
            <text:p>T</text:p>
            <text:p>1</text:p>
          </table:table-cell>
          <table:table-cell table:style-name="ce254" office:value-type="string" calcext:value-type="string">
            <text:p>R</text:p>
            <text:p>V</text:p>
            <text:p>2</text:p>
          </table:table-cell>
          <table:table-cell table:style-name="ce254" office:value-type="string" calcext:value-type="string">
            <text:p>V</text:p>
            <text:p>T</text:p>
            <text:p>2</text:p>
          </table:table-cell>
          <table:table-cell table:style-name="ce254" office:value-type="string" calcext:value-type="string">
            <text:p>D</text:p>
            <text:p>E</text:p>
            <text:p>C</text:p>
          </table:table-cell>
          <table:table-cell table:style-name="ce254" office:value-type="string" calcext:value-type="string">
            <text:p>S</text:p>
            <text:p>U</text:p>
            <text:p>F</text:p>
          </table:table-cell>
          <table:table-cell table:number-columns-repeated="969"/>
        </table:table-row>
        <table:table-row table:style-name="ro2">
          <table:table-cell table:style-name="ce42"/>
          <table:table-cell table:style-name="ce244" office:value-type="float" office:value="3" calcext:value-type="float">
            <text:p>0 003</text:p>
          </table:table-cell>
          <table:table-cell table:style-name="ce248" office:value-type="string" calcext:value-type="string">
            <text:p>BËJ (faire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7];[.$J7];[.$K7];[.$L7];[.$M7];[.$N7];[.$O7])" office:value-type="string" office:string-value="UNÊ BËJ" calcext:value-type="string">
            <text:p>UNÊ BËJ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Ë</text:p>
          </table:table-cell>
          <table:table-cell table:style-name="ce265" office:value-type="string" calcext:value-type="string">
            <text:p>J</text:p>
          </table:table-cell>
          <table:table-cell table:style-name="ce265" table:number-columns-repeated="3"/>
          <table:table-cell table:style-name="ce268" table:formula="of:=CONCATENATE([.$P$4];[.$Q7];[.$R7];[.$S7];[.$T7];[.$U7];[.$V7];[.$W7])" office:value-type="string" office:string-value="TÉ BËN" calcext:value-type="string">
            <text:p>TÉ BËN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Ë</text:p>
          </table:table-cell>
          <table:table-cell table:style-name="ce265" table:number-columns-repeated="2"/>
          <table:table-cell office:value-type="string" calcext:value-type="string">
            <text:p>N</text:p>
          </table:table-cell>
          <table:table-cell/>
          <table:table-cell table:style-name="ce271" table:formula="of:=CONCATENATE([.$X$4];[.$Y7];[.$Z7];[.$AA7];[.$AB7];[.$AC7];[.$AD7];[.$AE7])" office:value-type="string" office:string-value="AJ BËN" calcext:value-type="string">
            <text:p>AJ BËN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Ë</text:p>
          </table:table-cell>
          <table:table-cell table:style-name="ce274" table:number-columns-repeated="2"/>
          <table:table-cell table:style-name="ce274" office:value-type="string" calcext:value-type="string">
            <text:p>N</text:p>
          </table:table-cell>
          <table:table-cell table:style-name="ce274"/>
          <table:table-cell table:style-name="ce256" table:formula="of:=CONCATENATE([.$AF$4];[.$AG7];[.$AH7];[.$AI7];[.$AJ7];[.$AK7];[.$AL7];[.$AM7])" office:value-type="string" office:string-value="NA BËJMË" calcext:value-type="string">
            <text:p>NA BËJMË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ËJ</text:p>
          </table:table-cell>
          <table:table-cell table:style-name="ce274" table:number-columns-repeated="2"/>
          <table:table-cell table:style-name="ce274" office:value-type="string" calcext:value-type="string">
            <text:p>MË</text:p>
          </table:table-cell>
          <table:table-cell table:style-name="ce274"/>
          <table:table-cell table:style-name="ce256" table:formula="of:=CONCATENATE([.$AN$4];[.$AO7];[.$AP7];[.$AQ7];[.$AR7];[.$AS7];[.$AT7];[.$AU7])" office:value-type="string" office:string-value="JU BËNI " calcext:value-type="string">
            <text:p>JU BËNI </text:p>
          </table:table-cell>
          <table:table-cell table:style-name="ce259"/>
          <table:table-cell table:style-name="ce278" office:value-type="string" calcext:value-type="string">
            <text:p>B</text:p>
          </table:table-cell>
          <table:table-cell table:style-name="ce270" office:value-type="string" calcext:value-type="string">
            <text:p>Ë</text:p>
          </table:table-cell>
          <table:table-cell table:style-name="ce274" table:number-columns-repeated="2"/>
          <table:table-cell table:style-name="ce266" office:value-type="string" calcext:value-type="string">
            <text:p>NI </text:p>
          </table:table-cell>
          <table:table-cell table:style-name="ce266"/>
          <table:table-cell table:style-name="ce256" table:formula="of:=CONCATENATE([.$AV$4];[.$AW7];[.$AX7];[.$AY7];[.$AZ7];[.$BA7];[.$BB7];[.$BC7])" office:value-type="string" office:string-value="ATO BËJNË" calcext:value-type="string">
            <text:p>ATO BËJNË</text:p>
          </table:table-cell>
          <table:table-cell table:style-name="ce259"/>
          <table:table-cell table:style-name="ce279" office:value-type="string" calcext:value-type="string">
            <text:p>B</text:p>
          </table:table-cell>
          <table:table-cell table:style-name="ce264" office:value-type="string" calcext:value-type="string">
            <text:p>ËJ</text:p>
          </table:table-cell>
          <table:table-cell table:style-name="ce265" table:number-columns-repeated="2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4" office:value-type="float" office:value="3" calcext:value-type="float">
            <text:p>0 003</text:p>
          </table:table-cell>
          <table:table-cell table:style-name="ce248" office:value-type="string" calcext:value-type="string">
            <text:p>BËJ (faire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8];[.$J8];[.$K8];[.$L8];[.$M8];[.$N8];[.$O8])" office:value-type="string" office:string-value="UNÊ BËJA" calcext:value-type="string">
            <text:p>UNÊ BËJA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Ë</text:p>
          </table:table-cell>
          <table:table-cell table:style-name="ce265" table:number-columns-repeated="2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8];[.$R8];[.$S8];[.$T8];[.$U8];[.$V8];[.$W8])" office:value-type="string" office:string-value="TÉ BËJE" calcext:value-type="string">
            <text:p>TÉ BËJE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Ë</text:p>
          </table:table-cell>
          <table:table-cell table:style-name="ce265" table:number-columns-repeated="2"/>
          <table:table-cell office:value-type="string" calcext:value-type="string">
            <text:p>JE</text:p>
          </table:table-cell>
          <table:table-cell/>
          <table:table-cell table:style-name="ce271" table:formula="of:=CONCATENATE([.$X$4];[.$Y8];[.$Z8];[.$AA8];[.$AB8];[.$AC8];[.$AD8];[.$AE8])" office:value-type="string" office:string-value="AJ BËNTE" calcext:value-type="string">
            <text:p>AJ BËNTE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Ë</text:p>
          </table:table-cell>
          <table:table-cell table:style-name="ce274" office:value-type="string" calcext:value-type="string">
            <text:p>N</text:p>
          </table:table-cell>
          <table:table-cell table:style-name="ce274"/>
          <table:table-cell table:style-name="ce274" office:value-type="string" calcext:value-type="string">
            <text:p>TE</text:p>
          </table:table-cell>
          <table:table-cell table:style-name="ce274"/>
          <table:table-cell table:style-name="ce256" table:formula="of:=CONCATENATE([.$AF$4];[.$AG8];[.$AH8];[.$AI8];[.$AJ8];[.$AK8];[.$AL8];[.$AM8])" office:value-type="string" office:string-value="NA BËNIM" calcext:value-type="string">
            <text:p>NA BËNIM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Ë</text:p>
          </table:table-cell>
          <table:table-cell table:style-name="ce274" table:number-columns-repeated="2"/>
          <table:table-cell table:style-name="ce274" office:value-type="string" calcext:value-type="string">
            <text:p>NIM</text:p>
          </table:table-cell>
          <table:table-cell table:style-name="ce274"/>
          <table:table-cell table:style-name="ce256" table:formula="of:=CONCATENATE([.$AN$4];[.$AO8];[.$AP8];[.$AQ8];[.$AR8];[.$AS8];[.$AT8];[.$AU8])" office:value-type="string" office:string-value="JU BËNIT" calcext:value-type="string">
            <text:p>JU BËNIT</text:p>
          </table:table-cell>
          <table:table-cell table:style-name="ce259"/>
          <table:table-cell table:style-name="ce278" office:value-type="string" calcext:value-type="string">
            <text:p>B</text:p>
          </table:table-cell>
          <table:table-cell table:style-name="ce270" office:value-type="string" calcext:value-type="string">
            <text:p>Ë</text:p>
          </table:table-cell>
          <table:table-cell table:style-name="ce274" table:number-columns-repeated="2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8];[.$AX8];[.$AY8];[.$AZ8];[.$BA8];[.$BB8];[.$BC8])" office:value-type="string" office:string-value="ATO BËJNIN" calcext:value-type="string">
            <text:p>ATO BËJNIN</text:p>
          </table:table-cell>
          <table:table-cell table:style-name="ce259"/>
          <table:table-cell table:style-name="ce279" office:value-type="string" calcext:value-type="string">
            <text:p>B</text:p>
          </table:table-cell>
          <table:table-cell table:style-name="ce264" office:value-type="string" calcext:value-type="string">
            <text:p>ËJ</text:p>
          </table:table-cell>
          <table:table-cell table:style-name="ce265" table:number-columns-repeated="2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3" calcext:value-type="float">
            <text:p>0 003</text:p>
          </table:table-cell>
          <table:table-cell table:style-name="ce248" office:value-type="string" calcext:value-type="string">
            <text:p>BËJ (faire)</text:p>
          </table:table-cell>
          <table:table-cell table:style-name="ce250" office:value-type="float" office:value="3" calcext:value-type="float">
            <text:p>03</text:p>
          </table:table-cell>
          <table:table-cell table:style-name="ce250" office:value-type="float" office:value="2" calcext:value-type="float">
            <text:p>02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kr.</text:p>
          </table:table-cell>
          <table:table-cell table:style-name="ce255" table:formula="of:=CONCATENATE([.$H$4];[.$I9];[.$J9];[.$K9];[.$L9];[.$M9];[.$N9];[.$O9])" office:value-type="string" office:string-value="UNÊ KAM BËRË" calcext:value-type="string">
            <text:p>UNÊ KAM BËRË</text:p>
          </table:table-cell>
          <table:table-cell table:style-name="ce259" office:value-type="string" calcext:value-type="string">
            <text:p>KAM </text:p>
          </table:table-cell>
          <table:table-cell table:style-name="ce261" office:value-type="string" calcext:value-type="string">
            <text:p>B</text:p>
          </table:table-cell>
          <table:table-cell table:style-name="ce262" office:value-type="string" calcext:value-type="string">
            <text:p>Ë</text:p>
          </table:table-cell>
          <table:table-cell table:style-name="ce265" office:value-type="string" calcext:value-type="string">
            <text:p>RË</text:p>
          </table:table-cell>
          <table:table-cell table:style-name="ce265" table:number-columns-repeated="3"/>
          <table:table-cell table:style-name="ce268" table:formula="of:=CONCATENATE([.$P$4];[.$Q9];[.$R9];[.$S9];[.$T9];[.$U9];[.$V9];[.$W9])" office:value-type="string" office:string-value="TÉ KE BËRË" calcext:value-type="string">
            <text:p>TÉ KE BËRË</text:p>
          </table:table-cell>
          <table:table-cell table:style-name="ce259" office:value-type="string" calcext:value-type="string">
            <text:p>KE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Ë</text:p>
          </table:table-cell>
          <table:table-cell office:value-type="string" calcext:value-type="string">
            <text:p>RË</text:p>
          </table:table-cell>
          <table:table-cell/>
          <table:table-cell table:style-name="ce265" table:number-columns-repeated="2"/>
          <table:table-cell table:style-name="ce271" table:formula="of:=CONCATENATE([.$X$4];[.$Y9];[.$Z9];[.$AA9];[.$AB9];[.$AC9];[.$AD9];[.$AE9])" office:value-type="string" office:string-value="AJ KA BËRË" calcext:value-type="string">
            <text:p>AJ KA BËRË</text:p>
          </table:table-cell>
          <table:table-cell table:style-name="ce259" office:value-type="string" calcext:value-type="string">
            <text:p>KA </text:p>
          </table:table-cell>
          <table:table-cell table:style-name="ce261" office:value-type="string" calcext:value-type="string">
            <text:p>B</text:p>
          </table:table-cell>
          <table:table-cell table:style-name="ce262" office:value-type="string" calcext:value-type="string">
            <text:p>Ë</text:p>
          </table:table-cell>
          <table:table-cell table:style-name="ce266" office:value-type="string" calcext:value-type="string">
            <text:p>RË</text:p>
          </table:table-cell>
          <table:table-cell table:style-name="ce266"/>
          <table:table-cell table:number-columns-repeated="2"/>
          <table:table-cell table:style-name="ce256" table:formula="of:=CONCATENATE([.$AF$4];[.$AG9];[.$AH9];[.$AI9];[.$AJ9];[.$AK9];[.$AL9];[.$AM9])" office:value-type="string" office:string-value="NA KEMI BËRË" calcext:value-type="string">
            <text:p>NA KEMI BËRË</text:p>
          </table:table-cell>
          <table:table-cell table:style-name="ce259" office:value-type="string" calcext:value-type="string">
            <text:p>KEMI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Ë</text:p>
          </table:table-cell>
          <table:table-cell office:value-type="string" calcext:value-type="string">
            <text:p>RË</text:p>
          </table:table-cell>
          <table:table-cell/>
          <table:table-cell table:style-name="ce265" table:number-columns-repeated="2"/>
          <table:table-cell table:style-name="ce256" table:formula="of:=CONCATENATE([.$AN$4];[.$AO9];[.$AP9];[.$AQ9];[.$AR9];[.$AS9];[.$AT9];[.$AU9])" office:value-type="string" office:string-value="JU KENI BËRË" calcext:value-type="string">
            <text:p>JU KENI BËRË</text:p>
          </table:table-cell>
          <table:table-cell table:style-name="ce259" office:value-type="string" calcext:value-type="string">
            <text:p>KENI </text:p>
          </table:table-cell>
          <table:table-cell table:style-name="ce257" office:value-type="string" calcext:value-type="string">
            <text:p>B</text:p>
          </table:table-cell>
          <table:table-cell table:style-name="ce270" office:value-type="string" calcext:value-type="string">
            <text:p>Ë</text:p>
          </table:table-cell>
          <table:table-cell table:style-name="ce266" office:value-type="string" calcext:value-type="string">
            <text:p>RË</text:p>
          </table:table-cell>
          <table:table-cell table:style-name="ce266" table:number-columns-repeated="3"/>
          <table:table-cell table:style-name="ce256" table:formula="of:=CONCATENATE([.$AV$4];[.$AW9];[.$AX9];[.$AY9];[.$AZ9];[.$BA9];[.$BB9];[.$BC9])" office:value-type="string" office:string-value="ATO KANË BËRË" calcext:value-type="string">
            <text:p>ATO KANË BËRË</text:p>
          </table:table-cell>
          <table:table-cell table:style-name="ce259" office:value-type="string" calcext:value-type="string">
            <text:p>KANË </text:p>
          </table:table-cell>
          <table:table-cell table:style-name="ce261" office:value-type="string" calcext:value-type="string">
            <text:p>B</text:p>
          </table:table-cell>
          <table:table-cell table:style-name="ce262" office:value-type="string" calcext:value-type="string">
            <text:p>Ë</text:p>
          </table:table-cell>
          <table:table-cell office:value-type="string" calcext:value-type="string">
            <text:p>RË</text:p>
          </table:table-cell>
          <table:table-cell/>
          <table:table-cell table:style-name="ce265"/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1" calcext:value-type="float">
            <text:p>0 001</text:p>
          </table:table-cell>
          <table:table-cell table:style-name="ce248" office:value-type="string" calcext:value-type="string">
            <text:p>BËJ (faire)</text:p>
          </table:table-cell>
          <table:table-cell table:style-name="ce250" office:value-type="float" office:value="3" calcext:value-type="float">
            <text:p>03</text:p>
          </table:table-cell>
          <table:table-cell table:style-name="ce250" office:value-type="float" office:value="2" calcext:value-type="float">
            <text:p>02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kr.</text:p>
          </table:table-cell>
          <table:table-cell table:style-name="ce255" table:formula="of:=CONCATENATE([.$H$4];[.$I10];[.$J10];[.$K10];[.$L10];[.$M10];[.$N10];[.$O10])" office:value-type="string" office:string-value="UNÊ KAM BÃ" calcext:value-type="string">
            <text:p>UNÊ KAM BÃ</text:p>
          </table:table-cell>
          <table:table-cell table:style-name="ce259" office:value-type="string" calcext:value-type="string">
            <text:p>KAM </text:p>
          </table:table-cell>
          <table:table-cell table:style-name="ce261" office:value-type="string" calcext:value-type="string">
            <text:p>B</text:p>
          </table:table-cell>
          <table:table-cell table:style-name="ce262" office:value-type="string" calcext:value-type="string">
            <text:p>Ã</text:p>
          </table:table-cell>
          <table:table-cell table:style-name="ce265" table:number-columns-repeated="4"/>
          <table:table-cell table:style-name="ce268" table:formula="of:=CONCATENATE([.$P$4];[.$Q10];[.$R10];[.$S10];[.$T10];[.$U10];[.$V10];[.$W10])" office:value-type="string" office:string-value="TÉ KE BÃN" calcext:value-type="string">
            <text:p>TÉ KE BÃN</text:p>
          </table:table-cell>
          <table:table-cell table:style-name="ce259" office:value-type="string" calcext:value-type="string">
            <text:p>KE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Ã</text:p>
          </table:table-cell>
          <table:table-cell table:number-columns-repeated="2"/>
          <table:table-cell table:style-name="ce265" office:value-type="string" calcext:value-type="string">
            <text:p>N</text:p>
          </table:table-cell>
          <table:table-cell table:style-name="ce265"/>
          <table:table-cell table:style-name="ce271" table:formula="of:=CONCATENATE([.$X$4];[.$Y10];[.$Z10];[.$AA10];[.$AB10];[.$AC10];[.$AD10];[.$AE10])" office:value-type="string" office:string-value="AJ KA BÃ" calcext:value-type="string">
            <text:p>AJ KA BÃ</text:p>
          </table:table-cell>
          <table:table-cell table:style-name="ce259" office:value-type="string" calcext:value-type="string">
            <text:p>KA </text:p>
          </table:table-cell>
          <table:table-cell table:style-name="ce261" office:value-type="string" calcext:value-type="string">
            <text:p>B</text:p>
          </table:table-cell>
          <table:table-cell table:style-name="ce262" office:value-type="string" calcext:value-type="string">
            <text:p>Ã</text:p>
          </table:table-cell>
          <table:table-cell table:style-name="ce266" table:number-columns-repeated="2"/>
          <table:table-cell table:number-columns-repeated="2"/>
          <table:table-cell table:style-name="ce256" table:formula="of:=CONCATENATE([.$AF$4];[.$AG10];[.$AH10];[.$AI10];[.$AJ10];[.$AK10];[.$AL10];[.$AM10])" office:value-type="string" office:string-value="NA KÉMI BÃ  " calcext:value-type="string">
            <text:p>NA KÉMI BÃ <text:s/></text:p>
          </table:table-cell>
          <table:table-cell table:style-name="ce259" office:value-type="string" calcext:value-type="string">
            <text:p>KÉMI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Ã</text:p>
          </table:table-cell>
          <table:table-cell office:value-type="string" calcext:value-type="string">
            <text:p><text:s text:c="2"/></text:p>
          </table:table-cell>
          <table:table-cell/>
          <table:table-cell table:style-name="ce265" table:number-columns-repeated="2"/>
          <table:table-cell table:style-name="ce256" table:formula="of:=CONCATENATE([.$AN$4];[.$AO10];[.$AP10];[.$AQ10];[.$AR10];[.$AS10];[.$AT10];[.$AU10])" office:value-type="string" office:string-value="JU KENI BÃ" calcext:value-type="string">
            <text:p>JU KENI BÃ</text:p>
          </table:table-cell>
          <table:table-cell table:style-name="ce259" office:value-type="string" calcext:value-type="string">
            <text:p>KENI </text:p>
          </table:table-cell>
          <table:table-cell table:style-name="ce257" office:value-type="string" calcext:value-type="string">
            <text:p>B</text:p>
          </table:table-cell>
          <table:table-cell table:style-name="ce270" office:value-type="string" calcext:value-type="string">
            <text:p>Ã</text:p>
          </table:table-cell>
          <table:table-cell table:style-name="ce266" table:number-columns-repeated="4"/>
          <table:table-cell table:style-name="ce256" table:formula="of:=CONCATENATE([.$AV$4];[.$AW10];[.$AX10];[.$AY10];[.$AZ10];[.$BA10];[.$BB10];[.$BC10])" office:value-type="string" office:string-value="ATO KANË BÃ" calcext:value-type="string">
            <text:p>ATO KANË BÃ</text:p>
          </table:table-cell>
          <table:table-cell table:style-name="ce259" office:value-type="string" calcext:value-type="string">
            <text:p>KANË </text:p>
          </table:table-cell>
          <table:table-cell table:style-name="ce261" office:value-type="string" calcext:value-type="string">
            <text:p>B</text:p>
          </table:table-cell>
          <table:table-cell table:style-name="ce262" office:value-type="string" calcext:value-type="string">
            <text:p>Ã</text:p>
          </table:table-cell>
          <table:table-cell table:number-columns-repeated="2"/>
          <table:table-cell table:style-name="ce265"/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4" office:value-type="float" office:value="3" calcext:value-type="float">
            <text:p>0 003</text:p>
          </table:table-cell>
          <table:table-cell table:style-name="ce248" office:value-type="string" calcext:value-type="string">
            <text:p>BËJ (faire)</text:p>
          </table:table-cell>
          <table:table-cell table:number-columns-repeated="2" table:style-name="ce250" office:value-type="float" office:value="4" calcext:value-type="float">
            <text:p>04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kr. e thj.</text:p>
          </table:table-cell>
          <table:table-cell table:style-name="ce255" table:formula="of:=CONCATENATE([.$H$4];[.$I11];[.$J11];[.$K11];[.$L11];[.$M11];[.$N11];[.$O11])" office:value-type="string" office:string-value="UNÊ BËRA" calcext:value-type="string">
            <text:p>UNÊ BËRA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62" office:value-type="string" calcext:value-type="string">
            <text:p>Ë</text:p>
          </table:table-cell>
          <table:table-cell table:style-name="ce265" office:value-type="string" calcext:value-type="string">
            <text:p>RA</text:p>
          </table:table-cell>
          <table:table-cell table:style-name="ce265" table:number-columns-repeated="3"/>
          <table:table-cell table:style-name="ce268" table:formula="of:=CONCATENATE([.$P$4];[.$Q11];[.$R11];[.$S11];[.$T11];[.$U11];[.$V11];[.$W11])" office:value-type="string" office:string-value="TÉ BËRE" calcext:value-type="string">
            <text:p>TÉ BËRE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Ë</text:p>
          </table:table-cell>
          <table:table-cell office:value-type="string" calcext:value-type="string">
            <text:p>RE</text:p>
          </table:table-cell>
          <table:table-cell/>
          <table:table-cell table:style-name="ce265" table:number-columns-repeated="2"/>
          <table:table-cell table:style-name="ce271" table:formula="of:=CONCATENATE([.$X$4];[.$Y11];[.$Z11];[.$AA11];[.$AB11];[.$AC11];[.$AD11];[.$AE11])" office:value-type="string" office:string-value="AJ BËRI" calcext:value-type="string">
            <text:p>AJ BËRI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62" office:value-type="string" calcext:value-type="string">
            <text:p>Ë</text:p>
          </table:table-cell>
          <table:table-cell table:style-name="ce266" office:value-type="string" calcext:value-type="string">
            <text:p>RI</text:p>
          </table:table-cell>
          <table:table-cell table:style-name="ce266"/>
          <table:table-cell table:number-columns-repeated="2"/>
          <table:table-cell table:style-name="ce256" table:formula="of:=CONCATENATE([.$AF$4];[.$AG11];[.$AH11];[.$AI11];[.$AJ11];[.$AK11];[.$AL11];[.$AM11])" office:value-type="string" office:string-value="NA BËMË" calcext:value-type="string">
            <text:p>NA BËMË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Ë</text:p>
          </table:table-cell>
          <table:table-cell office:value-type="string" calcext:value-type="string">
            <text:p>MË</text:p>
          </table:table-cell>
          <table:table-cell/>
          <table:table-cell table:style-name="ce265" table:number-columns-repeated="2"/>
          <table:table-cell table:style-name="ce256" table:formula="of:=CONCATENATE([.$AN$4];[.$AO11];[.$AP11];[.$AQ11];[.$AR11];[.$AS11];[.$AT11];[.$AU11])" office:value-type="string" office:string-value="JU BËTË" calcext:value-type="string">
            <text:p>JU BËTË</text:p>
          </table:table-cell>
          <table:table-cell table:style-name="ce259"/>
          <table:table-cell table:style-name="ce257" office:value-type="string" calcext:value-type="string">
            <text:p>B</text:p>
          </table:table-cell>
          <table:table-cell table:style-name="ce270" office:value-type="string" calcext:value-type="string">
            <text:p>Ë</text:p>
          </table:table-cell>
          <table:table-cell table:style-name="ce266" office:value-type="string" calcext:value-type="string">
            <text:p>TË</text:p>
          </table:table-cell>
          <table:table-cell table:style-name="ce266" table:number-columns-repeated="3"/>
          <table:table-cell table:style-name="ce256" table:formula="of:=CONCATENATE([.$AV$4];[.$AW11];[.$AX11];[.$AY11];[.$AZ11];[.$BA11];[.$BB11];[.$BC11])" office:value-type="string" office:string-value="ATO BËNË" calcext:value-type="string">
            <text:p>ATO BËNË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62" office:value-type="string" calcext:value-type="string">
            <text:p>Ë</text:p>
          </table:table-cell>
          <table:table-cell office:value-type="string" calcext:value-type="string">
            <text:p>NË</text:p>
          </table:table-cell>
          <table:table-cell/>
          <table:table-cell table:style-name="ce265"/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4" office:value-type="float" office:value="3" calcext:value-type="float">
            <text:p>0 003</text:p>
          </table:table-cell>
          <table:table-cell table:style-name="ce248" office:value-type="string" calcext:value-type="string">
            <text:p>BËJ (faire)</text:p>
          </table:table-cell>
          <table:table-cell table:number-columns-repeated="2" table:style-name="ce250" office:value-type="float" office:value="4" calcext:value-type="float">
            <text:p>04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kr. e thj.</text:p>
          </table:table-cell>
          <table:table-cell table:style-name="ce255" table:formula="of:=CONCATENATE([.$H$4];[.$I12];[.$J12];[.$K12];[.$L12];[.$M12];[.$N12];[.$O12])" office:value-type="string" office:string-value="UNÊ BÃNA" calcext:value-type="string">
            <text:p>UNÊ BÃNA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62" office:value-type="string" calcext:value-type="string">
            <text:p>Ã</text:p>
          </table:table-cell>
          <table:table-cell table:style-name="ce265" office:value-type="string" calcext:value-type="string">
            <text:p>NA</text:p>
          </table:table-cell>
          <table:table-cell table:style-name="ce265" table:number-columns-repeated="3"/>
          <table:table-cell table:style-name="ce268" table:formula="of:=CONCATENATE([.$P$4];[.$Q12];[.$R12];[.$S12];[.$T12];[.$U12];[.$V12];[.$W12])" office:value-type="string" office:string-value="TÉ BÃNÊ" calcext:value-type="string">
            <text:p>TÉ BÃNÊ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62" office:value-type="string" calcext:value-type="string">
            <text:p>Ã</text:p>
          </table:table-cell>
          <table:table-cell office:value-type="string" calcext:value-type="string">
            <text:p>NÊ</text:p>
          </table:table-cell>
          <table:table-cell/>
          <table:table-cell table:style-name="ce265" table:number-columns-repeated="2"/>
          <table:table-cell table:style-name="ce271" table:formula="of:=CONCATENATE([.$X$4];[.$Y12];[.$Z12];[.$AA12];[.$AB12];[.$AC12];[.$AD12];[.$AE12])" office:value-type="string" office:string-value="AJ BÃNI" calcext:value-type="string">
            <text:p>AJ BÃNI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62" office:value-type="string" calcext:value-type="string">
            <text:p>Ã</text:p>
          </table:table-cell>
          <table:table-cell table:style-name="ce266" office:value-type="string" calcext:value-type="string">
            <text:p>NI</text:p>
          </table:table-cell>
          <table:table-cell table:style-name="ce266"/>
          <table:table-cell table:number-columns-repeated="2"/>
          <table:table-cell table:style-name="ce256" table:formula="of:=CONCATENATE([.$AF$4];[.$AG12];[.$AH12];[.$AI12];[.$AJ12];[.$AK12];[.$AL12];[.$AM12])" office:value-type="string" office:string-value="NA B" calcext:value-type="string">
            <text:p>NA B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62"/>
          <table:table-cell table:number-columns-repeated="2"/>
          <table:table-cell table:style-name="ce265" table:number-columns-repeated="2"/>
          <table:table-cell table:style-name="ce256" table:formula="of:=CONCATENATE([.$AN$4];[.$AO12];[.$AP12];[.$AQ12];[.$AR12];[.$AS12];[.$AT12];[.$AU12])" office:value-type="string" office:string-value="JU B" calcext:value-type="string">
            <text:p>JU B</text:p>
          </table:table-cell>
          <table:table-cell table:style-name="ce259"/>
          <table:table-cell table:style-name="ce257" office:value-type="string" calcext:value-type="string">
            <text:p>B</text:p>
          </table:table-cell>
          <table:table-cell table:style-name="ce270"/>
          <table:table-cell table:style-name="ce266" table:number-columns-repeated="4"/>
          <table:table-cell table:style-name="ce256" table:formula="of:=CONCATENATE([.$AV$4];[.$AW12];[.$AX12];[.$AY12];[.$AZ12];[.$BA12];[.$BB12];[.$BC12])" office:value-type="string" office:string-value="ATO B" calcext:value-type="string">
            <text:p>ATO B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62"/>
          <table:table-cell table:number-columns-repeated="2"/>
          <table:table-cell table:style-name="ce265"/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4" office:value-type="float" office:value="3" calcext:value-type="float">
            <text:p>0 003</text:p>
          </table:table-cell>
          <table:table-cell table:style-name="ce248" office:value-type="string" calcext:value-type="string">
            <text:p>BËJ (faire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13];[.$J13];[.$K13];[.$L13];[.$M13];[.$N13];[.$O13])" office:value-type="string" office:string-value="UNÊ DO TË BAJ" calcext:value-type="string">
            <text:p>UNÊ DO TË BAJ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A</text:p>
          </table:table-cell>
          <table:table-cell table:style-name="ce265" office:value-type="string" calcext:value-type="string">
            <text:p>J</text:p>
          </table:table-cell>
          <table:table-cell table:style-name="ce265" table:number-columns-repeated="3"/>
          <table:table-cell table:style-name="ce268" table:formula="of:=CONCATENATE([.$P$4];[.$Q13];[.$R13];[.$S13];[.$T13];[.$U13];[.$V13];[.$W13])" office:value-type="string" office:string-value="TÉ DO TË BAJSH" calcext:value-type="string">
            <text:p>TÉ DO TË BAJ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A</text:p>
          </table:table-cell>
          <table:table-cell table:style-name="ce265" office:value-type="string" calcext:value-type="string">
            <text:p>J</text:p>
          </table:table-cell>
          <table:table-cell table:style-name="ce265"/>
          <table:table-cell office:value-type="string" calcext:value-type="string">
            <text:p>SH</text:p>
          </table:table-cell>
          <table:table-cell/>
          <table:table-cell table:style-name="ce271" table:formula="of:=CONCATENATE([.$X$4];[.$Y13];[.$Z13];[.$AA13];[.$AB13];[.$AC13];[.$AD13];[.$AE13])" office:value-type="string" office:string-value="AJ DO TË BAJJË" calcext:value-type="string">
            <text:p>AJ DO TË BAJJ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A</text:p>
          </table:table-cell>
          <table:table-cell table:style-name="ce274" office:value-type="string" calcext:value-type="string">
            <text:p>J</text:p>
          </table:table-cell>
          <table:table-cell table:style-name="ce274"/>
          <table:table-cell table:style-name="ce274" office:value-type="string" calcext:value-type="string">
            <text:p>JË</text:p>
          </table:table-cell>
          <table:table-cell table:style-name="ce274"/>
          <table:table-cell table:style-name="ce256" table:formula="of:=CONCATENATE([.$AF$4];[.$AG13];[.$AH13];[.$AI13];[.$AJ13];[.$AK13];[.$AL13];[.$AM13])" office:value-type="string" office:string-value="NA DO TË BAJMË" calcext:value-type="string">
            <text:p>NA DO TË BAJM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A</text:p>
          </table:table-cell>
          <table:table-cell table:style-name="ce274" office:value-type="string" calcext:value-type="string">
            <text:p>J</text:p>
          </table:table-cell>
          <table:table-cell table:style-name="ce274"/>
          <table:table-cell table:style-name="ce274" office:value-type="string" calcext:value-type="string">
            <text:p>MË</text:p>
          </table:table-cell>
          <table:table-cell table:style-name="ce274"/>
          <table:table-cell table:style-name="ce256" table:formula="of:=CONCATENATE([.$AN$4];[.$AO13];[.$AP13];[.$AQ13];[.$AR13];[.$AS13];[.$AT13];[.$AU13])" office:value-type="string" office:string-value="JU DO TË BAJNI " calcext:value-type="string">
            <text:p>JU DO TË BAJNI </text:p>
          </table:table-cell>
          <table:table-cell table:style-name="ce259" office:value-type="string" calcext:value-type="string">
            <text:p>DO TË </text:p>
          </table:table-cell>
          <table:table-cell table:style-name="ce278" office:value-type="string" calcext:value-type="string">
            <text:p>B</text:p>
          </table:table-cell>
          <table:table-cell table:style-name="ce270" office:value-type="string" calcext:value-type="string">
            <text:p>A</text:p>
          </table:table-cell>
          <table:table-cell table:style-name="ce274" office:value-type="string" calcext:value-type="string">
            <text:p>J</text:p>
          </table:table-cell>
          <table:table-cell table:style-name="ce274"/>
          <table:table-cell table:style-name="ce266" office:value-type="string" calcext:value-type="string">
            <text:p>NI </text:p>
          </table:table-cell>
          <table:table-cell table:style-name="ce266"/>
          <table:table-cell table:style-name="ce256" table:formula="of:=CONCATENATE([.$AV$4];[.$AW13];[.$AX13];[.$AY13];[.$AZ13];[.$BA13];[.$BB13];[.$BC13])" office:value-type="string" office:string-value="ATO DO TË BAJNË" calcext:value-type="string">
            <text:p>ATO DO TË BAJNË</text:p>
          </table:table-cell>
          <table:table-cell table:style-name="ce259" office:value-type="string" calcext:value-type="string">
            <text:p>DO TË </text:p>
          </table:table-cell>
          <table:table-cell table:style-name="ce279" office:value-type="string" calcext:value-type="string">
            <text:p>B</text:p>
          </table:table-cell>
          <table:table-cell table:style-name="ce264" office:value-type="string" calcext:value-type="string">
            <text:p>A</text:p>
          </table:table-cell>
          <table:table-cell table:style-name="ce265" office:value-type="string" calcext:value-type="string">
            <text:p>J</text:p>
          </table:table-cell>
          <table:table-cell table:style-name="ce265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4" office:value-type="float" office:value="3" calcext:value-type="float">
            <text:p>0 003</text:p>
          </table:table-cell>
          <table:table-cell table:style-name="ce248" office:value-type="string" calcext:value-type="string">
            <text:p>BËJ (faire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14];[.$J14];[.$K14];[.$L14];[.$M14];[.$N14];[.$O14])" office:value-type="string" office:string-value="UNÊ DO TË BËJ" calcext:value-type="string">
            <text:p>UNÊ DO TË BËJ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Ë</text:p>
          </table:table-cell>
          <table:table-cell table:style-name="ce265" office:value-type="string" calcext:value-type="string">
            <text:p>J</text:p>
          </table:table-cell>
          <table:table-cell table:style-name="ce265" table:number-columns-repeated="2"/>
          <table:table-cell table:style-name="ce266"/>
          <table:table-cell table:style-name="ce268" table:formula="of:=CONCATENATE([.$P$4];[.$Q14];[.$R14];[.$S14];[.$T14];[.$U14];[.$V14];[.$W14])" office:value-type="string" office:string-value="TÉ DO TË BËSH" calcext:value-type="string">
            <text:p>TÉ DO TË BË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Ë</text:p>
          </table:table-cell>
          <table:table-cell table:style-name="ce265" table:number-columns-repeated="2"/>
          <table:table-cell office:value-type="string" calcext:value-type="string">
            <text:p>SH</text:p>
          </table:table-cell>
          <table:table-cell table:style-name="ce266"/>
          <table:table-cell table:style-name="ce271" table:formula="of:=CONCATENATE([.$X$4];[.$Y14];[.$Z14];[.$AA14];[.$AB14];[.$AC14];[.$AD14];[.$AE14])" office:value-type="string" office:string-value="AJ DO TË BËJË" calcext:value-type="string">
            <text:p>AJ DO TË BËJ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Ë</text:p>
          </table:table-cell>
          <table:table-cell table:style-name="ce274" table:number-columns-repeated="2"/>
          <table:table-cell table:style-name="ce274" office:value-type="string" calcext:value-type="string">
            <text:p>JË</text:p>
          </table:table-cell>
          <table:table-cell table:style-name="ce266"/>
          <table:table-cell table:style-name="ce256" table:formula="of:=CONCATENATE([.$AF$4];[.$AG14];[.$AH14];[.$AI14];[.$AJ14];[.$AK14];[.$AL14];[.$AM14])" office:value-type="string" office:string-value="NA DO TË BËJMË" calcext:value-type="string">
            <text:p>NA DO TË BËJM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Ë</text:p>
          </table:table-cell>
          <table:table-cell table:style-name="ce274" office:value-type="string" calcext:value-type="string">
            <text:p>J</text:p>
          </table:table-cell>
          <table:table-cell table:style-name="ce274"/>
          <table:table-cell table:style-name="ce274" office:value-type="string" calcext:value-type="string">
            <text:p>MË</text:p>
          </table:table-cell>
          <table:table-cell table:style-name="ce266"/>
          <table:table-cell table:style-name="ce256" table:formula="of:=CONCATENATE([.$AN$4];[.$AO14];[.$AP14];[.$AQ14];[.$AR14];[.$AS14];[.$AT14];[.$AU14])" office:value-type="string" office:string-value="JU DO TË BËJNI " calcext:value-type="string">
            <text:p>JU DO TË BËJNI </text:p>
          </table:table-cell>
          <table:table-cell table:style-name="ce259" office:value-type="string" calcext:value-type="string">
            <text:p>DO TË </text:p>
          </table:table-cell>
          <table:table-cell table:style-name="ce278" office:value-type="string" calcext:value-type="string">
            <text:p>B</text:p>
          </table:table-cell>
          <table:table-cell table:style-name="ce270" office:value-type="string" calcext:value-type="string">
            <text:p>Ë</text:p>
          </table:table-cell>
          <table:table-cell table:style-name="ce274" office:value-type="string" calcext:value-type="string">
            <text:p>J</text:p>
          </table:table-cell>
          <table:table-cell table:style-name="ce274"/>
          <table:table-cell table:style-name="ce266" office:value-type="string" calcext:value-type="string">
            <text:p>NI </text:p>
          </table:table-cell>
          <table:table-cell table:style-name="ce266"/>
          <table:table-cell table:style-name="ce256" table:formula="of:=CONCATENATE([.$AV$4];[.$AW14];[.$AX14];[.$AY14];[.$AZ14];[.$BA14];[.$BB14];[.$BC14])" office:value-type="string" office:string-value="ATO DO TË BËJNË" calcext:value-type="string">
            <text:p>ATO DO TË BËJNË</text:p>
          </table:table-cell>
          <table:table-cell table:style-name="ce259" office:value-type="string" calcext:value-type="string">
            <text:p>DO TË </text:p>
          </table:table-cell>
          <table:table-cell table:style-name="ce279" office:value-type="string" calcext:value-type="string">
            <text:p>B</text:p>
          </table:table-cell>
          <table:table-cell table:style-name="ce264" office:value-type="string" calcext:value-type="string">
            <text:p>Ë</text:p>
          </table:table-cell>
          <table:table-cell table:style-name="ce265" office:value-type="string" calcext:value-type="string">
            <text:p>J</text:p>
          </table:table-cell>
          <table:table-cell table:style-name="ce265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4" office:value-type="float" office:value="3" calcext:value-type="float">
            <text:p>0 003</text:p>
          </table:table-cell>
          <table:table-cell table:style-name="ce248" office:value-type="string" calcext:value-type="string">
            <text:p>BËJ (faire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15];[.$J15];[.$K15];[.$L15];[.$M15];[.$N15];[.$O15])" office:value-type="string" office:string-value="UNÊ DO TË BËJA" calcext:value-type="string">
            <text:p>UNÊ DO TË BËJ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Ë</text:p>
          </table:table-cell>
          <table:table-cell table:style-name="ce265" table:number-columns-repeated="2"/>
          <table:table-cell table:style-name="ce265" office:value-type="string" calcext:value-type="string">
            <text:p>JA</text:p>
          </table:table-cell>
          <table:table-cell table:style-name="ce266"/>
          <table:table-cell table:style-name="ce268" table:formula="of:=CONCATENATE([.$P$4];[.$Q15];[.$R15];[.$S15];[.$T15];[.$U15];[.$V15];[.$W15])" office:value-type="string" office:string-value="TÉ DO TË BËJE" calcext:value-type="string">
            <text:p>TÉ DO TË BËJ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Ë</text:p>
          </table:table-cell>
          <table:table-cell table:style-name="ce265" table:number-columns-repeated="2"/>
          <table:table-cell office:value-type="string" calcext:value-type="string">
            <text:p>JE</text:p>
          </table:table-cell>
          <table:table-cell table:style-name="ce266"/>
          <table:table-cell table:style-name="ce271" table:formula="of:=CONCATENATE([.$X$4];[.$Y15];[.$Z15];[.$AA15];[.$AB15];[.$AC15];[.$AD15];[.$AE15])" office:value-type="string" office:string-value="AJ DO TË BËNTE" calcext:value-type="string">
            <text:p>AJ DO TË BËN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Ë</text:p>
          </table:table-cell>
          <table:table-cell table:style-name="ce274" office:value-type="string" calcext:value-type="string">
            <text:p>N</text:p>
          </table:table-cell>
          <table:table-cell table:style-name="ce274"/>
          <table:table-cell table:style-name="ce274" office:value-type="string" calcext:value-type="string">
            <text:p>TE</text:p>
          </table:table-cell>
          <table:table-cell table:style-name="ce266"/>
          <table:table-cell table:style-name="ce256" table:formula="of:=CONCATENATE([.$AF$4];[.$AG15];[.$AH15];[.$AI15];[.$AJ15];[.$AK15];[.$AL15];[.$AM15])" office:value-type="string" office:string-value="NA DO TË BËNIM" calcext:value-type="string">
            <text:p>NA DO TË BËN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Ë</text:p>
          </table:table-cell>
          <table:table-cell table:style-name="ce274" table:number-columns-repeated="2"/>
          <table:table-cell table:style-name="ce274" office:value-type="string" calcext:value-type="string">
            <text:p>NIM</text:p>
          </table:table-cell>
          <table:table-cell table:style-name="ce266"/>
          <table:table-cell table:style-name="ce256" table:formula="of:=CONCATENATE([.$AN$4];[.$AO15];[.$AP15];[.$AQ15];[.$AR15];[.$AS15];[.$AT15];[.$AU15])" office:value-type="string" office:string-value="JU DO TË BËNIT" calcext:value-type="string">
            <text:p>JU DO TË BËNIT</text:p>
          </table:table-cell>
          <table:table-cell table:style-name="ce259" office:value-type="string" calcext:value-type="string">
            <text:p>DO TË </text:p>
          </table:table-cell>
          <table:table-cell table:style-name="ce278" office:value-type="string" calcext:value-type="string">
            <text:p>B</text:p>
          </table:table-cell>
          <table:table-cell table:style-name="ce270" office:value-type="string" calcext:value-type="string">
            <text:p>Ë</text:p>
          </table:table-cell>
          <table:table-cell table:style-name="ce274" table:number-columns-repeated="2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5];[.$AX15];[.$AY15];[.$AZ15];[.$BA15];[.$BB15];[.$BC15])" office:value-type="string" office:string-value="ATO DO TË BËJNIN" calcext:value-type="string">
            <text:p>ATO DO TË BËJNIN</text:p>
          </table:table-cell>
          <table:table-cell table:style-name="ce259" office:value-type="string" calcext:value-type="string">
            <text:p>DO TË </text:p>
          </table:table-cell>
          <table:table-cell table:style-name="ce279" office:value-type="string" calcext:value-type="string">
            <text:p>B</text:p>
          </table:table-cell>
          <table:table-cell table:style-name="ce264" office:value-type="string" calcext:value-type="string">
            <text:p>ËJ</text:p>
          </table:table-cell>
          <table:table-cell table:style-name="ce265" table:number-columns-repeated="2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/>
          <table:table-cell table:style-name="ce244" office:value-type="float" office:value="9" calcext:value-type="float">
            <text:p>0 009</text:p>
          </table:table-cell>
          <table:table-cell table:style-name="ce248" office:value-type="string" calcext:value-type="string">
            <text:p>BIE (apporte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16];[.$J16];[.$K16];[.$L16];[.$M16];[.$N16];[.$O16])" office:value-type="string" office:string-value="UNÊ BIE" calcext:value-type="string">
            <text:p>UNÊ BIE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E</text:p>
          </table:table-cell>
          <table:table-cell table:style-name="ce266"/>
          <table:table-cell table:style-name="ce268" table:formula="of:=CONCATENATE([.$P$4];[.$Q16];[.$R16];[.$S16];[.$T16];[.$U16];[.$V16];[.$W16])" office:value-type="string" office:string-value="TÉ BIE" calcext:value-type="string">
            <text:p>TÉ BIE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65" office:value-type="string" calcext:value-type="string">
            <text:p>E</text:p>
          </table:table-cell>
          <table:table-cell table:style-name="ce265"/>
          <table:table-cell/>
          <table:table-cell table:style-name="ce266"/>
          <table:table-cell table:style-name="ce271" table:formula="of:=CONCATENATE([.$X$4];[.$Y16];[.$Z16];[.$AA16];[.$AB16];[.$AC16];[.$AD16];[.$AE16])" office:value-type="string" office:string-value="AJ BIE" calcext:value-type="string">
            <text:p>AJ BIE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I</text:p>
          </table:table-cell>
          <table:table-cell table:style-name="ce274" office:value-type="string" calcext:value-type="string">
            <text:p>E</text:p>
          </table:table-cell>
          <table:table-cell table:style-name="ce274" table:number-columns-repeated="2"/>
          <table:table-cell table:style-name="ce266"/>
          <table:table-cell table:style-name="ce256" table:formula="of:=CONCATENATE([.$AF$4];[.$AG16];[.$AH16];[.$AI16];[.$AJ16];[.$AK16];[.$AL16];[.$AM16])" office:value-type="string" office:string-value="NA BIEM" calcext:value-type="string">
            <text:p>NA BIEM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74" table:number-columns-repeated="2"/>
          <table:table-cell table:style-name="ce274" office:value-type="string" calcext:value-type="string">
            <text:p>EM</text:p>
          </table:table-cell>
          <table:table-cell table:style-name="ce266"/>
          <table:table-cell table:style-name="ce256" table:formula="of:=CONCATENATE([.$AN$4];[.$AO16];[.$AP16];[.$AQ16];[.$AR16];[.$AS16];[.$AT16];[.$AU16])" office:value-type="string" office:string-value="JU BINI" calcext:value-type="string">
            <text:p>JU BINI</text:p>
          </table:table-cell>
          <table:table-cell table:style-name="ce259"/>
          <table:table-cell table:style-name="ce278" office:value-type="string" calcext:value-type="string">
            <text:p>BI</text:p>
          </table:table-cell>
          <table:table-cell table:style-name="ce270"/>
          <table:table-cell table:style-name="ce274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6];[.$AX16];[.$AY16];[.$AZ16];[.$BA16];[.$BB16];[.$BC16])" office:value-type="string" office:string-value="ATO BIÊN" calcext:value-type="string">
            <text:p>ATO BIÊN</text:p>
          </table:table-cell>
          <table:table-cell table:style-name="ce259"/>
          <table:table-cell table:style-name="ce279" office:value-type="string" calcext:value-type="string">
            <text:p>B</text:p>
          </table:table-cell>
          <table:table-cell table:style-name="ce264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Ê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4" office:value-type="float" office:value="9" calcext:value-type="float">
            <text:p>0 009</text:p>
          </table:table-cell>
          <table:table-cell table:style-name="ce248" office:value-type="string" calcext:value-type="string">
            <text:p>BIE (apporte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17];[.$J17];[.$K17];[.$L17];[.$M17];[.$N17];[.$O17])" office:value-type="string" office:string-value="UNÊ BIJA" calcext:value-type="string">
            <text:p>UNÊ BIJA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JA</text:p>
          </table:table-cell>
          <table:table-cell table:style-name="ce266"/>
          <table:table-cell table:style-name="ce268" table:formula="of:=CONCATENATE([.$P$4];[.$Q17];[.$R17];[.$S17];[.$T17];[.$U17];[.$V17];[.$W17])" office:value-type="string" office:string-value="TÉ BIJE" calcext:value-type="string">
            <text:p>TÉ BIJE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65" table:number-columns-repeated="2"/>
          <table:table-cell office:value-type="string" calcext:value-type="string">
            <text:p>JE</text:p>
          </table:table-cell>
          <table:table-cell table:style-name="ce266"/>
          <table:table-cell table:style-name="ce271" table:formula="of:=CONCATENATE([.$X$4];[.$Y17];[.$Z17];[.$AA17];[.$AB17];[.$AC17];[.$AD17];[.$AE17])" office:value-type="string" office:string-value="AJ BINTE" calcext:value-type="string">
            <text:p>AJ BINTE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I</text:p>
          </table:table-cell>
          <table:table-cell table:style-name="ce274" office:value-type="string" calcext:value-type="string">
            <text:p>N</text:p>
          </table:table-cell>
          <table:table-cell table:style-name="ce274"/>
          <table:table-cell table:style-name="ce274" office:value-type="string" calcext:value-type="string">
            <text:p>TE</text:p>
          </table:table-cell>
          <table:table-cell table:style-name="ce266"/>
          <table:table-cell table:style-name="ce256" table:formula="of:=CONCATENATE([.$AF$4];[.$AG17];[.$AH17];[.$AI17];[.$AJ17];[.$AK17];[.$AL17];[.$AM17])" office:value-type="string" office:string-value="NA BINIM" calcext:value-type="string">
            <text:p>NA BINIM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74" table:number-columns-repeated="2"/>
          <table:table-cell table:style-name="ce274" office:value-type="string" calcext:value-type="string">
            <text:p>NIM</text:p>
          </table:table-cell>
          <table:table-cell table:style-name="ce266"/>
          <table:table-cell table:style-name="ce256" table:formula="of:=CONCATENATE([.$AN$4];[.$AO17];[.$AP17];[.$AQ17];[.$AR17];[.$AS17];[.$AT17];[.$AU17])" office:value-type="string" office:string-value="JU BINIT" calcext:value-type="string">
            <text:p>JU BINIT</text:p>
          </table:table-cell>
          <table:table-cell table:style-name="ce259"/>
          <table:table-cell table:style-name="ce278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74" table:number-columns-repeated="2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7];[.$AX17];[.$AY17];[.$AZ17];[.$BA17];[.$BB17];[.$BC17])" office:value-type="string" office:string-value="ATO BININ" calcext:value-type="string">
            <text:p>ATO BININ</text:p>
          </table:table-cell>
          <table:table-cell table:style-name="ce259"/>
          <table:table-cell table:style-name="ce279" office:value-type="string" calcext:value-type="string">
            <text:p>B</text:p>
          </table:table-cell>
          <table:table-cell table:style-name="ce264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9" calcext:value-type="float">
            <text:p>0 009</text:p>
          </table:table-cell>
          <table:table-cell table:style-name="ce248" office:value-type="string" calcext:value-type="string">
            <text:p>BIE (apport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18];[.$J18];[.$K18];[.$L18];[.$M18];[.$N18];[.$O18])" office:value-type="string" office:string-value="UNÊ DO TË BI" calcext:value-type="string">
            <text:p>UNÊ DO TË B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4"/>
          <table:table-cell table:style-name="ce268" table:formula="of:=CONCATENATE([.$P$4];[.$Q18];[.$R18];[.$S18];[.$T18];[.$U18];[.$V18];[.$W18])" office:value-type="string" office:string-value="TÉ DO TË BISH" calcext:value-type="string">
            <text:p>TÉ DO TË BI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18];[.$Z18];[.$AA18];[.$AB18];[.$AC18];[.$AD18];[.$AE18])" office:value-type="string" office:string-value="AJ DO TË BJENË" calcext:value-type="string">
            <text:p>AJ DO TË BJENË</text:p>
          </table:table-cell>
          <table:table-cell table:style-name="ce259" office:value-type="string" calcext:value-type="string">
            <text:p>DO TË </text:p>
          </table:table-cell>
          <table:table-cell table:style-name="ce258" office:value-type="string" calcext:value-type="string">
            <text:p>B</text:p>
          </table:table-cell>
          <table:table-cell office:value-type="string" calcext:value-type="string">
            <text:p>JE</text:p>
          </table:table-cell>
          <table:table-cell table:number-columns-repeated="2"/>
          <table:table-cell office:value-type="string" calcext:value-type="string">
            <text:p>NË</text:p>
          </table:table-cell>
          <table:table-cell/>
          <table:table-cell table:style-name="ce256" table:formula="of:=CONCATENATE([.$AF$4];[.$AG18];[.$AH18];[.$AI18];[.$AJ18];[.$AK18];[.$AL18];[.$AM18])" office:value-type="string" office:string-value="NA DO TË BIJM" calcext:value-type="string">
            <text:p>NA DO TË BIJ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table:style-name="ce265" office:value-type="string" calcext:value-type="string">
            <text:p>M</text:p>
          </table:table-cell>
          <table:table-cell table:style-name="ce265"/>
          <table:table-cell table:style-name="ce256" table:formula="of:=CONCATENATE([.$AN$4];[.$AO18];[.$AP18];[.$AQ18];[.$AR18];[.$AS18];[.$AT18];[.$AU18])" office:value-type="string" office:string-value="JU DO TË BIJNI" calcext:value-type="string">
            <text:p>JU DO TË BIJ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8];[.$AX18];[.$AY18];[.$AZ18];[.$BA18];[.$BB18];[.$BC18])" office:value-type="string" office:string-value="ATO DO TË BIN" calcext:value-type="string">
            <text:p>ATO DO TË BIN</text:p>
          </table:table-cell>
          <table:table-cell table:style-name="ce259" office:value-type="string" calcext:value-type="string">
            <text:p>DO TË </text:p>
          </table:table-cell>
          <table:table-cell table:style-name="ce279" office:value-type="string" calcext:value-type="string">
            <text:p>B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9" calcext:value-type="float">
            <text:p>0 009</text:p>
          </table:table-cell>
          <table:table-cell table:style-name="ce248" office:value-type="string" calcext:value-type="string">
            <text:p>BIE (apport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19];[.$J19];[.$K19];[.$L19];[.$M19];[.$N19];[.$O19])" office:value-type="string" office:string-value="UNÊ DO TË BIE" calcext:value-type="string">
            <text:p>UNÊ DO TË BI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E</text:p>
          </table:table-cell>
          <table:table-cell table:style-name="ce265" table:number-columns-repeated="3"/>
          <table:table-cell table:style-name="ce268" table:formula="of:=CONCATENATE([.$P$4];[.$Q19];[.$R19];[.$S19];[.$T19];[.$U19];[.$V19];[.$W19])" office:value-type="string" office:string-value="TÉ DO TË BIESH" calcext:value-type="string">
            <text:p>TÉ DO TË BIE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65" office:value-type="string" calcext:value-type="string">
            <text:p>E</text:p>
          </table:table-cell>
          <table:table-cell table:style-name="ce265"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19];[.$Z19];[.$AA19];[.$AB19];[.$AC19];[.$AD19];[.$AE19])" office:value-type="string" office:string-value="AJ DO TË BJERË" calcext:value-type="string">
            <text:p>AJ DO TË BJER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62" office:value-type="string" calcext:value-type="string">
            <text:p>JE</text:p>
          </table:table-cell>
          <table:table-cell table:style-name="ce266" table:number-columns-repeated="2"/>
          <table:table-cell table:style-name="ce265" office:value-type="string" calcext:value-type="string">
            <text:p>RË</text:p>
          </table:table-cell>
          <table:table-cell table:style-name="ce265"/>
          <table:table-cell table:style-name="ce256" table:formula="of:=CONCATENATE([.$AF$4];[.$AG19];[.$AH19];[.$AI19];[.$AJ19];[.$AK19];[.$AL19];[.$AM19])" office:value-type="string" office:string-value="NA DO TË BIEM" calcext:value-type="string">
            <text:p>NA DO TË BIE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E</text:p>
          </table:table-cell>
          <table:table-cell table:style-name="ce266"/>
          <table:table-cell table:style-name="ce265" office:value-type="string" calcext:value-type="string">
            <text:p>M</text:p>
          </table:table-cell>
          <table:table-cell table:style-name="ce265"/>
          <table:table-cell table:style-name="ce256" table:formula="of:=CONCATENATE([.$AN$4];[.$AO19];[.$AP19];[.$AQ19];[.$AR19];[.$AS19];[.$AT19];[.$AU19])" office:value-type="string" office:string-value="JU DO TË BINI" calcext:value-type="string">
            <text:p>JU DO TË BI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9];[.$AX19];[.$AY19];[.$AZ19];[.$BA19];[.$BB19];[.$BC19])" office:value-type="string" office:string-value="ATO DO TË BIEN" calcext:value-type="string">
            <text:p>ATO DO TË BIEN</text:p>
          </table:table-cell>
          <table:table-cell table:style-name="ce259" office:value-type="string" calcext:value-type="string">
            <text:p>DO TË </text:p>
          </table:table-cell>
          <table:table-cell table:style-name="ce279" office:value-type="string" calcext:value-type="string">
            <text:p>B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E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9" calcext:value-type="float">
            <text:p>0 009</text:p>
          </table:table-cell>
          <table:table-cell table:style-name="ce248" office:value-type="string" calcext:value-type="string">
            <text:p>BIE (apporte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20];[.$J20];[.$K20];[.$L20];[.$M20];[.$N20];[.$O20])" office:value-type="string" office:string-value="UNÊ DO TË BIJA" calcext:value-type="string">
            <text:p>UNÊ DO TË BIJ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20];[.$R20];[.$S20];[.$T20];[.$U20];[.$V20];[.$W20])" office:value-type="string" office:string-value="TÉ DO TË BIJE" calcext:value-type="string">
            <text:p>TÉ DO TË BIJ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20];[.$Z20];[.$AA20];[.$AB20];[.$AC20];[.$AD20];[.$AE20])" office:value-type="string" office:string-value="AJ DO TË BINTE" calcext:value-type="string">
            <text:p>AJ DO TË BIN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N</text:p>
          </table:table-cell>
          <table:table-cell table:style-name="ce266"/>
          <table:table-cell table:style-name="ce265" office:value-type="string" calcext:value-type="string">
            <text:p>TE</text:p>
          </table:table-cell>
          <table:table-cell table:style-name="ce265"/>
          <table:table-cell table:style-name="ce256" table:formula="of:=CONCATENATE([.$AF$4];[.$AG20];[.$AH20];[.$AI20];[.$AJ20];[.$AK20];[.$AL20];[.$AM20])" office:value-type="string" office:string-value="NA DO TË BINIM" calcext:value-type="string">
            <text:p>NA DO TË BIN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20];[.$AP20];[.$AQ20];[.$AR20];[.$AS20];[.$AT20];[.$AU20])" office:value-type="string" office:string-value="JU DO TË BINIT" calcext:value-type="string">
            <text:p>JU DO TË BINIT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20];[.$AX20];[.$AY20];[.$AZ20];[.$BA20];[.$BB20];[.$BC20])" office:value-type="string" office:string-value="ATO DO TË BININ" calcext:value-type="string">
            <text:p>ATO DO TË BININ</text:p>
          </table:table-cell>
          <table:table-cell table:style-name="ce259" office:value-type="string" calcext:value-type="string">
            <text:p>DO TË </text:p>
          </table:table-cell>
          <table:table-cell table:style-name="ce279" office:value-type="string" calcext:value-type="string">
            <text:p>B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/>
          <table:table-cell table:style-name="ce242" office:value-type="float" office:value="10" calcext:value-type="float">
            <text:p>0 010</text:p>
          </table:table-cell>
          <table:table-cell table:style-name="ce248" office:value-type="string" calcext:value-type="string">
            <text:p>BIE (tombe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21];[.$J21];[.$K21];[.$L21];[.$M21];[.$N21];[.$O21])" office:value-type="string" office:string-value="UNÊ BIE" calcext:value-type="string">
            <text:p>UNÊ BIE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E</text:p>
          </table:table-cell>
          <table:table-cell table:style-name="ce265"/>
          <table:table-cell table:style-name="ce268" table:formula="of:=CONCATENATE([.$P$4];[.$Q21];[.$R21];[.$S21];[.$T21];[.$U21];[.$V21];[.$W21])" office:value-type="string" office:string-value="TÉ BIE" calcext:value-type="string">
            <text:p>TÉ BIE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65" office:value-type="string" calcext:value-type="string">
            <text:p>E</text:p>
          </table:table-cell>
          <table:table-cell table:style-name="ce265"/>
          <table:table-cell table:number-columns-repeated="2"/>
          <table:table-cell table:style-name="ce271" table:formula="of:=CONCATENATE([.$X$4];[.$Y21];[.$Z21];[.$AA21];[.$AB21];[.$AC21];[.$AD21];[.$AE21])" office:value-type="string" office:string-value="AJ BIE" calcext:value-type="string">
            <text:p>AJ BIE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I</text:p>
          </table:table-cell>
          <table:table-cell table:style-name="ce274" office:value-type="string" calcext:value-type="string">
            <text:p>E</text:p>
          </table:table-cell>
          <table:table-cell table:style-name="ce274" table:number-columns-repeated="3"/>
          <table:table-cell table:style-name="ce256" table:formula="of:=CONCATENATE([.$AF$4];[.$AG21];[.$AH21];[.$AI21];[.$AJ21];[.$AK21];[.$AL21];[.$AM21])" office:value-type="string" office:string-value="NA BIEM" calcext:value-type="string">
            <text:p>NA BIEM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74" table:number-columns-repeated="2"/>
          <table:table-cell table:style-name="ce274" office:value-type="string" calcext:value-type="string">
            <text:p>EM</text:p>
          </table:table-cell>
          <table:table-cell table:style-name="ce274"/>
          <table:table-cell table:style-name="ce256" table:formula="of:=CONCATENATE([.$AN$4];[.$AO21];[.$AP21];[.$AQ21];[.$AR21];[.$AS21];[.$AT21];[.$AU21])" office:value-type="string" office:string-value="JU BINI" calcext:value-type="string">
            <text:p>JU BINI</text:p>
          </table:table-cell>
          <table:table-cell table:style-name="ce259"/>
          <table:table-cell table:style-name="ce278" office:value-type="string" calcext:value-type="string">
            <text:p>BI</text:p>
          </table:table-cell>
          <table:table-cell table:style-name="ce270"/>
          <table:table-cell table:style-name="ce274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21];[.$AX21];[.$AY21];[.$AZ21];[.$BA21];[.$BB21];[.$BC21])" office:value-type="string" office:string-value="ATO BIÊN" calcext:value-type="string">
            <text:p>ATO BIÊN</text:p>
          </table:table-cell>
          <table:table-cell table:style-name="ce259"/>
          <table:table-cell table:style-name="ce279" office:value-type="string" calcext:value-type="string">
            <text:p>B</text:p>
          </table:table-cell>
          <table:table-cell table:style-name="ce264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Ê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0" calcext:value-type="float">
            <text:p>0 010</text:p>
          </table:table-cell>
          <table:table-cell table:style-name="ce248" office:value-type="string" calcext:value-type="string">
            <text:p>BIE (tombe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22];[.$J22];[.$K22];[.$L22];[.$M22];[.$N22];[.$O22])" office:value-type="string" office:string-value="UNÊ BIJA" calcext:value-type="string">
            <text:p>UNÊ BIJA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22];[.$R22];[.$S22];[.$T22];[.$U22];[.$V22];[.$W22])" office:value-type="string" office:string-value="TÉ BIJE" calcext:value-type="string">
            <text:p>TÉ BIJE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65" table:number-columns-repeated="2"/>
          <table:table-cell office:value-type="string" calcext:value-type="string">
            <text:p>JE</text:p>
          </table:table-cell>
          <table:table-cell/>
          <table:table-cell table:style-name="ce271" table:formula="of:=CONCATENATE([.$X$4];[.$Y22];[.$Z22];[.$AA22];[.$AB22];[.$AC22];[.$AD22];[.$AE22])" office:value-type="string" office:string-value="AJ BINTE" calcext:value-type="string">
            <text:p>AJ BINTE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I</text:p>
          </table:table-cell>
          <table:table-cell table:style-name="ce274" office:value-type="string" calcext:value-type="string">
            <text:p>N</text:p>
          </table:table-cell>
          <table:table-cell table:style-name="ce274"/>
          <table:table-cell office:value-type="string" calcext:value-type="string">
            <text:p>TE</text:p>
          </table:table-cell>
          <table:table-cell/>
          <table:table-cell table:style-name="ce256" table:formula="of:=CONCATENATE([.$AF$4];[.$AG22];[.$AH22];[.$AI22];[.$AJ22];[.$AK22];[.$AL22];[.$AM22])" office:value-type="string" office:string-value="NA BINIM" calcext:value-type="string">
            <text:p>NA BINIM</text:p>
          </table:table-cell>
          <table:table-cell table:style-name="ce259"/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74" table:number-columns-repeated="2"/>
          <table:table-cell table:style-name="ce274" office:value-type="string" calcext:value-type="string">
            <text:p>NIM</text:p>
          </table:table-cell>
          <table:table-cell table:style-name="ce274"/>
          <table:table-cell table:style-name="ce256" table:formula="of:=CONCATENATE([.$AN$4];[.$AO22];[.$AP22];[.$AQ22];[.$AR22];[.$AS22];[.$AT22];[.$AU22])" office:value-type="string" office:string-value="JU BINIT" calcext:value-type="string">
            <text:p>JU BINIT</text:p>
          </table:table-cell>
          <table:table-cell table:style-name="ce259"/>
          <table:table-cell table:style-name="ce278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74" table:number-columns-repeated="2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22];[.$AX22];[.$AY22];[.$AZ22];[.$BA22];[.$BB22];[.$BC22])" office:value-type="string" office:string-value="ATO BININ" calcext:value-type="string">
            <text:p>ATO BININ</text:p>
          </table:table-cell>
          <table:table-cell table:style-name="ce259"/>
          <table:table-cell table:style-name="ce279" office:value-type="string" calcext:value-type="string">
            <text:p>B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0" calcext:value-type="float">
            <text:p>0 010</text:p>
          </table:table-cell>
          <table:table-cell table:style-name="ce248" office:value-type="string" calcext:value-type="string">
            <text:p>BIE (tomb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23];[.$J23];[.$K23];[.$L23];[.$M23];[.$N23];[.$O23])" office:value-type="string" office:string-value="UNÊ DO TË BIE" calcext:value-type="string">
            <text:p>UNÊ DO TË BI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I</text:p>
          </table:table-cell>
          <table:table-cell table:style-name="ce265" office:value-type="string" calcext:value-type="string">
            <text:p>E</text:p>
          </table:table-cell>
          <table:table-cell table:style-name="ce265" table:number-columns-repeated="3"/>
          <table:table-cell table:style-name="ce268" table:formula="of:=CONCATENATE([.$P$4];[.$Q23];[.$R23];[.$S23];[.$T23];[.$U23];[.$V23];[.$W23])" office:value-type="string" office:string-value="TÉ DO TË BIESH" calcext:value-type="string">
            <text:p>TÉ DO TË BIE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65" office:value-type="string" calcext:value-type="string">
            <text:p>E</text:p>
          </table:table-cell>
          <table:table-cell table:style-name="ce265"/>
          <table:table-cell office:value-type="string" calcext:value-type="string">
            <text:p>SH</text:p>
          </table:table-cell>
          <table:table-cell/>
          <table:table-cell table:style-name="ce271" table:formula="of:=CONCATENATE([.$X$4];[.$Y23];[.$Z23];[.$AA23];[.$AB23];[.$AC23];[.$AD23];[.$AE23])" office:value-type="string" office:string-value="AJ DO TË BJERË" calcext:value-type="string">
            <text:p>AJ DO TË BJER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JE</text:p>
          </table:table-cell>
          <table:table-cell table:style-name="ce274" table:number-columns-repeated="2"/>
          <table:table-cell table:style-name="ce274" office:value-type="string" calcext:value-type="string">
            <text:p>RË</text:p>
          </table:table-cell>
          <table:table-cell table:style-name="ce274"/>
          <table:table-cell table:style-name="ce256" table:formula="of:=CONCATENATE([.$AF$4];[.$AG23];[.$AH23];[.$AI23];[.$AJ23];[.$AK23];[.$AL23];[.$AM23])" office:value-type="string" office:string-value="NA DO TË BIEM" calcext:value-type="string">
            <text:p>NA DO TË BIE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74" office:value-type="string" calcext:value-type="string">
            <text:p>E</text:p>
          </table:table-cell>
          <table:table-cell table:style-name="ce274"/>
          <table:table-cell table:style-name="ce274" office:value-type="string" calcext:value-type="string">
            <text:p>M</text:p>
          </table:table-cell>
          <table:table-cell table:style-name="ce274"/>
          <table:table-cell table:style-name="ce256" table:formula="of:=CONCATENATE([.$AN$4];[.$AO23];[.$AP23];[.$AQ23];[.$AR23];[.$AS23];[.$AT23];[.$AU23])" office:value-type="string" office:string-value="JU DO TË BINI" calcext:value-type="string">
            <text:p>JU DO TË BINI</text:p>
          </table:table-cell>
          <table:table-cell table:style-name="ce259" office:value-type="string" calcext:value-type="string">
            <text:p>DO TË </text:p>
          </table:table-cell>
          <table:table-cell table:style-name="ce278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74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23];[.$AX23];[.$AY23];[.$AZ23];[.$BA23];[.$BB23];[.$BC23])" office:value-type="string" office:string-value="ATO DO TË BIEN" calcext:value-type="string">
            <text:p>ATO DO TË BIEN</text:p>
          </table:table-cell>
          <table:table-cell table:style-name="ce259" office:value-type="string" calcext:value-type="string">
            <text:p>DO TË </text:p>
          </table:table-cell>
          <table:table-cell table:style-name="ce279" office:value-type="string" calcext:value-type="string">
            <text:p>B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E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10" calcext:value-type="float">
            <text:p>0 010</text:p>
          </table:table-cell>
          <table:table-cell table:style-name="ce248" office:value-type="string" calcext:value-type="string">
            <text:p>BIE (tomb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24];[.$J24];[.$K24];[.$L24];[.$M24];[.$N24];[.$O24])" office:value-type="string" office:string-value="UNÊ DO TË BIË" calcext:value-type="string">
            <text:p>UNÊ DO TË BI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I</text:p>
          </table:table-cell>
          <table:table-cell table:style-name="ce265" office:value-type="string" calcext:value-type="string">
            <text:p>Ë</text:p>
          </table:table-cell>
          <table:table-cell table:style-name="ce265" table:number-columns-repeated="3"/>
          <table:table-cell table:style-name="ce268" table:formula="of:=CONCATENATE([.$P$4];[.$Q24];[.$R24];[.$S24];[.$T24];[.$U24];[.$V24];[.$W24])" office:value-type="string" office:string-value="TÉ DO TË BISH" calcext:value-type="string">
            <text:p>TÉ DO TË BI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65" table:number-columns-repeated="2"/>
          <table:table-cell office:value-type="string" calcext:value-type="string">
            <text:p>SH</text:p>
          </table:table-cell>
          <table:table-cell/>
          <table:table-cell table:style-name="ce271" table:formula="of:=CONCATENATE([.$X$4];[.$Y24];[.$Z24];[.$AA24];[.$AB24];[.$AC24];[.$AD24];[.$AE24])" office:value-type="string" office:string-value="AJ DO TË BJENË" calcext:value-type="string">
            <text:p>AJ DO TË BJEN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64" office:value-type="string" calcext:value-type="string">
            <text:p>JE</text:p>
          </table:table-cell>
          <table:table-cell table:style-name="ce274" table:number-columns-repeated="2"/>
          <table:table-cell table:style-name="ce274" office:value-type="string" calcext:value-type="string">
            <text:p>NË</text:p>
          </table:table-cell>
          <table:table-cell table:style-name="ce274"/>
          <table:table-cell table:style-name="ce256" table:formula="of:=CONCATENATE([.$AF$4];[.$AG24];[.$AH24];[.$AI24];[.$AJ24];[.$AK24];[.$AL24];[.$AM24])" office:value-type="string" office:string-value="NA DO TË BIJM" calcext:value-type="string">
            <text:p>NA DO TË BIJ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74" office:value-type="string" calcext:value-type="string">
            <text:p>J</text:p>
          </table:table-cell>
          <table:table-cell table:style-name="ce274"/>
          <table:table-cell table:style-name="ce274" office:value-type="string" calcext:value-type="string">
            <text:p>M</text:p>
          </table:table-cell>
          <table:table-cell table:style-name="ce274"/>
          <table:table-cell table:style-name="ce256" table:formula="of:=CONCATENATE([.$AN$4];[.$AO24];[.$AP24];[.$AQ24];[.$AR24];[.$AS24];[.$AT24];[.$AU24])" office:value-type="string" office:string-value="JU DO TË BIJNI" calcext:value-type="string">
            <text:p>JU DO TË BIJNI</text:p>
          </table:table-cell>
          <table:table-cell table:style-name="ce259" office:value-type="string" calcext:value-type="string">
            <text:p>DO TË </text:p>
          </table:table-cell>
          <table:table-cell table:style-name="ce278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74" office:value-type="string" calcext:value-type="string">
            <text:p>J</text:p>
          </table:table-cell>
          <table:table-cell table:style-name="ce274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24];[.$AX24];[.$AY24];[.$AZ24];[.$BA24];[.$BB24];[.$BC24])" office:value-type="string" office:string-value="ATO DO TË BIN" calcext:value-type="string">
            <text:p>ATO DO TË BIN</text:p>
          </table:table-cell>
          <table:table-cell table:style-name="ce259" office:value-type="string" calcext:value-type="string">
            <text:p>DO TË </text:p>
          </table:table-cell>
          <table:table-cell table:style-name="ce279" office:value-type="string" calcext:value-type="string">
            <text:p>B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0" calcext:value-type="float">
            <text:p>0 010</text:p>
          </table:table-cell>
          <table:table-cell table:style-name="ce248" office:value-type="string" calcext:value-type="string">
            <text:p>BIE (tombe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25];[.$J25];[.$K25];[.$L25];[.$M25];[.$N25];[.$O25])" office:value-type="string" office:string-value="UNÊ DO TË BIJA" calcext:value-type="string">
            <text:p>UNÊ DO TË BIJ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25];[.$R25];[.$S25];[.$T25];[.$U25];[.$V25];[.$W25])" office:value-type="string" office:string-value="TÉ DO TË BIJE" calcext:value-type="string">
            <text:p>TÉ DO TË BIJ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25];[.$Z25];[.$AA25];[.$AB25];[.$AC25];[.$AD25];[.$AE25])" office:value-type="string" office:string-value="AJ DO TË BINTE" calcext:value-type="string">
            <text:p>AJ DO TË BIN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N</text:p>
          </table:table-cell>
          <table:table-cell table:style-name="ce266"/>
          <table:table-cell table:style-name="ce265" office:value-type="string" calcext:value-type="string">
            <text:p>TE</text:p>
          </table:table-cell>
          <table:table-cell table:style-name="ce265"/>
          <table:table-cell table:style-name="ce256" table:formula="of:=CONCATENATE([.$AF$4];[.$AG25];[.$AH25];[.$AI25];[.$AJ25];[.$AK25];[.$AL25];[.$AM25])" office:value-type="string" office:string-value="NA DO TË BINIM" calcext:value-type="string">
            <text:p>NA DO TË BIN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25];[.$AP25];[.$AQ25];[.$AR25];[.$AS25];[.$AT25];[.$AU25])" office:value-type="string" office:string-value="JU DO TË BINIT" calcext:value-type="string">
            <text:p>JU DO TË BINIT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B</text:p>
          </table:table-cell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25];[.$AX25];[.$AY25];[.$AZ25];[.$BA25];[.$BB25];[.$BC25])" office:value-type="string" office:string-value="ATO DO TË BININ" calcext:value-type="string">
            <text:p>ATO DO TË BININ</text:p>
          </table:table-cell>
          <table:table-cell table:style-name="ce259" office:value-type="string" calcext:value-type="string">
            <text:p>DO TË </text:p>
          </table:table-cell>
          <table:table-cell table:style-name="ce279" office:value-type="string" calcext:value-type="string">
            <text:p>B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/>
          <table:table-cell table:style-name="ce242" office:value-type="float" office:value="7" calcext:value-type="float">
            <text:p>0 007</text:p>
          </table:table-cell>
          <table:table-cell table:style-name="ce248" office:value-type="string" calcext:value-type="string">
            <text:p>DAL (sorti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B.L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26];[.$J26];[.$K26];[.$L26];[.$M26];[.$N26];[.$O26])" office:value-type="string" office:string-value="UNÊ DAL" calcext:value-type="string">
            <text:p>UNÊ DAL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L</text:p>
          </table:table-cell>
          <table:table-cell table:style-name="ce265" table:number-columns-repeated="3"/>
          <table:table-cell table:style-name="ce268" table:formula="of:=CONCATENATE([.$P$4];[.$Q26];[.$R26];[.$S26];[.$T26];[.$U26];[.$V26];[.$W26])" office:value-type="string" office:string-value="TÉ DÊL" calcext:value-type="string">
            <text:p>TÉ DÊL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Ê</text:p>
          </table:table-cell>
          <table:table-cell table:style-name="ce265" office:value-type="string" calcext:value-type="string">
            <text:p>L</text:p>
          </table:table-cell>
          <table:table-cell table:style-name="ce265" table:number-columns-repeated="3"/>
          <table:table-cell table:style-name="ce271" table:formula="of:=CONCATENATE([.$X$4];[.$Y26];[.$Z26];[.$AA26];[.$AB26];[.$AC26];[.$AD26];[.$AE26])" office:value-type="string" office:string-value="AJ DÊL" calcext:value-type="string">
            <text:p>AJ DÊL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62" office:value-type="string" calcext:value-type="string">
            <text:p>Ê</text:p>
          </table:table-cell>
          <table:table-cell table:style-name="ce266" office:value-type="string" calcext:value-type="string">
            <text:p>L</text:p>
          </table:table-cell>
          <table:table-cell table:style-name="ce266"/>
          <table:table-cell table:style-name="ce265" table:number-columns-repeated="2"/>
          <table:table-cell table:style-name="ce256" table:formula="of:=CONCATENATE([.$AF$4];[.$AG26];[.$AH26];[.$AI26];[.$AJ26];[.$AK26];[.$AL26];[.$AM26])" office:value-type="string" office:string-value="NA DALIM" calcext:value-type="string">
            <text:p>NA DALIM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A</text:p>
          </table:table-cell>
          <table:table-cell table:style-name="ce266" office:value-type="string" calcext:value-type="string">
            <text:p>L</text:p>
          </table:table-cell>
          <table:table-cell table:style-name="ce266"/>
          <table:table-cell table:style-name="ce265" office:value-type="string" calcext:value-type="string">
            <text:p>IM</text:p>
          </table:table-cell>
          <table:table-cell table:style-name="ce265"/>
          <table:table-cell table:style-name="ce256" table:formula="of:=CONCATENATE([.$AN$4];[.$AO26];[.$AP26];[.$AQ26];[.$AR26];[.$AS26];[.$AT26];[.$AU26])" office:value-type="string" office:string-value="JU DILNI" calcext:value-type="string">
            <text:p>JU DILNI</text:p>
          </table:table-cell>
          <table:table-cell table:style-name="ce259"/>
          <table:table-cell table:style-name="ce257" office:value-type="string" calcext:value-type="string">
            <text:p>D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L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26];[.$AX26];[.$AY26];[.$AZ26];[.$BA26];[.$BB26];[.$BC26])" office:value-type="string" office:string-value="ATO DALIN" calcext:value-type="string">
            <text:p>ATO DALIN</text:p>
          </table:table-cell>
          <table:table-cell table:style-name="ce259"/>
          <table:table-cell table:style-name="ce279" office:value-type="string" calcext:value-type="string">
            <text:p>D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L</text:p>
          </table:table-cell>
          <table:table-cell table:style-name="ce265"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7" calcext:value-type="float">
            <text:p>0 007</text:p>
          </table:table-cell>
          <table:table-cell table:style-name="ce248" office:value-type="string" calcext:value-type="string">
            <text:p>DAL (sorti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B.L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27];[.$J27];[.$K27];[.$L27];[.$M27];[.$N27];[.$O27])" office:value-type="string" office:string-value="UNÊ DILJA" calcext:value-type="string">
            <text:p>UNÊ DILJA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L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27];[.$R27];[.$S27];[.$T27];[.$U27];[.$V27];[.$W27])" office:value-type="string" office:string-value="TÉ DILJE" calcext:value-type="string">
            <text:p>TÉ DILJE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I</text:p>
          </table:table-cell>
          <table:table-cell table:style-name="ce265" office:value-type="string" calcext:value-type="string">
            <text:p>L</text:p>
          </table:table-cell>
          <table:table-cell table:style-name="ce265"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27];[.$Z27];[.$AA27];[.$AB27];[.$AC27];[.$AD27];[.$AE27])" office:value-type="string" office:string-value="AJ DILTE" calcext:value-type="string">
            <text:p>AJ DILTE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L</text:p>
          </table:table-cell>
          <table:table-cell table:style-name="ce266"/>
          <table:table-cell table:style-name="ce265" office:value-type="string" calcext:value-type="string">
            <text:p>TE</text:p>
          </table:table-cell>
          <table:table-cell table:style-name="ce265"/>
          <table:table-cell table:style-name="ce256" table:formula="of:=CONCATENATE([.$AF$4];[.$AG27];[.$AH27];[.$AI27];[.$AJ27];[.$AK27];[.$AL27];[.$AM27])" office:value-type="string" office:string-value="NA DILNIM" calcext:value-type="string">
            <text:p>NA DILNIM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L</text:p>
          </table:table-cell>
          <table:table-cell table:style-name="ce266"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27];[.$AP27];[.$AQ27];[.$AR27];[.$AS27];[.$AT27];[.$AU27])" office:value-type="string" office:string-value="JU DILNIT" calcext:value-type="string">
            <text:p>JU DILNIT</text:p>
          </table:table-cell>
          <table:table-cell table:style-name="ce259"/>
          <table:table-cell table:style-name="ce257" office:value-type="string" calcext:value-type="string">
            <text:p>D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L</text:p>
          </table:table-cell>
          <table:table-cell table:style-name="ce266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27];[.$AX27];[.$AY27];[.$AZ27];[.$BA27];[.$BB27];[.$BC27])" office:value-type="string" office:string-value="ATO DILNIN" calcext:value-type="string">
            <text:p>ATO DILNIN</text:p>
          </table:table-cell>
          <table:table-cell table:style-name="ce259"/>
          <table:table-cell table:style-name="ce279" office:value-type="string" calcext:value-type="string">
            <text:p>D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L</text:p>
          </table:table-cell>
          <table:table-cell table:style-name="ce265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7" calcext:value-type="float">
            <text:p>0 007</text:p>
          </table:table-cell>
          <table:table-cell table:style-name="ce248" office:value-type="string" calcext:value-type="string">
            <text:p>DAL (sorti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L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28];[.$J28];[.$K28];[.$L28];[.$M28];[.$N28];[.$O28])" office:value-type="string" office:string-value="UNÊ DO TË DAL" calcext:value-type="string">
            <text:p>UNÊ DO TË DAL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L</text:p>
          </table:table-cell>
          <table:table-cell table:style-name="ce265" table:number-columns-repeated="3"/>
          <table:table-cell table:style-name="ce268" table:formula="of:=CONCATENATE([.$P$4];[.$Q28];[.$R28];[.$S28];[.$T28];[.$U28];[.$V28];[.$W28])" office:value-type="string" office:string-value="TÉ DO TË DALËSH" calcext:value-type="string">
            <text:p>TÉ DO TË DALË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A</text:p>
          </table:table-cell>
          <table:table-cell table:style-name="ce265" office:value-type="string" calcext:value-type="string">
            <text:p>L</text:p>
          </table:table-cell>
          <table:table-cell table:style-name="ce265" office:value-type="string" calcext:value-type="string">
            <text:p>Ë</text:p>
          </table:table-cell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28];[.$Z28];[.$AA28];[.$AB28];[.$AC28];[.$AD28];[.$AE28])" office:value-type="string" office:string-value="AJ DO TË DALË" calcext:value-type="string">
            <text:p>AJ DO TË DAL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L</text:p>
          </table:table-cell>
          <table:table-cell table:style-name="ce265"/>
          <table:table-cell table:style-name="ce265" office:value-type="string" calcext:value-type="string">
            <text:p>Ë</text:p>
          </table:table-cell>
          <table:table-cell table:style-name="ce265"/>
          <table:table-cell table:style-name="ce256" table:formula="of:=CONCATENATE([.$AF$4];[.$AG28];[.$AH28];[.$AI28];[.$AJ28];[.$AK28];[.$AL28];[.$AM28])" office:value-type="string" office:string-value="NA DO TË DALIM" calcext:value-type="string">
            <text:p>NA DO TË DAL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A</text:p>
          </table:table-cell>
          <table:table-cell table:style-name="ce265" office:value-type="string" calcext:value-type="string">
            <text:p>L</text:p>
          </table:table-cell>
          <table:table-cell table:style-name="ce265"/>
          <table:table-cell table:style-name="ce265" office:value-type="string" calcext:value-type="string">
            <text:p>IM</text:p>
          </table:table-cell>
          <table:table-cell table:style-name="ce265"/>
          <table:table-cell table:style-name="ce256" table:formula="of:=CONCATENATE([.$AN$4];[.$AO28];[.$AP28];[.$AQ28];[.$AR28];[.$AS28];[.$AT28];[.$AU28])" office:value-type="string" office:string-value="JU DO TË DILNI" calcext:value-type="string">
            <text:p>JU DO TË DILN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I</text:p>
          </table:table-cell>
          <table:table-cell table:style-name="ce265" office:value-type="string" calcext:value-type="string">
            <text:p>L</text:p>
          </table:table-cell>
          <table:table-cell table:style-name="ce265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28];[.$AX28];[.$AY28];[.$AZ28];[.$BA28];[.$BB28];[.$BC28])" office:value-type="string" office:string-value="ATO DO TË DALIN" calcext:value-type="string">
            <text:p>ATO DO TË DALIN</text:p>
          </table:table-cell>
          <table:table-cell table:style-name="ce259" office:value-type="string" calcext:value-type="string">
            <text:p>DO TË </text:p>
          </table:table-cell>
          <table:table-cell table:style-name="ce279" office:value-type="string" calcext:value-type="string">
            <text:p>D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L</text:p>
          </table:table-cell>
          <table:table-cell table:style-name="ce265"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7" calcext:value-type="float">
            <text:p>0 007</text:p>
          </table:table-cell>
          <table:table-cell table:style-name="ce248" office:value-type="string" calcext:value-type="string">
            <text:p>DAL (sorti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B.L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29];[.$J29];[.$K29];[.$L29];[.$M29];[.$N29];[.$O29])" office:value-type="string" office:string-value="UNÊ DO TË DILJA" calcext:value-type="string">
            <text:p>UNÊ DO TË DILJ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L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29];[.$R29];[.$S29];[.$T29];[.$U29];[.$V29];[.$W29])" office:value-type="string" office:string-value="TÉ DO TË DILJE" calcext:value-type="string">
            <text:p>TÉ DO TË DILJ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I</text:p>
          </table:table-cell>
          <table:table-cell table:style-name="ce265" office:value-type="string" calcext:value-type="string">
            <text:p>L</text:p>
          </table:table-cell>
          <table:table-cell table:style-name="ce265"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29];[.$Z29];[.$AA29];[.$AB29];[.$AC29];[.$AD29];[.$AE29])" office:value-type="string" office:string-value="AJ DO TË DILTE" calcext:value-type="string">
            <text:p>AJ DO TË DIL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65" office:value-type="string" calcext:value-type="string">
            <text:p>I</text:p>
          </table:table-cell>
          <table:table-cell table:style-name="ce266" office:value-type="string" calcext:value-type="string">
            <text:p>L</text:p>
          </table:table-cell>
          <table:table-cell table:style-name="ce266"/>
          <table:table-cell table:style-name="ce265" office:value-type="string" calcext:value-type="string">
            <text:p>TE</text:p>
          </table:table-cell>
          <table:table-cell table:style-name="ce265"/>
          <table:table-cell table:style-name="ce256" table:formula="of:=CONCATENATE([.$AF$4];[.$AG29];[.$AH29];[.$AI29];[.$AJ29];[.$AK29];[.$AL29];[.$AM29])" office:value-type="string" office:string-value="NA DO TË DILNIM" calcext:value-type="string">
            <text:p>NA DO TË DILN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L</text:p>
          </table:table-cell>
          <table:table-cell table:style-name="ce266"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29];[.$AP29];[.$AQ29];[.$AR29];[.$AS29];[.$AT29];[.$AU29])" office:value-type="string" office:string-value="JU DO TË DILNIT" calcext:value-type="string">
            <text:p>JU DO TË DILNIT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D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L</text:p>
          </table:table-cell>
          <table:table-cell table:style-name="ce266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29];[.$AX29];[.$AY29];[.$AZ29];[.$BA29];[.$BB29];[.$BC29])" office:value-type="string" office:string-value="ATO DO TË DILNIN" calcext:value-type="string">
            <text:p>ATO DO TË DILNIN</text:p>
          </table:table-cell>
          <table:table-cell table:style-name="ce259" office:value-type="string" calcext:value-type="string">
            <text:p>DO TË </text:p>
          </table:table-cell>
          <table:table-cell table:style-name="ce279" office:value-type="string" calcext:value-type="string">
            <text:p>D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L</text:p>
          </table:table-cell>
          <table:table-cell table:style-name="ce265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/>
          <table:table-cell table:style-name="ce242" office:value-type="float" office:value="12" calcext:value-type="float">
            <text:p>0 012</text:p>
          </table:table-cell>
          <table:table-cell table:style-name="ce248" office:value-type="string" calcext:value-type="string">
            <text:p>DREDH (enroule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B.E→I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30];[.$J30];[.$K30];[.$L30];[.$M30];[.$N30];[.$O30])" office:value-type="string" office:string-value="UNÊ DREDH" calcext:value-type="string">
            <text:p>UNÊ DREDH</text:p>
          </table:table-cell>
          <table:table-cell table:style-name="ce259"/>
          <table:table-cell table:style-name="ce261" office:value-type="string" calcext:value-type="string">
            <text:p>DR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DH</text:p>
          </table:table-cell>
          <table:table-cell table:style-name="ce265" table:number-columns-repeated="3"/>
          <table:table-cell table:style-name="ce268" table:formula="of:=CONCATENATE([.$P$4];[.$Q30];[.$R30];[.$S30];[.$T30];[.$U30];[.$V30];[.$W30])" office:value-type="string" office:string-value="TÉ DREDH" calcext:value-type="string">
            <text:p>TÉ DREDH</text:p>
          </table:table-cell>
          <table:table-cell table:style-name="ce259"/>
          <table:table-cell table:style-name="ce261" office:value-type="string" calcext:value-type="string">
            <text:p>DR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DH</text:p>
          </table:table-cell>
          <table:table-cell/>
          <table:table-cell table:style-name="ce265" table:number-columns-repeated="2"/>
          <table:table-cell table:style-name="ce271" table:formula="of:=CONCATENATE([.$X$4];[.$Y30];[.$Z30];[.$AA30];[.$AB30];[.$AC30];[.$AD30];[.$AE30])" office:value-type="string" office:string-value="AJ DREDH" calcext:value-type="string">
            <text:p>AJ DREDH</text:p>
          </table:table-cell>
          <table:table-cell table:style-name="ce259"/>
          <table:table-cell table:style-name="ce261" office:value-type="string" calcext:value-type="string">
            <text:p>DR</text:p>
          </table:table-cell>
          <table:table-cell table:style-name="ce265" office:value-type="string" calcext:value-type="string">
            <text:p>E</text:p>
          </table:table-cell>
          <table:table-cell table:style-name="ce266" office:value-type="string" calcext:value-type="string">
            <text:p>DH</text:p>
          </table:table-cell>
          <table:table-cell table:style-name="ce266"/>
          <table:table-cell table:style-name="ce265" table:number-columns-repeated="2"/>
          <table:table-cell table:style-name="ce256" table:formula="of:=CONCATENATE([.$AF$4];[.$AG30];[.$AH30];[.$AI30];[.$AJ30];[.$AK30];[.$AL30];[.$AM30])" office:value-type="string" office:string-value="NA DREDHIM" calcext:value-type="string">
            <text:p>NA DREDHIM</text:p>
          </table:table-cell>
          <table:table-cell table:style-name="ce259"/>
          <table:table-cell table:style-name="ce261" office:value-type="string" calcext:value-type="string">
            <text:p>DR</text:p>
          </table:table-cell>
          <table:table-cell table:style-name="ce270" office:value-type="string" calcext:value-type="string">
            <text:p>E</text:p>
          </table:table-cell>
          <table:table-cell table:style-name="ce266" office:value-type="string" calcext:value-type="string">
            <text:p>DH</text:p>
          </table:table-cell>
          <table:table-cell table:style-name="ce266"/>
          <table:table-cell table:style-name="ce265" office:value-type="string" calcext:value-type="string">
            <text:p>IM</text:p>
          </table:table-cell>
          <table:table-cell table:style-name="ce265"/>
          <table:table-cell table:style-name="ce256" table:formula="of:=CONCATENATE([.$AN$4];[.$AO30];[.$AP30];[.$AQ30];[.$AR30];[.$AS30];[.$AT30];[.$AU30])" office:value-type="string" office:string-value="JU DRIDHNI" calcext:value-type="string">
            <text:p>JU DRIDHNI</text:p>
          </table:table-cell>
          <table:table-cell table:style-name="ce259"/>
          <table:table-cell table:style-name="ce257" office:value-type="string" calcext:value-type="string">
            <text:p>DR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DH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30];[.$AX30];[.$AY30];[.$AZ30];[.$BA30];[.$BB30];[.$BC30])" office:value-type="string" office:string-value="ATO DREDHIN" calcext:value-type="string">
            <text:p>ATO DREDHIN</text:p>
          </table:table-cell>
          <table:table-cell table:style-name="ce259"/>
          <table:table-cell table:style-name="ce279" office:value-type="string" calcext:value-type="string">
            <text:p>DR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DH</text:p>
          </table:table-cell>
          <table:table-cell table:style-name="ce265"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2" calcext:value-type="float">
            <text:p>0 012</text:p>
          </table:table-cell>
          <table:table-cell table:style-name="ce248" office:value-type="string" calcext:value-type="string">
            <text:p>DREDH (enroule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B.E→I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31];[.$J31];[.$K31];[.$L31];[.$M31];[.$N31];[.$O31])" office:value-type="string" office:string-value="UNÊ DRIDHJA" calcext:value-type="string">
            <text:p>UNÊ DRIDHJA</text:p>
          </table:table-cell>
          <table:table-cell table:style-name="ce259"/>
          <table:table-cell table:style-name="ce261" office:value-type="string" calcext:value-type="string">
            <text:p>DR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DH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31];[.$R31];[.$S31];[.$T31];[.$U31];[.$V31];[.$W31])" office:value-type="string" office:string-value="TÉ DRIDHJE" calcext:value-type="string">
            <text:p>TÉ DRIDHJE</text:p>
          </table:table-cell>
          <table:table-cell table:style-name="ce259"/>
          <table:table-cell table:style-name="ce261" office:value-type="string" calcext:value-type="string">
            <text:p>DR</text:p>
          </table:table-cell>
          <table:table-cell table:style-name="ce270" office:value-type="string" calcext:value-type="string">
            <text:p>I</text:p>
          </table:table-cell>
          <table:table-cell table:style-name="ce265" office:value-type="string" calcext:value-type="string">
            <text:p>DH</text:p>
          </table:table-cell>
          <table:table-cell table:style-name="ce265"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31];[.$Z31];[.$AA31];[.$AB31];[.$AC31];[.$AD31];[.$AE31])" office:value-type="string" office:string-value="AJ DRIDHTE" calcext:value-type="string">
            <text:p>AJ DRIDHTE</text:p>
          </table:table-cell>
          <table:table-cell table:style-name="ce259"/>
          <table:table-cell table:style-name="ce261" office:value-type="string" calcext:value-type="string">
            <text:p>DR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DH</text:p>
          </table:table-cell>
          <table:table-cell table:style-name="ce265"/>
          <table:table-cell table:style-name="ce265" office:value-type="string" calcext:value-type="string">
            <text:p>TE</text:p>
          </table:table-cell>
          <table:table-cell table:style-name="ce265"/>
          <table:table-cell table:style-name="ce256" table:formula="of:=CONCATENATE([.$AF$4];[.$AG31];[.$AH31];[.$AI31];[.$AJ31];[.$AK31];[.$AL31];[.$AM31])" office:value-type="string" office:string-value="NA DRIDHNIM" calcext:value-type="string">
            <text:p>NA DRIDHNIM</text:p>
          </table:table-cell>
          <table:table-cell table:style-name="ce259"/>
          <table:table-cell table:style-name="ce261" office:value-type="string" calcext:value-type="string">
            <text:p>DR</text:p>
          </table:table-cell>
          <table:table-cell table:style-name="ce270" office:value-type="string" calcext:value-type="string">
            <text:p>I</text:p>
          </table:table-cell>
          <table:table-cell table:style-name="ce265" office:value-type="string" calcext:value-type="string">
            <text:p>DH</text:p>
          </table:table-cell>
          <table:table-cell table:style-name="ce265"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31];[.$AP31];[.$AQ31];[.$AR31];[.$AS31];[.$AT31];[.$AU31])" office:value-type="string" office:string-value="JU DRIDHNIT" calcext:value-type="string">
            <text:p>JU DRIDHNIT</text:p>
          </table:table-cell>
          <table:table-cell table:style-name="ce259"/>
          <table:table-cell table:style-name="ce257" office:value-type="string" calcext:value-type="string">
            <text:p>DR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DH</text:p>
          </table:table-cell>
          <table:table-cell table:style-name="ce266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31];[.$AX31];[.$AY31];[.$AZ31];[.$BA31];[.$BB31];[.$BC31])" office:value-type="string" office:string-value="ATO DRIDHNIN" calcext:value-type="string">
            <text:p>ATO DRIDHNIN</text:p>
          </table:table-cell>
          <table:table-cell table:style-name="ce259"/>
          <table:table-cell table:style-name="ce280" office:value-type="string" calcext:value-type="string">
            <text:p>DR</text:p>
          </table:table-cell>
          <table:table-cell table:style-name="ce272" office:value-type="string" calcext:value-type="string">
            <text:p>I</text:p>
          </table:table-cell>
          <table:table-cell table:style-name="ce265" office:value-type="string" calcext:value-type="string">
            <text:p>DH</text:p>
          </table:table-cell>
          <table:table-cell table:style-name="ce265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2" calcext:value-type="float">
            <text:p>0 012</text:p>
          </table:table-cell>
          <table:table-cell table:style-name="ce248" office:value-type="string" calcext:value-type="string">
            <text:p>DREDH (enroul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E→I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32];[.$J32];[.$K32];[.$L32];[.$M32];[.$N32];[.$O32])" office:value-type="string" office:string-value="UNÊ DO TË DREDH" calcext:value-type="string">
            <text:p>UNÊ DO TË DRED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R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DH</text:p>
          </table:table-cell>
          <table:table-cell table:style-name="ce265" table:number-columns-repeated="3"/>
          <table:table-cell table:style-name="ce268" table:formula="of:=CONCATENATE([.$P$4];[.$Q32];[.$R32];[.$S32];[.$T32];[.$U32];[.$V32];[.$W32])" office:value-type="string" office:string-value="TÉ DO TË DREDHËSH" calcext:value-type="string">
            <text:p>TÉ DO TË DREDHË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R</text:p>
          </table:table-cell>
          <table:table-cell table:style-name="ce270" office:value-type="string" calcext:value-type="string">
            <text:p>E</text:p>
          </table:table-cell>
          <table:table-cell table:style-name="ce265" office:value-type="string" calcext:value-type="string">
            <text:p>DH</text:p>
          </table:table-cell>
          <table:table-cell table:style-name="ce265" office:value-type="string" calcext:value-type="string">
            <text:p>Ë</text:p>
          </table:table-cell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32];[.$Z32];[.$AA32];[.$AB32];[.$AC32];[.$AD32];[.$AE32])" office:value-type="string" office:string-value="AJ DO TË DREDHË" calcext:value-type="string">
            <text:p>AJ DO TË DREDH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R</text:p>
          </table:table-cell>
          <table:table-cell table:style-name="ce262" office:value-type="string" calcext:value-type="string">
            <text:p>E</text:p>
          </table:table-cell>
          <table:table-cell table:style-name="ce275" office:value-type="string" calcext:value-type="string">
            <text:p>DH</text:p>
          </table:table-cell>
          <table:table-cell table:style-name="ce275"/>
          <table:table-cell table:style-name="ce275" office:value-type="string" calcext:value-type="string">
            <text:p>Ë</text:p>
          </table:table-cell>
          <table:table-cell table:style-name="ce275"/>
          <table:table-cell table:style-name="ce256" table:formula="of:=CONCATENATE([.$AF$4];[.$AG32];[.$AH32];[.$AI32];[.$AJ32];[.$AK32];[.$AL32];[.$AM32])" office:value-type="string" office:string-value="NA DO TË DREDHIM" calcext:value-type="string">
            <text:p>NA DO TË DREDH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R</text:p>
          </table:table-cell>
          <table:table-cell table:style-name="ce270" office:value-type="string" calcext:value-type="string">
            <text:p>E</text:p>
          </table:table-cell>
          <table:table-cell table:style-name="ce275" office:value-type="string" calcext:value-type="string">
            <text:p>DH</text:p>
          </table:table-cell>
          <table:table-cell table:style-name="ce275"/>
          <table:table-cell table:style-name="ce275" office:value-type="string" calcext:value-type="string">
            <text:p>IM</text:p>
          </table:table-cell>
          <table:table-cell table:style-name="ce275"/>
          <table:table-cell table:style-name="ce256" table:formula="of:=CONCATENATE([.$AN$4];[.$AO32];[.$AP32];[.$AQ32];[.$AR32];[.$AS32];[.$AT32];[.$AU32])" office:value-type="string" office:string-value="JU DO TË DRIDHNI" calcext:value-type="string">
            <text:p>JU DO TË DRIDH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DR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DH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32];[.$AX32];[.$AY32];[.$AZ32];[.$BA32];[.$BB32];[.$BC32])" office:value-type="string" office:string-value="ATO DO TË DREDHIN" calcext:value-type="string">
            <text:p>ATO DO TË DREDHIN</text:p>
          </table:table-cell>
          <table:table-cell table:style-name="ce259" office:value-type="string" calcext:value-type="string">
            <text:p>DO TË </text:p>
          </table:table-cell>
          <table:table-cell table:style-name="ce279" office:value-type="string" calcext:value-type="string">
            <text:p>DR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DH</text:p>
          </table:table-cell>
          <table:table-cell table:style-name="ce265"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2" calcext:value-type="float">
            <text:p>0 012</text:p>
          </table:table-cell>
          <table:table-cell table:style-name="ce248" office:value-type="string" calcext:value-type="string">
            <text:p>DREDH (enroule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B.E→I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33];[.$J33];[.$K33];[.$L33];[.$M33];[.$N33];[.$O33])" office:value-type="string" office:string-value="UNÊ DO TË DRIDHJA" calcext:value-type="string">
            <text:p>UNÊ DO TË DRIDHJ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R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DH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33];[.$R33];[.$S33];[.$T33];[.$U33];[.$V33];[.$W33])" office:value-type="string" office:string-value="TÉ DO TË DRIDHJE" calcext:value-type="string">
            <text:p>TÉ DO TË DRIDHJ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R</text:p>
          </table:table-cell>
          <table:table-cell table:style-name="ce270" office:value-type="string" calcext:value-type="string">
            <text:p>I</text:p>
          </table:table-cell>
          <table:table-cell table:style-name="ce265" office:value-type="string" calcext:value-type="string">
            <text:p>DH</text:p>
          </table:table-cell>
          <table:table-cell table:style-name="ce265"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33];[.$Z33];[.$AA33];[.$AB33];[.$AC33];[.$AD33];[.$AE33])" office:value-type="string" office:string-value="AJ DO TË DRIDHTE" calcext:value-type="string">
            <text:p>AJ DO TË DRIDH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R</text:p>
          </table:table-cell>
          <table:table-cell table:style-name="ce272" office:value-type="string" calcext:value-type="string">
            <text:p>I</text:p>
          </table:table-cell>
          <table:table-cell table:style-name="ce275" office:value-type="string" calcext:value-type="string">
            <text:p>DH</text:p>
          </table:table-cell>
          <table:table-cell table:style-name="ce275"/>
          <table:table-cell table:style-name="ce275" office:value-type="string" calcext:value-type="string">
            <text:p>TE</text:p>
          </table:table-cell>
          <table:table-cell table:style-name="ce275"/>
          <table:table-cell table:style-name="ce256" table:formula="of:=CONCATENATE([.$AF$4];[.$AG33];[.$AH33];[.$AI33];[.$AJ33];[.$AK33];[.$AL33];[.$AM33])" office:value-type="string" office:string-value="NA DO TË DRIDHNIM" calcext:value-type="string">
            <text:p>NA DO TË DRIDHN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R</text:p>
          </table:table-cell>
          <table:table-cell table:style-name="ce270" office:value-type="string" calcext:value-type="string">
            <text:p>I</text:p>
          </table:table-cell>
          <table:table-cell table:style-name="ce275" office:value-type="string" calcext:value-type="string">
            <text:p>DH</text:p>
          </table:table-cell>
          <table:table-cell table:style-name="ce275"/>
          <table:table-cell table:style-name="ce275" office:value-type="string" calcext:value-type="string">
            <text:p>NIM</text:p>
          </table:table-cell>
          <table:table-cell table:style-name="ce275"/>
          <table:table-cell table:style-name="ce256" table:formula="of:=CONCATENATE([.$AN$4];[.$AO33];[.$AP33];[.$AQ33];[.$AR33];[.$AS33];[.$AT33];[.$AU33])" office:value-type="string" office:string-value="JU DO TË DRIDHNIT" calcext:value-type="string">
            <text:p>JU DO TË DRIDHNIT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DR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DH</text:p>
          </table:table-cell>
          <table:table-cell table:style-name="ce266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33];[.$AX33];[.$AY33];[.$AZ33];[.$BA33];[.$BB33];[.$BC33])" office:value-type="string" office:string-value="ATO DO TË DRIDHNIN" calcext:value-type="string">
            <text:p>ATO DO TË DRIDHNIN</text:p>
          </table:table-cell>
          <table:table-cell table:style-name="ce259" office:value-type="string" calcext:value-type="string">
            <text:p>DO TË </text:p>
          </table:table-cell>
          <table:table-cell table:style-name="ce279" office:value-type="string" calcext:value-type="string">
            <text:p>DR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DH</text:p>
          </table:table-cell>
          <table:table-cell table:style-name="ce265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6" calcext:value-type="float">
            <text:p>0 016</text:p>
          </table:table-cell>
          <table:table-cell table:style-name="ce248" office:value-type="string" calcext:value-type="string">
            <text:p>DUA (aime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34];[.$J34];[.$K34];[.$L34];[.$M34];[.$N34];[.$O34])" office:value-type="string" office:string-value="UNÊ DUA" calcext:value-type="string">
            <text:p>UNÊ DUA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62" office:value-type="string" calcext:value-type="string">
            <text:p>U</text:p>
          </table:table-cell>
          <table:table-cell table:style-name="ce265" table:number-columns-repeated="2"/>
          <table:table-cell table:style-name="ce265" office:value-type="string" calcext:value-type="string">
            <text:p>A</text:p>
          </table:table-cell>
          <table:table-cell table:style-name="ce265"/>
          <table:table-cell table:style-name="ce268" table:formula="of:=CONCATENATE([.$P$4];[.$Q34];[.$R34];[.$S34];[.$T34];[.$U34];[.$V34];[.$W34])" office:value-type="string" office:string-value="TÉ DO" calcext:value-type="string">
            <text:p>TÉ DO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O</text:p>
          </table:table-cell>
          <table:table-cell table:style-name="ce265" table:number-columns-repeated="4"/>
          <table:table-cell table:style-name="ce271" table:formula="of:=CONCATENATE([.$X$4];[.$Y34];[.$Z34];[.$AA34];[.$AB34];[.$AC34];[.$AD34];[.$AE34])" office:value-type="string" office:string-value="AJ DO" calcext:value-type="string">
            <text:p>AJ DO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72" office:value-type="string" calcext:value-type="string">
            <text:p>O</text:p>
          </table:table-cell>
          <table:table-cell table:style-name="ce275" table:number-columns-repeated="4"/>
          <table:table-cell table:style-name="ce256" table:formula="of:=CONCATENATE([.$AF$4];[.$AG34];[.$AH34];[.$AI34];[.$AJ34];[.$AK34];[.$AL34];[.$AM34])" office:value-type="string" office:string-value="NA DUAM" calcext:value-type="string">
            <text:p>NA DUAM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U</text:p>
          </table:table-cell>
          <table:table-cell table:style-name="ce275" table:number-columns-repeated="2"/>
          <table:table-cell table:style-name="ce275" office:value-type="string" calcext:value-type="string">
            <text:p>AM</text:p>
          </table:table-cell>
          <table:table-cell table:style-name="ce275"/>
          <table:table-cell table:style-name="ce256" table:formula="of:=CONCATENATE([.$AN$4];[.$AO34];[.$AP34];[.$AQ34];[.$AR34];[.$AS34];[.$AT34];[.$AU34])" office:value-type="string" office:string-value="JU DONI" calcext:value-type="string">
            <text:p>JU DONI</text:p>
          </table:table-cell>
          <table:table-cell table:style-name="ce259"/>
          <table:table-cell table:style-name="ce257" office:value-type="string" calcext:value-type="string">
            <text:p>D</text:p>
          </table:table-cell>
          <table:table-cell table:style-name="ce270" office:value-type="string" calcext:value-type="string">
            <text:p>O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34];[.$AX34];[.$AY34];[.$AZ34];[.$BA34];[.$BB34];[.$BC34])" office:value-type="string" office:string-value="ATO DUAN" calcext:value-type="string">
            <text:p>ATO DUAN</text:p>
          </table:table-cell>
          <table:table-cell table:style-name="ce259"/>
          <table:table-cell table:style-name="ce279" office:value-type="string" calcext:value-type="string">
            <text:p>D</text:p>
          </table:table-cell>
          <table:table-cell table:style-name="ce262" office:value-type="string" calcext:value-type="string">
            <text:p>U</text:p>
          </table:table-cell>
          <table:table-cell table:style-name="ce265" table:number-columns-repeated="2"/>
          <table:table-cell table:style-name="ce265" office:value-type="string" calcext:value-type="string">
            <text:p>A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17" calcext:value-type="float">
            <text:p>0 017</text:p>
          </table:table-cell>
          <table:table-cell table:style-name="ce248" office:value-type="string" calcext:value-type="string">
            <text:p>DUA (aime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35];[.$J35];[.$K35];[.$L35];[.$M35];[.$N35];[.$O35])" office:value-type="string" office:string-value="UNÊ DUA" calcext:value-type="string">
            <text:p>UNÊ DUA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62" office:value-type="string" calcext:value-type="string">
            <text:p>U</text:p>
          </table:table-cell>
          <table:table-cell table:style-name="ce265" table:number-columns-repeated="2"/>
          <table:table-cell table:style-name="ce265" office:value-type="string" calcext:value-type="string">
            <text:p>A</text:p>
          </table:table-cell>
          <table:table-cell table:style-name="ce265"/>
          <table:table-cell table:style-name="ce268" table:formula="of:=CONCATENATE([.$P$4];[.$Q35];[.$R35];[.$S35];[.$T35];[.$U35];[.$V35];[.$W35])" office:value-type="string" office:string-value="TÉ DO" calcext:value-type="string">
            <text:p>TÉ DO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O</text:p>
          </table:table-cell>
          <table:table-cell table:style-name="ce265" table:number-columns-repeated="4"/>
          <table:table-cell table:style-name="ce271" table:formula="of:=CONCATENATE([.$X$4];[.$Y35];[.$Z35];[.$AA35];[.$AB35];[.$AC35];[.$AD35];[.$AE35])" office:value-type="string" office:string-value="AJ DO" calcext:value-type="string">
            <text:p>AJ DO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72" office:value-type="string" calcext:value-type="string">
            <text:p>O</text:p>
          </table:table-cell>
          <table:table-cell table:style-name="ce275" table:number-columns-repeated="4"/>
          <table:table-cell table:style-name="ce256" table:formula="of:=CONCATENATE([.$AF$4];[.$AG35];[.$AH35];[.$AI35];[.$AJ35];[.$AK35];[.$AL35];[.$AM35])" office:value-type="string" office:string-value="NA DUËM" calcext:value-type="string">
            <text:p>NA DUËM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U</text:p>
          </table:table-cell>
          <table:table-cell table:style-name="ce275" table:number-columns-repeated="2"/>
          <table:table-cell table:style-name="ce275" office:value-type="string" calcext:value-type="string">
            <text:p>ËM</text:p>
          </table:table-cell>
          <table:table-cell table:style-name="ce275"/>
          <table:table-cell table:style-name="ce256" table:formula="of:=CONCATENATE([.$AN$4];[.$AO35];[.$AP35];[.$AQ35];[.$AR35];[.$AS35];[.$AT35];[.$AU35])" office:value-type="string" office:string-value="JU DONI" calcext:value-type="string">
            <text:p>JU DONI</text:p>
          </table:table-cell>
          <table:table-cell table:style-name="ce259"/>
          <table:table-cell table:style-name="ce257" office:value-type="string" calcext:value-type="string">
            <text:p>D</text:p>
          </table:table-cell>
          <table:table-cell table:style-name="ce270" office:value-type="string" calcext:value-type="string">
            <text:p>O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35];[.$AX35];[.$AY35];[.$AZ35];[.$BA35];[.$BB35];[.$BC35])" office:value-type="string" office:string-value="ATO DUËN" calcext:value-type="string">
            <text:p>ATO DUËN</text:p>
          </table:table-cell>
          <table:table-cell table:style-name="ce259"/>
          <table:table-cell table:style-name="ce279" office:value-type="string" calcext:value-type="string">
            <text:p>D</text:p>
          </table:table-cell>
          <table:table-cell table:style-name="ce262" office:value-type="string" calcext:value-type="string">
            <text:p>U</text:p>
          </table:table-cell>
          <table:table-cell table:style-name="ce265" table:number-columns-repeated="2"/>
          <table:table-cell table:style-name="ce265" office:value-type="string" calcext:value-type="string">
            <text:p>Ë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6" calcext:value-type="float">
            <text:p>0 016</text:p>
          </table:table-cell>
          <table:table-cell table:style-name="ce248" office:value-type="string" calcext:value-type="string">
            <text:p>DUA (aime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36];[.$J36];[.$K36];[.$L36];[.$M36];[.$N36];[.$O36])" office:value-type="string" office:string-value="UNÊ DOJA" calcext:value-type="string">
            <text:p>UNÊ DOJA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62" office:value-type="string" calcext:value-type="string">
            <text:p>O</text:p>
          </table:table-cell>
          <table:table-cell table:style-name="ce265" table:number-columns-repeated="2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36];[.$R36];[.$S36];[.$T36];[.$U36];[.$V36];[.$W36])" office:value-type="string" office:string-value="TÉ DOJE" calcext:value-type="string">
            <text:p>TÉ DOJE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O</text:p>
          </table:table-cell>
          <table:table-cell table:style-name="ce265" table:number-columns-repeated="2"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36];[.$Z36];[.$AA36];[.$AB36];[.$AC36];[.$AD36];[.$AE36])" office:value-type="string" office:string-value="AJ DONTE" calcext:value-type="string">
            <text:p>AJ DONTE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72" office:value-type="string" calcext:value-type="string">
            <text:p>O</text:p>
          </table:table-cell>
          <table:table-cell table:style-name="ce275" office:value-type="string" calcext:value-type="string">
            <text:p>N</text:p>
          </table:table-cell>
          <table:table-cell table:style-name="ce275"/>
          <table:table-cell table:style-name="ce275" office:value-type="string" calcext:value-type="string">
            <text:p>TE</text:p>
          </table:table-cell>
          <table:table-cell table:style-name="ce275"/>
          <table:table-cell table:style-name="ce256" table:formula="of:=CONCATENATE([.$AF$4];[.$AG36];[.$AH36];[.$AI36];[.$AJ36];[.$AK36];[.$AL36];[.$AM36])" office:value-type="string" office:string-value="NA DONIM" calcext:value-type="string">
            <text:p>NA DONIM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O</text:p>
          </table:table-cell>
          <table:table-cell table:style-name="ce275" table:number-columns-repeated="2"/>
          <table:table-cell table:style-name="ce275" office:value-type="string" calcext:value-type="string">
            <text:p>NIM</text:p>
          </table:table-cell>
          <table:table-cell table:style-name="ce275"/>
          <table:table-cell table:style-name="ce256" table:formula="of:=CONCATENATE([.$AN$4];[.$AO36];[.$AP36];[.$AQ36];[.$AR36];[.$AS36];[.$AT36];[.$AU36])" office:value-type="string" office:string-value="JU DONIT" calcext:value-type="string">
            <text:p>JU DONIT</text:p>
          </table:table-cell>
          <table:table-cell table:style-name="ce259"/>
          <table:table-cell table:style-name="ce257" office:value-type="string" calcext:value-type="string">
            <text:p>D</text:p>
          </table:table-cell>
          <table:table-cell table:style-name="ce270" office:value-type="string" calcext:value-type="string">
            <text:p>O</text:p>
          </table:table-cell>
          <table:table-cell table:style-name="ce266" table:number-columns-repeated="2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36];[.$AX36];[.$AY36];[.$AZ36];[.$BA36];[.$BB36];[.$BC36])" office:value-type="string" office:string-value="ATO DONIN" calcext:value-type="string">
            <text:p>ATO DONIN</text:p>
          </table:table-cell>
          <table:table-cell table:style-name="ce259"/>
          <table:table-cell table:style-name="ce279" office:value-type="string" calcext:value-type="string">
            <text:p>D</text:p>
          </table:table-cell>
          <table:table-cell table:style-name="ce262" office:value-type="string" calcext:value-type="string">
            <text:p>O</text:p>
          </table:table-cell>
          <table:table-cell table:style-name="ce265" table:number-columns-repeated="2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17" calcext:value-type="float">
            <text:p>0 017</text:p>
          </table:table-cell>
          <table:table-cell table:style-name="ce248" office:value-type="string" calcext:value-type="string">
            <text:p>DUA (aime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37];[.$J37];[.$K37];[.$L37];[.$M37];[.$N37];[.$O37])" office:value-type="string" office:string-value="UNÊ DOJSHA" calcext:value-type="string">
            <text:p>UNÊ DOJSHA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62" office:value-type="string" calcext:value-type="string">
            <text:p>O</text:p>
          </table:table-cell>
          <table:table-cell table:style-name="ce265" office:value-type="string" calcext:value-type="string">
            <text:p>J</text:p>
          </table:table-cell>
          <table:table-cell table:style-name="ce265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37];[.$R37];[.$S37];[.$T37];[.$U37];[.$V37];[.$W37])" office:value-type="string" office:string-value="TÉ DOJSHE" calcext:value-type="string">
            <text:p>TÉ DOJSHE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O</text:p>
          </table:table-cell>
          <table:table-cell table:style-name="ce265" office:value-type="string" calcext:value-type="string">
            <text:p>J</text:p>
          </table:table-cell>
          <table:table-cell table:style-name="ce265"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37];[.$Z37];[.$AA37];[.$AB37];[.$AC37];[.$AD37];[.$AE37])" office:value-type="string" office:string-value="AJ DOJKE" calcext:value-type="string">
            <text:p>AJ DOJKE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72" office:value-type="string" calcext:value-type="string">
            <text:p>O</text:p>
          </table:table-cell>
          <table:table-cell table:style-name="ce275" office:value-type="string" calcext:value-type="string">
            <text:p>J</text:p>
          </table:table-cell>
          <table:table-cell table:style-name="ce275"/>
          <table:table-cell table:style-name="ce275" office:value-type="string" calcext:value-type="string">
            <text:p>KE</text:p>
          </table:table-cell>
          <table:table-cell table:style-name="ce275"/>
          <table:table-cell table:style-name="ce256" table:formula="of:=CONCATENATE([.$AF$4];[.$AG37];[.$AH37];[.$AI37];[.$AJ37];[.$AK37];[.$AL37];[.$AM37])" office:value-type="string" office:string-value="NA DOJSHIM" calcext:value-type="string">
            <text:p>NA DOJSHIM</text:p>
          </table:table-cell>
          <table:table-cell table:style-name="ce259"/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O</text:p>
          </table:table-cell>
          <table:table-cell table:style-name="ce275" office:value-type="string" calcext:value-type="string">
            <text:p>J</text:p>
          </table:table-cell>
          <table:table-cell table:style-name="ce275"/>
          <table:table-cell table:style-name="ce275" office:value-type="string" calcext:value-type="string">
            <text:p>SHIM</text:p>
          </table:table-cell>
          <table:table-cell table:style-name="ce275"/>
          <table:table-cell table:style-name="ce256" table:formula="of:=CONCATENATE([.$AN$4];[.$AO37];[.$AP37];[.$AQ37];[.$AR37];[.$AS37];[.$AT37];[.$AU37])" office:value-type="string" office:string-value="JU DOJSHI" calcext:value-type="string">
            <text:p>JU DOJSHI</text:p>
          </table:table-cell>
          <table:table-cell table:style-name="ce259"/>
          <table:table-cell table:style-name="ce257" office:value-type="string" calcext:value-type="string">
            <text:p>D</text:p>
          </table:table-cell>
          <table:table-cell table:style-name="ce270" office:value-type="string" calcext:value-type="string">
            <text:p>O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table:style-name="ce266" office:value-type="string" calcext:value-type="string">
            <text:p>SHI</text:p>
          </table:table-cell>
          <table:table-cell table:style-name="ce266"/>
          <table:table-cell table:style-name="ce256" table:formula="of:=CONCATENATE([.$AV$4];[.$AW37];[.$AX37];[.$AY37];[.$AZ37];[.$BA37];[.$BB37];[.$BC37])" office:value-type="string" office:string-value="ATO DOJSHIN" calcext:value-type="string">
            <text:p>ATO DOJSHIN</text:p>
          </table:table-cell>
          <table:table-cell table:style-name="ce259"/>
          <table:table-cell table:style-name="ce279" office:value-type="string" calcext:value-type="string">
            <text:p>D</text:p>
          </table:table-cell>
          <table:table-cell table:style-name="ce262" office:value-type="string" calcext:value-type="string">
            <text:p>O</text:p>
          </table:table-cell>
          <table:table-cell table:style-name="ce265" office:value-type="string" calcext:value-type="string">
            <text:p>J</text:p>
          </table:table-cell>
          <table:table-cell table:style-name="ce265"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17" calcext:value-type="float">
            <text:p>0 017</text:p>
          </table:table-cell>
          <table:table-cell table:style-name="ce248" office:value-type="string" calcext:value-type="string">
            <text:p>DUA (aim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38];[.$J38];[.$K38];[.$L38];[.$M38];[.$N38];[.$O38])" office:value-type="string" office:string-value="UNÊ DO TË DU" calcext:value-type="string">
            <text:p>UNÊ DO TË DU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62" office:value-type="string" calcext:value-type="string">
            <text:p>U</text:p>
          </table:table-cell>
          <table:table-cell table:style-name="ce265" table:number-columns-repeated="4"/>
          <table:table-cell table:style-name="ce268" table:formula="of:=CONCATENATE([.$P$4];[.$Q38];[.$R38];[.$S38];[.$T38];[.$U38];[.$V38];[.$W38])" office:value-type="string" office:string-value="TÉ DO TË DOJSH" calcext:value-type="string">
            <text:p>TÉ DO TË DOJ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O</text:p>
          </table:table-cell>
          <table:table-cell table:style-name="ce265" office:value-type="string" calcext:value-type="string">
            <text:p>J</text:p>
          </table:table-cell>
          <table:table-cell table:style-name="ce265"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38];[.$Z38];[.$AA38];[.$AB38];[.$AC38];[.$AD38];[.$AE38])" office:value-type="string" office:string-value="AJ DO TË DOJÊ" calcext:value-type="string">
            <text:p>AJ DO TË DOJÊ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72" office:value-type="string" calcext:value-type="string">
            <text:p>O</text:p>
          </table:table-cell>
          <table:table-cell table:style-name="ce275" office:value-type="string" calcext:value-type="string">
            <text:p>J</text:p>
          </table:table-cell>
          <table:table-cell table:style-name="ce275"/>
          <table:table-cell table:style-name="ce275" office:value-type="string" calcext:value-type="string">
            <text:p>Ê</text:p>
          </table:table-cell>
          <table:table-cell table:style-name="ce275"/>
          <table:table-cell table:style-name="ce256" table:formula="of:=CONCATENATE([.$AF$4];[.$AG38];[.$AH38];[.$AI38];[.$AJ38];[.$AK38];[.$AL38];[.$AM38])" office:value-type="string" office:string-value="NA DO TË DOJM" calcext:value-type="string">
            <text:p>NA DO TË DOJ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O</text:p>
          </table:table-cell>
          <table:table-cell table:style-name="ce275" office:value-type="string" calcext:value-type="string">
            <text:p>J</text:p>
          </table:table-cell>
          <table:table-cell table:style-name="ce275"/>
          <table:table-cell table:style-name="ce275" office:value-type="string" calcext:value-type="string">
            <text:p>M</text:p>
          </table:table-cell>
          <table:table-cell table:style-name="ce275"/>
          <table:table-cell table:style-name="ce256" table:formula="of:=CONCATENATE([.$AN$4];[.$AO38];[.$AP38];[.$AQ38];[.$AR38];[.$AS38];[.$AT38];[.$AU38])" office:value-type="string" office:string-value="JU DO TË DOJNI" calcext:value-type="string">
            <text:p>JU DO TË DOJ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D</text:p>
          </table:table-cell>
          <table:table-cell table:style-name="ce270" office:value-type="string" calcext:value-type="string">
            <text:p>O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38];[.$AX38];[.$AY38];[.$AZ38];[.$BA38];[.$BB38];[.$BC38])" office:value-type="string" office:string-value="ATO DO TË DOJNË" calcext:value-type="string">
            <text:p>ATO DO TË DOJNË</text:p>
          </table:table-cell>
          <table:table-cell table:style-name="ce259" office:value-type="string" calcext:value-type="string">
            <text:p>DO TË </text:p>
          </table:table-cell>
          <table:table-cell table:style-name="ce279" office:value-type="string" calcext:value-type="string">
            <text:p>D</text:p>
          </table:table-cell>
          <table:table-cell table:style-name="ce262" office:value-type="string" calcext:value-type="string">
            <text:p>O</text:p>
          </table:table-cell>
          <table:table-cell table:style-name="ce265" office:value-type="string" calcext:value-type="string">
            <text:p>J</text:p>
          </table:table-cell>
          <table:table-cell table:style-name="ce265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6" calcext:value-type="float">
            <text:p>0 016</text:p>
          </table:table-cell>
          <table:table-cell table:style-name="ce248" office:value-type="string" calcext:value-type="string">
            <text:p>DUA (aim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39];[.$J39];[.$K39];[.$L39];[.$M39];[.$N39];[.$O39])" office:value-type="string" office:string-value="UNÊ DO TË DUA" calcext:value-type="string">
            <text:p>UNÊ DO TË DU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62" office:value-type="string" calcext:value-type="string">
            <text:p>U</text:p>
          </table:table-cell>
          <table:table-cell table:style-name="ce265" office:value-type="string" calcext:value-type="string">
            <text:p>A</text:p>
          </table:table-cell>
          <table:table-cell table:style-name="ce265" table:number-columns-repeated="3"/>
          <table:table-cell table:style-name="ce268" table:formula="of:=CONCATENATE([.$P$4];[.$Q39];[.$R39];[.$S39];[.$T39];[.$U39];[.$V39];[.$W39])" office:value-type="string" office:string-value="TÉ DO TË DUASH" calcext:value-type="string">
            <text:p>TÉ DO TË DUA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U</text:p>
          </table:table-cell>
          <table:table-cell table:style-name="ce265" office:value-type="string" calcext:value-type="string">
            <text:p>A</text:p>
          </table:table-cell>
          <table:table-cell table:style-name="ce265"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39];[.$Z39];[.$AA39];[.$AB39];[.$AC39];[.$AD39];[.$AE39])" office:value-type="string" office:string-value="AJ DO TË DOJË" calcext:value-type="string">
            <text:p>AJ DO TË DOJ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62" office:value-type="string" calcext:value-type="string">
            <text:p>O</text:p>
          </table:table-cell>
          <table:table-cell table:style-name="ce265" office:value-type="string" calcext:value-type="string">
            <text:p>J</text:p>
          </table:table-cell>
          <table:table-cell table:style-name="ce265"/>
          <table:table-cell table:style-name="ce265" office:value-type="string" calcext:value-type="string">
            <text:p>Ë</text:p>
          </table:table-cell>
          <table:table-cell table:style-name="ce265"/>
          <table:table-cell table:style-name="ce256" table:formula="of:=CONCATENATE([.$AF$4];[.$AG39];[.$AH39];[.$AI39];[.$AJ39];[.$AK39];[.$AL39];[.$AM39])" office:value-type="string" office:string-value="NA DO TË DUAM" calcext:value-type="string">
            <text:p>NA DO TË DUA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U</text:p>
          </table:table-cell>
          <table:table-cell table:style-name="ce265" office:value-type="string" calcext:value-type="string">
            <text:p>A</text:p>
          </table:table-cell>
          <table:table-cell table:style-name="ce265"/>
          <table:table-cell table:style-name="ce265" office:value-type="string" calcext:value-type="string">
            <text:p>M</text:p>
          </table:table-cell>
          <table:table-cell table:style-name="ce265"/>
          <table:table-cell table:style-name="ce256" table:formula="of:=CONCATENATE([.$AN$4];[.$AO39];[.$AP39];[.$AQ39];[.$AR39];[.$AS39];[.$AT39];[.$AU39])" office:value-type="string" office:string-value="JU DO TË DONI" calcext:value-type="string">
            <text:p>JU DO TË DO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D</text:p>
          </table:table-cell>
          <table:table-cell table:style-name="ce270" office:value-type="string" calcext:value-type="string">
            <text:p>O</text:p>
          </table:table-cell>
          <table:table-cell table:style-name="ce265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39];[.$AX39];[.$AY39];[.$AZ39];[.$BA39];[.$BB39];[.$BC39])" office:value-type="string" office:string-value="ATO DO TË DUAN" calcext:value-type="string">
            <text:p>ATO DO TË DUAN</text:p>
          </table:table-cell>
          <table:table-cell table:style-name="ce259" office:value-type="string" calcext:value-type="string">
            <text:p>DO TË </text:p>
          </table:table-cell>
          <table:table-cell table:style-name="ce279" office:value-type="string" calcext:value-type="string">
            <text:p>D</text:p>
          </table:table-cell>
          <table:table-cell table:style-name="ce262" office:value-type="string" calcext:value-type="string">
            <text:p>U</text:p>
          </table:table-cell>
          <table:table-cell table:style-name="ce265" office:value-type="string" calcext:value-type="string">
            <text:p>A</text:p>
          </table:table-cell>
          <table:table-cell table:style-name="ce265"/>
          <table:table-cell table:style-name="ce265" office:value-type="string" calcext:value-type="string">
            <text:p>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6" calcext:value-type="float">
            <text:p>0 016</text:p>
          </table:table-cell>
          <table:table-cell table:style-name="ce248" office:value-type="string" calcext:value-type="string">
            <text:p>DUA (aime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40];[.$J40];[.$K40];[.$L40];[.$M40];[.$N40];[.$O40])" office:value-type="string" office:string-value="UNÊ DO TË DOJA" calcext:value-type="string">
            <text:p>UNÊ DO TË DOJ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62" office:value-type="string" calcext:value-type="string">
            <text:p>O</text:p>
          </table:table-cell>
          <table:table-cell table:style-name="ce265" table:number-columns-repeated="2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40];[.$R40];[.$S40];[.$T40];[.$U40];[.$V40];[.$W40])" office:value-type="string" office:string-value="TÉ DO TË DOJE" calcext:value-type="string">
            <text:p>TÉ DO TË DOJ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O</text:p>
          </table:table-cell>
          <table:table-cell table:style-name="ce265" table:number-columns-repeated="2"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40];[.$Z40];[.$AA40];[.$AB40];[.$AC40];[.$AD40];[.$AE40])" office:value-type="string" office:string-value="AJ DO TË DONTE" calcext:value-type="string">
            <text:p>AJ DO TË DON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62" office:value-type="string" calcext:value-type="string">
            <text:p>O</text:p>
          </table:table-cell>
          <table:table-cell table:style-name="ce265" office:value-type="string" calcext:value-type="string">
            <text:p>N</text:p>
          </table:table-cell>
          <table:table-cell table:style-name="ce265"/>
          <table:table-cell table:style-name="ce265" office:value-type="string" calcext:value-type="string">
            <text:p>TE</text:p>
          </table:table-cell>
          <table:table-cell table:style-name="ce265"/>
          <table:table-cell table:style-name="ce256" table:formula="of:=CONCATENATE([.$AF$4];[.$AG40];[.$AH40];[.$AI40];[.$AJ40];[.$AK40];[.$AL40];[.$AM40])" office:value-type="string" office:string-value="NA DO TË DONIM" calcext:value-type="string">
            <text:p>NA DO TË DON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O</text:p>
          </table:table-cell>
          <table:table-cell table:style-name="ce265" table:number-columns-repeated="2"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40];[.$AP40];[.$AQ40];[.$AR40];[.$AS40];[.$AT40];[.$AU40])" office:value-type="string" office:string-value="JU DO TË DONIT" calcext:value-type="string">
            <text:p>JU DO TË DONIT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D</text:p>
          </table:table-cell>
          <table:table-cell table:style-name="ce270" office:value-type="string" calcext:value-type="string">
            <text:p>O</text:p>
          </table:table-cell>
          <table:table-cell table:style-name="ce265" table:number-columns-repeated="2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40];[.$AX40];[.$AY40];[.$AZ40];[.$BA40];[.$BB40];[.$BC40])" office:value-type="string" office:string-value="ATO DO TË DONIN" calcext:value-type="string">
            <text:p>ATO DO TË DONIN</text:p>
          </table:table-cell>
          <table:table-cell table:style-name="ce259" office:value-type="string" calcext:value-type="string">
            <text:p>DO TË </text:p>
          </table:table-cell>
          <table:table-cell table:style-name="ce279" office:value-type="string" calcext:value-type="string">
            <text:p>D</text:p>
          </table:table-cell>
          <table:table-cell table:style-name="ce262" office:value-type="string" calcext:value-type="string">
            <text:p>O</text:p>
          </table:table-cell>
          <table:table-cell table:style-name="ce265" table:number-columns-repeated="2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17" calcext:value-type="float">
            <text:p>0 017</text:p>
          </table:table-cell>
          <table:table-cell table:style-name="ce248" office:value-type="string" calcext:value-type="string">
            <text:p>DUA (aime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41];[.$J41];[.$K41];[.$L41];[.$M41];[.$N41];[.$O41])" office:value-type="string" office:string-value="UNÊ DO TË DOJSHA" calcext:value-type="string">
            <text:p>UNÊ DO TË DOJSH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62" office:value-type="string" calcext:value-type="string">
            <text:p>O</text:p>
          </table:table-cell>
          <table:table-cell table:style-name="ce265" office:value-type="string" calcext:value-type="string">
            <text:p>J</text:p>
          </table:table-cell>
          <table:table-cell table:style-name="ce265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41];[.$R41];[.$S41];[.$T41];[.$U41];[.$V41];[.$W41])" office:value-type="string" office:string-value="TÉ DO TË DOJSHE" calcext:value-type="string">
            <text:p>TÉ DO TË DOJSH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O</text:p>
          </table:table-cell>
          <table:table-cell table:style-name="ce265" office:value-type="string" calcext:value-type="string">
            <text:p>J</text:p>
          </table:table-cell>
          <table:table-cell table:style-name="ce265"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41];[.$Z41];[.$AA41];[.$AB41];[.$AC41];[.$AD41];[.$AE41])" office:value-type="string" office:string-value="AJ DO TË DOJKE" calcext:value-type="string">
            <text:p>AJ DO TË DOJK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62" office:value-type="string" calcext:value-type="string">
            <text:p>O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table:style-name="ce265" office:value-type="string" calcext:value-type="string">
            <text:p>KE</text:p>
          </table:table-cell>
          <table:table-cell table:style-name="ce265"/>
          <table:table-cell table:style-name="ce256" table:formula="of:=CONCATENATE([.$AF$4];[.$AG41];[.$AH41];[.$AI41];[.$AJ41];[.$AK41];[.$AL41];[.$AM41])" office:value-type="string" office:string-value="NA DO TË DOJSHIM" calcext:value-type="string">
            <text:p>NA DO TË DOJSH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D</text:p>
          </table:table-cell>
          <table:table-cell table:style-name="ce270" office:value-type="string" calcext:value-type="string">
            <text:p>O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table:style-name="ce265" office:value-type="string" calcext:value-type="string">
            <text:p>SHIM</text:p>
          </table:table-cell>
          <table:table-cell table:style-name="ce265"/>
          <table:table-cell table:style-name="ce256" table:formula="of:=CONCATENATE([.$AN$4];[.$AO41];[.$AP41];[.$AQ41];[.$AR41];[.$AS41];[.$AT41];[.$AU41])" office:value-type="string" office:string-value="JU DO TË DOJSHI" calcext:value-type="string">
            <text:p>JU DO TË DOJSH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D</text:p>
          </table:table-cell>
          <table:table-cell table:style-name="ce270" office:value-type="string" calcext:value-type="string">
            <text:p>O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table:style-name="ce266" office:value-type="string" calcext:value-type="string">
            <text:p>SHI</text:p>
          </table:table-cell>
          <table:table-cell table:style-name="ce266"/>
          <table:table-cell table:style-name="ce256" table:formula="of:=CONCATENATE([.$AV$4];[.$AW41];[.$AX41];[.$AY41];[.$AZ41];[.$BA41];[.$BB41];[.$BC41])" office:value-type="string" office:string-value="ATO DO TË DOJSHIN" calcext:value-type="string">
            <text:p>ATO DO TË DOJSHIN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D</text:p>
          </table:table-cell>
          <table:table-cell table:style-name="ce265" office:value-type="string" calcext:value-type="string">
            <text:p>O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/>
          <table:table-cell table:style-name="ce242" office:value-type="float" office:value="6" calcext:value-type="float">
            <text:p>0 006</text:p>
          </table:table-cell>
          <table:table-cell table:style-name="ce248" office:value-type="string" calcext:value-type="string">
            <text:p>FLAS (parle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B.S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42];[.$J42];[.$K42];[.$L42];[.$M42];[.$N42];[.$O42])" office:value-type="string" office:string-value="UNÊ FLAS" calcext:value-type="string">
            <text:p>UNÊ FLAS</text:p>
          </table:table-cell>
          <table:table-cell table:style-name="ce259"/>
          <table:table-cell table:style-name="ce261" office:value-type="string" calcext:value-type="string">
            <text:p>F</text:p>
          </table:table-cell>
          <table:table-cell table:style-name="ce262"/>
          <table:table-cell table:style-name="ce265" office:value-type="string" calcext:value-type="string">
            <text:p>L</text:p>
          </table:table-cell>
          <table:table-cell table:style-name="ce265"/>
          <table:table-cell table:style-name="ce265" office:value-type="string" calcext:value-type="string">
            <text:p>AS</text:p>
          </table:table-cell>
          <table:table-cell table:style-name="ce265"/>
          <table:table-cell table:style-name="ce268" table:formula="of:=CONCATENATE([.$P$4];[.$Q42];[.$R42];[.$S42];[.$T42];[.$U42];[.$V42];[.$W42])" office:value-type="string" office:string-value="TÉ FLÊT" calcext:value-type="string">
            <text:p>TÉ FLÊT</text:p>
          </table:table-cell>
          <table:table-cell table:style-name="ce259"/>
          <table:table-cell table:style-name="ce261" office:value-type="string" calcext:value-type="string">
            <text:p>FL</text:p>
          </table:table-cell>
          <table:table-cell table:style-name="ce270"/>
          <table:table-cell table:style-name="ce265" table:number-columns-repeated="2"/>
          <table:table-cell table:style-name="ce265" office:value-type="string" calcext:value-type="string">
            <text:p>ÊT</text:p>
          </table:table-cell>
          <table:table-cell table:style-name="ce265"/>
          <table:table-cell table:style-name="ce271" table:formula="of:=CONCATENATE([.$X$4];[.$Y42];[.$Z42];[.$AA42];[.$AB42];[.$AC42];[.$AD42];[.$AE42])" office:value-type="string" office:string-value="AJ FLÊT" calcext:value-type="string">
            <text:p>AJ FLÊT</text:p>
          </table:table-cell>
          <table:table-cell table:style-name="ce259"/>
          <table:table-cell table:style-name="ce261" office:value-type="string" calcext:value-type="string">
            <text:p>FL</text:p>
          </table:table-cell>
          <table:table-cell table:style-name="ce262" office:value-type="string" calcext:value-type="string">
            <text:p>Ê</text:p>
          </table:table-cell>
          <table:table-cell table:style-name="ce265" table:number-columns-repeated="2"/>
          <table:table-cell table:style-name="ce265" office:value-type="string" calcext:value-type="string">
            <text:p>T</text:p>
          </table:table-cell>
          <table:table-cell table:style-name="ce265"/>
          <table:table-cell table:style-name="ce256" table:formula="of:=CONCATENATE([.$AF$4];[.$AG42];[.$AH42];[.$AI42];[.$AJ42];[.$AK42];[.$AL42];[.$AM42])" office:value-type="string" office:string-value="NA FLASIM" calcext:value-type="string">
            <text:p>NA FLASIM</text:p>
          </table:table-cell>
          <table:table-cell table:style-name="ce259"/>
          <table:table-cell table:style-name="ce261" office:value-type="string" calcext:value-type="string">
            <text:p>FL</text:p>
          </table:table-cell>
          <table:table-cell table:style-name="ce270" office:value-type="string" calcext:value-type="string">
            <text:p>A</text:p>
          </table:table-cell>
          <table:table-cell table:style-name="ce265" office:value-type="string" calcext:value-type="string">
            <text:p>S</text:p>
          </table:table-cell>
          <table:table-cell table:style-name="ce265"/>
          <table:table-cell table:style-name="ce265" office:value-type="string" calcext:value-type="string">
            <text:p>IM</text:p>
          </table:table-cell>
          <table:table-cell table:style-name="ce265"/>
          <table:table-cell table:style-name="ce256" table:formula="of:=CONCATENATE([.$AN$4];[.$AO42];[.$AP42];[.$AQ42];[.$AR42];[.$AS42];[.$AT42];[.$AU42])" office:value-type="string" office:string-value="JU FLISNI" calcext:value-type="string">
            <text:p>JU FLISNI</text:p>
          </table:table-cell>
          <table:table-cell table:style-name="ce259"/>
          <table:table-cell table:style-name="ce257" office:value-type="string" calcext:value-type="string">
            <text:p>FL</text:p>
          </table:table-cell>
          <table:table-cell table:style-name="ce270" office:value-type="string" calcext:value-type="string">
            <text:p>I</text:p>
          </table:table-cell>
          <table:table-cell table:style-name="ce265" office:value-type="string" calcext:value-type="string">
            <text:p>S</text:p>
          </table:table-cell>
          <table:table-cell table:style-name="ce265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42];[.$AX42];[.$AY42];[.$AZ42];[.$BA42];[.$BB42];[.$BC42])" office:value-type="string" office:string-value="ATO FLASIN" calcext:value-type="string">
            <text:p>ATO FLASIN</text:p>
          </table:table-cell>
          <table:table-cell table:style-name="ce259"/>
          <table:table-cell table:style-name="ce257" office:value-type="string" calcext:value-type="string">
            <text:p>FL</text:p>
          </table:table-cell>
          <table:table-cell table:style-name="ce265" office:value-type="string" calcext:value-type="string">
            <text:p>A</text:p>
          </table:table-cell>
          <table:table-cell table:style-name="ce265" office:value-type="string" calcext:value-type="string">
            <text:p>S</text:p>
          </table:table-cell>
          <table:table-cell table:style-name="ce265"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6" calcext:value-type="float">
            <text:p>0 006</text:p>
          </table:table-cell>
          <table:table-cell table:style-name="ce248" office:value-type="string" calcext:value-type="string">
            <text:p>FLAS (parle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B.S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43];[.$J43];[.$K43];[.$L43];[.$M43];[.$N43];[.$O43])" office:value-type="string" office:string-value="UNÊ FLITJA" calcext:value-type="string">
            <text:p>UNÊ FLITJA</text:p>
          </table:table-cell>
          <table:table-cell table:style-name="ce259"/>
          <table:table-cell table:style-name="ce261" office:value-type="string" calcext:value-type="string">
            <text:p>FL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T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43];[.$R43];[.$S43];[.$T43];[.$U43];[.$V43];[.$W43])" office:value-type="string" office:string-value="TÉ FLITJE" calcext:value-type="string">
            <text:p>TÉ FLITJE</text:p>
          </table:table-cell>
          <table:table-cell table:style-name="ce259"/>
          <table:table-cell table:style-name="ce261" office:value-type="string" calcext:value-type="string">
            <text:p>FL</text:p>
          </table:table-cell>
          <table:table-cell table:style-name="ce270" office:value-type="string" calcext:value-type="string">
            <text:p>I</text:p>
          </table:table-cell>
          <table:table-cell table:style-name="ce265" office:value-type="string" calcext:value-type="string">
            <text:p>T</text:p>
          </table:table-cell>
          <table:table-cell table:style-name="ce265"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43];[.$Z43];[.$AA43];[.$AB43];[.$AC43];[.$AD43];[.$AE43])" office:value-type="string" office:string-value="AJ FLISTE" calcext:value-type="string">
            <text:p>AJ FLISTE</text:p>
          </table:table-cell>
          <table:table-cell table:style-name="ce259"/>
          <table:table-cell table:style-name="ce261" office:value-type="string" calcext:value-type="string">
            <text:p>FL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S</text:p>
          </table:table-cell>
          <table:table-cell table:style-name="ce265"/>
          <table:table-cell table:style-name="ce265" office:value-type="string" calcext:value-type="string">
            <text:p>TE</text:p>
          </table:table-cell>
          <table:table-cell table:style-name="ce265"/>
          <table:table-cell table:style-name="ce256" table:formula="of:=CONCATENATE([.$AF$4];[.$AG43];[.$AH43];[.$AI43];[.$AJ43];[.$AK43];[.$AL43];[.$AM43])" office:value-type="string" office:string-value="NA FLITNIM" calcext:value-type="string">
            <text:p>NA FLITNIM</text:p>
          </table:table-cell>
          <table:table-cell table:style-name="ce259"/>
          <table:table-cell table:style-name="ce261" office:value-type="string" calcext:value-type="string">
            <text:p>FL</text:p>
          </table:table-cell>
          <table:table-cell table:style-name="ce270" office:value-type="string" calcext:value-type="string">
            <text:p>I</text:p>
          </table:table-cell>
          <table:table-cell table:style-name="ce265" office:value-type="string" calcext:value-type="string">
            <text:p>T</text:p>
          </table:table-cell>
          <table:table-cell table:style-name="ce265"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43];[.$AP43];[.$AQ43];[.$AR43];[.$AS43];[.$AT43];[.$AU43])" office:value-type="string" office:string-value="JU FLITNIT" calcext:value-type="string">
            <text:p>JU FLITNIT</text:p>
          </table:table-cell>
          <table:table-cell table:style-name="ce259"/>
          <table:table-cell table:style-name="ce261" office:value-type="string" calcext:value-type="string">
            <text:p>FL</text:p>
          </table:table-cell>
          <table:table-cell table:style-name="ce270" office:value-type="string" calcext:value-type="string">
            <text:p>I</text:p>
          </table:table-cell>
          <table:table-cell table:style-name="ce265" office:value-type="string" calcext:value-type="string">
            <text:p>T</text:p>
          </table:table-cell>
          <table:table-cell table:style-name="ce265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43];[.$AX43];[.$AY43];[.$AZ43];[.$BA43];[.$BB43];[.$BC43])" office:value-type="string" office:string-value="ATO FLITNIN" calcext:value-type="string">
            <text:p>ATO FLITNIN</text:p>
          </table:table-cell>
          <table:table-cell table:style-name="ce259"/>
          <table:table-cell table:style-name="ce261" office:value-type="string" calcext:value-type="string">
            <text:p>FL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T</text:p>
          </table:table-cell>
          <table:table-cell table:style-name="ce265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6" calcext:value-type="float">
            <text:p>0 006</text:p>
          </table:table-cell>
          <table:table-cell table:style-name="ce248" office:value-type="string" calcext:value-type="string">
            <text:p>FLAS (parl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S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44];[.$J44];[.$K44];[.$L44];[.$M44];[.$N44];[.$O44])" office:value-type="string" office:string-value="UNÊ DO TË FLAS" calcext:value-type="string">
            <text:p>UNÊ DO TË FLAS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FL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S</text:p>
          </table:table-cell>
          <table:table-cell table:style-name="ce265" table:number-columns-repeated="3"/>
          <table:table-cell table:style-name="ce268" table:formula="of:=CONCATENATE([.$P$4];[.$Q44];[.$R44];[.$S44];[.$T44];[.$U44];[.$V44];[.$W44])" office:value-type="string" office:string-value="TÉ DO TË FLASËSH" calcext:value-type="string">
            <text:p>TÉ DO TË FLASË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FL</text:p>
          </table:table-cell>
          <table:table-cell table:style-name="ce270" office:value-type="string" calcext:value-type="string">
            <text:p>A</text:p>
          </table:table-cell>
          <table:table-cell table:style-name="ce265" office:value-type="string" calcext:value-type="string">
            <text:p>S</text:p>
          </table:table-cell>
          <table:table-cell table:style-name="ce265" office:value-type="string" calcext:value-type="string">
            <text:p>Ë</text:p>
          </table:table-cell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44];[.$Z44];[.$AA44];[.$AB44];[.$AC44];[.$AD44];[.$AE44])" office:value-type="string" office:string-value="AJ DO TË FLASË" calcext:value-type="string">
            <text:p>AJ DO TË FLAS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FL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S</text:p>
          </table:table-cell>
          <table:table-cell table:style-name="ce265"/>
          <table:table-cell table:style-name="ce265" office:value-type="string" calcext:value-type="string">
            <text:p>Ë</text:p>
          </table:table-cell>
          <table:table-cell table:style-name="ce265"/>
          <table:table-cell table:style-name="ce256" table:formula="of:=CONCATENATE([.$AF$4];[.$AG44];[.$AH44];[.$AI44];[.$AJ44];[.$AK44];[.$AL44];[.$AM44])" office:value-type="string" office:string-value="NA DO TË FLASIM" calcext:value-type="string">
            <text:p>NA DO TË FLAS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FL</text:p>
          </table:table-cell>
          <table:table-cell table:style-name="ce270" office:value-type="string" calcext:value-type="string">
            <text:p>A</text:p>
          </table:table-cell>
          <table:table-cell table:style-name="ce265" office:value-type="string" calcext:value-type="string">
            <text:p>S</text:p>
          </table:table-cell>
          <table:table-cell table:style-name="ce265"/>
          <table:table-cell table:style-name="ce265" office:value-type="string" calcext:value-type="string">
            <text:p>IM</text:p>
          </table:table-cell>
          <table:table-cell table:style-name="ce265"/>
          <table:table-cell table:style-name="ce256" table:formula="of:=CONCATENATE([.$AN$4];[.$AO44];[.$AP44];[.$AQ44];[.$AR44];[.$AS44];[.$AT44];[.$AU44])" office:value-type="string" office:string-value="JU DO TË FLISNI" calcext:value-type="string">
            <text:p>JU DO TË FLISN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FL</text:p>
          </table:table-cell>
          <table:table-cell table:style-name="ce270" office:value-type="string" calcext:value-type="string">
            <text:p>I</text:p>
          </table:table-cell>
          <table:table-cell table:style-name="ce265" office:value-type="string" calcext:value-type="string">
            <text:p>S</text:p>
          </table:table-cell>
          <table:table-cell table:style-name="ce265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44];[.$AX44];[.$AY44];[.$AZ44];[.$BA44];[.$BB44];[.$BC44])" office:value-type="string" office:string-value="ATO DO TË FLASIN" calcext:value-type="string">
            <text:p>ATO DO TË FLAS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FL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S</text:p>
          </table:table-cell>
          <table:table-cell table:style-name="ce265"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6" calcext:value-type="float">
            <text:p>0 006</text:p>
          </table:table-cell>
          <table:table-cell table:style-name="ce248" office:value-type="string" calcext:value-type="string">
            <text:p>FLAS (parle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B.S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45];[.$J45];[.$K45];[.$L45];[.$M45];[.$N45];[.$O45])" office:value-type="string" office:string-value="UNÊ DO TË FLITJA" calcext:value-type="string">
            <text:p>UNÊ DO TË FLITJ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FL</text:p>
          </table:table-cell>
          <table:table-cell table:style-name="ce264" office:value-type="string" calcext:value-type="string">
            <text:p>I</text:p>
          </table:table-cell>
          <table:table-cell table:style-name="ce265" office:value-type="string" calcext:value-type="string">
            <text:p>T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45];[.$R45];[.$S45];[.$T45];[.$U45];[.$V45];[.$W45])" office:value-type="string" office:string-value="TÉ DO TË FLITJE" calcext:value-type="string">
            <text:p>TÉ DO TË FLITJ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FL</text:p>
          </table:table-cell>
          <table:table-cell table:style-name="ce270" office:value-type="string" calcext:value-type="string">
            <text:p>I</text:p>
          </table:table-cell>
          <table:table-cell table:style-name="ce265" office:value-type="string" calcext:value-type="string">
            <text:p>T</text:p>
          </table:table-cell>
          <table:table-cell table:style-name="ce265"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45];[.$Z45];[.$AA45];[.$AB45];[.$AC45];[.$AD45];[.$AE45])" office:value-type="string" office:string-value="AJ DO TË FLISTE" calcext:value-type="string">
            <text:p>AJ DO TË FLIS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FL</text:p>
          </table:table-cell>
          <table:table-cell table:style-name="ce264" office:value-type="string" calcext:value-type="string">
            <text:p>I</text:p>
          </table:table-cell>
          <table:table-cell table:style-name="ce274" office:value-type="string" calcext:value-type="string">
            <text:p>S</text:p>
          </table:table-cell>
          <table:table-cell table:style-name="ce274"/>
          <table:table-cell table:style-name="ce274" office:value-type="string" calcext:value-type="string">
            <text:p>TE</text:p>
          </table:table-cell>
          <table:table-cell table:style-name="ce274"/>
          <table:table-cell table:style-name="ce256" table:formula="of:=CONCATENATE([.$AF$4];[.$AG45];[.$AH45];[.$AI45];[.$AJ45];[.$AK45];[.$AL45];[.$AM45])" office:value-type="string" office:string-value="NA DO TË FLITNIM" calcext:value-type="string">
            <text:p>NA DO TË FLITN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FL</text:p>
          </table:table-cell>
          <table:table-cell table:style-name="ce270" office:value-type="string" calcext:value-type="string">
            <text:p>I</text:p>
          </table:table-cell>
          <table:table-cell table:style-name="ce274" office:value-type="string" calcext:value-type="string">
            <text:p>T</text:p>
          </table:table-cell>
          <table:table-cell table:style-name="ce274"/>
          <table:table-cell table:style-name="ce274" office:value-type="string" calcext:value-type="string">
            <text:p>NIM</text:p>
          </table:table-cell>
          <table:table-cell table:style-name="ce274"/>
          <table:table-cell table:style-name="ce256" table:formula="of:=CONCATENATE([.$AN$4];[.$AO45];[.$AP45];[.$AQ45];[.$AR45];[.$AS45];[.$AT45];[.$AU45])" office:value-type="string" office:string-value="JU DO TË FLITNIT" calcext:value-type="string">
            <text:p>JU DO TË FLITNIT</text:p>
          </table:table-cell>
          <table:table-cell table:style-name="ce259" office:value-type="string" calcext:value-type="string">
            <text:p>DO TË </text:p>
          </table:table-cell>
          <table:table-cell table:style-name="ce278" office:value-type="string" calcext:value-type="string">
            <text:p>FL</text:p>
          </table:table-cell>
          <table:table-cell table:style-name="ce270" office:value-type="string" calcext:value-type="string">
            <text:p>I</text:p>
          </table:table-cell>
          <table:table-cell table:style-name="ce274" office:value-type="string" calcext:value-type="string">
            <text:p>T</text:p>
          </table:table-cell>
          <table:table-cell table:style-name="ce274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45];[.$AX45];[.$AY45];[.$AZ45];[.$BA45];[.$BB45];[.$BC45])" office:value-type="string" office:string-value="ATO DO TË FLITNIN" calcext:value-type="string">
            <text:p>ATO DO TË FLITNIN</text:p>
          </table:table-cell>
          <table:table-cell table:style-name="ce259" office:value-type="string" calcext:value-type="string">
            <text:p>DO TË </text:p>
          </table:table-cell>
          <table:table-cell table:style-name="ce279" office:value-type="string" calcext:value-type="string">
            <text:p>FL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T</text:p>
          </table:table-cell>
          <table:table-cell table:style-name="ce265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/>
          <table:table-cell table:style-name="ce244" office:value-type="float" office:value="1" calcext:value-type="float">
            <text:p>0 001</text:p>
          </table:table-cell>
          <table:table-cell table:style-name="ce248" office:value-type="string" calcext:value-type="string">
            <text:p>JAM (êtrë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46];[.$J46];[.$K46];[.$L46];[.$M46];[.$N46];[.$O46])" office:value-type="string" office:string-value="UNÊ JAM" calcext:value-type="string">
            <text:p>UNÊ JAM</text:p>
          </table:table-cell>
          <table:table-cell table:style-name="ce259"/>
          <table:table-cell table:style-name="ce261" office:value-type="string" calcext:value-type="string">
            <text:p>J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M</text:p>
          </table:table-cell>
          <table:table-cell table:style-name="ce265" table:number-columns-repeated="3"/>
          <table:table-cell table:style-name="ce268" table:formula="of:=CONCATENATE([.$P$4];[.$Q46];[.$R46];[.$S46];[.$T46];[.$U46];[.$V46];[.$W46])" office:value-type="string" office:string-value="TÉ JE" calcext:value-type="string">
            <text:p>TÉ JE</text:p>
          </table:table-cell>
          <table:table-cell table:style-name="ce259"/>
          <table:table-cell table:style-name="ce261" office:value-type="string" calcext:value-type="string">
            <text:p>J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table:number-columns-repeated="2"/>
          <table:table-cell table:style-name="ce271" table:formula="of:=CONCATENATE([.$X$4];[.$Y46];[.$Z46];[.$AA46];[.$AB46];[.$AC46];[.$AD46];[.$AE46])" office:value-type="string" office:string-value="AJ ËSHT" calcext:value-type="string">
            <text:p>AJ ËSHT</text:p>
          </table:table-cell>
          <table:table-cell table:style-name="ce259"/>
          <table:table-cell table:style-name="ce261"/>
          <table:table-cell table:style-name="ce262" office:value-type="string" calcext:value-type="string">
            <text:p>Ë</text:p>
          </table:table-cell>
          <table:table-cell table:style-name="ce266" office:value-type="string" calcext:value-type="string">
            <text:p>SH</text:p>
          </table:table-cell>
          <table:table-cell table:style-name="ce266"/>
          <table:table-cell office:value-type="string" calcext:value-type="string">
            <text:p>T</text:p>
          </table:table-cell>
          <table:table-cell/>
          <table:table-cell table:style-name="ce256" table:formula="of:=CONCATENATE([.$AF$4];[.$AG46];[.$AH46];[.$AI46];[.$AJ46];[.$AK46];[.$AL46];[.$AM46])" office:value-type="string" office:string-value="NA JEMI" calcext:value-type="string">
            <text:p>NA JEMI</text:p>
          </table:table-cell>
          <table:table-cell table:style-name="ce259"/>
          <table:table-cell table:style-name="ce261" office:value-type="string" calcext:value-type="string">
            <text:p>J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46];[.$AP46];[.$AQ46];[.$AR46];[.$AS46];[.$AT46];[.$AU46])" office:value-type="string" office:string-value="JU JENI" calcext:value-type="string">
            <text:p>JU JENI</text:p>
          </table:table-cell>
          <table:table-cell table:style-name="ce259"/>
          <table:table-cell table:style-name="ce257" office:value-type="string" calcext:value-type="string">
            <text:p>J</text:p>
          </table:table-cell>
          <table:table-cell table:style-name="ce270" office:value-type="string" calcext:value-type="string">
            <text:p>E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46];[.$AX46];[.$AY46];[.$AZ46];[.$BA46];[.$BB46];[.$BC46])" office:value-type="string" office:string-value="ATO JANË" calcext:value-type="string">
            <text:p>ATO JANË</text:p>
          </table:table-cell>
          <table:table-cell table:style-name="ce259"/>
          <table:table-cell table:style-name="ce261" office:value-type="string" calcext:value-type="string">
            <text:p>J</text:p>
          </table:table-cell>
          <table:table-cell table:style-name="ce262" office:value-type="string" calcext:value-type="string">
            <text:p>A</text:p>
          </table:table-cell>
          <table:table-cell table:number-columns-repeated="2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4" office:value-type="float" office:value="1" calcext:value-type="float">
            <text:p>0 001</text:p>
          </table:table-cell>
          <table:table-cell table:style-name="ce248" office:value-type="string" calcext:value-type="string">
            <text:p>JAM (êtrë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47];[.$J47];[.$K47];[.$L47];[.$M47];[.$N47];[.$O47])" office:value-type="string" office:string-value="UNÊ ISHA" calcext:value-type="string">
            <text:p>UNÊ ISHA</text:p>
          </table:table-cell>
          <table:table-cell table:style-name="ce259"/>
          <table:table-cell table:style-name="ce261"/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47];[.$R47];[.$S47];[.$T47];[.$U47];[.$V47];[.$W47])" office:value-type="string" office:string-value="TÉ ISHE" calcext:value-type="string">
            <text:p>TÉ ISHE</text:p>
          </table:table-cell>
          <table:table-cell table:style-name="ce259"/>
          <table:table-cell table:style-name="ce261"/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47];[.$Z47];[.$AA47];[.$AB47];[.$AC47];[.$AD47];[.$AE47])" office:value-type="string" office:string-value="AJ ISHTE" calcext:value-type="string">
            <text:p>AJ ISHTE</text:p>
          </table:table-cell>
          <table:table-cell table:style-name="ce259"/>
          <table:table-cell table:style-name="ce261"/>
          <table:table-cell table:style-name="ce262" office:value-type="string" calcext:value-type="string">
            <text:p>I</text:p>
          </table:table-cell>
          <table:table-cell table:style-name="ce266" table:number-columns-repeated="2"/>
          <table:table-cell office:value-type="string" calcext:value-type="string">
            <text:p>SHTE</text:p>
          </table:table-cell>
          <table:table-cell/>
          <table:table-cell table:style-name="ce256" table:formula="of:=CONCATENATE([.$AF$4];[.$AG47];[.$AH47];[.$AI47];[.$AJ47];[.$AK47];[.$AL47];[.$AM47])" office:value-type="string" office:string-value="NA ISHIM" calcext:value-type="string">
            <text:p>NA ISHIM</text:p>
          </table:table-cell>
          <table:table-cell table:style-name="ce259"/>
          <table:table-cell table:style-name="ce261"/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SHIM</text:p>
          </table:table-cell>
          <table:table-cell table:style-name="ce265"/>
          <table:table-cell table:style-name="ce256" table:formula="of:=CONCATENATE([.$AN$4];[.$AO47];[.$AP47];[.$AQ47];[.$AR47];[.$AS47];[.$AT47];[.$AU47])" office:value-type="string" office:string-value="JU ISHIT" calcext:value-type="string">
            <text:p>JU ISHIT</text:p>
          </table:table-cell>
          <table:table-cell table:style-name="ce259"/>
          <table:table-cell table:style-name="ce257"/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6" office:value-type="string" calcext:value-type="string">
            <text:p>SHIT</text:p>
          </table:table-cell>
          <table:table-cell table:style-name="ce266"/>
          <table:table-cell table:style-name="ce256" table:formula="of:=CONCATENATE([.$AV$4];[.$AW47];[.$AX47];[.$AY47];[.$AZ47];[.$BA47];[.$BB47];[.$BC47])" office:value-type="string" office:string-value="ATO ISHIN" calcext:value-type="string">
            <text:p>ATO ISHIN</text:p>
          </table:table-cell>
          <table:table-cell table:style-name="ce259"/>
          <table:table-cell table:style-name="ce261"/>
          <table:table-cell table:style-name="ce262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4" office:value-type="float" office:value="1" calcext:value-type="float">
            <text:p>0 001</text:p>
          </table:table-cell>
          <table:table-cell table:style-name="ce248" office:value-type="string" calcext:value-type="string">
            <text:p>JAM (êtrë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48];[.$J48];[.$K48];[.$L48];[.$M48];[.$N48];[.$O48])" office:value-type="string" office:string-value="UNÊ ISHA" calcext:value-type="string">
            <text:p>UNÊ ISHA</text:p>
          </table:table-cell>
          <table:table-cell table:style-name="ce259"/>
          <table:table-cell table:style-name="ce261"/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48];[.$R48];[.$S48];[.$T48];[.$U48];[.$V48];[.$W48])" office:value-type="string" office:string-value="TÉ ISHE" calcext:value-type="string">
            <text:p>TÉ ISHE</text:p>
          </table:table-cell>
          <table:table-cell table:style-name="ce259"/>
          <table:table-cell table:style-name="ce261"/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48];[.$Z48];[.$AA48];[.$AB48];[.$AC48];[.$AD48];[.$AE48])" office:value-type="string" office:string-value="AJ ISHTÊ" calcext:value-type="string">
            <text:p>AJ ISHTÊ</text:p>
          </table:table-cell>
          <table:table-cell table:style-name="ce259"/>
          <table:table-cell table:style-name="ce261"/>
          <table:table-cell table:style-name="ce262" office:value-type="string" calcext:value-type="string">
            <text:p>I</text:p>
          </table:table-cell>
          <table:table-cell table:style-name="ce266" table:number-columns-repeated="2"/>
          <table:table-cell office:value-type="string" calcext:value-type="string">
            <text:p>SHTÊ</text:p>
          </table:table-cell>
          <table:table-cell/>
          <table:table-cell table:style-name="ce256" table:formula="of:=CONCATENATE([.$AF$4];[.$AG48];[.$AH48];[.$AI48];[.$AJ48];[.$AK48];[.$AL48];[.$AM48])" office:value-type="string" office:string-value="NA ISHIM" calcext:value-type="string">
            <text:p>NA ISHIM</text:p>
          </table:table-cell>
          <table:table-cell table:style-name="ce259"/>
          <table:table-cell table:style-name="ce261"/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SHIM</text:p>
          </table:table-cell>
          <table:table-cell table:style-name="ce265"/>
          <table:table-cell table:style-name="ce256" table:formula="of:=CONCATENATE([.$AN$4];[.$AO48];[.$AP48];[.$AQ48];[.$AR48];[.$AS48];[.$AT48];[.$AU48])" office:value-type="string" office:string-value="JU ISHI" calcext:value-type="string">
            <text:p>JU ISHI</text:p>
          </table:table-cell>
          <table:table-cell table:style-name="ce259"/>
          <table:table-cell table:style-name="ce257"/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6" office:value-type="string" calcext:value-type="string">
            <text:p>SHI</text:p>
          </table:table-cell>
          <table:table-cell table:style-name="ce266"/>
          <table:table-cell table:style-name="ce256" table:formula="of:=CONCATENATE([.$AV$4];[.$AW48];[.$AX48];[.$AY48];[.$AZ48];[.$BA48];[.$BB48];[.$BC48])" office:value-type="string" office:string-value="ATO ISHIN" calcext:value-type="string">
            <text:p>ATO ISHIN</text:p>
          </table:table-cell>
          <table:table-cell table:style-name="ce259"/>
          <table:table-cell table:style-name="ce261"/>
          <table:table-cell table:style-name="ce262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4" office:value-type="float" office:value="1" calcext:value-type="float">
            <text:p>0 001</text:p>
          </table:table-cell>
          <table:table-cell table:style-name="ce248" office:value-type="string" calcext:value-type="string">
            <text:p>JAM (êtrë)</text:p>
          </table:table-cell>
          <table:table-cell table:style-name="ce250" office:value-type="float" office:value="3" calcext:value-type="float">
            <text:p>03</text:p>
          </table:table-cell>
          <table:table-cell table:style-name="ce250" office:value-type="float" office:value="2" calcext:value-type="float">
            <text:p>02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kr.</text:p>
          </table:table-cell>
          <table:table-cell table:style-name="ce255" table:formula="of:=CONCATENATE([.$H$4];[.$I49];[.$J49];[.$K49];[.$L49];[.$M49];[.$N49];[.$O49])" office:value-type="string" office:string-value="UNÊ JAM KÃN" calcext:value-type="string">
            <text:p>UNÊ JAM KÃN</text:p>
          </table:table-cell>
          <table:table-cell table:style-name="ce259" office:value-type="string" calcext:value-type="string">
            <text:p>JAM </text:p>
          </table:table-cell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Ã</text:p>
          </table:table-cell>
          <table:table-cell table:style-name="ce265" office:value-type="string" calcext:value-type="string">
            <text:p>N</text:p>
          </table:table-cell>
          <table:table-cell table:style-name="ce265" table:number-columns-repeated="3"/>
          <table:table-cell table:style-name="ce268" table:formula="of:=CONCATENATE([.$P$4];[.$Q49];[.$R49];[.$S49];[.$T49];[.$U49];[.$V49];[.$W49])" office:value-type="string" office:string-value="TÉ JÉ KÃN" calcext:value-type="string">
            <text:p>TÉ JÉ KÃN</text:p>
          </table:table-cell>
          <table:table-cell table:style-name="ce259" office:value-type="string" calcext:value-type="string">
            <text:p>JÉ </text:p>
          </table:table-cell>
          <table:table-cell table:style-name="ce261" office:value-type="string" calcext:value-type="string">
            <text:p>K</text:p>
          </table:table-cell>
          <table:table-cell table:style-name="ce270" office:value-type="string" calcext:value-type="string">
            <text:p>Ã</text:p>
          </table:table-cell>
          <table:table-cell office:value-type="string" calcext:value-type="string">
            <text:p>N</text:p>
          </table:table-cell>
          <table:table-cell/>
          <table:table-cell table:style-name="ce265" table:number-columns-repeated="2"/>
          <table:table-cell table:style-name="ce271" table:formula="of:=CONCATENATE([.$X$4];[.$Y49];[.$Z49];[.$AA49];[.$AB49];[.$AC49];[.$AD49];[.$AE49])" office:value-type="string" office:string-value="AJ U KÃN " calcext:value-type="string">
            <text:p>AJ U KÃN 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Ã</text:p>
          </table:table-cell>
          <table:table-cell table:style-name="ce266" office:value-type="string" calcext:value-type="string">
            <text:p>N</text:p>
          </table:table-cell>
          <table:table-cell table:style-name="ce266"/>
          <table:table-cell/>
          <table:table-cell office:value-type="string" calcext:value-type="string">
            <text:p><text:s/></text:p>
          </table:table-cell>
          <table:table-cell table:style-name="ce256" table:formula="of:=CONCATENATE([.$AF$4];[.$AG49];[.$AH49];[.$AI49];[.$AJ49];[.$AK49];[.$AL49];[.$AM49])" office:value-type="string" office:string-value="NA JEMI KÃN" calcext:value-type="string">
            <text:p>NA JEMI KÃN</text:p>
          </table:table-cell>
          <table:table-cell table:style-name="ce259" office:value-type="string" calcext:value-type="string">
            <text:p>JEMI </text:p>
          </table:table-cell>
          <table:table-cell table:style-name="ce261" office:value-type="string" calcext:value-type="string">
            <text:p>K</text:p>
          </table:table-cell>
          <table:table-cell table:style-name="ce270" office:value-type="string" calcext:value-type="string">
            <text:p>Ã</text:p>
          </table:table-cell>
          <table:table-cell office:value-type="string" calcext:value-type="string">
            <text:p>N</text:p>
          </table:table-cell>
          <table:table-cell/>
          <table:table-cell table:style-name="ce265" table:number-columns-repeated="2"/>
          <table:table-cell table:style-name="ce256" table:formula="of:=CONCATENATE([.$AN$4];[.$AO49];[.$AP49];[.$AQ49];[.$AR49];[.$AS49];[.$AT49];[.$AU49])" office:value-type="string" office:string-value="JU JENI JENI" calcext:value-type="string">
            <text:p>JU JENI JENI</text:p>
          </table:table-cell>
          <table:table-cell table:style-name="ce259" office:value-type="string" calcext:value-type="string">
            <text:p>JENI </text:p>
          </table:table-cell>
          <table:table-cell table:style-name="ce257" office:value-type="string" calcext:value-type="string">
            <text:p>J</text:p>
          </table:table-cell>
          <table:table-cell table:style-name="ce270" office:value-type="string" calcext:value-type="string">
            <text:p>E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49];[.$AX49];[.$AY49];[.$AZ49];[.$BA49];[.$BB49];[.$BC49])" office:value-type="string" office:string-value="ATO JANË KÃNË" calcext:value-type="string">
            <text:p>ATO JANË KÃNË</text:p>
          </table:table-cell>
          <table:table-cell table:style-name="ce259" office:value-type="string" calcext:value-type="string">
            <text:p>JANË </text:p>
          </table:table-cell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Ã</text:p>
          </table:table-cell>
          <table:table-cell office:value-type="string" calcext:value-type="string">
            <text:p>NË</text:p>
          </table:table-cell>
          <table:table-cell/>
          <table:table-cell table:style-name="ce265"/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4" office:value-type="float" office:value="1" calcext:value-type="float">
            <text:p>0 001</text:p>
          </table:table-cell>
          <table:table-cell table:style-name="ce248" office:value-type="string" calcext:value-type="string">
            <text:p>JAM (êtrë)</text:p>
          </table:table-cell>
          <table:table-cell table:style-name="ce250" office:value-type="float" office:value="3" calcext:value-type="float">
            <text:p>03</text:p>
          </table:table-cell>
          <table:table-cell table:style-name="ce250" office:value-type="float" office:value="2" calcext:value-type="float">
            <text:p>02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kr.</text:p>
          </table:table-cell>
          <table:table-cell table:style-name="ce255" table:formula="of:=CONCATENATE([.$H$4];[.$I50];[.$J50];[.$K50];[.$L50];[.$M50];[.$N50];[.$O50])" office:value-type="string" office:string-value="UNÊ KAM QENË" calcext:value-type="string">
            <text:p>UNÊ KAM QENË</text:p>
          </table:table-cell>
          <table:table-cell table:style-name="ce259" office:value-type="string" calcext:value-type="string">
            <text:p>KAM </text:p>
          </table:table-cell>
          <table:table-cell table:style-name="ce261" office:value-type="string" calcext:value-type="string">
            <text:p>Q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NË</text:p>
          </table:table-cell>
          <table:table-cell table:style-name="ce265" table:number-columns-repeated="3"/>
          <table:table-cell table:style-name="ce268" table:formula="of:=CONCATENATE([.$P$4];[.$Q50];[.$R50];[.$S50];[.$T50];[.$U50];[.$V50];[.$W50])" office:value-type="string" office:string-value="TÉ KE QENË" calcext:value-type="string">
            <text:p>TÉ KE QENË</text:p>
          </table:table-cell>
          <table:table-cell table:style-name="ce259" office:value-type="string" calcext:value-type="string">
            <text:p>KE </text:p>
          </table:table-cell>
          <table:table-cell table:style-name="ce261" office:value-type="string" calcext:value-type="string">
            <text:p>Q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NË</text:p>
          </table:table-cell>
          <table:table-cell/>
          <table:table-cell table:style-name="ce265" table:number-columns-repeated="2"/>
          <table:table-cell table:style-name="ce271" table:formula="of:=CONCATENATE([.$X$4];[.$Y50];[.$Z50];[.$AA50];[.$AB50];[.$AC50];[.$AD50];[.$AE50])" office:value-type="string" office:string-value="AJ KA QENË" calcext:value-type="string">
            <text:p>AJ KA QENË</text:p>
          </table:table-cell>
          <table:table-cell table:style-name="ce259" office:value-type="string" calcext:value-type="string">
            <text:p>KA </text:p>
          </table:table-cell>
          <table:table-cell table:style-name="ce261" office:value-type="string" calcext:value-type="string">
            <text:p>Q</text:p>
          </table:table-cell>
          <table:table-cell table:style-name="ce262" office:value-type="string" calcext:value-type="string">
            <text:p>E</text:p>
          </table:table-cell>
          <table:table-cell table:style-name="ce266" office:value-type="string" calcext:value-type="string">
            <text:p>NË</text:p>
          </table:table-cell>
          <table:table-cell table:style-name="ce266"/>
          <table:table-cell table:number-columns-repeated="2"/>
          <table:table-cell table:style-name="ce256" table:formula="of:=CONCATENATE([.$AF$4];[.$AG50];[.$AH50];[.$AI50];[.$AJ50];[.$AK50];[.$AL50];[.$AM50])" office:value-type="string" office:string-value="NA KEMI QENË" calcext:value-type="string">
            <text:p>NA KEMI QENË</text:p>
          </table:table-cell>
          <table:table-cell table:style-name="ce259" office:value-type="string" calcext:value-type="string">
            <text:p>KEMI </text:p>
          </table:table-cell>
          <table:table-cell table:style-name="ce261" office:value-type="string" calcext:value-type="string">
            <text:p>Q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NË</text:p>
          </table:table-cell>
          <table:table-cell/>
          <table:table-cell table:style-name="ce265" table:number-columns-repeated="2"/>
          <table:table-cell table:style-name="ce256" table:formula="of:=CONCATENATE([.$AN$4];[.$AO50];[.$AP50];[.$AQ50];[.$AR50];[.$AS50];[.$AT50];[.$AU50])" office:value-type="string" office:string-value="JU KENI QENËNI" calcext:value-type="string">
            <text:p>JU KENI QENËNI</text:p>
          </table:table-cell>
          <table:table-cell table:style-name="ce259" office:value-type="string" calcext:value-type="string">
            <text:p>KENI </text:p>
          </table:table-cell>
          <table:table-cell table:style-name="ce257" office:value-type="string" calcext:value-type="string">
            <text:p>Q</text:p>
          </table:table-cell>
          <table:table-cell table:style-name="ce270" office:value-type="string" calcext:value-type="string">
            <text:p>E</text:p>
          </table:table-cell>
          <table:table-cell table:style-name="ce266" office:value-type="string" calcext:value-type="string">
            <text:p>NË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50];[.$AX50];[.$AY50];[.$AZ50];[.$BA50];[.$BB50];[.$BC50])" office:value-type="string" office:string-value="ATO KANË QENË" calcext:value-type="string">
            <text:p>ATO KANË QENË</text:p>
          </table:table-cell>
          <table:table-cell table:style-name="ce259" office:value-type="string" calcext:value-type="string">
            <text:p>KANË </text:p>
          </table:table-cell>
          <table:table-cell table:style-name="ce261" office:value-type="string" calcext:value-type="string">
            <text:p>Q</text:p>
          </table:table-cell>
          <table:table-cell table:style-name="ce262" office:value-type="string" calcext:value-type="string">
            <text:p>E</text:p>
          </table:table-cell>
          <table:table-cell office:value-type="string" calcext:value-type="string">
            <text:p>NË</text:p>
          </table:table-cell>
          <table:table-cell/>
          <table:table-cell table:style-name="ce265"/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4" office:value-type="float" office:value="1" calcext:value-type="float">
            <text:p>0 001</text:p>
          </table:table-cell>
          <table:table-cell table:style-name="ce248" office:value-type="string" calcext:value-type="string">
            <text:p>JAM (êtrë)</text:p>
          </table:table-cell>
          <table:table-cell table:number-columns-repeated="2" table:style-name="ce250" office:value-type="float" office:value="4" calcext:value-type="float">
            <text:p>04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kr. e thj.</text:p>
          </table:table-cell>
          <table:table-cell table:style-name="ce255" table:formula="of:=CONCATENATE([.$H$4];[.$I51];[.$J51];[.$K51];[.$L51];[.$M51];[.$N51];[.$O51])" office:value-type="string" office:string-value="UNÊ KÊSH" calcext:value-type="string">
            <text:p>UNÊ KÊSH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Ê</text:p>
          </table:table-cell>
          <table:table-cell/>
          <table:table-cell table:style-name="ce265"/>
          <table:table-cell table:style-name="ce265" office:value-type="string" calcext:value-type="string">
            <text:p>SH</text:p>
          </table:table-cell>
          <table:table-cell table:style-name="ce265"/>
          <table:table-cell table:style-name="ce268" table:formula="of:=CONCATENATE([.$P$4];[.$Q51];[.$R51];[.$S51];[.$T51];[.$U51];[.$V51];[.$W51])" office:value-type="string" office:string-value="TÉ KÉVÊ" calcext:value-type="string">
            <text:p>TÉ KÉVÊ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70" office:value-type="string" calcext:value-type="string">
            <text:p>É</text:p>
          </table:table-cell>
          <table:table-cell office:value-type="string" calcext:value-type="string">
            <text:p>VÊ</text:p>
          </table:table-cell>
          <table:table-cell/>
          <table:table-cell table:style-name="ce265" table:number-columns-repeated="2"/>
          <table:table-cell table:style-name="ce271" table:formula="of:=CONCATENATE([.$X$4];[.$Y51];[.$Z51];[.$AA51];[.$AB51];[.$AC51];[.$AD51];[.$AE51])" office:value-type="string" office:string-value="AJ KÊ" calcext:value-type="string">
            <text:p>AJ KÊ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Ê</text:p>
          </table:table-cell>
          <table:table-cell table:style-name="ce266" table:number-columns-repeated="2"/>
          <table:table-cell table:number-columns-repeated="2"/>
          <table:table-cell table:style-name="ce256" table:formula="of:=CONCATENATE([.$AF$4];[.$AG51];[.$AH51];[.$AI51];[.$AJ51];[.$AK51];[.$AL51];[.$AM51])" office:value-type="string" office:string-value="NA KÊM" calcext:value-type="string">
            <text:p>NA KÊM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70" office:value-type="string" calcext:value-type="string">
            <text:p>Ê</text:p>
          </table:table-cell>
          <table:table-cell office:value-type="string" calcext:value-type="string">
            <text:p>M</text:p>
          </table:table-cell>
          <table:table-cell/>
          <table:table-cell table:style-name="ce265" table:number-columns-repeated="2"/>
          <table:table-cell table:style-name="ce256" table:formula="of:=CONCATENATE([.$AN$4];[.$AO51];[.$AP51];[.$AQ51];[.$AR51];[.$AS51];[.$AT51];[.$AU51])" office:value-type="string" office:string-value="JU KÊT" calcext:value-type="string">
            <text:p>JU KÊT</text:p>
          </table:table-cell>
          <table:table-cell table:style-name="ce259"/>
          <table:table-cell table:style-name="ce257" office:value-type="string" calcext:value-type="string">
            <text:p>K</text:p>
          </table:table-cell>
          <table:table-cell table:style-name="ce270" office:value-type="string" calcext:value-type="string">
            <text:p>Ê</text:p>
          </table:table-cell>
          <table:table-cell table:style-name="ce266" office:value-type="string" calcext:value-type="string">
            <text:p>T</text:p>
          </table:table-cell>
          <table:table-cell table:style-name="ce266" table:number-columns-repeated="3"/>
          <table:table-cell table:style-name="ce256" table:formula="of:=CONCATENATE([.$AV$4];[.$AW51];[.$AX51];[.$AY51];[.$AZ51];[.$BA51];[.$BB51];[.$BC51])" office:value-type="string" office:string-value="ATO KÊN" calcext:value-type="string">
            <text:p>ATO KÊN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Ê</text:p>
          </table:table-cell>
          <table:table-cell office:value-type="string" calcext:value-type="string">
            <text:p>N</text:p>
          </table:table-cell>
          <table:table-cell/>
          <table:table-cell table:style-name="ce265"/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4" office:value-type="float" office:value="1" calcext:value-type="float">
            <text:p>0 001</text:p>
          </table:table-cell>
          <table:table-cell table:style-name="ce248" office:value-type="string" calcext:value-type="string">
            <text:p>JAM (êtrë)</text:p>
          </table:table-cell>
          <table:table-cell table:number-columns-repeated="2" table:style-name="ce250" office:value-type="float" office:value="4" calcext:value-type="float">
            <text:p>04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kr. e thj.</text:p>
          </table:table-cell>
          <table:table-cell table:style-name="ce255" table:formula="of:=CONCATENATE([.$H$4];[.$I52];[.$J52];[.$K52];[.$L52];[.$M52];[.$N52];[.$O52])" office:value-type="string" office:string-value="UNÊ QESHË" calcext:value-type="string">
            <text:p>UNÊ QESHË</text:p>
          </table:table-cell>
          <table:table-cell table:style-name="ce259"/>
          <table:table-cell table:style-name="ce261" office:value-type="string" calcext:value-type="string">
            <text:p>Q</text:p>
          </table:table-cell>
          <table:table-cell table:style-name="ce262" office:value-type="string" calcext:value-type="string">
            <text:p>E</text:p>
          </table:table-cell>
          <table:table-cell/>
          <table:table-cell table:style-name="ce265"/>
          <table:table-cell table:style-name="ce265" office:value-type="string" calcext:value-type="string">
            <text:p>SHË</text:p>
          </table:table-cell>
          <table:table-cell table:style-name="ce265"/>
          <table:table-cell table:style-name="ce268" table:formula="of:=CONCATENATE([.$P$4];[.$Q52];[.$R52];[.$S52];[.$T52];[.$U52];[.$V52];[.$W52])" office:value-type="string" office:string-value="TÉ QE" calcext:value-type="string">
            <text:p>TÉ QE</text:p>
          </table:table-cell>
          <table:table-cell table:style-name="ce259"/>
          <table:table-cell table:style-name="ce261" office:value-type="string" calcext:value-type="string">
            <text:p>Q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table:number-columns-repeated="2"/>
          <table:table-cell table:style-name="ce271" table:formula="of:=CONCATENATE([.$X$4];[.$Y52];[.$Z52];[.$AA52];[.$AB52];[.$AC52];[.$AD52];[.$AE52])" office:value-type="string" office:string-value="AJ QE" calcext:value-type="string">
            <text:p>AJ QE</text:p>
          </table:table-cell>
          <table:table-cell table:style-name="ce259"/>
          <table:table-cell table:style-name="ce261" office:value-type="string" calcext:value-type="string">
            <text:p>Q</text:p>
          </table:table-cell>
          <table:table-cell table:style-name="ce262" office:value-type="string" calcext:value-type="string">
            <text:p>E</text:p>
          </table:table-cell>
          <table:table-cell table:style-name="ce266" table:number-columns-repeated="2"/>
          <table:table-cell table:number-columns-repeated="2"/>
          <table:table-cell table:style-name="ce256" table:formula="of:=CONCATENATE([.$AF$4];[.$AG52];[.$AH52];[.$AI52];[.$AJ52];[.$AK52];[.$AL52];[.$AM52])" office:value-type="string" office:string-value="NA QEMË" calcext:value-type="string">
            <text:p>NA QEMË</text:p>
          </table:table-cell>
          <table:table-cell table:style-name="ce259"/>
          <table:table-cell table:style-name="ce261" office:value-type="string" calcext:value-type="string">
            <text:p>Q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MË</text:p>
          </table:table-cell>
          <table:table-cell/>
          <table:table-cell table:style-name="ce265" table:number-columns-repeated="2"/>
          <table:table-cell table:style-name="ce256" table:formula="of:=CONCATENATE([.$AN$4];[.$AO52];[.$AP52];[.$AQ52];[.$AR52];[.$AS52];[.$AT52];[.$AU52])" office:value-type="string" office:string-value="JU QETË" calcext:value-type="string">
            <text:p>JU QETË</text:p>
          </table:table-cell>
          <table:table-cell table:style-name="ce259"/>
          <table:table-cell table:style-name="ce257" office:value-type="string" calcext:value-type="string">
            <text:p>Q</text:p>
          </table:table-cell>
          <table:table-cell table:style-name="ce270" office:value-type="string" calcext:value-type="string">
            <text:p>E</text:p>
          </table:table-cell>
          <table:table-cell table:style-name="ce266" office:value-type="string" calcext:value-type="string">
            <text:p>TË</text:p>
          </table:table-cell>
          <table:table-cell table:style-name="ce266" table:number-columns-repeated="3"/>
          <table:table-cell table:style-name="ce256" table:formula="of:=CONCATENATE([.$AV$4];[.$AW52];[.$AX52];[.$AY52];[.$AZ52];[.$BA52];[.$BB52];[.$BC52])" office:value-type="string" office:string-value="ATO QENË" calcext:value-type="string">
            <text:p>ATO QENË</text:p>
          </table:table-cell>
          <table:table-cell table:style-name="ce259"/>
          <table:table-cell table:style-name="ce261" office:value-type="string" calcext:value-type="string">
            <text:p>Q</text:p>
          </table:table-cell>
          <table:table-cell table:style-name="ce262" office:value-type="string" calcext:value-type="string">
            <text:p>E</text:p>
          </table:table-cell>
          <table:table-cell office:value-type="string" calcext:value-type="string">
            <text:p>NË</text:p>
          </table:table-cell>
          <table:table-cell/>
          <table:table-cell table:style-name="ce265"/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4" office:value-type="float" office:value="1" calcext:value-type="float">
            <text:p>0 001</text:p>
          </table:table-cell>
          <table:table-cell table:style-name="ce248" office:value-type="string" calcext:value-type="string">
            <text:p>JAM (êtrë)</text:p>
          </table:table-cell>
          <table:table-cell table:style-name="ce250" office:value-type="float" office:value="5" calcext:value-type="float">
            <text:p>05</text:p>
          </table:table-cell>
          <table:table-cell table:style-name="ce250" office:value-type="float" office:value="6" calcext:value-type="float">
            <text:p>06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kr. e tej.</text:p>
          </table:table-cell>
          <table:table-cell table:style-name="ce255" table:formula="of:=CONCATENATE([.$H$4];[.$I53];[.$J53];[.$K53];[.$L53];[.$M53];[.$N53];[.$O53])" office:value-type="string" office:string-value="UNÊ ISHA KÃN" calcext:value-type="string">
            <text:p>UNÊ ISHA KÃN</text:p>
          </table:table-cell>
          <table:table-cell table:style-name="ce259" office:value-type="string" calcext:value-type="string">
            <text:p>ISHA </text:p>
          </table:table-cell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Ã</text:p>
          </table:table-cell>
          <table:table-cell table:style-name="ce265" office:value-type="string" calcext:value-type="string">
            <text:p>N</text:p>
          </table:table-cell>
          <table:table-cell table:style-name="ce265" table:number-columns-repeated="3"/>
          <table:table-cell table:style-name="ce268" table:formula="of:=CONCATENATE([.$P$4];[.$Q53];[.$R53];[.$S53];[.$T53];[.$U53];[.$V53];[.$W53])" office:value-type="string" office:string-value="TÉ ISHÊ KÃN" calcext:value-type="string">
            <text:p>TÉ ISHÊ KÃN</text:p>
          </table:table-cell>
          <table:table-cell table:style-name="ce259" office:value-type="string" calcext:value-type="string">
            <text:p>ISHÊ </text:p>
          </table:table-cell>
          <table:table-cell table:style-name="ce261" office:value-type="string" calcext:value-type="string">
            <text:p>K</text:p>
          </table:table-cell>
          <table:table-cell table:style-name="ce270" office:value-type="string" calcext:value-type="string">
            <text:p>Ã</text:p>
          </table:table-cell>
          <table:table-cell office:value-type="string" calcext:value-type="string">
            <text:p>N</text:p>
          </table:table-cell>
          <table:table-cell/>
          <table:table-cell table:style-name="ce265" table:number-columns-repeated="2"/>
          <table:table-cell table:style-name="ce271" table:formula="of:=CONCATENATE([.$X$4];[.$Y53];[.$Z53];[.$AA53];[.$AB53];[.$AC53];[.$AD53];[.$AE53])" office:value-type="string" office:string-value="AJ ISHTÊ KÃN" calcext:value-type="string">
            <text:p>AJ ISHTÊ KÃN</text:p>
          </table:table-cell>
          <table:table-cell table:style-name="ce259" office:value-type="string" calcext:value-type="string">
            <text:p>ISHTÊ </text:p>
          </table:table-cell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Ã</text:p>
          </table:table-cell>
          <table:table-cell table:style-name="ce266" office:value-type="string" calcext:value-type="string">
            <text:p>N</text:p>
          </table:table-cell>
          <table:table-cell table:style-name="ce266"/>
          <table:table-cell table:number-columns-repeated="2"/>
          <table:table-cell table:style-name="ce256" table:formula="of:=CONCATENATE([.$AF$4];[.$AG53];[.$AH53];[.$AI53];[.$AJ53];[.$AK53];[.$AL53];[.$AM53])" office:value-type="string" office:string-value="NA ISHIM KÃN" calcext:value-type="string">
            <text:p>NA ISHIM KÃN</text:p>
          </table:table-cell>
          <table:table-cell table:style-name="ce259" office:value-type="string" calcext:value-type="string">
            <text:p>ISHIM </text:p>
          </table:table-cell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Ã</text:p>
          </table:table-cell>
          <table:table-cell table:style-name="ce266" office:value-type="string" calcext:value-type="string">
            <text:p>N</text:p>
          </table:table-cell>
          <table:table-cell/>
          <table:table-cell table:style-name="ce265" table:number-columns-repeated="2"/>
          <table:table-cell table:style-name="ce256" table:formula="of:=CONCATENATE([.$AN$4];[.$AO53];[.$AP53];[.$AQ53];[.$AR53];[.$AS53];[.$AT53];[.$AU53])" office:value-type="string" office:string-value="JU ISHI KÃN" calcext:value-type="string">
            <text:p>JU ISHI KÃN</text:p>
          </table:table-cell>
          <table:table-cell table:style-name="ce259" office:value-type="string" calcext:value-type="string">
            <text:p>ISHI </text:p>
          </table:table-cell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Ã</text:p>
          </table:table-cell>
          <table:table-cell table:style-name="ce266" office:value-type="string" calcext:value-type="string">
            <text:p>N</text:p>
          </table:table-cell>
          <table:table-cell table:style-name="ce266" table:number-columns-repeated="3"/>
          <table:table-cell table:style-name="ce256" table:formula="of:=CONCATENATE([.$AV$4];[.$AW53];[.$AX53];[.$AY53];[.$AZ53];[.$BA53];[.$BB53];[.$BC53])" office:value-type="string" office:string-value="ATO ISHIN KÃN" calcext:value-type="string">
            <text:p>ATO ISHIN KÃN</text:p>
          </table:table-cell>
          <table:table-cell table:style-name="ce259" office:value-type="string" calcext:value-type="string">
            <text:p>ISHIN </text:p>
          </table:table-cell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Ã</text:p>
          </table:table-cell>
          <table:table-cell table:style-name="ce266" office:value-type="string" calcext:value-type="string">
            <text:p>N</text:p>
          </table:table-cell>
          <table:table-cell/>
          <table:table-cell table:style-name="ce265"/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4" office:value-type="float" office:value="1" calcext:value-type="float">
            <text:p>0 001</text:p>
          </table:table-cell>
          <table:table-cell table:style-name="ce248" office:value-type="string" calcext:value-type="string">
            <text:p>JAM (êtrë)</text:p>
          </table:table-cell>
          <table:table-cell table:style-name="ce250" office:value-type="float" office:value="5" calcext:value-type="float">
            <text:p>05</text:p>
          </table:table-cell>
          <table:table-cell table:style-name="ce250" office:value-type="float" office:value="6" calcext:value-type="float">
            <text:p>06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kr. e tej.</text:p>
          </table:table-cell>
          <table:table-cell table:style-name="ce255" table:formula="of:=CONCATENATE([.$H$4];[.$I54];[.$J54];[.$K54];[.$L54];[.$M54];[.$N54];[.$O54])" office:value-type="string" office:string-value="UNÊ KISHA QENË" calcext:value-type="string">
            <text:p>UNÊ KISHA QENË</text:p>
          </table:table-cell>
          <table:table-cell table:style-name="ce259" office:value-type="string" calcext:value-type="string">
            <text:p>KISHA </text:p>
          </table:table-cell>
          <table:table-cell table:style-name="ce261" office:value-type="string" calcext:value-type="string">
            <text:p>Q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NË</text:p>
          </table:table-cell>
          <table:table-cell table:style-name="ce265" table:number-columns-repeated="3"/>
          <table:table-cell table:style-name="ce268" table:formula="of:=CONCATENATE([.$P$4];[.$Q54];[.$R54];[.$S54];[.$T54];[.$U54];[.$V54];[.$W54])" office:value-type="string" office:string-value="TÉ KISHE QENË" calcext:value-type="string">
            <text:p>TÉ KISHE QENË</text:p>
          </table:table-cell>
          <table:table-cell table:style-name="ce259" office:value-type="string" calcext:value-type="string">
            <text:p>KISHE </text:p>
          </table:table-cell>
          <table:table-cell table:style-name="ce261" office:value-type="string" calcext:value-type="string">
            <text:p>Q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NË</text:p>
          </table:table-cell>
          <table:table-cell/>
          <table:table-cell table:style-name="ce265" table:number-columns-repeated="2"/>
          <table:table-cell table:style-name="ce271" table:formula="of:=CONCATENATE([.$X$4];[.$Y54];[.$Z54];[.$AA54];[.$AB54];[.$AC54];[.$AD54];[.$AE54])" office:value-type="string" office:string-value="AJ KISHTE QENË" calcext:value-type="string">
            <text:p>AJ KISHTE QENË</text:p>
          </table:table-cell>
          <table:table-cell table:style-name="ce258" office:value-type="string" calcext:value-type="string">
            <text:p>KISHTE </text:p>
          </table:table-cell>
          <table:table-cell table:style-name="ce261" office:value-type="string" calcext:value-type="string">
            <text:p>Q</text:p>
          </table:table-cell>
          <table:table-cell table:style-name="ce262" office:value-type="string" calcext:value-type="string">
            <text:p>E</text:p>
          </table:table-cell>
          <table:table-cell table:style-name="ce266" office:value-type="string" calcext:value-type="string">
            <text:p>NË</text:p>
          </table:table-cell>
          <table:table-cell table:style-name="ce266"/>
          <table:table-cell table:number-columns-repeated="2"/>
          <table:table-cell table:style-name="ce256" table:formula="of:=CONCATENATE([.$AF$4];[.$AG54];[.$AH54];[.$AI54];[.$AJ54];[.$AK54];[.$AL54];[.$AM54])" office:value-type="string" office:string-value="NA KISHIM QENË" calcext:value-type="string">
            <text:p>NA KISHIM QENË</text:p>
          </table:table-cell>
          <table:table-cell table:style-name="ce259" office:value-type="string" calcext:value-type="string">
            <text:p>KISHIM </text:p>
          </table:table-cell>
          <table:table-cell table:style-name="ce261" office:value-type="string" calcext:value-type="string">
            <text:p>Q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NË</text:p>
          </table:table-cell>
          <table:table-cell/>
          <table:table-cell table:style-name="ce265" table:number-columns-repeated="2"/>
          <table:table-cell table:style-name="ce256" table:formula="of:=CONCATENATE([.$AN$4];[.$AO54];[.$AP54];[.$AQ54];[.$AR54];[.$AS54];[.$AT54];[.$AU54])" office:value-type="string" office:string-value="JU KISHIT QENË" calcext:value-type="string">
            <text:p>JU KISHIT QENË</text:p>
          </table:table-cell>
          <table:table-cell table:style-name="ce259" office:value-type="string" calcext:value-type="string">
            <text:p>KISHIT </text:p>
          </table:table-cell>
          <table:table-cell table:style-name="ce257" office:value-type="string" calcext:value-type="string">
            <text:p>Q</text:p>
          </table:table-cell>
          <table:table-cell table:style-name="ce270" office:value-type="string" calcext:value-type="string">
            <text:p>E</text:p>
          </table:table-cell>
          <table:table-cell table:style-name="ce266" office:value-type="string" calcext:value-type="string">
            <text:p>NË</text:p>
          </table:table-cell>
          <table:table-cell table:style-name="ce266" table:number-columns-repeated="3"/>
          <table:table-cell table:style-name="ce256" table:formula="of:=CONCATENATE([.$AV$4];[.$AW54];[.$AX54];[.$AY54];[.$AZ54];[.$BA54];[.$BB54];[.$BC54])" office:value-type="string" office:string-value="ATO KISHIN QENË" calcext:value-type="string">
            <text:p>ATO KISHIN QENË</text:p>
          </table:table-cell>
          <table:table-cell table:style-name="ce259" office:value-type="string" calcext:value-type="string">
            <text:p>KISHIN </text:p>
          </table:table-cell>
          <table:table-cell table:style-name="ce261" office:value-type="string" calcext:value-type="string">
            <text:p>Q</text:p>
          </table:table-cell>
          <table:table-cell table:style-name="ce262" office:value-type="string" calcext:value-type="string">
            <text:p>E</text:p>
          </table:table-cell>
          <table:table-cell office:value-type="string" calcext:value-type="string">
            <text:p>NË</text:p>
          </table:table-cell>
          <table:table-cell/>
          <table:table-cell table:style-name="ce265"/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4" office:value-type="float" office:value="1" calcext:value-type="float">
            <text:p>0 001</text:p>
          </table:table-cell>
          <table:table-cell table:style-name="ce248" office:value-type="string" calcext:value-type="string">
            <text:p>JAM (êtrë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55];[.$J55];[.$K55];[.$L55];[.$M55];[.$N55];[.$O55])" office:value-type="string" office:string-value="UNÊ DO TË JÊM" calcext:value-type="string">
            <text:p>UNÊ DO TË JÊ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J</text:p>
          </table:table-cell>
          <table:table-cell table:style-name="ce262" office:value-type="string" calcext:value-type="string">
            <text:p>Ê</text:p>
          </table:table-cell>
          <table:table-cell table:style-name="ce265" table:number-columns-repeated="2"/>
          <table:table-cell table:style-name="ce265" office:value-type="string" calcext:value-type="string">
            <text:p>M</text:p>
          </table:table-cell>
          <table:table-cell table:style-name="ce265"/>
          <table:table-cell table:style-name="ce268" table:formula="of:=CONCATENATE([.$P$4];[.$Q55];[.$R55];[.$S55];[.$T55];[.$U55];[.$V55];[.$W55])" office:value-type="string" office:string-value="TÉ DO TË JESH" calcext:value-type="string">
            <text:p>TÉ DO TË JE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J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55];[.$Z55];[.$AA55];[.$AB55];[.$AC55];[.$AD55];[.$AE55])" office:value-type="string" office:string-value="AJ DO TË JÊTË" calcext:value-type="string">
            <text:p>AJ DO TË JÊT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J</text:p>
          </table:table-cell>
          <table:table-cell table:style-name="ce262" office:value-type="string" calcext:value-type="string">
            <text:p>Ê</text:p>
          </table:table-cell>
          <table:table-cell table:style-name="ce266" table:number-columns-repeated="2"/>
          <table:table-cell office:value-type="string" calcext:value-type="string">
            <text:p>TË</text:p>
          </table:table-cell>
          <table:table-cell/>
          <table:table-cell table:style-name="ce256" table:formula="of:=CONCATENATE([.$AF$4];[.$AG55];[.$AH55];[.$AI55];[.$AJ55];[.$AK55];[.$AL55];[.$AM55])" office:value-type="string" office:string-value="NA DO TË JEMI" calcext:value-type="string">
            <text:p>NA DO TË JEM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J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55];[.$AP55];[.$AQ55];[.$AR55];[.$AS55];[.$AT55];[.$AU55])" office:value-type="string" office:string-value="JU DO TË JENI" calcext:value-type="string">
            <text:p>JU DO TË JE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J</text:p>
          </table:table-cell>
          <table:table-cell table:style-name="ce270" office:value-type="string" calcext:value-type="string">
            <text:p>E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55];[.$AX55];[.$AY55];[.$AZ55];[.$BA55];[.$BB55];[.$BC55])" office:value-type="string" office:string-value="ATO DO TË JENË" calcext:value-type="string">
            <text:p>ATO DO TË JEN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J</text:p>
          </table:table-cell>
          <table:table-cell table:style-name="ce262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4" office:value-type="float" office:value="1" calcext:value-type="float">
            <text:p>0 001</text:p>
          </table:table-cell>
          <table:table-cell table:style-name="ce248" office:value-type="string" calcext:value-type="string">
            <text:p>JAM (êtrë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56];[.$J56];[.$K56];[.$L56];[.$M56];[.$N56];[.$O56])" office:value-type="string" office:string-value="UNÊ DO TË ISHA" calcext:value-type="string">
            <text:p>UNÊ DO TË ISHA</text:p>
          </table:table-cell>
          <table:table-cell table:style-name="ce259" office:value-type="string" calcext:value-type="string">
            <text:p>DO TË </text:p>
          </table:table-cell>
          <table:table-cell table:style-name="ce261"/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56];[.$R56];[.$S56];[.$T56];[.$U56];[.$V56];[.$W56])" office:value-type="string" office:string-value="TÉ DO TË ISHE" calcext:value-type="string">
            <text:p>TÉ DO TË ISHE</text:p>
          </table:table-cell>
          <table:table-cell table:style-name="ce259" office:value-type="string" calcext:value-type="string">
            <text:p>DO TË </text:p>
          </table:table-cell>
          <table:table-cell table:style-name="ce261"/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56];[.$Z56];[.$AA56];[.$AB56];[.$AC56];[.$AD56];[.$AE56])" office:value-type="string" office:string-value="AJ DO TË ISHTE" calcext:value-type="string">
            <text:p>AJ DO TË ISHTE</text:p>
          </table:table-cell>
          <table:table-cell table:style-name="ce259" office:value-type="string" calcext:value-type="string">
            <text:p>DO TË </text:p>
          </table:table-cell>
          <table:table-cell table:style-name="ce261"/>
          <table:table-cell table:style-name="ce262" office:value-type="string" calcext:value-type="string">
            <text:p>I</text:p>
          </table:table-cell>
          <table:table-cell table:style-name="ce266" table:number-columns-repeated="2"/>
          <table:table-cell office:value-type="string" calcext:value-type="string">
            <text:p>SHTE</text:p>
          </table:table-cell>
          <table:table-cell/>
          <table:table-cell table:style-name="ce256" table:formula="of:=CONCATENATE([.$AF$4];[.$AG56];[.$AH56];[.$AI56];[.$AJ56];[.$AK56];[.$AL56];[.$AM56])" office:value-type="string" office:string-value="NA DO TË ISHIM" calcext:value-type="string">
            <text:p>NA DO TË ISHIM</text:p>
          </table:table-cell>
          <table:table-cell table:style-name="ce259" office:value-type="string" calcext:value-type="string">
            <text:p>DO TË </text:p>
          </table:table-cell>
          <table:table-cell table:style-name="ce261"/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SHIM</text:p>
          </table:table-cell>
          <table:table-cell table:style-name="ce265"/>
          <table:table-cell table:style-name="ce256" table:formula="of:=CONCATENATE([.$AN$4];[.$AO56];[.$AP56];[.$AQ56];[.$AR56];[.$AS56];[.$AT56];[.$AU56])" office:value-type="string" office:string-value="JU DO TË ISHIT" calcext:value-type="string">
            <text:p>JU DO TË ISHIT</text:p>
          </table:table-cell>
          <table:table-cell table:style-name="ce259" office:value-type="string" calcext:value-type="string">
            <text:p>DO TË </text:p>
          </table:table-cell>
          <table:table-cell table:style-name="ce257"/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6" office:value-type="string" calcext:value-type="string">
            <text:p>SHIT</text:p>
          </table:table-cell>
          <table:table-cell table:style-name="ce266"/>
          <table:table-cell table:style-name="ce256" table:formula="of:=CONCATENATE([.$AV$4];[.$AW56];[.$AX56];[.$AY56];[.$AZ56];[.$BA56];[.$BB56];[.$BC56])" office:value-type="string" office:string-value="ATO DO TË ISHIN" calcext:value-type="string">
            <text:p>ATO DO TË ISHIN</text:p>
          </table:table-cell>
          <table:table-cell table:style-name="ce259" office:value-type="string" calcext:value-type="string">
            <text:p>DO TË </text:p>
          </table:table-cell>
          <table:table-cell table:style-name="ce261"/>
          <table:table-cell table:style-name="ce262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4" office:value-type="float" office:value="1" calcext:value-type="float">
            <text:p>0 001</text:p>
          </table:table-cell>
          <table:table-cell table:style-name="ce248" office:value-type="string" calcext:value-type="string">
            <text:p>JAM (êtrë)</text:p>
          </table:table-cell>
          <table:table-cell table:number-columns-repeated="2" table:style-name="ce250" office:value-type="float" office:value="12" calcext:value-type="float">
            <text:p>12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dêshirore. (optatif)</text:p>
          </table:table-cell>
          <table:table-cell table:style-name="ce255" table:formula="of:=CONCATENATE([.$H$4];[.$I57];[.$J57];[.$K57];[.$L57];[.$M57];[.$N57];[.$O57])" office:value-type="string" office:string-value="UNÊ KOFSHA" calcext:value-type="string">
            <text:p>UNÊ KOFSHA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O</text:p>
          </table:table-cell>
          <table:table-cell table:style-name="ce265" table:number-columns-repeated="2"/>
          <table:table-cell table:style-name="ce265" office:value-type="string" calcext:value-type="string">
            <text:p>FSHA</text:p>
          </table:table-cell>
          <table:table-cell table:style-name="ce265"/>
          <table:table-cell table:style-name="ce268" table:formula="of:=CONCATENATE([.$P$4];[.$Q57];[.$R57];[.$S57];[.$T57];[.$U57];[.$V57];[.$W57])" office:value-type="string" office:string-value="TÉ KOFSH" calcext:value-type="string">
            <text:p>TÉ KOFSH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70" office:value-type="string" calcext:value-type="string">
            <text:p>O</text:p>
          </table:table-cell>
          <table:table-cell table:number-columns-repeated="2"/>
          <table:table-cell table:style-name="ce265" office:value-type="string" calcext:value-type="string">
            <text:p>FSH</text:p>
          </table:table-cell>
          <table:table-cell table:style-name="ce265"/>
          <table:table-cell table:style-name="ce271" table:formula="of:=CONCATENATE([.$X$4];[.$Y57];[.$Z57];[.$AA57];[.$AB57];[.$AC57];[.$AD57];[.$AE57])" office:value-type="string" office:string-value="AJ KOFTË" calcext:value-type="string">
            <text:p>AJ KOFTË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O</text:p>
          </table:table-cell>
          <table:table-cell table:style-name="ce266" table:number-columns-repeated="2"/>
          <table:table-cell office:value-type="string" calcext:value-type="string">
            <text:p>FTË</text:p>
          </table:table-cell>
          <table:table-cell/>
          <table:table-cell table:style-name="ce256" table:formula="of:=CONCATENATE([.$AF$4];[.$AG57];[.$AH57];[.$AI57];[.$AJ57];[.$AK57];[.$AL57];[.$AM57])" office:value-type="string" office:string-value="NA KOFSHIM" calcext:value-type="string">
            <text:p>NA KOFSHIM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70" office:value-type="string" calcext:value-type="string">
            <text:p>O</text:p>
          </table:table-cell>
          <table:table-cell table:number-columns-repeated="2"/>
          <table:table-cell table:style-name="ce265" office:value-type="string" calcext:value-type="string">
            <text:p>FSHIM</text:p>
          </table:table-cell>
          <table:table-cell table:style-name="ce265"/>
          <table:table-cell table:style-name="ce256" table:formula="of:=CONCATENATE([.$AN$4];[.$AO57];[.$AP57];[.$AQ57];[.$AR57];[.$AS57];[.$AT57];[.$AU57])" office:value-type="string" office:string-value="JU KOFSHI" calcext:value-type="string">
            <text:p>JU KOFSHI</text:p>
          </table:table-cell>
          <table:table-cell table:style-name="ce259"/>
          <table:table-cell table:style-name="ce257" office:value-type="string" calcext:value-type="string">
            <text:p>K</text:p>
          </table:table-cell>
          <table:table-cell table:style-name="ce270" office:value-type="string" calcext:value-type="string">
            <text:p>O</text:p>
          </table:table-cell>
          <table:table-cell table:style-name="ce266" table:number-columns-repeated="2"/>
          <table:table-cell table:style-name="ce266" office:value-type="string" calcext:value-type="string">
            <text:p>FSHI</text:p>
          </table:table-cell>
          <table:table-cell table:style-name="ce266"/>
          <table:table-cell table:style-name="ce256" table:formula="of:=CONCATENATE([.$AV$4];[.$AW57];[.$AX57];[.$AY57];[.$AZ57];[.$BA57];[.$BB57];[.$BC57])" office:value-type="string" office:string-value="ATO KOFSHIN" calcext:value-type="string">
            <text:p>ATO KOFSHIN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O</text:p>
          </table:table-cell>
          <table:table-cell table:number-columns-repeated="2"/>
          <table:table-cell table:style-name="ce265" office:value-type="string" calcext:value-type="string">
            <text:p>F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4" office:value-type="float" office:value="1" calcext:value-type="float">
            <text:p>0 001</text:p>
          </table:table-cell>
          <table:table-cell table:style-name="ce248" office:value-type="string" calcext:value-type="string">
            <text:p>JAM (êtrë)</text:p>
          </table:table-cell>
          <table:table-cell table:number-columns-repeated="2" table:style-name="ce250" office:value-type="float" office:value="12" calcext:value-type="float">
            <text:p>12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dêshirore. (optatif)</text:p>
          </table:table-cell>
          <table:table-cell table:style-name="ce255" table:formula="of:=CONCATENATE([.$H$4];[.$I58];[.$J58];[.$K58];[.$L58];[.$M58];[.$N58];[.$O58])" office:value-type="string" office:string-value="UNÊ QOFSHA" calcext:value-type="string">
            <text:p>UNÊ QOFSHA</text:p>
          </table:table-cell>
          <table:table-cell table:style-name="ce259"/>
          <table:table-cell table:style-name="ce261" office:value-type="string" calcext:value-type="string">
            <text:p>Q</text:p>
          </table:table-cell>
          <table:table-cell table:style-name="ce262" office:value-type="string" calcext:value-type="string">
            <text:p>O</text:p>
          </table:table-cell>
          <table:table-cell table:style-name="ce265" table:number-columns-repeated="2"/>
          <table:table-cell table:style-name="ce265" office:value-type="string" calcext:value-type="string">
            <text:p>FSHA</text:p>
          </table:table-cell>
          <table:table-cell table:style-name="ce265"/>
          <table:table-cell table:style-name="ce268" table:formula="of:=CONCATENATE([.$P$4];[.$Q58];[.$R58];[.$S58];[.$T58];[.$U58];[.$V58];[.$W58])" office:value-type="string" office:string-value="TÉ QOFSH" calcext:value-type="string">
            <text:p>TÉ QOFSH</text:p>
          </table:table-cell>
          <table:table-cell table:style-name="ce259"/>
          <table:table-cell table:style-name="ce261" office:value-type="string" calcext:value-type="string">
            <text:p>Q</text:p>
          </table:table-cell>
          <table:table-cell table:style-name="ce270" office:value-type="string" calcext:value-type="string">
            <text:p>O</text:p>
          </table:table-cell>
          <table:table-cell table:number-columns-repeated="2"/>
          <table:table-cell table:style-name="ce265" office:value-type="string" calcext:value-type="string">
            <text:p>FSH</text:p>
          </table:table-cell>
          <table:table-cell table:style-name="ce265"/>
          <table:table-cell table:style-name="ce271" table:formula="of:=CONCATENATE([.$X$4];[.$Y58];[.$Z58];[.$AA58];[.$AB58];[.$AC58];[.$AD58];[.$AE58])" office:value-type="string" office:string-value="AJ QOFTË" calcext:value-type="string">
            <text:p>AJ QOFTË</text:p>
          </table:table-cell>
          <table:table-cell table:style-name="ce259"/>
          <table:table-cell table:style-name="ce261" office:value-type="string" calcext:value-type="string">
            <text:p>Q</text:p>
          </table:table-cell>
          <table:table-cell table:style-name="ce262" office:value-type="string" calcext:value-type="string">
            <text:p>O</text:p>
          </table:table-cell>
          <table:table-cell table:style-name="ce266" table:number-columns-repeated="2"/>
          <table:table-cell office:value-type="string" calcext:value-type="string">
            <text:p>FTË</text:p>
          </table:table-cell>
          <table:table-cell/>
          <table:table-cell table:style-name="ce256" table:formula="of:=CONCATENATE([.$AF$4];[.$AG58];[.$AH58];[.$AI58];[.$AJ58];[.$AK58];[.$AL58];[.$AM58])" office:value-type="string" office:string-value="NA QOFSHIM" calcext:value-type="string">
            <text:p>NA QOFSHIM</text:p>
          </table:table-cell>
          <table:table-cell table:style-name="ce259"/>
          <table:table-cell table:style-name="ce261" office:value-type="string" calcext:value-type="string">
            <text:p>Q</text:p>
          </table:table-cell>
          <table:table-cell table:style-name="ce270" office:value-type="string" calcext:value-type="string">
            <text:p>O</text:p>
          </table:table-cell>
          <table:table-cell table:number-columns-repeated="2"/>
          <table:table-cell table:style-name="ce265" office:value-type="string" calcext:value-type="string">
            <text:p>FSHIM</text:p>
          </table:table-cell>
          <table:table-cell table:style-name="ce265"/>
          <table:table-cell table:style-name="ce256" table:formula="of:=CONCATENATE([.$AN$4];[.$AO58];[.$AP58];[.$AQ58];[.$AR58];[.$AS58];[.$AT58];[.$AU58])" office:value-type="string" office:string-value="JU QOFSHI" calcext:value-type="string">
            <text:p>JU QOFSHI</text:p>
          </table:table-cell>
          <table:table-cell table:style-name="ce259"/>
          <table:table-cell table:style-name="ce257" office:value-type="string" calcext:value-type="string">
            <text:p>Q</text:p>
          </table:table-cell>
          <table:table-cell table:style-name="ce270" office:value-type="string" calcext:value-type="string">
            <text:p>O</text:p>
          </table:table-cell>
          <table:table-cell table:style-name="ce266" table:number-columns-repeated="2"/>
          <table:table-cell table:style-name="ce266" office:value-type="string" calcext:value-type="string">
            <text:p>FSHI</text:p>
          </table:table-cell>
          <table:table-cell table:style-name="ce266"/>
          <table:table-cell table:style-name="ce256" table:formula="of:=CONCATENATE([.$AV$4];[.$AW58];[.$AX58];[.$AY58];[.$AZ58];[.$BA58];[.$BB58];[.$BC58])" office:value-type="string" office:string-value="ATO QOFSHIN" calcext:value-type="string">
            <text:p>ATO QOFSHIN</text:p>
          </table:table-cell>
          <table:table-cell table:style-name="ce259"/>
          <table:table-cell table:style-name="ce261" office:value-type="string" calcext:value-type="string">
            <text:p>Q</text:p>
          </table:table-cell>
          <table:table-cell table:style-name="ce262" office:value-type="string" calcext:value-type="string">
            <text:p>O</text:p>
          </table:table-cell>
          <table:table-cell table:number-columns-repeated="2"/>
          <table:table-cell table:style-name="ce265" office:value-type="string" calcext:value-type="string">
            <text:p>F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4" office:value-type="float" office:value="1" calcext:value-type="float">
            <text:p>0 001</text:p>
          </table:table-cell>
          <table:table-cell table:style-name="ce248" office:value-type="string" calcext:value-type="string">
            <text:p>JAM (êtrë)</text:p>
          </table:table-cell>
          <table:table-cell table:number-columns-repeated="2" table:style-name="ce250" office:value-type="float" office:value="13" calcext:value-type="float">
            <text:p>13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pjesore. (participe)</text:p>
          </table:table-cell>
          <table:table-cell table:style-name="ce255" table:formula="of:=CONCATENATE([.$H$4];[.$I59];[.$J59];[.$K59];[.$L59];[.$M59];[.$N59];[.$O59])" office:value-type="string" office:string-value="UNÊ KÃN" calcext:value-type="string">
            <text:p>UNÊ KÃN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Ã</text:p>
          </table:table-cell>
          <table:table-cell table:style-name="ce265" table:number-columns-repeated="2"/>
          <table:table-cell table:style-name="ce265" office:value-type="string" calcext:value-type="string">
            <text:p>N</text:p>
          </table:table-cell>
          <table:table-cell table:style-name="ce265"/>
          <table:table-cell table:style-name="ce268" table:formula="of:=CONCATENATE([.$P$4];[.$Q59];[.$R59];[.$S59];[.$T59];[.$U59];[.$V59];[.$W59])" office:value-type="string" office:string-value="TÉ KÃN" calcext:value-type="string">
            <text:p>TÉ KÃN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70" office:value-type="string" calcext:value-type="string">
            <text:p>Ã</text:p>
          </table:table-cell>
          <table:table-cell table:number-columns-repeated="2"/>
          <table:table-cell table:style-name="ce265" office:value-type="string" calcext:value-type="string">
            <text:p>N</text:p>
          </table:table-cell>
          <table:table-cell table:style-name="ce265"/>
          <table:table-cell table:style-name="ce271" table:formula="of:=CONCATENATE([.$X$4];[.$Y59];[.$Z59];[.$AA59];[.$AB59];[.$AC59];[.$AD59];[.$AE59])" office:value-type="string" office:string-value="AJ KÃN" calcext:value-type="string">
            <text:p>AJ KÃN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Ã</text:p>
          </table:table-cell>
          <table:table-cell table:style-name="ce266" table:number-columns-repeated="2"/>
          <table:table-cell office:value-type="string" calcext:value-type="string">
            <text:p>N</text:p>
          </table:table-cell>
          <table:table-cell/>
          <table:table-cell table:style-name="ce256" table:formula="of:=CONCATENATE([.$AF$4];[.$AG59];[.$AH59];[.$AI59];[.$AJ59];[.$AK59];[.$AL59];[.$AM59])" office:value-type="string" office:string-value="NA KÃN" calcext:value-type="string">
            <text:p>NA KÃN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70" office:value-type="string" calcext:value-type="string">
            <text:p>Ã</text:p>
          </table:table-cell>
          <table:table-cell table:number-columns-repeated="2"/>
          <table:table-cell table:style-name="ce265" office:value-type="string" calcext:value-type="string">
            <text:p>N</text:p>
          </table:table-cell>
          <table:table-cell table:style-name="ce265"/>
          <table:table-cell table:style-name="ce256" table:formula="of:=CONCATENATE([.$AN$4];[.$AO59];[.$AP59];[.$AQ59];[.$AR59];[.$AS59];[.$AT59];[.$AU59])" office:value-type="string" office:string-value="JU KÃN" calcext:value-type="string">
            <text:p>JU KÃN</text:p>
          </table:table-cell>
          <table:table-cell table:style-name="ce259"/>
          <table:table-cell table:style-name="ce257" office:value-type="string" calcext:value-type="string">
            <text:p>K</text:p>
          </table:table-cell>
          <table:table-cell table:style-name="ce270" office:value-type="string" calcext:value-type="string">
            <text:p>Ã</text:p>
          </table:table-cell>
          <table:table-cell table:style-name="ce266" table:number-columns-repeated="2"/>
          <table:table-cell table:style-name="ce266" office:value-type="string" calcext:value-type="string">
            <text:p>N</text:p>
          </table:table-cell>
          <table:table-cell table:style-name="ce266"/>
          <table:table-cell table:style-name="ce256" table:formula="of:=CONCATENATE([.$AV$4];[.$AW59];[.$AX59];[.$AY59];[.$AZ59];[.$BA59];[.$BB59];[.$BC59])" office:value-type="string" office:string-value="ATO KÃN" calcext:value-type="string">
            <text:p>ATO KÃN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Ã</text:p>
          </table:table-cell>
          <table:table-cell table:number-columns-repeated="2"/>
          <table:table-cell table:style-name="ce265" office:value-type="string" calcext:value-type="string">
            <text:p>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4" office:value-type="float" office:value="1" calcext:value-type="float">
            <text:p>0 001</text:p>
          </table:table-cell>
          <table:table-cell table:style-name="ce248" office:value-type="string" calcext:value-type="string">
            <text:p>JAM (êtrë)</text:p>
          </table:table-cell>
          <table:table-cell table:number-columns-repeated="2" table:style-name="ce250" office:value-type="float" office:value="13" calcext:value-type="float">
            <text:p>13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pjesore. (participe)</text:p>
          </table:table-cell>
          <table:table-cell table:style-name="ce255" table:formula="of:=CONCATENATE([.$H$4];[.$I60];[.$J60];[.$K60];[.$L60];[.$M60];[.$N60];[.$O60])" office:value-type="string" office:string-value="UNÊ QENË" calcext:value-type="string">
            <text:p>UNÊ QENË</text:p>
          </table:table-cell>
          <table:table-cell table:style-name="ce259"/>
          <table:table-cell table:style-name="ce261" office:value-type="string" calcext:value-type="string">
            <text:p>Q</text:p>
          </table:table-cell>
          <table:table-cell table:style-name="ce262" office:value-type="string" calcext:value-type="string">
            <text:p>E</text:p>
          </table:table-cell>
          <table:table-cell table:style-name="ce265" table:number-columns-repeated="2"/>
          <table:table-cell table:style-name="ce265" office:value-type="string" calcext:value-type="string">
            <text:p>NË</text:p>
          </table:table-cell>
          <table:table-cell table:style-name="ce265"/>
          <table:table-cell table:style-name="ce268" table:formula="of:=CONCATENATE([.$P$4];[.$Q60];[.$R60];[.$S60];[.$T60];[.$U60];[.$V60];[.$W60])" office:value-type="string" office:string-value="TÉ QENË" calcext:value-type="string">
            <text:p>TÉ QENË</text:p>
          </table:table-cell>
          <table:table-cell table:style-name="ce259"/>
          <table:table-cell table:style-name="ce261" office:value-type="string" calcext:value-type="string">
            <text:p>Q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NË</text:p>
          </table:table-cell>
          <table:table-cell table:style-name="ce265"/>
          <table:table-cell table:style-name="ce271" table:formula="of:=CONCATENATE([.$X$4];[.$Y60];[.$Z60];[.$AA60];[.$AB60];[.$AC60];[.$AD60];[.$AE60])" office:value-type="string" office:string-value="AJ QENË" calcext:value-type="string">
            <text:p>AJ QENË</text:p>
          </table:table-cell>
          <table:table-cell table:style-name="ce259"/>
          <table:table-cell table:style-name="ce261" office:value-type="string" calcext:value-type="string">
            <text:p>Q</text:p>
          </table:table-cell>
          <table:table-cell table:style-name="ce262" office:value-type="string" calcext:value-type="string">
            <text:p>E</text:p>
          </table:table-cell>
          <table:table-cell table:style-name="ce266" table:number-columns-repeated="2"/>
          <table:table-cell office:value-type="string" calcext:value-type="string">
            <text:p>NË</text:p>
          </table:table-cell>
          <table:table-cell/>
          <table:table-cell table:style-name="ce256" table:formula="of:=CONCATENATE([.$AF$4];[.$AG60];[.$AH60];[.$AI60];[.$AJ60];[.$AK60];[.$AL60];[.$AM60])" office:value-type="string" office:string-value="NA QENË" calcext:value-type="string">
            <text:p>NA QENË</text:p>
          </table:table-cell>
          <table:table-cell table:style-name="ce259"/>
          <table:table-cell table:style-name="ce261" office:value-type="string" calcext:value-type="string">
            <text:p>Q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NË</text:p>
          </table:table-cell>
          <table:table-cell table:style-name="ce265"/>
          <table:table-cell table:style-name="ce256" table:formula="of:=CONCATENATE([.$AN$4];[.$AO60];[.$AP60];[.$AQ60];[.$AR60];[.$AS60];[.$AT60];[.$AU60])" office:value-type="string" office:string-value="JU QENË" calcext:value-type="string">
            <text:p>JU QENË</text:p>
          </table:table-cell>
          <table:table-cell table:style-name="ce259"/>
          <table:table-cell table:style-name="ce257" office:value-type="string" calcext:value-type="string">
            <text:p>Q</text:p>
          </table:table-cell>
          <table:table-cell table:style-name="ce270" office:value-type="string" calcext:value-type="string">
            <text:p>E</text:p>
          </table:table-cell>
          <table:table-cell table:style-name="ce266" table:number-columns-repeated="2"/>
          <table:table-cell table:style-name="ce266" office:value-type="string" calcext:value-type="string">
            <text:p>NË</text:p>
          </table:table-cell>
          <table:table-cell table:style-name="ce266"/>
          <table:table-cell table:style-name="ce256" table:formula="of:=CONCATENATE([.$AV$4];[.$AW60];[.$AX60];[.$AY60];[.$AZ60];[.$BA60];[.$BB60];[.$BC60])" office:value-type="string" office:string-value="ATO QENË" calcext:value-type="string">
            <text:p>ATO QENË</text:p>
          </table:table-cell>
          <table:table-cell table:style-name="ce259"/>
          <table:table-cell table:style-name="ce261" office:value-type="string" calcext:value-type="string">
            <text:p>Q</text:p>
          </table:table-cell>
          <table:table-cell table:style-name="ce262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/>
          <table:table-cell table:style-name="ce242" office:value-type="float" office:value="14" calcext:value-type="float">
            <text:p>0 014</text:p>
          </table:table-cell>
          <table:table-cell table:style-name="ce248" office:value-type="string" calcext:value-type="string">
            <text:p>JAP (dônne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B.A→E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61];[.$J61];[.$K61];[.$L61];[.$M61];[.$N61];[.$O61])" office:value-type="string" office:string-value="UNÊ JAP" calcext:value-type="string">
            <text:p>UNÊ JAP</text:p>
          </table:table-cell>
          <table:table-cell table:style-name="ce259"/>
          <table:table-cell table:style-name="ce261" office:value-type="string" calcext:value-type="string">
            <text:p>J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P</text:p>
          </table:table-cell>
          <table:table-cell table:style-name="ce265" table:number-columns-repeated="3"/>
          <table:table-cell table:style-name="ce268" table:formula="of:=CONCATENATE([.$P$4];[.$Q61];[.$R61];[.$S61];[.$T61];[.$U61];[.$V61];[.$W61])" office:value-type="string" office:string-value="TÉ JEP" calcext:value-type="string">
            <text:p>TÉ JEP</text:p>
          </table:table-cell>
          <table:table-cell table:style-name="ce259"/>
          <table:table-cell table:style-name="ce261" office:value-type="string" calcext:value-type="string">
            <text:p>J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/>
          <table:table-cell table:style-name="ce265" table:number-columns-repeated="2"/>
          <table:table-cell table:style-name="ce271" table:formula="of:=CONCATENATE([.$X$4];[.$Y61];[.$Z61];[.$AA61];[.$AB61];[.$AC61];[.$AD61];[.$AE61])" office:value-type="string" office:string-value="AJ JEP" calcext:value-type="string">
            <text:p>AJ JEP</text:p>
          </table:table-cell>
          <table:table-cell table:style-name="ce259"/>
          <table:table-cell table:style-name="ce261" office:value-type="string" calcext:value-type="string">
            <text:p>J</text:p>
          </table:table-cell>
          <table:table-cell table:style-name="ce262" office:value-type="string" calcext:value-type="string">
            <text:p>E</text:p>
          </table:table-cell>
          <table:table-cell table:style-name="ce266" office:value-type="string" calcext:value-type="string">
            <text:p>P</text:p>
          </table:table-cell>
          <table:table-cell table:style-name="ce266"/>
          <table:table-cell table:number-columns-repeated="2"/>
          <table:table-cell table:style-name="ce256" table:formula="of:=CONCATENATE([.$AF$4];[.$AG61];[.$AH61];[.$AI61];[.$AJ61];[.$AK61];[.$AL61];[.$AM61])" office:value-type="string" office:string-value="NA JAPIM" calcext:value-type="string">
            <text:p>NA JAPIM</text:p>
          </table:table-cell>
          <table:table-cell table:style-name="ce259"/>
          <table:table-cell table:style-name="ce261" office:value-type="string" calcext:value-type="string">
            <text:p>J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/>
          <table:table-cell table:style-name="ce265" office:value-type="string" calcext:value-type="string">
            <text:p>IM</text:p>
          </table:table-cell>
          <table:table-cell table:style-name="ce265"/>
          <table:table-cell table:style-name="ce256" table:formula="of:=CONCATENATE([.$AN$4];[.$AO61];[.$AP61];[.$AQ61];[.$AR61];[.$AS61];[.$AT61];[.$AU61])" office:value-type="string" office:string-value="JU JEPNI" calcext:value-type="string">
            <text:p>JU JEPNI</text:p>
          </table:table-cell>
          <table:table-cell table:style-name="ce259"/>
          <table:table-cell table:style-name="ce257" office:value-type="string" calcext:value-type="string">
            <text:p>J</text:p>
          </table:table-cell>
          <table:table-cell table:style-name="ce270" office:value-type="string" calcext:value-type="string">
            <text:p>E</text:p>
          </table:table-cell>
          <table:table-cell table:style-name="ce266" office:value-type="string" calcext:value-type="string">
            <text:p>P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61];[.$AX61];[.$AY61];[.$AZ61];[.$BA61];[.$BB61];[.$BC61])" office:value-type="string" office:string-value="ATO JAPIN" calcext:value-type="string">
            <text:p>ATO JAPIN</text:p>
          </table:table-cell>
          <table:table-cell table:style-name="ce259"/>
          <table:table-cell table:style-name="ce261" office:value-type="string" calcext:value-type="string">
            <text:p>J</text:p>
          </table:table-cell>
          <table:table-cell table:style-name="ce26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4" calcext:value-type="float">
            <text:p>0 014</text:p>
          </table:table-cell>
          <table:table-cell table:style-name="ce248" office:value-type="string" calcext:value-type="string">
            <text:p>JAP (dônne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B.A→E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62];[.$J62];[.$K62];[.$L62];[.$M62];[.$N62];[.$O62])" office:value-type="string" office:string-value="UNÊ JEPJA" calcext:value-type="string">
            <text:p>UNÊ JEPJA</text:p>
          </table:table-cell>
          <table:table-cell table:style-name="ce259"/>
          <table:table-cell table:style-name="ce261" office:value-type="string" calcext:value-type="string">
            <text:p>J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P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62];[.$R62];[.$S62];[.$T62];[.$U62];[.$V62];[.$W62])" office:value-type="string" office:string-value="TÉ JEPJE" calcext:value-type="string">
            <text:p>TÉ JEPJE</text:p>
          </table:table-cell>
          <table:table-cell table:style-name="ce259"/>
          <table:table-cell table:style-name="ce261" office:value-type="string" calcext:value-type="string">
            <text:p>J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62];[.$Z62];[.$AA62];[.$AB62];[.$AC62];[.$AD62];[.$AE62])" office:value-type="string" office:string-value="AJ JEPTE" calcext:value-type="string">
            <text:p>AJ JEPTE</text:p>
          </table:table-cell>
          <table:table-cell table:style-name="ce259"/>
          <table:table-cell table:style-name="ce261" office:value-type="string" calcext:value-type="string">
            <text:p>J</text:p>
          </table:table-cell>
          <table:table-cell table:style-name="ce262" office:value-type="string" calcext:value-type="string">
            <text:p>E</text:p>
          </table:table-cell>
          <table:table-cell table:style-name="ce266" office:value-type="string" calcext:value-type="string">
            <text:p>P</text:p>
          </table:table-cell>
          <table:table-cell table:style-name="ce266"/>
          <table:table-cell office:value-type="string" calcext:value-type="string">
            <text:p>TE</text:p>
          </table:table-cell>
          <table:table-cell/>
          <table:table-cell table:style-name="ce256" table:formula="of:=CONCATENATE([.$AF$4];[.$AG62];[.$AH62];[.$AI62];[.$AJ62];[.$AK62];[.$AL62];[.$AM62])" office:value-type="string" office:string-value="NA JEPNIM" calcext:value-type="string">
            <text:p>NA JEPNIM</text:p>
          </table:table-cell>
          <table:table-cell table:style-name="ce259"/>
          <table:table-cell table:style-name="ce261" office:value-type="string" calcext:value-type="string">
            <text:p>J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62];[.$AP62];[.$AQ62];[.$AR62];[.$AS62];[.$AT62];[.$AU62])" office:value-type="string" office:string-value="JU JEPNIT" calcext:value-type="string">
            <text:p>JU JEPNIT</text:p>
          </table:table-cell>
          <table:table-cell table:style-name="ce259"/>
          <table:table-cell table:style-name="ce257" office:value-type="string" calcext:value-type="string">
            <text:p>J</text:p>
          </table:table-cell>
          <table:table-cell table:style-name="ce270" office:value-type="string" calcext:value-type="string">
            <text:p>E</text:p>
          </table:table-cell>
          <table:table-cell table:style-name="ce266" office:value-type="string" calcext:value-type="string">
            <text:p>P</text:p>
          </table:table-cell>
          <table:table-cell table:style-name="ce266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62];[.$AX62];[.$AY62];[.$AZ62];[.$BA62];[.$BB62];[.$BC62])" office:value-type="string" office:string-value="ATO JEPNIN" calcext:value-type="string">
            <text:p>ATO JEPNIN</text:p>
          </table:table-cell>
          <table:table-cell table:style-name="ce259"/>
          <table:table-cell table:style-name="ce261" office:value-type="string" calcext:value-type="string">
            <text:p>J</text:p>
          </table:table-cell>
          <table:table-cell table:style-name="ce262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4" calcext:value-type="float">
            <text:p>0 014</text:p>
          </table:table-cell>
          <table:table-cell table:style-name="ce248" office:value-type="string" calcext:value-type="string">
            <text:p>JAP (dônn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A→E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63];[.$J63];[.$K63];[.$L63];[.$M63];[.$N63];[.$O63])" office:value-type="string" office:string-value="UNÊ DO TË JAP" calcext:value-type="string">
            <text:p>UNÊ DO TË JAP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J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P</text:p>
          </table:table-cell>
          <table:table-cell table:style-name="ce265" table:number-columns-repeated="3"/>
          <table:table-cell table:style-name="ce268" table:formula="of:=CONCATENATE([.$P$4];[.$Q63];[.$R63];[.$S63];[.$T63];[.$U63];[.$V63];[.$W63])" office:value-type="string" office:string-value="TÉ DO TË JAPËSH" calcext:value-type="string">
            <text:p>TÉ DO TË JAPË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J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Ë</text:p>
          </table:table-cell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63];[.$Z63];[.$AA63];[.$AB63];[.$AC63];[.$AD63];[.$AE63])" office:value-type="string" office:string-value="AJ DO TË JAPË" calcext:value-type="string">
            <text:p>AJ DO TË JAP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J</text:p>
          </table:table-cell>
          <table:table-cell table:style-name="ce262" office:value-type="string" calcext:value-type="string">
            <text:p>A</text:p>
          </table:table-cell>
          <table:table-cell table:style-name="ce266" office:value-type="string" calcext:value-type="string">
            <text:p>P</text:p>
          </table:table-cell>
          <table:table-cell table:style-name="ce266"/>
          <table:table-cell office:value-type="string" calcext:value-type="string">
            <text:p>Ë</text:p>
          </table:table-cell>
          <table:table-cell/>
          <table:table-cell table:style-name="ce256" table:formula="of:=CONCATENATE([.$AF$4];[.$AG63];[.$AH63];[.$AI63];[.$AJ63];[.$AK63];[.$AL63];[.$AM63])" office:value-type="string" office:string-value="NA DO TË JAPIM" calcext:value-type="string">
            <text:p>NA DO TË JAP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J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/>
          <table:table-cell table:style-name="ce265" office:value-type="string" calcext:value-type="string">
            <text:p>IM</text:p>
          </table:table-cell>
          <table:table-cell table:style-name="ce265"/>
          <table:table-cell table:style-name="ce256" table:formula="of:=CONCATENATE([.$AN$4];[.$AO63];[.$AP63];[.$AQ63];[.$AR63];[.$AS63];[.$AT63];[.$AU63])" office:value-type="string" office:string-value="JU DO TË JEPNI" calcext:value-type="string">
            <text:p>JU DO TË JEP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J</text:p>
          </table:table-cell>
          <table:table-cell table:style-name="ce270" office:value-type="string" calcext:value-type="string">
            <text:p>E</text:p>
          </table:table-cell>
          <table:table-cell table:style-name="ce266" office:value-type="string" calcext:value-type="string">
            <text:p>P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63];[.$AX63];[.$AY63];[.$AZ63];[.$BA63];[.$BB63];[.$BC63])" office:value-type="string" office:string-value="ATO DO TË JAPIN" calcext:value-type="string">
            <text:p>ATO DO TË JAP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J</text:p>
          </table:table-cell>
          <table:table-cell table:style-name="ce26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4" calcext:value-type="float">
            <text:p>0 014</text:p>
          </table:table-cell>
          <table:table-cell table:style-name="ce248" office:value-type="string" calcext:value-type="string">
            <text:p>JAP (dônne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B.A→E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64];[.$J64];[.$K64];[.$L64];[.$M64];[.$N64];[.$O64])" office:value-type="string" office:string-value="UNÊ DO TË JEPJA" calcext:value-type="string">
            <text:p>UNÊ DO TË JEPJ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J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P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64];[.$R64];[.$S64];[.$T64];[.$U64];[.$V64];[.$W64])" office:value-type="string" office:string-value="TÉ DO TË JEPJE" calcext:value-type="string">
            <text:p>TÉ DO TË JEPJ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J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64];[.$Z64];[.$AA64];[.$AB64];[.$AC64];[.$AD64];[.$AE64])" office:value-type="string" office:string-value="AJ DO TË JEPTE" calcext:value-type="string">
            <text:p>AJ DO TË JEP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J</text:p>
          </table:table-cell>
          <table:table-cell table:style-name="ce262" office:value-type="string" calcext:value-type="string">
            <text:p>E</text:p>
          </table:table-cell>
          <table:table-cell table:style-name="ce266" office:value-type="string" calcext:value-type="string">
            <text:p>P</text:p>
          </table:table-cell>
          <table:table-cell table:style-name="ce266"/>
          <table:table-cell office:value-type="string" calcext:value-type="string">
            <text:p>TE</text:p>
          </table:table-cell>
          <table:table-cell/>
          <table:table-cell table:style-name="ce256" table:formula="of:=CONCATENATE([.$AF$4];[.$AG64];[.$AH64];[.$AI64];[.$AJ64];[.$AK64];[.$AL64];[.$AM64])" office:value-type="string" office:string-value="NA DO TË JEPNIM" calcext:value-type="string">
            <text:p>NA DO TË JEPN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J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64];[.$AP64];[.$AQ64];[.$AR64];[.$AS64];[.$AT64];[.$AU64])" office:value-type="string" office:string-value="JU DO TË JEPNIT" calcext:value-type="string">
            <text:p>JU DO TË JEPNIT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J</text:p>
          </table:table-cell>
          <table:table-cell table:style-name="ce270" office:value-type="string" calcext:value-type="string">
            <text:p>E</text:p>
          </table:table-cell>
          <table:table-cell table:style-name="ce266" office:value-type="string" calcext:value-type="string">
            <text:p>P</text:p>
          </table:table-cell>
          <table:table-cell table:style-name="ce266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64];[.$AX64];[.$AY64];[.$AZ64];[.$BA64];[.$BB64];[.$BC64])" office:value-type="string" office:string-value="ATO DO TË JEPNIN" calcext:value-type="string">
            <text:p>ATO DO TË JEPN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J</text:p>
          </table:table-cell>
          <table:table-cell table:style-name="ce262"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/>
          <table:table-cell table:style-name="ce242" office:value-type="float" office:value="2" calcext:value-type="float">
            <text:p>0 002</text:p>
          </table:table-cell>
          <table:table-cell table:style-name="ce248" office:value-type="string" calcext:value-type="string">
            <text:p>KAM (avoi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65];[.$J65];[.$K65];[.$L65];[.$M65];[.$N65];[.$O65])" office:value-type="string" office:string-value="UNÊ KAM" calcext:value-type="string">
            <text:p>UNÊ KAM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M</text:p>
          </table:table-cell>
          <table:table-cell table:style-name="ce265" table:number-columns-repeated="3"/>
          <table:table-cell table:style-name="ce268" table:formula="of:=CONCATENATE([.$P$4];[.$Q65];[.$R65];[.$S65];[.$T65];[.$U65];[.$V65];[.$W65])" office:value-type="string" office:string-value="TÉ KE" calcext:value-type="string">
            <text:p>TÉ KE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table:number-columns-repeated="2"/>
          <table:table-cell table:style-name="ce271" table:formula="of:=CONCATENATE([.$X$4];[.$Y65];[.$Z65];[.$AA65];[.$AB65];[.$AC65];[.$AD65];[.$AE65])" office:value-type="string" office:string-value="AJ KA" calcext:value-type="string">
            <text:p>AJ KA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A</text:p>
          </table:table-cell>
          <table:table-cell table:style-name="ce266" table:number-columns-repeated="2"/>
          <table:table-cell table:number-columns-repeated="2"/>
          <table:table-cell table:style-name="ce256" table:formula="of:=CONCATENATE([.$AF$4];[.$AG65];[.$AH65];[.$AI65];[.$AJ65];[.$AK65];[.$AL65];[.$AM65])" office:value-type="string" office:string-value="NA KEMI" calcext:value-type="string">
            <text:p>NA KEMI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65];[.$AP65];[.$AQ65];[.$AR65];[.$AS65];[.$AT65];[.$AU65])" office:value-type="string" office:string-value="JU KENI" calcext:value-type="string">
            <text:p>JU KENI</text:p>
          </table:table-cell>
          <table:table-cell table:style-name="ce259"/>
          <table:table-cell table:style-name="ce257" office:value-type="string" calcext:value-type="string">
            <text:p>K</text:p>
          </table:table-cell>
          <table:table-cell table:style-name="ce270" office:value-type="string" calcext:value-type="string">
            <text:p>E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65];[.$AX65];[.$AY65];[.$AZ65];[.$BA65];[.$BB65];[.$BC65])" office:value-type="string" office:string-value="ATO KANË" calcext:value-type="string">
            <text:p>ATO KANË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A</text:p>
          </table:table-cell>
          <table:table-cell table:number-columns-repeated="2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" calcext:value-type="float">
            <text:p>0 002</text:p>
          </table:table-cell>
          <table:table-cell table:style-name="ce248" office:value-type="string" calcext:value-type="string">
            <text:p>KAM (avoi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66];[.$J66];[.$K66];[.$L66];[.$M66];[.$N66];[.$O66])" office:value-type="string" office:string-value="UNÊ KISHA" calcext:value-type="string">
            <text:p>UNÊ KISHA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66];[.$R66];[.$S66];[.$T66];[.$U66];[.$V66];[.$W66])" office:value-type="string" office:string-value="TÉ KISHE" calcext:value-type="string">
            <text:p>TÉ KISHE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66];[.$Z66];[.$AA66];[.$AB66];[.$AC66];[.$AD66];[.$AE66])" office:value-type="string" office:string-value="AJ KISHTE" calcext:value-type="string">
            <text:p>AJ KISHTE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I</text:p>
          </table:table-cell>
          <table:table-cell table:style-name="ce266" table:number-columns-repeated="2"/>
          <table:table-cell office:value-type="string" calcext:value-type="string">
            <text:p>SHTE</text:p>
          </table:table-cell>
          <table:table-cell/>
          <table:table-cell table:style-name="ce256" table:formula="of:=CONCATENATE([.$AF$4];[.$AG66];[.$AH66];[.$AI66];[.$AJ66];[.$AK66];[.$AL66];[.$AM66])" office:value-type="string" office:string-value="NA KISHIM" calcext:value-type="string">
            <text:p>NA KISHIM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SHIM</text:p>
          </table:table-cell>
          <table:table-cell table:style-name="ce265"/>
          <table:table-cell table:style-name="ce256" table:formula="of:=CONCATENATE([.$AN$4];[.$AO66];[.$AP66];[.$AQ66];[.$AR66];[.$AS66];[.$AT66];[.$AU66])" office:value-type="string" office:string-value="JU KISHIT" calcext:value-type="string">
            <text:p>JU KISHIT</text:p>
          </table:table-cell>
          <table:table-cell table:style-name="ce259"/>
          <table:table-cell table:style-name="ce257" office:value-type="string" calcext:value-type="string">
            <text:p>K</text:p>
          </table:table-cell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6" office:value-type="string" calcext:value-type="string">
            <text:p>SHIT</text:p>
          </table:table-cell>
          <table:table-cell table:style-name="ce266"/>
          <table:table-cell table:style-name="ce256" table:formula="of:=CONCATENATE([.$AV$4];[.$AW66];[.$AX66];[.$AY66];[.$AZ66];[.$BA66];[.$BB66];[.$BC66])" office:value-type="string" office:string-value="ATO KISHIN" calcext:value-type="string">
            <text:p>ATO KISHIN</text:p>
          </table:table-cell>
          <table:table-cell table:style-name="ce259"/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" calcext:value-type="float">
            <text:p>0 002</text:p>
          </table:table-cell>
          <table:table-cell table:style-name="ce248" office:value-type="string" calcext:value-type="string">
            <text:p>KAM (avoir)</text:p>
          </table:table-cell>
          <table:table-cell table:style-name="ce250" office:value-type="float" office:value="3" calcext:value-type="float">
            <text:p>03</text:p>
          </table:table-cell>
          <table:table-cell table:style-name="ce250" office:value-type="float" office:value="2" calcext:value-type="float">
            <text:p>02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kr.</text:p>
          </table:table-cell>
          <table:table-cell table:style-name="ce255" table:formula="of:=CONCATENATE([.$H$4];[.$I67];[.$J67];[.$K67];[.$L67];[.$M67];[.$N67];[.$O67])" office:value-type="string" office:string-value="UNÊ KAM PASUR" calcext:value-type="string">
            <text:p>UNÊ KAM PASUR</text:p>
          </table:table-cell>
          <table:table-cell table:style-name="ce259" office:value-type="string" calcext:value-type="string">
            <text:p>KAM </text:p>
          </table:table-cell>
          <table:table-cell table:style-name="ce261" office:value-type="string" calcext:value-type="string">
            <text:p>P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SUR</text:p>
          </table:table-cell>
          <table:table-cell table:style-name="ce265" table:number-columns-repeated="3"/>
          <table:table-cell table:style-name="ce268" table:formula="of:=CONCATENATE([.$P$4];[.$Q67];[.$R67];[.$S67];[.$T67];[.$U67];[.$V67];[.$W67])" office:value-type="string" office:string-value="TÉ KE PASUR" calcext:value-type="string">
            <text:p>TÉ KE PASUR</text:p>
          </table:table-cell>
          <table:table-cell table:style-name="ce259" office:value-type="string" calcext:value-type="string">
            <text:p>KE </text:p>
          </table:table-cell>
          <table:table-cell table:style-name="ce261" office:value-type="string" calcext:value-type="string">
            <text:p>P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SUR</text:p>
          </table:table-cell>
          <table:table-cell/>
          <table:table-cell table:style-name="ce265" table:number-columns-repeated="2"/>
          <table:table-cell table:style-name="ce271" table:formula="of:=CONCATENATE([.$X$4];[.$Y67];[.$Z67];[.$AA67];[.$AB67];[.$AC67];[.$AD67];[.$AE67])" office:value-type="string" office:string-value="AJ KA PASUR" calcext:value-type="string">
            <text:p>AJ KA PASUR</text:p>
          </table:table-cell>
          <table:table-cell table:style-name="ce259" office:value-type="string" calcext:value-type="string">
            <text:p>KA </text:p>
          </table:table-cell>
          <table:table-cell table:style-name="ce261" office:value-type="string" calcext:value-type="string">
            <text:p>P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SUR</text:p>
          </table:table-cell>
          <table:table-cell table:style-name="ce266"/>
          <table:table-cell table:number-columns-repeated="2"/>
          <table:table-cell table:style-name="ce256" table:formula="of:=CONCATENATE([.$AF$4];[.$AG67];[.$AH67];[.$AI67];[.$AJ67];[.$AK67];[.$AL67];[.$AM67])" office:value-type="string" office:string-value="NA KEMI PASUR" calcext:value-type="string">
            <text:p>NA KEMI PASUR</text:p>
          </table:table-cell>
          <table:table-cell table:style-name="ce259" office:value-type="string" calcext:value-type="string">
            <text:p>KEMI </text:p>
          </table:table-cell>
          <table:table-cell table:style-name="ce261" office:value-type="string" calcext:value-type="string">
            <text:p>P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SUR</text:p>
          </table:table-cell>
          <table:table-cell/>
          <table:table-cell table:style-name="ce265" table:number-columns-repeated="2"/>
          <table:table-cell table:style-name="ce256" table:formula="of:=CONCATENATE([.$AN$4];[.$AO67];[.$AP67];[.$AQ67];[.$AR67];[.$AS67];[.$AT67];[.$AU67])" office:value-type="string" office:string-value="JU KENI PASUR" calcext:value-type="string">
            <text:p>JU KENI PASUR</text:p>
          </table:table-cell>
          <table:table-cell table:style-name="ce259" office:value-type="string" calcext:value-type="string">
            <text:p>KENI </text:p>
          </table:table-cell>
          <table:table-cell table:style-name="ce261" office:value-type="string" calcext:value-type="string">
            <text:p>P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SUR</text:p>
          </table:table-cell>
          <table:table-cell table:style-name="ce266" table:number-columns-repeated="3"/>
          <table:table-cell table:style-name="ce256" table:formula="of:=CONCATENATE([.$AV$4];[.$AW67];[.$AX67];[.$AY67];[.$AZ67];[.$BA67];[.$BB67];[.$BC67])" office:value-type="string" office:string-value="ATO KANË PASUR" calcext:value-type="string">
            <text:p>ATO KANË PASUR</text:p>
          </table:table-cell>
          <table:table-cell table:style-name="ce259" office:value-type="string" calcext:value-type="string">
            <text:p>KANË </text:p>
          </table:table-cell>
          <table:table-cell table:style-name="ce261" office:value-type="string" calcext:value-type="string">
            <text:p>P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SUR</text:p>
          </table:table-cell>
          <table:table-cell/>
          <table:table-cell table:style-name="ce265"/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2" calcext:value-type="float">
            <text:p>0 002</text:p>
          </table:table-cell>
          <table:table-cell table:style-name="ce248" office:value-type="string" calcext:value-type="string">
            <text:p>KAM (avoir)</text:p>
          </table:table-cell>
          <table:table-cell table:style-name="ce250" office:value-type="float" office:value="3" calcext:value-type="float">
            <text:p>03</text:p>
          </table:table-cell>
          <table:table-cell table:style-name="ce250" office:value-type="float" office:value="2" calcext:value-type="float">
            <text:p>02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kr.</text:p>
          </table:table-cell>
          <table:table-cell table:style-name="ce255" table:formula="of:=CONCATENATE([.$H$4];[.$I68];[.$J68];[.$K68];[.$L68];[.$M68];[.$N68];[.$O68])" office:value-type="string" office:string-value="UNÊ KAM PASËN" calcext:value-type="string">
            <text:p>UNÊ KAM PASËN</text:p>
          </table:table-cell>
          <table:table-cell table:style-name="ce259" office:value-type="string" calcext:value-type="string">
            <text:p>KAM </text:p>
          </table:table-cell>
          <table:table-cell table:style-name="ce261" office:value-type="string" calcext:value-type="string">
            <text:p>P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SËN</text:p>
          </table:table-cell>
          <table:table-cell table:style-name="ce265" table:number-columns-repeated="3"/>
          <table:table-cell table:style-name="ce268" table:formula="of:=CONCATENATE([.$P$4];[.$Q68];[.$R68];[.$S68];[.$T68];[.$U68];[.$V68];[.$W68])" office:value-type="string" office:string-value="TÉ KE PÂSËN" calcext:value-type="string">
            <text:p>TÉ KE PÂSËN</text:p>
          </table:table-cell>
          <table:table-cell table:style-name="ce259" office:value-type="string" calcext:value-type="string">
            <text:p>KE </text:p>
          </table:table-cell>
          <table:table-cell table:style-name="ce261" office:value-type="string" calcext:value-type="string">
            <text:p>P</text:p>
          </table:table-cell>
          <table:table-cell table:style-name="ce270" office:value-type="string" calcext:value-type="string">
            <text:p>Â</text:p>
          </table:table-cell>
          <table:table-cell office:value-type="string" calcext:value-type="string">
            <text:p>SËN</text:p>
          </table:table-cell>
          <table:table-cell/>
          <table:table-cell table:style-name="ce265" table:number-columns-repeated="2"/>
          <table:table-cell table:style-name="ce271" table:formula="of:=CONCATENATE([.$X$4];[.$Y68];[.$Z68];[.$AA68];[.$AB68];[.$AC68];[.$AD68];[.$AE68])" office:value-type="string" office:string-value="AJ KA PÂSËN" calcext:value-type="string">
            <text:p>AJ KA PÂSËN</text:p>
          </table:table-cell>
          <table:table-cell table:style-name="ce259" office:value-type="string" calcext:value-type="string">
            <text:p>KA </text:p>
          </table:table-cell>
          <table:table-cell table:style-name="ce261" office:value-type="string" calcext:value-type="string">
            <text:p>P</text:p>
          </table:table-cell>
          <table:table-cell table:style-name="ce270" office:value-type="string" calcext:value-type="string">
            <text:p>Â</text:p>
          </table:table-cell>
          <table:table-cell office:value-type="string" calcext:value-type="string">
            <text:p>SËN</text:p>
          </table:table-cell>
          <table:table-cell table:style-name="ce266"/>
          <table:table-cell table:number-columns-repeated="2"/>
          <table:table-cell table:style-name="ce256" table:formula="of:=CONCATENATE([.$AF$4];[.$AG68];[.$AH68];[.$AI68];[.$AJ68];[.$AK68];[.$AL68];[.$AM68])" office:value-type="string" office:string-value="NA KEMI PÂSËN" calcext:value-type="string">
            <text:p>NA KEMI PÂSËN</text:p>
          </table:table-cell>
          <table:table-cell table:style-name="ce259" office:value-type="string" calcext:value-type="string">
            <text:p>KEMI </text:p>
          </table:table-cell>
          <table:table-cell table:style-name="ce261" office:value-type="string" calcext:value-type="string">
            <text:p>P</text:p>
          </table:table-cell>
          <table:table-cell table:style-name="ce270" office:value-type="string" calcext:value-type="string">
            <text:p>Â</text:p>
          </table:table-cell>
          <table:table-cell office:value-type="string" calcext:value-type="string">
            <text:p>SËN</text:p>
          </table:table-cell>
          <table:table-cell/>
          <table:table-cell table:style-name="ce265" table:number-columns-repeated="2"/>
          <table:table-cell table:style-name="ce256" table:formula="of:=CONCATENATE([.$AN$4];[.$AO68];[.$AP68];[.$AQ68];[.$AR68];[.$AS68];[.$AT68];[.$AU68])" office:value-type="string" office:string-value="JU KENI PÂSËN" calcext:value-type="string">
            <text:p>JU KENI PÂSËN</text:p>
          </table:table-cell>
          <table:table-cell table:style-name="ce259" office:value-type="string" calcext:value-type="string">
            <text:p>KENI </text:p>
          </table:table-cell>
          <table:table-cell table:style-name="ce261" office:value-type="string" calcext:value-type="string">
            <text:p>P</text:p>
          </table:table-cell>
          <table:table-cell table:style-name="ce270" office:value-type="string" calcext:value-type="string">
            <text:p>Â</text:p>
          </table:table-cell>
          <table:table-cell office:value-type="string" calcext:value-type="string">
            <text:p>SËN</text:p>
          </table:table-cell>
          <table:table-cell table:style-name="ce266" table:number-columns-repeated="3"/>
          <table:table-cell table:style-name="ce256" table:formula="of:=CONCATENATE([.$AV$4];[.$AW68];[.$AX68];[.$AY68];[.$AZ68];[.$BA68];[.$BB68];[.$BC68])" office:value-type="string" office:string-value="ATO KANË PÂSËN" calcext:value-type="string">
            <text:p>ATO KANË PÂSËN</text:p>
          </table:table-cell>
          <table:table-cell table:style-name="ce259" office:value-type="string" calcext:value-type="string">
            <text:p>KANË </text:p>
          </table:table-cell>
          <table:table-cell table:style-name="ce261" office:value-type="string" calcext:value-type="string">
            <text:p>P</text:p>
          </table:table-cell>
          <table:table-cell table:style-name="ce270" office:value-type="string" calcext:value-type="string">
            <text:p>Â</text:p>
          </table:table-cell>
          <table:table-cell office:value-type="string" calcext:value-type="string">
            <text:p>SËN</text:p>
          </table:table-cell>
          <table:table-cell/>
          <table:table-cell table:style-name="ce265"/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4" office:value-type="float" office:value="2" calcext:value-type="float">
            <text:p>0 002</text:p>
          </table:table-cell>
          <table:table-cell table:style-name="ce248" office:value-type="string" calcext:value-type="string">
            <text:p>KAM (avoir)</text:p>
          </table:table-cell>
          <table:table-cell table:number-columns-repeated="2" table:style-name="ce250" office:value-type="float" office:value="4" calcext:value-type="float">
            <text:p>04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kr. e thj.</text:p>
          </table:table-cell>
          <table:table-cell table:style-name="ce255" table:formula="of:=CONCATENATE([.$H$4];[.$I69];[.$J69];[.$K69];[.$L69];[.$M69];[.$N69];[.$O69])" office:value-type="string" office:string-value="UNÊ PÂTA" calcext:value-type="string">
            <text:p>UNÊ PÂTA</text:p>
          </table:table-cell>
          <table:table-cell table:style-name="ce259"/>
          <table:table-cell table:style-name="ce261" office:value-type="string" calcext:value-type="string">
            <text:p>P</text:p>
          </table:table-cell>
          <table:table-cell table:style-name="ce262" office:value-type="string" calcext:value-type="string">
            <text:p>Â</text:p>
          </table:table-cell>
          <table:table-cell office:value-type="string" calcext:value-type="string">
            <text:p>TA</text:p>
          </table:table-cell>
          <table:table-cell table:style-name="ce265" table:number-columns-repeated="3"/>
          <table:table-cell table:style-name="ce268" table:formula="of:=CONCATENATE([.$P$4];[.$Q69];[.$R69];[.$S69];[.$T69];[.$U69];[.$V69];[.$W69])" office:value-type="string" office:string-value="TÉ PÂTÊ" calcext:value-type="string">
            <text:p>TÉ PÂTÊ</text:p>
          </table:table-cell>
          <table:table-cell table:style-name="ce259"/>
          <table:table-cell table:style-name="ce261" office:value-type="string" calcext:value-type="string">
            <text:p>P</text:p>
          </table:table-cell>
          <table:table-cell table:style-name="ce270" office:value-type="string" calcext:value-type="string">
            <text:p>Â</text:p>
          </table:table-cell>
          <table:table-cell office:value-type="string" calcext:value-type="string">
            <text:p>TÊ</text:p>
          </table:table-cell>
          <table:table-cell/>
          <table:table-cell table:style-name="ce265" table:number-columns-repeated="2"/>
          <table:table-cell table:style-name="ce271" table:formula="of:=CONCATENATE([.$X$4];[.$Y69];[.$Z69];[.$AA69];[.$AB69];[.$AC69];[.$AD69];[.$AE69])" office:value-type="string" office:string-value="AJ PÂTI" calcext:value-type="string">
            <text:p>AJ PÂTI</text:p>
          </table:table-cell>
          <table:table-cell table:style-name="ce259"/>
          <table:table-cell table:style-name="ce261" office:value-type="string" calcext:value-type="string">
            <text:p>P</text:p>
          </table:table-cell>
          <table:table-cell table:style-name="ce262" office:value-type="string" calcext:value-type="string">
            <text:p>Â</text:p>
          </table:table-cell>
          <table:table-cell table:style-name="ce266" office:value-type="string" calcext:value-type="string">
            <text:p>TI</text:p>
          </table:table-cell>
          <table:table-cell table:style-name="ce266"/>
          <table:table-cell table:number-columns-repeated="2"/>
          <table:table-cell table:style-name="ce256" table:formula="of:=CONCATENATE([.$AF$4];[.$AG69];[.$AH69];[.$AI69];[.$AJ69];[.$AK69];[.$AL69];[.$AM69])" office:value-type="string" office:string-value="NA PÂTËM" calcext:value-type="string">
            <text:p>NA PÂTËM</text:p>
          </table:table-cell>
          <table:table-cell table:style-name="ce259"/>
          <table:table-cell table:style-name="ce261" office:value-type="string" calcext:value-type="string">
            <text:p>P</text:p>
          </table:table-cell>
          <table:table-cell table:style-name="ce270" office:value-type="string" calcext:value-type="string">
            <text:p>Â</text:p>
          </table:table-cell>
          <table:table-cell office:value-type="string" calcext:value-type="string">
            <text:p>TËM</text:p>
          </table:table-cell>
          <table:table-cell/>
          <table:table-cell table:style-name="ce265" table:number-columns-repeated="2"/>
          <table:table-cell table:style-name="ce256" table:formula="of:=CONCATENATE([.$AN$4];[.$AO69];[.$AP69];[.$AQ69];[.$AR69];[.$AS69];[.$AT69];[.$AU69])" office:value-type="string" office:string-value="JU PÂTËT" calcext:value-type="string">
            <text:p>JU PÂTËT</text:p>
          </table:table-cell>
          <table:table-cell table:style-name="ce259"/>
          <table:table-cell table:style-name="ce257" office:value-type="string" calcext:value-type="string">
            <text:p>P</text:p>
          </table:table-cell>
          <table:table-cell table:style-name="ce270" office:value-type="string" calcext:value-type="string">
            <text:p>Â</text:p>
          </table:table-cell>
          <table:table-cell table:style-name="ce266" office:value-type="string" calcext:value-type="string">
            <text:p>TËT</text:p>
          </table:table-cell>
          <table:table-cell table:style-name="ce266" table:number-columns-repeated="3"/>
          <table:table-cell table:style-name="ce256" table:formula="of:=CONCATENATE([.$AV$4];[.$AW69];[.$AX69];[.$AY69];[.$AZ69];[.$BA69];[.$BB69];[.$BC69])" office:value-type="string" office:string-value="ATO PÂTËN" calcext:value-type="string">
            <text:p>ATO PÂTËN</text:p>
          </table:table-cell>
          <table:table-cell table:style-name="ce259"/>
          <table:table-cell table:style-name="ce261" office:value-type="string" calcext:value-type="string">
            <text:p>P</text:p>
          </table:table-cell>
          <table:table-cell table:style-name="ce262" office:value-type="string" calcext:value-type="string">
            <text:p>Â</text:p>
          </table:table-cell>
          <table:table-cell office:value-type="string" calcext:value-type="string">
            <text:p>TËN</text:p>
          </table:table-cell>
          <table:table-cell/>
          <table:table-cell table:style-name="ce265"/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4" office:value-type="float" office:value="2" calcext:value-type="float">
            <text:p>0 002</text:p>
          </table:table-cell>
          <table:table-cell table:style-name="ce248" office:value-type="string" calcext:value-type="string">
            <text:p>KAM (avoir)</text:p>
          </table:table-cell>
          <table:table-cell table:style-name="ce250" office:value-type="float" office:value="5" calcext:value-type="float">
            <text:p>05</text:p>
          </table:table-cell>
          <table:table-cell table:style-name="ce250" office:value-type="float" office:value="6" calcext:value-type="float">
            <text:p>06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kr. e tej.</text:p>
          </table:table-cell>
          <table:table-cell table:style-name="ce255" table:formula="of:=CONCATENATE([.$H$4];[.$I70];[.$J70];[.$K70];[.$L70];[.$M70];[.$N70];[.$O70])" office:value-type="string" office:string-value="UNÊ KISHA PASUR" calcext:value-type="string">
            <text:p>UNÊ KISHA PASUR</text:p>
          </table:table-cell>
          <table:table-cell table:style-name="ce259" office:value-type="string" calcext:value-type="string">
            <text:p>KISHA </text:p>
          </table:table-cell>
          <table:table-cell table:style-name="ce261" office:value-type="string" calcext:value-type="string">
            <text:p>P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SUR</text:p>
          </table:table-cell>
          <table:table-cell table:style-name="ce265" table:number-columns-repeated="3"/>
          <table:table-cell table:style-name="ce268" table:formula="of:=CONCATENATE([.$P$4];[.$Q70];[.$R70];[.$S70];[.$T70];[.$U70];[.$V70];[.$W70])" office:value-type="string" office:string-value="TÉ KISHE PASUR" calcext:value-type="string">
            <text:p>TÉ KISHE PASUR</text:p>
          </table:table-cell>
          <table:table-cell table:style-name="ce259" office:value-type="string" calcext:value-type="string">
            <text:p>KISHE </text:p>
          </table:table-cell>
          <table:table-cell table:style-name="ce261" office:value-type="string" calcext:value-type="string">
            <text:p>P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SUR</text:p>
          </table:table-cell>
          <table:table-cell/>
          <table:table-cell table:style-name="ce265" table:number-columns-repeated="2"/>
          <table:table-cell table:style-name="ce271" table:formula="of:=CONCATENATE([.$X$4];[.$Y70];[.$Z70];[.$AA70];[.$AB70];[.$AC70];[.$AD70];[.$AE70])" office:value-type="string" office:string-value="AJ KISHTE PASUR" calcext:value-type="string">
            <text:p>AJ KISHTE PASUR</text:p>
          </table:table-cell>
          <table:table-cell table:style-name="ce258" office:value-type="string" calcext:value-type="string">
            <text:p>KISHTE </text:p>
          </table:table-cell>
          <table:table-cell table:style-name="ce261" office:value-type="string" calcext:value-type="string">
            <text:p>P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SUR</text:p>
          </table:table-cell>
          <table:table-cell table:style-name="ce266"/>
          <table:table-cell table:number-columns-repeated="2"/>
          <table:table-cell table:style-name="ce256" table:formula="of:=CONCATENATE([.$AF$4];[.$AG70];[.$AH70];[.$AI70];[.$AJ70];[.$AK70];[.$AL70];[.$AM70])" office:value-type="string" office:string-value="NA KISHIM PASUR" calcext:value-type="string">
            <text:p>NA KISHIM PASUR</text:p>
          </table:table-cell>
          <table:table-cell table:style-name="ce259" office:value-type="string" calcext:value-type="string">
            <text:p>KISHIM </text:p>
          </table:table-cell>
          <table:table-cell table:style-name="ce261" office:value-type="string" calcext:value-type="string">
            <text:p>P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SUR</text:p>
          </table:table-cell>
          <table:table-cell/>
          <table:table-cell table:style-name="ce265" table:number-columns-repeated="2"/>
          <table:table-cell table:style-name="ce256" table:formula="of:=CONCATENATE([.$AN$4];[.$AO70];[.$AP70];[.$AQ70];[.$AR70];[.$AS70];[.$AT70];[.$AU70])" office:value-type="string" office:string-value="JU KISHIT PASUR" calcext:value-type="string">
            <text:p>JU KISHIT PASUR</text:p>
          </table:table-cell>
          <table:table-cell table:style-name="ce259" office:value-type="string" calcext:value-type="string">
            <text:p>KISHIT </text:p>
          </table:table-cell>
          <table:table-cell table:style-name="ce261" office:value-type="string" calcext:value-type="string">
            <text:p>P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SUR</text:p>
          </table:table-cell>
          <table:table-cell table:style-name="ce266" table:number-columns-repeated="3"/>
          <table:table-cell table:style-name="ce256" table:formula="of:=CONCATENATE([.$AV$4];[.$AW70];[.$AX70];[.$AY70];[.$AZ70];[.$BA70];[.$BB70];[.$BC70])" office:value-type="string" office:string-value="ATO KISHIN PASUR" calcext:value-type="string">
            <text:p>ATO KISHIN PASUR</text:p>
          </table:table-cell>
          <table:table-cell table:style-name="ce259" office:value-type="string" calcext:value-type="string">
            <text:p>KISHIN </text:p>
          </table:table-cell>
          <table:table-cell table:style-name="ce261" office:value-type="string" calcext:value-type="string">
            <text:p>P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SUR</text:p>
          </table:table-cell>
          <table:table-cell/>
          <table:table-cell table:style-name="ce265"/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4" office:value-type="float" office:value="2" calcext:value-type="float">
            <text:p>0 002</text:p>
          </table:table-cell>
          <table:table-cell table:style-name="ce248" office:value-type="string" calcext:value-type="string">
            <text:p>KAM (avoir)</text:p>
          </table:table-cell>
          <table:table-cell table:style-name="ce250" office:value-type="float" office:value="5" calcext:value-type="float">
            <text:p>05</text:p>
          </table:table-cell>
          <table:table-cell table:style-name="ce250" office:value-type="float" office:value="6" calcext:value-type="float">
            <text:p>06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kr. e tej.</text:p>
          </table:table-cell>
          <table:table-cell table:style-name="ce255" table:formula="of:=CONCATENATE([.$H$4];[.$I71];[.$J71];[.$K71];[.$L71];[.$M71];[.$N71];[.$O71])" office:value-type="string" office:string-value="UNÊ KISHA PASUR" calcext:value-type="string">
            <text:p>UNÊ KISHA PASUR</text:p>
          </table:table-cell>
          <table:table-cell table:style-name="ce259" office:value-type="string" calcext:value-type="string">
            <text:p>KISHA </text:p>
          </table:table-cell>
          <table:table-cell table:style-name="ce261" office:value-type="string" calcext:value-type="string">
            <text:p>P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SUR</text:p>
          </table:table-cell>
          <table:table-cell table:style-name="ce265" table:number-columns-repeated="3"/>
          <table:table-cell table:style-name="ce268" table:formula="of:=CONCATENATE([.$P$4];[.$Q71];[.$R71];[.$S71];[.$T71];[.$U71];[.$V71];[.$W71])" office:value-type="string" office:string-value="TÉ KISHE PASUR" calcext:value-type="string">
            <text:p>TÉ KISHE PASUR</text:p>
          </table:table-cell>
          <table:table-cell table:style-name="ce259" office:value-type="string" calcext:value-type="string">
            <text:p>KISHE </text:p>
          </table:table-cell>
          <table:table-cell table:style-name="ce261" office:value-type="string" calcext:value-type="string">
            <text:p>P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SUR</text:p>
          </table:table-cell>
          <table:table-cell/>
          <table:table-cell table:style-name="ce265" table:number-columns-repeated="2"/>
          <table:table-cell table:style-name="ce271" table:formula="of:=CONCATENATE([.$X$4];[.$Y71];[.$Z71];[.$AA71];[.$AB71];[.$AC71];[.$AD71];[.$AE71])" office:value-type="string" office:string-value="AJ KISHTE PASUR" calcext:value-type="string">
            <text:p>AJ KISHTE PASUR</text:p>
          </table:table-cell>
          <table:table-cell table:style-name="ce258" office:value-type="string" calcext:value-type="string">
            <text:p>KISHTE </text:p>
          </table:table-cell>
          <table:table-cell table:style-name="ce261" office:value-type="string" calcext:value-type="string">
            <text:p>P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SUR</text:p>
          </table:table-cell>
          <table:table-cell table:style-name="ce266"/>
          <table:table-cell table:number-columns-repeated="2"/>
          <table:table-cell table:style-name="ce256" table:formula="of:=CONCATENATE([.$AF$4];[.$AG71];[.$AH71];[.$AI71];[.$AJ71];[.$AK71];[.$AL71];[.$AM71])" office:value-type="string" office:string-value="NA KISHIM PASUR" calcext:value-type="string">
            <text:p>NA KISHIM PASUR</text:p>
          </table:table-cell>
          <table:table-cell table:style-name="ce259" office:value-type="string" calcext:value-type="string">
            <text:p>KISHIM </text:p>
          </table:table-cell>
          <table:table-cell table:style-name="ce261" office:value-type="string" calcext:value-type="string">
            <text:p>P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SUR</text:p>
          </table:table-cell>
          <table:table-cell/>
          <table:table-cell table:style-name="ce265" table:number-columns-repeated="2"/>
          <table:table-cell table:style-name="ce256" table:formula="of:=CONCATENATE([.$AN$4];[.$AO71];[.$AP71];[.$AQ71];[.$AR71];[.$AS71];[.$AT71];[.$AU71])" office:value-type="string" office:string-value="JU KISHIT PASUR" calcext:value-type="string">
            <text:p>JU KISHIT PASUR</text:p>
          </table:table-cell>
          <table:table-cell table:style-name="ce259" office:value-type="string" calcext:value-type="string">
            <text:p>KISHIT </text:p>
          </table:table-cell>
          <table:table-cell table:style-name="ce261" office:value-type="string" calcext:value-type="string">
            <text:p>P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SUR</text:p>
          </table:table-cell>
          <table:table-cell table:style-name="ce266" table:number-columns-repeated="3"/>
          <table:table-cell table:style-name="ce256" table:formula="of:=CONCATENATE([.$AV$4];[.$AW71];[.$AX71];[.$AY71];[.$AZ71];[.$BA71];[.$BB71];[.$BC71])" office:value-type="string" office:string-value="ATO KISHIN PASUR" calcext:value-type="string">
            <text:p>ATO KISHIN PASUR</text:p>
          </table:table-cell>
          <table:table-cell table:style-name="ce259" office:value-type="string" calcext:value-type="string">
            <text:p>KISHIN </text:p>
          </table:table-cell>
          <table:table-cell table:style-name="ce261" office:value-type="string" calcext:value-type="string">
            <text:p>P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SUR</text:p>
          </table:table-cell>
          <table:table-cell/>
          <table:table-cell table:style-name="ce265"/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" calcext:value-type="float">
            <text:p>0 002</text:p>
          </table:table-cell>
          <table:table-cell table:style-name="ce248" office:value-type="string" calcext:value-type="string">
            <text:p>KAM (avoi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72];[.$J72];[.$K72];[.$L72];[.$M72];[.$N72];[.$O72])" office:value-type="string" office:string-value="UNÊ DO TË KEM" calcext:value-type="string">
            <text:p>UNÊ DO TË KE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E</text:p>
          </table:table-cell>
          <table:table-cell table:style-name="ce265" table:number-columns-repeated="2"/>
          <table:table-cell table:style-name="ce265" office:value-type="string" calcext:value-type="string">
            <text:p>M</text:p>
          </table:table-cell>
          <table:table-cell table:style-name="ce265"/>
          <table:table-cell table:style-name="ce268" table:formula="of:=CONCATENATE([.$P$4];[.$Q72];[.$R72];[.$S72];[.$T72];[.$U72];[.$V72];[.$W72])" office:value-type="string" office:string-value="TÉ DO TË KESH" calcext:value-type="string">
            <text:p>TÉ DO TË KE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K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72];[.$Z72];[.$AA72];[.$AB72];[.$AC72];[.$AD72];[.$AE72])" office:value-type="string" office:string-value="AJ DO TË KÊTË" calcext:value-type="string">
            <text:p>AJ DO TË KÊT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Ê</text:p>
          </table:table-cell>
          <table:table-cell table:style-name="ce266" table:number-columns-repeated="2"/>
          <table:table-cell office:value-type="string" calcext:value-type="string">
            <text:p>TË</text:p>
          </table:table-cell>
          <table:table-cell/>
          <table:table-cell table:style-name="ce256" table:formula="of:=CONCATENATE([.$AF$4];[.$AG72];[.$AH72];[.$AI72];[.$AJ72];[.$AK72];[.$AL72];[.$AM72])" office:value-type="string" office:string-value="NA DO TË KEMI" calcext:value-type="string">
            <text:p>NA DO TË KEM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K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72];[.$AP72];[.$AQ72];[.$AR72];[.$AS72];[.$AT72];[.$AU72])" office:value-type="string" office:string-value="JU DO TË KENI" calcext:value-type="string">
            <text:p>JU DO TË KE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K</text:p>
          </table:table-cell>
          <table:table-cell table:style-name="ce270" office:value-type="string" calcext:value-type="string">
            <text:p>E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72];[.$AX72];[.$AY72];[.$AZ72];[.$BA72];[.$BB72];[.$BC72])" office:value-type="string" office:string-value="ATO DO TË KENË" calcext:value-type="string">
            <text:p>ATO DO TË KEN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" calcext:value-type="float">
            <text:p>0 002</text:p>
          </table:table-cell>
          <table:table-cell table:style-name="ce248" office:value-type="string" calcext:value-type="string">
            <text:p>KAM (avoi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73];[.$J73];[.$K73];[.$L73];[.$M73];[.$N73];[.$O73])" office:value-type="string" office:string-value="UNÊ DO TË KISHA" calcext:value-type="string">
            <text:p>UNÊ DO TË KISH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73];[.$R73];[.$S73];[.$T73];[.$U73];[.$V73];[.$W73])" office:value-type="string" office:string-value="TÉ DO TË KISHE" calcext:value-type="string">
            <text:p>TÉ DO TË KISH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K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73];[.$Z73];[.$AA73];[.$AB73];[.$AC73];[.$AD73];[.$AE73])" office:value-type="string" office:string-value="AJ DO TË KISHTE" calcext:value-type="string">
            <text:p>AJ DO TË KISH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I</text:p>
          </table:table-cell>
          <table:table-cell table:style-name="ce266" table:number-columns-repeated="2"/>
          <table:table-cell office:value-type="string" calcext:value-type="string">
            <text:p>SHTE</text:p>
          </table:table-cell>
          <table:table-cell/>
          <table:table-cell table:style-name="ce256" table:formula="of:=CONCATENATE([.$AF$4];[.$AG73];[.$AH73];[.$AI73];[.$AJ73];[.$AK73];[.$AL73];[.$AM73])" office:value-type="string" office:string-value="NA DO TË KISHIM" calcext:value-type="string">
            <text:p>NA DO TË KISH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K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SHIM</text:p>
          </table:table-cell>
          <table:table-cell table:style-name="ce265"/>
          <table:table-cell table:style-name="ce256" table:formula="of:=CONCATENATE([.$AN$4];[.$AO73];[.$AP73];[.$AQ73];[.$AR73];[.$AS73];[.$AT73];[.$AU73])" office:value-type="string" office:string-value="JU DO TË KISHIT" calcext:value-type="string">
            <text:p>JU DO TË KISHIT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K</text:p>
          </table:table-cell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6" office:value-type="string" calcext:value-type="string">
            <text:p>SHIT</text:p>
          </table:table-cell>
          <table:table-cell table:style-name="ce266"/>
          <table:table-cell table:style-name="ce256" table:formula="of:=CONCATENATE([.$AV$4];[.$AW73];[.$AX73];[.$AY73];[.$AZ73];[.$BA73];[.$BB73];[.$BC73])" office:value-type="string" office:string-value="ATO DO TË KISHIN" calcext:value-type="string">
            <text:p>ATO DO TË KISH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K</text:p>
          </table:table-cell>
          <table:table-cell table:style-name="ce262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0" calcext:value-type="float">
            <text:p>0 020</text:p>
          </table:table-cell>
          <table:table-cell table:style-name="ce248" office:value-type="string" calcext:value-type="string">
            <text:p>LAG (mouille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74];[.$J74];[.$K74];[.$L74];[.$M74];[.$N74];[.$O74])" office:value-type="string" office:string-value="UNÊ LAGEM" calcext:value-type="string">
            <text:p>UNÊ LAGEM</text:p>
          </table:table-cell>
          <table:table-cell table:style-name="ce259"/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G</text:p>
          </table:table-cell>
          <table:table-cell table:style-name="ce265"/>
          <table:table-cell table:style-name="ce265" office:value-type="string" calcext:value-type="string">
            <text:p>EM</text:p>
          </table:table-cell>
          <table:table-cell table:style-name="ce265"/>
          <table:table-cell table:style-name="ce268" table:formula="of:=CONCATENATE([.$P$4];[.$Q74];[.$R74];[.$S74];[.$T74];[.$U74];[.$V74];[.$W74])" office:value-type="string" office:string-value="TÉ LAGESH" calcext:value-type="string">
            <text:p>TÉ LAGESH</text:p>
          </table:table-cell>
          <table:table-cell table:style-name="ce259"/>
          <table:table-cell table:style-name="ce261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74];[.$Z74];[.$AA74];[.$AB74];[.$AC74];[.$AD74];[.$AE74])" office:value-type="string" office:string-value="AJ LAGET" calcext:value-type="string">
            <text:p>AJ LAGET</text:p>
          </table:table-cell>
          <table:table-cell table:style-name="ce259"/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table:style-name="ce266" office:value-type="string" calcext:value-type="string">
            <text:p>GE</text:p>
          </table:table-cell>
          <table:table-cell table:style-name="ce266"/>
          <table:table-cell office:value-type="string" calcext:value-type="string">
            <text:p>T</text:p>
          </table:table-cell>
          <table:table-cell/>
          <table:table-cell table:style-name="ce256" table:formula="of:=CONCATENATE([.$AF$4];[.$AG74];[.$AH74];[.$AI74];[.$AJ74];[.$AK74];[.$AL74];[.$AM74])" office:value-type="string" office:string-value="NA LAGEMI" calcext:value-type="string">
            <text:p>NA LAGEMI</text:p>
          </table:table-cell>
          <table:table-cell table:style-name="ce259"/>
          <table:table-cell table:style-name="ce261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/>
          <table:table-cell table:style-name="ce265" office:value-type="string" calcext:value-type="string">
            <text:p>EMI</text:p>
          </table:table-cell>
          <table:table-cell table:style-name="ce265"/>
          <table:table-cell table:style-name="ce256" table:formula="of:=CONCATENATE([.$AN$4];[.$AO74];[.$AP74];[.$AQ74];[.$AR74];[.$AS74];[.$AT74];[.$AU74])" office:value-type="string" office:string-value="JU LAGENI" calcext:value-type="string">
            <text:p>JU LAGENI</text:p>
          </table:table-cell>
          <table:table-cell table:style-name="ce259"/>
          <table:table-cell table:style-name="ce257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table:style-name="ce266" office:value-type="string" calcext:value-type="string">
            <text:p>G</text:p>
          </table:table-cell>
          <table:table-cell table:style-name="ce266" office:value-type="string" calcext:value-type="string">
            <text:p>E</text:p>
          </table:table-cell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74];[.$AX74];[.$AY74];[.$AZ74];[.$BA74];[.$BB74];[.$BC74])" office:value-type="string" office:string-value="ATO LAGEN" calcext:value-type="string">
            <text:p>ATO LAGEN</text:p>
          </table:table-cell>
          <table:table-cell table:style-name="ce259"/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office:value-type="string" calcext:value-type="string">
            <text:p>GE</text:p>
          </table:table-cell>
          <table:table-cell/>
          <table:table-cell table:style-name="ce265" office:value-type="string" calcext:value-type="string">
            <text:p>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21" calcext:value-type="float">
            <text:p>0 021</text:p>
          </table:table-cell>
          <table:table-cell table:style-name="ce248" office:value-type="string" calcext:value-type="string">
            <text:p>LAG (mouille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75];[.$J75];[.$K75];[.$L75];[.$M75];[.$N75];[.$O75])" office:value-type="string" office:string-value="UNÊ LAGËM" calcext:value-type="string">
            <text:p>UNÊ LAGËM</text:p>
          </table:table-cell>
          <table:table-cell table:style-name="ce259"/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G</text:p>
          </table:table-cell>
          <table:table-cell table:style-name="ce265"/>
          <table:table-cell table:style-name="ce265" office:value-type="string" calcext:value-type="string">
            <text:p>ËM</text:p>
          </table:table-cell>
          <table:table-cell table:style-name="ce265"/>
          <table:table-cell table:style-name="ce268" table:formula="of:=CONCATENATE([.$P$4];[.$Q75];[.$R75];[.$S75];[.$T75];[.$U75];[.$V75];[.$W75])" office:value-type="string" office:string-value="TÉ LAGËSH" calcext:value-type="string">
            <text:p>TÉ LAGËSH</text:p>
          </table:table-cell>
          <table:table-cell table:style-name="ce259"/>
          <table:table-cell table:style-name="ce261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Ë</text:p>
          </table:table-cell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75];[.$Z75];[.$AA75];[.$AB75];[.$AC75];[.$AD75];[.$AE75])" office:value-type="string" office:string-value="AJ LAGËT" calcext:value-type="string">
            <text:p>AJ LAGËT</text:p>
          </table:table-cell>
          <table:table-cell table:style-name="ce259"/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table:style-name="ce266" office:value-type="string" calcext:value-type="string">
            <text:p>GË</text:p>
          </table:table-cell>
          <table:table-cell table:style-name="ce266"/>
          <table:table-cell office:value-type="string" calcext:value-type="string">
            <text:p>T</text:p>
          </table:table-cell>
          <table:table-cell/>
          <table:table-cell table:style-name="ce256" table:formula="of:=CONCATENATE([.$AF$4];[.$AG75];[.$AH75];[.$AI75];[.$AJ75];[.$AK75];[.$AL75];[.$AM75])" office:value-type="string" office:string-value="NA LAGËMI" calcext:value-type="string">
            <text:p>NA LAGËMI</text:p>
          </table:table-cell>
          <table:table-cell table:style-name="ce259"/>
          <table:table-cell table:style-name="ce261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/>
          <table:table-cell table:style-name="ce265" office:value-type="string" calcext:value-type="string">
            <text:p>ËMI</text:p>
          </table:table-cell>
          <table:table-cell table:style-name="ce265"/>
          <table:table-cell table:style-name="ce256" table:formula="of:=CONCATENATE([.$AN$4];[.$AO75];[.$AP75];[.$AQ75];[.$AR75];[.$AS75];[.$AT75];[.$AU75])" office:value-type="string" office:string-value="JU LAGËNI" calcext:value-type="string">
            <text:p>JU LAGËNI</text:p>
          </table:table-cell>
          <table:table-cell table:style-name="ce259"/>
          <table:table-cell table:style-name="ce257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table:style-name="ce266" office:value-type="string" calcext:value-type="string">
            <text:p>G</text:p>
          </table:table-cell>
          <table:table-cell table:style-name="ce266" office:value-type="string" calcext:value-type="string">
            <text:p>Ë</text:p>
          </table:table-cell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75];[.$AX75];[.$AY75];[.$AZ75];[.$BA75];[.$BB75];[.$BC75])" office:value-type="string" office:string-value="ATO LAGËN" calcext:value-type="string">
            <text:p>ATO LAGËN</text:p>
          </table:table-cell>
          <table:table-cell table:style-name="ce259"/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office:value-type="string" calcext:value-type="string">
            <text:p>GË</text:p>
          </table:table-cell>
          <table:table-cell/>
          <table:table-cell table:style-name="ce265" office:value-type="string" calcext:value-type="string">
            <text:p>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0" calcext:value-type="float">
            <text:p>0 020</text:p>
          </table:table-cell>
          <table:table-cell table:style-name="ce248" office:value-type="string" calcext:value-type="string">
            <text:p>LAG (mouille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76];[.$J76];[.$K76];[.$L76];[.$M76];[.$N76];[.$O76])" office:value-type="string" office:string-value="UNÊ LAGESHA" calcext:value-type="string">
            <text:p>UNÊ LAGESHA</text:p>
          </table:table-cell>
          <table:table-cell table:style-name="ce259"/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GE</text:p>
          </table:table-cell>
          <table:table-cell table:style-name="ce265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76];[.$R76];[.$S76];[.$T76];[.$U76];[.$V76];[.$W76])" office:value-type="string" office:string-value="TÉ LAGESHE" calcext:value-type="string">
            <text:p>TÉ LAGESHE</text:p>
          </table:table-cell>
          <table:table-cell table:style-name="ce259"/>
          <table:table-cell table:style-name="ce261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GE</text:p>
          </table:table-cell>
          <table:table-cell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76];[.$Z76];[.$AA76];[.$AB76];[.$AC76];[.$AD76];[.$AE76])" office:value-type="string" office:string-value="AJ LAGESHTE" calcext:value-type="string">
            <text:p>AJ LAGESHTE</text:p>
          </table:table-cell>
          <table:table-cell table:style-name="ce259"/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table:style-name="ce266" office:value-type="string" calcext:value-type="string">
            <text:p>GE</text:p>
          </table:table-cell>
          <table:table-cell table:style-name="ce266"/>
          <table:table-cell office:value-type="string" calcext:value-type="string">
            <text:p>SHTE</text:p>
          </table:table-cell>
          <table:table-cell/>
          <table:table-cell table:style-name="ce256" table:formula="of:=CONCATENATE([.$AF$4];[.$AG76];[.$AH76];[.$AI76];[.$AJ76];[.$AK76];[.$AL76];[.$AM76])" office:value-type="string" office:string-value="NA LAGESHIM" calcext:value-type="string">
            <text:p>NA LAGESHIM</text:p>
          </table:table-cell>
          <table:table-cell table:style-name="ce259"/>
          <table:table-cell table:style-name="ce261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GE</text:p>
          </table:table-cell>
          <table:table-cell/>
          <table:table-cell table:style-name="ce265" office:value-type="string" calcext:value-type="string">
            <text:p>SHIM</text:p>
          </table:table-cell>
          <table:table-cell table:style-name="ce265"/>
          <table:table-cell table:style-name="ce256" table:formula="of:=CONCATENATE([.$AN$4];[.$AO76];[.$AP76];[.$AQ76];[.$AR76];[.$AS76];[.$AT76];[.$AU76])" office:value-type="string" office:string-value="JU LAGESHIT" calcext:value-type="string">
            <text:p>JU LAGESHIT</text:p>
          </table:table-cell>
          <table:table-cell table:style-name="ce259"/>
          <table:table-cell table:style-name="ce257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table:style-name="ce266" office:value-type="string" calcext:value-type="string">
            <text:p>GE</text:p>
          </table:table-cell>
          <table:table-cell table:style-name="ce266"/>
          <table:table-cell table:style-name="ce266" office:value-type="string" calcext:value-type="string">
            <text:p>SHIT</text:p>
          </table:table-cell>
          <table:table-cell table:style-name="ce266"/>
          <table:table-cell table:style-name="ce256" table:formula="of:=CONCATENATE([.$AV$4];[.$AW76];[.$AX76];[.$AY76];[.$AZ76];[.$BA76];[.$BB76];[.$BC76])" office:value-type="string" office:string-value="ATO LAGESHIN" calcext:value-type="string">
            <text:p>ATO LAGESHIN</text:p>
          </table:table-cell>
          <table:table-cell table:style-name="ce259"/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office:value-type="string" calcext:value-type="string">
            <text:p>GE</text:p>
          </table:table-cell>
          <table:table-cell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21" calcext:value-type="float">
            <text:p>0 021</text:p>
          </table:table-cell>
          <table:table-cell table:style-name="ce248" office:value-type="string" calcext:value-type="string">
            <text:p>LAG (mouille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77];[.$J77];[.$K77];[.$L77];[.$M77];[.$N77];[.$O77])" office:value-type="string" office:string-value="UNÊ LAGSHA" calcext:value-type="string">
            <text:p>UNÊ LAGSHA</text:p>
          </table:table-cell>
          <table:table-cell table:style-name="ce259"/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G</text:p>
          </table:table-cell>
          <table:table-cell table:style-name="ce265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77];[.$R77];[.$S77];[.$T77];[.$U77];[.$V77];[.$W77])" office:value-type="string" office:string-value="TÉ LAGSHE" calcext:value-type="string">
            <text:p>TÉ LAGSHE</text:p>
          </table:table-cell>
          <table:table-cell table:style-name="ce259"/>
          <table:table-cell table:style-name="ce261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77];[.$Z77];[.$AA77];[.$AB77];[.$AC77];[.$AD77];[.$AE77])" office:value-type="string" office:string-value="AJ LAGKE" calcext:value-type="string">
            <text:p>AJ LAGKE</text:p>
          </table:table-cell>
          <table:table-cell table:style-name="ce259"/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table:style-name="ce266" office:value-type="string" calcext:value-type="string">
            <text:p>G</text:p>
          </table:table-cell>
          <table:table-cell table:style-name="ce266"/>
          <table:table-cell office:value-type="string" calcext:value-type="string">
            <text:p>KE</text:p>
          </table:table-cell>
          <table:table-cell/>
          <table:table-cell table:style-name="ce256" table:formula="of:=CONCATENATE([.$AF$4];[.$AG77];[.$AH77];[.$AI77];[.$AJ77];[.$AK77];[.$AL77];[.$AM77])" office:value-type="string" office:string-value="NA LAGSHIM" calcext:value-type="string">
            <text:p>NA LAGSHIM</text:p>
          </table:table-cell>
          <table:table-cell table:style-name="ce259"/>
          <table:table-cell table:style-name="ce261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/>
          <table:table-cell table:style-name="ce265" office:value-type="string" calcext:value-type="string">
            <text:p>SHIM</text:p>
          </table:table-cell>
          <table:table-cell table:style-name="ce265"/>
          <table:table-cell table:style-name="ce256" table:formula="of:=CONCATENATE([.$AN$4];[.$AO77];[.$AP77];[.$AQ77];[.$AR77];[.$AS77];[.$AT77];[.$AU77])" office:value-type="string" office:string-value="JU LAGSHI" calcext:value-type="string">
            <text:p>JU LAGSHI</text:p>
          </table:table-cell>
          <table:table-cell table:style-name="ce259"/>
          <table:table-cell table:style-name="ce257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table:style-name="ce266" office:value-type="string" calcext:value-type="string">
            <text:p>G</text:p>
          </table:table-cell>
          <table:table-cell table:style-name="ce266"/>
          <table:table-cell table:style-name="ce266" office:value-type="string" calcext:value-type="string">
            <text:p>SHI</text:p>
          </table:table-cell>
          <table:table-cell table:style-name="ce266"/>
          <table:table-cell table:style-name="ce256" table:formula="of:=CONCATENATE([.$AV$4];[.$AW77];[.$AX77];[.$AY77];[.$AZ77];[.$BA77];[.$BB77];[.$BC77])" office:value-type="string" office:string-value="ATO LAGSHIN" calcext:value-type="string">
            <text:p>ATO LAGSHIN</text:p>
          </table:table-cell>
          <table:table-cell table:style-name="ce259"/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0" calcext:value-type="float">
            <text:p>0 020</text:p>
          </table:table-cell>
          <table:table-cell table:style-name="ce248" office:value-type="string" calcext:value-type="string">
            <text:p>LAG (mouill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78];[.$J78];[.$K78];[.$L78];[.$M78];[.$N78];[.$O78])" office:value-type="string" office:string-value="UNÊ DO TË LAGEM" calcext:value-type="string">
            <text:p>UNÊ DO TË LAGE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G</text:p>
          </table:table-cell>
          <table:table-cell table:style-name="ce265" office:value-type="string" calcext:value-type="string">
            <text:p>E</text:p>
          </table:table-cell>
          <table:table-cell table:style-name="ce265" office:value-type="string" calcext:value-type="string">
            <text:p>M</text:p>
          </table:table-cell>
          <table:table-cell table:style-name="ce265"/>
          <table:table-cell table:style-name="ce268" table:formula="of:=CONCATENATE([.$P$4];[.$Q78];[.$R78];[.$S78];[.$T78];[.$U78];[.$V78];[.$W78])" office:value-type="string" office:string-value="TÉ DO TË LAGESH" calcext:value-type="string">
            <text:p>TÉ DO TË LAGE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78];[.$Z78];[.$AA78];[.$AB78];[.$AC78];[.$AD78];[.$AE78])" office:value-type="string" office:string-value="AJ DO TË LAGET" calcext:value-type="string">
            <text:p>AJ DO TË LAGET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table:style-name="ce266" office:value-type="string" calcext:value-type="string">
            <text:p>G</text:p>
          </table:table-cell>
          <table:table-cell table:style-name="ce266"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/>
          <table:table-cell table:style-name="ce256" table:formula="of:=CONCATENATE([.$AF$4];[.$AG78];[.$AH78];[.$AI78];[.$AJ78];[.$AK78];[.$AL78];[.$AM78])" office:value-type="string" office:string-value="NA DO TË LAGEMI" calcext:value-type="string">
            <text:p>NA DO TË LAGEM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78];[.$AP78];[.$AQ78];[.$AR78];[.$AS78];[.$AT78];[.$AU78])" office:value-type="string" office:string-value="JU DO TË LAGENI" calcext:value-type="string">
            <text:p>JU DO TË LAGE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table:style-name="ce266" office:value-type="string" calcext:value-type="string">
            <text:p>G</text:p>
          </table:table-cell>
          <table:table-cell table:style-name="ce266" office:value-type="string" calcext:value-type="string">
            <text:p>E</text:p>
          </table:table-cell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78];[.$AX78];[.$AY78];[.$AZ78];[.$BA78];[.$BB78];[.$BC78])" office:value-type="string" office:string-value="ATO DO TË LAGEN" calcext:value-type="string">
            <text:p>ATO DO TË LAGE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style-name="ce265" office:value-type="string" calcext:value-type="string">
            <text:p>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21" calcext:value-type="float">
            <text:p>0 021</text:p>
          </table:table-cell>
          <table:table-cell table:style-name="ce248" office:value-type="string" calcext:value-type="string">
            <text:p>LAG (mouill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79];[.$J79];[.$K79];[.$L79];[.$M79];[.$N79];[.$O79])" office:value-type="string" office:string-value="UNÊ DO TË LÂGËM" calcext:value-type="string">
            <text:p>UNÊ DO TË LÂGË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Â</text:p>
          </table:table-cell>
          <table:table-cell table:style-name="ce265" office:value-type="string" calcext:value-type="string">
            <text:p>G</text:p>
          </table:table-cell>
          <table:table-cell table:style-name="ce265" office:value-type="string" calcext:value-type="string">
            <text:p>Ë</text:p>
          </table:table-cell>
          <table:table-cell table:style-name="ce265" office:value-type="string" calcext:value-type="string">
            <text:p>M</text:p>
          </table:table-cell>
          <table:table-cell table:style-name="ce265"/>
          <table:table-cell table:style-name="ce268" table:formula="of:=CONCATENATE([.$P$4];[.$Q79];[.$R79];[.$S79];[.$T79];[.$U79];[.$V79];[.$W79])" office:value-type="string" office:string-value="TÉ DO TË LÂGËSH" calcext:value-type="string">
            <text:p>TÉ DO TË LÂGË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L</text:p>
          </table:table-cell>
          <table:table-cell table:style-name="ce270" office:value-type="string" calcext:value-type="string">
            <text:p>Â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Ë</text:p>
          </table:table-cell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79];[.$Z79];[.$AA79];[.$AB79];[.$AC79];[.$AD79];[.$AE79])" office:value-type="string" office:string-value="AJ DO TË LÂGËT" calcext:value-type="string">
            <text:p>AJ DO TË LÂGËT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Â</text:p>
          </table:table-cell>
          <table:table-cell table:style-name="ce266" office:value-type="string" calcext:value-type="string">
            <text:p>G</text:p>
          </table:table-cell>
          <table:table-cell table:style-name="ce266" office:value-type="string" calcext:value-type="string">
            <text:p>Ë</text:p>
          </table:table-cell>
          <table:table-cell office:value-type="string" calcext:value-type="string">
            <text:p>T</text:p>
          </table:table-cell>
          <table:table-cell/>
          <table:table-cell table:style-name="ce256" table:formula="of:=CONCATENATE([.$AF$4];[.$AG79];[.$AH79];[.$AI79];[.$AJ79];[.$AK79];[.$AL79];[.$AM79])" office:value-type="string" office:string-value="NA DO TË LÂGËMI" calcext:value-type="string">
            <text:p>NA DO TË LÂGËM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L</text:p>
          </table:table-cell>
          <table:table-cell table:style-name="ce270" office:value-type="string" calcext:value-type="string">
            <text:p>Â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Ë</text:p>
          </table:table-cell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79];[.$AP79];[.$AQ79];[.$AR79];[.$AS79];[.$AT79];[.$AU79])" office:value-type="string" office:string-value="JU DO TË LÂGËNI" calcext:value-type="string">
            <text:p>JU DO TË LÂGË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L</text:p>
          </table:table-cell>
          <table:table-cell table:style-name="ce270" office:value-type="string" calcext:value-type="string">
            <text:p>Â</text:p>
          </table:table-cell>
          <table:table-cell table:style-name="ce266" office:value-type="string" calcext:value-type="string">
            <text:p>G</text:p>
          </table:table-cell>
          <table:table-cell table:style-name="ce266" office:value-type="string" calcext:value-type="string">
            <text:p>Ë</text:p>
          </table:table-cell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79];[.$AX79];[.$AY79];[.$AZ79];[.$BA79];[.$BB79];[.$BC79])" office:value-type="string" office:string-value="ATO DO TË LÂGËN" calcext:value-type="string">
            <text:p>ATO DO TË LÂGË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Â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Ë</text:p>
          </table:table-cell>
          <table:table-cell table:style-name="ce265" office:value-type="string" calcext:value-type="string">
            <text:p>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0" calcext:value-type="float">
            <text:p>0 020</text:p>
          </table:table-cell>
          <table:table-cell table:style-name="ce248" office:value-type="string" calcext:value-type="string">
            <text:p>LAG (mouille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80];[.$J80];[.$K80];[.$L80];[.$M80];[.$N80];[.$O80])" office:value-type="string" office:string-value="UNÊ DO TË LAGESHA" calcext:value-type="string">
            <text:p>UNÊ DO TË LAGESH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GE</text:p>
          </table:table-cell>
          <table:table-cell table:style-name="ce265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80];[.$R80];[.$S80];[.$T80];[.$U80];[.$V80];[.$W80])" office:value-type="string" office:string-value="TÉ DO TË LAGESHE" calcext:value-type="string">
            <text:p>TÉ DO TË LAGESH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GE</text:p>
          </table:table-cell>
          <table:table-cell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80];[.$Z80];[.$AA80];[.$AB80];[.$AC80];[.$AD80];[.$AE80])" office:value-type="string" office:string-value="AJ DO TË LAGESHTE" calcext:value-type="string">
            <text:p>AJ DO TË LAGESH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table:style-name="ce266" office:value-type="string" calcext:value-type="string">
            <text:p>GE</text:p>
          </table:table-cell>
          <table:table-cell table:style-name="ce266"/>
          <table:table-cell office:value-type="string" calcext:value-type="string">
            <text:p>SHTE</text:p>
          </table:table-cell>
          <table:table-cell/>
          <table:table-cell table:style-name="ce256" table:formula="of:=CONCATENATE([.$AF$4];[.$AG80];[.$AH80];[.$AI80];[.$AJ80];[.$AK80];[.$AL80];[.$AM80])" office:value-type="string" office:string-value="NA DO TË LAGESHIM" calcext:value-type="string">
            <text:p>NA DO TË LAGESH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GE</text:p>
          </table:table-cell>
          <table:table-cell/>
          <table:table-cell table:style-name="ce265" office:value-type="string" calcext:value-type="string">
            <text:p>SHIM</text:p>
          </table:table-cell>
          <table:table-cell table:style-name="ce265"/>
          <table:table-cell table:style-name="ce256" table:formula="of:=CONCATENATE([.$AN$4];[.$AO80];[.$AP80];[.$AQ80];[.$AR80];[.$AS80];[.$AT80];[.$AU80])" office:value-type="string" office:string-value="JU DO TË LAGESHIT" calcext:value-type="string">
            <text:p>JU DO TË LAGESHIT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table:style-name="ce266" office:value-type="string" calcext:value-type="string">
            <text:p>GE</text:p>
          </table:table-cell>
          <table:table-cell table:style-name="ce266"/>
          <table:table-cell table:style-name="ce266" office:value-type="string" calcext:value-type="string">
            <text:p>SHIT</text:p>
          </table:table-cell>
          <table:table-cell table:style-name="ce266"/>
          <table:table-cell table:style-name="ce256" table:formula="of:=CONCATENATE([.$AV$4];[.$AW80];[.$AX80];[.$AY80];[.$AZ80];[.$BA80];[.$BB80];[.$BC80])" office:value-type="string" office:string-value="ATO DO TË LAGESHIN" calcext:value-type="string">
            <text:p>ATO DO TË LAGESH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office:value-type="string" calcext:value-type="string">
            <text:p>GE</text:p>
          </table:table-cell>
          <table:table-cell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21" calcext:value-type="float">
            <text:p>0 021</text:p>
          </table:table-cell>
          <table:table-cell table:style-name="ce248" office:value-type="string" calcext:value-type="string">
            <text:p>LAG (mouille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81];[.$J81];[.$K81];[.$L81];[.$M81];[.$N81];[.$O81])" office:value-type="string" office:string-value="UNÊ DO TË LAGSHA" calcext:value-type="string">
            <text:p>UNÊ DO TË LAGSH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G</text:p>
          </table:table-cell>
          <table:table-cell table:style-name="ce265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81];[.$R81];[.$S81];[.$T81];[.$U81];[.$V81];[.$W81])" office:value-type="string" office:string-value="TÉ DO TË LAGSHE" calcext:value-type="string">
            <text:p>TÉ DO TË LAGSH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81];[.$Z81];[.$AA81];[.$AB81];[.$AC81];[.$AD81];[.$AE81])" office:value-type="string" office:string-value="AJ DO TË LAGKE" calcext:value-type="string">
            <text:p>AJ DO TË LAGK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table:style-name="ce266" office:value-type="string" calcext:value-type="string">
            <text:p>G</text:p>
          </table:table-cell>
          <table:table-cell table:style-name="ce266"/>
          <table:table-cell office:value-type="string" calcext:value-type="string">
            <text:p>KE</text:p>
          </table:table-cell>
          <table:table-cell/>
          <table:table-cell table:style-name="ce256" table:formula="of:=CONCATENATE([.$AF$4];[.$AG81];[.$AH81];[.$AI81];[.$AJ81];[.$AK81];[.$AL81];[.$AM81])" office:value-type="string" office:string-value="NA DO TË LAGSHIM" calcext:value-type="string">
            <text:p>NA DO TË LAGSH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/>
          <table:table-cell table:style-name="ce265" office:value-type="string" calcext:value-type="string">
            <text:p>SHIM</text:p>
          </table:table-cell>
          <table:table-cell table:style-name="ce265"/>
          <table:table-cell table:style-name="ce256" table:formula="of:=CONCATENATE([.$AN$4];[.$AO81];[.$AP81];[.$AQ81];[.$AR81];[.$AS81];[.$AT81];[.$AU81])" office:value-type="string" office:string-value="JU DO TË LAGSHI" calcext:value-type="string">
            <text:p>JU DO TË LAGSH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table:style-name="ce266" office:value-type="string" calcext:value-type="string">
            <text:p>G</text:p>
          </table:table-cell>
          <table:table-cell table:style-name="ce266"/>
          <table:table-cell table:style-name="ce266" office:value-type="string" calcext:value-type="string">
            <text:p>SHI</text:p>
          </table:table-cell>
          <table:table-cell table:style-name="ce266"/>
          <table:table-cell table:style-name="ce256" table:formula="of:=CONCATENATE([.$AV$4];[.$AW81];[.$AX81];[.$AY81];[.$AZ81];[.$BA81];[.$BB81];[.$BC81])" office:value-type="string" office:string-value="ATO DO TË LAGSHIN" calcext:value-type="string">
            <text:p>ATO DO TË LAGSH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1" calcext:value-type="float">
            <text:p>0 021</text:p>
          </table:table-cell>
          <table:table-cell table:style-name="ce248" office:value-type="string" calcext:value-type="string">
            <text:p>LAG (mouiller)</text:p>
          </table:table-cell>
          <table:table-cell table:number-columns-repeated="2" table:style-name="ce250" office:value-type="float" office:value="11" calcext:value-type="float">
            <text:p>11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habitore.</text:p>
          </table:table-cell>
          <table:table-cell table:style-name="ce255" table:formula="of:=CONCATENATE([.$H$4];[.$I82];[.$J82];[.$K82];[.$L82];[.$M82];[.$N82];[.$O82])" office:value-type="string" office:string-value="UNÊ U LAGKAM" calcext:value-type="string">
            <text:p>UNÊ U LAGKAM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G</text:p>
          </table:table-cell>
          <table:table-cell table:style-name="ce265"/>
          <table:table-cell table:style-name="ce265" office:value-type="string" calcext:value-type="string">
            <text:p>KAM</text:p>
          </table:table-cell>
          <table:table-cell table:style-name="ce265"/>
          <table:table-cell table:style-name="ce268" table:formula="of:=CONCATENATE([.$P$4];[.$Q82];[.$R82];[.$S82];[.$T82];[.$U82];[.$V82];[.$W82])" office:value-type="string" office:string-value="TÉ U LAGKE" calcext:value-type="string">
            <text:p>TÉ U LAGKE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/>
          <table:table-cell table:style-name="ce265" office:value-type="string" calcext:value-type="string">
            <text:p>KE</text:p>
          </table:table-cell>
          <table:table-cell table:style-name="ce265"/>
          <table:table-cell table:style-name="ce271" table:formula="of:=CONCATENATE([.$X$4];[.$Y82];[.$Z82];[.$AA82];[.$AB82];[.$AC82];[.$AD82];[.$AE82])" office:value-type="string" office:string-value="AJ U LAGKA" calcext:value-type="string">
            <text:p>AJ U LAGKA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table:style-name="ce266" office:value-type="string" calcext:value-type="string">
            <text:p>G</text:p>
          </table:table-cell>
          <table:table-cell table:style-name="ce266"/>
          <table:table-cell office:value-type="string" calcext:value-type="string">
            <text:p>KA</text:p>
          </table:table-cell>
          <table:table-cell/>
          <table:table-cell table:style-name="ce256" table:formula="of:=CONCATENATE([.$AF$4];[.$AG82];[.$AH82];[.$AI82];[.$AJ82];[.$AK82];[.$AL82];[.$AM82])" office:value-type="string" office:string-value="NA U LAGKEMI" calcext:value-type="string">
            <text:p>NA U LAGKEMI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/>
          <table:table-cell table:style-name="ce265" office:value-type="string" calcext:value-type="string">
            <text:p>KEMI</text:p>
          </table:table-cell>
          <table:table-cell table:style-name="ce265"/>
          <table:table-cell table:style-name="ce256" table:formula="of:=CONCATENATE([.$AN$4];[.$AO82];[.$AP82];[.$AQ82];[.$AR82];[.$AS82];[.$AT82];[.$AU82])" office:value-type="string" office:string-value="JU U LAGKENI" calcext:value-type="string">
            <text:p>JU U LAGKENI</text:p>
          </table:table-cell>
          <table:table-cell table:style-name="ce259" office:value-type="string" calcext:value-type="string">
            <text:p>U </text:p>
          </table:table-cell>
          <table:table-cell table:style-name="ce257" office:value-type="string" calcext:value-type="string">
            <text:p>L</text:p>
          </table:table-cell>
          <table:table-cell table:style-name="ce270" office:value-type="string" calcext:value-type="string">
            <text:p>A</text:p>
          </table:table-cell>
          <table:table-cell table:style-name="ce266" office:value-type="string" calcext:value-type="string">
            <text:p>G</text:p>
          </table:table-cell>
          <table:table-cell table:style-name="ce266"/>
          <table:table-cell table:style-name="ce266" office:value-type="string" calcext:value-type="string">
            <text:p>KENI</text:p>
          </table:table-cell>
          <table:table-cell table:style-name="ce266"/>
          <table:table-cell table:style-name="ce256" table:formula="of:=CONCATENATE([.$AV$4];[.$AW82];[.$AX82];[.$AY82];[.$AZ82];[.$BA82];[.$BB82];[.$BC82])" office:value-type="string" office:string-value="ATO U LAGKAN" calcext:value-type="string">
            <text:p>ATO U LAGKAN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L</text:p>
          </table:table-cell>
          <table:table-cell table:style-name="ce262"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/>
          <table:table-cell table:style-name="ce265" office:value-type="string" calcext:value-type="string">
            <text:p>KA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4" calcext:value-type="float">
            <text:p>0 004</text:p>
          </table:table-cell>
          <table:table-cell table:style-name="ce248" office:value-type="string" calcext:value-type="string">
            <text:p>MARR (prendre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B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83];[.$J83];[.$K83];[.$L83];[.$M83];[.$N83];[.$O83])" office:value-type="string" office:string-value="UNÊ MARR" calcext:value-type="string">
            <text:p>UNÊ MARR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RR</text:p>
          </table:table-cell>
          <table:table-cell table:style-name="ce265" table:number-columns-repeated="3"/>
          <table:table-cell table:style-name="ce268" table:formula="of:=CONCATENATE([.$P$4];[.$Q83];[.$R83];[.$S83];[.$T83];[.$U83];[.$V83];[.$W83])" office:value-type="string" office:string-value="TÉ MERR" calcext:value-type="string">
            <text:p>TÉ MERR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RR</text:p>
          </table:table-cell>
          <table:table-cell/>
          <table:table-cell table:style-name="ce265" table:number-columns-repeated="2"/>
          <table:table-cell table:style-name="ce271" table:formula="of:=CONCATENATE([.$X$4];[.$Y83];[.$Z83];[.$AA83];[.$AB83];[.$AC83];[.$AD83];[.$AE83])" office:value-type="string" office:string-value="AJ MERR" calcext:value-type="string">
            <text:p>AJ MERR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6" office:value-type="string" calcext:value-type="string">
            <text:p>RR</text:p>
          </table:table-cell>
          <table:table-cell table:style-name="ce266"/>
          <table:table-cell table:number-columns-repeated="2"/>
          <table:table-cell table:style-name="ce256" table:formula="of:=CONCATENATE([.$AF$4];[.$AG83];[.$AH83];[.$AI83];[.$AJ83];[.$AK83];[.$AL83];[.$AM83])" office:value-type="string" office:string-value="NA MARRIM" calcext:value-type="string">
            <text:p>NA MARRIM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RR</text:p>
          </table:table-cell>
          <table:table-cell/>
          <table:table-cell table:style-name="ce265" office:value-type="string" calcext:value-type="string">
            <text:p>IM</text:p>
          </table:table-cell>
          <table:table-cell table:style-name="ce265"/>
          <table:table-cell table:style-name="ce256" table:formula="of:=CONCATENATE([.$AN$4];[.$AO83];[.$AP83];[.$AQ83];[.$AR83];[.$AS83];[.$AT83];[.$AU83])" office:value-type="string" office:string-value="JU MERRNI" calcext:value-type="string">
            <text:p>JU MERRNI</text:p>
          </table:table-cell>
          <table:table-cell table:style-name="ce259"/>
          <table:table-cell table:style-name="ce257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table:style-name="ce266" office:value-type="string" calcext:value-type="string">
            <text:p>RR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83];[.$AX83];[.$AY83];[.$AZ83];[.$BA83];[.$BB83];[.$BC83])" office:value-type="string" office:string-value="ATO MARRIN" calcext:value-type="string">
            <text:p>ATO MARRIN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A</text:p>
          </table:table-cell>
          <table:table-cell office:value-type="string" calcext:value-type="string">
            <text:p>RR</text:p>
          </table:table-cell>
          <table:table-cell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4" calcext:value-type="float">
            <text:p>0 004</text:p>
          </table:table-cell>
          <table:table-cell table:style-name="ce248" office:value-type="string" calcext:value-type="string">
            <text:p>MARR (prendre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B.A→E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84];[.$J84];[.$K84];[.$L84];[.$M84];[.$N84];[.$O84])" office:value-type="string" office:string-value="UNÊ MERRJA" calcext:value-type="string">
            <text:p>UNÊ MERRJA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84];[.$R84];[.$S84];[.$T84];[.$U84];[.$V84];[.$W84])" office:value-type="string" office:string-value="TÉ MERRJE" calcext:value-type="string">
            <text:p>TÉ MERRJE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RR</text:p>
          </table:table-cell>
          <table:table-cell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84];[.$Z84];[.$AA84];[.$AB84];[.$AC84];[.$AD84];[.$AE84])" office:value-type="string" office:string-value="AJ MERRTE" calcext:value-type="string">
            <text:p>AJ MERRTE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6" office:value-type="string" calcext:value-type="string">
            <text:p>RR</text:p>
          </table:table-cell>
          <table:table-cell table:style-name="ce266"/>
          <table:table-cell office:value-type="string" calcext:value-type="string">
            <text:p>TE</text:p>
          </table:table-cell>
          <table:table-cell/>
          <table:table-cell table:style-name="ce256" table:formula="of:=CONCATENATE([.$AF$4];[.$AG84];[.$AH84];[.$AI84];[.$AJ84];[.$AK84];[.$AL84];[.$AM84])" office:value-type="string" office:string-value="NA MERRNIM" calcext:value-type="string">
            <text:p>NA MERRNIM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RR</text:p>
          </table:table-cell>
          <table:table-cell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84];[.$AP84];[.$AQ84];[.$AR84];[.$AS84];[.$AT84];[.$AU84])" office:value-type="string" office:string-value="JU MERRNIT" calcext:value-type="string">
            <text:p>JU MERRNIT</text:p>
          </table:table-cell>
          <table:table-cell table:style-name="ce259"/>
          <table:table-cell table:style-name="ce257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table:style-name="ce266" office:value-type="string" calcext:value-type="string">
            <text:p>RR</text:p>
          </table:table-cell>
          <table:table-cell table:style-name="ce266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84];[.$AX84];[.$AY84];[.$AZ84];[.$BA84];[.$BB84];[.$BC84])" office:value-type="string" office:string-value="ATO MERRNIN" calcext:value-type="string">
            <text:p>ATO MERRNIN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office:value-type="string" calcext:value-type="string">
            <text:p>RR</text:p>
          </table:table-cell>
          <table:table-cell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4" calcext:value-type="float">
            <text:p>0 004</text:p>
          </table:table-cell>
          <table:table-cell table:style-name="ce248" office:value-type="string" calcext:value-type="string">
            <text:p>MARR (prendre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85];[.$J85];[.$K85];[.$L85];[.$M85];[.$N85];[.$O85])" office:value-type="string" office:string-value="UNÊ DO TË MARR" calcext:value-type="string">
            <text:p>UNÊ DO TË MARR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RR</text:p>
          </table:table-cell>
          <table:table-cell table:style-name="ce265" table:number-columns-repeated="3"/>
          <table:table-cell table:style-name="ce268" table:formula="of:=CONCATENATE([.$P$4];[.$Q85];[.$R85];[.$S85];[.$T85];[.$U85];[.$V85];[.$W85])" office:value-type="string" office:string-value="TÉ DO TË MARRËSH" calcext:value-type="string">
            <text:p>TÉ DO TË MARRË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RR</text:p>
          </table:table-cell>
          <table:table-cell table:style-name="ce265" office:value-type="string" calcext:value-type="string">
            <text:p>Ë</text:p>
          </table:table-cell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85];[.$Z85];[.$AA85];[.$AB85];[.$AC85];[.$AD85];[.$AE85])" office:value-type="string" office:string-value="AJ DO TË MARRË" calcext:value-type="string">
            <text:p>AJ DO TË MARR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RR</text:p>
          </table:table-cell>
          <table:table-cell table:style-name="ce265"/>
          <table:table-cell table:style-name="ce265" office:value-type="string" calcext:value-type="string">
            <text:p>Ë</text:p>
          </table:table-cell>
          <table:table-cell/>
          <table:table-cell table:style-name="ce256" table:formula="of:=CONCATENATE([.$AF$4];[.$AG85];[.$AH85];[.$AI85];[.$AJ85];[.$AK85];[.$AL85];[.$AM85])" office:value-type="string" office:string-value="NA DO TË MARRIM" calcext:value-type="string">
            <text:p>NA DO TË MARR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RR</text:p>
          </table:table-cell>
          <table:table-cell table:style-name="ce265"/>
          <table:table-cell table:style-name="ce265" office:value-type="string" calcext:value-type="string">
            <text:p>IM</text:p>
          </table:table-cell>
          <table:table-cell table:style-name="ce265"/>
          <table:table-cell table:style-name="ce256" table:formula="of:=CONCATENATE([.$AN$4];[.$AO85];[.$AP85];[.$AQ85];[.$AR85];[.$AS85];[.$AT85];[.$AU85])" office:value-type="string" office:string-value="JU DO TË MERRNI" calcext:value-type="string">
            <text:p>JU DO TË MERRN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</text:p>
          </table:table-cell>
          <table:table-cell table:style-name="ce265"/>
          <table:table-cell table:style-name="ce265" office:value-type="string" calcext:value-type="string">
            <text:p>NI</text:p>
          </table:table-cell>
          <table:table-cell table:style-name="ce266"/>
          <table:table-cell table:style-name="ce256" table:formula="of:=CONCATENATE([.$AV$4];[.$AW85];[.$AX85];[.$AY85];[.$AZ85];[.$BA85];[.$BB85];[.$BC85])" office:value-type="string" office:string-value="ATO DO TË MARRIN" calcext:value-type="string">
            <text:p>ATO DO TË MARR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RR</text:p>
          </table:table-cell>
          <table:table-cell table:style-name="ce265"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4" calcext:value-type="float">
            <text:p>0 004</text:p>
          </table:table-cell>
          <table:table-cell table:style-name="ce248" office:value-type="string" calcext:value-type="string">
            <text:p>MARR (prendre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B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86];[.$J86];[.$K86];[.$L86];[.$M86];[.$N86];[.$O86])" office:value-type="string" office:string-value="UNÊ DO TË MERRJA" calcext:value-type="string">
            <text:p>UNÊ DO TË MERRJ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86];[.$R86];[.$S86];[.$T86];[.$U86];[.$V86];[.$W86])" office:value-type="string" office:string-value="TÉ DO TË MERRJE" calcext:value-type="string">
            <text:p>TÉ DO TË MERRJ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</text:p>
          </table:table-cell>
          <table:table-cell table:style-name="ce265"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86];[.$Z86];[.$AA86];[.$AB86];[.$AC86];[.$AD86];[.$AE86])" office:value-type="string" office:string-value="AJ DO TË MERRTE" calcext:value-type="string">
            <text:p>AJ DO TË MERR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</text:p>
          </table:table-cell>
          <table:table-cell table:style-name="ce265"/>
          <table:table-cell table:style-name="ce265" office:value-type="string" calcext:value-type="string">
            <text:p>TE</text:p>
          </table:table-cell>
          <table:table-cell/>
          <table:table-cell table:style-name="ce256" table:formula="of:=CONCATENATE([.$AF$4];[.$AG86];[.$AH86];[.$AI86];[.$AJ86];[.$AK86];[.$AL86];[.$AM86])" office:value-type="string" office:string-value="NA DO TË MERRNIM" calcext:value-type="string">
            <text:p>NA DO TË MERRN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</text:p>
          </table:table-cell>
          <table:table-cell table:style-name="ce265"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86];[.$AP86];[.$AQ86];[.$AR86];[.$AS86];[.$AT86];[.$AU86])" office:value-type="string" office:string-value="JU DO TË MERRNIT" calcext:value-type="string">
            <text:p>JU DO TË MERRNIT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</text:p>
          </table:table-cell>
          <table:table-cell table:style-name="ce265"/>
          <table:table-cell table:style-name="ce265" office:value-type="string" calcext:value-type="string">
            <text:p>NIT</text:p>
          </table:table-cell>
          <table:table-cell table:style-name="ce266"/>
          <table:table-cell table:style-name="ce256" table:formula="of:=CONCATENATE([.$AV$4];[.$AW86];[.$AX86];[.$AY86];[.$AZ86];[.$BA86];[.$BB86];[.$BC86])" office:value-type="string" office:string-value="ATO DO TË MERRNIN" calcext:value-type="string">
            <text:p>ATO DO TË MERRN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</text:p>
          </table:table-cell>
          <table:table-cell table:style-name="ce265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2" calcext:value-type="float">
            <text:p>0 022</text:p>
          </table:table-cell>
          <table:table-cell table:style-name="ce248" office:value-type="string" calcext:value-type="string">
            <text:p>MERREM (s'occupe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87];[.$J87];[.$K87];[.$L87];[.$M87];[.$N87];[.$O87])" office:value-type="string" office:string-value="UNÊ MERREM" calcext:value-type="string">
            <text:p>UNÊ MERREM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E</text:p>
          </table:table-cell>
          <table:table-cell table:style-name="ce265"/>
          <table:table-cell table:style-name="ce265" office:value-type="string" calcext:value-type="string">
            <text:p>M</text:p>
          </table:table-cell>
          <table:table-cell table:style-name="ce265"/>
          <table:table-cell table:style-name="ce268" table:formula="of:=CONCATENATE([.$P$4];[.$Q87];[.$R87];[.$S87];[.$T87];[.$U87];[.$V87];[.$W87])" office:value-type="string" office:string-value="TÉ MERRESH" calcext:value-type="string">
            <text:p>TÉ MERRESH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</text:p>
          </table:table-cell>
          <table:table-cell office:value-type="string" calcext:value-type="string">
            <text:p>E</text:p>
          </table:table-cell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87];[.$Z87];[.$AA87];[.$AB87];[.$AC87];[.$AD87];[.$AE87])" office:value-type="string" office:string-value="AJ MERRET" calcext:value-type="string">
            <text:p>AJ MERRET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E</text:p>
          </table:table-cell>
          <table:table-cell table:style-name="ce266"/>
          <table:table-cell office:value-type="string" calcext:value-type="string">
            <text:p>T</text:p>
          </table:table-cell>
          <table:table-cell/>
          <table:table-cell table:style-name="ce256" table:formula="of:=CONCATENATE([.$AF$4];[.$AG87];[.$AH87];[.$AI87];[.$AJ87];[.$AK87];[.$AL87];[.$AM87])" office:value-type="string" office:string-value="NA MERREMI" calcext:value-type="string">
            <text:p>NA MERREMI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</text:p>
          </table:table-cell>
          <table:table-cell/>
          <table:table-cell table:style-name="ce265" office:value-type="string" calcext:value-type="string">
            <text:p>EMI</text:p>
          </table:table-cell>
          <table:table-cell table:style-name="ce265"/>
          <table:table-cell table:style-name="ce256" table:formula="of:=CONCATENATE([.$AN$4];[.$AO87];[.$AP87];[.$AQ87];[.$AR87];[.$AS87];[.$AT87];[.$AU87])" office:value-type="string" office:string-value="JU MERRENI" calcext:value-type="string">
            <text:p>JU MERRENI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</text:p>
          </table:table-cell>
          <table:table-cell table:style-name="ce266" office:value-type="string" calcext:value-type="string">
            <text:p>E</text:p>
          </table:table-cell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87];[.$AX87];[.$AY87];[.$AZ87];[.$BA87];[.$BB87];[.$BC87])" office:value-type="string" office:string-value="ATO MERREN" calcext:value-type="string">
            <text:p>ATO MERREN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E</text:p>
          </table:table-cell>
          <table:table-cell/>
          <table:table-cell table:style-name="ce265" office:value-type="string" calcext:value-type="string">
            <text:p>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22" calcext:value-type="float">
            <text:p>0 022</text:p>
          </table:table-cell>
          <table:table-cell table:style-name="ce248" office:value-type="string" calcext:value-type="string">
            <text:p>MERREM (s'occupe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88];[.$J88];[.$K88];[.$L88];[.$M88];[.$N88];[.$O88])" office:value-type="string" office:string-value="UNÊ MERRËM" calcext:value-type="string">
            <text:p>UNÊ MERRËM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Ë</text:p>
          </table:table-cell>
          <table:table-cell table:style-name="ce265"/>
          <table:table-cell table:style-name="ce265" office:value-type="string" calcext:value-type="string">
            <text:p>M</text:p>
          </table:table-cell>
          <table:table-cell table:style-name="ce265"/>
          <table:table-cell table:style-name="ce268" table:formula="of:=CONCATENATE([.$P$4];[.$Q88];[.$R88];[.$S88];[.$T88];[.$U88];[.$V88];[.$W88])" office:value-type="string" office:string-value="TÉ MERRSH" calcext:value-type="string">
            <text:p>TÉ MERRSH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</text:p>
          </table:table-cell>
          <table:table-cell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88];[.$Z88];[.$AA88];[.$AB88];[.$AC88];[.$AD88];[.$AE88])" office:value-type="string" office:string-value="AJ MERRËT" calcext:value-type="string">
            <text:p>AJ MERRËT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Ë</text:p>
          </table:table-cell>
          <table:table-cell table:style-name="ce266"/>
          <table:table-cell office:value-type="string" calcext:value-type="string">
            <text:p>T</text:p>
          </table:table-cell>
          <table:table-cell/>
          <table:table-cell table:style-name="ce256" table:formula="of:=CONCATENATE([.$AF$4];[.$AG88];[.$AH88];[.$AI88];[.$AJ88];[.$AK88];[.$AL88];[.$AM88])" office:value-type="string" office:string-value="NA MERRËMI" calcext:value-type="string">
            <text:p>NA MERRËMI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</text:p>
          </table:table-cell>
          <table:table-cell/>
          <table:table-cell table:style-name="ce265" office:value-type="string" calcext:value-type="string">
            <text:p>ËMI</text:p>
          </table:table-cell>
          <table:table-cell table:style-name="ce265"/>
          <table:table-cell table:style-name="ce256" table:formula="of:=CONCATENATE([.$AN$4];[.$AO88];[.$AP88];[.$AQ88];[.$AR88];[.$AS88];[.$AT88];[.$AU88])" office:value-type="string" office:string-value="JU MERRËNI" calcext:value-type="string">
            <text:p>JU MERRËNI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</text:p>
          </table:table-cell>
          <table:table-cell table:style-name="ce266" office:value-type="string" calcext:value-type="string">
            <text:p>Ë</text:p>
          </table:table-cell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88];[.$AX88];[.$AY88];[.$AZ88];[.$BA88];[.$BB88];[.$BC88])" office:value-type="string" office:string-value="ATO MERRËN" calcext:value-type="string">
            <text:p>ATO MERRËN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Ë</text:p>
          </table:table-cell>
          <table:table-cell/>
          <table:table-cell table:style-name="ce265" office:value-type="string" calcext:value-type="string">
            <text:p>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2" calcext:value-type="float">
            <text:p>0 022</text:p>
          </table:table-cell>
          <table:table-cell table:style-name="ce248" office:value-type="string" calcext:value-type="string">
            <text:p>MERREM (s'occupe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89];[.$J89];[.$K89];[.$L89];[.$M89];[.$N89];[.$O89])" office:value-type="string" office:string-value="UNÊ MERRESHA" calcext:value-type="string">
            <text:p>UNÊ MERRESHA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E</text:p>
          </table:table-cell>
          <table:table-cell table:style-name="ce265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89];[.$R89];[.$S89];[.$T89];[.$U89];[.$V89];[.$W89])" office:value-type="string" office:string-value="TÉ MERRESHE" calcext:value-type="string">
            <text:p>TÉ MERRESHE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RRE</text:p>
          </table:table-cell>
          <table:table-cell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89];[.$Z89];[.$AA89];[.$AB89];[.$AC89];[.$AD89];[.$AE89])" office:value-type="string" office:string-value="AJ MERRESHTE" calcext:value-type="string">
            <text:p>AJ MERRESHTE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6" office:value-type="string" calcext:value-type="string">
            <text:p>RRE</text:p>
          </table:table-cell>
          <table:table-cell table:style-name="ce266"/>
          <table:table-cell office:value-type="string" calcext:value-type="string">
            <text:p>SHTE</text:p>
          </table:table-cell>
          <table:table-cell/>
          <table:table-cell table:style-name="ce256" table:formula="of:=CONCATENATE([.$AF$4];[.$AG89];[.$AH89];[.$AI89];[.$AJ89];[.$AK89];[.$AL89];[.$AM89])" office:value-type="string" office:string-value="NA MERRESHIM" calcext:value-type="string">
            <text:p>NA MERRESHIM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E</text:p>
          </table:table-cell>
          <table:table-cell table:style-name="ce265" office:value-type="string" calcext:value-type="string">
            <text:p>SHIM</text:p>
          </table:table-cell>
          <table:table-cell table:style-name="ce265"/>
          <table:table-cell table:style-name="ce256" table:formula="of:=CONCATENATE([.$AN$4];[.$AO89];[.$AP89];[.$AQ89];[.$AR89];[.$AS89];[.$AT89];[.$AU89])" office:value-type="string" office:string-value="JU MERRESHIT" calcext:value-type="string">
            <text:p>JU MERRESHIT</text:p>
          </table:table-cell>
          <table:table-cell table:style-name="ce259"/>
          <table:table-cell table:style-name="ce257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table:style-name="ce266" office:value-type="string" calcext:value-type="string">
            <text:p>RRE</text:p>
          </table:table-cell>
          <table:table-cell table:style-name="ce266"/>
          <table:table-cell table:style-name="ce266" office:value-type="string" calcext:value-type="string">
            <text:p>SHIT</text:p>
          </table:table-cell>
          <table:table-cell table:style-name="ce266"/>
          <table:table-cell table:style-name="ce256" table:formula="of:=CONCATENATE([.$AV$4];[.$AW89];[.$AX89];[.$AY89];[.$AZ89];[.$BA89];[.$BB89];[.$BC89])" office:value-type="string" office:string-value="ATO MERRESHIN" calcext:value-type="string">
            <text:p>ATO MERRESHIN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office:value-type="string" calcext:value-type="string">
            <text:p>RRE</text:p>
          </table:table-cell>
          <table:table-cell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22" calcext:value-type="float">
            <text:p>0 022</text:p>
          </table:table-cell>
          <table:table-cell table:style-name="ce248" office:value-type="string" calcext:value-type="string">
            <text:p>MERREM (s'occupe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90];[.$J90];[.$K90];[.$L90];[.$M90];[.$N90];[.$O90])" office:value-type="string" office:string-value="UNÊ MERRSHA" calcext:value-type="string">
            <text:p>UNÊ MERRSHA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</text:p>
          </table:table-cell>
          <table:table-cell table:style-name="ce265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90];[.$R90];[.$S90];[.$T90];[.$U90];[.$V90];[.$W90])" office:value-type="string" office:string-value="TÉ MERRSHE" calcext:value-type="string">
            <text:p>TÉ MERRSHE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RR</text:p>
          </table:table-cell>
          <table:table-cell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90];[.$Z90];[.$AA90];[.$AB90];[.$AC90];[.$AD90];[.$AE90])" office:value-type="string" office:string-value="AJ MERRKE" calcext:value-type="string">
            <text:p>AJ MERRKE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6" office:value-type="string" calcext:value-type="string">
            <text:p>RR</text:p>
          </table:table-cell>
          <table:table-cell table:style-name="ce266"/>
          <table:table-cell office:value-type="string" calcext:value-type="string">
            <text:p>KE</text:p>
          </table:table-cell>
          <table:table-cell/>
          <table:table-cell table:style-name="ce256" table:formula="of:=CONCATENATE([.$AF$4];[.$AG90];[.$AH90];[.$AI90];[.$AJ90];[.$AK90];[.$AL90];[.$AM90])" office:value-type="string" office:string-value="NA MERRSHMI" calcext:value-type="string">
            <text:p>NA MERRSHMI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RR</text:p>
          </table:table-cell>
          <table:table-cell/>
          <table:table-cell table:style-name="ce265" office:value-type="string" calcext:value-type="string">
            <text:p>SHMI</text:p>
          </table:table-cell>
          <table:table-cell table:style-name="ce265"/>
          <table:table-cell table:style-name="ce256" table:formula="of:=CONCATENATE([.$AN$4];[.$AO90];[.$AP90];[.$AQ90];[.$AR90];[.$AS90];[.$AT90];[.$AU90])" office:value-type="string" office:string-value="JU MERRSHI" calcext:value-type="string">
            <text:p>JU MERRSHI</text:p>
          </table:table-cell>
          <table:table-cell table:style-name="ce259"/>
          <table:table-cell table:style-name="ce257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table:style-name="ce266" office:value-type="string" calcext:value-type="string">
            <text:p>RR</text:p>
          </table:table-cell>
          <table:table-cell table:style-name="ce266"/>
          <table:table-cell table:style-name="ce266" office:value-type="string" calcext:value-type="string">
            <text:p>SHI</text:p>
          </table:table-cell>
          <table:table-cell table:style-name="ce266"/>
          <table:table-cell table:style-name="ce256" table:formula="of:=CONCATENATE([.$AV$4];[.$AW90];[.$AX90];[.$AY90];[.$AZ90];[.$BA90];[.$BB90];[.$BC90])" office:value-type="string" office:string-value="ATO MERRSHIN" calcext:value-type="string">
            <text:p>ATO MERRSHIN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office:value-type="string" calcext:value-type="string">
            <text:p>RR</text:p>
          </table:table-cell>
          <table:table-cell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22" calcext:value-type="float">
            <text:p>0 022</text:p>
          </table:table-cell>
          <table:table-cell table:style-name="ce248" office:value-type="string" calcext:value-type="string">
            <text:p>MERREM (s'occup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91];[.$J91];[.$K91];[.$L91];[.$M91];[.$N91];[.$O91])" office:value-type="string" office:string-value="UNÊ DO TË MÂRRËM" calcext:value-type="string">
            <text:p>UNÊ DO TË MÂRRË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Â</text:p>
          </table:table-cell>
          <table:table-cell table:style-name="ce265" office:value-type="string" calcext:value-type="string">
            <text:p>RR</text:p>
          </table:table-cell>
          <table:table-cell table:style-name="ce265" office:value-type="string" calcext:value-type="string">
            <text:p>Ë</text:p>
          </table:table-cell>
          <table:table-cell table:style-name="ce265" office:value-type="string" calcext:value-type="string">
            <text:p>M</text:p>
          </table:table-cell>
          <table:table-cell table:style-name="ce265"/>
          <table:table-cell table:style-name="ce268" table:formula="of:=CONCATENATE([.$P$4];[.$Q91];[.$R91];[.$S91];[.$T91];[.$U91];[.$V91];[.$W91])" office:value-type="string" office:string-value="TÉ DO TË MERRSH" calcext:value-type="string">
            <text:p>TÉ DO TË MERR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RR</text:p>
          </table:table-cell>
          <table:table-cell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91];[.$Z91];[.$AA91];[.$AB91];[.$AC91];[.$AD91];[.$AE91])" office:value-type="string" office:string-value="AJ DO TË MÂRRËT" calcext:value-type="string">
            <text:p>AJ DO TË MÂRRËT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Â</text:p>
          </table:table-cell>
          <table:table-cell table:style-name="ce266" office:value-type="string" calcext:value-type="string">
            <text:p>RR</text:p>
          </table:table-cell>
          <table:table-cell table:style-name="ce266" office:value-type="string" calcext:value-type="string">
            <text:p>Ë</text:p>
          </table:table-cell>
          <table:table-cell office:value-type="string" calcext:value-type="string">
            <text:p>T</text:p>
          </table:table-cell>
          <table:table-cell/>
          <table:table-cell table:style-name="ce256" table:formula="of:=CONCATENATE([.$AF$4];[.$AG91];[.$AH91];[.$AI91];[.$AJ91];[.$AK91];[.$AL91];[.$AM91])" office:value-type="string" office:string-value="NA DO TË MÂRRMI" calcext:value-type="string">
            <text:p>NA DO TË MÂRRM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Â</text:p>
          </table:table-cell>
          <table:table-cell office:value-type="string" calcext:value-type="string">
            <text:p>RR</text:p>
          </table:table-cell>
          <table:table-cell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91];[.$AP91];[.$AQ91];[.$AR91];[.$AS91];[.$AT91];[.$AU91])" office:value-type="string" office:string-value="JU DO TË MERRNI" calcext:value-type="string">
            <text:p>JU DO TË MERRNI</text:p>
          </table:table-cell>
          <table:table-cell table:style-name="ce258" office:value-type="string" calcext:value-type="string">
            <text:p>DO TË </text:p>
          </table:table-cell>
          <table:table-cell table:style-name="ce257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table:style-name="ce266" office:value-type="string" calcext:value-type="string">
            <text:p>RR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91];[.$AX91];[.$AY91];[.$AZ91];[.$BA91];[.$BB91];[.$BC91])" office:value-type="string" office:string-value="ATO DO TË MÂRRËN" calcext:value-type="string">
            <text:p>ATO DO TË MÂRRË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Â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Ë</text:p>
          </table:table-cell>
          <table:table-cell table:style-name="ce265" office:value-type="string" calcext:value-type="string">
            <text:p>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2" calcext:value-type="float">
            <text:p>0 022</text:p>
          </table:table-cell>
          <table:table-cell table:style-name="ce248" office:value-type="string" calcext:value-type="string">
            <text:p>MERREM (s'occup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92];[.$J92];[.$K92];[.$L92];[.$M92];[.$N92];[.$O92])" office:value-type="string" office:string-value="UNÊ DO TË MERREM" calcext:value-type="string">
            <text:p>UNÊ DO TË MERRE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4" office:value-type="string" calcext:value-type="string">
            <text:p>E</text:p>
          </table:table-cell>
          <table:table-cell table:style-name="ce265" office:value-type="string" calcext:value-type="string">
            <text:p>RR</text:p>
          </table:table-cell>
          <table:table-cell table:style-name="ce265" office:value-type="string" calcext:value-type="string">
            <text:p>E</text:p>
          </table:table-cell>
          <table:table-cell table:style-name="ce265" office:value-type="string" calcext:value-type="string">
            <text:p>M</text:p>
          </table:table-cell>
          <table:table-cell table:style-name="ce265"/>
          <table:table-cell table:style-name="ce268" table:formula="of:=CONCATENATE([.$P$4];[.$Q92];[.$R92];[.$S92];[.$T92];[.$U92];[.$V92];[.$W92])" office:value-type="string" office:string-value="TÉ DO TË MERRESH" calcext:value-type="string">
            <text:p>TÉ DO TË MERRE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table:style-name="ce265" office:value-type="string" calcext:value-type="string">
            <text:p>RR</text:p>
          </table:table-cell>
          <table:table-cell table:style-name="ce265" office:value-type="string" calcext:value-type="string">
            <text:p>E</text:p>
          </table:table-cell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92];[.$Z92];[.$AA92];[.$AB92];[.$AC92];[.$AD92];[.$AE92])" office:value-type="string" office:string-value="AJ DO TË MERRET" calcext:value-type="string">
            <text:p>AJ DO TË MERRET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4" office:value-type="string" calcext:value-type="string">
            <text:p>E</text:p>
          </table:table-cell>
          <table:table-cell table:style-name="ce274" office:value-type="string" calcext:value-type="string">
            <text:p>RR</text:p>
          </table:table-cell>
          <table:table-cell table:style-name="ce274" office:value-type="string" calcext:value-type="string">
            <text:p>E</text:p>
          </table:table-cell>
          <table:table-cell table:style-name="ce274" office:value-type="string" calcext:value-type="string">
            <text:p>T</text:p>
          </table:table-cell>
          <table:table-cell table:style-name="ce274"/>
          <table:table-cell table:style-name="ce256" table:formula="of:=CONCATENATE([.$AF$4];[.$AG92];[.$AH92];[.$AI92];[.$AJ92];[.$AK92];[.$AL92];[.$AM92])" office:value-type="string" office:string-value="NA DO TË MERREMI" calcext:value-type="string">
            <text:p>NA DO TË MERREM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table:style-name="ce274" office:value-type="string" calcext:value-type="string">
            <text:p>RR</text:p>
          </table:table-cell>
          <table:table-cell table:style-name="ce274" office:value-type="string" calcext:value-type="string">
            <text:p>E</text:p>
          </table:table-cell>
          <table:table-cell table:style-name="ce274" office:value-type="string" calcext:value-type="string">
            <text:p>MI</text:p>
          </table:table-cell>
          <table:table-cell table:style-name="ce274"/>
          <table:table-cell table:style-name="ce256" table:formula="of:=CONCATENATE([.$AN$4];[.$AO92];[.$AP92];[.$AQ92];[.$AR92];[.$AS92];[.$AT92];[.$AU92])" office:value-type="string" office:string-value="JU DO TË MERRENI" calcext:value-type="string">
            <text:p>JU DO TË MERRENI</text:p>
          </table:table-cell>
          <table:table-cell table:style-name="ce259" office:value-type="string" calcext:value-type="string">
            <text:p>DO TË </text:p>
          </table:table-cell>
          <table:table-cell table:style-name="ce278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table:style-name="ce274" office:value-type="string" calcext:value-type="string">
            <text:p>RR</text:p>
          </table:table-cell>
          <table:table-cell table:style-name="ce274" office:value-type="string" calcext:value-type="string">
            <text:p>E</text:p>
          </table:table-cell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92];[.$AX92];[.$AY92];[.$AZ92];[.$BA92];[.$BB92];[.$BC92])" office:value-type="string" office:string-value="ATO DO TË MERREN" calcext:value-type="string">
            <text:p>ATO DO TË MERREN</text:p>
          </table:table-cell>
          <table:table-cell table:style-name="ce259" office:value-type="string" calcext:value-type="string">
            <text:p>DO TË </text:p>
          </table:table-cell>
          <table:table-cell table:style-name="ce279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</text:p>
          </table:table-cell>
          <table:table-cell table:style-name="ce265" office:value-type="string" calcext:value-type="string">
            <text:p>E</text:p>
          </table:table-cell>
          <table:table-cell table:style-name="ce265" office:value-type="string" calcext:value-type="string">
            <text:p>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2" calcext:value-type="float">
            <text:p>0 022</text:p>
          </table:table-cell>
          <table:table-cell table:style-name="ce248" office:value-type="string" calcext:value-type="string">
            <text:p>MERREM (s'occupe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93];[.$J93];[.$K93];[.$L93];[.$M93];[.$N93];[.$O93])" office:value-type="string" office:string-value="UNÊ DO TË MERRESHA" calcext:value-type="string">
            <text:p>UNÊ DO TË MERRESH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4" office:value-type="string" calcext:value-type="string">
            <text:p>E</text:p>
          </table:table-cell>
          <table:table-cell table:style-name="ce265" office:value-type="string" calcext:value-type="string">
            <text:p>RRE</text:p>
          </table:table-cell>
          <table:table-cell table:style-name="ce265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93];[.$R93];[.$S93];[.$T93];[.$U93];[.$V93];[.$W93])" office:value-type="string" office:string-value="TÉ DO TË MERRESHE" calcext:value-type="string">
            <text:p>TÉ DO TË MERRESH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table:style-name="ce265" office:value-type="string" calcext:value-type="string">
            <text:p>RRE</text:p>
          </table:table-cell>
          <table:table-cell table:style-name="ce265"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93];[.$Z93];[.$AA93];[.$AB93];[.$AC93];[.$AD93];[.$AE93])" office:value-type="string" office:string-value="AJ DO TË MERRESHTE" calcext:value-type="string">
            <text:p>AJ DO TË MERRESH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4" office:value-type="string" calcext:value-type="string">
            <text:p>E</text:p>
          </table:table-cell>
          <table:table-cell table:style-name="ce274" office:value-type="string" calcext:value-type="string">
            <text:p>RRE</text:p>
          </table:table-cell>
          <table:table-cell table:style-name="ce274"/>
          <table:table-cell table:style-name="ce274" office:value-type="string" calcext:value-type="string">
            <text:p>SHTE</text:p>
          </table:table-cell>
          <table:table-cell table:style-name="ce274"/>
          <table:table-cell table:style-name="ce256" table:formula="of:=CONCATENATE([.$AF$4];[.$AG93];[.$AH93];[.$AI93];[.$AJ93];[.$AK93];[.$AL93];[.$AM93])" office:value-type="string" office:string-value="NA DO TË MERRESHIM" calcext:value-type="string">
            <text:p>NA DO TË MERRESH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table:style-name="ce274" office:value-type="string" calcext:value-type="string">
            <text:p>RR</text:p>
          </table:table-cell>
          <table:table-cell table:style-name="ce274" office:value-type="string" calcext:value-type="string">
            <text:p>E</text:p>
          </table:table-cell>
          <table:table-cell table:style-name="ce274" office:value-type="string" calcext:value-type="string">
            <text:p>SHIM</text:p>
          </table:table-cell>
          <table:table-cell table:style-name="ce274"/>
          <table:table-cell table:style-name="ce256" table:formula="of:=CONCATENATE([.$AN$4];[.$AO93];[.$AP93];[.$AQ93];[.$AR93];[.$AS93];[.$AT93];[.$AU93])" office:value-type="string" office:string-value="JU DO TË MERRESHIT" calcext:value-type="string">
            <text:p>JU DO TË MERRESHIT</text:p>
          </table:table-cell>
          <table:table-cell table:style-name="ce259" office:value-type="string" calcext:value-type="string">
            <text:p>DO TË </text:p>
          </table:table-cell>
          <table:table-cell table:style-name="ce278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table:style-name="ce274" office:value-type="string" calcext:value-type="string">
            <text:p>RRE</text:p>
          </table:table-cell>
          <table:table-cell table:style-name="ce274"/>
          <table:table-cell table:style-name="ce266" office:value-type="string" calcext:value-type="string">
            <text:p>SHIT</text:p>
          </table:table-cell>
          <table:table-cell table:style-name="ce266"/>
          <table:table-cell table:style-name="ce256" table:formula="of:=CONCATENATE([.$AV$4];[.$AW93];[.$AX93];[.$AY93];[.$AZ93];[.$BA93];[.$BB93];[.$BC93])" office:value-type="string" office:string-value="ATO DO TË MERRESHIN" calcext:value-type="string">
            <text:p>ATO DO TË MERRESHIN</text:p>
          </table:table-cell>
          <table:table-cell table:style-name="ce259" office:value-type="string" calcext:value-type="string">
            <text:p>DO TË </text:p>
          </table:table-cell>
          <table:table-cell table:style-name="ce279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E</text:p>
          </table:table-cell>
          <table:table-cell table:style-name="ce265"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22" calcext:value-type="float">
            <text:p>0 022</text:p>
          </table:table-cell>
          <table:table-cell table:style-name="ce248" office:value-type="string" calcext:value-type="string">
            <text:p>MERREM (s'occupe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94];[.$J94];[.$K94];[.$L94];[.$M94];[.$N94];[.$O94])" office:value-type="string" office:string-value="UNÊ DO TË MERRSHA" calcext:value-type="string">
            <text:p>UNÊ DO TË MERRSH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RR</text:p>
          </table:table-cell>
          <table:table-cell table:style-name="ce265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94];[.$R94];[.$S94];[.$T94];[.$U94];[.$V94];[.$W94])" office:value-type="string" office:string-value="TÉ DO TË MERRSHE" calcext:value-type="string">
            <text:p>TÉ DO TË MERRSH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RR</text:p>
          </table:table-cell>
          <table:table-cell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94];[.$Z94];[.$AA94];[.$AB94];[.$AC94];[.$AD94];[.$AE94])" office:value-type="string" office:string-value="AJ DO TË MERRKE" calcext:value-type="string">
            <text:p>AJ DO TË MERRK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table:style-name="ce266" office:value-type="string" calcext:value-type="string">
            <text:p>RR</text:p>
          </table:table-cell>
          <table:table-cell table:style-name="ce266"/>
          <table:table-cell office:value-type="string" calcext:value-type="string">
            <text:p>KE</text:p>
          </table:table-cell>
          <table:table-cell/>
          <table:table-cell table:style-name="ce256" table:formula="of:=CONCATENATE([.$AF$4];[.$AG94];[.$AH94];[.$AI94];[.$AJ94];[.$AK94];[.$AL94];[.$AM94])" office:value-type="string" office:string-value="NA DO TË MERRSHMI" calcext:value-type="string">
            <text:p>NA DO TË MERRSHM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RR</text:p>
          </table:table-cell>
          <table:table-cell/>
          <table:table-cell table:style-name="ce265" office:value-type="string" calcext:value-type="string">
            <text:p>SHMI</text:p>
          </table:table-cell>
          <table:table-cell table:style-name="ce265"/>
          <table:table-cell table:style-name="ce256" table:formula="of:=CONCATENATE([.$AN$4];[.$AO94];[.$AP94];[.$AQ94];[.$AR94];[.$AS94];[.$AT94];[.$AU94])" office:value-type="string" office:string-value="JU DO TË MERRSHI" calcext:value-type="string">
            <text:p>JU DO TË MERRSH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M</text:p>
          </table:table-cell>
          <table:table-cell table:style-name="ce270" office:value-type="string" calcext:value-type="string">
            <text:p>E</text:p>
          </table:table-cell>
          <table:table-cell table:style-name="ce266" office:value-type="string" calcext:value-type="string">
            <text:p>RR</text:p>
          </table:table-cell>
          <table:table-cell table:style-name="ce266"/>
          <table:table-cell table:style-name="ce266" office:value-type="string" calcext:value-type="string">
            <text:p>SHI</text:p>
          </table:table-cell>
          <table:table-cell table:style-name="ce266"/>
          <table:table-cell table:style-name="ce256" table:formula="of:=CONCATENATE([.$AV$4];[.$AW94];[.$AX94];[.$AY94];[.$AZ94];[.$BA94];[.$BB94];[.$BC94])" office:value-type="string" office:string-value="ATO DO TË MERRSHIN" calcext:value-type="string">
            <text:p>ATO DO TË MERRSH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E</text:p>
          </table:table-cell>
          <table:table-cell office:value-type="string" calcext:value-type="string">
            <text:p>RR</text:p>
          </table:table-cell>
          <table:table-cell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/>
          <table:table-cell table:style-name="ce242" office:value-type="float" office:value="25" calcext:value-type="float">
            <text:p>0 025</text:p>
          </table:table-cell>
          <table:table-cell table:style-name="ce248" office:value-type="string" calcext:value-type="string">
            <text:p>MYS (tue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95];[.$J95];[.$K95];[.$L95];[.$M95];[.$N95];[.$O95])" office:value-type="string" office:string-value="UNÊ MYS" calcext:value-type="string">
            <text:p>UNÊ MYS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Y</text:p>
          </table:table-cell>
          <table:table-cell table:style-name="ce265" table:number-columns-repeated="2"/>
          <table:table-cell table:style-name="ce265" office:value-type="string" calcext:value-type="string">
            <text:p>S</text:p>
          </table:table-cell>
          <table:table-cell table:style-name="ce265"/>
          <table:table-cell table:style-name="ce268" table:formula="of:=CONCATENATE([.$P$4];[.$Q95];[.$R95];[.$S95];[.$T95];[.$U95];[.$V95];[.$W95])" office:value-type="string" office:string-value="TÉ MYTSH" calcext:value-type="string">
            <text:p>TÉ MYTSH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95];[.$Z95];[.$AA95];[.$AB95];[.$AC95];[.$AD95];[.$AE95])" office:value-type="string" office:string-value="AJ MYT" calcext:value-type="string">
            <text:p>AJ MYT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Y</text:p>
          </table:table-cell>
          <table:table-cell table:style-name="ce266" table:number-columns-repeated="2"/>
          <table:table-cell office:value-type="string" calcext:value-type="string">
            <text:p>T</text:p>
          </table:table-cell>
          <table:table-cell/>
          <table:table-cell table:style-name="ce256" table:formula="of:=CONCATENATE([.$AF$4];[.$AG95];[.$AH95];[.$AI95];[.$AJ95];[.$AK95];[.$AL95];[.$AM95])" office:value-type="string" office:string-value="NA MYSMI" calcext:value-type="string">
            <text:p>NA MYSMI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95];[.$AP95];[.$AQ95];[.$AR95];[.$AS95];[.$AT95];[.$AU95])" office:value-type="string" office:string-value="JU MYSNI" calcext:value-type="string">
            <text:p>JU MYSNI</text:p>
          </table:table-cell>
          <table:table-cell table:style-name="ce259"/>
          <table:table-cell table:style-name="ce257" office:value-type="string" calcext:value-type="string">
            <text:p>M</text:p>
          </table:table-cell>
          <table:table-cell table:style-name="ce270" office:value-type="string" calcext:value-type="string">
            <text:p>Y</text:p>
          </table:table-cell>
          <table:table-cell table:style-name="ce266" office:value-type="string" calcext:value-type="string">
            <text:p>S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95];[.$AX95];[.$AY95];[.$AZ95];[.$BA95];[.$BB95];[.$BC95])" office:value-type="string" office:string-value="ATO MYSIN" calcext:value-type="string">
            <text:p>ATO MYSIN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25" calcext:value-type="float">
            <text:p>0 025</text:p>
          </table:table-cell>
          <table:table-cell table:style-name="ce248" office:value-type="string" calcext:value-type="string">
            <text:p>MYS (tue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96];[.$J96];[.$K96];[.$L96];[.$M96];[.$N96];[.$O96])" office:value-type="string" office:string-value="UNÊ MYTSHA" calcext:value-type="string">
            <text:p>UNÊ MYTSHA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Y</text:p>
          </table:table-cell>
          <table:table-cell table:style-name="ce265" office:value-type="string" calcext:value-type="string">
            <text:p>T</text:p>
          </table:table-cell>
          <table:table-cell table:style-name="ce265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96];[.$R96];[.$S96];[.$T96];[.$U96];[.$V96];[.$W96])" office:value-type="string" office:string-value="TÉ MYTSHE" calcext:value-type="string">
            <text:p>TÉ MYTSHE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96];[.$Z96];[.$AA96];[.$AB96];[.$AC96];[.$AD96];[.$AE96])" office:value-type="string" office:string-value="AJ MYTKE" calcext:value-type="string">
            <text:p>AJ MYTKE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Y</text:p>
          </table:table-cell>
          <table:table-cell table:style-name="ce266" office:value-type="string" calcext:value-type="string">
            <text:p>T</text:p>
          </table:table-cell>
          <table:table-cell table:style-name="ce266"/>
          <table:table-cell office:value-type="string" calcext:value-type="string">
            <text:p>KE</text:p>
          </table:table-cell>
          <table:table-cell/>
          <table:table-cell table:style-name="ce256" table:formula="of:=CONCATENATE([.$AF$4];[.$AG96];[.$AH96];[.$AI96];[.$AJ96];[.$AK96];[.$AL96];[.$AM96])" office:value-type="string" office:string-value="NA MYTSHIM" calcext:value-type="string">
            <text:p>NA MYTSHIM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SHIM</text:p>
          </table:table-cell>
          <table:table-cell table:style-name="ce265"/>
          <table:table-cell table:style-name="ce256" table:formula="of:=CONCATENATE([.$AN$4];[.$AO96];[.$AP96];[.$AQ96];[.$AR96];[.$AS96];[.$AT96];[.$AU96])" office:value-type="string" office:string-value="JU MYTSHI" calcext:value-type="string">
            <text:p>JU MYTSHI</text:p>
          </table:table-cell>
          <table:table-cell table:style-name="ce259"/>
          <table:table-cell table:style-name="ce257" office:value-type="string" calcext:value-type="string">
            <text:p>M</text:p>
          </table:table-cell>
          <table:table-cell table:style-name="ce270" office:value-type="string" calcext:value-type="string">
            <text:p>Y</text:p>
          </table:table-cell>
          <table:table-cell table:style-name="ce266" office:value-type="string" calcext:value-type="string">
            <text:p>T</text:p>
          </table:table-cell>
          <table:table-cell table:style-name="ce266"/>
          <table:table-cell table:style-name="ce266" office:value-type="string" calcext:value-type="string">
            <text:p>SHI</text:p>
          </table:table-cell>
          <table:table-cell table:style-name="ce266"/>
          <table:table-cell table:style-name="ce256" table:formula="of:=CONCATENATE([.$AV$4];[.$AW96];[.$AX96];[.$AY96];[.$AZ96];[.$BA96];[.$BB96];[.$BC96])" office:value-type="string" office:string-value="ATO MYTSHIN" calcext:value-type="string">
            <text:p>ATO MYTSHIN</text:p>
          </table:table-cell>
          <table:table-cell table:style-name="ce259"/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4" office:value-type="float" office:value="25" calcext:value-type="float">
            <text:p>0 025</text:p>
          </table:table-cell>
          <table:table-cell table:style-name="ce248" office:value-type="string" calcext:value-type="string">
            <text:p>MYS (tu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97];[.$J97];[.$K97];[.$L97];[.$M97];[.$N97];[.$O97])" office:value-type="string" office:string-value="UNÊ DO TË MYS" calcext:value-type="string">
            <text:p>UNÊ DO TË MYS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Y</text:p>
          </table:table-cell>
          <table:table-cell table:style-name="ce265" table:number-columns-repeated="2"/>
          <table:table-cell table:style-name="ce265" office:value-type="string" calcext:value-type="string">
            <text:p>S</text:p>
          </table:table-cell>
          <table:table-cell table:style-name="ce265"/>
          <table:table-cell table:style-name="ce268" table:formula="of:=CONCATENATE([.$P$4];[.$Q97];[.$R97];[.$S97];[.$T97];[.$U97];[.$V97];[.$W97])" office:value-type="string" office:string-value="TÉ DO TË MYTSH" calcext:value-type="string">
            <text:p>TÉ DO TË MYT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97];[.$Z97];[.$AA97];[.$AB97];[.$AC97];[.$AD97];[.$AE97])" office:value-type="string" office:string-value="AJ DO TË MYT" calcext:value-type="string">
            <text:p>AJ DO TË MYT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Y</text:p>
          </table:table-cell>
          <table:table-cell table:style-name="ce266" table:number-columns-repeated="2"/>
          <table:table-cell office:value-type="string" calcext:value-type="string">
            <text:p>T</text:p>
          </table:table-cell>
          <table:table-cell/>
          <table:table-cell table:style-name="ce256" table:formula="of:=CONCATENATE([.$AF$4];[.$AG97];[.$AH97];[.$AI97];[.$AJ97];[.$AK97];[.$AL97];[.$AM97])" office:value-type="string" office:string-value="NA DO TË MYSMI" calcext:value-type="string">
            <text:p>NA DO TË MYSM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97];[.$AP97];[.$AQ97];[.$AR97];[.$AS97];[.$AT97];[.$AU97])" office:value-type="string" office:string-value="JU DO TË MYSNI" calcext:value-type="string">
            <text:p>JU DO TË MYS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M</text:p>
          </table:table-cell>
          <table:table-cell table:style-name="ce270" office:value-type="string" calcext:value-type="string">
            <text:p>Y</text:p>
          </table:table-cell>
          <table:table-cell table:style-name="ce266" office:value-type="string" calcext:value-type="string">
            <text:p>S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97];[.$AX97];[.$AY97];[.$AZ97];[.$BA97];[.$BB97];[.$BC97])" office:value-type="string" office:string-value="ATO DO TË MYSIN" calcext:value-type="string">
            <text:p>ATO DO TË MYS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4" office:value-type="float" office:value="25" calcext:value-type="float">
            <text:p>0 025</text:p>
          </table:table-cell>
          <table:table-cell table:style-name="ce248" office:value-type="string" calcext:value-type="string">
            <text:p>MYS (tu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98];[.$J98];[.$K98];[.$L98];[.$M98];[.$N98];[.$O98])" office:value-type="string" office:string-value="UNÊ DO TË MYS" calcext:value-type="string">
            <text:p>UNÊ DO TË MYS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Y</text:p>
          </table:table-cell>
          <table:table-cell table:style-name="ce265" table:number-columns-repeated="2"/>
          <table:table-cell table:style-name="ce265" office:value-type="string" calcext:value-type="string">
            <text:p>S</text:p>
          </table:table-cell>
          <table:table-cell table:style-name="ce265"/>
          <table:table-cell table:style-name="ce268" table:formula="of:=CONCATENATE([.$P$4];[.$Q98];[.$R98];[.$S98];[.$T98];[.$U98];[.$V98];[.$W98])" office:value-type="string" office:string-value="TÉ DO TË MYTSH" calcext:value-type="string">
            <text:p>TÉ DO TË MYT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98];[.$Z98];[.$AA98];[.$AB98];[.$AC98];[.$AD98];[.$AE98])" office:value-type="string" office:string-value="AJ DO TË MYT" calcext:value-type="string">
            <text:p>AJ DO TË MYT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Y</text:p>
          </table:table-cell>
          <table:table-cell table:style-name="ce266" table:number-columns-repeated="2"/>
          <table:table-cell office:value-type="string" calcext:value-type="string">
            <text:p>T</text:p>
          </table:table-cell>
          <table:table-cell/>
          <table:table-cell table:style-name="ce256" table:formula="of:=CONCATENATE([.$AF$4];[.$AG98];[.$AH98];[.$AI98];[.$AJ98];[.$AK98];[.$AL98];[.$AM98])" office:value-type="string" office:string-value="NA DO TË MYTMI" calcext:value-type="string">
            <text:p>NA DO TË MYTM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98];[.$AP98];[.$AQ98];[.$AR98];[.$AS98];[.$AT98];[.$AU98])" office:value-type="string" office:string-value="JU DO TË MYTNI" calcext:value-type="string">
            <text:p>JU DO TË MYT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M</text:p>
          </table:table-cell>
          <table:table-cell table:style-name="ce270" office:value-type="string" calcext:value-type="string">
            <text:p>Y</text:p>
          </table:table-cell>
          <table:table-cell table:style-name="ce266" office:value-type="string" calcext:value-type="string">
            <text:p>T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98];[.$AX98];[.$AY98];[.$AZ98];[.$BA98];[.$BB98];[.$BC98])" office:value-type="string" office:string-value="ATO DO TË MYTIN" calcext:value-type="string">
            <text:p>ATO DO TË MYT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25" calcext:value-type="float">
            <text:p>0 025</text:p>
          </table:table-cell>
          <table:table-cell table:style-name="ce248" office:value-type="string" calcext:value-type="string">
            <text:p>MYS (tue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99];[.$J99];[.$K99];[.$L99];[.$M99];[.$N99];[.$O99])" office:value-type="string" office:string-value="UNÊ DO TË MYTSHA" calcext:value-type="string">
            <text:p>UNÊ DO TË MYTSH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Y</text:p>
          </table:table-cell>
          <table:table-cell table:style-name="ce265" office:value-type="string" calcext:value-type="string">
            <text:p>T</text:p>
          </table:table-cell>
          <table:table-cell table:style-name="ce265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99];[.$R99];[.$S99];[.$T99];[.$U99];[.$V99];[.$W99])" office:value-type="string" office:string-value="TÉ DO TË MYTSHE" calcext:value-type="string">
            <text:p>TÉ DO TË MYTSH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99];[.$Z99];[.$AA99];[.$AB99];[.$AC99];[.$AD99];[.$AE99])" office:value-type="string" office:string-value="AJ DO TË MYTKE" calcext:value-type="string">
            <text:p>AJ DO TË MYTK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Y</text:p>
          </table:table-cell>
          <table:table-cell table:style-name="ce266" office:value-type="string" calcext:value-type="string">
            <text:p>T</text:p>
          </table:table-cell>
          <table:table-cell table:style-name="ce266"/>
          <table:table-cell office:value-type="string" calcext:value-type="string">
            <text:p>KE</text:p>
          </table:table-cell>
          <table:table-cell/>
          <table:table-cell table:style-name="ce256" table:formula="of:=CONCATENATE([.$AF$4];[.$AG99];[.$AH99];[.$AI99];[.$AJ99];[.$AK99];[.$AL99];[.$AM99])" office:value-type="string" office:string-value="NA DO TË MYTSHIM" calcext:value-type="string">
            <text:p>NA DO TË MYTSH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70"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SHIM</text:p>
          </table:table-cell>
          <table:table-cell table:style-name="ce265"/>
          <table:table-cell table:style-name="ce256" table:formula="of:=CONCATENATE([.$AN$4];[.$AO99];[.$AP99];[.$AQ99];[.$AR99];[.$AS99];[.$AT99];[.$AU99])" office:value-type="string" office:string-value="JU DO TË MYTSHI" calcext:value-type="string">
            <text:p>JU DO TË MYTSH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M</text:p>
          </table:table-cell>
          <table:table-cell table:style-name="ce270" office:value-type="string" calcext:value-type="string">
            <text:p>Y</text:p>
          </table:table-cell>
          <table:table-cell table:style-name="ce266" office:value-type="string" calcext:value-type="string">
            <text:p>T</text:p>
          </table:table-cell>
          <table:table-cell table:style-name="ce266"/>
          <table:table-cell table:style-name="ce266" office:value-type="string" calcext:value-type="string">
            <text:p>SHI</text:p>
          </table:table-cell>
          <table:table-cell table:style-name="ce266"/>
          <table:table-cell table:style-name="ce256" table:formula="of:=CONCATENATE([.$AV$4];[.$AW99];[.$AX99];[.$AY99];[.$AZ99];[.$BA99];[.$BB99];[.$BC99])" office:value-type="string" office:string-value="ATO DO TË MYTSHIN" calcext:value-type="string">
            <text:p>ATO DO TË MYTSH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M</text:p>
          </table:table-cell>
          <table:table-cell table:style-name="ce262" office:value-type="string" calcext:value-type="string">
            <text:p>Y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3" calcext:value-type="float">
            <text:p>0 023</text:p>
          </table:table-cell>
          <table:table-cell table:style-name="ce248" office:value-type="string" calcext:value-type="string">
            <text:p>NJIHEM (se connaitre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100];[.$J100];[.$K100];[.$L100];[.$M100];[.$N100];[.$O100])" office:value-type="string" office:string-value="UNÊ NJIHEM" calcext:value-type="string">
            <text:p>UNÊ NJIHEM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HE</text:p>
          </table:table-cell>
          <table:table-cell table:style-name="ce265"/>
          <table:table-cell table:style-name="ce265" office:value-type="string" calcext:value-type="string">
            <text:p>M</text:p>
          </table:table-cell>
          <table:table-cell table:style-name="ce265"/>
          <table:table-cell table:style-name="ce268" table:formula="of:=CONCATENATE([.$P$4];[.$Q100];[.$R100];[.$S100];[.$T100];[.$U100];[.$V100];[.$W100])" office:value-type="string" office:string-value="TÉ NJIHESH" calcext:value-type="string">
            <text:p>TÉ NJIHESH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100];[.$Z100];[.$AA100];[.$AB100];[.$AC100];[.$AD100];[.$AE100])" office:value-type="string" office:string-value="AJ NJIHET" calcext:value-type="string">
            <text:p>AJ NJIHET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HE</text:p>
          </table:table-cell>
          <table:table-cell table:style-name="ce266"/>
          <table:table-cell office:value-type="string" calcext:value-type="string">
            <text:p>T</text:p>
          </table:table-cell>
          <table:table-cell/>
          <table:table-cell table:style-name="ce256" table:formula="of:=CONCATENATE([.$AF$4];[.$AG100];[.$AH100];[.$AI100];[.$AJ100];[.$AK100];[.$AL100];[.$AM100])" office:value-type="string" office:string-value="NA NJIHEMI" calcext:value-type="string">
            <text:p>NA NJIHEMI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100];[.$AP100];[.$AQ100];[.$AR100];[.$AS100];[.$AT100];[.$AU100])" office:value-type="string" office:string-value="JU NJIHENI" calcext:value-type="string">
            <text:p>JU NJIHENI</text:p>
          </table:table-cell>
          <table:table-cell table:style-name="ce259"/>
          <table:table-cell table:style-name="ce257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HE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00];[.$AX100];[.$AY100];[.$AZ100];[.$BA100];[.$BB100];[.$BC100])" office:value-type="string" office:string-value="ATO NJIHEN" calcext:value-type="string">
            <text:p>ATO NJIHEN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24" calcext:value-type="float">
            <text:p>0 024</text:p>
          </table:table-cell>
          <table:table-cell table:style-name="ce248" office:value-type="string" calcext:value-type="string">
            <text:p>NJIHEM (se connaitre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101];[.$J101];[.$K101];[.$L101];[.$M101];[.$N101];[.$O101])" office:value-type="string" office:string-value="UNÊ NJIHËM" calcext:value-type="string">
            <text:p>UNÊ NJIHËM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HË</text:p>
          </table:table-cell>
          <table:table-cell table:style-name="ce265"/>
          <table:table-cell table:style-name="ce265" office:value-type="string" calcext:value-type="string">
            <text:p>M</text:p>
          </table:table-cell>
          <table:table-cell table:style-name="ce265"/>
          <table:table-cell table:style-name="ce268" table:formula="of:=CONCATENATE([.$P$4];[.$Q101];[.$R101];[.$S101];[.$T101];[.$U101];[.$V101];[.$W101])" office:value-type="string" office:string-value="TÉ NJIHËSH" calcext:value-type="string">
            <text:p>TÉ NJIHËSH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Ë</text:p>
          </table:table-cell>
          <table:table-cell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101];[.$Z101];[.$AA101];[.$AB101];[.$AC101];[.$AD101];[.$AE101])" office:value-type="string" office:string-value="AJ NJIHËT" calcext:value-type="string">
            <text:p>AJ NJIHËT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HË</text:p>
          </table:table-cell>
          <table:table-cell table:style-name="ce266"/>
          <table:table-cell office:value-type="string" calcext:value-type="string">
            <text:p>T</text:p>
          </table:table-cell>
          <table:table-cell/>
          <table:table-cell table:style-name="ce256" table:formula="of:=CONCATENATE([.$AF$4];[.$AG101];[.$AH101];[.$AI101];[.$AJ101];[.$AK101];[.$AL101];[.$AM101])" office:value-type="string" office:string-value="NA NJIHËMI" calcext:value-type="string">
            <text:p>NA NJIHËMI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Ë</text:p>
          </table:table-cell>
          <table:table-cell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101];[.$AP101];[.$AQ101];[.$AR101];[.$AS101];[.$AT101];[.$AU101])" office:value-type="string" office:string-value="JU NJIHËNI" calcext:value-type="string">
            <text:p>JU NJIHËNI</text:p>
          </table:table-cell>
          <table:table-cell table:style-name="ce259"/>
          <table:table-cell table:style-name="ce257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HË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01];[.$AX101];[.$AY101];[.$AZ101];[.$BA101];[.$BB101];[.$BC101])" office:value-type="string" office:string-value="ATO NJIHËN" calcext:value-type="string">
            <text:p>ATO NJIHËN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HË</text:p>
          </table:table-cell>
          <table:table-cell/>
          <table:table-cell table:style-name="ce265" office:value-type="string" calcext:value-type="string">
            <text:p>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3" calcext:value-type="float">
            <text:p>0 023</text:p>
          </table:table-cell>
          <table:table-cell table:style-name="ce248" office:value-type="string" calcext:value-type="string">
            <text:p>NJIHEM (se connaitre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102];[.$J102];[.$K102];[.$L102];[.$M102];[.$N102];[.$O102])" office:value-type="string" office:string-value="UNÊ NJIHESHA" calcext:value-type="string">
            <text:p>UNÊ NJIHESHA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HE</text:p>
          </table:table-cell>
          <table:table-cell table:style-name="ce265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102];[.$R102];[.$S102];[.$T102];[.$U102];[.$V102];[.$W102])" office:value-type="string" office:string-value="TÉ NJIHESHE" calcext:value-type="string">
            <text:p>TÉ NJIHESHE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102];[.$Z102];[.$AA102];[.$AB102];[.$AC102];[.$AD102];[.$AE102])" office:value-type="string" office:string-value="AJ NJIHEJ" calcext:value-type="string">
            <text:p>AJ NJIHEJ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HE</text:p>
          </table:table-cell>
          <table:table-cell table:style-name="ce266"/>
          <table:table-cell office:value-type="string" calcext:value-type="string">
            <text:p>J</text:p>
          </table:table-cell>
          <table:table-cell/>
          <table:table-cell table:style-name="ce256" table:formula="of:=CONCATENATE([.$AF$4];[.$AG102];[.$AH102];[.$AI102];[.$AJ102];[.$AK102];[.$AL102];[.$AM102])" office:value-type="string" office:string-value="NA NJIHESHIM" calcext:value-type="string">
            <text:p>NA NJIHESHIM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SHIM</text:p>
          </table:table-cell>
          <table:table-cell table:style-name="ce265"/>
          <table:table-cell table:style-name="ce256" table:formula="of:=CONCATENATE([.$AN$4];[.$AO102];[.$AP102];[.$AQ102];[.$AR102];[.$AS102];[.$AT102];[.$AU102])" office:value-type="string" office:string-value="JU NJIHESHIT" calcext:value-type="string">
            <text:p>JU NJIHESHIT</text:p>
          </table:table-cell>
          <table:table-cell table:style-name="ce259"/>
          <table:table-cell table:style-name="ce257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HE</text:p>
          </table:table-cell>
          <table:table-cell table:style-name="ce266"/>
          <table:table-cell table:style-name="ce266" office:value-type="string" calcext:value-type="string">
            <text:p>SHIT</text:p>
          </table:table-cell>
          <table:table-cell table:style-name="ce266"/>
          <table:table-cell table:style-name="ce256" table:formula="of:=CONCATENATE([.$AV$4];[.$AW102];[.$AX102];[.$AY102];[.$AZ102];[.$BA102];[.$BB102];[.$BC102])" office:value-type="string" office:string-value="ATO NJIHESHIN" calcext:value-type="string">
            <text:p>ATO NJIHESHIN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3" calcext:value-type="float">
            <text:p>0 023</text:p>
          </table:table-cell>
          <table:table-cell table:style-name="ce248" office:value-type="string" calcext:value-type="string">
            <text:p>NJIHEM (se connaitre)</text:p>
          </table:table-cell>
          <table:table-cell table:number-columns-repeated="2" table:style-name="ce250" office:value-type="float" office:value="4" calcext:value-type="float">
            <text:p>04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kr. e thj.</text:p>
          </table:table-cell>
          <table:table-cell table:style-name="ce255" table:formula="of:=CONCATENATE([.$H$4];[.$I103];[.$J103];[.$K103];[.$L103];[.$M103];[.$N103];[.$O103])" office:value-type="string" office:string-value="UNÊ U NJOHA" calcext:value-type="string">
            <text:p>UNÊ U NJOHA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O</text:p>
          </table:table-cell>
          <table:table-cell table:style-name="ce265" office:value-type="string" calcext:value-type="string">
            <text:p>H</text:p>
          </table:table-cell>
          <table:table-cell table:style-name="ce265"/>
          <table:table-cell table:style-name="ce265" office:value-type="string" calcext:value-type="string">
            <text:p>A</text:p>
          </table:table-cell>
          <table:table-cell table:style-name="ce265"/>
          <table:table-cell table:style-name="ce268" table:formula="of:=CONCATENATE([.$P$4];[.$Q103];[.$R103];[.$S103];[.$T103];[.$U103];[.$V103];[.$W103])" office:value-type="string" office:string-value="TÉ U NJOHE" calcext:value-type="string">
            <text:p>TÉ U NJOHE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O</text:p>
          </table:table-cell>
          <table:table-cell office:value-type="string" calcext:value-type="string">
            <text:p>HE</text:p>
          </table:table-cell>
          <table:table-cell/>
          <table:table-cell table:style-name="ce265" table:number-columns-repeated="2"/>
          <table:table-cell table:style-name="ce271" table:formula="of:=CONCATENATE([.$X$4];[.$Y103];[.$Z103];[.$AA103];[.$AB103];[.$AC103];[.$AD103];[.$AE103])" office:value-type="string" office:string-value="AJ U NJOH" calcext:value-type="string">
            <text:p>AJ U NJOH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O</text:p>
          </table:table-cell>
          <table:table-cell table:style-name="ce266" office:value-type="string" calcext:value-type="string">
            <text:p>H</text:p>
          </table:table-cell>
          <table:table-cell table:style-name="ce266"/>
          <table:table-cell table:number-columns-repeated="2"/>
          <table:table-cell table:style-name="ce256" table:formula="of:=CONCATENATE([.$AF$4];[.$AG103];[.$AH103];[.$AI103];[.$AJ103];[.$AK103];[.$AL103];[.$AM103])" office:value-type="string" office:string-value="NA U NJOHËM" calcext:value-type="string">
            <text:p>NA U NJOHËM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/>
          <table:table-cell table:style-name="ce265" office:value-type="string" calcext:value-type="string">
            <text:p>ËM</text:p>
          </table:table-cell>
          <table:table-cell table:style-name="ce265"/>
          <table:table-cell table:style-name="ce256" table:formula="of:=CONCATENATE([.$AN$4];[.$AO103];[.$AP103];[.$AQ103];[.$AR103];[.$AS103];[.$AT103];[.$AU103])" office:value-type="string" office:string-value="JU U NJOHËT" calcext:value-type="string">
            <text:p>JU U NJOHËT</text:p>
          </table:table-cell>
          <table:table-cell table:style-name="ce259" office:value-type="string" calcext:value-type="string">
            <text:p>U </text:p>
          </table:table-cell>
          <table:table-cell table:style-name="ce257" office:value-type="string" calcext:value-type="string">
            <text:p>NJ</text:p>
          </table:table-cell>
          <table:table-cell table:style-name="ce270" office:value-type="string" calcext:value-type="string">
            <text:p>O</text:p>
          </table:table-cell>
          <table:table-cell table:style-name="ce266" office:value-type="string" calcext:value-type="string">
            <text:p>H</text:p>
          </table:table-cell>
          <table:table-cell table:style-name="ce266"/>
          <table:table-cell table:style-name="ce266" office:value-type="string" calcext:value-type="string">
            <text:p>ËT</text:p>
          </table:table-cell>
          <table:table-cell table:style-name="ce266"/>
          <table:table-cell table:style-name="ce256" table:formula="of:=CONCATENATE([.$AV$4];[.$AW103];[.$AX103];[.$AY103];[.$AZ103];[.$BA103];[.$BB103];[.$BC103])" office:value-type="string" office:string-value="ATO U NJOHËN" calcext:value-type="string">
            <text:p>ATO U NJOHËN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O</text:p>
          </table:table-cell>
          <table:table-cell office:value-type="string" calcext:value-type="string">
            <text:p>HË</text:p>
          </table:table-cell>
          <table:table-cell/>
          <table:table-cell table:style-name="ce265" office:value-type="string" calcext:value-type="string">
            <text:p>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4" calcext:value-type="float">
            <text:p>0 024</text:p>
          </table:table-cell>
          <table:table-cell table:style-name="ce248" office:value-type="string" calcext:value-type="string">
            <text:p>NJIHEM (se connaitre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104];[.$J104];[.$K104];[.$L104];[.$M104];[.$N104];[.$O104])" office:value-type="string" office:string-value="UNÊ DO TË NJIHE" calcext:value-type="string">
            <text:p>UNÊ DO TË NJIH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HE</text:p>
          </table:table-cell>
          <table:table-cell table:style-name="ce265" table:number-columns-repeated="3"/>
          <table:table-cell table:style-name="ce268" table:formula="of:=CONCATENATE([.$P$4];[.$Q104];[.$R104];[.$S104];[.$T104];[.$U104];[.$V104];[.$W104])" office:value-type="string" office:string-value="TÉ DO TË NJIHESH" calcext:value-type="string">
            <text:p>TÉ DO TË NJIHE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104];[.$Z104];[.$AA104];[.$AB104];[.$AC104];[.$AD104];[.$AE104])" office:value-type="string" office:string-value="AJ DO TË NJIH" calcext:value-type="string">
            <text:p>AJ DO TË NJI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H</text:p>
          </table:table-cell>
          <table:table-cell table:style-name="ce266"/>
          <table:table-cell table:number-columns-repeated="2"/>
          <table:table-cell table:style-name="ce256" table:formula="of:=CONCATENATE([.$AF$4];[.$AG104];[.$AH104];[.$AI104];[.$AJ104];[.$AK104];[.$AL104];[.$AM104])" office:value-type="string" office:string-value="NA DO TË NJIHEMI" calcext:value-type="string">
            <text:p>NA DO TË NJIHEM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104];[.$AP104];[.$AQ104];[.$AR104];[.$AS104];[.$AT104];[.$AU104])" office:value-type="string" office:string-value="JU DO TË NJIHENI" calcext:value-type="string">
            <text:p>JU DO TË NJIHE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HE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04];[.$AX104];[.$AY104];[.$AZ104];[.$BA104];[.$BB104];[.$BC104])" office:value-type="string" office:string-value="ATO DO TË NJIHE" calcext:value-type="string">
            <text:p>ATO DO TË NJIH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/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3" calcext:value-type="float">
            <text:p>0 023</text:p>
          </table:table-cell>
          <table:table-cell table:style-name="ce248" office:value-type="string" calcext:value-type="string">
            <text:p>NJIHEM (se connaitre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105];[.$J105];[.$K105];[.$L105];[.$M105];[.$N105];[.$O105])" office:value-type="string" office:string-value="UNÊ DO TË NJIHEM" calcext:value-type="string">
            <text:p>UNÊ DO TË NJIHE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HE</text:p>
          </table:table-cell>
          <table:table-cell table:style-name="ce265"/>
          <table:table-cell table:style-name="ce265" office:value-type="string" calcext:value-type="string">
            <text:p>M</text:p>
          </table:table-cell>
          <table:table-cell table:style-name="ce265"/>
          <table:table-cell table:style-name="ce268" table:formula="of:=CONCATENATE([.$P$4];[.$Q105];[.$R105];[.$S105];[.$T105];[.$U105];[.$V105];[.$W105])" office:value-type="string" office:string-value="TÉ DO TË NJIHESH" calcext:value-type="string">
            <text:p>TÉ DO TË NJIHE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105];[.$Z105];[.$AA105];[.$AB105];[.$AC105];[.$AD105];[.$AE105])" office:value-type="string" office:string-value="AJ DO TË NJIHET" calcext:value-type="string">
            <text:p>AJ DO TË NJIHET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H</text:p>
          </table:table-cell>
          <table:table-cell table:style-name="ce266"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/>
          <table:table-cell table:style-name="ce256" table:formula="of:=CONCATENATE([.$AF$4];[.$AG105];[.$AH105];[.$AI105];[.$AJ105];[.$AK105];[.$AL105];[.$AM105])" office:value-type="string" office:string-value="NA DO TË NJIHEMI" calcext:value-type="string">
            <text:p>NA DO TË NJIHEM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105];[.$AP105];[.$AQ105];[.$AR105];[.$AS105];[.$AT105];[.$AU105])" office:value-type="string" office:string-value="JU DO TË NJIHENI" calcext:value-type="string">
            <text:p>JU DO TË NJIHE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HE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05];[.$AX105];[.$AY105];[.$AZ105];[.$BA105];[.$BB105];[.$BC105])" office:value-type="string" office:string-value="ATO DO TË NJIHE" calcext:value-type="string">
            <text:p>ATO DO TË NJIH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/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3" calcext:value-type="float">
            <text:p>0 023</text:p>
          </table:table-cell>
          <table:table-cell table:style-name="ce248" office:value-type="string" calcext:value-type="string">
            <text:p>NJIHEM (se connaitre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106];[.$J106];[.$K106];[.$L106];[.$M106];[.$N106];[.$O106])" office:value-type="string" office:string-value="UNÊ DO TË NJIHESHA" calcext:value-type="string">
            <text:p>UNÊ DO TË NJIHESH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HE</text:p>
          </table:table-cell>
          <table:table-cell table:style-name="ce265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106];[.$R106];[.$S106];[.$T106];[.$U106];[.$V106];[.$W106])" office:value-type="string" office:string-value="TÉ DO TË NJIHESHE" calcext:value-type="string">
            <text:p>TÉ DO TË NJIHESH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106];[.$Z106];[.$AA106];[.$AB106];[.$AC106];[.$AD106];[.$AE106])" office:value-type="string" office:string-value="AJ DO TË NJIHEJ" calcext:value-type="string">
            <text:p>AJ DO TË NJIHEJ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HE</text:p>
          </table:table-cell>
          <table:table-cell table:style-name="ce266"/>
          <table:table-cell office:value-type="string" calcext:value-type="string">
            <text:p>J</text:p>
          </table:table-cell>
          <table:table-cell/>
          <table:table-cell table:style-name="ce256" table:formula="of:=CONCATENATE([.$AF$4];[.$AG106];[.$AH106];[.$AI106];[.$AJ106];[.$AK106];[.$AL106];[.$AM106])" office:value-type="string" office:string-value="NA DO TË NJIHESHIM" calcext:value-type="string">
            <text:p>NA DO TË NJIHESH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SHIM</text:p>
          </table:table-cell>
          <table:table-cell table:style-name="ce265"/>
          <table:table-cell table:style-name="ce256" table:formula="of:=CONCATENATE([.$AN$4];[.$AO106];[.$AP106];[.$AQ106];[.$AR106];[.$AS106];[.$AT106];[.$AU106])" office:value-type="string" office:string-value="JU DO TË NJIHESHIT" calcext:value-type="string">
            <text:p>JU DO TË NJIHESHIT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HE</text:p>
          </table:table-cell>
          <table:table-cell table:style-name="ce266"/>
          <table:table-cell table:style-name="ce266" office:value-type="string" calcext:value-type="string">
            <text:p>SHIT</text:p>
          </table:table-cell>
          <table:table-cell table:style-name="ce266"/>
          <table:table-cell table:style-name="ce256" table:formula="of:=CONCATENATE([.$AV$4];[.$AW106];[.$AX106];[.$AY106];[.$AZ106];[.$BA106];[.$BB106];[.$BC106])" office:value-type="string" office:string-value="ATO DO TË NJIHESHIN" calcext:value-type="string">
            <text:p>ATO DO TË NJIHESH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3" calcext:value-type="float">
            <text:p>0 023</text:p>
          </table:table-cell>
          <table:table-cell table:style-name="ce248" office:value-type="string" calcext:value-type="string">
            <text:p>NJIHEM (se connaitre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107];[.$J107];[.$K107];[.$L107];[.$M107];[.$N107];[.$O107])" office:value-type="string" office:string-value="UNÊ DO TË NJIHESHA" calcext:value-type="string">
            <text:p>UNÊ DO TË NJIHESH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HE</text:p>
          </table:table-cell>
          <table:table-cell table:style-name="ce265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107];[.$R107];[.$S107];[.$T107];[.$U107];[.$V107];[.$W107])" office:value-type="string" office:string-value="TÉ NJIHESHE" calcext:value-type="string">
            <text:p>TÉ NJIHESHE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107];[.$Z107];[.$AA107];[.$AB107];[.$AC107];[.$AD107];[.$AE107])" office:value-type="string" office:string-value="AJ NJIHEJ" calcext:value-type="string">
            <text:p>AJ NJIHEJ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HE</text:p>
          </table:table-cell>
          <table:table-cell table:style-name="ce266"/>
          <table:table-cell office:value-type="string" calcext:value-type="string">
            <text:p>J</text:p>
          </table:table-cell>
          <table:table-cell/>
          <table:table-cell table:style-name="ce256" table:formula="of:=CONCATENATE([.$AF$4];[.$AG107];[.$AH107];[.$AI107];[.$AJ107];[.$AK107];[.$AL107];[.$AM107])" office:value-type="string" office:string-value="NA NJIHESHIM" calcext:value-type="string">
            <text:p>NA NJIHESHIM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SHIM</text:p>
          </table:table-cell>
          <table:table-cell table:style-name="ce265"/>
          <table:table-cell table:style-name="ce256" table:formula="of:=CONCATENATE([.$AN$4];[.$AO107];[.$AP107];[.$AQ107];[.$AR107];[.$AS107];[.$AT107];[.$AU107])" office:value-type="string" office:string-value="JU NJIHESHIT" calcext:value-type="string">
            <text:p>JU NJIHESHIT</text:p>
          </table:table-cell>
          <table:table-cell table:style-name="ce259"/>
          <table:table-cell table:style-name="ce257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HE</text:p>
          </table:table-cell>
          <table:table-cell table:style-name="ce266"/>
          <table:table-cell table:style-name="ce266" office:value-type="string" calcext:value-type="string">
            <text:p>SHIT</text:p>
          </table:table-cell>
          <table:table-cell table:style-name="ce266"/>
          <table:table-cell table:style-name="ce256" table:formula="of:=CONCATENATE([.$AV$4];[.$AW107];[.$AX107];[.$AY107];[.$AZ107];[.$BA107];[.$BB107];[.$BC107])" office:value-type="string" office:string-value="ATO NJIHESHIN" calcext:value-type="string">
            <text:p>ATO NJIHESHIN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3" calcext:value-type="float">
            <text:p>0 023</text:p>
          </table:table-cell>
          <table:table-cell table:style-name="ce248" office:value-type="string" calcext:value-type="string">
            <text:p>NJIHEM (se connaitre)</text:p>
          </table:table-cell>
          <table:table-cell table:style-name="ce250" office:value-type="float" office:value="8" calcext:value-type="float">
            <text:p>08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lidh. e tash.</text:p>
          </table:table-cell>
          <table:table-cell table:style-name="ce255" table:formula="of:=CONCATENATE([.$H$4];[.$I108];[.$J108];[.$K108];[.$L108];[.$M108];[.$N108];[.$O108])" office:value-type="string" office:string-value="UNÊ QË TË NJIHEM" calcext:value-type="string">
            <text:p>UNÊ QË TË NJIHEM</text:p>
          </table:table-cell>
          <table:table-cell table:style-name="ce259" office:value-type="string" calcext:value-type="string">
            <text:p>QË TË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HE</text:p>
          </table:table-cell>
          <table:table-cell table:style-name="ce265"/>
          <table:table-cell table:style-name="ce265" office:value-type="string" calcext:value-type="string">
            <text:p>M</text:p>
          </table:table-cell>
          <table:table-cell table:style-name="ce265"/>
          <table:table-cell table:style-name="ce268" table:formula="of:=CONCATENATE([.$P$4];[.$Q108];[.$R108];[.$S108];[.$T108];[.$U108];[.$V108];[.$W108])" office:value-type="string" office:string-value="TÉ QË TË NJIHESH" calcext:value-type="string">
            <text:p>TÉ QË TË NJIHESH</text:p>
          </table:table-cell>
          <table:table-cell table:style-name="ce259" office:value-type="string" calcext:value-type="string">
            <text:p>QË TË </text:p>
          </table:table-cell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108];[.$Z108];[.$AA108];[.$AB108];[.$AC108];[.$AD108];[.$AE108])" office:value-type="string" office:string-value="AJ QË TË NJIHET" calcext:value-type="string">
            <text:p>AJ QË TË NJIHET</text:p>
          </table:table-cell>
          <table:table-cell table:style-name="ce259" office:value-type="string" calcext:value-type="string">
            <text:p>QË TË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H</text:p>
          </table:table-cell>
          <table:table-cell table:style-name="ce266"/>
          <table:table-cell office:value-type="string" calcext:value-type="string">
            <text:p>ET</text:p>
          </table:table-cell>
          <table:table-cell/>
          <table:table-cell table:style-name="ce256" table:formula="of:=CONCATENATE([.$AF$4];[.$AG108];[.$AH108];[.$AI108];[.$AJ108];[.$AK108];[.$AL108];[.$AM108])" office:value-type="string" office:string-value="NA QË TË NJIHEMI" calcext:value-type="string">
            <text:p>NA QË TË NJIHEMI</text:p>
          </table:table-cell>
          <table:table-cell table:style-name="ce259" office:value-type="string" calcext:value-type="string">
            <text:p>QË TË </text:p>
          </table:table-cell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108];[.$AP108];[.$AQ108];[.$AR108];[.$AS108];[.$AT108];[.$AU108])" office:value-type="string" office:string-value="JU QË TË NJIHENI" calcext:value-type="string">
            <text:p>JU QË TË NJIHENI</text:p>
          </table:table-cell>
          <table:table-cell table:style-name="ce259" office:value-type="string" calcext:value-type="string">
            <text:p>QË TË </text:p>
          </table:table-cell>
          <table:table-cell table:style-name="ce257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HE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08];[.$AX108];[.$AY108];[.$AZ108];[.$BA108];[.$BB108];[.$BC108])" office:value-type="string" office:string-value="ATO NJIHEN" calcext:value-type="string">
            <text:p>ATO NJIHEN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3" calcext:value-type="float">
            <text:p>0 023</text:p>
          </table:table-cell>
          <table:table-cell table:style-name="ce248" office:value-type="string" calcext:value-type="string">
            <text:p>NJIHEM (se connaitre)</text:p>
          </table:table-cell>
          <table:table-cell table:number-columns-repeated="2" table:style-name="ce250" office:value-type="float" office:value="9" calcext:value-type="float">
            <text:p>09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lidh. e pakr.</text:p>
          </table:table-cell>
          <table:table-cell table:style-name="ce255" table:formula="of:=CONCATENATE([.$H$4];[.$I109];[.$J109];[.$K109];[.$L109];[.$M109];[.$N109];[.$O109])" office:value-type="string" office:string-value="UNÊ QË TË NJIHESHA" calcext:value-type="string">
            <text:p>UNÊ QË TË NJIHESHA</text:p>
          </table:table-cell>
          <table:table-cell table:style-name="ce259" office:value-type="string" calcext:value-type="string">
            <text:p>QË TË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HE</text:p>
          </table:table-cell>
          <table:table-cell table:style-name="ce265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109];[.$R109];[.$S109];[.$T109];[.$U109];[.$V109];[.$W109])" office:value-type="string" office:string-value="TÉ NJIHESHE" calcext:value-type="string">
            <text:p>TÉ NJIHESHE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109];[.$Z109];[.$AA109];[.$AB109];[.$AC109];[.$AD109];[.$AE109])" office:value-type="string" office:string-value="AJ NJIHEJ" calcext:value-type="string">
            <text:p>AJ NJIHEJ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HE</text:p>
          </table:table-cell>
          <table:table-cell table:style-name="ce266"/>
          <table:table-cell office:value-type="string" calcext:value-type="string">
            <text:p>J</text:p>
          </table:table-cell>
          <table:table-cell/>
          <table:table-cell table:style-name="ce256" table:formula="of:=CONCATENATE([.$AF$4];[.$AG109];[.$AH109];[.$AI109];[.$AJ109];[.$AK109];[.$AL109];[.$AM109])" office:value-type="string" office:string-value="NA NJIHESHIM" calcext:value-type="string">
            <text:p>NA NJIHESHIM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SHIM</text:p>
          </table:table-cell>
          <table:table-cell table:style-name="ce265"/>
          <table:table-cell table:style-name="ce256" table:formula="of:=CONCATENATE([.$AN$4];[.$AO109];[.$AP109];[.$AQ109];[.$AR109];[.$AS109];[.$AT109];[.$AU109])" office:value-type="string" office:string-value="JU NJIHESHIT" calcext:value-type="string">
            <text:p>JU NJIHESHIT</text:p>
          </table:table-cell>
          <table:table-cell table:style-name="ce259"/>
          <table:table-cell table:style-name="ce257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HE</text:p>
          </table:table-cell>
          <table:table-cell table:style-name="ce266"/>
          <table:table-cell table:style-name="ce266" office:value-type="string" calcext:value-type="string">
            <text:p>SHIT</text:p>
          </table:table-cell>
          <table:table-cell table:style-name="ce266"/>
          <table:table-cell table:style-name="ce256" table:formula="of:=CONCATENATE([.$AV$4];[.$AW109];[.$AX109];[.$AY109];[.$AZ109];[.$BA109];[.$BB109];[.$BC109])" office:value-type="string" office:string-value="ATO NJIHESHIN" calcext:value-type="string">
            <text:p>ATO NJIHESHIN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3" calcext:value-type="float">
            <text:p>0 023</text:p>
          </table:table-cell>
          <table:table-cell table:style-name="ce248" office:value-type="string" calcext:value-type="string">
            <text:p>NJIHEM (se connaitre)</text:p>
          </table:table-cell>
          <table:table-cell table:number-columns-repeated="2" table:style-name="ce250" office:value-type="float" office:value="10" calcext:value-type="float">
            <text:p>10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urdhërore.</text:p>
          </table:table-cell>
          <table:table-cell table:style-name="ce255" table:formula="of:=CONCATENATE([.$H$4];[.$I110];[.$J110];[.$K110];[.$L110];[.$M110];[.$N110];[.$O110])" office:value-type="string" office:string-value="UNÊ NJIHU" calcext:value-type="string">
            <text:p>UNÊ NJIHU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HU</text:p>
          </table:table-cell>
          <table:table-cell table:style-name="ce265" table:number-columns-repeated="3"/>
          <table:table-cell table:style-name="ce268" table:formula="of:=CONCATENATE([.$P$4];[.$Q110];[.$R110];[.$S110];[.$T110];[.$U110];[.$V110];[.$W110])" office:value-type="string" office:string-value="TÉ " calcext:value-type="string">
            <text:p>TÉ </text:p>
          </table:table-cell>
          <table:table-cell table:style-name="ce259"/>
          <table:table-cell table:style-name="ce261"/>
          <table:table-cell table:style-name="ce270"/>
          <table:table-cell table:number-columns-repeated="2"/>
          <table:table-cell table:style-name="ce265" table:number-columns-repeated="2"/>
          <table:table-cell table:style-name="ce271" table:formula="of:=CONCATENATE([.$X$4];[.$Y110];[.$Z110];[.$AA110];[.$AB110];[.$AC110];[.$AD110];[.$AE110])" office:value-type="string" office:string-value="AJ LË TË NJIHET" calcext:value-type="string">
            <text:p>AJ LË TË NJIHET</text:p>
          </table:table-cell>
          <table:table-cell table:style-name="ce259" office:value-type="string" calcext:value-type="string">
            <text:p>LË TË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HE</text:p>
          </table:table-cell>
          <table:table-cell table:style-name="ce266"/>
          <table:table-cell office:value-type="string" calcext:value-type="string">
            <text:p>T</text:p>
          </table:table-cell>
          <table:table-cell/>
          <table:table-cell table:style-name="ce256" table:formula="of:=CONCATENATE([.$AF$4];[.$AG110];[.$AH110];[.$AI110];[.$AJ110];[.$AK110];[.$AL110];[.$AM110])" office:value-type="string" office:string-value="NA LË TË NJIHEMI" calcext:value-type="string">
            <text:p>NA LË TË NJIHEMI</text:p>
          </table:table-cell>
          <table:table-cell table:style-name="ce259" office:value-type="string" calcext:value-type="string">
            <text:p>LË TË </text:p>
          </table:table-cell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110];[.$AP110];[.$AQ110];[.$AR110];[.$AS110];[.$AT110];[.$AU110])" office:value-type="string" office:string-value="JU NJIHUNI" calcext:value-type="string">
            <text:p>JU NJIHUNI</text:p>
          </table:table-cell>
          <table:table-cell table:style-name="ce259"/>
          <table:table-cell table:style-name="ce257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HU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10];[.$AX110];[.$AY110];[.$AZ110];[.$BA110];[.$BB110];[.$BC110])" office:value-type="string" office:string-value="ATO LE TË NJIHEN" calcext:value-type="string">
            <text:p>ATO LE TË NJIHEN</text:p>
          </table:table-cell>
          <table:table-cell table:style-name="ce259" office:value-type="string" calcext:value-type="string">
            <text:p>LE TË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HE</text:p>
          </table:table-cell>
          <table:table-cell/>
          <table:table-cell table:style-name="ce265" office:value-type="string" calcext:value-type="string">
            <text:p>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24" calcext:value-type="float">
            <text:p>0 024</text:p>
          </table:table-cell>
          <table:table-cell table:style-name="ce248" office:value-type="string" calcext:value-type="string">
            <text:p>NJIHEM (se connaitre)</text:p>
          </table:table-cell>
          <table:table-cell table:number-columns-repeated="2" table:style-name="ce250" office:value-type="float" office:value="10" calcext:value-type="float">
            <text:p>10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urdhërore.</text:p>
          </table:table-cell>
          <table:table-cell table:style-name="ce255" table:formula="of:=CONCATENATE([.$H$4];[.$I111];[.$J111];[.$K111];[.$L111];[.$M111];[.$N111];[.$O111])" office:value-type="string" office:string-value="UNÊ NJIHU" calcext:value-type="string">
            <text:p>UNÊ NJIHU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HU</text:p>
          </table:table-cell>
          <table:table-cell table:style-name="ce265" table:number-columns-repeated="3"/>
          <table:table-cell table:style-name="ce268" table:formula="of:=CONCATENATE([.$P$4];[.$Q111];[.$R111];[.$S111];[.$T111];[.$U111];[.$V111];[.$W111])" office:value-type="string" office:string-value="TÉ " calcext:value-type="string">
            <text:p>TÉ </text:p>
          </table:table-cell>
          <table:table-cell table:style-name="ce259"/>
          <table:table-cell table:style-name="ce261"/>
          <table:table-cell table:style-name="ce270"/>
          <table:table-cell table:number-columns-repeated="2"/>
          <table:table-cell table:style-name="ce265" table:number-columns-repeated="2"/>
          <table:table-cell table:style-name="ce271" table:formula="of:=CONCATENATE([.$X$4];[.$Y111];[.$Z111];[.$AA111];[.$AB111];[.$AC111];[.$AD111];[.$AE111])" office:value-type="string" office:string-value="AJ LË TË NJIHËT" calcext:value-type="string">
            <text:p>AJ LË TË NJIHËT</text:p>
          </table:table-cell>
          <table:table-cell table:style-name="ce259" office:value-type="string" calcext:value-type="string">
            <text:p>LË TË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HË</text:p>
          </table:table-cell>
          <table:table-cell table:style-name="ce266"/>
          <table:table-cell office:value-type="string" calcext:value-type="string">
            <text:p>T</text:p>
          </table:table-cell>
          <table:table-cell/>
          <table:table-cell table:style-name="ce256" table:formula="of:=CONCATENATE([.$AF$4];[.$AG111];[.$AH111];[.$AI111];[.$AJ111];[.$AK111];[.$AL111];[.$AM111])" office:value-type="string" office:string-value="NA LË TË NJIHËMI" calcext:value-type="string">
            <text:p>NA LË TË NJIHËMI</text:p>
          </table:table-cell>
          <table:table-cell table:style-name="ce259" office:value-type="string" calcext:value-type="string">
            <text:p>LË TË </text:p>
          </table:table-cell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Ë</text:p>
          </table:table-cell>
          <table:table-cell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111];[.$AP111];[.$AQ111];[.$AR111];[.$AS111];[.$AT111];[.$AU111])" office:value-type="string" office:string-value="JU NJIHUNI" calcext:value-type="string">
            <text:p>JU NJIHUNI</text:p>
          </table:table-cell>
          <table:table-cell table:style-name="ce259"/>
          <table:table-cell table:style-name="ce257" office:value-type="string" calcext:value-type="string">
            <text:p>NJ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HU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11];[.$AX111];[.$AY111];[.$AZ111];[.$BA111];[.$BB111];[.$BC111])" office:value-type="string" office:string-value="ATO LE TË NJIHËN" calcext:value-type="string">
            <text:p>ATO LE TË NJIHËN</text:p>
          </table:table-cell>
          <table:table-cell table:style-name="ce259" office:value-type="string" calcext:value-type="string">
            <text:p>LE TË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HË</text:p>
          </table:table-cell>
          <table:table-cell/>
          <table:table-cell table:style-name="ce265" office:value-type="string" calcext:value-type="string">
            <text:p>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3" calcext:value-type="float">
            <text:p>0 023</text:p>
          </table:table-cell>
          <table:table-cell table:style-name="ce248" office:value-type="string" calcext:value-type="string">
            <text:p>NJIHEM (se connaitre)</text:p>
          </table:table-cell>
          <table:table-cell table:number-columns-repeated="2" table:style-name="ce250" office:value-type="float" office:value="11" calcext:value-type="float">
            <text:p>11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habitore.</text:p>
          </table:table-cell>
          <table:table-cell table:style-name="ce255" table:formula="of:=CONCATENATE([.$H$4];[.$I112];[.$J112];[.$K112];[.$L112];[.$M112];[.$N112];[.$O112])" office:value-type="string" office:string-value="UNÊ U NJOHKAM" calcext:value-type="string">
            <text:p>UNÊ U NJOHKAM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O</text:p>
          </table:table-cell>
          <table:table-cell table:style-name="ce265" office:value-type="string" calcext:value-type="string">
            <text:p>H</text:p>
          </table:table-cell>
          <table:table-cell table:style-name="ce265"/>
          <table:table-cell table:style-name="ce265" office:value-type="string" calcext:value-type="string">
            <text:p>KAM</text:p>
          </table:table-cell>
          <table:table-cell table:style-name="ce265"/>
          <table:table-cell table:style-name="ce268" table:formula="of:=CONCATENATE([.$P$4];[.$Q112];[.$R112];[.$S112];[.$T112];[.$U112];[.$V112];[.$W112])" office:value-type="string" office:string-value="TÉ U NJOHKE" calcext:value-type="string">
            <text:p>TÉ U NJOHKE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/>
          <table:table-cell table:style-name="ce265" office:value-type="string" calcext:value-type="string">
            <text:p>KE</text:p>
          </table:table-cell>
          <table:table-cell table:style-name="ce265"/>
          <table:table-cell table:style-name="ce271" table:formula="of:=CONCATENATE([.$X$4];[.$Y112];[.$Z112];[.$AA112];[.$AB112];[.$AC112];[.$AD112];[.$AE112])" office:value-type="string" office:string-value="AJ U NJOHKA" calcext:value-type="string">
            <text:p>AJ U NJOHKA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O</text:p>
          </table:table-cell>
          <table:table-cell table:style-name="ce266" office:value-type="string" calcext:value-type="string">
            <text:p>H</text:p>
          </table:table-cell>
          <table:table-cell table:style-name="ce266"/>
          <table:table-cell office:value-type="string" calcext:value-type="string">
            <text:p>KA</text:p>
          </table:table-cell>
          <table:table-cell/>
          <table:table-cell table:style-name="ce256" table:formula="of:=CONCATENATE([.$AF$4];[.$AG112];[.$AH112];[.$AI112];[.$AJ112];[.$AK112];[.$AL112];[.$AM112])" office:value-type="string" office:string-value="NA U NJOHKEMI" calcext:value-type="string">
            <text:p>NA U NJOHKEMI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/>
          <table:table-cell table:style-name="ce265" office:value-type="string" calcext:value-type="string">
            <text:p>KEMI</text:p>
          </table:table-cell>
          <table:table-cell table:style-name="ce265"/>
          <table:table-cell table:style-name="ce256" table:formula="of:=CONCATENATE([.$AN$4];[.$AO112];[.$AP112];[.$AQ112];[.$AR112];[.$AS112];[.$AT112];[.$AU112])" office:value-type="string" office:string-value="JU U NJOHKENI" calcext:value-type="string">
            <text:p>JU U NJOHKENI</text:p>
          </table:table-cell>
          <table:table-cell table:style-name="ce259" office:value-type="string" calcext:value-type="string">
            <text:p>U </text:p>
          </table:table-cell>
          <table:table-cell table:style-name="ce257" office:value-type="string" calcext:value-type="string">
            <text:p>NJ</text:p>
          </table:table-cell>
          <table:table-cell table:style-name="ce270" office:value-type="string" calcext:value-type="string">
            <text:p>O</text:p>
          </table:table-cell>
          <table:table-cell table:style-name="ce266" office:value-type="string" calcext:value-type="string">
            <text:p>H</text:p>
          </table:table-cell>
          <table:table-cell table:style-name="ce266"/>
          <table:table-cell table:style-name="ce266" office:value-type="string" calcext:value-type="string">
            <text:p>KENI</text:p>
          </table:table-cell>
          <table:table-cell table:style-name="ce266"/>
          <table:table-cell table:style-name="ce256" table:formula="of:=CONCATENATE([.$AV$4];[.$AW112];[.$AX112];[.$AY112];[.$AZ112];[.$BA112];[.$BB112];[.$BC112])" office:value-type="string" office:string-value="ATO U NJOHKAN" calcext:value-type="string">
            <text:p>ATO U NJOHKAN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/>
          <table:table-cell table:style-name="ce265" office:value-type="string" calcext:value-type="string">
            <text:p>KA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3" calcext:value-type="float">
            <text:p>0 023</text:p>
          </table:table-cell>
          <table:table-cell table:style-name="ce248" office:value-type="string" calcext:value-type="string">
            <text:p>NJIHEM (se connaitre)</text:p>
          </table:table-cell>
          <table:table-cell table:number-columns-repeated="2" table:style-name="ce250" office:value-type="float" office:value="12" calcext:value-type="float">
            <text:p>12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dêshirore.</text:p>
          </table:table-cell>
          <table:table-cell table:style-name="ce255" table:formula="of:=CONCATENATE([.$H$4];[.$I113];[.$J113];[.$K113];[.$L113];[.$M113];[.$N113];[.$O113])" office:value-type="string" office:string-value="UNÊ U NJOFSHA" calcext:value-type="string">
            <text:p>UNÊ U NJOFSHA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O</text:p>
          </table:table-cell>
          <table:table-cell table:style-name="ce265" table:number-columns-repeated="2"/>
          <table:table-cell table:style-name="ce265" office:value-type="string" calcext:value-type="string">
            <text:p>FSHA</text:p>
          </table:table-cell>
          <table:table-cell table:style-name="ce265"/>
          <table:table-cell table:style-name="ce268" table:formula="of:=CONCATENATE([.$P$4];[.$Q113];[.$R113];[.$S113];[.$T113];[.$U113];[.$V113];[.$W113])" office:value-type="string" office:string-value="TÉ U NJOFSH" calcext:value-type="string">
            <text:p>TÉ U NJOFSH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O</text:p>
          </table:table-cell>
          <table:table-cell table:number-columns-repeated="2"/>
          <table:table-cell table:style-name="ce265" office:value-type="string" calcext:value-type="string">
            <text:p>FSH</text:p>
          </table:table-cell>
          <table:table-cell table:style-name="ce265"/>
          <table:table-cell table:style-name="ce271" table:formula="of:=CONCATENATE([.$X$4];[.$Y113];[.$Z113];[.$AA113];[.$AB113];[.$AC113];[.$AD113];[.$AE113])" office:value-type="string" office:string-value="AJ U NJOFTË" calcext:value-type="string">
            <text:p>AJ U NJOFTË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O</text:p>
          </table:table-cell>
          <table:table-cell table:style-name="ce266" table:number-columns-repeated="2"/>
          <table:table-cell office:value-type="string" calcext:value-type="string">
            <text:p>FTË</text:p>
          </table:table-cell>
          <table:table-cell/>
          <table:table-cell table:style-name="ce256" table:formula="of:=CONCATENATE([.$AF$4];[.$AG113];[.$AH113];[.$AI113];[.$AJ113];[.$AK113];[.$AL113];[.$AM113])" office:value-type="string" office:string-value="NA U NJOFSHIM" calcext:value-type="string">
            <text:p>NA U NJOFSHIM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O</text:p>
          </table:table-cell>
          <table:table-cell table:number-columns-repeated="2"/>
          <table:table-cell table:style-name="ce265" office:value-type="string" calcext:value-type="string">
            <text:p>FSHIM</text:p>
          </table:table-cell>
          <table:table-cell table:style-name="ce265"/>
          <table:table-cell table:style-name="ce256" table:formula="of:=CONCATENATE([.$AN$4];[.$AO113];[.$AP113];[.$AQ113];[.$AR113];[.$AS113];[.$AT113];[.$AU113])" office:value-type="string" office:string-value="JU U NJOFSHI" calcext:value-type="string">
            <text:p>JU U NJOFSHI</text:p>
          </table:table-cell>
          <table:table-cell table:style-name="ce259" office:value-type="string" calcext:value-type="string">
            <text:p>U </text:p>
          </table:table-cell>
          <table:table-cell table:style-name="ce257" office:value-type="string" calcext:value-type="string">
            <text:p>NJ</text:p>
          </table:table-cell>
          <table:table-cell table:style-name="ce270" office:value-type="string" calcext:value-type="string">
            <text:p>O</text:p>
          </table:table-cell>
          <table:table-cell table:style-name="ce266" table:number-columns-repeated="2"/>
          <table:table-cell table:style-name="ce266" office:value-type="string" calcext:value-type="string">
            <text:p>FSHI</text:p>
          </table:table-cell>
          <table:table-cell table:style-name="ce266"/>
          <table:table-cell table:style-name="ce256" table:formula="of:=CONCATENATE([.$AV$4];[.$AW113];[.$AX113];[.$AY113];[.$AZ113];[.$BA113];[.$BB113];[.$BC113])" office:value-type="string" office:string-value="ATO U NJOFSHIN" calcext:value-type="string">
            <text:p>ATO U NJOFSHIN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O</text:p>
          </table:table-cell>
          <table:table-cell table:number-columns-repeated="2"/>
          <table:table-cell table:style-name="ce265" office:value-type="string" calcext:value-type="string">
            <text:p>F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3" calcext:value-type="float">
            <text:p>0 023</text:p>
          </table:table-cell>
          <table:table-cell table:style-name="ce248" office:value-type="string" calcext:value-type="string">
            <text:p>NJIHEM (se connaitre)</text:p>
          </table:table-cell>
          <table:table-cell table:number-columns-repeated="2" table:style-name="ce250" office:value-type="float" office:value="13" calcext:value-type="float">
            <text:p>13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pjesore.</text:p>
          </table:table-cell>
          <table:table-cell table:style-name="ce255" table:formula="of:=CONCATENATE([.$H$4];[.$I114];[.$J114];[.$K114];[.$L114];[.$M114];[.$N114];[.$O114])" office:value-type="string" office:string-value="UNÊ NJOHUR" calcext:value-type="string">
            <text:p>UNÊ NJOHUR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O</text:p>
          </table:table-cell>
          <table:table-cell table:style-name="ce265" office:value-type="string" calcext:value-type="string">
            <text:p>H</text:p>
          </table:table-cell>
          <table:table-cell table:style-name="ce265"/>
          <table:table-cell table:style-name="ce265" office:value-type="string" calcext:value-type="string">
            <text:p>UR</text:p>
          </table:table-cell>
          <table:table-cell table:style-name="ce265"/>
          <table:table-cell table:style-name="ce268" table:formula="of:=CONCATENATE([.$P$4];[.$Q114];[.$R114];[.$S114];[.$T114];[.$U114];[.$V114];[.$W114])" office:value-type="string" office:string-value="TÉ NJOHUR" calcext:value-type="string">
            <text:p>TÉ NJOHUR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/>
          <table:table-cell table:style-name="ce265" office:value-type="string" calcext:value-type="string">
            <text:p>UR</text:p>
          </table:table-cell>
          <table:table-cell table:style-name="ce265"/>
          <table:table-cell table:style-name="ce271" table:formula="of:=CONCATENATE([.$X$4];[.$Y114];[.$Z114];[.$AA114];[.$AB114];[.$AC114];[.$AD114];[.$AE114])" office:value-type="string" office:string-value="AJ NJOHUR" calcext:value-type="string">
            <text:p>AJ NJOHUR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O</text:p>
          </table:table-cell>
          <table:table-cell table:style-name="ce266" office:value-type="string" calcext:value-type="string">
            <text:p>H</text:p>
          </table:table-cell>
          <table:table-cell table:style-name="ce266"/>
          <table:table-cell office:value-type="string" calcext:value-type="string">
            <text:p>UR</text:p>
          </table:table-cell>
          <table:table-cell/>
          <table:table-cell table:style-name="ce256" table:formula="of:=CONCATENATE([.$AF$4];[.$AG114];[.$AH114];[.$AI114];[.$AJ114];[.$AK114];[.$AL114];[.$AM114])" office:value-type="string" office:string-value="NA NJOHUR" calcext:value-type="string">
            <text:p>NA NJOHUR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70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/>
          <table:table-cell table:style-name="ce265" office:value-type="string" calcext:value-type="string">
            <text:p>UR</text:p>
          </table:table-cell>
          <table:table-cell table:style-name="ce265"/>
          <table:table-cell table:style-name="ce256" table:formula="of:=CONCATENATE([.$AN$4];[.$AO114];[.$AP114];[.$AQ114];[.$AR114];[.$AS114];[.$AT114];[.$AU114])" office:value-type="string" office:string-value="JU NJOHUR" calcext:value-type="string">
            <text:p>JU NJOHUR</text:p>
          </table:table-cell>
          <table:table-cell table:style-name="ce259"/>
          <table:table-cell table:style-name="ce257" office:value-type="string" calcext:value-type="string">
            <text:p>NJ</text:p>
          </table:table-cell>
          <table:table-cell table:style-name="ce270" office:value-type="string" calcext:value-type="string">
            <text:p>O</text:p>
          </table:table-cell>
          <table:table-cell table:style-name="ce266" office:value-type="string" calcext:value-type="string">
            <text:p>H</text:p>
          </table:table-cell>
          <table:table-cell table:style-name="ce266"/>
          <table:table-cell table:style-name="ce266" office:value-type="string" calcext:value-type="string">
            <text:p>UR</text:p>
          </table:table-cell>
          <table:table-cell table:style-name="ce266"/>
          <table:table-cell table:style-name="ce256" table:formula="of:=CONCATENATE([.$AV$4];[.$AW114];[.$AX114];[.$AY114];[.$AZ114];[.$BA114];[.$BB114];[.$BC114])" office:value-type="string" office:string-value="ATO NJOHUR" calcext:value-type="string">
            <text:p>ATO NJOHUR</text:p>
          </table:table-cell>
          <table:table-cell table:style-name="ce259"/>
          <table:table-cell table:style-name="ce261" office:value-type="string" calcext:value-type="string">
            <text:p>NJ</text:p>
          </table:table-cell>
          <table:table-cell table:style-name="ce26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/>
          <table:table-cell table:style-name="ce265" office:value-type="string" calcext:value-type="string">
            <text:p>UR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/>
          <table:table-cell table:style-name="ce242" office:value-type="float" office:value="26" calcext:value-type="float">
            <text:p>0 026</text:p>
          </table:table-cell>
          <table:table-cell table:style-name="ce248" office:value-type="string" calcext:value-type="string">
            <text:p>RNO (vie)</text:p>
          </table:table-cell>
          <table:table-cell table:number-columns-repeated="2" table:style-name="ce250" office:value-type="float" office:value="12" calcext:value-type="float">
            <text:p>12</text:p>
          </table:table-cell>
          <table:table-cell table:style-name="ce248" office:value-type="string" calcext:value-type="string">
            <text:p>A</text:p>
          </table:table-cell>
          <table:table-cell table:style-name="ce248" office:value-type="string" calcext:value-type="string">
            <text:p>dêshirore.</text:p>
          </table:table-cell>
          <table:table-cell table:style-name="ce255" table:formula="of:=CONCATENATE([.$H$4];[.$I115];[.$J115];[.$K115];[.$L115];[.$M115];[.$N115];[.$O115])" office:value-type="string" office:string-value="UNÊ RNOFSHA" calcext:value-type="string">
            <text:p>UNÊ RNOFSHA</text:p>
          </table:table-cell>
          <table:table-cell table:style-name="ce259"/>
          <table:table-cell table:style-name="ce261" office:value-type="string" calcext:value-type="string">
            <text:p>RN</text:p>
          </table:table-cell>
          <table:table-cell table:style-name="ce262" office:value-type="string" calcext:value-type="string">
            <text:p>O</text:p>
          </table:table-cell>
          <table:table-cell table:style-name="ce265" table:number-columns-repeated="2"/>
          <table:table-cell table:style-name="ce265" office:value-type="string" calcext:value-type="string">
            <text:p>FSHA</text:p>
          </table:table-cell>
          <table:table-cell table:style-name="ce265"/>
          <table:table-cell table:style-name="ce268" table:formula="of:=CONCATENATE([.$P$4];[.$Q115];[.$R115];[.$S115];[.$T115];[.$U115];[.$V115];[.$W115])" office:value-type="string" office:string-value="TÉ RNOFSH" calcext:value-type="string">
            <text:p>TÉ RNOFSH</text:p>
          </table:table-cell>
          <table:table-cell table:style-name="ce259"/>
          <table:table-cell table:style-name="ce261" office:value-type="string" calcext:value-type="string">
            <text:p>RN</text:p>
          </table:table-cell>
          <table:table-cell table:style-name="ce270" office:value-type="string" calcext:value-type="string">
            <text:p>O</text:p>
          </table:table-cell>
          <table:table-cell table:number-columns-repeated="2"/>
          <table:table-cell table:style-name="ce265" office:value-type="string" calcext:value-type="string">
            <text:p>FSH</text:p>
          </table:table-cell>
          <table:table-cell table:style-name="ce265"/>
          <table:table-cell table:style-name="ce271" table:formula="of:=CONCATENATE([.$X$4];[.$Y115];[.$Z115];[.$AA115];[.$AB115];[.$AC115];[.$AD115];[.$AE115])" office:value-type="string" office:string-value="AJ RNOFTË" calcext:value-type="string">
            <text:p>AJ RNOFTË</text:p>
          </table:table-cell>
          <table:table-cell table:style-name="ce259"/>
          <table:table-cell table:style-name="ce261" office:value-type="string" calcext:value-type="string">
            <text:p>RN</text:p>
          </table:table-cell>
          <table:table-cell table:style-name="ce262" office:value-type="string" calcext:value-type="string">
            <text:p>O</text:p>
          </table:table-cell>
          <table:table-cell table:style-name="ce266" table:number-columns-repeated="2"/>
          <table:table-cell office:value-type="string" calcext:value-type="string">
            <text:p>FTË</text:p>
          </table:table-cell>
          <table:table-cell/>
          <table:table-cell table:style-name="ce256" table:formula="of:=CONCATENATE([.$AF$4];[.$AG115];[.$AH115];[.$AI115];[.$AJ115];[.$AK115];[.$AL115];[.$AM115])" office:value-type="string" office:string-value="NA RNOFSHIM" calcext:value-type="string">
            <text:p>NA RNOFSHIM</text:p>
          </table:table-cell>
          <table:table-cell table:style-name="ce259"/>
          <table:table-cell table:style-name="ce261" office:value-type="string" calcext:value-type="string">
            <text:p>RN</text:p>
          </table:table-cell>
          <table:table-cell table:style-name="ce270" office:value-type="string" calcext:value-type="string">
            <text:p>O</text:p>
          </table:table-cell>
          <table:table-cell table:number-columns-repeated="2"/>
          <table:table-cell table:style-name="ce265" office:value-type="string" calcext:value-type="string">
            <text:p>FSHIM</text:p>
          </table:table-cell>
          <table:table-cell table:style-name="ce265"/>
          <table:table-cell table:style-name="ce256" table:formula="of:=CONCATENATE([.$AN$4];[.$AO115];[.$AP115];[.$AQ115];[.$AR115];[.$AS115];[.$AT115];[.$AU115])" office:value-type="string" office:string-value="JU RNOFSHI" calcext:value-type="string">
            <text:p>JU RNOFSHI</text:p>
          </table:table-cell>
          <table:table-cell table:style-name="ce259"/>
          <table:table-cell table:style-name="ce257" office:value-type="string" calcext:value-type="string">
            <text:p>RN</text:p>
          </table:table-cell>
          <table:table-cell table:style-name="ce270" office:value-type="string" calcext:value-type="string">
            <text:p>O</text:p>
          </table:table-cell>
          <table:table-cell table:style-name="ce266" table:number-columns-repeated="2"/>
          <table:table-cell table:style-name="ce266" office:value-type="string" calcext:value-type="string">
            <text:p>FSHI</text:p>
          </table:table-cell>
          <table:table-cell table:style-name="ce266"/>
          <table:table-cell table:style-name="ce256" table:formula="of:=CONCATENATE([.$AV$4];[.$AW115];[.$AX115];[.$AY115];[.$AZ115];[.$BA115];[.$BB115];[.$BC115])" office:value-type="string" office:string-value="ATO RNOFSHIN" calcext:value-type="string">
            <text:p>ATO RNOFSHIN</text:p>
          </table:table-cell>
          <table:table-cell table:style-name="ce259"/>
          <table:table-cell table:style-name="ce261" office:value-type="string" calcext:value-type="string">
            <text:p>RN</text:p>
          </table:table-cell>
          <table:table-cell table:style-name="ce262" office:value-type="string" calcext:value-type="string">
            <text:p>O</text:p>
          </table:table-cell>
          <table:table-cell table:number-columns-repeated="2"/>
          <table:table-cell table:style-name="ce265" office:value-type="string" calcext:value-type="string">
            <text:p>F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/>
          <table:table-cell table:style-name="ce242" office:value-type="float" office:value="13" calcext:value-type="float">
            <text:p>0 013</text:p>
          </table:table-cell>
          <table:table-cell table:style-name="ce248" office:value-type="string" calcext:value-type="string">
            <text:p>RRI (reste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116];[.$J116];[.$K116];[.$L116];[.$M116];[.$N116];[.$O116])" office:value-type="string" office:string-value="UNÊ RRI" calcext:value-type="string">
            <text:p>UNÊ RRI</text:p>
          </table:table-cell>
          <table:table-cell table:style-name="ce259"/>
          <table:table-cell table:style-name="ce261" office:value-type="string" calcext:value-type="string">
            <text:p>RR</text:p>
          </table:table-cell>
          <table:table-cell table:style-name="ce262"/>
          <table:table-cell table:style-name="ce265" table:number-columns-repeated="2"/>
          <table:table-cell table:style-name="ce265" office:value-type="string" calcext:value-type="string">
            <text:p>I</text:p>
          </table:table-cell>
          <table:table-cell table:style-name="ce265"/>
          <table:table-cell table:style-name="ce268" table:formula="of:=CONCATENATE([.$P$4];[.$Q116];[.$R116];[.$S116];[.$T116];[.$U116];[.$V116];[.$W116])" office:value-type="string" office:string-value="TÉ RRI" calcext:value-type="string">
            <text:p>TÉ RRI</text:p>
          </table:table-cell>
          <table:table-cell table:style-name="ce259"/>
          <table:table-cell table:style-name="ce261" office:value-type="string" calcext:value-type="string">
            <text:p>RR</text:p>
          </table:table-cell>
          <table:table-cell table:style-name="ce270"/>
          <table:table-cell table:number-columns-repeated="2"/>
          <table:table-cell table:style-name="ce265" office:value-type="string" calcext:value-type="string">
            <text:p>I</text:p>
          </table:table-cell>
          <table:table-cell table:style-name="ce265"/>
          <table:table-cell table:style-name="ce271" table:formula="of:=CONCATENATE([.$X$4];[.$Y116];[.$Z116];[.$AA116];[.$AB116];[.$AC116];[.$AD116];[.$AE116])" office:value-type="string" office:string-value="AJ RRI" calcext:value-type="string">
            <text:p>AJ RRI</text:p>
          </table:table-cell>
          <table:table-cell table:style-name="ce259"/>
          <table:table-cell table:style-name="ce261" office:value-type="string" calcext:value-type="string">
            <text:p>RR</text:p>
          </table:table-cell>
          <table:table-cell table:style-name="ce262"/>
          <table:table-cell table:style-name="ce266" table:number-columns-repeated="2"/>
          <table:table-cell office:value-type="string" calcext:value-type="string">
            <text:p>I</text:p>
          </table:table-cell>
          <table:table-cell/>
          <table:table-cell table:style-name="ce256" table:formula="of:=CONCATENATE([.$AF$4];[.$AG116];[.$AH116];[.$AI116];[.$AJ116];[.$AK116];[.$AL116];[.$AM116])" office:value-type="string" office:string-value="NA RRIMË" calcext:value-type="string">
            <text:p>NA RRIMË</text:p>
          </table:table-cell>
          <table:table-cell table:style-name="ce259"/>
          <table:table-cell table:style-name="ce261" office:value-type="string" calcext:value-type="string">
            <text:p>RR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MË</text:p>
          </table:table-cell>
          <table:table-cell table:style-name="ce265"/>
          <table:table-cell table:style-name="ce256" table:formula="of:=CONCATENATE([.$AN$4];[.$AO116];[.$AP116];[.$AQ116];[.$AR116];[.$AS116];[.$AT116];[.$AU116])" office:value-type="string" office:string-value="JU RRINI" calcext:value-type="string">
            <text:p>JU RRINI</text:p>
          </table:table-cell>
          <table:table-cell table:style-name="ce259"/>
          <table:table-cell table:style-name="ce257" office:value-type="string" calcext:value-type="string">
            <text:p>RR</text:p>
          </table:table-cell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16];[.$AX116];[.$AY116];[.$AZ116];[.$BA116];[.$BB116];[.$BC116])" office:value-type="string" office:string-value="ATO RRINË" calcext:value-type="string">
            <text:p>ATO RRINË</text:p>
          </table:table-cell>
          <table:table-cell table:style-name="ce259"/>
          <table:table-cell table:style-name="ce261" office:value-type="string" calcext:value-type="string">
            <text:p>RR</text:p>
          </table:table-cell>
          <table:table-cell table:style-name="ce262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3" calcext:value-type="float">
            <text:p>0 013</text:p>
          </table:table-cell>
          <table:table-cell table:style-name="ce248" office:value-type="string" calcext:value-type="string">
            <text:p>RRI (reste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117];[.$J117];[.$K117];[.$L117];[.$M117];[.$N117];[.$O117])" office:value-type="string" office:string-value="UNÊ RRIJA" calcext:value-type="string">
            <text:p>UNÊ RRIJA</text:p>
          </table:table-cell>
          <table:table-cell table:style-name="ce259"/>
          <table:table-cell table:style-name="ce261" office:value-type="string" calcext:value-type="string">
            <text:p>RR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117];[.$R117];[.$S117];[.$T117];[.$U117];[.$V117];[.$W117])" office:value-type="string" office:string-value="TÉ RRIJE" calcext:value-type="string">
            <text:p>TÉ RRIJE</text:p>
          </table:table-cell>
          <table:table-cell table:style-name="ce259"/>
          <table:table-cell table:style-name="ce261" office:value-type="string" calcext:value-type="string">
            <text:p>RR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117];[.$Z117];[.$AA117];[.$AB117];[.$AC117];[.$AD117];[.$AE117])" office:value-type="string" office:string-value="AJ RRINTE" calcext:value-type="string">
            <text:p>AJ RRINTE</text:p>
          </table:table-cell>
          <table:table-cell table:style-name="ce259"/>
          <table:table-cell table:style-name="ce261" office:value-type="string" calcext:value-type="string">
            <text:p>RR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N</text:p>
          </table:table-cell>
          <table:table-cell table:style-name="ce266"/>
          <table:table-cell office:value-type="string" calcext:value-type="string">
            <text:p>TE</text:p>
          </table:table-cell>
          <table:table-cell/>
          <table:table-cell table:style-name="ce256" table:formula="of:=CONCATENATE([.$AF$4];[.$AG117];[.$AH117];[.$AI117];[.$AJ117];[.$AK117];[.$AL117];[.$AM117])" office:value-type="string" office:string-value="NA RRINIM" calcext:value-type="string">
            <text:p>NA RRINIM</text:p>
          </table:table-cell>
          <table:table-cell table:style-name="ce259"/>
          <table:table-cell table:style-name="ce261" office:value-type="string" calcext:value-type="string">
            <text:p>RR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117];[.$AP117];[.$AQ117];[.$AR117];[.$AS117];[.$AT117];[.$AU117])" office:value-type="string" office:string-value="JU RRINIT" calcext:value-type="string">
            <text:p>JU RRINIT</text:p>
          </table:table-cell>
          <table:table-cell table:style-name="ce259"/>
          <table:table-cell table:style-name="ce257" office:value-type="string" calcext:value-type="string">
            <text:p>RR</text:p>
          </table:table-cell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17];[.$AX117];[.$AY117];[.$AZ117];[.$BA117];[.$BB117];[.$BC117])" office:value-type="string" office:string-value="ATO RRININ" calcext:value-type="string">
            <text:p>ATO RRININ</text:p>
          </table:table-cell>
          <table:table-cell table:style-name="ce259"/>
          <table:table-cell table:style-name="ce261" office:value-type="string" calcext:value-type="string">
            <text:p>RR</text:p>
          </table:table-cell>
          <table:table-cell table:style-name="ce262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3" calcext:value-type="float">
            <text:p>0 013</text:p>
          </table:table-cell>
          <table:table-cell table:style-name="ce248" office:value-type="string" calcext:value-type="string">
            <text:p>RRI (rest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118];[.$J118];[.$K118];[.$L118];[.$M118];[.$N118];[.$O118])" office:value-type="string" office:string-value="UNÊ DO TË RRI" calcext:value-type="string">
            <text:p>UNÊ DO TË RR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RR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4"/>
          <table:table-cell table:style-name="ce268" table:formula="of:=CONCATENATE([.$P$4];[.$Q118];[.$R118];[.$S118];[.$T118];[.$U118];[.$V118];[.$W118])" office:value-type="string" office:string-value="TÉ DO TË RRISH" calcext:value-type="string">
            <text:p>TÉ DO TË RRI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RR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118];[.$Z118];[.$AA118];[.$AB118];[.$AC118];[.$AD118];[.$AE118])" office:value-type="string" office:string-value="AJ DO TË RRIJË" calcext:value-type="string">
            <text:p>AJ DO TË RRIJ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RR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office:value-type="string" calcext:value-type="string">
            <text:p>Ë</text:p>
          </table:table-cell>
          <table:table-cell/>
          <table:table-cell table:style-name="ce256" table:formula="of:=CONCATENATE([.$AF$4];[.$AG118];[.$AH118];[.$AI118];[.$AJ118];[.$AK118];[.$AL118];[.$AM118])" office:value-type="string" office:string-value="NA DO TË RRIMË" calcext:value-type="string">
            <text:p>NA DO TË RRIM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RR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MË</text:p>
          </table:table-cell>
          <table:table-cell table:style-name="ce265"/>
          <table:table-cell table:style-name="ce256" table:formula="of:=CONCATENATE([.$AN$4];[.$AO118];[.$AP118];[.$AQ118];[.$AR118];[.$AS118];[.$AT118];[.$AU118])" office:value-type="string" office:string-value="JU DO TË RRINI" calcext:value-type="string">
            <text:p>JU DO TË RRI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RR</text:p>
          </table:table-cell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18];[.$AX118];[.$AY118];[.$AZ118];[.$BA118];[.$BB118];[.$BC118])" office:value-type="string" office:string-value="ATO DO TË RRINË" calcext:value-type="string">
            <text:p>ATO DO TË RRIN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RR</text:p>
          </table:table-cell>
          <table:table-cell table:style-name="ce262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13.1" calcext:value-type="float">
            <text:p>0 013</text:p>
          </table:table-cell>
          <table:table-cell table:style-name="ce248" office:value-type="string" calcext:value-type="string">
            <text:p>RRI (rest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119];[.$J119];[.$K119];[.$L119];[.$M119];[.$N119];[.$O119])" office:value-type="string" office:string-value="UNÊ DO TË RRIJ" calcext:value-type="string">
            <text:p>UNÊ DO TË RRIJ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RR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J</text:p>
          </table:table-cell>
          <table:table-cell table:style-name="ce265" table:number-columns-repeated="3"/>
          <table:table-cell table:style-name="ce268" table:formula="of:=CONCATENATE([.$P$4];[.$Q119];[.$R119];[.$S119];[.$T119];[.$U119];[.$V119];[.$W119])" office:value-type="string" office:string-value="TÉ DO TË RRIJSH" calcext:value-type="string">
            <text:p>TÉ DO TË RRIJ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RR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119];[.$Z119];[.$AA119];[.$AB119];[.$AC119];[.$AD119];[.$AE119])" office:value-type="string" office:string-value="AJ DO TË RRIJË" calcext:value-type="string">
            <text:p>AJ DO TË RRIJ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RR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office:value-type="string" calcext:value-type="string">
            <text:p>Ë</text:p>
          </table:table-cell>
          <table:table-cell/>
          <table:table-cell table:style-name="ce256" table:formula="of:=CONCATENATE([.$AF$4];[.$AG119];[.$AH119];[.$AI119];[.$AJ119];[.$AK119];[.$AL119];[.$AM119])" office:value-type="string" office:string-value="NA DO TË RRIJMË" calcext:value-type="string">
            <text:p>NA DO TË RRIJM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RR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  <table:table-cell table:style-name="ce265" office:value-type="string" calcext:value-type="string">
            <text:p>MË</text:p>
          </table:table-cell>
          <table:table-cell table:style-name="ce265"/>
          <table:table-cell table:style-name="ce256" table:formula="of:=CONCATENATE([.$AN$4];[.$AO119];[.$AP119];[.$AQ119];[.$AR119];[.$AS119];[.$AT119];[.$AU119])" office:value-type="string" office:string-value="JU DO TË RRIJNI" calcext:value-type="string">
            <text:p>JU DO TË RRIJ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RR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19];[.$AX119];[.$AY119];[.$AZ119];[.$BA119];[.$BB119];[.$BC119])" office:value-type="string" office:string-value="ATO DO TË RRIJNË" calcext:value-type="string">
            <text:p>ATO DO TË RRIJN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RR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3" calcext:value-type="float">
            <text:p>0 013</text:p>
          </table:table-cell>
          <table:table-cell table:style-name="ce248" office:value-type="string" calcext:value-type="string">
            <text:p>RRI (reste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120];[.$J120];[.$K120];[.$L120];[.$M120];[.$N120];[.$O120])" office:value-type="string" office:string-value="UNÊ DO TË RRIJA" calcext:value-type="string">
            <text:p>UNÊ DO TË RRIJ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RR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120];[.$R120];[.$S120];[.$T120];[.$U120];[.$V120];[.$W120])" office:value-type="string" office:string-value="TÉ DO TË RRIJE" calcext:value-type="string">
            <text:p>TÉ DO TË RRIJ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RR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120];[.$Z120];[.$AA120];[.$AB120];[.$AC120];[.$AD120];[.$AE120])" office:value-type="string" office:string-value="AJ DO TË RRINTE" calcext:value-type="string">
            <text:p>AJ DO TË RRIN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RR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N</text:p>
          </table:table-cell>
          <table:table-cell table:style-name="ce266"/>
          <table:table-cell office:value-type="string" calcext:value-type="string">
            <text:p>TE</text:p>
          </table:table-cell>
          <table:table-cell/>
          <table:table-cell table:style-name="ce256" table:formula="of:=CONCATENATE([.$AF$4];[.$AG120];[.$AH120];[.$AI120];[.$AJ120];[.$AK120];[.$AL120];[.$AM120])" office:value-type="string" office:string-value="NA DO TË RRINIM" calcext:value-type="string">
            <text:p>NA DO TË RRIN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RR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120];[.$AP120];[.$AQ120];[.$AR120];[.$AS120];[.$AT120];[.$AU120])" office:value-type="string" office:string-value="JU DO TË RRINIT" calcext:value-type="string">
            <text:p>JU DO TË RRINIT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RR</text:p>
          </table:table-cell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20];[.$AX120];[.$AY120];[.$AZ120];[.$BA120];[.$BB120];[.$BC120])" office:value-type="string" office:string-value="ATO DO TË RRININ" calcext:value-type="string">
            <text:p>ATO DO TË RRIN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RR</text:p>
          </table:table-cell>
          <table:table-cell table:style-name="ce262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/>
          <table:table-cell table:style-name="ce242" office:value-type="float" office:value="15" calcext:value-type="float">
            <text:p>0 015</text:p>
          </table:table-cell>
          <table:table-cell table:style-name="ce248" office:value-type="string" calcext:value-type="string">
            <text:p>SHOH (voi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B.O→I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121];[.$J121];[.$K121];[.$L121];[.$M121];[.$N121];[.$O121])" office:value-type="string" office:string-value="UNÊ SHOH" calcext:value-type="string">
            <text:p>UNÊ SHOH</text:p>
          </table:table-cell>
          <table:table-cell table:style-name="ce259"/>
          <table:table-cell table:style-name="ce261" office:value-type="string" calcext:value-type="string">
            <text:p>SH</text:p>
          </table:table-cell>
          <table:table-cell table:style-name="ce262" office:value-type="string" calcext:value-type="string">
            <text:p>O</text:p>
          </table:table-cell>
          <table:table-cell table:style-name="ce265" table:number-columns-repeated="2"/>
          <table:table-cell table:style-name="ce265" office:value-type="string" calcext:value-type="string">
            <text:p>H</text:p>
          </table:table-cell>
          <table:table-cell table:style-name="ce265"/>
          <table:table-cell table:style-name="ce268" table:formula="of:=CONCATENATE([.$P$4];[.$Q121];[.$R121];[.$S121];[.$T121];[.$U121];[.$V121];[.$W121])" office:value-type="string" office:string-value="TÉ SHÊH" calcext:value-type="string">
            <text:p>TÉ SHÊH</text:p>
          </table:table-cell>
          <table:table-cell table:style-name="ce259"/>
          <table:table-cell table:style-name="ce261" office:value-type="string" calcext:value-type="string">
            <text:p>SH</text:p>
          </table:table-cell>
          <table:table-cell table:style-name="ce270" office:value-type="string" calcext:value-type="string">
            <text:p>Ê</text:p>
          </table:table-cell>
          <table:table-cell office:value-type="string" calcext:value-type="string">
            <text:p>H</text:p>
          </table:table-cell>
          <table:table-cell/>
          <table:table-cell table:style-name="ce265" table:number-columns-repeated="2"/>
          <table:table-cell table:style-name="ce271" table:formula="of:=CONCATENATE([.$X$4];[.$Y121];[.$Z121];[.$AA121];[.$AB121];[.$AC121];[.$AD121];[.$AE121])" office:value-type="string" office:string-value="AJ SHÊH" calcext:value-type="string">
            <text:p>AJ SHÊH</text:p>
          </table:table-cell>
          <table:table-cell table:style-name="ce259"/>
          <table:table-cell table:style-name="ce261" office:value-type="string" calcext:value-type="string">
            <text:p>SH</text:p>
          </table:table-cell>
          <table:table-cell table:style-name="ce262" office:value-type="string" calcext:value-type="string">
            <text:p>Ê</text:p>
          </table:table-cell>
          <table:table-cell table:style-name="ce266" table:number-columns-repeated="2"/>
          <table:table-cell office:value-type="string" calcext:value-type="string">
            <text:p>H</text:p>
          </table:table-cell>
          <table:table-cell/>
          <table:table-cell table:style-name="ce256" table:formula="of:=CONCATENATE([.$AF$4];[.$AG121];[.$AH121];[.$AI121];[.$AJ121];[.$AK121];[.$AL121];[.$AM121])" office:value-type="string" office:string-value="NA SHOHIM" calcext:value-type="string">
            <text:p>NA SHOHIM</text:p>
          </table:table-cell>
          <table:table-cell table:style-name="ce259"/>
          <table:table-cell table:style-name="ce261" office:value-type="string" calcext:value-type="string">
            <text:p>SH</text:p>
          </table:table-cell>
          <table:table-cell table:style-name="ce270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/>
          <table:table-cell table:style-name="ce265" office:value-type="string" calcext:value-type="string">
            <text:p>IM</text:p>
          </table:table-cell>
          <table:table-cell table:style-name="ce265"/>
          <table:table-cell table:style-name="ce256" table:formula="of:=CONCATENATE([.$AN$4];[.$AO121];[.$AP121];[.$AQ121];[.$AR121];[.$AS121];[.$AT121];[.$AU121])" office:value-type="string" office:string-value="JU SHIHNI" calcext:value-type="string">
            <text:p>JU SHIHNI</text:p>
          </table:table-cell>
          <table:table-cell table:style-name="ce259"/>
          <table:table-cell table:style-name="ce257" office:value-type="string" calcext:value-type="string">
            <text:p>SH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H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21];[.$AX121];[.$AY121];[.$AZ121];[.$BA121];[.$BB121];[.$BC121])" office:value-type="string" office:string-value="ATO SHOHIN" calcext:value-type="string">
            <text:p>ATO SHOHIN</text:p>
          </table:table-cell>
          <table:table-cell table:style-name="ce259"/>
          <table:table-cell table:style-name="ce261" office:value-type="string" calcext:value-type="string">
            <text:p>SH</text:p>
          </table:table-cell>
          <table:table-cell table:style-name="ce26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5" calcext:value-type="float">
            <text:p>0 015</text:p>
          </table:table-cell>
          <table:table-cell table:style-name="ce248" office:value-type="string" calcext:value-type="string">
            <text:p>SHOH (voi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B.O→I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122];[.$J122];[.$K122];[.$L122];[.$M122];[.$N122];[.$O122])" office:value-type="string" office:string-value="UNÊ SHIHJA" calcext:value-type="string">
            <text:p>UNÊ SHIHJA</text:p>
          </table:table-cell>
          <table:table-cell table:style-name="ce259"/>
          <table:table-cell table:style-name="ce261" office:value-type="string" calcext:value-type="string">
            <text:p>SH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H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122];[.$R122];[.$S122];[.$T122];[.$U122];[.$V122];[.$W122])" office:value-type="string" office:string-value="TÉ SHIHJE" calcext:value-type="string">
            <text:p>TÉ SHIHJE</text:p>
          </table:table-cell>
          <table:table-cell table:style-name="ce259"/>
          <table:table-cell table:style-name="ce261" office:value-type="string" calcext:value-type="string">
            <text:p>SH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122];[.$Z122];[.$AA122];[.$AB122];[.$AC122];[.$AD122];[.$AE122])" office:value-type="string" office:string-value="AJ SHIHTE" calcext:value-type="string">
            <text:p>AJ SHIHTE</text:p>
          </table:table-cell>
          <table:table-cell table:style-name="ce259"/>
          <table:table-cell table:style-name="ce261" office:value-type="string" calcext:value-type="string">
            <text:p>SH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H</text:p>
          </table:table-cell>
          <table:table-cell table:style-name="ce266"/>
          <table:table-cell office:value-type="string" calcext:value-type="string">
            <text:p>TE</text:p>
          </table:table-cell>
          <table:table-cell/>
          <table:table-cell table:style-name="ce256" table:formula="of:=CONCATENATE([.$AF$4];[.$AG122];[.$AH122];[.$AI122];[.$AJ122];[.$AK122];[.$AL122];[.$AM122])" office:value-type="string" office:string-value="NA SHIHNIM" calcext:value-type="string">
            <text:p>NA SHIHNIM</text:p>
          </table:table-cell>
          <table:table-cell table:style-name="ce259"/>
          <table:table-cell table:style-name="ce261" office:value-type="string" calcext:value-type="string">
            <text:p>SH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122];[.$AP122];[.$AQ122];[.$AR122];[.$AS122];[.$AT122];[.$AU122])" office:value-type="string" office:string-value="JU SHIHNIT" calcext:value-type="string">
            <text:p>JU SHIHNIT</text:p>
          </table:table-cell>
          <table:table-cell table:style-name="ce259"/>
          <table:table-cell table:style-name="ce257" office:value-type="string" calcext:value-type="string">
            <text:p>SH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H</text:p>
          </table:table-cell>
          <table:table-cell table:style-name="ce266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22];[.$AX122];[.$AY122];[.$AZ122];[.$BA122];[.$BB122];[.$BC122])" office:value-type="string" office:string-value="ATO SHIHNIN" calcext:value-type="string">
            <text:p>ATO SHIHNIN</text:p>
          </table:table-cell>
          <table:table-cell table:style-name="ce259"/>
          <table:table-cell table:style-name="ce261" office:value-type="string" calcext:value-type="string">
            <text:p>SH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5" calcext:value-type="float">
            <text:p>0 015</text:p>
          </table:table-cell>
          <table:table-cell table:style-name="ce248" office:value-type="string" calcext:value-type="string">
            <text:p>SHOH (voi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O→I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123];[.$J123];[.$K123];[.$L123];[.$M123];[.$N123];[.$O123])" office:value-type="string" office:string-value="UNÊ DO TË SHOH" calcext:value-type="string">
            <text:p>UNÊ DO TË SHO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SH</text:p>
          </table:table-cell>
          <table:table-cell table:style-name="ce262" office:value-type="string" calcext:value-type="string">
            <text:p>O</text:p>
          </table:table-cell>
          <table:table-cell table:style-name="ce265" office:value-type="string" calcext:value-type="string">
            <text:p>H</text:p>
          </table:table-cell>
          <table:table-cell table:style-name="ce265" table:number-columns-repeated="3"/>
          <table:table-cell table:style-name="ce268" table:formula="of:=CONCATENATE([.$P$4];[.$Q123];[.$R123];[.$S123];[.$T123];[.$U123];[.$V123];[.$W123])" office:value-type="string" office:string-value="TÉ DO TË SHOHËSH" calcext:value-type="string">
            <text:p>TÉ DO TË SHOHË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SH</text:p>
          </table:table-cell>
          <table:table-cell table:style-name="ce270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Ë</text:p>
          </table:table-cell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123];[.$Z123];[.$AA123];[.$AB123];[.$AC123];[.$AD123];[.$AE123])" office:value-type="string" office:string-value="AJ DO TË SHOHË" calcext:value-type="string">
            <text:p>AJ DO TË SHOH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SH</text:p>
          </table:table-cell>
          <table:table-cell table:style-name="ce262" office:value-type="string" calcext:value-type="string">
            <text:p>O</text:p>
          </table:table-cell>
          <table:table-cell table:style-name="ce266" office:value-type="string" calcext:value-type="string">
            <text:p>H</text:p>
          </table:table-cell>
          <table:table-cell table:style-name="ce266"/>
          <table:table-cell office:value-type="string" calcext:value-type="string">
            <text:p>Ë</text:p>
          </table:table-cell>
          <table:table-cell/>
          <table:table-cell table:style-name="ce256" table:formula="of:=CONCATENATE([.$AF$4];[.$AG123];[.$AH123];[.$AI123];[.$AJ123];[.$AK123];[.$AL123];[.$AM123])" office:value-type="string" office:string-value="NA DO TË SHOHIM" calcext:value-type="string">
            <text:p>NA DO TË SHOH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SH</text:p>
          </table:table-cell>
          <table:table-cell table:style-name="ce270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/>
          <table:table-cell table:style-name="ce265" office:value-type="string" calcext:value-type="string">
            <text:p>IM</text:p>
          </table:table-cell>
          <table:table-cell table:style-name="ce265"/>
          <table:table-cell table:style-name="ce256" table:formula="of:=CONCATENATE([.$AN$4];[.$AO123];[.$AP123];[.$AQ123];[.$AR123];[.$AS123];[.$AT123];[.$AU123])" office:value-type="string" office:string-value="JU DO TË SHIHNI" calcext:value-type="string">
            <text:p>JU DO TË SHIH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SH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H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23];[.$AX123];[.$AY123];[.$AZ123];[.$BA123];[.$BB123];[.$BC123])" office:value-type="string" office:string-value="ATO DO TË SHOHIN" calcext:value-type="string">
            <text:p>ATO DO TË SHOH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SH</text:p>
          </table:table-cell>
          <table:table-cell table:style-name="ce262"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5" calcext:value-type="float">
            <text:p>0 015</text:p>
          </table:table-cell>
          <table:table-cell table:style-name="ce248" office:value-type="string" calcext:value-type="string">
            <text:p>SHOH (voi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B.O→I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124];[.$J124];[.$K124];[.$L124];[.$M124];[.$N124];[.$O124])" office:value-type="string" office:string-value="UNÊ DO TË SHIHJA" calcext:value-type="string">
            <text:p>UNÊ DO TË SHIHJ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SH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H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124];[.$R124];[.$S124];[.$T124];[.$U124];[.$V124];[.$W124])" office:value-type="string" office:string-value="TÉ DO TË SHIHJE" calcext:value-type="string">
            <text:p>TÉ DO TË SHIHJ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SH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124];[.$Z124];[.$AA124];[.$AB124];[.$AC124];[.$AD124];[.$AE124])" office:value-type="string" office:string-value="AJ DO TË SHIHTE" calcext:value-type="string">
            <text:p>AJ DO TË SHIH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SH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H</text:p>
          </table:table-cell>
          <table:table-cell table:style-name="ce266"/>
          <table:table-cell office:value-type="string" calcext:value-type="string">
            <text:p>TE</text:p>
          </table:table-cell>
          <table:table-cell/>
          <table:table-cell table:style-name="ce256" table:formula="of:=CONCATENATE([.$AF$4];[.$AG124];[.$AH124];[.$AI124];[.$AJ124];[.$AK124];[.$AL124];[.$AM124])" office:value-type="string" office:string-value="NA DO TË SHIHNIM" calcext:value-type="string">
            <text:p>NA DO TË SHIHN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SH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124];[.$AP124];[.$AQ124];[.$AR124];[.$AS124];[.$AT124];[.$AU124])" office:value-type="string" office:string-value="JU DO TË SHIHNIT" calcext:value-type="string">
            <text:p>JU DO TË SHIHNIT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SH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H</text:p>
          </table:table-cell>
          <table:table-cell table:style-name="ce266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24];[.$AX124];[.$AY124];[.$AZ124];[.$BA124];[.$BB124];[.$BC124])" office:value-type="string" office:string-value="ATO DO TË SHIHNIN" calcext:value-type="string">
            <text:p>ATO DO TË SHIHN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SH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H</text:p>
          </table:table-cell>
          <table:table-cell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/>
          <table:table-cell table:style-name="ce242" office:value-type="float" office:value="11" calcext:value-type="float">
            <text:p>0 011</text:p>
          </table:table-cell>
          <table:table-cell table:style-name="ce248" office:value-type="string" calcext:value-type="string">
            <text:p>SJELL (apporte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B.L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125];[.$J125];[.$K125];[.$L125];[.$M125];[.$N125];[.$O125])" office:value-type="string" office:string-value="UNÊ SJELL" calcext:value-type="string">
            <text:p>UNÊ SJELL</text:p>
          </table:table-cell>
          <table:table-cell table:style-name="ce259"/>
          <table:table-cell table:style-name="ce261" office:value-type="string" calcext:value-type="string">
            <text:p>S</text:p>
          </table:table-cell>
          <table:table-cell table:style-name="ce262" office:value-type="string" calcext:value-type="string">
            <text:p>JE</text:p>
          </table:table-cell>
          <table:table-cell table:style-name="ce265" office:value-type="string" calcext:value-type="string">
            <text:p>LL</text:p>
          </table:table-cell>
          <table:table-cell table:style-name="ce265" table:number-columns-repeated="3"/>
          <table:table-cell table:style-name="ce268" table:formula="of:=CONCATENATE([.$P$4];[.$Q125];[.$R125];[.$S125];[.$T125];[.$U125];[.$V125];[.$W125])" office:value-type="string" office:string-value="TÉ SJELL" calcext:value-type="string">
            <text:p>TÉ SJELL</text:p>
          </table:table-cell>
          <table:table-cell table:style-name="ce259"/>
          <table:table-cell table:style-name="ce261" office:value-type="string" calcext:value-type="string">
            <text:p>S</text:p>
          </table:table-cell>
          <table:table-cell table:style-name="ce270" office:value-type="string" calcext:value-type="string">
            <text:p>JE</text:p>
          </table:table-cell>
          <table:table-cell office:value-type="string" calcext:value-type="string">
            <text:p>LL</text:p>
          </table:table-cell>
          <table:table-cell/>
          <table:table-cell table:style-name="ce265" table:number-columns-repeated="2"/>
          <table:table-cell table:style-name="ce271" table:formula="of:=CONCATENATE([.$X$4];[.$Y125];[.$Z125];[.$AA125];[.$AB125];[.$AC125];[.$AD125];[.$AE125])" office:value-type="string" office:string-value="AJ SJELL" calcext:value-type="string">
            <text:p>AJ SJELL</text:p>
          </table:table-cell>
          <table:table-cell table:style-name="ce259"/>
          <table:table-cell table:style-name="ce261" office:value-type="string" calcext:value-type="string">
            <text:p>S</text:p>
          </table:table-cell>
          <table:table-cell table:style-name="ce262" office:value-type="string" calcext:value-type="string">
            <text:p>JE</text:p>
          </table:table-cell>
          <table:table-cell table:style-name="ce266" office:value-type="string" calcext:value-type="string">
            <text:p>LL</text:p>
          </table:table-cell>
          <table:table-cell table:style-name="ce266"/>
          <table:table-cell table:number-columns-repeated="2"/>
          <table:table-cell table:style-name="ce256" table:formula="of:=CONCATENATE([.$AF$4];[.$AG125];[.$AH125];[.$AI125];[.$AJ125];[.$AK125];[.$AL125];[.$AM125])" office:value-type="string" office:string-value="NA SJELLIM" calcext:value-type="string">
            <text:p>NA SJELLIM</text:p>
          </table:table-cell>
          <table:table-cell table:style-name="ce259"/>
          <table:table-cell table:style-name="ce261" office:value-type="string" calcext:value-type="string">
            <text:p>S</text:p>
          </table:table-cell>
          <table:table-cell table:style-name="ce270" office:value-type="string" calcext:value-type="string">
            <text:p>JE</text:p>
          </table:table-cell>
          <table:table-cell office:value-type="string" calcext:value-type="string">
            <text:p>LL</text:p>
          </table:table-cell>
          <table:table-cell/>
          <table:table-cell table:style-name="ce265" office:value-type="string" calcext:value-type="string">
            <text:p>IM</text:p>
          </table:table-cell>
          <table:table-cell table:style-name="ce265"/>
          <table:table-cell table:style-name="ce256" table:formula="of:=CONCATENATE([.$AN$4];[.$AO125];[.$AP125];[.$AQ125];[.$AR125];[.$AS125];[.$AT125];[.$AU125])" office:value-type="string" office:string-value="JU SJELLNI" calcext:value-type="string">
            <text:p>JU SJELLNI</text:p>
          </table:table-cell>
          <table:table-cell table:style-name="ce259"/>
          <table:table-cell table:style-name="ce257" office:value-type="string" calcext:value-type="string">
            <text:p>S</text:p>
          </table:table-cell>
          <table:table-cell table:style-name="ce270" office:value-type="string" calcext:value-type="string">
            <text:p>JE</text:p>
          </table:table-cell>
          <table:table-cell table:style-name="ce266" office:value-type="string" calcext:value-type="string">
            <text:p>LL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25];[.$AX125];[.$AY125];[.$AZ125];[.$BA125];[.$BB125];[.$BC125])" office:value-type="string" office:string-value="ATO SJELLIN" calcext:value-type="string">
            <text:p>ATO SJELLIN</text:p>
          </table:table-cell>
          <table:table-cell table:style-name="ce259"/>
          <table:table-cell table:style-name="ce261" office:value-type="string" calcext:value-type="string">
            <text:p>S</text:p>
          </table:table-cell>
          <table:table-cell table:style-name="ce262" office:value-type="string" calcext:value-type="string">
            <text:p>JE</text:p>
          </table:table-cell>
          <table:table-cell office:value-type="string" calcext:value-type="string">
            <text:p>LL</text:p>
          </table:table-cell>
          <table:table-cell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1" calcext:value-type="float">
            <text:p>0 011</text:p>
          </table:table-cell>
          <table:table-cell table:style-name="ce248" office:value-type="string" calcext:value-type="string">
            <text:p>SJELL (apporte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B.L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126];[.$J126];[.$K126];[.$L126];[.$M126];[.$N126];[.$O126])" office:value-type="string" office:string-value="UNÊ SILLJA" calcext:value-type="string">
            <text:p>UNÊ SILLJA</text:p>
          </table:table-cell>
          <table:table-cell table:style-name="ce259"/>
          <table:table-cell table:style-name="ce261" office:value-type="string" calcext:value-type="string">
            <text:p>S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LL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126];[.$R126];[.$S126];[.$T126];[.$U126];[.$V126];[.$W126])" office:value-type="string" office:string-value="TÉ SILLJE" calcext:value-type="string">
            <text:p>TÉ SILLJE</text:p>
          </table:table-cell>
          <table:table-cell table:style-name="ce259"/>
          <table:table-cell table:style-name="ce261" office:value-type="string" calcext:value-type="string">
            <text:p>S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LL</text:p>
          </table:table-cell>
          <table:table-cell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126];[.$Z126];[.$AA126];[.$AB126];[.$AC126];[.$AD126];[.$AE126])" office:value-type="string" office:string-value="AJ SILLTE" calcext:value-type="string">
            <text:p>AJ SILLTE</text:p>
          </table:table-cell>
          <table:table-cell table:style-name="ce259"/>
          <table:table-cell table:style-name="ce261" office:value-type="string" calcext:value-type="string">
            <text:p>S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LL</text:p>
          </table:table-cell>
          <table:table-cell table:style-name="ce266"/>
          <table:table-cell office:value-type="string" calcext:value-type="string">
            <text:p>TE</text:p>
          </table:table-cell>
          <table:table-cell/>
          <table:table-cell table:style-name="ce256" table:formula="of:=CONCATENATE([.$AF$4];[.$AG126];[.$AH126];[.$AI126];[.$AJ126];[.$AK126];[.$AL126];[.$AM126])" office:value-type="string" office:string-value="NA SILLNIM" calcext:value-type="string">
            <text:p>NA SILLNIM</text:p>
          </table:table-cell>
          <table:table-cell table:style-name="ce259"/>
          <table:table-cell table:style-name="ce261" office:value-type="string" calcext:value-type="string">
            <text:p>S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LL</text:p>
          </table:table-cell>
          <table:table-cell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126];[.$AP126];[.$AQ126];[.$AR126];[.$AS126];[.$AT126];[.$AU126])" office:value-type="string" office:string-value="JU SILLNIT" calcext:value-type="string">
            <text:p>JU SILLNIT</text:p>
          </table:table-cell>
          <table:table-cell table:style-name="ce259"/>
          <table:table-cell table:style-name="ce257" office:value-type="string" calcext:value-type="string">
            <text:p>S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LL</text:p>
          </table:table-cell>
          <table:table-cell table:style-name="ce266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26];[.$AX126];[.$AY126];[.$AZ126];[.$BA126];[.$BB126];[.$BC126])" office:value-type="string" office:string-value="ATO SILLNIN" calcext:value-type="string">
            <text:p>ATO SILLNIN</text:p>
          </table:table-cell>
          <table:table-cell table:style-name="ce259"/>
          <table:table-cell table:style-name="ce261" office:value-type="string" calcext:value-type="string">
            <text:p>S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LL</text:p>
          </table:table-cell>
          <table:table-cell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1" calcext:value-type="float">
            <text:p>0 011</text:p>
          </table:table-cell>
          <table:table-cell table:style-name="ce248" office:value-type="string" calcext:value-type="string">
            <text:p>SJELL (apport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L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127];[.$J127];[.$K127];[.$L127];[.$M127];[.$N127];[.$O127])" office:value-type="string" office:string-value="UNÊ DO TË SJELL" calcext:value-type="string">
            <text:p>UNÊ DO TË SJELL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S</text:p>
          </table:table-cell>
          <table:table-cell table:style-name="ce262" office:value-type="string" calcext:value-type="string">
            <text:p>JE</text:p>
          </table:table-cell>
          <table:table-cell table:style-name="ce265" office:value-type="string" calcext:value-type="string">
            <text:p>LL</text:p>
          </table:table-cell>
          <table:table-cell table:style-name="ce265" table:number-columns-repeated="3"/>
          <table:table-cell table:style-name="ce268" table:formula="of:=CONCATENATE([.$P$4];[.$Q127];[.$R127];[.$S127];[.$T127];[.$U127];[.$V127];[.$W127])" office:value-type="string" office:string-value="TÉ DO TË SJELLËSH" calcext:value-type="string">
            <text:p>TÉ DO TË SJELLË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S</text:p>
          </table:table-cell>
          <table:table-cell table:style-name="ce270" office:value-type="string" calcext:value-type="string">
            <text:p>JE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Ë</text:p>
          </table:table-cell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127];[.$Z127];[.$AA127];[.$AB127];[.$AC127];[.$AD127];[.$AE127])" office:value-type="string" office:string-value="AJ DO TË SJELLË" calcext:value-type="string">
            <text:p>AJ DO TË SJELL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S</text:p>
          </table:table-cell>
          <table:table-cell table:style-name="ce262" office:value-type="string" calcext:value-type="string">
            <text:p>JE</text:p>
          </table:table-cell>
          <table:table-cell table:style-name="ce266" office:value-type="string" calcext:value-type="string">
            <text:p>LL</text:p>
          </table:table-cell>
          <table:table-cell table:style-name="ce266"/>
          <table:table-cell office:value-type="string" calcext:value-type="string">
            <text:p>Ë</text:p>
          </table:table-cell>
          <table:table-cell/>
          <table:table-cell table:style-name="ce256" table:formula="of:=CONCATENATE([.$AF$4];[.$AG127];[.$AH127];[.$AI127];[.$AJ127];[.$AK127];[.$AL127];[.$AM127])" office:value-type="string" office:string-value="NA DO TË SJELLIM" calcext:value-type="string">
            <text:p>NA DO TË SJELL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S</text:p>
          </table:table-cell>
          <table:table-cell table:style-name="ce270" office:value-type="string" calcext:value-type="string">
            <text:p>JE</text:p>
          </table:table-cell>
          <table:table-cell office:value-type="string" calcext:value-type="string">
            <text:p>LL</text:p>
          </table:table-cell>
          <table:table-cell/>
          <table:table-cell table:style-name="ce265" office:value-type="string" calcext:value-type="string">
            <text:p>IM</text:p>
          </table:table-cell>
          <table:table-cell table:style-name="ce265"/>
          <table:table-cell table:style-name="ce256" table:formula="of:=CONCATENATE([.$AN$4];[.$AO127];[.$AP127];[.$AQ127];[.$AR127];[.$AS127];[.$AT127];[.$AU127])" office:value-type="string" office:string-value="JU DO TË SILLNI" calcext:value-type="string">
            <text:p>JU DO TË SILL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S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LL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27];[.$AX127];[.$AY127];[.$AZ127];[.$BA127];[.$BB127];[.$BC127])" office:value-type="string" office:string-value="ATO DO TË SJELLIN" calcext:value-type="string">
            <text:p>ATO DO TË SJELL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S</text:p>
          </table:table-cell>
          <table:table-cell table:style-name="ce262" office:value-type="string" calcext:value-type="string">
            <text:p>JE</text:p>
          </table:table-cell>
          <table:table-cell office:value-type="string" calcext:value-type="string">
            <text:p>LL</text:p>
          </table:table-cell>
          <table:table-cell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1" calcext:value-type="float">
            <text:p>0 011</text:p>
          </table:table-cell>
          <table:table-cell table:style-name="ce248" office:value-type="string" calcext:value-type="string">
            <text:p>SJELL (apporte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B.L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128];[.$J128];[.$K128];[.$L128];[.$M128];[.$N128];[.$O128])" office:value-type="string" office:string-value="UNÊ DO TË SILLJA" calcext:value-type="string">
            <text:p>UNÊ DO TË SILLJ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S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LL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128];[.$R128];[.$S128];[.$T128];[.$U128];[.$V128];[.$W128])" office:value-type="string" office:string-value="TÉ DO TË SILLJE" calcext:value-type="string">
            <text:p>TÉ DO TË SILLJ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S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LL</text:p>
          </table:table-cell>
          <table:table-cell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128];[.$Z128];[.$AA128];[.$AB128];[.$AC128];[.$AD128];[.$AE128])" office:value-type="string" office:string-value="AJ DO TË SILLTE" calcext:value-type="string">
            <text:p>AJ DO TË SILLTE</text:p>
          </table:table-cell>
          <table:table-cell table:style-name="ce259" office:value-type="string" calcext:value-type="string">
            <text:p>DO TË </text:p>
          </table:table-cell>
          <table:table-cell table:style-name="ce262" office:value-type="string" calcext:value-type="string">
            <text:p>S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LL</text:p>
          </table:table-cell>
          <table:table-cell/>
          <table:table-cell table:style-name="ce265" office:value-type="string" calcext:value-type="string">
            <text:p>TE</text:p>
          </table:table-cell>
          <table:table-cell table:style-name="ce265"/>
          <table:table-cell table:style-name="ce256" table:formula="of:=CONCATENATE([.$AF$4];[.$AG128];[.$AH128];[.$AI128];[.$AJ128];[.$AK128];[.$AL128];[.$AM128])" office:value-type="string" office:string-value="NA DO TË SILLNIM" calcext:value-type="string">
            <text:p>NA DO TË SILLN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S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LL</text:p>
          </table:table-cell>
          <table:table-cell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128];[.$AP128];[.$AQ128];[.$AR128];[.$AS128];[.$AT128];[.$AU128])" office:value-type="string" office:string-value="JU DO TË SILLNIT" calcext:value-type="string">
            <text:p>JU DO TË SILLNIT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S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LL</text:p>
          </table:table-cell>
          <table:table-cell table:style-name="ce266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28];[.$AX128];[.$AY128];[.$AZ128];[.$BA128];[.$BB128];[.$BC128])" office:value-type="string" office:string-value="ATO DO TË SILLNIN" calcext:value-type="string">
            <text:p>ATO DO TË SILLN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S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LL</text:p>
          </table:table-cell>
          <table:table-cell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/>
          <table:table-cell table:style-name="ce242" office:value-type="float" office:value="8" calcext:value-type="float">
            <text:p>0 008</text:p>
          </table:table-cell>
          <table:table-cell table:style-name="ce248" office:value-type="string" calcext:value-type="string">
            <text:p>THEM (dire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A.E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129];[.$J129];[.$K129];[.$L129];[.$M129];[.$N129];[.$O129])" office:value-type="string" office:string-value="UNÊ THEM" calcext:value-type="string">
            <text:p>UNÊ THEM</text:p>
          </table:table-cell>
          <table:table-cell table:style-name="ce259"/>
          <table:table-cell table:style-name="ce261" office:value-type="string" calcext:value-type="string">
            <text:p>TH</text:p>
          </table:table-cell>
          <table:table-cell table:style-name="ce262" office:value-type="string" calcext:value-type="string">
            <text:p>E</text:p>
          </table:table-cell>
          <table:table-cell table:style-name="ce265" table:number-columns-repeated="2"/>
          <table:table-cell table:style-name="ce265" office:value-type="string" calcext:value-type="string">
            <text:p>M</text:p>
          </table:table-cell>
          <table:table-cell table:style-name="ce265"/>
          <table:table-cell table:style-name="ce268" table:formula="of:=CONCATENATE([.$P$4];[.$Q129];[.$R129];[.$S129];[.$T129];[.$U129];[.$V129];[.$W129])" office:value-type="string" office:string-value="TÉ THUA" calcext:value-type="string">
            <text:p>TÉ THUA</text:p>
          </table:table-cell>
          <table:table-cell table:style-name="ce259"/>
          <table:table-cell table:style-name="ce261" office:value-type="string" calcext:value-type="string">
            <text:p>TH</text:p>
          </table:table-cell>
          <table:table-cell table:style-name="ce270"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/>
          <table:table-cell table:style-name="ce265" table:number-columns-repeated="2"/>
          <table:table-cell table:style-name="ce271" table:formula="of:=CONCATENATE([.$X$4];[.$Y129];[.$Z129];[.$AA129];[.$AB129];[.$AC129];[.$AD129];[.$AE129])" office:value-type="string" office:string-value="AJ THOTË" calcext:value-type="string">
            <text:p>AJ THOTË</text:p>
          </table:table-cell>
          <table:table-cell table:style-name="ce259"/>
          <table:table-cell table:style-name="ce262" office:value-type="string" calcext:value-type="string">
            <text:p>TH</text:p>
          </table:table-cell>
          <table:table-cell table:style-name="ce270" office:value-type="string" calcext:value-type="string">
            <text:p>O</text:p>
          </table:table-cell>
          <table:table-cell table:number-columns-repeated="2"/>
          <table:table-cell table:style-name="ce265" office:value-type="string" calcext:value-type="string">
            <text:p>TË</text:p>
          </table:table-cell>
          <table:table-cell table:style-name="ce265"/>
          <table:table-cell table:style-name="ce256" table:formula="of:=CONCATENATE([.$AF$4];[.$AG129];[.$AH129];[.$AI129];[.$AJ129];[.$AK129];[.$AL129];[.$AM129])" office:value-type="string" office:string-value="NA THEMI" calcext:value-type="string">
            <text:p>NA THEMI</text:p>
          </table:table-cell>
          <table:table-cell table:style-name="ce259"/>
          <table:table-cell table:style-name="ce261" office:value-type="string" calcext:value-type="string">
            <text:p>TH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129];[.$AP129];[.$AQ129];[.$AR129];[.$AS129];[.$AT129];[.$AU129])" office:value-type="string" office:string-value="JU THONI" calcext:value-type="string">
            <text:p>JU THONI</text:p>
          </table:table-cell>
          <table:table-cell table:style-name="ce259"/>
          <table:table-cell table:style-name="ce257" office:value-type="string" calcext:value-type="string">
            <text:p>TH</text:p>
          </table:table-cell>
          <table:table-cell table:style-name="ce270" office:value-type="string" calcext:value-type="string">
            <text:p>O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29];[.$AX129];[.$AY129];[.$AZ129];[.$BA129];[.$BB129];[.$BC129])" office:value-type="string" office:string-value="ATO THONË" calcext:value-type="string">
            <text:p>ATO THONË</text:p>
          </table:table-cell>
          <table:table-cell table:style-name="ce259"/>
          <table:table-cell table:style-name="ce261" office:value-type="string" calcext:value-type="string">
            <text:p>TH</text:p>
          </table:table-cell>
          <table:table-cell table:style-name="ce262" office:value-type="string" calcext:value-type="string">
            <text:p>O</text:p>
          </table:table-cell>
          <table:table-cell table:number-columns-repeated="2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8" calcext:value-type="float">
            <text:p>0 008</text:p>
          </table:table-cell>
          <table:table-cell table:style-name="ce248" office:value-type="string" calcext:value-type="string">
            <text:p>THEM (dire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A.E→O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130];[.$J130];[.$K130];[.$L130];[.$M130];[.$N130];[.$O130])" office:value-type="string" office:string-value="UNÊ THOSHA" calcext:value-type="string">
            <text:p>UNÊ THOSHA</text:p>
          </table:table-cell>
          <table:table-cell table:style-name="ce259"/>
          <table:table-cell table:style-name="ce261" office:value-type="string" calcext:value-type="string">
            <text:p>TH</text:p>
          </table:table-cell>
          <table:table-cell table:style-name="ce262" office:value-type="string" calcext:value-type="string">
            <text:p>O</text:p>
          </table:table-cell>
          <table:table-cell table:style-name="ce265" table:number-columns-repeated="2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130];[.$R130];[.$S130];[.$T130];[.$U130];[.$V130];[.$W130])" office:value-type="string" office:string-value="TÉ THOSHE" calcext:value-type="string">
            <text:p>TÉ THOSHE</text:p>
          </table:table-cell>
          <table:table-cell table:style-name="ce259"/>
          <table:table-cell table:style-name="ce261" office:value-type="string" calcext:value-type="string">
            <text:p>TH</text:p>
          </table:table-cell>
          <table:table-cell table:style-name="ce262" office:value-type="string" calcext:value-type="string">
            <text:p>O</text:p>
          </table:table-cell>
          <table:table-cell table:style-name="ce265" table:number-columns-repeated="2"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130];[.$Z130];[.$AA130];[.$AB130];[.$AC130];[.$AD130];[.$AE130])" office:value-type="string" office:string-value="AJ THOSHTE" calcext:value-type="string">
            <text:p>AJ THOSHTE</text:p>
          </table:table-cell>
          <table:table-cell table:style-name="ce259"/>
          <table:table-cell table:style-name="ce261" office:value-type="string" calcext:value-type="string">
            <text:p>TH</text:p>
          </table:table-cell>
          <table:table-cell table:style-name="ce262" office:value-type="string" calcext:value-type="string">
            <text:p>O</text:p>
          </table:table-cell>
          <table:table-cell table:style-name="ce265" table:number-columns-repeated="2"/>
          <table:table-cell table:style-name="ce265" office:value-type="string" calcext:value-type="string">
            <text:p>SHTE</text:p>
          </table:table-cell>
          <table:table-cell table:style-name="ce265"/>
          <table:table-cell table:style-name="ce256" table:formula="of:=CONCATENATE([.$AF$4];[.$AG130];[.$AH130];[.$AI130];[.$AJ130];[.$AK130];[.$AL130];[.$AM130])" office:value-type="string" office:string-value="NA THOSHIM" calcext:value-type="string">
            <text:p>NA THOSHIM</text:p>
          </table:table-cell>
          <table:table-cell table:style-name="ce259"/>
          <table:table-cell table:style-name="ce261" office:value-type="string" calcext:value-type="string">
            <text:p>TH</text:p>
          </table:table-cell>
          <table:table-cell table:style-name="ce262" office:value-type="string" calcext:value-type="string">
            <text:p>O</text:p>
          </table:table-cell>
          <table:table-cell table:style-name="ce265" table:number-columns-repeated="2"/>
          <table:table-cell table:style-name="ce265" office:value-type="string" calcext:value-type="string">
            <text:p>SHIM</text:p>
          </table:table-cell>
          <table:table-cell table:style-name="ce265"/>
          <table:table-cell table:style-name="ce256" table:formula="of:=CONCATENATE([.$AN$4];[.$AO130];[.$AP130];[.$AQ130];[.$AR130];[.$AS130];[.$AT130];[.$AU130])" office:value-type="string" office:string-value="JU THOSHIT" calcext:value-type="string">
            <text:p>JU THOSHIT</text:p>
          </table:table-cell>
          <table:table-cell table:style-name="ce259"/>
          <table:table-cell table:style-name="ce261" office:value-type="string" calcext:value-type="string">
            <text:p>TH</text:p>
          </table:table-cell>
          <table:table-cell table:style-name="ce262" office:value-type="string" calcext:value-type="string">
            <text:p>O</text:p>
          </table:table-cell>
          <table:table-cell table:style-name="ce265" table:number-columns-repeated="2"/>
          <table:table-cell table:style-name="ce266" office:value-type="string" calcext:value-type="string">
            <text:p>SHIT</text:p>
          </table:table-cell>
          <table:table-cell table:style-name="ce266"/>
          <table:table-cell table:style-name="ce256" table:formula="of:=CONCATENATE([.$AV$4];[.$AW130];[.$AX130];[.$AY130];[.$AZ130];[.$BA130];[.$BB130];[.$BC130])" office:value-type="string" office:string-value="ATO THOSHIN" calcext:value-type="string">
            <text:p>ATO THOSHIN</text:p>
          </table:table-cell>
          <table:table-cell table:style-name="ce259"/>
          <table:table-cell table:style-name="ce261" office:value-type="string" calcext:value-type="string">
            <text:p>TH</text:p>
          </table:table-cell>
          <table:table-cell table:style-name="ce262" office:value-type="string" calcext:value-type="string">
            <text:p>O</text:p>
          </table:table-cell>
          <table:table-cell table:style-name="ce265" table:number-columns-repeated="2"/>
          <table:table-cell table:style-name="ce266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8" calcext:value-type="float">
            <text:p>0 008</text:p>
          </table:table-cell>
          <table:table-cell table:style-name="ce248" office:value-type="string" calcext:value-type="string">
            <text:p>THEM (dire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A.E→O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131];[.$J131];[.$K131];[.$L131];[.$M131];[.$N131];[.$O131])" office:value-type="string" office:string-value="UNÊ DO TË THEM" calcext:value-type="string">
            <text:p>UNÊ DO TË THE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TH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M</text:p>
          </table:table-cell>
          <table:table-cell table:style-name="ce265" table:number-columns-repeated="3"/>
          <table:table-cell table:style-name="ce268" table:formula="of:=CONCATENATE([.$P$4];[.$Q131];[.$R131];[.$S131];[.$T131];[.$U131];[.$V131];[.$W131])" office:value-type="string" office:string-value="TÉ DO TË THUASH" calcext:value-type="string">
            <text:p>TÉ DO TË THUA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TH</text:p>
          </table:table-cell>
          <table:table-cell table:style-name="ce270" office:value-type="string" calcext:value-type="string">
            <text:p>U</text:p>
          </table:table-cell>
          <table:table-cell office:value-type="string" calcext:value-type="string">
            <text:p>A</text:p>
          </table:table-cell>
          <table:table-cell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131];[.$Z131];[.$AA131];[.$AB131];[.$AC131];[.$AD131];[.$AE131])" office:value-type="string" office:string-value="AJ DO TË THOTË" calcext:value-type="string">
            <text:p>AJ DO TË THOTË</text:p>
          </table:table-cell>
          <table:table-cell table:style-name="ce259" office:value-type="string" calcext:value-type="string">
            <text:p>DO TË </text:p>
          </table:table-cell>
          <table:table-cell table:style-name="ce262" office:value-type="string" calcext:value-type="string">
            <text:p>TH</text:p>
          </table:table-cell>
          <table:table-cell table:style-name="ce270"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Ë</text:p>
          </table:table-cell>
          <table:table-cell table:style-name="ce265"/>
          <table:table-cell table:style-name="ce256" table:formula="of:=CONCATENATE([.$AF$4];[.$AG131];[.$AH131];[.$AI131];[.$AJ131];[.$AK131];[.$AL131];[.$AM131])" office:value-type="string" office:string-value="NA DO TË THEMI" calcext:value-type="string">
            <text:p>NA DO TË THEM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TH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131];[.$AP131];[.$AQ131];[.$AR131];[.$AS131];[.$AT131];[.$AU131])" office:value-type="string" office:string-value="JU DO TË THONI" calcext:value-type="string">
            <text:p>JU DO TË THO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TH</text:p>
          </table:table-cell>
          <table:table-cell table:style-name="ce270" office:value-type="string" calcext:value-type="string">
            <text:p>O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31];[.$AX131];[.$AY131];[.$AZ131];[.$BA131];[.$BB131];[.$BC131])" office:value-type="string" office:string-value="ATO DO TË THONË" calcext:value-type="string">
            <text:p>ATO DO TË THON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TH</text:p>
          </table:table-cell>
          <table:table-cell table:style-name="ce262" office:value-type="string" calcext:value-type="string">
            <text:p>O</text:p>
          </table:table-cell>
          <table:table-cell table:number-columns-repeated="2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8" calcext:value-type="float">
            <text:p>0 008</text:p>
          </table:table-cell>
          <table:table-cell table:style-name="ce248" office:value-type="string" calcext:value-type="string">
            <text:p>THEM (dire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A.E→O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132];[.$J132];[.$K132];[.$L132];[.$M132];[.$N132];[.$O132])" office:value-type="string" office:string-value="UNÊ DO TË THOSHA" calcext:value-type="string">
            <text:p>UNÊ DO TË THOSH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TH</text:p>
          </table:table-cell>
          <table:table-cell table:style-name="ce262" office:value-type="string" calcext:value-type="string">
            <text:p>O</text:p>
          </table:table-cell>
          <table:table-cell table:style-name="ce265" table:number-columns-repeated="2"/>
          <table:table-cell table:style-name="ce265" office:value-type="string" calcext:value-type="string">
            <text:p>SHA</text:p>
          </table:table-cell>
          <table:table-cell table:style-name="ce265"/>
          <table:table-cell table:style-name="ce268" table:formula="of:=CONCATENATE([.$P$4];[.$Q132];[.$R132];[.$S132];[.$T132];[.$U132];[.$V132];[.$W132])" office:value-type="string" office:string-value="TÉ DO TË THOSHE" calcext:value-type="string">
            <text:p>TÉ DO TË THOSH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TH</text:p>
          </table:table-cell>
          <table:table-cell table:style-name="ce270" office:value-type="string" calcext:value-type="string">
            <text:p>O</text:p>
          </table:table-cell>
          <table:table-cell table:style-name="ce265" table:number-columns-repeated="2"/>
          <table:table-cell table:style-name="ce265" office:value-type="string" calcext:value-type="string">
            <text:p>SHE</text:p>
          </table:table-cell>
          <table:table-cell table:style-name="ce265"/>
          <table:table-cell table:style-name="ce271" table:formula="of:=CONCATENATE([.$X$4];[.$Y132];[.$Z132];[.$AA132];[.$AB132];[.$AC132];[.$AD132];[.$AE132])" office:value-type="string" office:string-value="AJ DO TË THOSHTE" calcext:value-type="string">
            <text:p>AJ DO TË THOSH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TH</text:p>
          </table:table-cell>
          <table:table-cell table:style-name="ce262" office:value-type="string" calcext:value-type="string">
            <text:p>O</text:p>
          </table:table-cell>
          <table:table-cell table:style-name="ce266" table:number-columns-repeated="2"/>
          <table:table-cell office:value-type="string" calcext:value-type="string">
            <text:p>SHTE</text:p>
          </table:table-cell>
          <table:table-cell/>
          <table:table-cell table:style-name="ce256" table:formula="of:=CONCATENATE([.$AF$4];[.$AG132];[.$AH132];[.$AI132];[.$AJ132];[.$AK132];[.$AL132];[.$AM132])" office:value-type="string" office:string-value="NA DO TË THOSHIM" calcext:value-type="string">
            <text:p>NA DO TË THOSH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TH</text:p>
          </table:table-cell>
          <table:table-cell table:style-name="ce270" office:value-type="string" calcext:value-type="string">
            <text:p>O</text:p>
          </table:table-cell>
          <table:table-cell table:style-name="ce266" table:number-columns-repeated="2"/>
          <table:table-cell table:style-name="ce265" office:value-type="string" calcext:value-type="string">
            <text:p>SHIM</text:p>
          </table:table-cell>
          <table:table-cell table:style-name="ce265"/>
          <table:table-cell table:style-name="ce256" table:formula="of:=CONCATENATE([.$AN$4];[.$AO132];[.$AP132];[.$AQ132];[.$AR132];[.$AS132];[.$AT132];[.$AU132])" office:value-type="string" office:string-value="JU DO TË THOSHIT" calcext:value-type="string">
            <text:p>JU DO TË THOSHIT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TH</text:p>
          </table:table-cell>
          <table:table-cell table:style-name="ce270" office:value-type="string" calcext:value-type="string">
            <text:p>O</text:p>
          </table:table-cell>
          <table:table-cell table:style-name="ce266" table:number-columns-repeated="2"/>
          <table:table-cell table:style-name="ce266" office:value-type="string" calcext:value-type="string">
            <text:p>SHIT</text:p>
          </table:table-cell>
          <table:table-cell table:style-name="ce266"/>
          <table:table-cell table:style-name="ce256" table:formula="of:=CONCATENATE([.$AV$4];[.$AW132];[.$AX132];[.$AY132];[.$AZ132];[.$BA132];[.$BB132];[.$BC132])" office:value-type="string" office:string-value="ATO DO TË THOSHIN" calcext:value-type="string">
            <text:p>ATO DO TË THOSHIN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TH</text:p>
          </table:table-cell>
          <table:table-cell table:style-name="ce270" office:value-type="string" calcext:value-type="string">
            <text:p>O</text:p>
          </table:table-cell>
          <table:table-cell table:number-columns-repeated="2"/>
          <table:table-cell table:style-name="ce265" office:value-type="string" calcext:value-type="string">
            <text:p>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9" calcext:value-type="float">
            <text:p>0 019</text:p>
          </table:table-cell>
          <table:table-cell table:style-name="ce248" office:value-type="string" calcext:value-type="string">
            <text:p>VË (mettre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133];[.$J133];[.$K133];[.$L133];[.$M133];[.$N133];[.$O133])" office:value-type="string" office:string-value="UNÊ VË" calcext:value-type="string">
            <text:p>UNÊ VË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Ë</text:p>
          </table:table-cell>
          <table:table-cell table:style-name="ce265" table:number-columns-repeated="4"/>
          <table:table-cell table:style-name="ce268" table:formula="of:=CONCATENATE([.$P$4];[.$Q133];[.$R133];[.$S133];[.$T133];[.$U133];[.$V133];[.$W133])" office:value-type="string" office:string-value="TÉ VË" calcext:value-type="string">
            <text:p>TÉ VË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Ë</text:p>
          </table:table-cell>
          <table:table-cell table:number-columns-repeated="2"/>
          <table:table-cell table:style-name="ce265" table:number-columns-repeated="2"/>
          <table:table-cell table:style-name="ce271" table:formula="of:=CONCATENATE([.$X$4];[.$Y133];[.$Z133];[.$AA133];[.$AB133];[.$AC133];[.$AD133];[.$AE133])" office:value-type="string" office:string-value="AJ VË" calcext:value-type="string">
            <text:p>AJ VË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Ë</text:p>
          </table:table-cell>
          <table:table-cell table:style-name="ce266" table:number-columns-repeated="2"/>
          <table:table-cell table:number-columns-repeated="2"/>
          <table:table-cell table:style-name="ce256" table:formula="of:=CONCATENATE([.$AF$4];[.$AG133];[.$AH133];[.$AI133];[.$AJ133];[.$AK133];[.$AL133];[.$AM133])" office:value-type="string" office:string-value="NA VËMË" calcext:value-type="string">
            <text:p>NA VËMË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Ë</text:p>
          </table:table-cell>
          <table:table-cell table:number-columns-repeated="2"/>
          <table:table-cell table:style-name="ce265" office:value-type="string" calcext:value-type="string">
            <text:p>MË</text:p>
          </table:table-cell>
          <table:table-cell table:style-name="ce265"/>
          <table:table-cell table:style-name="ce256" table:formula="of:=CONCATENATE([.$AN$4];[.$AO133];[.$AP133];[.$AQ133];[.$AR133];[.$AS133];[.$AT133];[.$AU133])" office:value-type="string" office:string-value="JU VINI" calcext:value-type="string">
            <text:p>JU VINI</text:p>
          </table:table-cell>
          <table:table-cell table:style-name="ce259"/>
          <table:table-cell table:style-name="ce257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33];[.$AX133];[.$AY133];[.$AZ133];[.$BA133];[.$BB133];[.$BC133])" office:value-type="string" office:string-value="ATO VËNË" calcext:value-type="string">
            <text:p>ATO VËNË</text:p>
          </table:table-cell>
          <table:table-cell table:style-name="ce259"/>
          <table:table-cell table:style-name="ce257" office:value-type="string" calcext:value-type="string">
            <text:p>V</text:p>
          </table:table-cell>
          <table:table-cell table:style-name="ce270" office:value-type="string" calcext:value-type="string">
            <text:p>Ë</text:p>
          </table:table-cell>
          <table:table-cell table:number-columns-repeated="2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19" calcext:value-type="float">
            <text:p>0 019</text:p>
          </table:table-cell>
          <table:table-cell table:style-name="ce248" office:value-type="string" calcext:value-type="string">
            <text:p>VË (mettre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134];[.$J134];[.$K134];[.$L134];[.$M134];[.$N134];[.$O134])" office:value-type="string" office:string-value="UNÊ VË" calcext:value-type="string">
            <text:p>UNÊ VË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Ë</text:p>
          </table:table-cell>
          <table:table-cell table:style-name="ce265" table:number-columns-repeated="4"/>
          <table:table-cell table:style-name="ce268" table:formula="of:=CONCATENATE([.$P$4];[.$Q134];[.$R134];[.$S134];[.$T134];[.$U134];[.$V134];[.$W134])" office:value-type="string" office:string-value="TÉ VË" calcext:value-type="string">
            <text:p>TÉ VË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Ë</text:p>
          </table:table-cell>
          <table:table-cell table:style-name="ce265" table:number-columns-repeated="4"/>
          <table:table-cell table:style-name="ce271" table:formula="of:=CONCATENATE([.$X$4];[.$Y134];[.$Z134];[.$AA134];[.$AB134];[.$AC134];[.$AD134];[.$AE134])" office:value-type="string" office:string-value="AJ VË" calcext:value-type="string">
            <text:p>AJ VË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Ë</text:p>
          </table:table-cell>
          <table:table-cell table:style-name="ce266" table:number-columns-repeated="2"/>
          <table:table-cell table:number-columns-repeated="2"/>
          <table:table-cell table:style-name="ce256" table:formula="of:=CONCATENATE([.$AF$4];[.$AG134];[.$AH134];[.$AI134];[.$AJ134];[.$AK134];[.$AL134];[.$AM134])" office:value-type="string" office:string-value="NA VËMË" calcext:value-type="string">
            <text:p>NA VËMË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Ë</text:p>
          </table:table-cell>
          <table:table-cell table:style-name="ce266" table:number-columns-repeated="2"/>
          <table:table-cell table:style-name="ce265" office:value-type="string" calcext:value-type="string">
            <text:p>MË</text:p>
          </table:table-cell>
          <table:table-cell table:style-name="ce265"/>
          <table:table-cell table:style-name="ce256" table:formula="of:=CONCATENATE([.$AN$4];[.$AO134];[.$AP134];[.$AQ134];[.$AR134];[.$AS134];[.$AT134];[.$AU134])" office:value-type="string" office:string-value="JU VINI" calcext:value-type="string">
            <text:p>JU VINI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34];[.$AX134];[.$AY134];[.$AZ134];[.$BA134];[.$BB134];[.$BC134])" office:value-type="string" office:string-value="ATO VËNË" calcext:value-type="string">
            <text:p>ATO VËNË</text:p>
          </table:table-cell>
          <table:table-cell table:style-name="ce259"/>
          <table:table-cell table:style-name="ce279" office:value-type="string" calcext:value-type="string">
            <text:p>V</text:p>
          </table:table-cell>
          <table:table-cell table:style-name="ce262" office:value-type="string" calcext:value-type="string">
            <text:p>Ë</text:p>
          </table:table-cell>
          <table:table-cell table:style-name="ce265" table:number-columns-repeated="2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9" calcext:value-type="float">
            <text:p>0 019</text:p>
          </table:table-cell>
          <table:table-cell table:style-name="ce248" office:value-type="string" calcext:value-type="string">
            <text:p>VË (mettre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135];[.$J135];[.$K135];[.$L135];[.$M135];[.$N135];[.$O135])" office:value-type="string" office:string-value="UNÊ VIJA" calcext:value-type="string">
            <text:p>UNÊ VIJA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135];[.$R135];[.$S135];[.$T135];[.$U135];[.$V135];[.$W135])" office:value-type="string" office:string-value="TÉ VIJE" calcext:value-type="string">
            <text:p>TÉ VIJE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135];[.$Z135];[.$AA135];[.$AB135];[.$AC135];[.$AD135];[.$AE135])" office:value-type="string" office:string-value="AJ VINTE" calcext:value-type="string">
            <text:p>AJ VINTE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N</text:p>
          </table:table-cell>
          <table:table-cell table:style-name="ce265"/>
          <table:table-cell table:style-name="ce265" office:value-type="string" calcext:value-type="string">
            <text:p>TE</text:p>
          </table:table-cell>
          <table:table-cell table:style-name="ce265"/>
          <table:table-cell table:style-name="ce256" table:formula="of:=CONCATENATE([.$AF$4];[.$AG135];[.$AH135];[.$AI135];[.$AJ135];[.$AK135];[.$AL135];[.$AM135])" office:value-type="string" office:string-value="NA VINIM" calcext:value-type="string">
            <text:p>NA VINIM</text:p>
          </table:table-cell>
          <table:table-cell table:style-name="ce261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135];[.$AP135];[.$AQ135];[.$AR135];[.$AS135];[.$AT135];[.$AU135])" office:value-type="string" office:string-value="JU VINIT" calcext:value-type="string">
            <text:p>JU VINIT</text:p>
          </table:table-cell>
          <table:table-cell table:style-name="ce261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NIT</text:p>
          </table:table-cell>
          <table:table-cell table:style-name="ce265"/>
          <table:table-cell table:style-name="ce256" table:formula="of:=CONCATENATE([.$AV$4];[.$AW135];[.$AX135];[.$AY135];[.$AZ135];[.$BA135];[.$BB135];[.$BC135])" office:value-type="string" office:string-value="ATO VININ" calcext:value-type="string">
            <text:p>ATO VININ</text:p>
          </table:table-cell>
          <table:table-cell table:style-name="ce261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19" calcext:value-type="float">
            <text:p>0 019</text:p>
          </table:table-cell>
          <table:table-cell table:style-name="ce248" office:value-type="string" calcext:value-type="string">
            <text:p>VË (mettre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136];[.$J136];[.$K136];[.$L136];[.$M136];[.$N136];[.$O136])" office:value-type="string" office:string-value="UNÊ VIJJA" calcext:value-type="string">
            <text:p>UNÊ VIJJA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J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136];[.$R136];[.$S136];[.$T136];[.$U136];[.$V136];[.$W136])" office:value-type="string" office:string-value="TÉ VIJJE" calcext:value-type="string">
            <text:p>TÉ VIJJE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table:style-name="ce265" office:value-type="string" calcext:value-type="string">
            <text:p>J</text:p>
          </table:table-cell>
          <table:table-cell table:style-name="ce265"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136];[.$Z136];[.$AA136];[.$AB136];[.$AC136];[.$AD136];[.$AE136])" office:value-type="string" office:string-value="AJ VIJTE" calcext:value-type="string">
            <text:p>AJ VIJTE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table:style-name="ce265" office:value-type="string" calcext:value-type="string">
            <text:p>TE</text:p>
          </table:table-cell>
          <table:table-cell table:style-name="ce265"/>
          <table:table-cell table:style-name="ce256" table:formula="of:=CONCATENATE([.$AF$4];[.$AG136];[.$AH136];[.$AI136];[.$AJ136];[.$AK136];[.$AL136];[.$AM136])" office:value-type="string" office:string-value="NA VIJNIM" calcext:value-type="string">
            <text:p>NA VIJNIM</text:p>
          </table:table-cell>
          <table:table-cell table:style-name="ce261"/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136];[.$AP136];[.$AQ136];[.$AR136];[.$AS136];[.$AT136];[.$AU136])" office:value-type="string" office:string-value="JU VIJNIT" calcext:value-type="string">
            <text:p>JU VIJNIT</text:p>
          </table:table-cell>
          <table:table-cell table:style-name="ce261"/>
          <table:table-cell table:style-name="ce257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36];[.$AX136];[.$AY136];[.$AZ136];[.$BA136];[.$BB136];[.$BC136])" office:value-type="string" office:string-value="ATO VIJNIN" calcext:value-type="string">
            <text:p>ATO VIJNIN</text:p>
          </table:table-cell>
          <table:table-cell table:style-name="ce261"/>
          <table:table-cell table:style-name="ce279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J</text:p>
          </table:table-cell>
          <table:table-cell table:style-name="ce265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4" office:value-type="float" office:value="19" calcext:value-type="float">
            <text:p>0 019</text:p>
          </table:table-cell>
          <table:table-cell table:style-name="ce248" office:value-type="string" calcext:value-type="string">
            <text:p>VË (mettre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137];[.$J137];[.$K137];[.$L137];[.$M137];[.$N137];[.$O137])" office:value-type="string" office:string-value="UNÊ DO TË VË" calcext:value-type="string">
            <text:p>UNÊ DO TË V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Ë</text:p>
          </table:table-cell>
          <table:table-cell table:style-name="ce265" table:number-columns-repeated="4"/>
          <table:table-cell table:style-name="ce268" table:formula="of:=CONCATENATE([.$P$4];[.$Q137];[.$R137];[.$S137];[.$T137];[.$U137];[.$V137];[.$W137])" office:value-type="string" office:string-value="TÉ DO TË VËSH" calcext:value-type="string">
            <text:p>TÉ DO TË VË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Ë</text:p>
          </table:table-cell>
          <table:table-cell table:number-columns-repeated="2"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137];[.$Z137];[.$AA137];[.$AB137];[.$AC137];[.$AD137];[.$AE137])" office:value-type="string" office:string-value="AJ DO TË VËRË" calcext:value-type="string">
            <text:p>AJ DO TË VËR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Ë</text:p>
          </table:table-cell>
          <table:table-cell table:style-name="ce266" table:number-columns-repeated="2"/>
          <table:table-cell office:value-type="string" calcext:value-type="string">
            <text:p>RË</text:p>
          </table:table-cell>
          <table:table-cell/>
          <table:table-cell table:style-name="ce256" table:formula="of:=CONCATENATE([.$AF$4];[.$AG137];[.$AH137];[.$AI137];[.$AJ137];[.$AK137];[.$AL137];[.$AM137])" office:value-type="string" office:string-value="NA DO TË VËMË" calcext:value-type="string">
            <text:p>NA DO TË VËM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Ë</text:p>
          </table:table-cell>
          <table:table-cell table:number-columns-repeated="2"/>
          <table:table-cell table:style-name="ce265" office:value-type="string" calcext:value-type="string">
            <text:p>MË</text:p>
          </table:table-cell>
          <table:table-cell table:style-name="ce265"/>
          <table:table-cell table:style-name="ce256" table:formula="of:=CONCATENATE([.$AN$4];[.$AO137];[.$AP137];[.$AQ137];[.$AR137];[.$AS137];[.$AT137];[.$AU137])" office:value-type="string" office:string-value="JU DO TË VINI" calcext:value-type="string">
            <text:p>JU DO TË VI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37];[.$AX137];[.$AY137];[.$AZ137];[.$BA137];[.$BB137];[.$BC137])" office:value-type="string" office:string-value="ATO DO TË VËNË" calcext:value-type="string">
            <text:p>ATO DO TË VËN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Ë</text:p>
          </table:table-cell>
          <table:table-cell table:number-columns-repeated="2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4" office:value-type="float" office:value="19" calcext:value-type="float">
            <text:p>0 019</text:p>
          </table:table-cell>
          <table:table-cell table:style-name="ce248" office:value-type="string" calcext:value-type="string">
            <text:p>VË (mettre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138];[.$J138];[.$K138];[.$L138];[.$M138];[.$N138];[.$O138])" office:value-type="string" office:string-value="UNÊ DO TË VNOJ" calcext:value-type="string">
            <text:p>UNÊ DO TË VNOJ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N</text:p>
          </table:table-cell>
          <table:table-cell table:style-name="ce262" office:value-type="string" calcext:value-type="string">
            <text:p>O</text:p>
          </table:table-cell>
          <table:table-cell table:style-name="ce265" office:value-type="string" calcext:value-type="string">
            <text:p>J</text:p>
          </table:table-cell>
          <table:table-cell table:style-name="ce265" table:number-columns-repeated="3"/>
          <table:table-cell table:style-name="ce268" table:formula="of:=CONCATENATE([.$P$4];[.$Q138];[.$R138];[.$S138];[.$T138];[.$U138];[.$V138];[.$W138])" office:value-type="string" office:string-value="TÉ DO TË VNOSH" calcext:value-type="string">
            <text:p>TÉ DO TË VNO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N</text:p>
          </table:table-cell>
          <table:table-cell table:style-name="ce270" office:value-type="string" calcext:value-type="string">
            <text:p>O</text:p>
          </table:table-cell>
          <table:table-cell table:number-columns-repeated="2"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138];[.$Z138];[.$AA138];[.$AB138];[.$AC138];[.$AD138];[.$AE138])" office:value-type="string" office:string-value="AJ DO TË VNONË" calcext:value-type="string">
            <text:p>AJ DO TË VNON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N</text:p>
          </table:table-cell>
          <table:table-cell table:style-name="ce262" office:value-type="string" calcext:value-type="string">
            <text:p>O</text:p>
          </table:table-cell>
          <table:table-cell table:style-name="ce266" table:number-columns-repeated="2"/>
          <table:table-cell office:value-type="string" calcext:value-type="string">
            <text:p>NË</text:p>
          </table:table-cell>
          <table:table-cell/>
          <table:table-cell table:style-name="ce256" table:formula="of:=CONCATENATE([.$AF$4];[.$AG138];[.$AH138];[.$AI138];[.$AJ138];[.$AK138];[.$AL138];[.$AM138])" office:value-type="string" office:string-value="NA DO TË VNOMI" calcext:value-type="string">
            <text:p>NA DO TË VNOM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N</text:p>
          </table:table-cell>
          <table:table-cell table:style-name="ce270" office:value-type="string" calcext:value-type="string">
            <text:p>O</text:p>
          </table:table-cell>
          <table:table-cell table:number-columns-repeated="2"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138];[.$AP138];[.$AQ138];[.$AR138];[.$AS138];[.$AT138];[.$AU138])" office:value-type="string" office:string-value="JU DO TË VNONI" calcext:value-type="string">
            <text:p>JU DO TË VNO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VN</text:p>
          </table:table-cell>
          <table:table-cell table:style-name="ce270" office:value-type="string" calcext:value-type="string">
            <text:p>O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38];[.$AX138];[.$AY138];[.$AZ138];[.$BA138];[.$BB138];[.$BC138])" office:value-type="string" office:string-value="ATO DO TË VNONË" calcext:value-type="string">
            <text:p>ATO DO TË VNON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N</text:p>
          </table:table-cell>
          <table:table-cell table:style-name="ce262" office:value-type="string" calcext:value-type="string">
            <text:p>O</text:p>
          </table:table-cell>
          <table:table-cell table:number-columns-repeated="2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19" calcext:value-type="float">
            <text:p>0 019</text:p>
          </table:table-cell>
          <table:table-cell table:style-name="ce248" office:value-type="string" calcext:value-type="string">
            <text:p>VË (mettre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139];[.$J139];[.$K139];[.$L139];[.$M139];[.$N139];[.$O139])" office:value-type="string" office:string-value="UNÊ DO TË VNOJ" calcext:value-type="string">
            <text:p>UNÊ DO TË VNOJ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N</text:p>
          </table:table-cell>
          <table:table-cell table:style-name="ce262" office:value-type="string" calcext:value-type="string">
            <text:p>O</text:p>
          </table:table-cell>
          <table:table-cell table:style-name="ce265" office:value-type="string" calcext:value-type="string">
            <text:p>J</text:p>
          </table:table-cell>
          <table:table-cell table:style-name="ce265" table:number-columns-repeated="3"/>
          <table:table-cell table:style-name="ce268" table:formula="of:=CONCATENATE([.$P$4];[.$Q139];[.$R139];[.$S139];[.$T139];[.$U139];[.$V139];[.$W139])" office:value-type="string" office:string-value="TÉ DO TË VNOJSH" calcext:value-type="string">
            <text:p>TÉ DO TË VNOJ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N</text:p>
          </table:table-cell>
          <table:table-cell table:style-name="ce270" office:value-type="string" calcext:value-type="string">
            <text:p>O</text:p>
          </table:table-cell>
          <table:table-cell office:value-type="string" calcext:value-type="string">
            <text:p>J</text:p>
          </table:table-cell>
          <table:table-cell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139];[.$Z139];[.$AA139];[.$AB139];[.$AC139];[.$AD139];[.$AE139])" office:value-type="string" office:string-value="AJ DO TË VNOJNË" calcext:value-type="string">
            <text:p>AJ DO TË VNOJN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N</text:p>
          </table:table-cell>
          <table:table-cell table:style-name="ce262" office:value-type="string" calcext:value-type="string">
            <text:p>O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office:value-type="string" calcext:value-type="string">
            <text:p>NË</text:p>
          </table:table-cell>
          <table:table-cell/>
          <table:table-cell table:style-name="ce256" table:formula="of:=CONCATENATE([.$AF$4];[.$AG139];[.$AH139];[.$AI139];[.$AJ139];[.$AK139];[.$AL139];[.$AM139])" office:value-type="string" office:string-value="NA DO TË VNOJMI" calcext:value-type="string">
            <text:p>NA DO TË VNOJM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N</text:p>
          </table:table-cell>
          <table:table-cell table:style-name="ce270" office:value-type="string" calcext:value-type="string">
            <text:p>O</text:p>
          </table:table-cell>
          <table:table-cell office:value-type="string" calcext:value-type="string">
            <text:p>J</text:p>
          </table:table-cell>
          <table:table-cell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139];[.$AP139];[.$AQ139];[.$AR139];[.$AS139];[.$AT139];[.$AU139])" office:value-type="string" office:string-value="JU DO TË VNOJNI" calcext:value-type="string">
            <text:p>JU DO TË VNOJ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VN</text:p>
          </table:table-cell>
          <table:table-cell table:style-name="ce270" office:value-type="string" calcext:value-type="string">
            <text:p>O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39];[.$AX139];[.$AY139];[.$AZ139];[.$BA139];[.$BB139];[.$BC139])" office:value-type="string" office:string-value="ATO DO TË VNOJNË" calcext:value-type="string">
            <text:p>ATO DO TË VNOJN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N</text:p>
          </table:table-cell>
          <table:table-cell table:style-name="ce262" office:value-type="string" calcext:value-type="string">
            <text:p>O</text:p>
          </table:table-cell>
          <table:table-cell office:value-type="string" calcext:value-type="string">
            <text:p>J</text:p>
          </table:table-cell>
          <table:table-cell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9" calcext:value-type="float">
            <text:p>0 019</text:p>
          </table:table-cell>
          <table:table-cell table:style-name="ce248" office:value-type="string" calcext:value-type="string">
            <text:p>VË (mettre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140];[.$J140];[.$K140];[.$L140];[.$M140];[.$N140];[.$O140])" office:value-type="string" office:string-value="UNÊ DO TË VIJA" calcext:value-type="string">
            <text:p>UNÊ DO TË VIJ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140];[.$R140];[.$S140];[.$T140];[.$U140];[.$V140];[.$W140])" office:value-type="string" office:string-value="TÉ DO TË VIJE" calcext:value-type="string">
            <text:p>TÉ DO TË VIJ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140];[.$Z140];[.$AA140];[.$AB140];[.$AC140];[.$AD140];[.$AE140])" office:value-type="string" office:string-value="AJ DO TË VINTE" calcext:value-type="string">
            <text:p>AJ DO TË VIN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N</text:p>
          </table:table-cell>
          <table:table-cell table:style-name="ce266"/>
          <table:table-cell office:value-type="string" calcext:value-type="string">
            <text:p>TE</text:p>
          </table:table-cell>
          <table:table-cell/>
          <table:table-cell table:style-name="ce256" table:formula="of:=CONCATENATE([.$AF$4];[.$AG140];[.$AH140];[.$AI140];[.$AJ140];[.$AK140];[.$AL140];[.$AM140])" office:value-type="string" office:string-value="NA DO TË VINIM" calcext:value-type="string">
            <text:p>NA DO TË VIN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140];[.$AP140];[.$AQ140];[.$AR140];[.$AS140];[.$AT140];[.$AU140])" office:value-type="string" office:string-value="JU DO TË VINIT" calcext:value-type="string">
            <text:p>JU DO TË VINIT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40];[.$AX140];[.$AY140];[.$AZ140];[.$BA140];[.$BB140];[.$BC140])" office:value-type="string" office:string-value="ATO DO TË VININ" calcext:value-type="string">
            <text:p>ATO DO TË VIN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19" calcext:value-type="float">
            <text:p>0 019</text:p>
          </table:table-cell>
          <table:table-cell table:style-name="ce248" office:value-type="string" calcext:value-type="string">
            <text:p>VË (mettre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141];[.$J141];[.$K141];[.$L141];[.$M141];[.$N141];[.$O141])" office:value-type="string" office:string-value="UNÊ DO TË VIJJA" calcext:value-type="string">
            <text:p>UNÊ DO TË VIJJ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J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141];[.$R141];[.$S141];[.$T141];[.$U141];[.$V141];[.$W141])" office:value-type="string" office:string-value="TÉ DO TË VIJJE" calcext:value-type="string">
            <text:p>TÉ DO TË VIJJ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141];[.$Z141];[.$AA141];[.$AB141];[.$AC141];[.$AD141];[.$AE141])" office:value-type="string" office:string-value="AJ DO TË VIJTE" calcext:value-type="string">
            <text:p>AJ DO TË VIJ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office:value-type="string" calcext:value-type="string">
            <text:p>TE</text:p>
          </table:table-cell>
          <table:table-cell/>
          <table:table-cell table:style-name="ce256" table:formula="of:=CONCATENATE([.$AF$4];[.$AG141];[.$AH141];[.$AI141];[.$AJ141];[.$AK141];[.$AL141];[.$AM141])" office:value-type="string" office:string-value="NA DO TË VIJNIM" calcext:value-type="string">
            <text:p>NA DO TË VIJN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141];[.$AP141];[.$AQ141];[.$AR141];[.$AS141];[.$AT141];[.$AU141])" office:value-type="string" office:string-value="JU DO TË VIJNIT" calcext:value-type="string">
            <text:p>JU DO TË VIJNIT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41];[.$AX141];[.$AY141];[.$AZ141];[.$BA141];[.$BB141];[.$BC141])" office:value-type="string" office:string-value="ATO DO TË VIJNIN" calcext:value-type="string">
            <text:p>ATO DO TË VIJN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8" calcext:value-type="float">
            <text:p>0 018</text:p>
          </table:table-cell>
          <table:table-cell table:style-name="ce248" office:value-type="string" calcext:value-type="string">
            <text:p>VETE (alle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142];[.$J142];[.$K142];[.$L142];[.$M142];[.$N142];[.$O142])" office:value-type="string" office:string-value="UNÊ VETE" calcext:value-type="string">
            <text:p>UNÊ VETE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style-name="ce265" table:number-columns-repeated="2"/>
          <table:table-cell table:style-name="ce265" office:value-type="string" calcext:value-type="string">
            <text:p>TE</text:p>
          </table:table-cell>
          <table:table-cell table:style-name="ce265"/>
          <table:table-cell table:style-name="ce268" table:formula="of:=CONCATENATE([.$P$4];[.$Q142];[.$R142];[.$S142];[.$T142];[.$U142];[.$V142];[.$W142])" office:value-type="string" office:string-value="TÉ VETE" calcext:value-type="string">
            <text:p>TÉ VETE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TE</text:p>
          </table:table-cell>
          <table:table-cell table:style-name="ce265"/>
          <table:table-cell table:style-name="ce271" table:formula="of:=CONCATENATE([.$X$4];[.$Y142];[.$Z142];[.$AA142];[.$AB142];[.$AC142];[.$AD142];[.$AE142])" office:value-type="string" office:string-value="AJ VETE" calcext:value-type="string">
            <text:p>AJ VETE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style-name="ce266" table:number-columns-repeated="2"/>
          <table:table-cell office:value-type="string" calcext:value-type="string">
            <text:p>TE</text:p>
          </table:table-cell>
          <table:table-cell/>
          <table:table-cell table:style-name="ce256" table:formula="of:=CONCATENATE([.$AF$4];[.$AG142];[.$AH142];[.$AI142];[.$AJ142];[.$AK142];[.$AL142];[.$AM142])" office:value-type="string" office:string-value="NA VEMI" calcext:value-type="string">
            <text:p>NA VEMI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142];[.$AP142];[.$AQ142];[.$AR142];[.$AS142];[.$AT142];[.$AU142])" office:value-type="string" office:string-value="JU VENI" calcext:value-type="string">
            <text:p>JU VENI</text:p>
          </table:table-cell>
          <table:table-cell table:style-name="ce259"/>
          <table:table-cell table:style-name="ce257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42];[.$AX142];[.$AY142];[.$AZ142];[.$BA142];[.$BB142];[.$BC142])" office:value-type="string" office:string-value="ATO VENË" calcext:value-type="string">
            <text:p>ATO VENË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18" calcext:value-type="float">
            <text:p>0 018</text:p>
          </table:table-cell>
          <table:table-cell table:style-name="ce248" office:value-type="string" calcext:value-type="string">
            <text:p>VETE (alle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143];[.$J143];[.$K143];[.$L143];[.$M143];[.$N143];[.$O143])" office:value-type="string" office:string-value="UNÊ VETE" calcext:value-type="string">
            <text:p>UNÊ VETE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style-name="ce265" table:number-columns-repeated="2"/>
          <table:table-cell table:style-name="ce265" office:value-type="string" calcext:value-type="string">
            <text:p>TE</text:p>
          </table:table-cell>
          <table:table-cell table:style-name="ce265"/>
          <table:table-cell table:style-name="ce268" table:formula="of:=CONCATENATE([.$P$4];[.$Q143];[.$R143];[.$S143];[.$T143];[.$U143];[.$V143];[.$W143])" office:value-type="string" office:string-value="TÉ VETE" calcext:value-type="string">
            <text:p>TÉ VETE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TE</text:p>
          </table:table-cell>
          <table:table-cell table:style-name="ce265"/>
          <table:table-cell table:style-name="ce271" table:formula="of:=CONCATENATE([.$X$4];[.$Y143];[.$Z143];[.$AA143];[.$AB143];[.$AC143];[.$AD143];[.$AE143])" office:value-type="string" office:string-value="AJ VETE" calcext:value-type="string">
            <text:p>AJ VETE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style-name="ce266" table:number-columns-repeated="2"/>
          <table:table-cell office:value-type="string" calcext:value-type="string">
            <text:p>TE</text:p>
          </table:table-cell>
          <table:table-cell/>
          <table:table-cell table:style-name="ce256" table:formula="of:=CONCATENATE([.$AF$4];[.$AG143];[.$AH143];[.$AI143];[.$AJ143];[.$AK143];[.$AL143];[.$AM143])" office:value-type="string" office:string-value="NA VEMI" calcext:value-type="string">
            <text:p>NA VEMI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143];[.$AP143];[.$AQ143];[.$AR143];[.$AS143];[.$AT143];[.$AU143])" office:value-type="string" office:string-value="JU VENI" calcext:value-type="string">
            <text:p>JU VENI</text:p>
          </table:table-cell>
          <table:table-cell table:style-name="ce259"/>
          <table:table-cell table:style-name="ce257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43];[.$AX143];[.$AY143];[.$AZ143];[.$BA143];[.$BB143];[.$BC143])" office:value-type="string" office:string-value="ATO VENË" calcext:value-type="string">
            <text:p>ATO VENË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8" calcext:value-type="float">
            <text:p>0 018</text:p>
          </table:table-cell>
          <table:table-cell table:style-name="ce248" office:value-type="string" calcext:value-type="string">
            <text:p>VETE (alle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144];[.$J144];[.$K144];[.$L144];[.$M144];[.$N144];[.$O144])" office:value-type="string" office:string-value="UNÊ VEJA" calcext:value-type="string">
            <text:p>UNÊ VEJA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style-name="ce265" table:number-columns-repeated="2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144];[.$R144];[.$S144];[.$T144];[.$U144];[.$V144];[.$W144])" office:value-type="string" office:string-value="TÉ VEJE" calcext:value-type="string">
            <text:p>TÉ VEJE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144];[.$Z144];[.$AA144];[.$AB144];[.$AC144];[.$AD144];[.$AE144])" office:value-type="string" office:string-value="AJ VENTE" calcext:value-type="string">
            <text:p>AJ VENTE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style-name="ce266" office:value-type="string" calcext:value-type="string">
            <text:p>N</text:p>
          </table:table-cell>
          <table:table-cell table:style-name="ce266"/>
          <table:table-cell office:value-type="string" calcext:value-type="string">
            <text:p>TE</text:p>
          </table:table-cell>
          <table:table-cell/>
          <table:table-cell table:style-name="ce256" table:formula="of:=CONCATENATE([.$AF$4];[.$AG144];[.$AH144];[.$AI144];[.$AJ144];[.$AK144];[.$AL144];[.$AM144])" office:value-type="string" office:string-value="NA VENIM" calcext:value-type="string">
            <text:p>NA VENIM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144];[.$AP144];[.$AQ144];[.$AR144];[.$AS144];[.$AT144];[.$AU144])" office:value-type="string" office:string-value="JU VENIT" calcext:value-type="string">
            <text:p>JU VENIT</text:p>
          </table:table-cell>
          <table:table-cell table:style-name="ce259"/>
          <table:table-cell table:style-name="ce257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table:style-name="ce266" table:number-columns-repeated="2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44];[.$AX144];[.$AY144];[.$AZ144];[.$BA144];[.$BB144];[.$BC144])" office:value-type="string" office:string-value="ATO VENIN" calcext:value-type="string">
            <text:p>ATO VENIN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18" calcext:value-type="float">
            <text:p>0 018</text:p>
          </table:table-cell>
          <table:table-cell table:style-name="ce248" office:value-type="string" calcext:value-type="string">
            <text:p>VETE (alle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145];[.$J145];[.$K145];[.$L145];[.$M145];[.$N145];[.$O145])" office:value-type="string" office:string-value="UNÊ VEJJA" calcext:value-type="string">
            <text:p>UNÊ VEJJA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J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145];[.$R145];[.$S145];[.$T145];[.$U145];[.$V145];[.$W145])" office:value-type="string" office:string-value="TÉ VEJJE" calcext:value-type="string">
            <text:p>TÉ VEJJE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145];[.$Z145];[.$AA145];[.$AB145];[.$AC145];[.$AD145];[.$AE145])" office:value-type="string" office:string-value="AJ VEJTE" calcext:value-type="string">
            <text:p>AJ VEJTE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office:value-type="string" calcext:value-type="string">
            <text:p>TE</text:p>
          </table:table-cell>
          <table:table-cell/>
          <table:table-cell table:style-name="ce256" table:formula="of:=CONCATENATE([.$AF$4];[.$AG145];[.$AH145];[.$AI145];[.$AJ145];[.$AK145];[.$AL145];[.$AM145])" office:value-type="string" office:string-value="NA VEJNIM" calcext:value-type="string">
            <text:p>NA VEJNIM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145];[.$AP145];[.$AQ145];[.$AR145];[.$AS145];[.$AT145];[.$AU145])" office:value-type="string" office:string-value="JU VEJNIT" calcext:value-type="string">
            <text:p>JU VEJNIT</text:p>
          </table:table-cell>
          <table:table-cell table:style-name="ce259"/>
          <table:table-cell table:style-name="ce257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45];[.$AX145];[.$AY145];[.$AZ145];[.$BA145];[.$BB145];[.$BC145])" office:value-type="string" office:string-value="ATO VEJNIN" calcext:value-type="string">
            <text:p>ATO VEJNIN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18" calcext:value-type="float">
            <text:p>0 018</text:p>
          </table:table-cell>
          <table:table-cell table:style-name="ce248" office:value-type="string" calcext:value-type="string">
            <text:p>VETE (all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146];[.$J146];[.$K146];[.$L146];[.$M146];[.$N146];[.$O146])" office:value-type="string" office:string-value="UNÊ DO TË VEJTE" calcext:value-type="string">
            <text:p>UNÊ DO TË VEJ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J</text:p>
          </table:table-cell>
          <table:table-cell table:style-name="ce265"/>
          <table:table-cell table:style-name="ce265" office:value-type="string" calcext:value-type="string">
            <text:p>TE</text:p>
          </table:table-cell>
          <table:table-cell table:style-name="ce265"/>
          <table:table-cell table:style-name="ce268" table:formula="of:=CONCATENATE([.$P$4];[.$Q146];[.$R146];[.$S146];[.$T146];[.$U146];[.$V146];[.$W146])" office:value-type="string" office:string-value="TÉ DO TË VEJSH" calcext:value-type="string">
            <text:p>TÉ DO TË VEJ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146];[.$Z146];[.$AA146];[.$AB146];[.$AC146];[.$AD146];[.$AE146])" office:value-type="string" office:string-value="AJ DO TË VEJË" calcext:value-type="string">
            <text:p>AJ DO TË VEJ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office:value-type="string" calcext:value-type="string">
            <text:p>Ë</text:p>
          </table:table-cell>
          <table:table-cell/>
          <table:table-cell table:style-name="ce256" table:formula="of:=CONCATENATE([.$AF$4];[.$AG146];[.$AH146];[.$AI146];[.$AJ146];[.$AK146];[.$AL146];[.$AM146])" office:value-type="string" office:string-value="NA DO TË VEJMI" calcext:value-type="string">
            <text:p>NA DO TË VEJM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146];[.$AP146];[.$AQ146];[.$AR146];[.$AS146];[.$AT146];[.$AU146])" office:value-type="string" office:string-value="JU DO TË VEJNI" calcext:value-type="string">
            <text:p>JU DO TË VEJ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46];[.$AX146];[.$AY146];[.$AZ146];[.$BA146];[.$BB146];[.$BC146])" office:value-type="string" office:string-value="ATO DO TË VEJNË" calcext:value-type="string">
            <text:p>ATO DO TË VEJN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8" calcext:value-type="float">
            <text:p>0 018</text:p>
          </table:table-cell>
          <table:table-cell table:style-name="ce248" office:value-type="string" calcext:value-type="string">
            <text:p>VETE (all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147];[.$J147];[.$K147];[.$L147];[.$M147];[.$N147];[.$O147])" office:value-type="string" office:string-value="UNÊ DO TË VETE" calcext:value-type="string">
            <text:p>UNÊ DO TË VE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style-name="ce265" table:number-columns-repeated="2"/>
          <table:table-cell table:style-name="ce265" office:value-type="string" calcext:value-type="string">
            <text:p>TE</text:p>
          </table:table-cell>
          <table:table-cell table:style-name="ce265"/>
          <table:table-cell table:style-name="ce268" table:formula="of:=CONCATENATE([.$P$4];[.$Q147];[.$R147];[.$S147];[.$T147];[.$U147];[.$V147];[.$W147])" office:value-type="string" office:string-value="TÉ DO TË VESH" calcext:value-type="string">
            <text:p>TÉ DO TË VE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147];[.$Z147];[.$AA147];[.$AB147];[.$AC147];[.$AD147];[.$AE147])" office:value-type="string" office:string-value="AJ DO TË VEJË" calcext:value-type="string">
            <text:p>AJ DO TË VEJ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office:value-type="string" calcext:value-type="string">
            <text:p>Ë</text:p>
          </table:table-cell>
          <table:table-cell/>
          <table:table-cell table:style-name="ce256" table:formula="of:=CONCATENATE([.$AF$4];[.$AG147];[.$AH147];[.$AI147];[.$AJ147];[.$AK147];[.$AL147];[.$AM147])" office:value-type="string" office:string-value="NA DO TË VEMI" calcext:value-type="string">
            <text:p>NA DO TË VEMI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147];[.$AP147];[.$AQ147];[.$AR147];[.$AS147];[.$AT147];[.$AU147])" office:value-type="string" office:string-value="JU DO TË VENI" calcext:value-type="string">
            <text:p>JU DO TË VE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47];[.$AX147];[.$AY147];[.$AZ147];[.$BA147];[.$BB147];[.$BC147])" office:value-type="string" office:string-value="ATO DO TË VENË" calcext:value-type="string">
            <text:p>ATO DO TË VEN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18" calcext:value-type="float">
            <text:p>0 018</text:p>
          </table:table-cell>
          <table:table-cell table:style-name="ce248" office:value-type="string" calcext:value-type="string">
            <text:p>VETE (alle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148];[.$J148];[.$K148];[.$L148];[.$M148];[.$N148];[.$O148])" office:value-type="string" office:string-value="UNÊ DO TË VEJA" calcext:value-type="string">
            <text:p>UNÊ DO TË VEJ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style-name="ce265" table:number-columns-repeated="2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148];[.$R148];[.$S148];[.$T148];[.$U148];[.$V148];[.$W148])" office:value-type="string" office:string-value="TÉ DO TË VEJE" calcext:value-type="string">
            <text:p>TÉ DO TË VEJ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148];[.$Z148];[.$AA148];[.$AB148];[.$AC148];[.$AD148];[.$AE148])" office:value-type="string" office:string-value="AJ DO TË VENTE" calcext:value-type="string">
            <text:p>AJ DO TË VEN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style-name="ce266" office:value-type="string" calcext:value-type="string">
            <text:p>N</text:p>
          </table:table-cell>
          <table:table-cell table:style-name="ce266"/>
          <table:table-cell office:value-type="string" calcext:value-type="string">
            <text:p>TE</text:p>
          </table:table-cell>
          <table:table-cell/>
          <table:table-cell table:style-name="ce256" table:formula="of:=CONCATENATE([.$AF$4];[.$AG148];[.$AH148];[.$AI148];[.$AJ148];[.$AK148];[.$AL148];[.$AM148])" office:value-type="string" office:string-value="NA DO TË VENIM" calcext:value-type="string">
            <text:p>NA DO TË VEN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148];[.$AP148];[.$AQ148];[.$AR148];[.$AS148];[.$AT148];[.$AU148])" office:value-type="string" office:string-value="JU DO TË VENIT" calcext:value-type="string">
            <text:p>JU DO TË VENIT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table:style-name="ce266" table:number-columns-repeated="2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48];[.$AX148];[.$AY148];[.$AZ148];[.$BA148];[.$BB148];[.$BC148])" office:value-type="string" office:string-value="ATO DO TË VENIN" calcext:value-type="string">
            <text:p>ATO DO TË VEN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number-columns-repeated="2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18" calcext:value-type="float">
            <text:p>0 018</text:p>
          </table:table-cell>
          <table:table-cell table:style-name="ce248" office:value-type="string" calcext:value-type="string">
            <text:p>VETE (alle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149];[.$J149];[.$K149];[.$L149];[.$M149];[.$N149];[.$O149])" office:value-type="string" office:string-value="UNÊ DO TË VEJJA" calcext:value-type="string">
            <text:p>UNÊ DO TË VEJJ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style-name="ce265" office:value-type="string" calcext:value-type="string">
            <text:p>J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149];[.$R149];[.$S149];[.$T149];[.$U149];[.$V149];[.$W149])" office:value-type="string" office:string-value="TÉ DO TË VEJJE" calcext:value-type="string">
            <text:p>TÉ DO TË VEJJ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149];[.$Z149];[.$AA149];[.$AB149];[.$AC149];[.$AD149];[.$AE149])" office:value-type="string" office:string-value="AJ DO TË VEJTE" calcext:value-type="string">
            <text:p>AJ DO TË VEJ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office:value-type="string" calcext:value-type="string">
            <text:p>TE</text:p>
          </table:table-cell>
          <table:table-cell/>
          <table:table-cell table:style-name="ce256" table:formula="of:=CONCATENATE([.$AF$4];[.$AG149];[.$AH149];[.$AI149];[.$AJ149];[.$AK149];[.$AL149];[.$AM149])" office:value-type="string" office:string-value="NA DO TË VEJNIM" calcext:value-type="string">
            <text:p>NA DO TË VEJN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149];[.$AP149];[.$AQ149];[.$AR149];[.$AS149];[.$AT149];[.$AU149])" office:value-type="string" office:string-value="JU DO TË VEJNIT" calcext:value-type="string">
            <text:p>JU DO TË VEJNIT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V</text:p>
          </table:table-cell>
          <table:table-cell table:style-name="ce270" office:value-type="string" calcext:value-type="string">
            <text:p>E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49];[.$AX149];[.$AY149];[.$AZ149];[.$BA149];[.$BB149];[.$BC149])" office:value-type="string" office:string-value="ATO DO TË VEJNIN" calcext:value-type="string">
            <text:p>ATO DO TË VEJN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E</text:p>
          </table:table-cell>
          <table:table-cell office:value-type="string" calcext:value-type="string">
            <text:p>J</text:p>
          </table:table-cell>
          <table:table-cell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/>
          <table:table-cell table:style-name="ce242" office:value-type="float" office:value="5" calcext:value-type="float">
            <text:p>0 005</text:p>
          </table:table-cell>
          <table:table-cell table:style-name="ce248" office:value-type="string" calcext:value-type="string">
            <text:p>VIJ (vëni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150];[.$J150];[.$K150];[.$L150];[.$M150];[.$N150];[.$O150])" office:value-type="string" office:string-value="UNÊ VIJ" calcext:value-type="string">
            <text:p>UNÊ VIJ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J</text:p>
          </table:table-cell>
          <table:table-cell table:style-name="ce265" table:number-columns-repeated="3"/>
          <table:table-cell table:style-name="ce268" table:formula="of:=CONCATENATE([.$P$4];[.$Q150];[.$R150];[.$S150];[.$T150];[.$U150];[.$V150];[.$W150])" office:value-type="string" office:string-value="TÉ VJEN" calcext:value-type="string">
            <text:p>TÉ VJEN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70"/>
          <table:table-cell office:value-type="string" calcext:value-type="string">
            <text:p>J</text:p>
          </table:table-cell>
          <table:table-cell/>
          <table:table-cell table:style-name="ce265" office:value-type="string" calcext:value-type="string">
            <text:p>EN</text:p>
          </table:table-cell>
          <table:table-cell table:style-name="ce265"/>
          <table:table-cell table:style-name="ce271" table:formula="of:=CONCATENATE([.$X$4];[.$Y150];[.$Z150];[.$AA150];[.$AB150];[.$AC150];[.$AD150];[.$AE150])" office:value-type="string" office:string-value="AJ VJEN" calcext:value-type="string">
            <text:p>AJ VJEN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/>
          <table:table-cell table:style-name="ce266" office:value-type="string" calcext:value-type="string">
            <text:p>J</text:p>
          </table:table-cell>
          <table:table-cell table:style-name="ce266"/>
          <table:table-cell office:value-type="string" calcext:value-type="string">
            <text:p>EN</text:p>
          </table:table-cell>
          <table:table-cell/>
          <table:table-cell table:style-name="ce256" table:formula="of:=CONCATENATE([.$AF$4];[.$AG150];[.$AH150];[.$AI150];[.$AJ150];[.$AK150];[.$AL150];[.$AM150])" office:value-type="string" office:string-value="NA VIMË" calcext:value-type="string">
            <text:p>NA VIMË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MË</text:p>
          </table:table-cell>
          <table:table-cell table:style-name="ce265"/>
          <table:table-cell table:style-name="ce256" table:formula="of:=CONCATENATE([.$AN$4];[.$AO150];[.$AP150];[.$AQ150];[.$AR150];[.$AS150];[.$AT150];[.$AU150])" office:value-type="string" office:string-value="JU VINI" calcext:value-type="string">
            <text:p>JU VINI</text:p>
          </table:table-cell>
          <table:table-cell table:style-name="ce259"/>
          <table:table-cell table:style-name="ce257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50];[.$AX150];[.$AY150];[.$AZ150];[.$BA150];[.$BB150];[.$BC150])" office:value-type="string" office:string-value="ATO VINË" calcext:value-type="string">
            <text:p>ATO VINË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5" calcext:value-type="float">
            <text:p>0 005</text:p>
          </table:table-cell>
          <table:table-cell table:style-name="ce248" office:value-type="string" calcext:value-type="string">
            <text:p>VIJ (vëni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151];[.$J151];[.$K151];[.$L151];[.$M151];[.$N151];[.$O151])" office:value-type="string" office:string-value="UNÊ VIJA" calcext:value-type="string">
            <text:p>UNÊ VIJA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151];[.$R151];[.$S151];[.$T151];[.$U151];[.$V151];[.$W151])" office:value-type="string" office:string-value="TÉ VIJE" calcext:value-type="string">
            <text:p>TÉ VIJE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151];[.$Z151];[.$AA151];[.$AB151];[.$AC151];[.$AD151];[.$AE151])" office:value-type="string" office:string-value="AJ VINTE" calcext:value-type="string">
            <text:p>AJ VINTE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N</text:p>
          </table:table-cell>
          <table:table-cell table:style-name="ce266"/>
          <table:table-cell office:value-type="string" calcext:value-type="string">
            <text:p>TE</text:p>
          </table:table-cell>
          <table:table-cell/>
          <table:table-cell table:style-name="ce256" table:formula="of:=CONCATENATE([.$AF$4];[.$AG151];[.$AH151];[.$AI151];[.$AJ151];[.$AK151];[.$AL151];[.$AM151])" office:value-type="string" office:string-value="NA VINIM" calcext:value-type="string">
            <text:p>NA VINIM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151];[.$AP151];[.$AQ151];[.$AR151];[.$AS151];[.$AT151];[.$AU151])" office:value-type="string" office:string-value="JU VINIT" calcext:value-type="string">
            <text:p>JU VINIT</text:p>
          </table:table-cell>
          <table:table-cell table:style-name="ce259"/>
          <table:table-cell table:style-name="ce257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51];[.$AX151];[.$AY151];[.$AZ151];[.$BA151];[.$BB151];[.$BC151])" office:value-type="string" office:string-value="ATO VININ" calcext:value-type="string">
            <text:p>ATO VININ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5" calcext:value-type="float">
            <text:p>0 005</text:p>
          </table:table-cell>
          <table:table-cell table:style-name="ce248" office:value-type="string" calcext:value-type="string">
            <text:p>VIJ (vëni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152];[.$J152];[.$K152];[.$L152];[.$M152];[.$N152];[.$O152])" office:value-type="string" office:string-value="UNÊ DO TË VIJ" calcext:value-type="string">
            <text:p>UNÊ DO TË VIJ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J</text:p>
          </table:table-cell>
          <table:table-cell table:style-name="ce265" table:number-columns-repeated="3"/>
          <table:table-cell table:style-name="ce268" table:formula="of:=CONCATENATE([.$P$4];[.$Q152];[.$R152];[.$S152];[.$T152];[.$U152];[.$V152];[.$W152])" office:value-type="string" office:string-value="TÉ DO TË VISH" calcext:value-type="string">
            <text:p>TÉ DO TË VI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152];[.$Z152];[.$AA152];[.$AB152];[.$AC152];[.$AD152];[.$AE152])" office:value-type="string" office:string-value="AJ DO TË VIJË" calcext:value-type="string">
            <text:p>AJ DO TË VIJ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J</text:p>
          </table:table-cell>
          <table:table-cell table:style-name="ce266"/>
          <table:table-cell office:value-type="string" calcext:value-type="string">
            <text:p>Ë</text:p>
          </table:table-cell>
          <table:table-cell/>
          <table:table-cell table:style-name="ce256" table:formula="of:=CONCATENATE([.$AF$4];[.$AG152];[.$AH152];[.$AI152];[.$AJ152];[.$AK152];[.$AL152];[.$AM152])" office:value-type="string" office:string-value="NA DO TË VIMË" calcext:value-type="string">
            <text:p>NA DO TË VIM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MË</text:p>
          </table:table-cell>
          <table:table-cell table:style-name="ce265"/>
          <table:table-cell table:style-name="ce256" table:formula="of:=CONCATENATE([.$AN$4];[.$AO152];[.$AP152];[.$AQ152];[.$AR152];[.$AS152];[.$AT152];[.$AU152])" office:value-type="string" office:string-value="JU DO TË VINI" calcext:value-type="string">
            <text:p>JU DO TË VI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52];[.$AX152];[.$AY152];[.$AZ152];[.$BA152];[.$BB152];[.$BC152])" office:value-type="string" office:string-value="ATO DO TË VINË" calcext:value-type="string">
            <text:p>ATO DO TË VIN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NË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5" calcext:value-type="float">
            <text:p>0 005</text:p>
          </table:table-cell>
          <table:table-cell table:style-name="ce248" office:value-type="string" calcext:value-type="string">
            <text:p>VIJ (vëni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B.J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153];[.$J153];[.$K153];[.$L153];[.$M153];[.$N153];[.$O153])" office:value-type="string" office:string-value="UNÊ DO TË VIJA" calcext:value-type="string">
            <text:p>UNÊ DO TË VIJ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5" table:number-columns-repeated="2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153];[.$R153];[.$S153];[.$T153];[.$U153];[.$V153];[.$W153])" office:value-type="string" office:string-value="TÉ DO TË VIJE" calcext:value-type="string">
            <text:p>TÉ DO TË VIJ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153];[.$Z153];[.$AA153];[.$AB153];[.$AC153];[.$AD153];[.$AE153])" office:value-type="string" office:string-value="AJ DO TË VINTE" calcext:value-type="string">
            <text:p>AJ DO TË VIN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N</text:p>
          </table:table-cell>
          <table:table-cell table:style-name="ce266"/>
          <table:table-cell office:value-type="string" calcext:value-type="string">
            <text:p>TE</text:p>
          </table:table-cell>
          <table:table-cell/>
          <table:table-cell table:style-name="ce256" table:formula="of:=CONCATENATE([.$AF$4];[.$AG153];[.$AH153];[.$AI153];[.$AJ153];[.$AK153];[.$AL153];[.$AM153])" office:value-type="string" office:string-value="NA DO TË VINIM" calcext:value-type="string">
            <text:p>NA DO TË VIN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153];[.$AP153];[.$AQ153];[.$AR153];[.$AS153];[.$AT153];[.$AU153])" office:value-type="string" office:string-value="JU DO TË VINIT" calcext:value-type="string">
            <text:p>JU DO TË VINIT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V</text:p>
          </table:table-cell>
          <table:table-cell table:style-name="ce270" office:value-type="string" calcext:value-type="string">
            <text:p>I</text:p>
          </table:table-cell>
          <table:table-cell table:style-name="ce266" table:number-columns-repeated="2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53];[.$AX153];[.$AY153];[.$AZ153];[.$BA153];[.$BB153];[.$BC153])" office:value-type="string" office:string-value="ATO DO TË VININ" calcext:value-type="string">
            <text:p>ATO DO TË VIN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</text:p>
          </table:table-cell>
          <table:table-cell table:style-name="ce262" office:value-type="string" calcext:value-type="string">
            <text:p>I</text:p>
          </table:table-cell>
          <table:table-cell table:number-columns-repeated="2"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7" calcext:value-type="float">
            <text:p>0 027</text:p>
          </table:table-cell>
          <table:table-cell table:style-name="ce248" office:value-type="string" calcext:value-type="string">
            <text:p>VRAS (blesse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B.S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154];[.$J154];[.$K154];[.$L154];[.$M154];[.$N154];[.$O154])" office:value-type="string" office:string-value="UNÊ VRAS" calcext:value-type="string">
            <text:p>UNÊ VRAS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/>
          <table:table-cell table:style-name="ce265" office:value-type="string" calcext:value-type="string">
            <text:p>R</text:p>
          </table:table-cell>
          <table:table-cell table:style-name="ce265"/>
          <table:table-cell table:style-name="ce265" office:value-type="string" calcext:value-type="string">
            <text:p>AS</text:p>
          </table:table-cell>
          <table:table-cell table:style-name="ce265"/>
          <table:table-cell table:style-name="ce268" table:formula="of:=CONCATENATE([.$P$4];[.$Q154];[.$R154];[.$S154];[.$T154];[.$U154];[.$V154];[.$W154])" office:value-type="string" office:string-value="TÉ VRÊT" calcext:value-type="string">
            <text:p>TÉ VRÊT</text:p>
          </table:table-cell>
          <table:table-cell table:style-name="ce259"/>
          <table:table-cell table:style-name="ce261" office:value-type="string" calcext:value-type="string">
            <text:p>VR</text:p>
          </table:table-cell>
          <table:table-cell table:style-name="ce270"/>
          <table:table-cell table:number-columns-repeated="2"/>
          <table:table-cell table:style-name="ce265" office:value-type="string" calcext:value-type="string">
            <text:p>ÊT</text:p>
          </table:table-cell>
          <table:table-cell table:style-name="ce265"/>
          <table:table-cell table:style-name="ce271" table:formula="of:=CONCATENATE([.$X$4];[.$Y154];[.$Z154];[.$AA154];[.$AB154];[.$AC154];[.$AD154];[.$AE154])" office:value-type="string" office:string-value="AJ VRÊT" calcext:value-type="string">
            <text:p>AJ VRÊT</text:p>
          </table:table-cell>
          <table:table-cell table:style-name="ce259"/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Ê</text:p>
          </table:table-cell>
          <table:table-cell table:style-name="ce266" table:number-columns-repeated="2"/>
          <table:table-cell office:value-type="string" calcext:value-type="string">
            <text:p>T</text:p>
          </table:table-cell>
          <table:table-cell/>
          <table:table-cell table:style-name="ce256" table:formula="of:=CONCATENATE([.$AF$4];[.$AG154];[.$AH154];[.$AI154];[.$AJ154];[.$AK154];[.$AL154];[.$AM154])" office:value-type="string" office:string-value="NA VRASIM" calcext:value-type="string">
            <text:p>NA VRASIM</text:p>
          </table:table-cell>
          <table:table-cell table:style-name="ce259"/>
          <table:table-cell table:style-name="ce261" office:value-type="string" calcext:value-type="string">
            <text:p>VR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/>
          <table:table-cell table:style-name="ce265" office:value-type="string" calcext:value-type="string">
            <text:p>IM</text:p>
          </table:table-cell>
          <table:table-cell table:style-name="ce265"/>
          <table:table-cell table:style-name="ce256" table:formula="of:=CONCATENATE([.$AN$4];[.$AO154];[.$AP154];[.$AQ154];[.$AR154];[.$AS154];[.$AT154];[.$AU154])" office:value-type="string" office:string-value="JU VRASNI" calcext:value-type="string">
            <text:p>JU VRASNI</text:p>
          </table:table-cell>
          <table:table-cell table:style-name="ce259"/>
          <table:table-cell table:style-name="ce257" office:value-type="string" calcext:value-type="string">
            <text:p>VR</text:p>
          </table:table-cell>
          <table:table-cell table:style-name="ce270" office:value-type="string" calcext:value-type="string">
            <text:p>A</text:p>
          </table:table-cell>
          <table:table-cell table:style-name="ce266" office:value-type="string" calcext:value-type="string">
            <text:p>S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54];[.$AX154];[.$AY154];[.$AZ154];[.$BA154];[.$BB154];[.$BC154])" office:value-type="string" office:string-value="ATO VRASIN" calcext:value-type="string">
            <text:p>ATO VRASIN</text:p>
          </table:table-cell>
          <table:table-cell table:style-name="ce259"/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GHEG</text:p>
          </table:table-cell>
          <table:table-cell table:style-name="ce242" office:value-type="float" office:value="27" calcext:value-type="float">
            <text:p>0 027</text:p>
          </table:table-cell>
          <table:table-cell table:style-name="ce248" office:value-type="string" calcext:value-type="string">
            <text:p>VRAS (blesser)</text:p>
          </table:table-cell>
          <table:table-cell table:number-columns-repeated="2" table:style-name="ce250" office:value-type="float" office:value="1" calcext:value-type="float">
            <text:p>01</text:p>
          </table:table-cell>
          <table:table-cell table:style-name="ce248" office:value-type="string" calcext:value-type="string">
            <text:p>B.S</text:p>
          </table:table-cell>
          <table:table-cell table:style-name="ce248" office:value-type="string" calcext:value-type="string">
            <text:p>dëf. e tash.</text:p>
          </table:table-cell>
          <table:table-cell table:style-name="ce255" table:formula="of:=CONCATENATE([.$H$4];[.$I155];[.$J155];[.$K155];[.$L155];[.$M155];[.$N155];[.$O155])" office:value-type="string" office:string-value="UNÊ VRAS" calcext:value-type="string">
            <text:p>UNÊ VRAS</text:p>
          </table:table-cell>
          <table:table-cell table:style-name="ce259"/>
          <table:table-cell table:style-name="ce261" office:value-type="string" calcext:value-type="string">
            <text:p>V</text:p>
          </table:table-cell>
          <table:table-cell table:style-name="ce262"/>
          <table:table-cell table:style-name="ce265" office:value-type="string" calcext:value-type="string">
            <text:p>R</text:p>
          </table:table-cell>
          <table:table-cell table:style-name="ce265"/>
          <table:table-cell table:style-name="ce265" office:value-type="string" calcext:value-type="string">
            <text:p>AS</text:p>
          </table:table-cell>
          <table:table-cell table:style-name="ce265"/>
          <table:table-cell table:style-name="ce268" table:formula="of:=CONCATENATE([.$P$4];[.$Q155];[.$R155];[.$S155];[.$T155];[.$U155];[.$V155];[.$W155])" office:value-type="string" office:string-value="TÉ VRÊT" calcext:value-type="string">
            <text:p>TÉ VRÊT</text:p>
          </table:table-cell>
          <table:table-cell table:style-name="ce259"/>
          <table:table-cell table:style-name="ce261" office:value-type="string" calcext:value-type="string">
            <text:p>VR</text:p>
          </table:table-cell>
          <table:table-cell table:style-name="ce270"/>
          <table:table-cell table:number-columns-repeated="2"/>
          <table:table-cell table:style-name="ce265" office:value-type="string" calcext:value-type="string">
            <text:p>ÊT</text:p>
          </table:table-cell>
          <table:table-cell table:style-name="ce265"/>
          <table:table-cell table:style-name="ce271" table:formula="of:=CONCATENATE([.$X$4];[.$Y155];[.$Z155];[.$AA155];[.$AB155];[.$AC155];[.$AD155];[.$AE155])" office:value-type="string" office:string-value="AJ VRÊT" calcext:value-type="string">
            <text:p>AJ VRÊT</text:p>
          </table:table-cell>
          <table:table-cell table:style-name="ce259"/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Ê</text:p>
          </table:table-cell>
          <table:table-cell table:style-name="ce266" table:number-columns-repeated="2"/>
          <table:table-cell office:value-type="string" calcext:value-type="string">
            <text:p>T</text:p>
          </table:table-cell>
          <table:table-cell/>
          <table:table-cell table:style-name="ce256" table:formula="of:=CONCATENATE([.$AF$4];[.$AG155];[.$AH155];[.$AI155];[.$AJ155];[.$AK155];[.$AL155];[.$AM155])" office:value-type="string" office:string-value="NA VRASMI" calcext:value-type="string">
            <text:p>NA VRASMI</text:p>
          </table:table-cell>
          <table:table-cell table:style-name="ce259"/>
          <table:table-cell table:style-name="ce261" office:value-type="string" calcext:value-type="string">
            <text:p>VR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/>
          <table:table-cell table:style-name="ce265" office:value-type="string" calcext:value-type="string">
            <text:p>MI</text:p>
          </table:table-cell>
          <table:table-cell table:style-name="ce265"/>
          <table:table-cell table:style-name="ce256" table:formula="of:=CONCATENATE([.$AN$4];[.$AO155];[.$AP155];[.$AQ155];[.$AR155];[.$AS155];[.$AT155];[.$AU155])" office:value-type="string" office:string-value="JU VRASNI" calcext:value-type="string">
            <text:p>JU VRASNI</text:p>
          </table:table-cell>
          <table:table-cell table:style-name="ce259"/>
          <table:table-cell table:style-name="ce257" office:value-type="string" calcext:value-type="string">
            <text:p>VR</text:p>
          </table:table-cell>
          <table:table-cell table:style-name="ce270" office:value-type="string" calcext:value-type="string">
            <text:p>A</text:p>
          </table:table-cell>
          <table:table-cell table:style-name="ce266" office:value-type="string" calcext:value-type="string">
            <text:p>S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55];[.$AX155];[.$AY155];[.$AZ155];[.$BA155];[.$BB155];[.$BC155])" office:value-type="string" office:string-value="ATO VRASIN" calcext:value-type="string">
            <text:p>ATO VRASIN</text:p>
          </table:table-cell>
          <table:table-cell table:style-name="ce259"/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7" calcext:value-type="float">
            <text:p>0 027</text:p>
          </table:table-cell>
          <table:table-cell table:style-name="ce248" office:value-type="string" calcext:value-type="string">
            <text:p>VRAS (blesse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B.S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156];[.$J156];[.$K156];[.$L156];[.$M156];[.$N156];[.$O156])" office:value-type="string" office:string-value="UNÊ VRITJA" calcext:value-type="string">
            <text:p>UNÊ VRITJA</text:p>
          </table:table-cell>
          <table:table-cell table:style-name="ce259"/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T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156];[.$R156];[.$S156];[.$T156];[.$U156];[.$V156];[.$W156])" office:value-type="string" office:string-value="TÉ VRITJE" calcext:value-type="string">
            <text:p>TÉ VRITJE</text:p>
          </table:table-cell>
          <table:table-cell table:style-name="ce259"/>
          <table:table-cell table:style-name="ce261" office:value-type="string" calcext:value-type="string">
            <text:p>VR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156];[.$Z156];[.$AA156];[.$AB156];[.$AC156];[.$AD156];[.$AE156])" office:value-type="string" office:string-value="AJ VRISTE" calcext:value-type="string">
            <text:p>AJ VRISTE</text:p>
          </table:table-cell>
          <table:table-cell table:style-name="ce259"/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S</text:p>
          </table:table-cell>
          <table:table-cell table:style-name="ce266"/>
          <table:table-cell office:value-type="string" calcext:value-type="string">
            <text:p>TE</text:p>
          </table:table-cell>
          <table:table-cell/>
          <table:table-cell table:style-name="ce256" table:formula="of:=CONCATENATE([.$AF$4];[.$AG156];[.$AH156];[.$AI156];[.$AJ156];[.$AK156];[.$AL156];[.$AM156])" office:value-type="string" office:string-value="NA VRITNIM" calcext:value-type="string">
            <text:p>NA VRITNIM</text:p>
          </table:table-cell>
          <table:table-cell table:style-name="ce259"/>
          <table:table-cell table:style-name="ce261" office:value-type="string" calcext:value-type="string">
            <text:p>VR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156];[.$AP156];[.$AQ156];[.$AR156];[.$AS156];[.$AT156];[.$AU156])" office:value-type="string" office:string-value="JU VRITNIT" calcext:value-type="string">
            <text:p>JU VRITNIT</text:p>
          </table:table-cell>
          <table:table-cell table:style-name="ce259"/>
          <table:table-cell table:style-name="ce257" office:value-type="string" calcext:value-type="string">
            <text:p>VR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T</text:p>
          </table:table-cell>
          <table:table-cell table:style-name="ce266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56];[.$AX156];[.$AY156];[.$AZ156];[.$BA156];[.$BB156];[.$BC156])" office:value-type="string" office:string-value="ATO VRITNIN" calcext:value-type="string">
            <text:p>ATO VRITNIN</text:p>
          </table:table-cell>
          <table:table-cell table:style-name="ce259"/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7" calcext:value-type="float">
            <text:p>0 027</text:p>
          </table:table-cell>
          <table:table-cell table:style-name="ce248" office:value-type="string" calcext:value-type="string">
            <text:p>VRAS (blesser)</text:p>
          </table:table-cell>
          <table:table-cell table:style-name="ce250" office:value-type="float" office:value="2" calcext:value-type="float">
            <text:p>02</text:p>
          </table:table-cell>
          <table:table-cell table:style-name="ce250" office:value-type="float" office:value="5" calcext:value-type="float">
            <text:p>05</text:p>
          </table:table-cell>
          <table:table-cell table:style-name="ce248" office:value-type="string" calcext:value-type="string">
            <text:p>B.S</text:p>
          </table:table-cell>
          <table:table-cell table:style-name="ce248" office:value-type="string" calcext:value-type="string">
            <text:p>e pakryer. (<text:span text:style-name="T1">imparfait)</text:span></text:p>
          </table:table-cell>
          <table:table-cell table:style-name="ce255" table:formula="of:=CONCATENATE([.$H$4];[.$I157];[.$J157];[.$K157];[.$L157];[.$M157];[.$N157];[.$O157])" office:value-type="string" office:string-value="UNÊ VRITJA" calcext:value-type="string">
            <text:p>UNÊ VRITJA</text:p>
          </table:table-cell>
          <table:table-cell table:style-name="ce259"/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T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157];[.$R157];[.$S157];[.$T157];[.$U157];[.$V157];[.$W157])" office:value-type="string" office:string-value="TÉ VRITJE" calcext:value-type="string">
            <text:p>TÉ VRITJE</text:p>
          </table:table-cell>
          <table:table-cell table:style-name="ce259"/>
          <table:table-cell table:style-name="ce261" office:value-type="string" calcext:value-type="string">
            <text:p>VR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157];[.$Z157];[.$AA157];[.$AB157];[.$AC157];[.$AD157];[.$AE157])" office:value-type="string" office:string-value="AJ VRISTE" calcext:value-type="string">
            <text:p>AJ VRISTE</text:p>
          </table:table-cell>
          <table:table-cell table:style-name="ce259"/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S</text:p>
          </table:table-cell>
          <table:table-cell table:style-name="ce266"/>
          <table:table-cell office:value-type="string" calcext:value-type="string">
            <text:p>TE</text:p>
          </table:table-cell>
          <table:table-cell/>
          <table:table-cell table:style-name="ce256" table:formula="of:=CONCATENATE([.$AF$4];[.$AG157];[.$AH157];[.$AI157];[.$AJ157];[.$AK157];[.$AL157];[.$AM157])" office:value-type="string" office:string-value="NA VRITNIM" calcext:value-type="string">
            <text:p>NA VRITNIM</text:p>
          </table:table-cell>
          <table:table-cell table:style-name="ce259"/>
          <table:table-cell table:style-name="ce261" office:value-type="string" calcext:value-type="string">
            <text:p>VR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157];[.$AP157];[.$AQ157];[.$AR157];[.$AS157];[.$AT157];[.$AU157])" office:value-type="string" office:string-value="JU VRITNIT" calcext:value-type="string">
            <text:p>JU VRITNIT</text:p>
          </table:table-cell>
          <table:table-cell table:style-name="ce259"/>
          <table:table-cell table:style-name="ce257" office:value-type="string" calcext:value-type="string">
            <text:p>VR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T</text:p>
          </table:table-cell>
          <table:table-cell table:style-name="ce266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57];[.$AX157];[.$AY157];[.$AZ157];[.$BA157];[.$BB157];[.$BC157])" office:value-type="string" office:string-value="ATO VRITNIN" calcext:value-type="string">
            <text:p>ATO VRITNIN</text:p>
          </table:table-cell>
          <table:table-cell table:style-name="ce259"/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7" calcext:value-type="float">
            <text:p>0 027</text:p>
          </table:table-cell>
          <table:table-cell table:style-name="ce248" office:value-type="string" calcext:value-type="string">
            <text:p>VRAS (bless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S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158];[.$J158];[.$K158];[.$L158];[.$M158];[.$N158];[.$O158])" office:value-type="string" office:string-value="UNÊ DO TË VRAS" calcext:value-type="string">
            <text:p>UNÊ DO TË VRAS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S</text:p>
          </table:table-cell>
          <table:table-cell table:style-name="ce265" table:number-columns-repeated="3"/>
          <table:table-cell table:style-name="ce268" table:formula="of:=CONCATENATE([.$P$4];[.$Q158];[.$R158];[.$S158];[.$T158];[.$U158];[.$V158];[.$W158])" office:value-type="string" office:string-value="TÉ DO TË VRASËSH" calcext:value-type="string">
            <text:p>TÉ DO TË VRASËSH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R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Ë</text:p>
          </table:table-cell>
          <table:table-cell table:style-name="ce265" office:value-type="string" calcext:value-type="string">
            <text:p>SH</text:p>
          </table:table-cell>
          <table:table-cell table:style-name="ce265"/>
          <table:table-cell table:style-name="ce271" table:formula="of:=CONCATENATE([.$X$4];[.$Y158];[.$Z158];[.$AA158];[.$AB158];[.$AC158];[.$AD158];[.$AE158])" office:value-type="string" office:string-value="AJ DO TË VRASË" calcext:value-type="string">
            <text:p>AJ DO TË VRAS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A</text:p>
          </table:table-cell>
          <table:table-cell table:style-name="ce266" office:value-type="string" calcext:value-type="string">
            <text:p>S</text:p>
          </table:table-cell>
          <table:table-cell table:style-name="ce266"/>
          <table:table-cell office:value-type="string" calcext:value-type="string">
            <text:p>Ë</text:p>
          </table:table-cell>
          <table:table-cell/>
          <table:table-cell table:style-name="ce256" table:formula="of:=CONCATENATE([.$AF$4];[.$AG158];[.$AH158];[.$AI158];[.$AJ158];[.$AK158];[.$AL158];[.$AM158])" office:value-type="string" office:string-value="NA DO TË VRASIM" calcext:value-type="string">
            <text:p>NA DO TË VRAS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R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/>
          <table:table-cell table:style-name="ce265" office:value-type="string" calcext:value-type="string">
            <text:p>IM</text:p>
          </table:table-cell>
          <table:table-cell table:style-name="ce265"/>
          <table:table-cell table:style-name="ce256" table:formula="of:=CONCATENATE([.$AN$4];[.$AO158];[.$AP158];[.$AQ158];[.$AR158];[.$AS158];[.$AT158];[.$AU158])" office:value-type="string" office:string-value="JU DO TË VRISNI" calcext:value-type="string">
            <text:p>JU DO TË VRIS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VR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S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58];[.$AX158];[.$AY158];[.$AZ158];[.$BA158];[.$BB158];[.$BC158])" office:value-type="string" office:string-value="ATO DO TË VRASIN" calcext:value-type="string">
            <text:p>ATO DO TË VRAS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MK. SK. GAZMÊNDI</text:p>
          </table:table-cell>
          <table:table-cell table:style-name="ce242" office:value-type="float" office:value="27" calcext:value-type="float">
            <text:p>0 027</text:p>
          </table:table-cell>
          <table:table-cell table:style-name="ce248" office:value-type="string" calcext:value-type="string">
            <text:p>VRAS (blesser)</text:p>
          </table:table-cell>
          <table:table-cell table:style-name="ce250" office:value-type="float" office:value="6" calcext:value-type="float">
            <text:p>06</text:p>
          </table:table-cell>
          <table:table-cell table:style-name="ce250" office:value-type="float" office:value="3" calcext:value-type="float">
            <text:p>03</text:p>
          </table:table-cell>
          <table:table-cell table:style-name="ce248" office:value-type="string" calcext:value-type="string">
            <text:p>B.S</text:p>
          </table:table-cell>
          <table:table-cell table:style-name="ce248" office:value-type="string" calcext:value-type="string">
            <text:p>e ardhme. (Futur)</text:p>
          </table:table-cell>
          <table:table-cell table:style-name="ce255" table:formula="of:=CONCATENATE([.$H$4];[.$I159];[.$J159];[.$K159];[.$L159];[.$M159];[.$N159];[.$O159])" office:value-type="string" office:string-value="UNÊ DO TË VRAS" calcext:value-type="string">
            <text:p>UNÊ DO TË VRAS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A</text:p>
          </table:table-cell>
          <table:table-cell table:style-name="ce265" office:value-type="string" calcext:value-type="string">
            <text:p>S</text:p>
          </table:table-cell>
          <table:table-cell table:style-name="ce265" table:number-columns-repeated="3"/>
          <table:table-cell table:style-name="ce268" table:formula="of:=CONCATENATE([.$P$4];[.$Q159];[.$R159];[.$S159];[.$T159];[.$U159];[.$V159];[.$W159])" office:value-type="string" office:string-value="TÉ DO TË VR" calcext:value-type="string">
            <text:p>TÉ DO TË VR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R</text:p>
          </table:table-cell>
          <table:table-cell table:style-name="ce270"/>
          <table:table-cell table:number-columns-repeated="2"/>
          <table:table-cell table:style-name="ce265" table:number-columns-repeated="2"/>
          <table:table-cell table:style-name="ce271" table:formula="of:=CONCATENATE([.$X$4];[.$Y159];[.$Z159];[.$AA159];[.$AB159];[.$AC159];[.$AD159];[.$AE159])" office:value-type="string" office:string-value="AJ DO TË VRASË" calcext:value-type="string">
            <text:p>AJ DO TË VRASË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A</text:p>
          </table:table-cell>
          <table:table-cell table:style-name="ce266" office:value-type="string" calcext:value-type="string">
            <text:p>S</text:p>
          </table:table-cell>
          <table:table-cell table:style-name="ce266"/>
          <table:table-cell office:value-type="string" calcext:value-type="string">
            <text:p>Ë</text:p>
          </table:table-cell>
          <table:table-cell/>
          <table:table-cell table:style-name="ce256" table:formula="of:=CONCATENATE([.$AF$4];[.$AG159];[.$AH159];[.$AI159];[.$AJ159];[.$AK159];[.$AL159];[.$AM159])" office:value-type="string" office:string-value="NA DO TË VRASIM" calcext:value-type="string">
            <text:p>NA DO TË VRAS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R</text:p>
          </table:table-cell>
          <table:table-cell table:style-name="ce270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/>
          <table:table-cell table:style-name="ce265" office:value-type="string" calcext:value-type="string">
            <text:p>IM</text:p>
          </table:table-cell>
          <table:table-cell table:style-name="ce265"/>
          <table:table-cell table:style-name="ce256" table:formula="of:=CONCATENATE([.$AN$4];[.$AO159];[.$AP159];[.$AQ159];[.$AR159];[.$AS159];[.$AT159];[.$AU159])" office:value-type="string" office:string-value="JU DO TË VRISNI" calcext:value-type="string">
            <text:p>JU DO TË VRISNI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VR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S</text:p>
          </table:table-cell>
          <table:table-cell table:style-name="ce266"/>
          <table:table-cell table:style-name="ce266" office:value-type="string" calcext:value-type="string">
            <text:p>NI</text:p>
          </table:table-cell>
          <table:table-cell table:style-name="ce266"/>
          <table:table-cell table:style-name="ce256" table:formula="of:=CONCATENATE([.$AV$4];[.$AW159];[.$AX159];[.$AY159];[.$AZ159];[.$BA159];[.$BB159];[.$BC159])" office:value-type="string" office:string-value="ATO DO TË VRASIN" calcext:value-type="string">
            <text:p>ATO DO TË VRAS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/>
          <table:table-cell table:style-name="ce265" office:value-type="string" calcext:value-type="string">
            <text:p>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7" calcext:value-type="float">
            <text:p>0 027</text:p>
          </table:table-cell>
          <table:table-cell table:style-name="ce248" office:value-type="string" calcext:value-type="string">
            <text:p>VRAS (blesse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B.S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160];[.$J160];[.$K160];[.$L160];[.$M160];[.$N160];[.$O160])" office:value-type="string" office:string-value="UNÊ DO TË VRITJA" calcext:value-type="string">
            <text:p>UNÊ DO TË VRITJ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T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160];[.$R160];[.$S160];[.$T160];[.$U160];[.$V160];[.$W160])" office:value-type="string" office:string-value="TÉ DO TË VRITJE" calcext:value-type="string">
            <text:p>TÉ DO TË VRITJ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R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160];[.$Z160];[.$AA160];[.$AB160];[.$AC160];[.$AD160];[.$AE160])" office:value-type="string" office:string-value="AJ DO TË VRISTE" calcext:value-type="string">
            <text:p>AJ DO TË VRIS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S</text:p>
          </table:table-cell>
          <table:table-cell table:style-name="ce266"/>
          <table:table-cell office:value-type="string" calcext:value-type="string">
            <text:p>TE</text:p>
          </table:table-cell>
          <table:table-cell/>
          <table:table-cell table:style-name="ce256" table:formula="of:=CONCATENATE([.$AF$4];[.$AG160];[.$AH160];[.$AI160];[.$AJ160];[.$AK160];[.$AL160];[.$AM160])" office:value-type="string" office:string-value="NA DO TË VRITNIM" calcext:value-type="string">
            <text:p>NA DO TË VRITN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R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160];[.$AP160];[.$AQ160];[.$AR160];[.$AS160];[.$AT160];[.$AU160])" office:value-type="string" office:string-value="JU DO TË VRITNIT" calcext:value-type="string">
            <text:p>JU DO TË VRITNIT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VR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T</text:p>
          </table:table-cell>
          <table:table-cell table:style-name="ce266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60];[.$AX160];[.$AY160];[.$AZ160];[.$BA160];[.$BB160];[.$BC160])" office:value-type="string" office:string-value="ATO DO TË VRITNIN" calcext:value-type="string">
            <text:p>ATO DO TË VRITN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 office:value-type="string" calcext:value-type="string">
            <text:p>SQ. TOSK</text:p>
          </table:table-cell>
          <table:table-cell table:style-name="ce242" office:value-type="float" office:value="27" calcext:value-type="float">
            <text:p>0 027</text:p>
          </table:table-cell>
          <table:table-cell table:style-name="ce248" office:value-type="string" calcext:value-type="string">
            <text:p>VRAS (blesser)</text:p>
          </table:table-cell>
          <table:table-cell table:number-columns-repeated="2" table:style-name="ce250" office:value-type="float" office:value="7" calcext:value-type="float">
            <text:p>07</text:p>
          </table:table-cell>
          <table:table-cell table:style-name="ce248" office:value-type="string" calcext:value-type="string">
            <text:p>B.S</text:p>
          </table:table-cell>
          <table:table-cell table:style-name="ce248" office:value-type="string" calcext:value-type="string">
            <text:p>kusht. e tash.</text:p>
          </table:table-cell>
          <table:table-cell table:style-name="ce255" table:formula="of:=CONCATENATE([.$H$4];[.$I161];[.$J161];[.$K161];[.$L161];[.$M161];[.$N161];[.$O161])" office:value-type="string" office:string-value="UNÊ DO TË VRITJA" calcext:value-type="string">
            <text:p>UNÊ DO TË VRITJA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I</text:p>
          </table:table-cell>
          <table:table-cell table:style-name="ce265" office:value-type="string" calcext:value-type="string">
            <text:p>T</text:p>
          </table:table-cell>
          <table:table-cell table:style-name="ce265"/>
          <table:table-cell table:style-name="ce265" office:value-type="string" calcext:value-type="string">
            <text:p>JA</text:p>
          </table:table-cell>
          <table:table-cell table:style-name="ce265"/>
          <table:table-cell table:style-name="ce268" table:formula="of:=CONCATENATE([.$P$4];[.$Q161];[.$R161];[.$S161];[.$T161];[.$U161];[.$V161];[.$W161])" office:value-type="string" office:string-value="TÉ DO TË VRITJE" calcext:value-type="string">
            <text:p>TÉ DO TË VRITJ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R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JE</text:p>
          </table:table-cell>
          <table:table-cell table:style-name="ce265"/>
          <table:table-cell table:style-name="ce271" table:formula="of:=CONCATENATE([.$X$4];[.$Y161];[.$Z161];[.$AA161];[.$AB161];[.$AC161];[.$AD161];[.$AE161])" office:value-type="string" office:string-value="AJ DO TË VRISTE" calcext:value-type="string">
            <text:p>AJ DO TË VRISTE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I</text:p>
          </table:table-cell>
          <table:table-cell table:style-name="ce266" office:value-type="string" calcext:value-type="string">
            <text:p>S</text:p>
          </table:table-cell>
          <table:table-cell table:style-name="ce266"/>
          <table:table-cell office:value-type="string" calcext:value-type="string">
            <text:p>TE</text:p>
          </table:table-cell>
          <table:table-cell/>
          <table:table-cell table:style-name="ce256" table:formula="of:=CONCATENATE([.$AF$4];[.$AG161];[.$AH161];[.$AI161];[.$AJ161];[.$AK161];[.$AL161];[.$AM161])" office:value-type="string" office:string-value="NA DO TË VRITNIM" calcext:value-type="string">
            <text:p>NA DO TË VRITNIM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R</text:p>
          </table:table-cell>
          <table:table-cell table:style-name="ce270"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NIM</text:p>
          </table:table-cell>
          <table:table-cell table:style-name="ce265"/>
          <table:table-cell table:style-name="ce256" table:formula="of:=CONCATENATE([.$AN$4];[.$AO161];[.$AP161];[.$AQ161];[.$AR161];[.$AS161];[.$AT161];[.$AU161])" office:value-type="string" office:string-value="JU DO TË VRITNIT" calcext:value-type="string">
            <text:p>JU DO TË VRITNIT</text:p>
          </table:table-cell>
          <table:table-cell table:style-name="ce259" office:value-type="string" calcext:value-type="string">
            <text:p>DO TË </text:p>
          </table:table-cell>
          <table:table-cell table:style-name="ce257" office:value-type="string" calcext:value-type="string">
            <text:p>VR</text:p>
          </table:table-cell>
          <table:table-cell table:style-name="ce270" office:value-type="string" calcext:value-type="string">
            <text:p>I</text:p>
          </table:table-cell>
          <table:table-cell table:style-name="ce266" office:value-type="string" calcext:value-type="string">
            <text:p>T</text:p>
          </table:table-cell>
          <table:table-cell table:style-name="ce266"/>
          <table:table-cell table:style-name="ce266" office:value-type="string" calcext:value-type="string">
            <text:p>NIT</text:p>
          </table:table-cell>
          <table:table-cell table:style-name="ce266"/>
          <table:table-cell table:style-name="ce256" table:formula="of:=CONCATENATE([.$AV$4];[.$AW161];[.$AX161];[.$AY161];[.$AZ161];[.$BA161];[.$BB161];[.$BC161])" office:value-type="string" office:string-value="ATO DO TË VRITNIN" calcext:value-type="string">
            <text:p>ATO DO TË VRITNIN</text:p>
          </table:table-cell>
          <table:table-cell table:style-name="ce259" office:value-type="string" calcext:value-type="string">
            <text:p>DO TË </text:p>
          </table:table-cell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/>
          <table:table-cell table:style-name="ce265" office:value-type="string" calcext:value-type="string">
            <text:p>N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/>
          <table:table-cell table:style-name="ce242" office:value-type="float" office:value="27" calcext:value-type="float">
            <text:p>0 027</text:p>
          </table:table-cell>
          <table:table-cell table:style-name="ce248" office:value-type="string" calcext:value-type="string">
            <text:p>VRAS (blesser)</text:p>
          </table:table-cell>
          <table:table-cell table:number-columns-repeated="2" table:style-name="ce250" office:value-type="float" office:value="12" calcext:value-type="float">
            <text:p>12</text:p>
          </table:table-cell>
          <table:table-cell table:style-name="ce248" office:value-type="string" calcext:value-type="string">
            <text:p>B.S</text:p>
          </table:table-cell>
          <table:table-cell table:style-name="ce248" office:value-type="string" calcext:value-type="string">
            <text:p>dêshirore.</text:p>
          </table:table-cell>
          <table:table-cell table:style-name="ce255" table:formula="of:=CONCATENATE([.$H$4];[.$I162];[.$J162];[.$K162];[.$L162];[.$M162];[.$N162];[.$O162])" office:value-type="string" office:string-value="UNÊ U VRÂFSHA" calcext:value-type="string">
            <text:p>UNÊ U VRÂFSHA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Â</text:p>
          </table:table-cell>
          <table:table-cell table:style-name="ce265" table:number-columns-repeated="2"/>
          <table:table-cell table:style-name="ce265" office:value-type="string" calcext:value-type="string">
            <text:p>FSHA</text:p>
          </table:table-cell>
          <table:table-cell table:style-name="ce265"/>
          <table:table-cell table:style-name="ce268" table:formula="of:=CONCATENATE([.$P$4];[.$Q162];[.$R162];[.$S162];[.$T162];[.$U162];[.$V162];[.$W162])" office:value-type="string" office:string-value="TÉ U VRÂFSH" calcext:value-type="string">
            <text:p>TÉ U VRÂFSH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VR</text:p>
          </table:table-cell>
          <table:table-cell table:style-name="ce270" office:value-type="string" calcext:value-type="string">
            <text:p>Â</text:p>
          </table:table-cell>
          <table:table-cell table:number-columns-repeated="2"/>
          <table:table-cell table:style-name="ce265" office:value-type="string" calcext:value-type="string">
            <text:p>FSH</text:p>
          </table:table-cell>
          <table:table-cell table:style-name="ce265"/>
          <table:table-cell table:style-name="ce271" table:formula="of:=CONCATENATE([.$X$4];[.$Y162];[.$Z162];[.$AA162];[.$AB162];[.$AC162];[.$AD162];[.$AE162])" office:value-type="string" office:string-value="AJ U VRÂFTË" calcext:value-type="string">
            <text:p>AJ U VRÂFTË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Â</text:p>
          </table:table-cell>
          <table:table-cell table:style-name="ce266" table:number-columns-repeated="2"/>
          <table:table-cell office:value-type="string" calcext:value-type="string">
            <text:p>FTË</text:p>
          </table:table-cell>
          <table:table-cell/>
          <table:table-cell table:style-name="ce256" table:formula="of:=CONCATENATE([.$AF$4];[.$AG162];[.$AH162];[.$AI162];[.$AJ162];[.$AK162];[.$AL162];[.$AM162])" office:value-type="string" office:string-value="NA U VRÂFSHIM" calcext:value-type="string">
            <text:p>NA U VRÂFSHIM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VR</text:p>
          </table:table-cell>
          <table:table-cell table:style-name="ce270" office:value-type="string" calcext:value-type="string">
            <text:p>Â</text:p>
          </table:table-cell>
          <table:table-cell table:number-columns-repeated="2"/>
          <table:table-cell table:style-name="ce265" office:value-type="string" calcext:value-type="string">
            <text:p>FSHIM</text:p>
          </table:table-cell>
          <table:table-cell table:style-name="ce265"/>
          <table:table-cell table:style-name="ce256" table:formula="of:=CONCATENATE([.$AN$4];[.$AO162];[.$AP162];[.$AQ162];[.$AR162];[.$AS162];[.$AT162];[.$AU162])" office:value-type="string" office:string-value="JU U VRÂFSHI" calcext:value-type="string">
            <text:p>JU U VRÂFSHI</text:p>
          </table:table-cell>
          <table:table-cell table:style-name="ce259" office:value-type="string" calcext:value-type="string">
            <text:p>U </text:p>
          </table:table-cell>
          <table:table-cell table:style-name="ce257" office:value-type="string" calcext:value-type="string">
            <text:p>VR</text:p>
          </table:table-cell>
          <table:table-cell table:style-name="ce270" office:value-type="string" calcext:value-type="string">
            <text:p>Â</text:p>
          </table:table-cell>
          <table:table-cell table:style-name="ce266" table:number-columns-repeated="2"/>
          <table:table-cell table:style-name="ce266" office:value-type="string" calcext:value-type="string">
            <text:p>FSHI</text:p>
          </table:table-cell>
          <table:table-cell table:style-name="ce266"/>
          <table:table-cell table:style-name="ce256" table:formula="of:=CONCATENATE([.$AV$4];[.$AW162];[.$AX162];[.$AY162];[.$AZ162];[.$BA162];[.$BB162];[.$BC162])" office:value-type="string" office:string-value="ATO U VRÂFSHIN" calcext:value-type="string">
            <text:p>ATO U VRÂFSHIN</text:p>
          </table:table-cell>
          <table:table-cell table:style-name="ce259" office:value-type="string" calcext:value-type="string">
            <text:p>U </text:p>
          </table:table-cell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Â</text:p>
          </table:table-cell>
          <table:table-cell table:number-columns-repeated="2"/>
          <table:table-cell table:style-name="ce265" office:value-type="string" calcext:value-type="string">
            <text:p>FSHIN</text:p>
          </table:table-cell>
          <table:table-cell table:style-name="ce281"/>
          <table:table-cell table:number-columns-repeated="969"/>
        </table:table-row>
        <table:table-row table:style-name="ro2">
          <table:table-cell table:style-name="ce42"/>
          <table:table-cell table:style-name="ce242"/>
          <table:table-cell table:style-name="ce248"/>
          <table:table-cell table:style-name="ce250" table:number-columns-repeated="2"/>
          <table:table-cell table:style-name="ce248" table:number-columns-repeated="2"/>
          <table:table-cell table:style-name="ce255" table:formula="of:=CONCATENATE([.$H$4];[.$I163];[.$J163];[.$K163];[.$L163];[.$M163];[.$N163];[.$O163])" office:value-type="string" office:string-value="UNÊ " calcext:value-type="string">
            <text:p>UNÊ </text:p>
          </table:table-cell>
          <table:table-cell table:style-name="ce259"/>
          <table:table-cell table:style-name="ce261"/>
          <table:table-cell table:style-name="ce262"/>
          <table:table-cell table:style-name="ce265" table:number-columns-repeated="4"/>
          <table:table-cell table:style-name="ce268" table:formula="of:=CONCATENATE([.$P$4];[.$Q163];[.$R163];[.$S163];[.$T163];[.$U163];[.$V163];[.$W163])" office:value-type="string" office:string-value="TÉ " calcext:value-type="string">
            <text:p>TÉ </text:p>
          </table:table-cell>
          <table:table-cell table:style-name="ce259"/>
          <table:table-cell table:style-name="ce262"/>
          <table:table-cell table:style-name="ce270"/>
          <table:table-cell table:number-columns-repeated="2"/>
          <table:table-cell table:style-name="ce265" table:number-columns-repeated="2"/>
          <table:table-cell table:style-name="ce271" table:formula="of:=CONCATENATE([.$X$4];[.$Y163];[.$Z163];[.$AA163];[.$AB163];[.$AC163];[.$AD163];[.$AE163])" office:value-type="string" office:string-value="AJ " calcext:value-type="string">
            <text:p>AJ </text:p>
          </table:table-cell>
          <table:table-cell table:style-name="ce259"/>
          <table:table-cell table:style-name="ce261"/>
          <table:table-cell table:style-name="ce262"/>
          <table:table-cell table:style-name="ce266" table:number-columns-repeated="2"/>
          <table:table-cell table:number-columns-repeated="2"/>
          <table:table-cell table:style-name="ce256" table:formula="of:=CONCATENATE([.$AF$4];[.$AG163];[.$AH163];[.$AI163];[.$AJ163];[.$AK163];[.$AL163];[.$AM163])" office:value-type="string" office:string-value="NA " calcext:value-type="string">
            <text:p>NA </text:p>
          </table:table-cell>
          <table:table-cell table:style-name="ce259"/>
          <table:table-cell table:style-name="ce261"/>
          <table:table-cell table:style-name="ce270"/>
          <table:table-cell table:number-columns-repeated="2"/>
          <table:table-cell table:style-name="ce265" table:number-columns-repeated="2"/>
          <table:table-cell table:style-name="ce256" table:formula="of:=CONCATENATE([.$AN$4];[.$AO163];[.$AP163];[.$AQ163];[.$AR163];[.$AS163];[.$AT163];[.$AU163])" office:value-type="string" office:string-value="JU " calcext:value-type="string">
            <text:p>JU </text:p>
          </table:table-cell>
          <table:table-cell table:style-name="ce259"/>
          <table:table-cell table:style-name="ce257"/>
          <table:table-cell table:style-name="ce270"/>
          <table:table-cell table:style-name="ce266" table:number-columns-repeated="4"/>
          <table:table-cell table:style-name="ce256" table:formula="of:=CONCATENATE([.$AV$4];[.$AW163];[.$AX163];[.$AY163];[.$AZ163];[.$BA163];[.$BB163];[.$BC163])" office:value-type="string" office:string-value="ATO " calcext:value-type="string">
            <text:p>ATO </text:p>
          </table:table-cell>
          <table:table-cell table:style-name="ce259"/>
          <table:table-cell table:style-name="ce261"/>
          <table:table-cell table:style-name="ce262"/>
          <table:table-cell table:number-columns-repeated="2"/>
          <table:table-cell table:style-name="ce265"/>
          <table:table-cell table:style-name="ce281"/>
          <table:table-cell table:number-columns-repeated="969"/>
        </table:table-row>
        <table:table-row table:style-name="ro2">
          <table:table-cell table:style-name="ce42"/>
          <table:table-cell table:style-name="ce242"/>
          <table:table-cell table:style-name="ce248"/>
          <table:table-cell table:style-name="ce250" table:number-columns-repeated="2"/>
          <table:table-cell table:style-name="ce248" table:number-columns-repeated="2"/>
          <table:table-cell table:style-name="ce255" table:formula="of:=CONCATENATE([.$H$4];[.$I164];[.$J164];[.$K164];[.$L164];[.$M164];[.$N164];[.$O164])" office:value-type="string" office:string-value="UNÊ " calcext:value-type="string">
            <text:p>UNÊ </text:p>
          </table:table-cell>
          <table:table-cell table:style-name="ce259"/>
          <table:table-cell table:style-name="ce261"/>
          <table:table-cell table:style-name="ce262"/>
          <table:table-cell table:style-name="ce265" table:number-columns-repeated="4"/>
          <table:table-cell table:style-name="ce268" table:formula="of:=CONCATENATE([.$P$4];[.$Q164];[.$R164];[.$S164];[.$T164];[.$U164];[.$V164];[.$W164])" office:value-type="string" office:string-value="TÉ " calcext:value-type="string">
            <text:p>TÉ </text:p>
          </table:table-cell>
          <table:table-cell table:style-name="ce259"/>
          <table:table-cell table:style-name="ce262"/>
          <table:table-cell table:style-name="ce270"/>
          <table:table-cell table:number-columns-repeated="2"/>
          <table:table-cell table:style-name="ce265" table:number-columns-repeated="2"/>
          <table:table-cell table:style-name="ce271" table:formula="of:=CONCATENATE([.$X$4];[.$Y164];[.$Z164];[.$AA164];[.$AB164];[.$AC164];[.$AD164];[.$AE164])" office:value-type="string" office:string-value="AJ " calcext:value-type="string">
            <text:p>AJ </text:p>
          </table:table-cell>
          <table:table-cell table:style-name="ce259"/>
          <table:table-cell table:style-name="ce261"/>
          <table:table-cell table:style-name="ce262"/>
          <table:table-cell table:style-name="ce266" table:number-columns-repeated="2"/>
          <table:table-cell table:number-columns-repeated="2"/>
          <table:table-cell table:style-name="ce256" table:formula="of:=CONCATENATE([.$AF$4];[.$AG164];[.$AH164];[.$AI164];[.$AJ164];[.$AK164];[.$AL164];[.$AM164])" office:value-type="string" office:string-value="NA " calcext:value-type="string">
            <text:p>NA </text:p>
          </table:table-cell>
          <table:table-cell table:style-name="ce259"/>
          <table:table-cell table:style-name="ce261"/>
          <table:table-cell table:style-name="ce270"/>
          <table:table-cell table:number-columns-repeated="2"/>
          <table:table-cell table:style-name="ce265" table:number-columns-repeated="2"/>
          <table:table-cell table:style-name="ce256" table:formula="of:=CONCATENATE([.$AN$4];[.$AO164];[.$AP164];[.$AQ164];[.$AR164];[.$AS164];[.$AT164];[.$AU164])" office:value-type="string" office:string-value="JU " calcext:value-type="string">
            <text:p>JU </text:p>
          </table:table-cell>
          <table:table-cell table:style-name="ce259"/>
          <table:table-cell table:style-name="ce257"/>
          <table:table-cell table:style-name="ce270"/>
          <table:table-cell table:style-name="ce266" table:number-columns-repeated="4"/>
          <table:table-cell table:style-name="ce256" table:formula="of:=CONCATENATE([.$AV$4];[.$AW164];[.$AX164];[.$AY164];[.$AZ164];[.$BA164];[.$BB164];[.$BC164])" office:value-type="string" office:string-value="ATO " calcext:value-type="string">
            <text:p>ATO </text:p>
          </table:table-cell>
          <table:table-cell table:style-name="ce259"/>
          <table:table-cell table:style-name="ce261"/>
          <table:table-cell table:style-name="ce262"/>
          <table:table-cell table:number-columns-repeated="2"/>
          <table:table-cell table:style-name="ce265"/>
          <table:table-cell table:style-name="ce281"/>
          <table:table-cell table:number-columns-repeated="969"/>
        </table:table-row>
        <table:table-row table:style-name="ro2">
          <table:table-cell table:style-name="ce42"/>
          <table:table-cell table:style-name="ce242"/>
          <table:table-cell table:style-name="ce248"/>
          <table:table-cell table:style-name="ce250" table:number-columns-repeated="2"/>
          <table:table-cell table:style-name="ce248" table:number-columns-repeated="2"/>
          <table:table-cell table:style-name="ce255"/>
          <table:table-cell table:style-name="ce259"/>
          <table:table-cell table:style-name="ce261"/>
          <table:table-cell table:style-name="ce262"/>
          <table:table-cell table:style-name="ce265" table:number-columns-repeated="4"/>
          <table:table-cell table:style-name="ce268" table:formula="of:=CONCATENATE([.$P$4];[.$Q165];[.$R165];[.$S165];[.$T165];[.$U165];[.$V165];[.$W165])" office:value-type="string" office:string-value="TÉ " calcext:value-type="string">
            <text:p>TÉ </text:p>
          </table:table-cell>
          <table:table-cell table:style-name="ce259"/>
          <table:table-cell table:style-name="ce262"/>
          <table:table-cell table:style-name="ce270"/>
          <table:table-cell table:number-columns-repeated="2"/>
          <table:table-cell table:style-name="ce265" table:number-columns-repeated="2"/>
          <table:table-cell table:style-name="ce271"/>
          <table:table-cell table:style-name="ce259"/>
          <table:table-cell table:style-name="ce261"/>
          <table:table-cell table:style-name="ce262"/>
          <table:table-cell table:style-name="ce266" table:number-columns-repeated="2"/>
          <table:table-cell table:number-columns-repeated="2"/>
          <table:table-cell table:style-name="ce256"/>
          <table:table-cell table:style-name="ce259"/>
          <table:table-cell table:style-name="ce261"/>
          <table:table-cell table:style-name="ce270"/>
          <table:table-cell table:number-columns-repeated="2"/>
          <table:table-cell table:style-name="ce265" table:number-columns-repeated="2"/>
          <table:table-cell table:style-name="ce256" table:formula="of:=CONCATENATE([.$AP165];[.$AQ165];[.$AR165];[.$AT165])">
            <text:p/>
          </table:table-cell>
          <table:table-cell table:style-name="ce259"/>
          <table:table-cell table:style-name="ce257"/>
          <table:table-cell table:style-name="ce270"/>
          <table:table-cell table:style-name="ce266" table:number-columns-repeated="4"/>
          <table:table-cell table:style-name="ce256"/>
          <table:table-cell table:style-name="ce259"/>
          <table:table-cell table:style-name="ce261"/>
          <table:table-cell table:style-name="ce262"/>
          <table:table-cell table:number-columns-repeated="2"/>
          <table:table-cell table:style-name="ce265"/>
          <table:table-cell table:style-name="ce281"/>
          <table:table-cell table:number-columns-repeated="969"/>
        </table:table-row>
        <table:table-row table:style-name="ro2" table:number-rows-repeated="99">
          <table:table-cell table:style-name="ce42"/>
          <table:table-cell table:style-name="ce242"/>
          <table:table-cell table:style-name="ce248"/>
          <table:table-cell table:style-name="ce250" table:number-columns-repeated="2"/>
          <table:table-cell table:style-name="ce248" table:number-columns-repeated="2"/>
          <table:table-cell table:style-name="ce256"/>
          <table:table-cell table:style-name="ce259"/>
          <table:table-cell table:style-name="ce261"/>
          <table:table-cell table:style-name="ce262"/>
          <table:table-cell table:style-name="ce265" table:number-columns-repeated="4"/>
          <table:table-cell table:style-name="ce268"/>
          <table:table-cell table:style-name="ce259"/>
          <table:table-cell table:style-name="ce261"/>
          <table:table-cell table:style-name="ce270"/>
          <table:table-cell table:style-name="ce265" table:number-columns-repeated="4"/>
          <table:table-cell table:style-name="ce271"/>
          <table:table-cell table:style-name="ce259"/>
          <table:table-cell table:style-name="ce261"/>
          <table:table-cell table:style-name="ce262"/>
          <table:table-cell table:style-name="ce266" table:number-columns-repeated="2"/>
          <table:table-cell table:style-name="ce265" table:number-columns-repeated="2"/>
          <table:table-cell table:style-name="ce256"/>
          <table:table-cell table:style-name="ce261" table:number-columns-repeated="2"/>
          <table:table-cell table:style-name="ce270"/>
          <table:table-cell table:style-name="ce266" table:number-columns-repeated="2"/>
          <table:table-cell table:style-name="ce265" table:number-columns-repeated="2"/>
          <table:table-cell table:style-name="ce277"/>
          <table:table-cell table:style-name="ce261"/>
          <table:table-cell table:style-name="ce257"/>
          <table:table-cell table:style-name="ce270"/>
          <table:table-cell table:style-name="ce266" table:number-columns-repeated="4"/>
          <table:table-cell table:style-name="ce256"/>
          <table:table-cell table:style-name="ce261"/>
          <table:table-cell table:style-name="ce279"/>
          <table:table-cell table:style-name="ce262"/>
          <table:table-cell table:style-name="ce265" table:number-columns-repeated="3"/>
          <table:table-cell table:style-name="ce281"/>
          <table:table-cell table:number-columns-repeated="969"/>
        </table:table-row>
        <table:table-row table:style-name="ro2" table:number-rows-repeated="64">
          <table:table-cell table:style-name="ce42"/>
          <table:table-cell table:style-name="ce242"/>
          <table:table-cell table:style-name="ce248"/>
          <table:table-cell table:style-name="ce250" table:number-columns-repeated="2"/>
          <table:table-cell table:style-name="ce248" table:number-columns-repeated="2"/>
          <table:table-cell table:style-name="ce256"/>
          <table:table-cell table:style-name="ce259"/>
          <table:table-cell table:style-name="ce261"/>
          <table:table-cell table:style-name="ce262"/>
          <table:table-cell table:style-name="ce265" table:number-columns-repeated="4"/>
          <table:table-cell table:style-name="ce268"/>
          <table:table-cell table:style-name="ce259"/>
          <table:table-cell table:style-name="ce261"/>
          <table:table-cell table:style-name="ce270"/>
          <table:table-cell table:style-name="ce265" table:number-columns-repeated="4"/>
          <table:table-cell table:style-name="ce271"/>
          <table:table-cell table:style-name="ce259"/>
          <table:table-cell table:style-name="ce261"/>
          <table:table-cell table:style-name="ce262"/>
          <table:table-cell table:style-name="ce266" table:number-columns-repeated="2"/>
          <table:table-cell table:style-name="ce265" table:number-columns-repeated="2"/>
          <table:table-cell table:style-name="ce256"/>
          <table:table-cell table:style-name="ce261" table:number-columns-repeated="2"/>
          <table:table-cell table:style-name="ce270"/>
          <table:table-cell table:style-name="ce266" table:number-columns-repeated="2"/>
          <table:table-cell table:style-name="ce265" table:number-columns-repeated="2"/>
          <table:table-cell table:style-name="ce277"/>
          <table:table-cell table:style-name="ce261"/>
          <table:table-cell table:style-name="ce257"/>
          <table:table-cell table:style-name="ce270"/>
          <table:table-cell table:style-name="ce266" table:number-columns-repeated="4"/>
          <table:table-cell table:style-name="ce256"/>
          <table:table-cell table:style-name="ce261"/>
          <table:table-cell table:style-name="ce279"/>
          <table:table-cell table:style-name="ce262"/>
          <table:table-cell table:style-name="ce265" table:number-columns-repeated="4"/>
          <table:table-cell table:number-columns-repeated="969"/>
        </table:table-row>
        <table:table-row table:style-name="ro2" table:number-rows-repeated="65208">
          <table:table-cell table:style-name="ce42"/>
          <table:table-cell table:style-name="ce242"/>
          <table:table-cell table:style-name="ce248"/>
          <table:table-cell table:style-name="ce250" table:number-columns-repeated="2"/>
          <table:table-cell table:style-name="ce248" table:number-columns-repeated="2"/>
          <table:table-cell table:style-name="ce257"/>
          <table:table-cell table:style-name="ce259"/>
          <table:table-cell table:style-name="ce261"/>
          <table:table-cell table:style-name="ce262"/>
          <table:table-cell table:style-name="ce265" table:number-columns-repeated="4"/>
          <table:table-cell table:style-name="ce269"/>
          <table:table-cell table:style-name="ce259"/>
          <table:table-cell table:style-name="ce261"/>
          <table:table-cell table:style-name="ce270"/>
          <table:table-cell table:style-name="ce265" table:number-columns-repeated="4"/>
          <table:table-cell table:style-name="ce269"/>
          <table:table-cell table:style-name="ce259"/>
          <table:table-cell table:style-name="ce261"/>
          <table:table-cell table:style-name="ce262"/>
          <table:table-cell table:style-name="ce266" table:number-columns-repeated="2"/>
          <table:table-cell table:style-name="ce265" table:number-columns-repeated="2"/>
          <table:table-cell table:style-name="ce257"/>
          <table:table-cell table:style-name="ce261" table:number-columns-repeated="2"/>
          <table:table-cell table:style-name="ce270"/>
          <table:table-cell table:style-name="ce266" table:number-columns-repeated="2"/>
          <table:table-cell table:style-name="ce265" table:number-columns-repeated="2"/>
          <table:table-cell table:style-name="ce277"/>
          <table:table-cell table:style-name="ce261"/>
          <table:table-cell table:style-name="ce257"/>
          <table:table-cell table:style-name="ce270"/>
          <table:table-cell table:style-name="ce266" table:number-columns-repeated="4"/>
          <table:table-cell table:style-name="ce257"/>
          <table:table-cell table:style-name="ce261"/>
          <table:table-cell table:style-name="ce279"/>
          <table:table-cell table:style-name="ce262"/>
          <table:table-cell table:style-name="ce265" table:number-columns-repeated="4"/>
          <table:table-cell table:number-columns-repeated="969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ENSION V" table:style-name="ta1" table:print="false">
        <office:forms form:automatic-focus="false" form:apply-design-mode="false"/>
        <table:table-column table:style-name="co15" table:default-cell-style-name="ce241"/>
        <table:table-column table:style-name="co16" table:default-cell-style-name="ce241"/>
        <table:table-column table:style-name="co2" table:default-cell-style-name="ce241"/>
        <table:table-column table:style-name="co4" table:number-columns-repeated="2" table:default-cell-style-name="ce241"/>
        <table:table-column table:style-name="co9" table:default-cell-style-name="ce241"/>
        <table:table-column table:style-name="co17" table:default-cell-style-name="ce241"/>
        <table:table-column table:style-name="co18" table:default-cell-style-name="ce241"/>
        <table:table-column table:style-name="co19" table:number-columns-repeated="2" table:default-cell-style-name="ce241"/>
        <table:table-column table:style-name="co4" table:default-cell-style-name="ce241"/>
        <table:table-column table:style-name="co8" table:default-cell-style-name="ce241"/>
        <table:table-column table:style-name="co19" table:default-cell-style-name="ce241"/>
        <table:table-column table:style-name="co14" table:number-columns-repeated="1011" table:default-cell-style-name="ce241"/>
        <table:table-row table:style-name="ro1">
          <table:table-cell table:style-name="ce282" office:value-type="string" calcext:value-type="string">
            <text:p>SOURCE</text:p>
          </table:table-cell>
          <table:table-cell table:style-name="ce282" office:value-type="string" calcext:value-type="string">
            <text:p>SUB-JECT</text:p>
          </table:table-cell>
          <table:table-cell table:style-name="ce282" office:value-type="string" calcext:value-type="string">
            <text:p>SUB</text:p>
            <text:p>JECT</text:p>
          </table:table-cell>
          <table:table-cell table:style-name="ce282" office:value-type="string" calcext:value-type="string">
            <text:p>S.</text:p>
          </table:table-cell>
          <table:table-cell table:style-name="ce282" office:value-type="string" calcext:value-type="string">
            <text:p>V.</text:p>
          </table:table-cell>
          <table:table-cell table:style-name="ce282" office:value-type="string" calcext:value-type="string">
            <text:p>V</text:p>
            <text:p>T</text:p>
          </table:table-cell>
          <table:table-cell table:style-name="ce282" office:value-type="string" calcext:value-type="string">
            <text:p>EX-TENSION</text:p>
          </table:table-cell>
          <table:table-cell table:style-name="ce290" office:value-type="string" calcext:value-type="string">
            <text:p>TEMPS</text:p>
          </table:table-cell>
          <table:table-cell table:style-name="ce290" office:value-type="string" calcext:value-type="string">
            <text:p>C.</text:p>
          </table:table-cell>
          <table:table-cell table:style-name="ce290" office:value-type="string" calcext:value-type="string">
            <text:p>G.</text:p>
          </table:table-cell>
          <table:table-cell table:style-name="ce290" office:value-type="string" calcext:value-type="string">
            <text:p>P.</text:p>
          </table:table-cell>
          <table:table-cell table:style-name="ce290" office:value-type="string" calcext:value-type="string">
            <text:p>N.</text:p>
          </table:table-cell>
          <table:table-cell table:style-name="ce290" office:value-type="string" calcext:value-type="string">
            <text:p>FJÂL.</text:p>
          </table:table-cell>
          <table:table-cell table:number-columns-repeated="1011"/>
        </table:table-row>
        <table:table-row table:style-name="ro2">
          <table:table-cell/>
          <table:table-cell table:style-name="ce258" office:value-type="string" calcext:value-type="string">
            <text:p>TË</text:p>
          </table:table-cell>
          <table:table-cell table:style-name="ce258"/>
          <table:table-cell table:style-name="ce284"/>
          <table:table-cell table:style-name="ce258" office:value-type="string" calcext:value-type="string">
            <text:p>VR</text:p>
          </table:table-cell>
          <table:table-cell table:style-name="ce289"/>
          <table:table-cell office:value-type="string" calcext:value-type="string">
            <text:p>Â</text:p>
          </table:table-cell>
          <table:table-cell table:number-columns-repeated="1017"/>
        </table:table-row>
        <table:table-row table:style-name="ro2">
          <table:table-cell/>
          <table:table-cell table:style-name="ce258" office:value-type="string" calcext:value-type="string">
            <text:p>NA</text:p>
          </table:table-cell>
          <table:table-cell table:style-name="ce258"/>
          <table:table-cell table:style-name="ce284"/>
          <table:table-cell table:style-name="ce258" office:value-type="string" calcext:value-type="string">
            <text:p>VR</text:p>
          </table:table-cell>
          <table:table-cell table:style-name="ce289"/>
          <table:table-cell office:value-type="string" calcext:value-type="string">
            <text:p>ÂJTI</text:p>
          </table:table-cell>
          <table:table-cell table:number-columns-repeated="4"/>
          <table:table-cell office:value-type="string" calcext:value-type="string">
            <text:p>pl.</text:p>
          </table:table-cell>
          <table:table-cell table:number-columns-repeated="1012"/>
        </table:table-row>
        <table:table-row table:style-name="ro1">
          <table:table-cell/>
          <table:table-cell table:style-name="ce258" office:value-type="string" calcext:value-type="string">
            <text:p>ATO</text:p>
          </table:table-cell>
          <table:table-cell table:style-name="ce258"/>
          <table:table-cell table:style-name="ce284"/>
          <table:table-cell table:style-name="ce258" office:value-type="string" calcext:value-type="string">
            <text:p>VR</text:p>
          </table:table-cell>
          <table:table-cell table:style-name="ce289"/>
          <table:table-cell office:value-type="string" calcext:value-type="string">
            <text:p>AJSMI</text:p>
          </table:table-cell>
          <table:table-cell table:number-columns-repeated="1017"/>
        </table:table-row>
        <table:table-row table:style-name="ro2">
          <table:table-cell/>
          <table:table-cell table:style-name="ce258" table:number-columns-repeated="2"/>
          <table:table-cell table:style-name="ce284"/>
          <table:table-cell table:style-name="ce258"/>
          <table:table-cell table:style-name="ce289"/>
          <table:table-cell table:number-columns-repeated="1018"/>
        </table:table-row>
        <table:table-row table:style-name="ro3">
          <table:table-cell/>
          <table:table-cell table:style-name="ce258" table:number-columns-repeated="2"/>
          <table:table-cell table:style-name="ce284"/>
          <table:table-cell table:style-name="ce258"/>
          <table:table-cell table:style-name="ce289"/>
          <table:table-cell table:number-columns-repeated="1018"/>
        </table:table-row>
        <table:table-row table:style-name="ro2" table:number-rows-repeated="2">
          <table:table-cell/>
          <table:table-cell table:style-name="ce258" table:number-columns-repeated="2"/>
          <table:table-cell table:style-name="ce284"/>
          <table:table-cell table:style-name="ce258"/>
          <table:table-cell table:style-name="ce289"/>
          <table:table-cell table:number-columns-repeated="1018"/>
        </table:table-row>
        <table:table-row table:style-name="ro2">
          <table:table-cell/>
          <table:table-cell table:style-name="ce258" office:value-type="string" calcext:value-type="string">
            <text:p>UNÊ</text:p>
          </table:table-cell>
          <table:table-cell/>
          <table:table-cell table:style-name="ce284" office:value-type="string" calcext:value-type="string">
            <text:p>U</text:p>
          </table:table-cell>
          <table:table-cell table:style-name="ce258" office:value-type="string" calcext:value-type="string">
            <text:p>VR</text:p>
          </table:table-cell>
          <table:table-cell table:style-name="ce289" office:value-type="string" calcext:value-type="string">
            <text:p>Â</text:p>
          </table:table-cell>
          <table:table-cell office:value-type="string" calcext:value-type="string">
            <text:p>FSHA</text:p>
          </table:table-cell>
          <table:table-cell office:value-type="string" calcext:value-type="string">
            <text:p>dëshirore.</text:p>
          </table:table-cell>
          <table:table-cell table:number-columns-repeated="2"/>
          <table:table-cell office:value-type="string" calcext:value-type="string">
            <text:p>1.</text:p>
          </table:table-cell>
          <table:table-cell office:value-type="string" calcext:value-type="string">
            <text:p>sg.</text:p>
          </table:table-cell>
          <table:table-cell table:style-name="ce256" table:formula="of:=CONCATENATE([.$D9];&quot; &quot;;[.$E9];[.$F9];[.$G9])" office:value-type="string" office:string-value="U VRÂFSHA" calcext:value-type="string">
            <text:p>U VRÂFSHA</text:p>
          </table:table-cell>
          <table:table-cell table:number-columns-repeated="1011"/>
        </table:table-row>
        <table:table-row table:style-name="ro2">
          <table:table-cell/>
          <table:table-cell table:style-name="ce258" office:value-type="string" calcext:value-type="string">
            <text:p>TÉ</text:p>
          </table:table-cell>
          <table:table-cell/>
          <table:table-cell table:style-name="ce285" office:value-type="string" calcext:value-type="string">
            <text:p>U</text:p>
          </table:table-cell>
          <table:table-cell table:style-name="ce261" office:value-type="string" calcext:value-type="string">
            <text:p>VR</text:p>
          </table:table-cell>
          <table:table-cell table:style-name="ce262" office:value-type="string" calcext:value-type="string">
            <text:p>Â</text:p>
          </table:table-cell>
          <table:table-cell table:style-name="ce265" office:value-type="string" calcext:value-type="string">
            <text:p>FSH</text:p>
          </table:table-cell>
          <table:table-cell office:value-type="string" calcext:value-type="string">
            <text:p>dëshirore.</text:p>
          </table:table-cell>
          <table:table-cell table:number-columns-repeated="2"/>
          <table:table-cell office:value-type="string" calcext:value-type="string">
            <text:p>2.</text:p>
          </table:table-cell>
          <table:table-cell office:value-type="string" calcext:value-type="string">
            <text:p>sg.</text:p>
          </table:table-cell>
          <table:table-cell table:style-name="ce256" table:formula="of:=CONCATENATE([.$D10];&quot; &quot;;[.$E10];[.$F10];[.$G10])" office:value-type="string" office:string-value="U VRÂFSH" calcext:value-type="string">
            <text:p>U VRÂFSH</text:p>
          </table:table-cell>
          <table:table-cell table:number-columns-repeated="1011"/>
        </table:table-row>
        <table:table-row table:style-name="ro2">
          <table:table-cell/>
          <table:table-cell table:style-name="ce283" office:value-type="string" calcext:value-type="string">
            <text:p>AJ</text:p>
          </table:table-cell>
          <table:table-cell/>
          <table:table-cell table:style-name="ce286" office:value-type="string" calcext:value-type="string">
            <text:p>U</text:p>
          </table:table-cell>
          <table:table-cell table:style-name="ce283" office:value-type="string" calcext:value-type="string">
            <text:p>VR</text:p>
          </table:table-cell>
          <table:table-cell table:style-name="ce289" office:value-type="string" calcext:value-type="string">
            <text:p>Â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dëshirore.</text:p>
          </table:table-cell>
          <table:table-cell table:number-columns-repeated="2"/>
          <table:table-cell office:value-type="string" calcext:value-type="string">
            <text:p>3.</text:p>
          </table:table-cell>
          <table:table-cell office:value-type="string" calcext:value-type="string">
            <text:p>sg.</text:p>
          </table:table-cell>
          <table:table-cell table:style-name="ce256" table:formula="of:=CONCATENATE([.$D11];&quot; &quot;;[.$E11];[.$F11];[.$G11])" office:value-type="string" office:string-value="U VRÂFT" calcext:value-type="string">
            <text:p>U VRÂFT</text:p>
          </table:table-cell>
          <table:table-cell table:number-columns-repeated="1011"/>
        </table:table-row>
        <table:table-row table:style-name="ro2">
          <table:table-cell/>
          <table:table-cell table:style-name="ce283" office:value-type="string" calcext:value-type="string">
            <text:p>NA</text:p>
          </table:table-cell>
          <table:table-cell/>
          <table:table-cell table:style-name="ce287" office:value-type="string" calcext:value-type="string">
            <text:p>U</text:p>
          </table:table-cell>
          <table:table-cell table:style-name="ce253" office:value-type="string" calcext:value-type="string">
            <text:p>VR</text:p>
          </table:table-cell>
          <table:table-cell table:style-name="ce270" office:value-type="string" calcext:value-type="string">
            <text:p>A</text:p>
          </table:table-cell>
          <table:table-cell table:style-name="ce265" office:value-type="string" calcext:value-type="string">
            <text:p>FSHIM</text:p>
          </table:table-cell>
          <table:table-cell office:value-type="string" calcext:value-type="string">
            <text:p>dëshirore.</text:p>
          </table:table-cell>
          <table:table-cell table:number-columns-repeated="2"/>
          <table:table-cell office:value-type="string" calcext:value-type="string">
            <text:p>1.</text:p>
          </table:table-cell>
          <table:table-cell office:value-type="string" calcext:value-type="string">
            <text:p>pl.</text:p>
          </table:table-cell>
          <table:table-cell table:style-name="ce256" table:formula="of:=CONCATENATE([.$D12];&quot; &quot;;[.$E12];[.$F12];[.$G12])" office:value-type="string" office:string-value="U VRAFSHIM" calcext:value-type="string">
            <text:p>U VRAFSHIM</text:p>
          </table:table-cell>
          <table:table-cell table:number-columns-repeated="1011"/>
        </table:table-row>
        <table:table-row table:style-name="ro2">
          <table:table-cell/>
          <table:table-cell table:style-name="ce283" office:value-type="string" calcext:value-type="string">
            <text:p>JU</text:p>
          </table:table-cell>
          <table:table-cell/>
          <table:table-cell table:style-name="ce287" office:value-type="string" calcext:value-type="string">
            <text:p>U</text:p>
          </table:table-cell>
          <table:table-cell table:style-name="ce288" office:value-type="string" calcext:value-type="string">
            <text:p>VR</text:p>
          </table:table-cell>
          <table:table-cell table:style-name="ce262" office:value-type="string" calcext:value-type="string">
            <text:p>Â</text:p>
          </table:table-cell>
          <table:table-cell table:style-name="ce266" office:value-type="string" calcext:value-type="string">
            <text:p>FSHI</text:p>
          </table:table-cell>
          <table:table-cell office:value-type="string" calcext:value-type="string">
            <text:p>dëshirore.</text:p>
          </table:table-cell>
          <table:table-cell table:number-columns-repeated="2"/>
          <table:table-cell office:value-type="string" calcext:value-type="string">
            <text:p>2.</text:p>
          </table:table-cell>
          <table:table-cell office:value-type="string" calcext:value-type="string">
            <text:p>pl.</text:p>
          </table:table-cell>
          <table:table-cell table:style-name="ce256" table:formula="of:=CONCATENATE([.D13];&quot; &quot;;[.E13];[.F13];[.G12])" office:value-type="string" office:string-value="U VRÂFSHIM" calcext:value-type="string">
            <text:p>U VRÂFSHIM</text:p>
          </table:table-cell>
          <table:table-cell table:number-columns-repeated="1011"/>
        </table:table-row>
        <table:table-row table:style-name="ro2">
          <table:table-cell/>
          <table:table-cell table:style-name="ce283" office:value-type="string" calcext:value-type="string">
            <text:p>ATO</text:p>
          </table:table-cell>
          <table:table-cell/>
          <table:table-cell table:style-name="ce286" office:value-type="string" calcext:value-type="string">
            <text:p>U</text:p>
          </table:table-cell>
          <table:table-cell table:style-name="ce283" office:value-type="string" calcext:value-type="string">
            <text:p>VR</text:p>
          </table:table-cell>
          <table:table-cell table:style-name="ce289" office:value-type="string" calcext:value-type="string">
            <text:p>Â</text:p>
          </table:table-cell>
          <table:table-cell office:value-type="string" calcext:value-type="string">
            <text:p>FSHIN</text:p>
          </table:table-cell>
          <table:table-cell office:value-type="string" calcext:value-type="string">
            <text:p>dëshirore.</text:p>
          </table:table-cell>
          <table:table-cell table:number-columns-repeated="2"/>
          <table:table-cell office:value-type="string" calcext:value-type="string">
            <text:p>3.</text:p>
          </table:table-cell>
          <table:table-cell office:value-type="string" calcext:value-type="string">
            <text:p>pl.</text:p>
          </table:table-cell>
          <table:table-cell table:style-name="ce256" table:formula="of:=CONCATENATE([.D14];&quot; &quot;;[.E14];[.F14];[.G12])" office:value-type="string" office:string-value="U VRÂFSHIM" calcext:value-type="string">
            <text:p>U VRÂFSHIM</text:p>
          </table:table-cell>
          <table:table-cell table:number-columns-repeated="1011"/>
        </table:table-row>
        <table:table-row table:style-name="ro2">
          <table:table-cell/>
          <table:table-cell table:style-name="ce258" table:number-columns-repeated="2"/>
          <table:table-cell table:style-name="ce284"/>
          <table:table-cell table:style-name="ce258"/>
          <table:table-cell table:style-name="ce289"/>
          <table:table-cell table:number-columns-repeated="1018"/>
        </table:table-row>
        <table:table-row table:style-name="ro2">
          <table:table-cell/>
          <table:table-cell table:style-name="ce258" office:value-type="string" calcext:value-type="string">
            <text:p>UNÊ</text:p>
          </table:table-cell>
          <table:table-cell table:style-name="ce258"/>
          <table:table-cell table:style-name="ce284"/>
          <table:table-cell table:style-name="ce258" office:value-type="string" calcext:value-type="string">
            <text:p>VR</text:p>
          </table:table-cell>
          <table:table-cell table:style-name="ce289"/>
          <table:table-cell office:value-type="string" calcext:value-type="string">
            <text:p>AS</text:p>
          </table:table-cell>
          <table:table-cell office:value-type="string" calcext:value-type="string">
            <text:p>dëf. e tash.</text:p>
          </table:table-cell>
          <table:table-cell table:number-columns-repeated="2"/>
          <table:table-cell office:value-type="string" calcext:value-type="string">
            <text:p>1.</text:p>
          </table:table-cell>
          <table:table-cell office:value-type="string" calcext:value-type="string">
            <text:p>sg.</text:p>
          </table:table-cell>
          <table:table-cell table:number-columns-repeated="1012"/>
        </table:table-row>
        <table:table-row table:style-name="ro2">
          <table:table-cell/>
          <table:table-cell table:style-name="ce258" office:value-type="string" calcext:value-type="string">
            <text:p>TÉ</text:p>
          </table:table-cell>
          <table:table-cell table:style-name="ce258"/>
          <table:table-cell table:style-name="ce284"/>
          <table:table-cell table:style-name="ce258" office:value-type="string" calcext:value-type="string">
            <text:p>VR</text:p>
          </table:table-cell>
          <table:table-cell table:style-name="ce289"/>
          <table:table-cell office:value-type="string" calcext:value-type="string">
            <text:p>ÊT</text:p>
          </table:table-cell>
          <table:table-cell office:value-type="string" calcext:value-type="string">
            <text:p>dëf. e tash.</text:p>
          </table:table-cell>
          <table:table-cell table:number-columns-repeated="2"/>
          <table:table-cell office:value-type="string" calcext:value-type="string">
            <text:p>2.</text:p>
          </table:table-cell>
          <table:table-cell office:value-type="string" calcext:value-type="string">
            <text:p>sg.</text:p>
          </table:table-cell>
          <table:table-cell table:number-columns-repeated="1012"/>
        </table:table-row>
        <table:table-row table:style-name="ro2">
          <table:table-cell/>
          <table:table-cell table:style-name="ce258" office:value-type="string" calcext:value-type="string">
            <text:p>AJ</text:p>
          </table:table-cell>
          <table:table-cell table:style-name="ce258"/>
          <table:table-cell table:style-name="ce284"/>
          <table:table-cell table:style-name="ce258" office:value-type="string" calcext:value-type="string">
            <text:p>VR</text:p>
          </table:table-cell>
          <table:table-cell table:style-name="ce289"/>
          <table:table-cell office:value-type="string" calcext:value-type="string">
            <text:p>ÊT</text:p>
          </table:table-cell>
          <table:table-cell office:value-type="string" calcext:value-type="string">
            <text:p>dëf. e tash.</text:p>
          </table:table-cell>
          <table:table-cell table:number-columns-repeated="2"/>
          <table:table-cell office:value-type="string" calcext:value-type="string">
            <text:p>3.</text:p>
          </table:table-cell>
          <table:table-cell office:value-type="string" calcext:value-type="string">
            <text:p>sg.</text:p>
          </table:table-cell>
          <table:table-cell table:number-columns-repeated="1012"/>
        </table:table-row>
        <table:table-row table:style-name="ro2">
          <table:table-cell/>
          <table:table-cell table:style-name="ce258" office:value-type="string" calcext:value-type="string">
            <text:p>NA</text:p>
          </table:table-cell>
          <table:table-cell table:style-name="ce258"/>
          <table:table-cell table:style-name="ce284"/>
          <table:table-cell table:style-name="ce258" office:value-type="string" calcext:value-type="string">
            <text:p>VR</text:p>
          </table:table-cell>
          <table:table-cell table:style-name="ce289"/>
          <table:table-cell office:value-type="string" calcext:value-type="string">
            <text:p>ASMI</text:p>
          </table:table-cell>
          <table:table-cell office:value-type="string" calcext:value-type="string">
            <text:p>dëf. e tash.</text:p>
          </table:table-cell>
          <table:table-cell table:number-columns-repeated="2"/>
          <table:table-cell office:value-type="string" calcext:value-type="string">
            <text:p>1.</text:p>
          </table:table-cell>
          <table:table-cell office:value-type="string" calcext:value-type="string">
            <text:p>pl.</text:p>
          </table:table-cell>
          <table:table-cell table:number-columns-repeated="1012"/>
        </table:table-row>
        <table:table-row table:style-name="ro2">
          <table:table-cell/>
          <table:table-cell table:style-name="ce258" office:value-type="string" calcext:value-type="string">
            <text:p>JU</text:p>
          </table:table-cell>
          <table:table-cell table:style-name="ce258"/>
          <table:table-cell table:style-name="ce284"/>
          <table:table-cell table:style-name="ce258" office:value-type="string" calcext:value-type="string">
            <text:p>VR</text:p>
          </table:table-cell>
          <table:table-cell table:style-name="ce289"/>
          <table:table-cell office:value-type="string" calcext:value-type="string">
            <text:p>ASNI</text:p>
          </table:table-cell>
          <table:table-cell office:value-type="string" calcext:value-type="string">
            <text:p>dëf. e tash.</text:p>
          </table:table-cell>
          <table:table-cell table:number-columns-repeated="2"/>
          <table:table-cell office:value-type="string" calcext:value-type="string">
            <text:p>2.</text:p>
          </table:table-cell>
          <table:table-cell office:value-type="string" calcext:value-type="string">
            <text:p>pl.</text:p>
          </table:table-cell>
          <table:table-cell table:number-columns-repeated="1012"/>
        </table:table-row>
        <table:table-row table:style-name="ro2">
          <table:table-cell/>
          <table:table-cell table:style-name="ce258" office:value-type="string" calcext:value-type="string">
            <text:p>ATO</text:p>
          </table:table-cell>
          <table:table-cell table:style-name="ce258"/>
          <table:table-cell table:style-name="ce284"/>
          <table:table-cell table:style-name="ce258" office:value-type="string" calcext:value-type="string">
            <text:p>VR</text:p>
          </table:table-cell>
          <table:table-cell table:style-name="ce289"/>
          <table:table-cell office:value-type="string" calcext:value-type="string">
            <text:p>ÂSIN</text:p>
          </table:table-cell>
          <table:table-cell office:value-type="string" calcext:value-type="string">
            <text:p>dëf. e tash.</text:p>
          </table:table-cell>
          <table:table-cell table:number-columns-repeated="2"/>
          <table:table-cell office:value-type="string" calcext:value-type="string">
            <text:p>3.</text:p>
          </table:table-cell>
          <table:table-cell office:value-type="string" calcext:value-type="string">
            <text:p>pl.</text:p>
          </table:table-cell>
          <table:table-cell table:number-columns-repeated="1012"/>
        </table:table-row>
        <table:table-row table:style-name="ro2">
          <table:table-cell/>
          <table:table-cell table:style-name="ce258" table:number-columns-repeated="2"/>
          <table:table-cell table:style-name="ce284"/>
          <table:table-cell table:style-name="ce258"/>
          <table:table-cell table:style-name="ce289"/>
          <table:table-cell table:number-columns-repeated="1018"/>
        </table:table-row>
        <table:table-row table:style-name="ro2">
          <table:table-cell/>
          <table:table-cell table:style-name="ce258" office:value-type="string" calcext:value-type="string">
            <text:p>NA</text:p>
          </table:table-cell>
          <table:table-cell table:style-name="ce258"/>
          <table:table-cell table:style-name="ce284"/>
          <table:table-cell table:style-name="ce258" office:value-type="string" calcext:value-type="string">
            <text:p>VR</text:p>
          </table:table-cell>
          <table:table-cell table:style-name="ce289"/>
          <table:table-cell office:value-type="string" calcext:value-type="string">
            <text:p>ÂJN</text:p>
          </table:table-cell>
          <table:table-cell table:number-columns-repeated="1017"/>
        </table:table-row>
        <table:table-row table:style-name="ro2">
          <table:table-cell/>
          <table:table-cell table:style-name="ce258" office:value-type="string" calcext:value-type="string">
            <text:p>JU</text:p>
          </table:table-cell>
          <table:table-cell table:style-name="ce258"/>
          <table:table-cell table:style-name="ce284"/>
          <table:table-cell table:style-name="ce258" office:value-type="string" calcext:value-type="string">
            <text:p>VR</text:p>
          </table:table-cell>
          <table:table-cell table:style-name="ce289"/>
          <table:table-cell office:value-type="string" calcext:value-type="string">
            <text:p>ÂJN</text:p>
          </table:table-cell>
          <table:table-cell table:number-columns-repeated="1017"/>
        </table:table-row>
        <table:table-row table:style-name="ro2">
          <table:table-cell/>
          <table:table-cell table:style-name="ce258" office:value-type="string" calcext:value-type="string">
            <text:p>ATO</text:p>
          </table:table-cell>
          <table:table-cell table:style-name="ce258"/>
          <table:table-cell table:style-name="ce284"/>
          <table:table-cell table:style-name="ce258" office:value-type="string" calcext:value-type="string">
            <text:p>VR</text:p>
          </table:table-cell>
          <table:table-cell table:style-name="ce289"/>
          <table:table-cell office:value-type="string" calcext:value-type="string">
            <text:p>ÂJN</text:p>
          </table:table-cell>
          <table:table-cell table:number-columns-repeated="1017"/>
        </table:table-row>
        <table:table-row table:style-name="ro2">
          <table:table-cell/>
          <table:table-cell table:style-name="ce258" office:value-type="string" calcext:value-type="string">
            <text:p>ATA</text:p>
          </table:table-cell>
          <table:table-cell table:style-name="ce258"/>
          <table:table-cell table:style-name="ce284"/>
          <table:table-cell table:style-name="ce258" office:value-type="string" calcext:value-type="string">
            <text:p>VR</text:p>
          </table:table-cell>
          <table:table-cell table:style-name="ce289"/>
          <table:table-cell office:value-type="string" calcext:value-type="string">
            <text:p>ÂJN</text:p>
          </table:table-cell>
          <table:table-cell table:number-columns-repeated="1017"/>
        </table:table-row>
        <table:table-row table:style-name="ro2">
          <table:table-cell/>
          <table:table-cell table:style-name="ce258" table:number-columns-repeated="2"/>
          <table:table-cell table:style-name="ce284"/>
          <table:table-cell table:style-name="ce258"/>
          <table:table-cell table:style-name="ce289"/>
          <table:table-cell table:number-columns-repeated="1018"/>
        </table:table-row>
        <table:table-row table:style-name="ro2">
          <table:table-cell/>
          <table:table-cell table:style-name="ce258" office:value-type="string" calcext:value-type="string">
            <text:p>UNÊ</text:p>
          </table:table-cell>
          <table:table-cell table:style-name="ce258"/>
          <table:table-cell table:style-name="ce284"/>
          <table:table-cell table:style-name="ce258" office:value-type="string" calcext:value-type="string">
            <text:p>VR</text:p>
          </table:table-cell>
          <table:table-cell table:style-name="ce289"/>
          <table:table-cell table:number-columns-repeated="4"/>
          <table:table-cell office:value-type="string" calcext:value-type="string">
            <text:p>1.</text:p>
          </table:table-cell>
          <table:table-cell office:value-type="string" calcext:value-type="string">
            <text:p>sg.</text:p>
          </table:table-cell>
          <table:table-cell table:number-columns-repeated="1012"/>
        </table:table-row>
        <table:table-row table:style-name="ro2">
          <table:table-cell/>
          <table:table-cell table:style-name="ce258" office:value-type="string" calcext:value-type="string">
            <text:p>TÉ</text:p>
          </table:table-cell>
          <table:table-cell table:style-name="ce258"/>
          <table:table-cell table:style-name="ce284"/>
          <table:table-cell table:style-name="ce258" office:value-type="string" calcext:value-type="string">
            <text:p>VR</text:p>
          </table:table-cell>
          <table:table-cell table:style-name="ce289"/>
          <table:table-cell table:number-columns-repeated="4"/>
          <table:table-cell office:value-type="string" calcext:value-type="string">
            <text:p>2.</text:p>
          </table:table-cell>
          <table:table-cell office:value-type="string" calcext:value-type="string">
            <text:p>sg.</text:p>
          </table:table-cell>
          <table:table-cell table:number-columns-repeated="1012"/>
        </table:table-row>
        <table:table-row table:style-name="ro2">
          <table:table-cell/>
          <table:table-cell table:style-name="ce258" office:value-type="string" calcext:value-type="string">
            <text:p>AJ</text:p>
          </table:table-cell>
          <table:table-cell table:style-name="ce258"/>
          <table:table-cell table:style-name="ce284"/>
          <table:table-cell table:style-name="ce258" office:value-type="string" calcext:value-type="string">
            <text:p>VR</text:p>
          </table:table-cell>
          <table:table-cell table:style-name="ce289"/>
          <table:table-cell table:number-columns-repeated="4"/>
          <table:table-cell office:value-type="string" calcext:value-type="string">
            <text:p>3.</text:p>
          </table:table-cell>
          <table:table-cell office:value-type="string" calcext:value-type="string">
            <text:p>sg.</text:p>
          </table:table-cell>
          <table:table-cell table:number-columns-repeated="1012"/>
        </table:table-row>
        <table:table-row table:style-name="ro2">
          <table:table-cell/>
          <table:table-cell table:style-name="ce258" office:value-type="string" calcext:value-type="string">
            <text:p>NA</text:p>
          </table:table-cell>
          <table:table-cell table:style-name="ce258"/>
          <table:table-cell table:style-name="ce284"/>
          <table:table-cell table:style-name="ce258" office:value-type="string" calcext:value-type="string">
            <text:p>VR</text:p>
          </table:table-cell>
          <table:table-cell table:style-name="ce289"/>
          <table:table-cell table:number-columns-repeated="4"/>
          <table:table-cell office:value-type="string" calcext:value-type="string">
            <text:p>1.</text:p>
          </table:table-cell>
          <table:table-cell office:value-type="string" calcext:value-type="string">
            <text:p>pl.</text:p>
          </table:table-cell>
          <table:table-cell table:number-columns-repeated="1012"/>
        </table:table-row>
        <table:table-row table:style-name="ro2">
          <table:table-cell/>
          <table:table-cell table:style-name="ce258" office:value-type="string" calcext:value-type="string">
            <text:p>JU</text:p>
          </table:table-cell>
          <table:table-cell table:style-name="ce258"/>
          <table:table-cell table:style-name="ce284"/>
          <table:table-cell table:style-name="ce258" office:value-type="string" calcext:value-type="string">
            <text:p>VR</text:p>
          </table:table-cell>
          <table:table-cell table:style-name="ce289"/>
          <table:table-cell table:number-columns-repeated="4"/>
          <table:table-cell office:value-type="string" calcext:value-type="string">
            <text:p>2.</text:p>
          </table:table-cell>
          <table:table-cell office:value-type="string" calcext:value-type="string">
            <text:p>pl.</text:p>
          </table:table-cell>
          <table:table-cell table:number-columns-repeated="1012"/>
        </table:table-row>
        <table:table-row table:style-name="ro2">
          <table:table-cell/>
          <table:table-cell table:style-name="ce258" office:value-type="string" calcext:value-type="string">
            <text:p>ATO</text:p>
          </table:table-cell>
          <table:table-cell table:style-name="ce258"/>
          <table:table-cell table:style-name="ce284"/>
          <table:table-cell table:style-name="ce258" office:value-type="string" calcext:value-type="string">
            <text:p>VR</text:p>
          </table:table-cell>
          <table:table-cell table:style-name="ce289"/>
          <table:table-cell table:number-columns-repeated="4"/>
          <table:table-cell office:value-type="string" calcext:value-type="string">
            <text:p>3.</text:p>
          </table:table-cell>
          <table:table-cell office:value-type="string" calcext:value-type="string">
            <text:p>pl.</text:p>
          </table:table-cell>
          <table:table-cell table:number-columns-repeated="1012"/>
        </table:table-row>
        <table:table-row table:style-name="ro2">
          <table:table-cell/>
          <table:table-cell table:style-name="ce258" table:number-columns-repeated="2"/>
          <table:table-cell table:style-name="ce284"/>
          <table:table-cell table:style-name="ce258"/>
          <table:table-cell table:style-name="ce289"/>
          <table:table-cell table:number-columns-repeated="1018"/>
        </table:table-row>
        <table:table-row table:style-name="ro2">
          <table:table-cell office:value-type="string" calcext:value-type="string">
            <text:p>FLAS (PARLER)</text:p>
          </table:table-cell>
          <table:table-cell table:style-name="ce258" table:number-columns-repeated="2"/>
          <table:table-cell table:style-name="ce284"/>
          <table:table-cell table:style-name="ce258" office:value-type="string" calcext:value-type="string">
            <text:p>f</text:p>
          </table:table-cell>
          <table:table-cell table:style-name="ce289"/>
          <table:table-cell office:value-type="string" calcext:value-type="string">
            <text:p>ôl</text:p>
          </table:table-cell>
          <table:table-cell office:value-type="string" calcext:value-type="string">
            <text:p>urdhërorë.</text:p>
          </table:table-cell>
          <table:table-cell table:number-columns-repeated="1016"/>
        </table:table-row>
        <table:table-row table:style-name="ro2">
          <table:table-cell/>
          <table:table-cell table:style-name="ce258"/>
          <table:table-cell table:style-name="ce258" office:value-type="string" calcext:value-type="string">
            <text:p>lê të</text:p>
          </table:table-cell>
          <table:table-cell table:style-name="ce284"/>
          <table:table-cell table:style-name="ce258" office:value-type="string" calcext:value-type="string">
            <text:p>f</text:p>
          </table:table-cell>
          <table:table-cell table:style-name="ce289"/>
          <table:table-cell office:value-type="string" calcext:value-type="string">
            <text:p>lasë</text:p>
          </table:table-cell>
          <table:table-cell table:number-columns-repeated="1017"/>
        </table:table-row>
        <table:table-row table:style-name="ro2">
          <table:table-cell/>
          <table:table-cell table:style-name="ce258"/>
          <table:table-cell table:style-name="ce258" office:value-type="string" calcext:value-type="string">
            <text:p>lê të</text:p>
          </table:table-cell>
          <table:table-cell table:style-name="ce284"/>
          <table:table-cell table:style-name="ce258" office:value-type="string" calcext:value-type="string">
            <text:p>f</text:p>
          </table:table-cell>
          <table:table-cell table:style-name="ce289"/>
          <table:table-cell office:value-type="string" calcext:value-type="string">
            <text:p>lâsim</text:p>
          </table:table-cell>
          <table:table-cell table:number-columns-repeated="1017"/>
        </table:table-row>
        <table:table-row table:style-name="ro2">
          <table:table-cell/>
          <table:table-cell table:style-name="ce258" table:number-columns-repeated="2"/>
          <table:table-cell table:style-name="ce284"/>
          <table:table-cell table:style-name="ce258" office:value-type="string" calcext:value-type="string">
            <text:p>f</text:p>
          </table:table-cell>
          <table:table-cell table:style-name="ce289"/>
          <table:table-cell office:value-type="string" calcext:value-type="string">
            <text:p>lisni</text:p>
          </table:table-cell>
          <table:table-cell table:number-columns-repeated="1017"/>
        </table:table-row>
        <table:table-row table:style-name="ro2">
          <table:table-cell/>
          <table:table-cell table:style-name="ce258" table:number-columns-repeated="2"/>
          <table:table-cell table:style-name="ce284"/>
          <table:table-cell table:style-name="ce258" office:value-type="string" calcext:value-type="string">
            <text:p>f</text:p>
          </table:table-cell>
          <table:table-cell table:style-name="ce289"/>
          <table:table-cell office:value-type="string" calcext:value-type="string">
            <text:p>lasin</text:p>
          </table:table-cell>
          <table:table-cell table:number-columns-repeated="1017"/>
        </table:table-row>
        <table:table-row table:style-name="ro2" table:number-rows-repeated="65497">
          <table:table-cell/>
          <table:table-cell table:style-name="ce258" table:number-columns-repeated="2"/>
          <table:table-cell table:style-name="ce284"/>
          <table:table-cell table:style-name="ce258"/>
          <table:table-cell table:style-name="ce289"/>
          <table:table-cell table:number-columns-repeated="1018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E" table:style-name="ta1" table:print="false">
        <office:forms form:automatic-focus="false" form:apply-design-mode="false"/>
        <table:table-column table:style-name="co19" table:number-columns-repeated="57" table:default-cell-style-name="ce241"/>
        <table:table-column table:style-name="co14" table:number-columns-repeated="967" table:default-cell-style-name="ce241"/>
        <table:table-row table:style-name="ro4">
          <table:table-cell table:style-name="ce291" office:value-type="string" calcext:value-type="string">
            <text:p>s</text:p>
          </table:table-cell>
          <table:table-cell table:style-name="ce292"/>
          <table:table-cell table:style-name="ce293"/>
          <table:table-cell table:style-name="ce294"/>
          <table:table-cell table:style-name="ce295"/>
          <table:table-cell table:style-name="ce296"/>
          <table:table-cell table:style-name="ce297"/>
          <table:table-cell table:style-name="ce298"/>
          <table:table-cell table:style-name="ce299"/>
          <table:table-cell table:style-name="ce300"/>
          <table:table-cell table:style-name="ce301"/>
          <table:table-cell table:style-name="ce302"/>
          <table:table-cell table:style-name="ce303"/>
          <table:table-cell table:style-name="ce304"/>
          <table:table-cell table:style-name="ce305"/>
          <table:table-cell table:style-name="ce306"/>
          <table:table-cell table:style-name="ce307"/>
          <table:table-cell table:style-name="ce308"/>
          <table:table-cell table:style-name="ce309"/>
          <table:table-cell table:style-name="ce310"/>
          <table:table-cell table:style-name="ce311"/>
          <table:table-cell table:style-name="ce312"/>
          <table:table-cell table:style-name="ce313"/>
          <table:table-cell table:style-name="ce314"/>
          <table:table-cell table:style-name="ce315"/>
          <table:table-cell table:style-name="ce316"/>
          <table:table-cell table:style-name="ce317"/>
          <table:table-cell table:style-name="ce318"/>
          <table:table-cell table:style-name="ce319"/>
          <table:table-cell table:style-name="ce320"/>
          <table:table-cell table:style-name="ce321"/>
          <table:table-cell table:style-name="ce322"/>
          <table:table-cell table:style-name="ce323"/>
          <table:table-cell table:style-name="ce324"/>
          <table:table-cell table:style-name="ce325"/>
          <table:table-cell table:style-name="ce326"/>
          <table:table-cell table:style-name="ce327"/>
          <table:table-cell table:style-name="ce328"/>
          <table:table-cell table:style-name="ce329"/>
          <table:table-cell table:style-name="ce330"/>
          <table:table-cell table:style-name="ce331"/>
          <table:table-cell table:style-name="ce332"/>
          <table:table-cell table:style-name="ce333"/>
          <table:table-cell table:style-name="ce334"/>
          <table:table-cell table:style-name="ce335"/>
          <table:table-cell table:style-name="ce336"/>
          <table:table-cell/>
          <table:table-cell table:style-name="ce337"/>
          <table:table-cell table:style-name="ce258"/>
          <table:table-cell table:style-name="ce338"/>
          <table:table-cell table:style-name="ce339"/>
          <table:table-cell table:style-name="ce340"/>
          <table:table-cell table:style-name="ce31"/>
          <table:table-cell table:style-name="ce341"/>
          <table:table-cell table:style-name="ce342"/>
          <table:table-cell table:style-name="ce343"/>
          <table:table-cell table:style-name="ce344"/>
          <table:table-cell table:number-columns-repeated="96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BINAISON TRIPLE" table:style-name="ta1" table:print="false">
        <office:forms form:automatic-focus="false" form:apply-design-mode="false"/>
        <table:table-column table:style-name="co20" table:default-cell-style-name="ce241"/>
        <table:table-column table:style-name="co21" table:default-cell-style-name="ce241"/>
        <table:table-column table:style-name="co22" table:default-cell-style-name="ce241"/>
        <table:table-column table:style-name="co23" table:number-columns-repeated="2" table:default-cell-style-name="ce241"/>
        <table:table-column table:style-name="co24" table:number-columns-repeated="2" table:default-cell-style-name="ce241"/>
        <table:table-column table:style-name="co25" table:default-cell-style-name="ce241"/>
        <table:table-column table:style-name="co26" table:default-cell-style-name="ce241"/>
        <table:table-column table:style-name="co8" table:default-cell-style-name="ce241"/>
        <table:table-column table:style-name="co27" table:default-cell-style-name="ce241"/>
        <table:table-column table:style-name="co28" table:number-columns-repeated="6" table:default-cell-style-name="ce241"/>
        <table:table-column table:style-name="co23" table:default-cell-style-name="ce241"/>
        <table:table-column table:style-name="co29" table:number-columns-repeated="6" table:default-cell-style-name="ce241"/>
        <table:table-column table:style-name="co19" table:number-columns-repeated="1000" table:default-cell-style-name="ce241"/>
        <table:table-row table:style-name="ro3">
          <table:table-cell table:style-name="ce345"/>
          <table:table-cell table:style-name="ce346" office:value-type="string" calcext:value-type="string">
            <text:p>Encoder</text:p>
            <text:p>Valeur</text:p>
            <text:p>Numeral</text:p>
          </table:table-cell>
          <table:table-cell table:style-name="ce345"/>
          <table:table-cell table:style-name="ce358" table:number-columns-repeated="2"/>
          <table:table-cell table:style-name="ce365"/>
          <table:table-cell table:style-name="ce366" office:value-type="string" calcext:value-type="string">
            <text:p>N°</text:p>
          </table:table-cell>
          <table:table-cell table:style-name="ce368" office:value-type="string" calcext:value-type="string">
            <text:p>C</text:p>
          </table:table-cell>
          <table:table-cell table:style-name="ce368" office:value-type="string" calcext:value-type="string">
            <text:p>G</text:p>
          </table:table-cell>
          <table:table-cell table:style-name="ce368" office:value-type="string" calcext:value-type="string">
            <text:p>CID</text:p>
          </table:table-cell>
          <table:table-cell table:style-name="ce368" office:value-type="string" calcext:value-type="string">
            <text:p>SIGNIFIE</text:p>
          </table:table-cell>
          <table:table-cell table:style-name="ce368" office:value-type="string" calcext:value-type="string">
            <text:p>1++3</text:p>
            <text:p>++++</text:p>
            <text:p>123</text:p>
          </table:table-cell>
          <table:table-cell table:style-name="ce368" office:value-type="string" calcext:value-type="string">
            <text:p>1++2</text:p>
            <text:p>++−−</text:p>
            <text:p>132</text:p>
          </table:table-cell>
          <table:table-cell table:style-name="ce368" office:value-type="string" calcext:value-type="string">
            <text:p>2++3</text:p>
            <text:p>−−++</text:p>
            <text:p>213</text:p>
          </table:table-cell>
          <table:table-cell table:style-name="ce373" office:value-type="string" calcext:value-type="string">
            <text:p>2−−1</text:p>
            <text:p>++−−</text:p>
            <text:p>231</text:p>
          </table:table-cell>
          <table:table-cell table:style-name="ce368" office:value-type="string" calcext:value-type="string">
            <text:p>3−−2</text:p>
            <text:p>−−++</text:p>
            <text:p>P312</text:p>
          </table:table-cell>
          <table:table-cell table:style-name="ce368" office:value-type="string" calcext:value-type="string">
            <text:p>3−−1</text:p>
            <text:p>−−−−</text:p>
            <text:p>P321</text:p>
          </table:table-cell>
          <table:table-cell table:style-name="ce374" office:value-type="string" calcext:value-type="string">
            <text:p>|</text:p>
          </table:table-cell>
          <table:table-cell table:style-name="ce383" office:value-type="string" calcext:value-type="string">
            <text:p>1++3</text:p>
            <text:p>++++</text:p>
            <text:p>P123</text:p>
          </table:table-cell>
          <table:table-cell table:style-name="ce383" office:value-type="string" calcext:value-type="string">
            <text:p>1++2</text:p>
            <text:p>++−−</text:p>
            <text:p>P132</text:p>
          </table:table-cell>
          <table:table-cell table:style-name="ce383" office:value-type="string" calcext:value-type="string">
            <text:p>2++3</text:p>
            <text:p>−−++</text:p>
            <text:p>P213</text:p>
          </table:table-cell>
          <table:table-cell table:style-name="ce383" office:value-type="string" calcext:value-type="string">
            <text:p>2−−1</text:p>
            <text:p>++−−</text:p>
            <text:p>P231</text:p>
          </table:table-cell>
          <table:table-cell table:style-name="ce383" office:value-type="string" calcext:value-type="string">
            <text:p>3−−2</text:p>
            <text:p>−−++</text:p>
            <text:p>P312</text:p>
          </table:table-cell>
          <table:table-cell table:style-name="ce383" office:value-type="string" calcext:value-type="string">
            <text:p>3−−1</text:p>
            <text:p>−−−−</text:p>
            <text:p>P321</text:p>
          </table:table-cell>
          <table:table-cell table:style-name="ce388" table:number-columns-repeated="1000"/>
        </table:table-row>
        <table:table-row table:style-name="ro5">
          <table:table-cell table:style-name="ce346" office:value-type="string" calcext:value-type="string">
            <text:p>Lêttrë 1 = </text:p>
          </table:table-cell>
          <table:table-cell table:style-name="ce353" table:content-validation-name="val2" office:value-type="float" office:value="2" calcext:value-type="float">
            <text:p>0002</text:p>
          </table:table-cell>
          <table:table-cell table:style-name="ce345" table:number-columns-repeated="3"/>
          <table:table-cell table:style-name="ce365" table:number-columns-repeated="4"/>
          <table:table-cell table:style-name="ce369" office:value-type="string" calcext:value-type="string">
            <text:p>1 1</text:p>
          </table:table-cell>
          <table:table-cell table:style-name="ce370" office:value-type="string" calcext:value-type="string">
            <text:p>___-_____-__</text:p>
          </table:table-cell>
          <table:table-cell table:style-name="ce372" table:formula="of:=CONCATENATE([L.C$1];[L.C$25];[L.C$35];[L.C$2];[L.C$26];[L.C$36];[L.C$3];[L.C$37])" office:value-type="string" office:string-value="بده" calcext:value-type="string">
            <text:p>بده</text:p>
          </table:table-cell>
          <table:table-cell table:style-name="ce372" table:formula="of:=CONCATENATE([L.D$1];[L.D$25];[L.D$35];[L.D$2];[L.D$26];[L.D$36];[L.D$3];[L.D$37])" office:value-type="string" office:string-value="بهد" calcext:value-type="string">
            <text:p>بهد</text:p>
          </table:table-cell>
          <table:table-cell table:style-name="ce372" table:formula="of:=CONCATENATE([L.E$1];[L.E$25];[L.E$35];[L.E$2];[L.E$26];[L.E$36];[L.E$3];[L.E$37])" office:value-type="string" office:string-value="دبه" calcext:value-type="string">
            <text:p>دبه</text:p>
          </table:table-cell>
          <table:table-cell table:style-name="ce372" table:formula="of:=CONCATENATE([L.F$1];[L.F$25];[L.F$35];[L.F$2];[L.F$26];[L.F$36];[L.F$3];[L.F$37])" office:value-type="string" office:string-value="دهب" calcext:value-type="string">
            <text:p>دهب</text:p>
          </table:table-cell>
          <table:table-cell table:style-name="ce372" table:formula="of:=CONCATENATE([L.G$1];[L.G$25];[L.G$35];[L.G$2];[L.G$26];[L.G$36];[L.G$3];[L.G$37])" office:value-type="string" office:string-value="هبد" calcext:value-type="string">
            <text:p>هبد</text:p>
          </table:table-cell>
          <table:table-cell table:style-name="ce372" table:formula="of:=CONCATENATE([L.H$1];[L.H$25];[L.H$35];[L.H$2];[L.H$26];[L.H$36];[L.H$3];[L.H$37])" office:value-type="string" office:string-value="هدب" calcext:value-type="string">
            <text:p>هدب</text:p>
          </table:table-cell>
          <table:table-cell table:style-name="ce375" office:value-type="string" calcext:value-type="string">
            <text:p>=CONCATENER($L.I1;$L.I25;$L.I35;$L.I2;$L.I26;$L.I35;$L.I3;$L.I27;$L.I35)</text:p>
          </table:table-cell>
          <table:table-cell table:style-name="ce384" table:formula="of:=CONCATENATE([$L.J$42];[$L.J$1];[$L.J$35];[$L.J$25];[$L.J$2];[$L.J$36];[$L.J$25];[$L.J$3];[$L.J$37];[$L.J$43])" office:value-type="string" office:string-value="[bde]" calcext:value-type="string">
            <text:p>[bde]</text:p>
          </table:table-cell>
          <table:table-cell table:style-name="ce384" table:formula="of:=CONCATENATE([$L.K$42];[$L.K$1];[$L.K$35];[$L.K$25];[$L.K$2];[$L.K$36];[$L.K$25];[$L.K$3];[$L.K$37];[$L.K$43])" office:value-type="string" office:string-value="[bed]" calcext:value-type="string">
            <text:p>[bed]</text:p>
          </table:table-cell>
          <table:table-cell table:style-name="ce384" table:formula="of:=CONCATENATE([$L.L$42];[$L.L$1];[$L.L$35];[$L.L$25];[$L.L$2];[$L.L$36];[$L.L$25];[$L.L$3];[$L.L$37];[$L.L$43])" office:value-type="string" office:string-value="[dbe]" calcext:value-type="string">
            <text:p>[dbe]</text:p>
          </table:table-cell>
          <table:table-cell table:style-name="ce384" table:formula="of:=CONCATENATE([$L.M$42];[$L.M$1];[$L.M$35];[$L.M$25];[$L.M$2];[$L.M$36];[$L.M$25];[$L.M$3];[$L.M$37];[$L.M$43])" office:value-type="string" office:string-value="[deb]" calcext:value-type="string">
            <text:p>[deb]</text:p>
          </table:table-cell>
          <table:table-cell table:style-name="ce384" table:formula="of:=CONCATENATE([$L.N$42];[$L.N$1];[$L.N$35];[$L.N$25];[$L.N$2];[$L.N$36];[$L.N$25];[$L.N$3];[$L.N$37];[$L.N$43])" office:value-type="string" office:string-value="[ebd]" calcext:value-type="string">
            <text:p>[ebd]</text:p>
          </table:table-cell>
          <table:table-cell table:style-name="ce384" table:formula="of:=CONCATENATE([$L.O$42];[$L.O$1];[$L.O$35];[$L.O$25];[$L.O$2];[$L.O$36];[$L.O$25];[$L.O$3];[$L.O$37];[$L.O$43])" office:value-type="string" office:string-value="[edb]" calcext:value-type="string">
            <text:p>[edb]</text:p>
          </table:table-cell>
          <table:table-cell table:style-name="ce350" table:number-columns-repeated="1000"/>
        </table:table-row>
        <table:table-row table:style-name="ro5">
          <table:table-cell table:style-name="ce346" office:value-type="string" calcext:value-type="string">
            <text:p>Lêttrë 2 = </text:p>
          </table:table-cell>
          <table:table-cell table:style-name="ce353" table:content-validation-name="val2" office:value-type="float" office:value="4" calcext:value-type="float">
            <text:p>0004</text:p>
          </table:table-cell>
          <table:table-cell table:style-name="ce345" table:number-columns-repeated="3"/>
          <table:table-cell table:style-name="ce365" table:number-columns-repeated="3"/>
          <table:table-cell table:style-name="ce365" office:value-type="string" calcext:value-type="string">
            <text:p>f.</text:p>
          </table:table-cell>
          <table:table-cell table:style-name="ce369" office:value-type="string" calcext:value-type="string">
            <text:p>1 2</text:p>
          </table:table-cell>
          <table:table-cell table:style-name="ce370" office:value-type="string" calcext:value-type="string">
            <text:p>___-_____-E_</text:p>
          </table:table-cell>
          <table:table-cell table:style-name="ce372" table:formula="of:=CONCATENATE([$L.C$1];[$L.C$25];[$L.C$35];[$L.C$2];[$L.C$26];[$L.C$36];[$L.C$3];[$L.C$27];[$L.C$37];[$L.C$16])" office:value-type="string" office:string-value="بدهة" calcext:value-type="string">
            <text:p>بدهة</text:p>
          </table:table-cell>
          <table:table-cell table:style-name="ce372" table:formula="of:=CONCATENATE([$L.D$1];[$L.D$25];[$L.D$35];[$L.D$2];[$L.D$26];[$L.D$36];[$L.D$3];[$L.D$27];[$L.D$37];[$L.D$16])" office:value-type="string" office:string-value="بهدة" calcext:value-type="string">
            <text:p>بهدة</text:p>
          </table:table-cell>
          <table:table-cell table:style-name="ce372" table:formula="of:=CONCATENATE([$L.E$1];[$L.E$25];[$L.E$35];[$L.E$2];[$L.E$26];[$L.E$36];[$L.E$3];[$L.E$27];[$L.E$37];[$L.E$16])" office:value-type="string" office:string-value="دبهة" calcext:value-type="string">
            <text:p>دبهة</text:p>
          </table:table-cell>
          <table:table-cell table:style-name="ce372" table:formula="of:=CONCATENATE([$L.F$1];[$L.F$25];[$L.F$35];[$L.F$2];[$L.F$26];[$L.F$36];[$L.F$3];[$L.F$27];[$L.F$37];[$L.F$16])" office:value-type="string" office:string-value="دهبة" calcext:value-type="string">
            <text:p>دهبة</text:p>
          </table:table-cell>
          <table:table-cell table:style-name="ce372" table:formula="of:=CONCATENATE([$L.G$1];[$L.G$25];[$L.G$35];[$L.G$2];[$L.G$26];[$L.G$36];[$L.G$3];[$L.G$27];[$L.G$37];[$L.G$16])" office:value-type="string" office:string-value="هبدة" calcext:value-type="string">
            <text:p>هبدة</text:p>
          </table:table-cell>
          <table:table-cell table:style-name="ce372" table:formula="of:=CONCATENATE([$L.H$1];[$L.H$25];[$L.H$35];[$L.H$2];[$L.H$26];[$L.H$36];[$L.H$3];[$L.H$27];[$L.H$37];[$L.H$16])" office:value-type="string" office:string-value="هدبة" calcext:value-type="string">
            <text:p>هدبة</text:p>
          </table:table-cell>
          <table:table-cell table:style-name="ce375"/>
          <table:table-cell table:style-name="ce384" table:formula="of:=CONCATENATE([$L.J$42];[$L.J1];[$L.J35];[$L.J25];[$L.J2];[$L.J25];[$L.J36];[$L.J3];[$L.J27];[$L.J37];[$L.J31];[$L.J16];[$L.J43])" office:value-type="string" office:string-value="[bde∙e]" calcext:value-type="string">
            <text:p>[bde∙e]</text:p>
          </table:table-cell>
          <table:table-cell table:style-name="ce384" table:formula="of:=CONCATENATE([$L.K$42];[$L.K1];[$L.K35];[$L.K25];[$L.K2];[$L.K25];[$L.K36];[$L.K3];[$L.K27];[$L.K37];[$L.K31];[$L.K16];[$L.K43])" office:value-type="string" office:string-value="[bed∙e]" calcext:value-type="string">
            <text:p>[bed∙e]</text:p>
          </table:table-cell>
          <table:table-cell table:style-name="ce384" table:formula="of:=CONCATENATE([$L.L$42];[$L.L1];[$L.L35];[$L.L25];[$L.L2];[$L.L25];[$L.L36];[$L.L3];[$L.L27];[$L.L37];[$L.L31];[$L.L16];[$L.L43])" office:value-type="string" office:string-value="[dbe∙e]" calcext:value-type="string">
            <text:p>[dbe∙e]</text:p>
          </table:table-cell>
          <table:table-cell table:style-name="ce384" table:formula="of:=CONCATENATE([$L.M$42];[$L.M1];[$L.M35];[$L.M25];[$L.M2];[$L.M25];[$L.M36];[$L.M3];[$L.M27];[$L.M37];[$L.M31];[$L.M16];[$L.M43])" office:value-type="string" office:string-value="[deb∙e]" calcext:value-type="string">
            <text:p>[deb∙e]</text:p>
          </table:table-cell>
          <table:table-cell table:style-name="ce384" table:formula="of:=CONCATENATE([$L.N$42];[$L.N1];[$L.N35];[$L.N25];[$L.N2];[$L.N25];[$L.N36];[$L.N3];[$L.N27];[$L.N37];[$L.N31];[$L.N16];[$L.N43])" office:value-type="string" office:string-value="[ebd∙e]" calcext:value-type="string">
            <text:p>[ebd∙e]</text:p>
          </table:table-cell>
          <table:table-cell table:style-name="ce384" table:formula="of:=CONCATENATE([$L.O$42];[$L.O1];[$L.O35];[$L.O25];[$L.O2];[$L.O25];[$L.O36];[$L.O3];[$L.O27];[$L.O37];[$L.O31];[$L.O16];[$L.O43])" office:value-type="string" office:string-value="[edb∙e]" calcext:value-type="string">
            <text:p>[edb∙e]</text:p>
          </table:table-cell>
          <table:table-cell table:style-name="ce350" table:number-columns-repeated="1000"/>
        </table:table-row>
        <table:table-row table:style-name="ro5">
          <table:table-cell table:style-name="ce346" office:value-type="string" calcext:value-type="string">
            <text:p>Lêttrë 3 = </text:p>
          </table:table-cell>
          <table:table-cell table:style-name="ce353" table:content-validation-name="val2" office:value-type="float" office:value="5" calcext:value-type="float">
            <text:p>0005</text:p>
          </table:table-cell>
          <table:table-cell table:style-name="ce345" table:number-columns-repeated="3"/>
          <table:table-cell table:style-name="ce365" table:number-columns-repeated="4"/>
          <table:table-cell table:style-name="ce369" office:value-type="string" calcext:value-type="string">
            <text:p>1 3</text:p>
          </table:table-cell>
          <table:table-cell table:style-name="ce370" office:value-type="string" calcext:value-type="string">
            <text:p>___-_____-I_</text:p>
          </table:table-cell>
          <table:table-cell table:style-name="ce372" table:formula="of:=CONCATENATE([$L.C$1];[$L.C$25];[$L.C$35];[$L.C$2];[$L.C$26];[$L.C$36];[$L.C$3];[$L.C$27];[$L.C$37];[$L.C7])" office:value-type="string" office:string-value="بدهي" calcext:value-type="string">
            <text:p>بدهي</text:p>
          </table:table-cell>
          <table:table-cell table:style-name="ce372" table:formula="of:=CONCATENATE([$L.D$1];[$L.D$25];[$L.D$35];[$L.D$2];[$L.D$26];[$L.D$36];[$L.D$3];[$L.D$27];[$L.D$37];[$L.D7])" office:value-type="string" office:string-value="بهدي" calcext:value-type="string">
            <text:p>بهدي</text:p>
          </table:table-cell>
          <table:table-cell table:style-name="ce372" table:formula="of:=CONCATENATE([$L.E$1];[$L.E$25];[$L.E$35];[$L.E$2];[$L.E$26];[$L.E$36];[$L.E$3];[$L.E$27];[$L.E$37];[$L.E7])" office:value-type="string" office:string-value="دبهي" calcext:value-type="string">
            <text:p>دبهي</text:p>
          </table:table-cell>
          <table:table-cell table:style-name="ce372" table:formula="of:=CONCATENATE([$L.F$1];[$L.F$25];[$L.F$35];[$L.F$2];[$L.F$26];[$L.F$36];[$L.F$3];[$L.F$27];[$L.F$37];[$L.F7])" office:value-type="string" office:string-value="دهبي" calcext:value-type="string">
            <text:p>دهبي</text:p>
          </table:table-cell>
          <table:table-cell table:style-name="ce372" table:formula="of:=CONCATENATE([$L.G$1];[$L.G$25];[$L.G$35];[$L.G$2];[$L.G$26];[$L.G$36];[$L.G$3];[$L.G$27];[$L.G$37];[$L.G7])" office:value-type="string" office:string-value="هبدي" calcext:value-type="string">
            <text:p>هبدي</text:p>
          </table:table-cell>
          <table:table-cell table:style-name="ce372" table:formula="of:=CONCATENATE([$L.H$1];[$L.H$25];[$L.H$35];[$L.H$2];[$L.H$26];[$L.H$36];[$L.H$3];[$L.H$27];[$L.H$37];[$L.H7])" office:value-type="string" office:string-value="هدبي" calcext:value-type="string">
            <text:p>هدبي</text:p>
          </table:table-cell>
          <table:table-cell table:style-name="ce375" office:value-type="string" calcext:value-type="string">
            <text:p>=CONCATENER($L.I1;$L.I25;$L.I35;$L.I2;$L.I26;$L.I36;$L.I3;$L.I27;$L.I35;$L.I16)</text:p>
          </table:table-cell>
          <table:table-cell table:style-name="ce384" office:value-type="string" calcext:value-type="string">
            <text:p>=CONCATENER($L.J$42;$L.J1;$L.J$35;$L.J$25;$L.J2;$L.J$36;$L.J$25;$L.J3;$L.J27;$L.J37;$L.J31;$L.J7;$L.J43)</text:p>
          </table:table-cell>
          <table:table-cell table:style-name="ce384" office:value-type="string" calcext:value-type="string">
            <text:p>=CONCATENER($L.K$42;$L.K1;$L.K$35;$L.K$25;$L.K2;$L.K$36;$L.K$25;$L.K3;$L.K27;$L.K37;$L.K31;$L.K7;$L.K43)</text:p>
          </table:table-cell>
          <table:table-cell table:style-name="ce384" office:value-type="string" calcext:value-type="string">
            <text:p>=CONCATENER($L.L$42;$L.L1;$L.L$35;$L.L$25;$L.L2;$L.L$36;$L.L$25;$L.L3;$L.L27;$L.L37;$L.L31;$L.L7;$L.L43)</text:p>
          </table:table-cell>
          <table:table-cell table:style-name="ce384" office:value-type="string" calcext:value-type="string">
            <text:p>=CONCATENER($L.M$42;$L.M1;$L.M$35;$L.M$25;$L.M2;$L.M$36;$L.M$25;$L.M3;$L.M27;$L.M37;$L.M31;$L.M7;$L.M43)</text:p>
          </table:table-cell>
          <table:table-cell table:style-name="ce384" office:value-type="string" calcext:value-type="string">
            <text:p>=CONCATENER($L.N$42;$L.N1;$L.N$35;$L.N$25;$L.N2;$L.N$36;$L.N$25;$L.N3;$L.N27;$L.N37;$L.N31;$L.N7;$L.N43)</text:p>
          </table:table-cell>
          <table:table-cell table:style-name="ce384" office:value-type="string" calcext:value-type="string">
            <text:p>=CONCATENER($L.O$42;$L.O1;$L.O$35;$L.O$25;$L.O2;$L.O$36;$L.O$25;$L.O3;$L.O27;$L.O37;$L.O31;$L.O7;$L.O43)</text:p>
          </table:table-cell>
          <table:table-cell table:style-name="ce350" table:number-columns-repeated="1000"/>
        </table:table-row>
        <table:table-row table:style-name="ro5">
          <table:table-cell table:style-name="ce347" table:number-columns-repeated="5"/>
          <table:table-cell table:style-name="ce365" table:number-columns-repeated="3"/>
          <table:table-cell table:style-name="ce365" office:value-type="string" calcext:value-type="string">
            <text:p>f.</text:p>
          </table:table-cell>
          <table:table-cell table:style-name="ce369" office:value-type="string" calcext:value-type="string">
            <text:p>1 4</text:p>
          </table:table-cell>
          <table:table-cell table:style-name="ce370" office:value-type="string" calcext:value-type="string">
            <text:p>___-_____-IE</text:p>
          </table:table-cell>
          <table:table-cell table:style-name="ce372" table:formula="of:=CONCATENATE([$L.C$1];[$L.C$25];[$L.C$35];[$L.C$2];[$L.C$26];[$L.C$36];[$L.C$3];[$L.C$27];[$L.C$37];[$L.C8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8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8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8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8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8])" office:value-type="string" office:string-value="هدب" calcext:value-type="string">
            <text:p>هدب</text:p>
          </table:table-cell>
          <table:table-cell table:style-name="ce376"/>
          <table:table-cell table:style-name="ce384" office:value-type="string" calcext:value-type="string">
            <text:p>=CONCATENER($L.J$42;$L.J$1;$L.J$35;$L.J$25;$L.J$2;$L.J$25;$L.J$36;$L.J$3;$L.J$27;$L.J$35;$L.J$31;$L.J$7;$L.J$16;$L.J$43)</text:p>
          </table:table-cell>
          <table:table-cell table:style-name="ce384" office:value-type="string" calcext:value-type="string">
            <text:p>=CONCATENER($L.K$42;$L.K$1;$L.K$35;$L.K$25;$L.K$2;$L.K$25;$L.K$36;$L.K$3;$L.K$27;$L.K$35;$L.K$31;$L.K$7;$L.K$16;$L.K$43)</text:p>
          </table:table-cell>
          <table:table-cell table:style-name="ce384" office:value-type="string" calcext:value-type="string">
            <text:p>=CONCATENER($L.L$42;$L.L$1;$L.L$35;$L.L$25;$L.L$2;$L.L$25;$L.L$36;$L.L$3;$L.L$27;$L.L$35;$L.L$31;$L.L$7;$L.L$16;$L.L$43)</text:p>
          </table:table-cell>
          <table:table-cell table:style-name="ce384" office:value-type="string" calcext:value-type="string">
            <text:p>=CONCATENER($L.M$42;$L.M$1;$L.M$35;$L.M$25;$L.M$2;$L.M$25;$L.M$36;$L.M$3;$L.M$27;$L.M$35;$L.M$31;$L.M$7;$L.M$16;$L.M$43)</text:p>
          </table:table-cell>
          <table:table-cell table:style-name="ce384" office:value-type="string" calcext:value-type="string">
            <text:p>=CONCATENER($L.N$42;$L.N$1;$L.N$35;$L.N$25;$L.N$2;$L.N$25;$L.N$36;$L.N$3;$L.N$27;$L.N$35;$L.N$31;$L.N$7;$L.N$16;$L.N$43)</text:p>
          </table:table-cell>
          <table:table-cell table:style-name="ce384" office:value-type="string" calcext:value-type="string">
            <text:p>=CONCATENER($L.O$42;$L.O$1;$L.O$35;$L.O$25;$L.O$2;$L.O$25;$L.O$36;$L.O$3;$L.O$27;$L.O$35;$L.O$31;$L.O$7;$L.O$16;$L.O$43)</text:p>
          </table:table-cell>
          <table:table-cell table:style-name="ce350" table:number-columns-repeated="1000"/>
        </table:table-row>
        <table:table-row table:style-name="ro5">
          <table:table-cell table:style-name="ce346" office:value-type="string" calcext:value-type="string">
            <text:p>Diacris P1 = </text:p>
          </table:table-cell>
          <table:table-cell table:style-name="ce354"/>
          <table:table-cell table:style-name="ce357" table:number-columns-repeated="2"/>
          <table:table-cell table:style-name="ce364"/>
          <table:table-cell table:style-name="ce365" table:number-columns-repeated="4"/>
          <table:table-cell table:style-name="ce369" office:value-type="string" calcext:value-type="string">
            <text:p>1 7</text:p>
          </table:table-cell>
          <table:table-cell table:style-name="ce370" office:value-type="string" calcext:value-type="string">
            <text:p>___-_____-A_</text:p>
          </table:table-cell>
          <table:table-cell table:style-name="ce372" table:formula="of:=CONCATENATE([$L.C$1];[$L.C$25];[$L.C$35];[$L.C$2];[$L.C$26];[$L.C$36];[$L.C$3];[$L.C$27];[$L.C$37];[$L.C9])" office:value-type="string" office:string-value="بدهى" calcext:value-type="string">
            <text:p>بدهى</text:p>
          </table:table-cell>
          <table:table-cell table:style-name="ce372" table:formula="of:=CONCATENATE([$L.D$1];[$L.D$25];[$L.D$35];[$L.D$2];[$L.D$26];[$L.D$36];[$L.D$3];[$L.D$27];[$L.D$37];[$L.D9])" office:value-type="string" office:string-value="بهدى" calcext:value-type="string">
            <text:p>بهدى</text:p>
          </table:table-cell>
          <table:table-cell table:style-name="ce372" table:formula="of:=CONCATENATE([$L.E$1];[$L.E$25];[$L.E$35];[$L.E$2];[$L.E$26];[$L.E$36];[$L.E$3];[$L.E$27];[$L.E$37];[$L.E9])" office:value-type="string" office:string-value="دبهى" calcext:value-type="string">
            <text:p>دبهى</text:p>
          </table:table-cell>
          <table:table-cell table:style-name="ce372" table:formula="of:=CONCATENATE([$L.F$1];[$L.F$25];[$L.F$35];[$L.F$2];[$L.F$26];[$L.F$36];[$L.F$3];[$L.F$27];[$L.F$37];[$L.F9])" office:value-type="string" office:string-value="دهبى" calcext:value-type="string">
            <text:p>دهبى</text:p>
          </table:table-cell>
          <table:table-cell table:style-name="ce372" table:formula="of:=CONCATENATE([$L.G$1];[$L.G$25];[$L.G$35];[$L.G$2];[$L.G$26];[$L.G$36];[$L.G$3];[$L.G$27];[$L.G$37];[$L.G9])" office:value-type="string" office:string-value="هبدى" calcext:value-type="string">
            <text:p>هبدى</text:p>
          </table:table-cell>
          <table:table-cell table:style-name="ce372" table:formula="of:=CONCATENATE([$L.H$1];[$L.H$25];[$L.H$35];[$L.H$2];[$L.H$26];[$L.H$36];[$L.H$3];[$L.H$27];[$L.H$37];[$L.H9])" office:value-type="string" office:string-value="هدبى" calcext:value-type="string">
            <text:p>هدبى</text:p>
          </table:table-cell>
          <table:table-cell table:style-name="ce375" office:value-type="string" calcext:value-type="string">
            <text:p>=CONCATENER($L.I1;$L.I25;$L.I35;$L.I2;$L.I26;$L.I35;$L.I3;$L.I27;$L.I35;$L.I9)</text:p>
          </table:table-cell>
          <table:table-cell table:style-name="ce384" office:value-type="string" calcext:value-type="string">
            <text:p>=CONCATENER($L.J$42;$L.J$1;$L.J$35;$L.J$25;$L.J$2;$L.J$36;$L.J$25;$L.J$3;$L.J$27;$L.J$35;$L.J$31;$L.J$9;$L.J$43)</text:p>
          </table:table-cell>
          <table:table-cell table:style-name="ce384" office:value-type="string" calcext:value-type="string">
            <text:p>=CONCATENER($L.K$42;$L.K$1;$L.K$35;$L.K$25;$L.K$2;$L.K$36;$L.K$25;$L.K$3;$L.K$27;$L.K$35;$L.K$31;$L.K$9;$L.K$43)</text:p>
          </table:table-cell>
          <table:table-cell table:style-name="ce384" office:value-type="string" calcext:value-type="string">
            <text:p>=CONCATENER($L.L$42;$L.L$1;$L.L$35;$L.L$25;$L.L$2;$L.L$36;$L.L$25;$L.L$3;$L.L$27;$L.L$35;$L.L$31;$L.L$9;$L.L$43)</text:p>
          </table:table-cell>
          <table:table-cell table:style-name="ce384" office:value-type="string" calcext:value-type="string">
            <text:p>=CONCATENER($L.M$42;$L.M$1;$L.M$35;$L.M$25;$L.M$2;$L.M$36;$L.M$25;$L.M$3;$L.M$27;$L.M$35;$L.M$31;$L.M$9;$L.M$43)</text:p>
          </table:table-cell>
          <table:table-cell table:style-name="ce384" office:value-type="string" calcext:value-type="string">
            <text:p>=CONCATENER($L.N$42;$L.N$1;$L.N$35;$L.N$25;$L.N$2;$L.N$36;$L.N$25;$L.N$3;$L.N$27;$L.N$35;$L.N$31;$L.N$9;$L.N$43)</text:p>
          </table:table-cell>
          <table:table-cell table:style-name="ce384" office:value-type="string" calcext:value-type="string">
            <text:p>=CONCATENER($L.O$42;$L.O$1;$L.O$35;$L.O$25;$L.O$2;$L.O$36;$L.O$25;$L.O$3;$L.O$27;$L.O$35;$L.O$31;$L.O$9;$L.O$43)</text:p>
          </table:table-cell>
          <table:table-cell table:style-name="ce350" table:number-columns-repeated="1000"/>
        </table:table-row>
        <table:table-row table:style-name="ro5">
          <table:table-cell table:style-name="ce346" office:value-type="string" calcext:value-type="string">
            <text:p>Diacris P1 = </text:p>
          </table:table-cell>
          <table:table-cell table:style-name="ce354"/>
          <table:table-cell table:style-name="ce357" table:number-columns-repeated="2"/>
          <table:table-cell table:style-name="ce364"/>
          <table:table-cell table:style-name="ce365" table:number-columns-repeated="4"/>
          <table:table-cell table:style-name="ce365" office:value-type="string" calcext:value-type="string">
            <text:p>1 8</text:p>
          </table:table-cell>
          <table:table-cell table:style-name="ce370" office:value-type="string" calcext:value-type="string">
            <text:p>___-_____-AË</text:p>
          </table:table-cell>
          <table:table-cell table:style-name="ce372" table:formula="of:=CONCATENATE([$L.C$1];[$L.C$25];[$L.C$35];[$L.C$2];[$L.C$26];[$L.C$36];[$L.C$3];[$L.C$27];[$L.C$37];[$L.C10])" office:value-type="string" office:string-value="بدهأ" calcext:value-type="string">
            <text:p>بدهأ</text:p>
          </table:table-cell>
          <table:table-cell table:style-name="ce372" table:formula="of:=CONCATENATE([$L.D$1];[$L.D$25];[$L.D$35];[$L.D$2];[$L.D$26];[$L.D$36];[$L.D$3];[$L.D$27];[$L.D$37];[$L.D10])" office:value-type="string" office:string-value="بهدأ" calcext:value-type="string">
            <text:p>بهدأ</text:p>
          </table:table-cell>
          <table:table-cell table:style-name="ce372" table:formula="of:=CONCATENATE([$L.E$1];[$L.E$25];[$L.E$35];[$L.E$2];[$L.E$26];[$L.E$36];[$L.E$3];[$L.E$27];[$L.E$37];[$L.E10])" office:value-type="string" office:string-value="دبهأ" calcext:value-type="string">
            <text:p>دبهأ</text:p>
          </table:table-cell>
          <table:table-cell table:style-name="ce372" table:formula="of:=CONCATENATE([$L.F$1];[$L.F$25];[$L.F$35];[$L.F$2];[$L.F$26];[$L.F$36];[$L.F$3];[$L.F$27];[$L.F$37];[$L.F10])" office:value-type="string" office:string-value="دهبأ" calcext:value-type="string">
            <text:p>دهبأ</text:p>
          </table:table-cell>
          <table:table-cell table:style-name="ce372" table:formula="of:=CONCATENATE([$L.G$1];[$L.G$25];[$L.G$35];[$L.G$2];[$L.G$26];[$L.G$36];[$L.G$3];[$L.G$27];[$L.G$37];[$L.G10])" office:value-type="string" office:string-value="هبدأ" calcext:value-type="string">
            <text:p>هبدأ</text:p>
          </table:table-cell>
          <table:table-cell table:style-name="ce372" table:formula="of:=CONCATENATE([$L.H$1];[$L.H$25];[$L.H$35];[$L.H$2];[$L.H$26];[$L.H$36];[$L.H$3];[$L.H$27];[$L.H$37];[$L.H10])" office:value-type="string" office:string-value="هدبأ" calcext:value-type="string">
            <text:p>هدبأ</text:p>
          </table:table-cell>
          <table:table-cell table:style-name="ce375"/>
          <table:table-cell table:style-name="ce384" office:value-type="string" calcext:value-type="string">
            <text:p>=CONCATENER($L.J$42;$L.J1;$L.J$35;$L.J$25;$L.J2;$L.J$36;$L.J$25;$L.J3;$L.J27;$L.J37;$L.J31;$L.$D$59;$L.$R$39;$L.J43)</text:p>
          </table:table-cell>
          <table:table-cell table:style-name="ce384" office:value-type="string" calcext:value-type="string">
            <text:p>=CONCATENER($L.K$42;$L.K1;$L.K$35;$L.K$25;$L.K2;$L.K$36;$L.K$25;$L.K3;$L.K27;$L.K37;$L.K31;$L.$D$59;$L.$R$39;$L.K43)</text:p>
          </table:table-cell>
          <table:table-cell table:style-name="ce384" office:value-type="string" calcext:value-type="string">
            <text:p>=CONCATENER($L.L$42;$L.L1;$L.L$35;$L.L$25;$L.L2;$L.L$36;$L.L$25;$L.L3;$L.L27;$L.L37;$L.L31;$L.$D$59;$L.$R$39;$L.L43)</text:p>
          </table:table-cell>
          <table:table-cell table:style-name="ce384" office:value-type="string" calcext:value-type="string">
            <text:p>=CONCATENER($L.M$42;$L.M1;$L.M$35;$L.M$25;$L.M2;$L.M$36;$L.M$25;$L.M3;$L.M27;$L.M37;$L.M31;$L.$D$59;$L.$R$39;$L.M43)</text:p>
          </table:table-cell>
          <table:table-cell table:style-name="ce384" office:value-type="string" calcext:value-type="string">
            <text:p>=CONCATENER($L.N$42;$L.N1;$L.N$35;$L.N$25;$L.N2;$L.N$36;$L.N$25;$L.N3;$L.N27;$L.N37;$L.N31;$L.$D$59;$L.$R$39;$L.N43)</text:p>
          </table:table-cell>
          <table:table-cell table:style-name="ce384" office:value-type="string" calcext:value-type="string">
            <text:p>=CONCATENER($L.O$42;$L.O1;$L.O$35;$L.O$25;$L.O2;$L.O$36;$L.O$25;$L.O3;$L.O27;$L.O37;$L.O31;$L.$D$59;$L.$R$39;$L.O43)</text:p>
          </table:table-cell>
          <table:table-cell table:style-name="ce350" table:number-columns-repeated="1000"/>
        </table:table-row>
        <table:table-row table:style-name="ro5">
          <table:table-cell table:style-name="ce346" office:value-type="string" calcext:value-type="string">
            <text:p>Diacris R1 = </text:p>
          </table:table-cell>
          <table:table-cell table:style-name="ce355"/>
          <table:table-cell table:style-name="ce357" table:number-columns-repeated="2"/>
          <table:table-cell table:style-name="ce364"/>
          <table:table-cell table:style-name="ce365" table:number-columns-repeated="4"/>
          <table:table-cell table:style-name="ce369" office:value-type="string" calcext:value-type="string">
            <text:p>1 5</text:p>
          </table:table-cell>
          <table:table-cell table:style-name="ce370" office:value-type="string" calcext:value-type="string">
            <text:p>___-_____-A_</text:p>
          </table:table-cell>
          <table:table-cell table:style-name="ce372" table:formula="of:=CONCATENATE([$L.C$1];[$L.C$25];[$L.C$35];[$L.C$2];[$L.C$26];[$L.C$36];[$L.C$3];[$L.C$27];[$L.C$37];[$L.C11])" office:value-type="string" office:string-value="بدهإ" calcext:value-type="string">
            <text:p>بدهإ</text:p>
          </table:table-cell>
          <table:table-cell table:style-name="ce372" table:formula="of:=CONCATENATE([$L.D$1];[$L.D$25];[$L.D$35];[$L.D$2];[$L.D$26];[$L.D$36];[$L.D$3];[$L.D$27];[$L.D$37];[$L.D11])" office:value-type="string" office:string-value="بهدإ" calcext:value-type="string">
            <text:p>بهدإ</text:p>
          </table:table-cell>
          <table:table-cell table:style-name="ce372" table:formula="of:=CONCATENATE([$L.E$1];[$L.E$25];[$L.E$35];[$L.E$2];[$L.E$26];[$L.E$36];[$L.E$3];[$L.E$27];[$L.E$37];[$L.E11])" office:value-type="string" office:string-value="دبهإ" calcext:value-type="string">
            <text:p>دبهإ</text:p>
          </table:table-cell>
          <table:table-cell table:style-name="ce372" table:formula="of:=CONCATENATE([$L.F$1];[$L.F$25];[$L.F$35];[$L.F$2];[$L.F$26];[$L.F$36];[$L.F$3];[$L.F$27];[$L.F$37];[$L.F11])" office:value-type="string" office:string-value="دهبإ" calcext:value-type="string">
            <text:p>دهبإ</text:p>
          </table:table-cell>
          <table:table-cell table:style-name="ce372" table:formula="of:=CONCATENATE([$L.G$1];[$L.G$25];[$L.G$35];[$L.G$2];[$L.G$26];[$L.G$36];[$L.G$3];[$L.G$27];[$L.G$37];[$L.G11])" office:value-type="string" office:string-value="هبدإ" calcext:value-type="string">
            <text:p>هبدإ</text:p>
          </table:table-cell>
          <table:table-cell table:style-name="ce372" table:formula="of:=CONCATENATE([$L.H$1];[$L.H$25];[$L.H$35];[$L.H$2];[$L.H$26];[$L.H$36];[$L.H$3];[$L.H$27];[$L.H$37];[$L.H11])" office:value-type="string" office:string-value="هدبإ" calcext:value-type="string">
            <text:p>هدبإ</text:p>
          </table:table-cell>
          <table:table-cell table:style-name="ce375"/>
          <table:table-cell table:style-name="ce384" office:value-type="string" calcext:value-type="string">
            <text:p>=CONCATENER($L.J42;$L.J1;$L.J$35;$L.J$25;$L.J2;$L.J$36;$L.J$25;$L.J3;$L.J27;$L.J35;$L.J31;$L.J9;$L.J43)</text:p>
          </table:table-cell>
          <table:table-cell table:style-name="ce384" office:value-type="string" calcext:value-type="string">
            <text:p>=CONCATENER($L.K42;$L.K1;$L.K$35;$L.K$25;$L.K2;$L.K25;$L.K36;$L.K3;$L.K27;$L.K35;$L.K31;$L.K9;$L.K43)</text:p>
          </table:table-cell>
          <table:table-cell table:style-name="ce384" office:value-type="string" calcext:value-type="string">
            <text:p>=CONCATENER($L.L42;$L.L1;$L.L$35;$L.L$25;$L.L2;$L.L25;$L.L36;$L.L3;$L.L27;$L.L35;$L.L31;$L.L9;$L.L43)</text:p>
          </table:table-cell>
          <table:table-cell table:style-name="ce384" office:value-type="string" calcext:value-type="string">
            <text:p>=CONCATENER($L.M42;$L.M1;$L.M$35;$L.M$25;$L.M2;$L.M25;$L.M36;$L.M3;$L.M27;$L.M35;$L.M31;$L.M9;$L.M43)</text:p>
          </table:table-cell>
          <table:table-cell table:style-name="ce384" office:value-type="string" calcext:value-type="string">
            <text:p>=CONCATENER($L.N42;$L.N1;$L.N$35;$L.N$25;$L.N2;$L.N25;$L.N36;$L.N3;$L.N27;$L.N35;$L.N31;$L.N9;$L.N43)</text:p>
          </table:table-cell>
          <table:table-cell table:style-name="ce384" office:value-type="string" calcext:value-type="string">
            <text:p>=CONCATENER($L.O42;$L.O1;$L.O$35;$L.O$25;$L.O2;$L.O25;$L.O36;$L.O3;$L.O27;$L.O35;$L.O31;$L.O9;$L.O43)</text:p>
          </table:table-cell>
          <table:table-cell table:style-name="ce350" table:number-columns-repeated="1000"/>
        </table:table-row>
        <table:table-row table:style-name="ro5">
          <table:table-cell table:style-name="ce346" office:value-type="string" calcext:value-type="string">
            <text:p>Diacris R2 = </text:p>
          </table:table-cell>
          <table:table-cell table:style-name="ce355"/>
          <table:table-cell table:style-name="ce357" table:number-columns-repeated="2"/>
          <table:table-cell table:style-name="ce364"/>
          <table:table-cell table:style-name="ce365" table:number-columns-repeated="4"/>
          <table:table-cell table:style-name="ce369" office:value-type="string" calcext:value-type="string">
            <text:p>1 6</text:p>
          </table:table-cell>
          <table:table-cell table:style-name="ce370" office:value-type="string" calcext:value-type="string">
            <text:p>___-_____-AJIL</text:p>
          </table:table-cell>
          <table:table-cell table:style-name="ce372" table:formula="of:=CONCATENATE([$L.C$1];[$L.C$25];[$L.C$35];[$L.C$2];[$L.C$26];[$L.C$36];[$L.C$3];[$L.C$27];[$L.C$37];[$L.C12])" office:value-type="string" office:string-value="بدهؤ" calcext:value-type="string">
            <text:p>بدهؤ</text:p>
          </table:table-cell>
          <table:table-cell table:style-name="ce372" table:formula="of:=CONCATENATE([$L.D$1];[$L.D$25];[$L.D$35];[$L.D$2];[$L.D$26];[$L.D$36];[$L.D$3];[$L.D$27];[$L.D$37];[$L.D12])" office:value-type="string" office:string-value="بهدؤ" calcext:value-type="string">
            <text:p>بهدؤ</text:p>
          </table:table-cell>
          <table:table-cell table:style-name="ce372" table:formula="of:=CONCATENATE([$L.E$1];[$L.E$25];[$L.E$35];[$L.E$2];[$L.E$26];[$L.E$36];[$L.E$3];[$L.E$27];[$L.E$37];[$L.E12])" office:value-type="string" office:string-value="دبهؤ" calcext:value-type="string">
            <text:p>دبهؤ</text:p>
          </table:table-cell>
          <table:table-cell table:style-name="ce372" table:formula="of:=CONCATENATE([$L.F$1];[$L.F$25];[$L.F$35];[$L.F$2];[$L.F$26];[$L.F$36];[$L.F$3];[$L.F$27];[$L.F$37];[$L.F12])" office:value-type="string" office:string-value="دهبؤ" calcext:value-type="string">
            <text:p>دهبؤ</text:p>
          </table:table-cell>
          <table:table-cell table:style-name="ce372" table:formula="of:=CONCATENATE([$L.G$1];[$L.G$25];[$L.G$35];[$L.G$2];[$L.G$26];[$L.G$36];[$L.G$3];[$L.G$27];[$L.G$37];[$L.G12])" office:value-type="string" office:string-value="هبدؤ" calcext:value-type="string">
            <text:p>هبدؤ</text:p>
          </table:table-cell>
          <table:table-cell table:style-name="ce372" table:formula="of:=CONCATENATE([$L.H$1];[$L.H$25];[$L.H$35];[$L.H$2];[$L.H$26];[$L.H$36];[$L.H$3];[$L.H$27];[$L.H$37];[$L.H12])" office:value-type="string" office:string-value="هدبؤ" calcext:value-type="string">
            <text:p>هدبؤ</text:p>
          </table:table-cell>
          <table:table-cell table:style-name="ce375" office:value-type="string" calcext:value-type="string">
            <text:p>=CONCATENER($L.I1;$L.I25;$L.I35;$L.I2;$L.I26;$L.I35;$L.I3;$L.I27;$L.I35;$L.I5;$L.I13;$L.I7;$L.I35;$L.I45)</text:p>
          </table:table-cell>
          <table:table-cell table:style-name="ce384" office:value-type="string" calcext:value-type="string">
            <text:p>=CONCATENER($L.J42;$L.J1;$L.J$35;$L.J$25;$L.J2;$L.J$35;$L.J$25;$L.J3;$L.J27;$L.J35;$L.J31;$L.J5;$L.J13;$L.J7;$L.J35;$L.J45;$L.J43)</text:p>
          </table:table-cell>
          <table:table-cell table:style-name="ce384" office:value-type="string" calcext:value-type="string">
            <text:p>=CONCATENER($L.K42;$L.K1;$L.K$35;$L.K$25;$L.K2;$L.K$35;$L.K$25;$L.K3;$L.K27;$L.K35;$L.K31;$L.K5;$L.K13;$L.K7;$L.K35;$L.K45;$L.K43)</text:p>
          </table:table-cell>
          <table:table-cell table:style-name="ce384" office:value-type="string" calcext:value-type="string">
            <text:p>=CONCATENER($L.L42;$L.L1;$L.L$35;$L.L$25;$L.L2;$L.L$35;$L.L$25;$L.L3;$L.L27;$L.L35;$L.L31;$L.L5;$L.L13;$L.L7;$L.L35;$L.L45;$L.L43)</text:p>
          </table:table-cell>
          <table:table-cell table:style-name="ce384" office:value-type="string" calcext:value-type="string">
            <text:p>=CONCATENER($L.M42;$L.M1;$L.M$35;$L.M$25;$L.M2;$L.M$35;$L.M$25;$L.M3;$L.M27;$L.M35;$L.M31;$L.M5;$L.M13;$L.M7;$L.M35;$L.M45;$L.M43)</text:p>
          </table:table-cell>
          <table:table-cell table:style-name="ce384" office:value-type="string" calcext:value-type="string">
            <text:p>=CONCATENER($L.N42;$L.N1;$L.N$35;$L.N$25;$L.N2;$L.N$35;$L.N$25;$L.N3;$L.N27;$L.N35;$L.N31;$L.N5;$L.N13;$L.N7;$L.N35;$L.N45;$L.N43)</text:p>
          </table:table-cell>
          <table:table-cell table:style-name="ce384" office:value-type="string" calcext:value-type="string">
            <text:p>=CONCATENER($L.O42;$L.O1;$L.O$35;$L.O$25;$L.O2;$L.O$35;$L.O$25;$L.O3;$L.O27;$L.O35;$L.O31;$L.O5;$L.O13;$L.O7;$L.O35;$L.O45;$L.O43)</text:p>
          </table:table-cell>
          <table:table-cell table:style-name="ce350" table:number-columns-repeated="1000"/>
        </table:table-row>
        <table:table-row table:style-name="ro5">
          <table:table-cell table:style-name="ce346" office:value-type="string" calcext:value-type="string">
            <text:p>Diacris R3 = </text:p>
          </table:table-cell>
          <table:table-cell table:style-name="ce355"/>
          <table:table-cell table:style-name="ce357" table:number-columns-repeated="2"/>
          <table:table-cell table:style-name="ce364"/>
          <table:table-cell table:style-name="ce365" table:number-columns-repeated="2"/>
          <table:table-cell table:style-name="ce365" office:value-type="string" calcext:value-type="string">
            <text:p>n.</text:p>
          </table:table-cell>
          <table:table-cell table:style-name="ce365"/>
          <table:table-cell table:style-name="ce369" office:value-type="string" calcext:value-type="string">
            <text:p>2 1</text:p>
          </table:table-cell>
          <table:table-cell table:style-name="ce365" office:value-type="string" calcext:value-type="string">
            <text:p>___-_A___-__</text:p>
          </table:table-cell>
          <table:table-cell table:style-name="ce372" table:formula="of:=CONCATENATE([$L.C$1];[$L.C$25];[$L.C$35];[$L.C$2];[$L.C$26];[$L.C$36];[$L.C$3];[$L.C$27];[$L.C$37];[$L.C13])" office:value-type="string" office:string-value="بدهئ" calcext:value-type="string">
            <text:p>بدهئ</text:p>
          </table:table-cell>
          <table:table-cell table:style-name="ce372" table:formula="of:=CONCATENATE([$L.D$1];[$L.D$25];[$L.D$35];[$L.D$2];[$L.D$26];[$L.D$36];[$L.D$3];[$L.D$27];[$L.D$37];[$L.D13])" office:value-type="string" office:string-value="بهدئ" calcext:value-type="string">
            <text:p>بهدئ</text:p>
          </table:table-cell>
          <table:table-cell table:style-name="ce372" table:formula="of:=CONCATENATE([$L.E$1];[$L.E$25];[$L.E$35];[$L.E$2];[$L.E$26];[$L.E$36];[$L.E$3];[$L.E$27];[$L.E$37];[$L.E13])" office:value-type="string" office:string-value="دبهئ" calcext:value-type="string">
            <text:p>دبهئ</text:p>
          </table:table-cell>
          <table:table-cell table:style-name="ce372" table:formula="of:=CONCATENATE([$L.F$1];[$L.F$25];[$L.F$35];[$L.F$2];[$L.F$26];[$L.F$36];[$L.F$3];[$L.F$27];[$L.F$37];[$L.F13])" office:value-type="string" office:string-value="دهبئ" calcext:value-type="string">
            <text:p>دهبئ</text:p>
          </table:table-cell>
          <table:table-cell table:style-name="ce372" table:formula="of:=CONCATENATE([$L.G$1];[$L.G$25];[$L.G$35];[$L.G$2];[$L.G$26];[$L.G$36];[$L.G$3];[$L.G$27];[$L.G$37];[$L.G13])" office:value-type="string" office:string-value="هبدئ" calcext:value-type="string">
            <text:p>هبدئ</text:p>
          </table:table-cell>
          <table:table-cell table:style-name="ce372" table:formula="of:=CONCATENATE([$L.H$1];[$L.H$25];[$L.H$35];[$L.H$2];[$L.H$26];[$L.H$36];[$L.H$3];[$L.H$27];[$L.H$37];[$L.H13])" office:value-type="string" office:string-value="هدبئ" calcext:value-type="string">
            <text:p>هدبئ</text:p>
          </table:table-cell>
          <table:table-cell table:style-name="ce375" office:value-type="string" calcext:value-type="string">
            <text:p>=CONCATENER($L.I1;$L.I25;$L.I5;$L.I2;$L.I26;$L.I36;$L.I3;$L.I27;$L.I35)</text:p>
          </table:table-cell>
          <table:table-cell table:style-name="ce384" office:value-type="string" calcext:value-type="string">
            <text:p>=CONCATENER($L.J$42;$L.J1;$L.J$25;$L.J5;$L.J2;$L.J$36;$L.J$25;$L.J3;$L.J27;$L.J$37;$L.J43)</text:p>
          </table:table-cell>
          <table:table-cell table:style-name="ce384" office:value-type="string" calcext:value-type="string">
            <text:p>=CONCATENER($L.K$42;$L.K1;$L.K25;$L.K5;$L.K2;$L.K25;$L.K36;$L.K3;$L.K27;$L.K37;$L.K43)</text:p>
          </table:table-cell>
          <table:table-cell table:style-name="ce384" office:value-type="string" calcext:value-type="string">
            <text:p>=CONCATENER($L.L$42;$L.L1;$L.L25;$L.L5;$L.L2;$L.L25;$L.L36;$L.L3;$L.L27;$L.L37;$L.L43)</text:p>
          </table:table-cell>
          <table:table-cell table:style-name="ce384" office:value-type="string" calcext:value-type="string">
            <text:p>=CONCATENER($L.M$42;$L.M1;$L.M25;$L.M5;$L.M2;$L.M25;$L.M36;$L.M3;$L.M27;$L.M37;$L.M43)</text:p>
          </table:table-cell>
          <table:table-cell table:style-name="ce384" office:value-type="string" calcext:value-type="string">
            <text:p>=CONCATENER($L.N$42;$L.N1;$L.N25;$L.N5;$L.N2;$L.N25;$L.N36;$L.N3;$L.N27;$L.N37;$L.N43)</text:p>
          </table:table-cell>
          <table:table-cell table:style-name="ce384" office:value-type="string" calcext:value-type="string">
            <text:p>=CONCATENER($L.O$42;$L.O1;$L.O25;$L.O5;$L.O2;$L.O25;$L.O36;$L.O3;$L.O27;$L.O37;$L.O43)</text:p>
          </table:table-cell>
          <table:table-cell table:style-name="ce350" table:number-columns-repeated="1000"/>
        </table:table-row>
        <table:table-row table:style-name="ro5">
          <table:table-cell table:style-name="ce346" office:value-type="string" calcext:value-type="string">
            <text:p>Diacris S1 = </text:p>
          </table:table-cell>
          <table:table-cell table:style-name="ce355"/>
          <table:table-cell table:style-name="ce357" table:number-columns-repeated="2"/>
          <table:table-cell table:style-name="ce364"/>
          <table:table-cell table:style-name="ce365" table:number-columns-repeated="4"/>
          <table:table-cell table:style-name="ce369" office:value-type="string" calcext:value-type="string">
            <text:p>2 2</text:p>
          </table:table-cell>
          <table:table-cell table:style-name="ce370" office:value-type="string" calcext:value-type="string">
            <text:p>___-_A____E_</text:p>
          </table:table-cell>
          <table:table-cell table:style-name="ce372" table:formula="of:=CONCATENATE([$L.C$1];[$L.C$25];[$L.C$35];[$L.C$2];[$L.C$26];[$L.C$36];[$L.C$3];[$L.C$27];[$L.C$37];[$L.C14])" office:value-type="string" office:string-value="بدهآ" calcext:value-type="string">
            <text:p>بدهآ</text:p>
          </table:table-cell>
          <table:table-cell table:style-name="ce372" table:formula="of:=CONCATENATE([$L.D$1];[$L.D$25];[$L.D$35];[$L.D$2];[$L.D$26];[$L.D$36];[$L.D$3];[$L.D$27];[$L.D$37];[$L.D14])" office:value-type="string" office:string-value="بهدآ" calcext:value-type="string">
            <text:p>بهدآ</text:p>
          </table:table-cell>
          <table:table-cell table:style-name="ce372" table:formula="of:=CONCATENATE([$L.E$1];[$L.E$25];[$L.E$35];[$L.E$2];[$L.E$26];[$L.E$36];[$L.E$3];[$L.E$27];[$L.E$37];[$L.E14])" office:value-type="string" office:string-value="دبهآ" calcext:value-type="string">
            <text:p>دبهآ</text:p>
          </table:table-cell>
          <table:table-cell table:style-name="ce372" table:formula="of:=CONCATENATE([$L.F$1];[$L.F$25];[$L.F$35];[$L.F$2];[$L.F$26];[$L.F$36];[$L.F$3];[$L.F$27];[$L.F$37];[$L.F14])" office:value-type="string" office:string-value="دهبآ" calcext:value-type="string">
            <text:p>دهبآ</text:p>
          </table:table-cell>
          <table:table-cell table:style-name="ce372" table:formula="of:=CONCATENATE([$L.G$1];[$L.G$25];[$L.G$35];[$L.G$2];[$L.G$26];[$L.G$36];[$L.G$3];[$L.G$27];[$L.G$37];[$L.G14])" office:value-type="string" office:string-value="هبدآ" calcext:value-type="string">
            <text:p>هبدآ</text:p>
          </table:table-cell>
          <table:table-cell table:style-name="ce372" table:formula="of:=CONCATENATE([$L.H$1];[$L.H$25];[$L.H$35];[$L.H$2];[$L.H$26];[$L.H$36];[$L.H$3];[$L.H$27];[$L.H$37];[$L.H14])" office:value-type="string" office:string-value="هدبآ" calcext:value-type="string">
            <text:p>هدبآ</text:p>
          </table:table-cell>
          <table:table-cell table:style-name="ce375" office:value-type="string" calcext:value-type="string">
            <text:p>=CONCATENER($L.I1;$L.I25;$L.I5;$L.I2;$L.I26;$L.I36;$L.I3;$L.I27;$L.I35;$L.I16)</text:p>
          </table:table-cell>
          <table:table-cell table:style-name="ce384" office:value-type="string" calcext:value-type="string">
            <text:p>=CONCATENER($L.J$42;$L.J$1;$L.J$25;$L.J$5;$L.J$2;$L.J$36;$L.J$25;$L.J$3;$L.J$27;$L.J$37;$L.J$31;$L.J$16;$L.J$43)</text:p>
          </table:table-cell>
          <table:table-cell table:style-name="ce384" office:value-type="string" calcext:value-type="string">
            <text:p>=CONCATENER($L.K$42;$L.K1;$L.K25;$L.K5;$L.K2;$L.K25;$L.K36;$L.K3;$L.K27;$L.K37;$L.K31;$L.K16;$L.K43)</text:p>
          </table:table-cell>
          <table:table-cell table:style-name="ce384" office:value-type="string" calcext:value-type="string">
            <text:p>=CONCATENER($L.L$42;$L.L1;$L.L25;$L.L5;$L.L2;$L.L25;$L.L36;$L.L3;$L.L27;$L.L37;$L.L31;$L.L16;$L.L43)</text:p>
          </table:table-cell>
          <table:table-cell table:style-name="ce384" office:value-type="string" calcext:value-type="string">
            <text:p>=CONCATENER($L.M$42;$L.M1;$L.M25;$L.M5;$L.M2;$L.M25;$L.M36;$L.M3;$L.M27;$L.M37;$L.M31;$L.M16;$L.M43)</text:p>
          </table:table-cell>
          <table:table-cell table:style-name="ce384" office:value-type="string" calcext:value-type="string">
            <text:p>=CONCATENER($L.N$42;$L.N1;$L.N25;$L.N5;$L.N2;$L.N25;$L.N36;$L.N3;$L.N27;$L.N37;$L.N31;$L.N16;$L.N43)</text:p>
          </table:table-cell>
          <table:table-cell table:style-name="ce384" office:value-type="string" calcext:value-type="string">
            <text:p>=CONCATENER($L.O$42;$L.O1;$L.O25;$L.O5;$L.O2;$L.O25;$L.O36;$L.O3;$L.O27;$L.O37;$L.O31;$L.O16;$L.O43)</text:p>
          </table:table-cell>
          <table:table-cell table:style-name="ce350" table:number-columns-repeated="1000"/>
        </table:table-row>
        <table:table-row table:style-name="ro5">
          <table:table-cell table:style-name="ce346" office:value-type="string" calcext:value-type="string">
            <text:p>Diacris S2 = </text:p>
          </table:table-cell>
          <table:table-cell table:style-name="ce355"/>
          <table:table-cell table:style-name="ce357" table:number-columns-repeated="2"/>
          <table:table-cell table:style-name="ce364"/>
          <table:table-cell table:style-name="ce365" table:number-columns-repeated="4"/>
          <table:table-cell table:style-name="ce365" office:value-type="string" calcext:value-type="string">
            <text:p>2 3</text:p>
          </table:table-cell>
          <table:table-cell table:style-name="ce370" office:value-type="string" calcext:value-type="string">
            <text:p>___-_A____I_</text:p>
          </table:table-cell>
          <table:table-cell table:style-name="ce372" table:formula="of:=CONCATENATE([$L.C$1];[$L.C$25];[$L.C$35];[$L.C$2];[$L.C$26];[$L.C$36];[$L.C$3];[$L.C$27];[$L.C$37];[$L.C15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5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5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5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5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5])" office:value-type="string" office:string-value="هدب" calcext:value-type="string">
            <text:p>هدب</text:p>
          </table:table-cell>
          <table:table-cell table:style-name="ce375"/>
          <table:table-cell table:style-name="ce384" office:value-type="string" calcext:value-type="string">
            <text:p>=CONCATENER($L.J$42;$L.J$1;$L.J$25;$L.J$5;$L.J$2;$L.J$36;$L.J$25;$L.J$3;$L.J$27;$L.J$37;$L.J$31;;$L.J$7;$L.J$43)</text:p>
          </table:table-cell>
          <table:table-cell table:style-name="ce384" office:value-type="string" calcext:value-type="string">
            <text:p>=CONCATENER($L.K$42;$L.K$1;$L.K$25;$L.K$5;$L.K$2;$L.K$36;$L.K$25;$L.K$3;$L.K$27;$L.K$37;$L.K$31;;$L.K$7;$L.K$43)</text:p>
          </table:table-cell>
          <table:table-cell table:style-name="ce384" office:value-type="string" calcext:value-type="string">
            <text:p>=CONCATENER($L.L$42;$L.L$1;$L.L$25;$L.L$5;$L.L$2;$L.L$36;$L.L$25;$L.L$3;$L.L$27;$L.L$37;$L.L$31;;$L.L$7;$L.L$43)</text:p>
          </table:table-cell>
          <table:table-cell table:style-name="ce384" office:value-type="string" calcext:value-type="string">
            <text:p>=CONCATENER($L.M$42;$L.M$1;$L.M$25;$L.M$5;$L.M$2;$L.M$36;$L.M$25;$L.M$3;$L.M$27;$L.M$37;$L.M$31;;$L.M$7;$L.M$43)</text:p>
          </table:table-cell>
          <table:table-cell table:style-name="ce384" office:value-type="string" calcext:value-type="string">
            <text:p>=CONCATENER($L.N$42;$L.N$1;$L.N$25;$L.N$5;$L.N$2;$L.N$36;$L.N$25;$L.N$3;$L.N$27;$L.N$37;$L.N$31;;$L.N$7;$L.N$43)</text:p>
          </table:table-cell>
          <table:table-cell table:style-name="ce384" office:value-type="string" calcext:value-type="string">
            <text:p>=CONCATENER($L.O$42;$L.O$1;$L.O$25;$L.O$5;$L.O$2;$L.O$36;$L.O$25;$L.O$3;$L.O$27;$L.O$37;$L.O$31;;$L.O$7;$L.O$43)</text:p>
          </table:table-cell>
          <table:table-cell table:style-name="ce350" table:number-columns-repeated="1000"/>
        </table:table-row>
        <table:table-row table:style-name="ro5">
          <table:table-cell table:style-name="ce346" office:value-type="string" calcext:value-type="string">
            <text:p>Diacris S3 = </text:p>
          </table:table-cell>
          <table:table-cell table:style-name="ce355"/>
          <table:table-cell table:style-name="ce357" table:number-columns-repeated="2"/>
          <table:table-cell table:style-name="ce364"/>
          <table:table-cell table:style-name="ce365" table:number-columns-repeated="3"/>
          <table:table-cell table:style-name="ce365" office:value-type="string" calcext:value-type="string">
            <text:p>f.</text:p>
          </table:table-cell>
          <table:table-cell table:style-name="ce365" office:value-type="string" calcext:value-type="string">
            <text:p>2 4</text:p>
          </table:table-cell>
          <table:table-cell table:style-name="ce370" office:value-type="string" calcext:value-type="string">
            <text:p>___-_A____IE</text:p>
          </table:table-cell>
          <table:table-cell table:style-name="ce372" table:formula="of:=CONCATENATE([$L.C$1];[$L.C$25];[$L.C$35];[$L.C$2];[$L.C$26];[$L.C$36];[$L.C$3];[$L.C$27];[$L.C$37];[$L.C16])" office:value-type="string" office:string-value="بدهة" calcext:value-type="string">
            <text:p>بدهة</text:p>
          </table:table-cell>
          <table:table-cell table:style-name="ce372" table:formula="of:=CONCATENATE([$L.D$1];[$L.D$25];[$L.D$35];[$L.D$2];[$L.D$26];[$L.D$36];[$L.D$3];[$L.D$27];[$L.D$37];[$L.D16])" office:value-type="string" office:string-value="بهدة" calcext:value-type="string">
            <text:p>بهدة</text:p>
          </table:table-cell>
          <table:table-cell table:style-name="ce372" table:formula="of:=CONCATENATE([$L.E$1];[$L.E$25];[$L.E$35];[$L.E$2];[$L.E$26];[$L.E$36];[$L.E$3];[$L.E$27];[$L.E$37];[$L.E16])" office:value-type="string" office:string-value="دبهة" calcext:value-type="string">
            <text:p>دبهة</text:p>
          </table:table-cell>
          <table:table-cell table:style-name="ce372" table:formula="of:=CONCATENATE([$L.F$1];[$L.F$25];[$L.F$35];[$L.F$2];[$L.F$26];[$L.F$36];[$L.F$3];[$L.F$27];[$L.F$37];[$L.F16])" office:value-type="string" office:string-value="دهبة" calcext:value-type="string">
            <text:p>دهبة</text:p>
          </table:table-cell>
          <table:table-cell table:style-name="ce372" table:formula="of:=CONCATENATE([$L.G$1];[$L.G$25];[$L.G$35];[$L.G$2];[$L.G$26];[$L.G$36];[$L.G$3];[$L.G$27];[$L.G$37];[$L.G16])" office:value-type="string" office:string-value="هبدة" calcext:value-type="string">
            <text:p>هبدة</text:p>
          </table:table-cell>
          <table:table-cell table:style-name="ce372" table:formula="of:=CONCATENATE([$L.H$1];[$L.H$25];[$L.H$35];[$L.H$2];[$L.H$26];[$L.H$36];[$L.H$3];[$L.H$27];[$L.H$37];[$L.H16])" office:value-type="string" office:string-value="هدبة" calcext:value-type="string">
            <text:p>هدبة</text:p>
          </table:table-cell>
          <table:table-cell table:style-name="ce375"/>
          <table:table-cell table:style-name="ce384" office:value-type="string" calcext:value-type="string">
            <text:p>=CONCATENER($L.J$42;$L.J$1;$L.J$25;$L.J$5;$L.J$2;$L.J$36;$L.J$25;$L.J$3;$L.J$27;$L.J$37;$L.J$31;;$L.J$7;$L.J$16;$L.J$43)</text:p>
          </table:table-cell>
          <table:table-cell table:style-name="ce384" office:value-type="string" calcext:value-type="string">
            <text:p>=CONCATENER($L.K$42;$L.K$1;$L.K$25;$L.K$5;$L.K$2;$L.K$36;$L.K$25;$L.K$3;$L.K$27;$L.K$37;$L.K$31;;$L.K$7;$L.K$16;$L.K$43)</text:p>
          </table:table-cell>
          <table:table-cell table:style-name="ce384" office:value-type="string" calcext:value-type="string">
            <text:p>=CONCATENER($L.L$42;$L.L$1;$L.L$25;$L.L$5;$L.L$2;$L.L$36;$L.L$25;$L.L$3;$L.L$27;$L.L$37;$L.L$31;;$L.L$7;$L.L$16;$L.L$43)</text:p>
          </table:table-cell>
          <table:table-cell table:style-name="ce384" office:value-type="string" calcext:value-type="string">
            <text:p>=CONCATENER($L.M$42;$L.M$1;$L.M$25;$L.M$5;$L.M$2;$L.M$36;$L.M$25;$L.M$3;$L.M$27;$L.M$37;$L.M$31;;$L.M$7;$L.M$16;$L.M$43)</text:p>
          </table:table-cell>
          <table:table-cell table:style-name="ce384" office:value-type="string" calcext:value-type="string">
            <text:p>=CONCATENER($L.N$42;$L.N$1;$L.N$25;$L.N$5;$L.N$2;$L.N$36;$L.N$25;$L.N$3;$L.N$27;$L.N$37;$L.N$31;;$L.N$7;$L.N$16;$L.N$43)</text:p>
          </table:table-cell>
          <table:table-cell table:style-name="ce384" office:value-type="string" calcext:value-type="string">
            <text:p>=CONCATENER($L.O$42;$L.O$1;$L.O$25;$L.O$5;$L.O$2;$L.O$36;$L.O$25;$L.O$3;$L.O$27;$L.O$37;$L.O$31;;$L.O$7;$L.O$16;$L.O$43)</text:p>
          </table:table-cell>
          <table:table-cell table:style-name="ce350" table:number-columns-repeated="1000"/>
        </table:table-row>
        <table:table-row table:style-name="ro5">
          <table:table-cell table:style-name="ce347" table:number-columns-repeated="5"/>
          <table:table-cell table:style-name="ce365" table:number-columns-repeated="2"/>
          <table:table-cell table:style-name="ce365" office:value-type="string" calcext:value-type="string">
            <text:p>adj.</text:p>
          </table:table-cell>
          <table:table-cell table:style-name="ce365"/>
          <table:table-cell table:style-name="ce369" office:value-type="string" calcext:value-type="string">
            <text:p>3 1</text:p>
          </table:table-cell>
          <table:table-cell table:style-name="ce365" office:value-type="string" calcext:value-type="string">
            <text:p>___-___A_-__</text:p>
          </table:table-cell>
          <table:table-cell table:style-name="ce372" table:formula="of:=CONCATENATE([$L.C$1];[$L.C$25];[$L.C$35];[$L.C$2];[$L.C$26];[$L.C$36];[$L.C$3];[$L.C$27];[$L.C$37];[$L.C17])" office:value-type="string" office:string-value="بدهات" calcext:value-type="string">
            <text:p>بدهات</text:p>
          </table:table-cell>
          <table:table-cell table:style-name="ce372" table:formula="of:=CONCATENATE([$L.D$1];[$L.D$25];[$L.D$35];[$L.D$2];[$L.D$26];[$L.D$36];[$L.D$3];[$L.D$27];[$L.D$37];[$L.D17])" office:value-type="string" office:string-value="بهدات" calcext:value-type="string">
            <text:p>بهدات</text:p>
          </table:table-cell>
          <table:table-cell table:style-name="ce372" table:formula="of:=CONCATENATE([$L.E$1];[$L.E$25];[$L.E$35];[$L.E$2];[$L.E$26];[$L.E$36];[$L.E$3];[$L.E$27];[$L.E$37];[$L.E17])" office:value-type="string" office:string-value="دبهات" calcext:value-type="string">
            <text:p>دبهات</text:p>
          </table:table-cell>
          <table:table-cell table:style-name="ce372" table:formula="of:=CONCATENATE([$L.F$1];[$L.F$25];[$L.F$35];[$L.F$2];[$L.F$26];[$L.F$36];[$L.F$3];[$L.F$27];[$L.F$37];[$L.F17])" office:value-type="string" office:string-value="دهبات" calcext:value-type="string">
            <text:p>دهبات</text:p>
          </table:table-cell>
          <table:table-cell table:style-name="ce372" table:formula="of:=CONCATENATE([$L.G$1];[$L.G$25];[$L.G$35];[$L.G$2];[$L.G$26];[$L.G$36];[$L.G$3];[$L.G$27];[$L.G$37];[$L.G17])" office:value-type="string" office:string-value="هبدات" calcext:value-type="string">
            <text:p>هبدات</text:p>
          </table:table-cell>
          <table:table-cell table:style-name="ce372" table:formula="of:=CONCATENATE([$L.H$1];[$L.H$25];[$L.H$35];[$L.H$2];[$L.H$26];[$L.H$36];[$L.H$3];[$L.H$27];[$L.H$37];[$L.H17])" office:value-type="string" office:string-value="هدبات" calcext:value-type="string">
            <text:p>هدبات</text:p>
          </table:table-cell>
          <table:table-cell table:style-name="ce377" office:value-type="string" calcext:value-type="string">
            <text:p>=CONCATENER($L.I1;$L.I25;$L.I36;$L.I2;$L.I26;$L.I5;$L.I3;$L.I27;$L.I35)</text:p>
          </table:table-cell>
          <table:table-cell table:style-name="ce385" office:value-type="string" calcext:value-type="string">
            <text:p>=CONCATENER($L.J42;$L.J1;$L.J$35;$L.J$25;$L.J2;$L.J$25;$L.J5;$L.J3;$L.J27;$L.J$37;$L.J43)</text:p>
          </table:table-cell>
          <table:table-cell table:style-name="ce385" office:value-type="string" calcext:value-type="string">
            <text:p>=CONCATENER($L.K42;$L.K1;$L.K$35;$L.K$25;$L.K2;$L.K25;$L.K5;$L.K3;$L.K27;$L.K37;$L.K43)</text:p>
          </table:table-cell>
          <table:table-cell table:style-name="ce385" office:value-type="string" calcext:value-type="string">
            <text:p>=CONCATENER($L.L42;$L.L1;$L.L$35;$L.L$25;$L.L2;$L.L25;$L.L5;$L.L3;$L.L27;$L.L37;$L.L43)</text:p>
          </table:table-cell>
          <table:table-cell table:style-name="ce385" office:value-type="string" calcext:value-type="string">
            <text:p>=CONCATENER($L.M42;$L.M1;$L.M$35;$L.M$25;$L.M2;$L.M25;$L.M5;$L.M3;$L.M27;$L.M37;$L.M43)</text:p>
          </table:table-cell>
          <table:table-cell table:style-name="ce385" office:value-type="string" calcext:value-type="string">
            <text:p>=CONCATENER($L.N42;$L.N1;$L.N$35;$L.N$25;$L.N2;$L.N25;$L.N5;$L.N3;$L.N27;$L.N37;$L.N43)</text:p>
          </table:table-cell>
          <table:table-cell table:style-name="ce385" office:value-type="string" calcext:value-type="string">
            <text:p>=CONCATENER($L.O42;$L.O1;$L.O$35;$L.O$25;$L.O2;$L.O25;$L.O5;$L.O3;$L.O27;$L.O37;$L.O43)</text:p>
          </table:table-cell>
          <table:table-cell table:style-name="ce350" table:number-columns-repeated="1000"/>
        </table:table-row>
        <table:table-row table:style-name="ro5">
          <table:table-cell table:style-name="ce348" office:value-type="string" calcext:value-type="string">
            <text:p>Espace = </text:p>
          </table:table-cell>
          <table:table-cell table:style-name="ce356" office:value-type="string" calcext:value-type="string">
            <text:p>∙</text:p>
          </table:table-cell>
          <table:table-cell table:style-name="ce357"/>
          <table:table-cell table:style-name="ce357" office:value-type="string" calcext:value-type="string">
            <text:p>ـ</text:p>
          </table:table-cell>
          <table:table-cell table:style-name="ce357"/>
          <table:table-cell table:style-name="ce365" table:number-columns-repeated="3"/>
          <table:table-cell table:style-name="ce365" office:value-type="string" calcext:value-type="string">
            <text:p>f.</text:p>
          </table:table-cell>
          <table:table-cell table:style-name="ce369" office:value-type="string" calcext:value-type="string">
            <text:p>3 2</text:p>
          </table:table-cell>
          <table:table-cell table:style-name="ce365" office:value-type="string" calcext:value-type="string">
            <text:p>___-___A_-E_</text:p>
          </table:table-cell>
          <table:table-cell table:style-name="ce372" table:formula="of:=CONCATENATE([$L.C$1];[$L.C$25];[$L.C$35];[$L.C$2];[$L.C$26];[$L.C$36];[$L.C$3];[$L.C$27];[$L.C$37];[$L.C18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8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8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8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8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8])" office:value-type="string" office:string-value="هدب" calcext:value-type="string">
            <text:p>هدب</text:p>
          </table:table-cell>
          <table:table-cell table:style-name="ce377" office:value-type="string" calcext:value-type="string">
            <text:p>=CONCATENER($L.I1;$L.I25;$L.I36;$L.I2;$L.I26;$L.I5;$L.I3;$L.I27;$L.I35;$L.I16)</text:p>
          </table:table-cell>
          <table:table-cell table:style-name="ce385" office:value-type="string" calcext:value-type="string">
            <text:p>=CONCATENER($L.J42;$L.J1;$L.J$35;$L.J$25;$L.J2;$L.J$25;$L.J5;$L.J3;$L.J27;$L.J$37;$L.J31;$L.J16;$L.J43)</text:p>
          </table:table-cell>
          <table:table-cell table:style-name="ce385" office:value-type="string" calcext:value-type="string">
            <text:p>=CONCATENER($L.K42;$L.K1;$L.K$35;$L.K$25;$L.K2;$L.K25;$L.K5;$L.K3;$L.K27;$L.K37;$L.K31;$L.K16;$L.K43)</text:p>
          </table:table-cell>
          <table:table-cell table:style-name="ce385" office:value-type="string" calcext:value-type="string">
            <text:p>=CONCATENER($L.L42;$L.L1;$L.L$35;$L.L$25;$L.L2;$L.L25;$L.L5;$L.L3;$L.L27;$L.L37;$L.L31;$L.L16;$L.L43)</text:p>
          </table:table-cell>
          <table:table-cell table:style-name="ce385" office:value-type="string" calcext:value-type="string">
            <text:p>=CONCATENER($L.M42;$L.M1;$L.M$35;$L.M$25;$L.M2;$L.M25;$L.M5;$L.M3;$L.M27;$L.M37;$L.M31;$L.M16;$L.M43)</text:p>
          </table:table-cell>
          <table:table-cell table:style-name="ce385" office:value-type="string" calcext:value-type="string">
            <text:p>=CONCATENER($L.N42;$L.N1;$L.N$35;$L.N$25;$L.N2;$L.N25;$L.N5;$L.N3;$L.N27;$L.N37;$L.N31;$L.N16;$L.N43)</text:p>
          </table:table-cell>
          <table:table-cell table:style-name="ce385" office:value-type="string" calcext:value-type="string">
            <text:p>=CONCATENER($L.O42;$L.O1;$L.O$35;$L.O$25;$L.O2;$L.O25;$L.O5;$L.O3;$L.O27;$L.O37;$L.O31;$L.O16;$L.O43)</text:p>
          </table:table-cell>
          <table:table-cell table:style-name="ce350" table:number-columns-repeated="1000"/>
        </table:table-row>
        <table:table-row table:style-name="ro5">
          <table:table-cell table:style-name="ce348" office:value-type="string" calcext:value-type="string">
            <text:p>a = </text:p>
          </table:table-cell>
          <table:table-cell table:style-name="ce357" office:value-type="string" calcext:value-type="string">
            <text:p>a</text:p>
          </table:table-cell>
          <table:table-cell table:style-name="ce357" office:value-type="string" calcext:value-type="string">
            <text:p>َ</text:p>
          </table:table-cell>
          <table:table-cell table:style-name="ce357" office:value-type="string" calcext:value-type="string">
            <text:p>ـ</text:p>
          </table:table-cell>
          <table:table-cell table:style-name="ce364" office:value-type="string" calcext:value-type="string">
            <text:p>ַ</text:p>
          </table:table-cell>
          <table:table-cell table:style-name="ce365" table:number-columns-repeated="4"/>
          <table:table-cell table:style-name="ce369" office:value-type="string" calcext:value-type="string">
            <text:p>3 3</text:p>
          </table:table-cell>
          <table:table-cell table:style-name="ce365" office:value-type="string" calcext:value-type="string">
            <text:p>___-___A_-I_</text:p>
          </table:table-cell>
          <table:table-cell table:style-name="ce372" table:formula="of:=CONCATENATE([$L.C$1];[$L.C$25];[$L.C$35];[$L.C$2];[$L.C$26];[$L.C$36];[$L.C$3];[$L.C$27];[$L.C$37];[$L.C19])" office:value-type="string" office:string-value="بدهان" calcext:value-type="string">
            <text:p>بدهان</text:p>
          </table:table-cell>
          <table:table-cell table:style-name="ce372" table:formula="of:=CONCATENATE([$L.D$1];[$L.D$25];[$L.D$35];[$L.D$2];[$L.D$26];[$L.D$36];[$L.D$3];[$L.D$27];[$L.D$37];[$L.D19])" office:value-type="string" office:string-value="بهدان" calcext:value-type="string">
            <text:p>بهدان</text:p>
          </table:table-cell>
          <table:table-cell table:style-name="ce372" table:formula="of:=CONCATENATE([$L.E$1];[$L.E$25];[$L.E$35];[$L.E$2];[$L.E$26];[$L.E$36];[$L.E$3];[$L.E$27];[$L.E$37];[$L.E19])" office:value-type="string" office:string-value="دبهان" calcext:value-type="string">
            <text:p>دبهان</text:p>
          </table:table-cell>
          <table:table-cell table:style-name="ce372" table:formula="of:=CONCATENATE([$L.F$1];[$L.F$25];[$L.F$35];[$L.F$2];[$L.F$26];[$L.F$36];[$L.F$3];[$L.F$27];[$L.F$37];[$L.F19])" office:value-type="string" office:string-value="دهبان" calcext:value-type="string">
            <text:p>دهبان</text:p>
          </table:table-cell>
          <table:table-cell table:style-name="ce372" table:formula="of:=CONCATENATE([$L.G$1];[$L.G$25];[$L.G$35];[$L.G$2];[$L.G$26];[$L.G$36];[$L.G$3];[$L.G$27];[$L.G$37];[$L.G19])" office:value-type="string" office:string-value="هبدان" calcext:value-type="string">
            <text:p>هبدان</text:p>
          </table:table-cell>
          <table:table-cell table:style-name="ce372" table:formula="of:=CONCATENATE([$L.H$1];[$L.H$25];[$L.H$35];[$L.H$2];[$L.H$26];[$L.H$36];[$L.H$3];[$L.H$27];[$L.H$37];[$L.H19])" office:value-type="string" office:string-value="هدبان" calcext:value-type="string">
            <text:p>هدبان</text:p>
          </table:table-cell>
          <table:table-cell table:style-name="ce377"/>
          <table:table-cell table:style-name="ce385" office:value-type="string" calcext:value-type="string">
            <text:p>=CONCATENER($L.J42;$L.J1;$L.J$35;$L.J$25;$L.J2;$L.J$25;$L.J$5;$L.J$3;$L.J$27;$L.J$35;$L.J$31;$L.J$7;$L.J$43)</text:p>
          </table:table-cell>
          <table:table-cell table:style-name="ce387" office:value-type="string" calcext:value-type="string">
            <text:p>=CONCATENER($L.K42;$L.K1;$L.K$35;$L.K25;$L.K$2;$L.K$25;$L.K$5;$L.K$3;$L.K$27;$L.K$35;$L.K$31;$L.K$7;$L.K$43)</text:p>
          </table:table-cell>
          <table:table-cell table:style-name="ce385" office:value-type="string" calcext:value-type="string">
            <text:p>=CONCATENER($L.L42;$L.L1;$L.L$35;$L.L25;$L.L$2;$L.L$25;$L.L$5;$L.L$3;$L.L$27;$L.L$35;$L.L$31;$L.L$7;$L.L$43)</text:p>
          </table:table-cell>
          <table:table-cell table:style-name="ce385" office:value-type="string" calcext:value-type="string">
            <text:p>=CONCATENER($L.M42;$L.M1;$L.M$35;$L.M25;$L.M$2;$L.M$25;$L.M$5;$L.M$3;$L.M$27;$L.M$35;$L.M$31;$L.M$7;$L.M$43)</text:p>
          </table:table-cell>
          <table:table-cell table:style-name="ce385" office:value-type="string" calcext:value-type="string">
            <text:p>=CONCATENER($L.N42;$L.N1;$L.N$35;$L.N25;$L.N$2;$L.N$25;$L.N$5;$L.N$3;$L.N$27;$L.N$35;$L.N$31;$L.N$7;$L.N$43)</text:p>
          </table:table-cell>
          <table:table-cell table:style-name="ce385" office:value-type="string" calcext:value-type="string">
            <text:p>=CONCATENER($L.O42;$L.O1;$L.O$35;$L.O25;$L.O$2;$L.O$25;$L.O$5;$L.O$3;$L.O$27;$L.O$35;$L.O$31;$L.O$7;$L.O$43)</text:p>
          </table:table-cell>
          <table:table-cell table:style-name="ce350" table:number-columns-repeated="1000"/>
        </table:table-row>
        <table:table-row table:style-name="ro5">
          <table:table-cell table:style-name="ce348" office:value-type="string" calcext:value-type="string">
            <text:p>u = </text:p>
          </table:table-cell>
          <table:table-cell table:style-name="ce358" office:value-type="string" calcext:value-type="string">
            <text:p>u</text:p>
          </table:table-cell>
          <table:table-cell table:style-name="ce357" office:value-type="string" calcext:value-type="string">
            <text:p>ُ</text:p>
          </table:table-cell>
          <table:table-cell table:style-name="ce357" office:value-type="string" calcext:value-type="string">
            <text:p>ـ</text:p>
          </table:table-cell>
          <table:table-cell table:style-name="ce364" office:value-type="string" calcext:value-type="string">
            <text:p>ֻ</text:p>
          </table:table-cell>
          <table:table-cell table:style-name="ce365" table:number-columns-repeated="3"/>
          <table:table-cell table:style-name="ce365" office:value-type="string" calcext:value-type="string">
            <text:p>f.</text:p>
          </table:table-cell>
          <table:table-cell table:style-name="ce369" office:value-type="string" calcext:value-type="string">
            <text:p>3 4</text:p>
          </table:table-cell>
          <table:table-cell table:style-name="ce365" office:value-type="string" calcext:value-type="string">
            <text:p>___-___A_-IE</text:p>
          </table:table-cell>
          <table:table-cell table:style-name="ce372" table:formula="of:=CONCATENATE([$L.C$1];[$L.C$25];[$L.C$35];[$L.C$2];[$L.C$26];[$L.C$36];[$L.C$3];[$L.C$27];[$L.C$37];[$L.C20])" office:value-type="string" office:string-value="بدهائـيـل" calcext:value-type="string">
            <text:p>بدهائـيـل</text:p>
          </table:table-cell>
          <table:table-cell table:style-name="ce372" table:formula="of:=CONCATENATE([$L.D$1];[$L.D$25];[$L.D$35];[$L.D$2];[$L.D$26];[$L.D$36];[$L.D$3];[$L.D$27];[$L.D$37];[$L.D20])" office:value-type="string" office:string-value="بهدائـيـل" calcext:value-type="string">
            <text:p>بهدائـيـل</text:p>
          </table:table-cell>
          <table:table-cell table:style-name="ce372" table:formula="of:=CONCATENATE([$L.E$1];[$L.E$25];[$L.E$35];[$L.E$2];[$L.E$26];[$L.E$36];[$L.E$3];[$L.E$27];[$L.E$37];[$L.E20])" office:value-type="string" office:string-value="دبهائـيـل" calcext:value-type="string">
            <text:p>دبهائـيـل</text:p>
          </table:table-cell>
          <table:table-cell table:style-name="ce372" table:formula="of:=CONCATENATE([$L.F$1];[$L.F$25];[$L.F$35];[$L.F$2];[$L.F$26];[$L.F$36];[$L.F$3];[$L.F$27];[$L.F$37];[$L.F20])" office:value-type="string" office:string-value="دهبائـيـل" calcext:value-type="string">
            <text:p>دهبائـيـل</text:p>
          </table:table-cell>
          <table:table-cell table:style-name="ce372" table:formula="of:=CONCATENATE([$L.G$1];[$L.G$25];[$L.G$35];[$L.G$2];[$L.G$26];[$L.G$36];[$L.G$3];[$L.G$27];[$L.G$37];[$L.G20])" office:value-type="string" office:string-value="هبدائـيـل" calcext:value-type="string">
            <text:p>هبدائـيـل</text:p>
          </table:table-cell>
          <table:table-cell table:style-name="ce372" table:formula="of:=CONCATENATE([$L.H$1];[$L.H$25];[$L.H$35];[$L.H$2];[$L.H$26];[$L.H$36];[$L.H$3];[$L.H$27];[$L.H$37];[$L.H20])" office:value-type="string" office:string-value="هدبائـيـل" calcext:value-type="string">
            <text:p>هدبائـيـل</text:p>
          </table:table-cell>
          <table:table-cell table:style-name="ce377"/>
          <table:table-cell table:style-name="ce385" office:value-type="string" calcext:value-type="string">
            <text:p>=CONCATENER($L.J42;$L.J1;$L.J$35;$L.J$25;$L.J$2;$L.J$25;$L.J$5;$L.J$3;$L.J$27;$L.J$35;$L.J$31;$L.J$7;$L.J16;$L.J$43)</text:p>
          </table:table-cell>
          <table:table-cell table:style-name="ce385" office:value-type="string" calcext:value-type="string">
            <text:p>=CONCATENER($L.K42;$L.K1;$L.K$35;$L.K$25;$L.K$2;$L.K$25;$L.K$5;$L.K$3;$L.K$27;$L.K$35;$L.K$31;$L.K$7;$L.K16;$L.K$43)</text:p>
          </table:table-cell>
          <table:table-cell table:style-name="ce385" office:value-type="string" calcext:value-type="string">
            <text:p>=CONCATENER($L.L42;$L.L1;$L.L$35;$L.L$25;$L.L$2;$L.L$25;$L.L$5;$L.L$3;$L.L$27;$L.L$35;$L.L$31;$L.L$7;$L.L16;$L.L$43)</text:p>
          </table:table-cell>
          <table:table-cell table:style-name="ce385" office:value-type="string" calcext:value-type="string">
            <text:p>=CONCATENER($L.M42;$L.M1;$L.M$35;$L.M$25;$L.M$2;$L.M$25;$L.M$5;$L.M$3;$L.M$27;$L.M$35;$L.M$31;$L.M$7;$L.M16;$L.M$43)</text:p>
          </table:table-cell>
          <table:table-cell table:style-name="ce385" office:value-type="string" calcext:value-type="string">
            <text:p>=CONCATENER($L.N42;$L.N1;$L.N$35;$L.N$25;$L.N$2;$L.N$25;$L.N$5;$L.N$3;$L.N$27;$L.N$35;$L.N$31;$L.N$7;$L.N16;$L.N$43)</text:p>
          </table:table-cell>
          <table:table-cell table:style-name="ce385" office:value-type="string" calcext:value-type="string">
            <text:p>=CONCATENER($L.O42;$L.O1;$L.O$35;$L.O$25;$L.O$2;$L.O$25;$L.O$5;$L.O$3;$L.O$27;$L.O$35;$L.O$31;$L.O$7;$L.O16;$L.O$43)</text:p>
          </table:table-cell>
          <table:table-cell table:style-name="ce350" table:number-columns-repeated="1000"/>
        </table:table-row>
        <table:table-row table:style-name="ro5">
          <table:table-cell table:style-name="ce348" office:value-type="string" calcext:value-type="string">
            <text:p>i = </text:p>
          </table:table-cell>
          <table:table-cell table:style-name="ce358" office:value-type="string" calcext:value-type="string">
            <text:p>i</text:p>
          </table:table-cell>
          <table:table-cell table:style-name="ce357" office:value-type="string" calcext:value-type="string">
            <text:p>ِ</text:p>
          </table:table-cell>
          <table:table-cell table:style-name="ce357" office:value-type="string" calcext:value-type="string">
            <text:p>ـ</text:p>
          </table:table-cell>
          <table:table-cell table:style-name="ce364" office:value-type="string" calcext:value-type="string">
            <text:p>ִ</text:p>
          </table:table-cell>
          <table:table-cell table:style-name="ce365" table:number-columns-repeated="4"/>
          <table:table-cell table:style-name="ce369" office:value-type="string" calcext:value-type="string">
            <text:p>4 1</text:p>
          </table:table-cell>
          <table:table-cell table:style-name="ce365" office:value-type="string" calcext:value-type="string">
            <text:p>___-___U_-__</text:p>
          </table:table-cell>
          <table:table-cell table:style-name="ce372" table:formula="of:=CONCATENATE([$L.C$1];[$L.C$25];[$L.C$35];[$L.C$2];[$L.C$26];[$L.C$36];[$L.C$3];[$L.C$27];[$L.C$37];[$L.C21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21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21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21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21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21])" office:value-type="string" office:string-value="هدب" calcext:value-type="string">
            <text:p>هدب</text:p>
          </table:table-cell>
          <table:table-cell table:style-name="ce375" office:value-type="string" calcext:value-type="string">
            <text:p>=CONCATENER($L.I1;$L.I25;$L.I36;$L.I2;$L.I26;$L.I6;$L.I3;$L.I27;$L.I35)</text:p>
          </table:table-cell>
          <table:table-cell table:style-name="ce384" office:value-type="string" calcext:value-type="string">
            <text:p>=CONCATENER($L.J42;$L.J1;$L.J$35;$L.J$25;$L.J2;$L.J$25;$L.J6;$L.J3;$L.J27;$L.J35;$L.J43)</text:p>
          </table:table-cell>
          <table:table-cell table:style-name="ce384" office:value-type="string" calcext:value-type="string">
            <text:p>=CONCATENER($L.K42;$L.K1;$L.K$35;$L.K25;$L.K2;$L.K25;$L.K6;$L.K3;$L.K27;$L.K35;$L.K43)</text:p>
          </table:table-cell>
          <table:table-cell table:style-name="ce384" office:value-type="string" calcext:value-type="string">
            <text:p>=CONCATENER($L.L42;$L.L1;$L.L$35;$L.L25;$L.L2;$L.L25;$L.L6;$L.L3;$L.L27;$L.L35;$L.L43)</text:p>
          </table:table-cell>
          <table:table-cell table:style-name="ce384" office:value-type="string" calcext:value-type="string">
            <text:p>=CONCATENER($L.M42;$L.M1;$L.M$35;$L.M25;$L.M2;$L.M25;$L.M6;$L.M3;$L.M27;$L.M35;$L.M43)</text:p>
          </table:table-cell>
          <table:table-cell table:style-name="ce384" office:value-type="string" calcext:value-type="string">
            <text:p>=CONCATENER($L.N42;$L.N1;$L.N$35;$L.N25;$L.N2;$L.N25;$L.N6;$L.N3;$L.N27;$L.N35;$L.N43)</text:p>
          </table:table-cell>
          <table:table-cell table:style-name="ce384" office:value-type="string" calcext:value-type="string">
            <text:p>=CONCATENER($L.O42;$L.O1;$L.O$35;$L.O25;$L.O2;$L.O25;$L.O6;$L.O3;$L.O27;$L.O35;$L.O43)</text:p>
          </table:table-cell>
          <table:table-cell table:style-name="ce350" table:number-columns-repeated="1000"/>
        </table:table-row>
        <table:table-row table:style-name="ro5">
          <table:table-cell table:style-name="ce348" office:value-type="string" calcext:value-type="string">
            <text:p>ë = </text:p>
          </table:table-cell>
          <table:table-cell table:style-name="ce357" office:value-type="string" calcext:value-type="string">
            <text:p>ə</text:p>
          </table:table-cell>
          <table:table-cell table:style-name="ce357" office:value-type="string" calcext:value-type="string">
            <text:p>ْ</text:p>
          </table:table-cell>
          <table:table-cell table:style-name="ce357" office:value-type="string" calcext:value-type="string">
            <text:p>ـ</text:p>
          </table:table-cell>
          <table:table-cell table:style-name="ce364" office:value-type="string" calcext:value-type="string">
            <text:p>ְ</text:p>
          </table:table-cell>
          <table:table-cell table:style-name="ce365" table:number-columns-repeated="4"/>
          <table:table-cell table:style-name="ce369" office:value-type="string" calcext:value-type="string">
            <text:p>4 2</text:p>
          </table:table-cell>
          <table:table-cell table:style-name="ce365" office:value-type="string" calcext:value-type="string">
            <text:p>___-___U_-E_</text:p>
          </table:table-cell>
          <table:table-cell table:style-name="ce372" table:formula="of:=CONCATENATE([$L.C$1];[$L.C$25];[$L.C$35];[$L.C$2];[$L.C$26];[$L.C$36];[$L.C$3];[$L.C$27];[$L.C$37];[$L.C22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22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22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22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22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22])" office:value-type="string" office:string-value="هدب" calcext:value-type="string">
            <text:p>هدب</text:p>
          </table:table-cell>
          <table:table-cell table:style-name="ce375" office:value-type="string" calcext:value-type="string">
            <text:p>=CONCATENER($L.I1;$L.I25;$L.I36;$L.I2;$L.I26;$L.I6;$L.I3;$L.I27;$L.I35;$L.I16)</text:p>
          </table:table-cell>
          <table:table-cell table:style-name="ce384" office:value-type="string" calcext:value-type="string">
            <text:p>=CONCATENER($L.J42;$L.J1;$L.J$35;$L.J$25;$L.J2;$L.J$25;$L.J6;$L.J3;$L.J27;$L.J35;$L.J31;$L.J16;$L.J43)</text:p>
          </table:table-cell>
          <table:table-cell table:style-name="ce384" office:value-type="string" calcext:value-type="string">
            <text:p>=CONCATENER($L.K42;$L.K1;$L.K$35;$L.K$25;$L.K2;$L.K25;$L.K6;$L.K3;$L.K27;$L.K35;$L.K31;$L.K16;$L.K43)</text:p>
          </table:table-cell>
          <table:table-cell table:style-name="ce384" office:value-type="string" calcext:value-type="string">
            <text:p>=CONCATENER($L.L42;$L.L1;$L.L$35;$L.L$25;$L.L2;$L.L25;$L.L6;$L.L3;$L.L27;$L.L35;$L.L31;$L.L16;$L.L43)</text:p>
          </table:table-cell>
          <table:table-cell table:style-name="ce384" office:value-type="string" calcext:value-type="string">
            <text:p>=CONCATENER($L.M42;$L.M1;$L.M$35;$L.M$25;$L.M2;$L.M25;$L.M6;$L.M3;$L.M27;$L.M35;$L.M31;$L.M16;$L.M43)</text:p>
          </table:table-cell>
          <table:table-cell table:style-name="ce384" office:value-type="string" calcext:value-type="string">
            <text:p>=CONCATENER($L.N42;$L.N1;$L.N$35;$L.N$25;$L.N2;$L.N25;$L.N6;$L.N3;$L.N27;$L.N35;$L.N31;$L.N16;$L.N43)</text:p>
          </table:table-cell>
          <table:table-cell table:style-name="ce384" office:value-type="string" calcext:value-type="string">
            <text:p>=CONCATENER($L.O42;$L.O1;$L.O$35;$L.O$25;$L.O2;$L.O25;$L.O6;$L.O3;$L.O27;$L.O35;$L.O31;$L.O16;$L.O43)</text:p>
          </table:table-cell>
          <table:table-cell table:style-name="ce350" table:number-columns-repeated="1000"/>
        </table:table-row>
        <table:table-row table:style-name="ro5">
          <table:table-cell table:style-name="ce348" office:value-type="string" calcext:value-type="string">
            <text:p>an = </text:p>
          </table:table-cell>
          <table:table-cell table:style-name="ce357" office:value-type="string" calcext:value-type="string">
            <text:p>ɛn</text:p>
          </table:table-cell>
          <table:table-cell table:style-name="ce357"/>
          <table:table-cell table:style-name="ce357" office:value-type="string" calcext:value-type="string">
            <text:p>ـ</text:p>
          </table:table-cell>
          <table:table-cell table:style-name="ce357"/>
          <table:table-cell table:style-name="ce365" table:number-columns-repeated="4"/>
          <table:table-cell table:style-name="ce365" office:value-type="string" calcext:value-type="string">
            <text:p>4 3</text:p>
          </table:table-cell>
          <table:table-cell table:style-name="ce365" office:value-type="string" calcext:value-type="string">
            <text:p>___-___U_-I_</text:p>
          </table:table-cell>
          <table:table-cell table:style-name="ce372" table:formula="of:=CONCATENATE([$L.C$1];[$L.C$25];[$L.C$35];[$L.C$2];[$L.C$26];[$L.C$36];[$L.C$3];[$L.C$27];[$L.C$37];[$L.C23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23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23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23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23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23])" office:value-type="string" office:string-value="هدب" calcext:value-type="string">
            <text:p>هدب</text:p>
          </table:table-cell>
          <table:table-cell table:style-name="ce375"/>
          <table:table-cell table:style-name="ce384" office:value-type="string" calcext:value-type="string">
            <text:p>=CONCATENER($L.J42;$L.J1;$L.J$35;$L.J$25;$L.J2;$L.J$25;$L.J6;$L.J3;$L.J27;$L.J35;$L.J$31;$L.J$7;$L.J$43)</text:p>
          </table:table-cell>
          <table:table-cell table:style-name="ce384" office:value-type="string" calcext:value-type="string">
            <text:p>=CONCATENER($L.K42;$L.K1;$L.K$35;$L.K$25;$L.K2;$L.K$25;$L.K6;$L.K3;$L.K27;$L.K35;$L.K$31;$L.K$7;$L.K$43)</text:p>
          </table:table-cell>
          <table:table-cell table:style-name="ce384" office:value-type="string" calcext:value-type="string">
            <text:p>=CONCATENER($L.L42;$L.L1;$L.L$35;$L.L$25;$L.L2;$L.L$25;$L.L6;$L.L3;$L.L27;$L.L35;$L.L$31;$L.L$7;$L.L$43)</text:p>
          </table:table-cell>
          <table:table-cell table:style-name="ce384" office:value-type="string" calcext:value-type="string">
            <text:p>=CONCATENER($L.M42;$L.M1;$L.M$35;$L.M$25;$L.M2;$L.M$25;$L.M6;$L.M3;$L.M27;$L.M35;$L.M$31;$L.M$7;$L.M$43)</text:p>
          </table:table-cell>
          <table:table-cell table:style-name="ce384" office:value-type="string" calcext:value-type="string">
            <text:p>=CONCATENER($L.N42;$L.N1;$L.N$35;$L.N$25;$L.N2;$L.N$25;$L.N6;$L.N3;$L.N27;$L.N35;$L.N$31;$L.N$7;$L.N$43)</text:p>
          </table:table-cell>
          <table:table-cell table:style-name="ce384" office:value-type="string" calcext:value-type="string">
            <text:p>=CONCATENER($L.O42;$L.O1;$L.O$35;$L.O$25;$L.O2;$L.O$25;$L.O6;$L.O3;$L.O27;$L.O35;$L.O$31;$L.O$7;$L.O$43)</text:p>
          </table:table-cell>
          <table:table-cell table:style-name="ce350" table:number-columns-repeated="1000"/>
        </table:table-row>
        <table:table-row table:style-name="ro5">
          <table:table-cell table:style-name="ce348" office:value-type="string" calcext:value-type="string">
            <text:p>in = </text:p>
          </table:table-cell>
          <table:table-cell table:style-name="ce358" office:value-type="string" calcext:value-type="string">
            <text:p>in</text:p>
          </table:table-cell>
          <table:table-cell table:style-name="ce357"/>
          <table:table-cell table:style-name="ce357" office:value-type="string" calcext:value-type="string">
            <text:p>ـ</text:p>
          </table:table-cell>
          <table:table-cell table:style-name="ce357"/>
          <table:table-cell table:style-name="ce365" table:number-columns-repeated="4"/>
          <table:table-cell table:style-name="ce365" office:value-type="string" calcext:value-type="string">
            <text:p>4 4</text:p>
          </table:table-cell>
          <table:table-cell table:style-name="ce365" office:value-type="string" calcext:value-type="string">
            <text:p>___-___U_-IE</text:p>
          </table:table-cell>
          <table:table-cell table:style-name="ce372" table:formula="of:=CONCATENATE([$L.C$1];[$L.C$25];[$L.C$35];[$L.C$2];[$L.C$26];[$L.C$36];[$L.C$3];[$L.C$27];[$L.C$37];[$L.C24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24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24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24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24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24])" office:value-type="string" office:string-value="هدب" calcext:value-type="string">
            <text:p>هدب</text:p>
          </table:table-cell>
          <table:table-cell table:style-name="ce378" office:value-type="string" calcext:value-type="string">
            <text:p>=CONCATENER($L.I1;$L.I$25;$L.I$35;$L.I2;$L.I$36;$L.I6;$L.I3;$L.I27;$L.I37;$L.I7;$L.I$16)</text:p>
          </table:table-cell>
          <table:table-cell table:style-name="ce384" office:value-type="string" calcext:value-type="string">
            <text:p>=CONCATENER($L.J42;$L.J1;$L.J$35;$L.J$25;$L.J2;$L.J$25;$L.J6;$L.J3;$L.J27;$L.J35;$L.J31;$L.J$7;$L.J16;$L.J$43)</text:p>
          </table:table-cell>
          <table:table-cell table:style-name="ce384" office:value-type="string" calcext:value-type="string">
            <text:p>=CONCATENER($L.K42;$L.K1;$L.K$35;$L.K$25;$L.K2;$L.K$25;$L.K6;$L.K3;$L.K27;$L.K35;$L.K31;$L.K$7;$L.K16;$L.K$43)</text:p>
          </table:table-cell>
          <table:table-cell table:style-name="ce384" office:value-type="string" calcext:value-type="string">
            <text:p>=CONCATENER($L.L42;$L.L1;$L.L$35;$L.L$25;$L.L2;$L.L$25;$L.L6;$L.L3;$L.L27;$L.L35;$L.L31;$L.L$7;$L.L16;$L.L$43)</text:p>
          </table:table-cell>
          <table:table-cell table:style-name="ce384" office:value-type="string" calcext:value-type="string">
            <text:p>=CONCATENER($L.M42;$L.M1;$L.M$35;$L.M$25;$L.M2;$L.M$25;$L.M6;$L.M3;$L.M27;$L.M35;$L.M31;$L.M$7;$L.M16;$L.M$43)</text:p>
          </table:table-cell>
          <table:table-cell table:style-name="ce384" office:value-type="string" calcext:value-type="string">
            <text:p>=CONCATENER($L.N42;$L.N1;$L.N$35;$L.N$25;$L.N2;$L.N$25;$L.N6;$L.N3;$L.N27;$L.N35;$L.N31;$L.N$7;$L.N16;$L.N$43)</text:p>
          </table:table-cell>
          <table:table-cell table:style-name="ce384" office:value-type="string" calcext:value-type="string">
            <text:p>=CONCATENER($L.O42;$L.O1;$L.O$35;$L.O$25;$L.O2;$L.O$25;$L.O6;$L.O3;$L.O27;$L.O35;$L.O31;$L.O$7;$L.O16;$L.O$43)</text:p>
          </table:table-cell>
          <table:table-cell table:style-name="ce350" table:number-columns-repeated="1000"/>
        </table:table-row>
        <table:table-row table:style-name="ro5">
          <table:table-cell table:style-name="ce348" office:value-type="string" calcext:value-type="string">
            <text:p>un = </text:p>
          </table:table-cell>
          <table:table-cell table:style-name="ce358" office:value-type="string" calcext:value-type="string">
            <text:p>un</text:p>
          </table:table-cell>
          <table:table-cell table:style-name="ce357"/>
          <table:table-cell table:style-name="ce357" office:value-type="string" calcext:value-type="string">
            <text:p>ـ</text:p>
          </table:table-cell>
          <table:table-cell table:style-name="ce357"/>
          <table:table-cell table:style-name="ce365" table:number-columns-repeated="4"/>
          <table:table-cell table:style-name="ce369" office:value-type="string" calcext:value-type="string">
            <text:p>5 1</text:p>
          </table:table-cell>
          <table:table-cell table:style-name="ce365" office:value-type="string" calcext:value-type="string">
            <text:p>___-___J_-__</text:p>
          </table:table-cell>
          <table:table-cell table:style-name="ce372" table:formula="of:=CONCATENATE([$L.C$1];[$L.C$25];[$L.C$35];[$L.C$2];[$L.C$26];[$L.C$36];[$L.C$3];[$L.C$27];[$L.C$37];[$L.C25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25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25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25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25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25])" office:value-type="string" office:string-value="هدب" calcext:value-type="string">
            <text:p>هدب</text:p>
          </table:table-cell>
          <table:table-cell table:style-name="ce375" office:value-type="string" calcext:value-type="string">
            <text:p>=CONCATENER($L.I1;$L.I25;$L.I36;$L.I2;$L.I26;$L.I7;$L.I3;$L.I27;$L.I35)</text:p>
          </table:table-cell>
          <table:table-cell table:style-name="ce384" office:value-type="string" calcext:value-type="string">
            <text:p>=CONCATENER($L.J42;$L.J1;$L.J$35;$L.J$25;$L.J2;$L.J$25;$L.J7;$L.J3;$L.J27;$L.J35;$L.J43)</text:p>
          </table:table-cell>
          <table:table-cell table:style-name="ce384" office:value-type="string" calcext:value-type="string">
            <text:p>=CONCATENER($L.K42;$L.K1;$L.K$35;$L.K$25;$L.K2;$L.K25;$L.K7;$L.K3;$L.K27;$L.K35;$L.K43)</text:p>
          </table:table-cell>
          <table:table-cell table:style-name="ce384" office:value-type="string" calcext:value-type="string">
            <text:p>=CONCATENER($L.L42;$L.L1;$L.L$35;$L.L$25;$L.L2;$L.L25;$L.L7;$L.L3;$L.L27;$L.L35;$L.L43)</text:p>
          </table:table-cell>
          <table:table-cell table:style-name="ce384" office:value-type="string" calcext:value-type="string">
            <text:p>=CONCATENER($L.M42;$L.M1;$L.M$35;$L.M$25;$L.M2;$L.M25;$L.M7;$L.M3;$L.M27;$L.M35;$L.M43)</text:p>
          </table:table-cell>
          <table:table-cell table:style-name="ce384" office:value-type="string" calcext:value-type="string">
            <text:p>=CONCATENER($L.N42;$L.N1;$L.N$35;$L.N$25;$L.N2;$L.N25;$L.N7;$L.N3;$L.N27;$L.N35;$L.N43)</text:p>
          </table:table-cell>
          <table:table-cell table:style-name="ce384" office:value-type="string" calcext:value-type="string">
            <text:p>=CONCATENER($L.O42;$L.O1;$L.O$35;$L.O$25;$L.O2;$L.O25;$L.O7;$L.O3;$L.O27;$L.O35;$L.O43)</text:p>
          </table:table-cell>
          <table:table-cell table:style-name="ce350" table:number-columns-repeated="1000"/>
        </table:table-row>
        <table:table-row table:style-name="ro5">
          <table:table-cell table:style-name="ce348" office:value-type="string" calcext:value-type="string">
            <text:p>o = </text:p>
          </table:table-cell>
          <table:table-cell table:style-name="ce358" office:value-type="string" calcext:value-type="string">
            <text:p>o</text:p>
          </table:table-cell>
          <table:table-cell table:style-name="ce357"/>
          <table:table-cell table:style-name="ce357" office:value-type="string" calcext:value-type="string">
            <text:p>ـ</text:p>
          </table:table-cell>
          <table:table-cell table:style-name="ce364" office:value-type="string" calcext:value-type="string">
            <text:p>ֹ</text:p>
          </table:table-cell>
          <table:table-cell table:style-name="ce365" table:number-columns-repeated="3"/>
          <table:table-cell table:style-name="ce365" office:value-type="string" calcext:value-type="string">
            <text:p>f.</text:p>
          </table:table-cell>
          <table:table-cell table:style-name="ce365" office:value-type="string" calcext:value-type="string">
            <text:p>5 2</text:p>
          </table:table-cell>
          <table:table-cell table:style-name="ce365" office:value-type="string" calcext:value-type="string">
            <text:p>___-___J_-E_</text:p>
          </table:table-cell>
          <table:table-cell table:style-name="ce372" table:formula="of:=CONCATENATE([$L.C$1];[$L.C$25];[$L.C$35];[$L.C$2];[$L.C$26];[$L.C$36];[$L.C$3];[$L.C$27];[$L.C$37];[$L.C26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26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26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26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26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26])" office:value-type="string" office:string-value="هدب" calcext:value-type="string">
            <text:p>هدب</text:p>
          </table:table-cell>
          <table:table-cell table:style-name="ce375" office:value-type="string" calcext:value-type="string">
            <text:p>=CONCATENER($L.I1;$L.I25;$L.I36;$L.I2;$L.I26;$L.I7;$L.I3;$L.I27;$L.I35;$L.I16)</text:p>
          </table:table-cell>
          <table:table-cell table:style-name="ce384" office:value-type="string" calcext:value-type="string">
            <text:p>=CONCATENER($L.J42;$L.J1;$L.J$36;$L.J$25;$L.J2;$L.J$25;$L.J7;$L.J3;$L.J27;$L.J35;$L.J31;$L.J16;$L.J43)</text:p>
          </table:table-cell>
          <table:table-cell table:style-name="ce384" office:value-type="string" calcext:value-type="string">
            <text:p>=CONCATENER($L.K42;$L.K1;$L.K25;$L.K36;$L.K2;$L.K25;$L.K7;$L.K3;$L.K27;$L.K35;$L.K31;$L.K16;$L.K43)</text:p>
          </table:table-cell>
          <table:table-cell table:style-name="ce384" office:value-type="string" calcext:value-type="string">
            <text:p>=CONCATENER($L.L42;$L.L1;$L.L25;$L.L36;$L.L2;$L.L25;$L.L7;$L.L3;$L.L27;$L.L35;$L.L31;$L.L16;$L.L43)</text:p>
          </table:table-cell>
          <table:table-cell table:style-name="ce384" office:value-type="string" calcext:value-type="string">
            <text:p>=CONCATENER($L.M42;$L.M1;$L.M25;$L.M36;$L.M2;$L.M25;$L.M7;$L.M3;$L.M27;$L.M35;$L.M31;$L.M16;$L.M43)</text:p>
          </table:table-cell>
          <table:table-cell table:style-name="ce384" office:value-type="string" calcext:value-type="string">
            <text:p>=CONCATENER($L.N42;$L.N1;$L.N25;$L.N36;$L.N2;$L.N25;$L.N7;$L.N3;$L.N27;$L.N35;$L.N31;$L.N16;$L.N43)</text:p>
          </table:table-cell>
          <table:table-cell table:style-name="ce384" office:value-type="string" calcext:value-type="string">
            <text:p>=CONCATENER($L.O42;$L.O1;$L.O25;$L.O36;$L.O2;$L.O25;$L.O7;$L.O3;$L.O27;$L.O35;$L.O31;$L.O16;$L.O43)</text:p>
          </table:table-cell>
          <table:table-cell table:style-name="ce350" table:number-columns-repeated="1000"/>
        </table:table-row>
        <table:table-row table:style-name="ro5">
          <table:table-cell table:style-name="ce348" office:value-type="string" calcext:value-type="string">
            <text:p>e = </text:p>
          </table:table-cell>
          <table:table-cell table:style-name="ce358" office:value-type="string" calcext:value-type="string">
            <text:p>e</text:p>
          </table:table-cell>
          <table:table-cell table:style-name="ce357"/>
          <table:table-cell table:style-name="ce357" office:value-type="string" calcext:value-type="string">
            <text:p>ـ</text:p>
          </table:table-cell>
          <table:table-cell table:style-name="ce364" office:value-type="string" calcext:value-type="string">
            <text:p>ֵ</text:p>
          </table:table-cell>
          <table:table-cell table:style-name="ce365" table:number-columns-repeated="4"/>
          <table:table-cell table:style-name="ce369" office:value-type="string" calcext:value-type="string">
            <text:p>6 1</text:p>
          </table:table-cell>
          <table:table-cell table:style-name="ce365" office:value-type="string" calcext:value-type="string">
            <text:p>___-_U_A_-__</text:p>
          </table:table-cell>
          <table:table-cell table:style-name="ce372" table:formula="of:=CONCATENATE([$L.C$1];[$L.C$25];[$L.C$35];[$L.C$2];[$L.C$26];[$L.C$36];[$L.C$3];[$L.C$27];[$L.C$37];[$L.C27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27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27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27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27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27])" office:value-type="string" office:string-value="هدب" calcext:value-type="string">
            <text:p>هدب</text:p>
          </table:table-cell>
          <table:table-cell table:style-name="ce375" office:value-type="string" calcext:value-type="string">
            <text:p>=CONCATENER($L.I1;$L.I25;$L.I6;$L.I2;$L.I26;$L.I5;$L.I3;$L.I27;$L.I35)</text:p>
          </table:table-cell>
          <table:table-cell table:style-name="ce384" office:value-type="string" calcext:value-type="string">
            <text:p>=CONCATENER($L.J42;$L.J1;$L.J$25;$L.J6;$L.J2;$L.J$25;$L.J5;$L.J3;$L.J27;$L.J35;$L.J43)</text:p>
          </table:table-cell>
          <table:table-cell table:style-name="ce384" office:value-type="string" calcext:value-type="string">
            <text:p>=CONCATENER($L.K42;$L.K1;$L.K25;$L.K6;$L.K2;$L.K25;$L.K5;$L.K3;$L.K27;$L.K35;$L.K43)</text:p>
          </table:table-cell>
          <table:table-cell table:style-name="ce384" office:value-type="string" calcext:value-type="string">
            <text:p>=CONCATENER($L.L42;$L.L1;$L.L25;$L.L6;$L.L2;$L.L25;$L.L5;$L.L3;$L.L27;$L.L35;$L.L43)</text:p>
          </table:table-cell>
          <table:table-cell table:style-name="ce384" office:value-type="string" calcext:value-type="string">
            <text:p>=CONCATENER($L.M42;$L.M1;$L.M25;$L.M6;$L.M2;$L.M25;$L.M5;$L.M3;$L.M27;$L.M35;$L.M43)</text:p>
          </table:table-cell>
          <table:table-cell table:style-name="ce384" office:value-type="string" calcext:value-type="string">
            <text:p>=CONCATENER($L.N42;$L.N1;$L.N25;$L.N6;$L.N2;$L.N25;$L.N5;$L.N3;$L.N27;$L.N35;$L.N43)</text:p>
          </table:table-cell>
          <table:table-cell table:style-name="ce384" office:value-type="string" calcext:value-type="string">
            <text:p>=CONCATENER($L.O42;$L.O1;$L.O25;$L.O6;$L.O2;$L.O25;$L.O5;$L.O3;$L.O27;$L.O35;$L.O43)</text:p>
          </table:table-cell>
          <table:table-cell table:style-name="ce350" table:number-columns-repeated="1000"/>
        </table:table-row>
        <table:table-row table:style-name="ro5">
          <table:table-cell table:style-name="ce348" office:value-type="string" calcext:value-type="string">
            <text:p>ê = </text:p>
          </table:table-cell>
          <table:table-cell table:style-name="ce359" office:value-type="string" calcext:value-type="string">
            <text:p>ɛ</text:p>
          </table:table-cell>
          <table:table-cell table:style-name="ce357"/>
          <table:table-cell table:style-name="ce357" office:value-type="string" calcext:value-type="string">
            <text:p>ـ</text:p>
          </table:table-cell>
          <table:table-cell table:style-name="ce364" office:value-type="string" calcext:value-type="string">
            <text:p>ֶ</text:p>
          </table:table-cell>
          <table:table-cell table:style-name="ce365" table:number-columns-repeated="4"/>
          <table:table-cell table:style-name="ce369" office:value-type="string" calcext:value-type="string">
            <text:p>6 2</text:p>
          </table:table-cell>
          <table:table-cell table:style-name="ce365" office:value-type="string" calcext:value-type="string">
            <text:p>___-_U_A_-E_</text:p>
          </table:table-cell>
          <table:table-cell table:style-name="ce372" table:formula="of:=CONCATENATE([$L.C$1];[$L.C$25];[$L.C$35];[$L.C$2];[$L.C$26];[$L.C$36];[$L.C$3];[$L.C$27];[$L.C$37];[$L.C28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28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28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28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28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28])" office:value-type="string" office:string-value="هدب" calcext:value-type="string">
            <text:p>هدب</text:p>
          </table:table-cell>
          <table:table-cell table:style-name="ce375" office:value-type="string" calcext:value-type="string">
            <text:p>=CONCATENER($L.I1;$L.I25;$L.I6;$L.I2;$L.I26;$L.I5;$L.I3;$L.I27;$L.I35;$L.I16)</text:p>
          </table:table-cell>
          <table:table-cell table:style-name="ce384" office:value-type="string" calcext:value-type="string">
            <text:p>=CONCATENER($L.J42;$L.J1;$L.J$25;$L.J6;$L.J2;$L.J$25;$L.J5;$L.J3;$L.J27;$L.J35;$L.J31;$L.J16;$L.J43)</text:p>
          </table:table-cell>
          <table:table-cell table:style-name="ce384" office:value-type="string" calcext:value-type="string">
            <text:p>=CONCATENER($L.K42;$L.K1;$L.K25;$L.K6;$L.K2;$L.K25;$L.K5;$L.K3;$L.K27;$L.K35;$L.K31;$L.K16;$L.K43)</text:p>
          </table:table-cell>
          <table:table-cell table:style-name="ce384" office:value-type="string" calcext:value-type="string">
            <text:p>=CONCATENER($L.L42;$L.L1;$L.L25;$L.L6;$L.L2;$L.L25;$L.L5;$L.L3;$L.L27;$L.L35;$L.L31;$L.L16;$L.L43)</text:p>
          </table:table-cell>
          <table:table-cell table:style-name="ce384" office:value-type="string" calcext:value-type="string">
            <text:p>=CONCATENER($L.M42;$L.M1;$L.M25;$L.M6;$L.M2;$L.M25;$L.M5;$L.M3;$L.M27;$L.M35;$L.M31;$L.M16;$L.M43)</text:p>
          </table:table-cell>
          <table:table-cell table:style-name="ce384" office:value-type="string" calcext:value-type="string">
            <text:p>=CONCATENER($L.N42;$L.N1;$L.N25;$L.N6;$L.N2;$L.N25;$L.N5;$L.N3;$L.N27;$L.N35;$L.N31;$L.N16;$L.N43)</text:p>
          </table:table-cell>
          <table:table-cell table:style-name="ce384" office:value-type="string" calcext:value-type="string">
            <text:p>=CONCATENER($L.O42;$L.O1;$L.O25;$L.O6;$L.O2;$L.O25;$L.O5;$L.O3;$L.O27;$L.O35;$L.O31;$L.O16;$L.O43)</text:p>
          </table:table-cell>
          <table:table-cell table:style-name="ce350" table:number-columns-repeated="1000"/>
        </table:table-row>
        <table:table-row table:style-name="ro5">
          <table:table-cell table:style-name="ce348"/>
          <table:table-cell table:style-name="ce359"/>
          <table:table-cell table:style-name="ce357" table:number-columns-repeated="2"/>
          <table:table-cell table:style-name="ce364"/>
          <table:table-cell table:style-name="ce365" table:number-columns-repeated="4"/>
          <table:table-cell table:style-name="ce365" office:value-type="string" calcext:value-type="string">
            <text:p>7 1</text:p>
          </table:table-cell>
          <table:table-cell table:style-name="ce365" office:value-type="string" calcext:value-type="string">
            <text:p>___-_A_U_-__</text:p>
          </table:table-cell>
          <table:table-cell table:style-name="ce372" table:formula="of:=CONCATENATE([$L.C$1];[$L.C$25];[$L.C$35];[$L.C$2];[$L.C$26];[$L.C$36];[$L.C$3];[$L.C$27];[$L.C$37];[$L.C29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29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29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29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29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29])" office:value-type="string" office:string-value="هدب" calcext:value-type="string">
            <text:p>هدب</text:p>
          </table:table-cell>
          <table:table-cell table:style-name="ce375"/>
          <table:table-cell table:style-name="ce384" office:value-type="string" calcext:value-type="string">
            <text:p>=CONCATENER($L.J$42;$L.J$1;$L.J$25;$L.J$5;$L.J$2;$L.J$25;$L.J$6;$L.J$3;$L.J$27;$L.J$35;$L.J$43)</text:p>
          </table:table-cell>
          <table:table-cell table:style-name="ce384" office:value-type="string" calcext:value-type="string">
            <text:p>=CONCATENER($L.K$42;$L.K$1;$L.K$25;$L.K$5;$L.K$2;$L.K$25;$L.K$6;$L.K$3;$L.K$27;$L.K$35;$L.K$31;$L.K$16;$L.K$43)</text:p>
          </table:table-cell>
          <table:table-cell table:style-name="ce384" office:value-type="string" calcext:value-type="string">
            <text:p>=CONCATENER($L.L$42;$L.L$1;$L.L$25;$L.L$5;$L.L$2;$L.L$25;$L.L$6;$L.L$3;$L.L$27;$L.L$35;$L.L$31;$L.L$16;$L.L$43)</text:p>
          </table:table-cell>
          <table:table-cell table:style-name="ce384" office:value-type="string" calcext:value-type="string">
            <text:p>=CONCATENER($L.M$42;$L.M$1;$L.M$25;$L.M$5;$L.M$2;$L.M$25;$L.M$6;$L.M$3;$L.M$27;$L.M$35;$L.M$31;$L.M$16;$L.M$43)</text:p>
          </table:table-cell>
          <table:table-cell table:style-name="ce384" office:value-type="string" calcext:value-type="string">
            <text:p>=CONCATENER($L.N$42;$L.N$1;$L.N$25;$L.N$5;$L.N$2;$L.N$25;$L.N$6;$L.N$3;$L.N$27;$L.N$35;$L.N$31;$L.N$16;$L.N$43)</text:p>
          </table:table-cell>
          <table:table-cell table:style-name="ce384" office:value-type="string" calcext:value-type="string">
            <text:p>=CONCATENER($L.O$42;$L.O$1;$L.O$25;$L.O$5;$L.O$2;$L.O$25;$L.O$6;$L.O$3;$L.O$27;$L.O$35;$L.O$31;$L.O$16;$L.O$43)</text:p>
          </table:table-cell>
          <table:table-cell table:style-name="ce248"/>
          <table:table-cell table:style-name="ce350" table:number-columns-repeated="999"/>
        </table:table-row>
        <table:table-row table:style-name="ro5">
          <table:table-cell table:style-name="ce347" table:number-columns-repeated="5"/>
          <table:table-cell table:style-name="ce365" table:number-columns-repeated="3"/>
          <table:table-cell table:style-name="ce365" office:value-type="string" calcext:value-type="string">
            <text:p>f.</text:p>
          </table:table-cell>
          <table:table-cell table:style-name="ce365" office:value-type="string" calcext:value-type="string">
            <text:p>7 2</text:p>
          </table:table-cell>
          <table:table-cell table:style-name="ce365" office:value-type="string" calcext:value-type="string">
            <text:p>___-_A_U_-E_</text:p>
          </table:table-cell>
          <table:table-cell table:style-name="ce372" table:formula="of:=CONCATENATE([$L.C$1];[$L.C$25];[$L.C$35];[$L.C$2];[$L.C$26];[$L.C$36];[$L.C$3];[$L.C$27];[$L.C$37];[$L.C30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30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30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30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30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30])" office:value-type="string" office:string-value="هدب" calcext:value-type="string">
            <text:p>هدب</text:p>
          </table:table-cell>
          <table:table-cell table:style-name="ce375"/>
          <table:table-cell table:style-name="ce384" office:value-type="string" calcext:value-type="string">
            <text:p>=CONCATENER($L.J$42;$L.J$1;$L.J$25;$L.J$5;$L.J$2;$L.J$25;$L.J$6;$L.J$3;$L.J$27;$L.J$35;$L.J$31;$L.J$16;$L.J$43)</text:p>
          </table:table-cell>
          <table:table-cell table:style-name="ce384" office:value-type="string" calcext:value-type="string">
            <text:p>=CONCATENER($L.K$42;$L.K$1;$L.K$25;$L.K$5;$L.K$2;$L.K$25;$L.K$6;$L.K$3;$L.K$27;$L.K$35;$L.K$31;$L.K$16;$L.K$43)</text:p>
          </table:table-cell>
          <table:table-cell table:style-name="ce384" office:value-type="string" calcext:value-type="string">
            <text:p>=CONCATENER($L.L$42;$L.L$1;$L.L$25;$L.L$5;$L.L$2;$L.L$25;$L.L$6;$L.L$3;$L.L$27;$L.L$35;$L.L$31;$L.L$16;$L.L$43)</text:p>
          </table:table-cell>
          <table:table-cell table:style-name="ce384" office:value-type="string" calcext:value-type="string">
            <text:p>=CONCATENER($L.M$42;$L.M$1;$L.M$25;$L.M$5;$L.M$2;$L.M$25;$L.M$6;$L.M$3;$L.M$27;$L.M$35;$L.M$31;$L.M$16;$L.M$43)</text:p>
          </table:table-cell>
          <table:table-cell table:style-name="ce384" office:value-type="string" calcext:value-type="string">
            <text:p>=CONCATENER($L.N$42;$L.N$1;$L.N$25;$L.N$5;$L.N$2;$L.N$25;$L.N$6;$L.N$3;$L.N$27;$L.N$35;$L.N$31;$L.N$16;$L.N$43)</text:p>
          </table:table-cell>
          <table:table-cell table:style-name="ce384" office:value-type="string" calcext:value-type="string">
            <text:p>=CONCATENER($L.O$42;$L.O$1;$L.O$25;$L.O$5;$L.O$2;$L.O$25;$L.O$6;$L.O$3;$L.O$27;$L.O$35;$L.O$31;$L.O$16;$L.O$43)</text:p>
          </table:table-cell>
          <table:table-cell table:style-name="ce350" table:number-columns-repeated="1000"/>
        </table:table-row>
        <table:table-row table:style-name="ro5">
          <table:table-cell table:style-name="ce347" table:number-columns-repeated="5"/>
          <table:table-cell table:style-name="ce365" table:number-columns-repeated="4"/>
          <table:table-cell table:style-name="ce369" office:value-type="string" calcext:value-type="string">
            <text:p>3 5</text:p>
          </table:table-cell>
          <table:table-cell table:style-name="ce370" office:value-type="string" calcext:value-type="string">
            <text:p>___-__AJ_-__</text:p>
          </table:table-cell>
          <table:table-cell table:style-name="ce372" table:formula="of:=CONCATENATE([$L.C$1];[$L.C$25];[$L.C$35];[$L.C$2];[$L.C$26];[$L.C$36];[$L.C$3];[$L.C$27];[$L.C$37];[$L.C31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31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31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31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31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31])" office:value-type="string" office:string-value="هدب" calcext:value-type="string">
            <text:p>هدب</text:p>
          </table:table-cell>
          <table:table-cell table:style-name="ce375"/>
          <table:table-cell table:style-name="ce384" office:value-type="string" calcext:value-type="string">
            <text:p>=CONCATENER($L.J42;$L.J1;$L.J$35;$L.J$25;$L.J2;$L.J$35;$L.J$25;$L.J5;$L.J13;$L.J3;$L.J27;$L.J35;$L.J43)</text:p>
          </table:table-cell>
          <table:table-cell table:style-name="ce384" office:value-type="string" calcext:value-type="string">
            <text:p>=CONCATENER($L.K42;$L.K1;$L.K$35;$L.K$25;$L.K2;$L.K$35;$L.K$25;$L.K5;$L.K13;$L.K3;$L.K27;$L.K35;$L.K43)</text:p>
          </table:table-cell>
          <table:table-cell table:style-name="ce384" office:value-type="string" calcext:value-type="string">
            <text:p>=CONCATENER($L.L42;$L.L1;$L.L$35;$L.L$25;$L.L2;$L.L$35;$L.L$25;$L.L5;$L.L13;$L.L3;$L.L27;$L.L35;$L.L43)</text:p>
          </table:table-cell>
          <table:table-cell table:style-name="ce384" office:value-type="string" calcext:value-type="string">
            <text:p>=CONCATENER($L.M42;$L.M1;$L.M$35;$L.M$25;$L.M2;$L.M$35;$L.M$25;$L.M5;$L.M13;$L.M3;$L.M27;$L.M35;$L.M43)</text:p>
          </table:table-cell>
          <table:table-cell table:style-name="ce384" office:value-type="string" calcext:value-type="string">
            <text:p>=CONCATENER($L.N42;$L.N1;$L.N$35;$L.N$25;$L.N2;$L.N$35;$L.N$25;$L.N5;$L.N13;$L.N3;$L.N27;$L.N35;$L.N43)</text:p>
          </table:table-cell>
          <table:table-cell table:style-name="ce384" office:value-type="string" calcext:value-type="string">
            <text:p>=CONCATENER($L.O42;$L.O1;$L.O$35;$L.O$25;$L.O2;$L.O$35;$L.O$25;$L.O5;$L.O13;$L.O3;$L.O27;$L.O35;$L.O43)</text:p>
          </table:table-cell>
          <table:table-cell table:style-name="ce350" table:number-columns-repeated="1000"/>
        </table:table-row>
        <table:table-row table:style-name="ro5">
          <table:table-cell table:style-name="ce347"/>
          <table:table-cell table:style-name="ce347" office:value-type="string" calcext:value-type="string">
            <text:p>مائده</text:p>
          </table:table-cell>
          <table:table-cell table:style-name="ce347" table:number-columns-repeated="3"/>
          <table:table-cell table:style-name="ce365" table:number-columns-repeated="3"/>
          <table:table-cell table:style-name="ce365" office:value-type="string" calcext:value-type="string">
            <text:p>f.</text:p>
          </table:table-cell>
          <table:table-cell table:style-name="ce365" office:value-type="string" calcext:value-type="string">
            <text:p>3 6</text:p>
          </table:table-cell>
          <table:table-cell table:style-name="ce370" office:value-type="string" calcext:value-type="string">
            <text:p>___-__AJ_-E_</text:p>
          </table:table-cell>
          <table:table-cell table:style-name="ce372" table:formula="of:=CONCATENATE([$L.C$1];[$L.C$25];[$L.C$35];[$L.C$2];[$L.C$26];[$L.C$36];[$L.C$3];[$L.C$27];[$L.C$37];[$L.C32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32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32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32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32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32])" office:value-type="string" office:string-value="هدب" calcext:value-type="string">
            <text:p>هدب</text:p>
          </table:table-cell>
          <table:table-cell table:style-name="ce375"/>
          <table:table-cell table:style-name="ce384" office:value-type="string" calcext:value-type="string">
            <text:p>=CONCATENER($L.J42;$L.J1;$L.J$35;$L.J$25;$L.J2;$L.J$35;$L.J$25;$L.J5;$L.J13;$L.J3;$L.J27;$L.J35;$L.J$31;$L.J$16;$L.J$43)</text:p>
          </table:table-cell>
          <table:table-cell table:style-name="ce384" office:value-type="string" calcext:value-type="string">
            <text:p>=CONCATENER($L.K42;$L.K1;$L.K$35;$L.K$25;$L.K2;$L.K$35;$L.K$25;$L.K5;$L.K13;$L.K3;$L.K27;$L.K35;$L.K$31;$L.K$16;$L.K$43)</text:p>
          </table:table-cell>
          <table:table-cell table:style-name="ce384" office:value-type="string" calcext:value-type="string">
            <text:p>=CONCATENER($L.L42;$L.L1;$L.L$35;$L.L$25;$L.L2;$L.L$35;$L.L$25;$L.L5;$L.L13;$L.L3;$L.L27;$L.L35;$L.L$31;$L.L$16;$L.L$43)</text:p>
          </table:table-cell>
          <table:table-cell table:style-name="ce384" office:value-type="string" calcext:value-type="string">
            <text:p>=CONCATENER($L.M42;$L.M1;$L.M$35;$L.M$25;$L.M2;$L.M$35;$L.M$25;$L.M5;$L.M13;$L.M3;$L.M27;$L.M35;$L.M$31;$L.M$16;$L.M$43)</text:p>
          </table:table-cell>
          <table:table-cell table:style-name="ce384" office:value-type="string" calcext:value-type="string">
            <text:p>=CONCATENER($L.N42;$L.N1;$L.N$35;$L.N$25;$L.N2;$L.N$35;$L.N$25;$L.N5;$L.N13;$L.N3;$L.N27;$L.N35;$L.N$31;$L.N$16;$L.N$43)</text:p>
          </table:table-cell>
          <table:table-cell table:style-name="ce384" office:value-type="string" calcext:value-type="string">
            <text:p>=CONCATENER($L.O42;$L.O1;$L.O$35;$L.O$25;$L.O2;$L.O$35;$L.O$25;$L.O5;$L.O13;$L.O3;$L.O27;$L.O35;$L.O$31;$L.O$16;$L.O$43)</text:p>
          </table:table-cell>
          <table:table-cell table:style-name="ce350" table:number-columns-repeated="1000"/>
        </table:table-row>
        <table:table-row table:style-name="ro5">
          <table:table-cell table:style-name="ce347"/>
          <table:table-cell table:style-name="ce347" office:value-type="string" calcext:value-type="string">
            <text:p>ديدومة</text:p>
          </table:table-cell>
          <table:table-cell table:style-name="ce347" table:number-columns-repeated="3"/>
          <table:table-cell table:style-name="ce365" table:number-columns-repeated="4"/>
          <table:table-cell table:style-name="ce365" office:value-type="string" calcext:value-type="string">
            <text:p>8 1</text:p>
          </table:table-cell>
          <table:table-cell table:style-name="ce347" office:value-type="string" calcext:value-type="string">
            <text:p>___-_I_U_-__</text:p>
          </table:table-cell>
          <table:table-cell table:style-name="ce372" table:formula="of:=CONCATENATE([$L.C$1];[$L.C$25];[$L.C$35];[$L.C$2];[$L.C$26];[$L.C$36];[$L.C$3];[$L.C$27];[$L.C$37];[$L.C33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33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33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33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33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33])" office:value-type="string" office:string-value="هدب" calcext:value-type="string">
            <text:p>هدب</text:p>
          </table:table-cell>
          <table:table-cell table:style-name="ce375"/>
          <table:table-cell table:style-name="ce384" office:value-type="string" calcext:value-type="string">
            <text:p>=CONCATENER($L.J$42;$L.J$1;$L.J$25;$L.J$7;$L.J$2;$L.J$25;$L.J$6;$L.J$3;$L.J$27;$L.J$35;$L.J$43)</text:p>
          </table:table-cell>
          <table:table-cell table:style-name="ce384" office:value-type="string" calcext:value-type="string">
            <text:p>=CONCATENER($L.K$42;$L.K$1;$L.K$25;$L.K$7;$L.K$2;$L.K$25;$L.K$6;$L.K$3;$L.K$27;$L.K$35;$L.K$43)</text:p>
          </table:table-cell>
          <table:table-cell table:style-name="ce384" office:value-type="string" calcext:value-type="string">
            <text:p>=CONCATENER($L.L$42;$L.L$1;$L.L$25;$L.L$7;$L.L$2;$L.L$25;$L.L$6;$L.L$3;$L.L$27;$L.L$35;$L.L$43)</text:p>
          </table:table-cell>
          <table:table-cell table:style-name="ce384" office:value-type="string" calcext:value-type="string">
            <text:p>=CONCATENER($L.M$42;$L.M$1;$L.M$25;$L.M$7;$L.M$2;$L.M$25;$L.M$6;$L.M$3;$L.M$27;$L.M$35;$L.M$43)</text:p>
          </table:table-cell>
          <table:table-cell table:style-name="ce384" office:value-type="string" calcext:value-type="string">
            <text:p>=CONCATENER($L.N$42;$L.N$1;$L.N$25;$L.N$7;$L.N$2;$L.N$25;$L.N$6;$L.N$3;$L.N$27;$L.N$35;$L.N$43)</text:p>
          </table:table-cell>
          <table:table-cell table:style-name="ce384" office:value-type="string" calcext:value-type="string">
            <text:p>=CONCATENER($L.O$42;$L.O$1;$L.O$25;$L.O$7;$L.O$2;$L.O$25;$L.O$6;$L.O$3;$L.O$27;$L.O$35;$L.O$43)</text:p>
          </table:table-cell>
          <table:table-cell table:style-name="ce350" table:number-columns-repeated="1000"/>
        </table:table-row>
        <table:table-row table:style-name="ro5">
          <table:table-cell table:style-name="ce347"/>
          <table:table-cell table:style-name="ce347" office:value-type="string" calcext:value-type="string">
            <text:p>ديمومة</text:p>
          </table:table-cell>
          <table:table-cell table:style-name="ce347" table:number-columns-repeated="3"/>
          <table:table-cell table:style-name="ce365" table:number-columns-repeated="3"/>
          <table:table-cell table:style-name="ce365" office:value-type="string" calcext:value-type="string">
            <text:p>f.</text:p>
          </table:table-cell>
          <table:table-cell table:style-name="ce365" office:value-type="string" calcext:value-type="string">
            <text:p>8 2</text:p>
          </table:table-cell>
          <table:table-cell table:style-name="ce347" office:value-type="string" calcext:value-type="string">
            <text:p>___-_I_U_-E_</text:p>
          </table:table-cell>
          <table:table-cell table:style-name="ce372" table:formula="of:=CONCATENATE([$L.C$1];[$L.C$25];[$L.C$35];[$L.C$2];[$L.C$26];[$L.C$36];[$L.C$3];[$L.C$27];[$L.C$37];[$L.C34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34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34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34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34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34])" office:value-type="string" office:string-value="هدب" calcext:value-type="string">
            <text:p>هدب</text:p>
          </table:table-cell>
          <table:table-cell table:style-name="ce375"/>
          <table:table-cell table:style-name="ce384" office:value-type="string" calcext:value-type="string">
            <text:p>=CONCATENER($L.J$42;$L.J$1;$L.J$25;$L.J$7;$L.J$2;$L.J$25;$L.J$6;$L.J$3;$L.J$27;$L.J$35;$L.J$31;$L.J$16;$L.J$43)</text:p>
          </table:table-cell>
          <table:table-cell table:style-name="ce384" office:value-type="string" calcext:value-type="string">
            <text:p>=CONCATENER($L.K$42;$L.K$1;$L.K$25;$L.K$7;$L.K$2;$L.K$25;$L.K$6;$L.K$3;$L.K$27;$L.K$35;$L.K$31;$L.K$16;$L.K$43)</text:p>
          </table:table-cell>
          <table:table-cell table:style-name="ce384" office:value-type="string" calcext:value-type="string">
            <text:p>=CONCATENER($L.L$42;$L.L$1;$L.L$25;$L.L$7;$L.L$2;$L.L$25;$L.L$6;$L.L$3;$L.L$27;$L.L$35;$L.L$31;$L.L$16;$L.L$43)</text:p>
          </table:table-cell>
          <table:table-cell table:style-name="ce384" office:value-type="string" calcext:value-type="string">
            <text:p>=CONCATENER($L.M$42;$L.M$1;$L.M$25;$L.M$7;$L.M$2;$L.M$25;$L.M$6;$L.M$3;$L.M$27;$L.M$35;$L.M$31;$L.M$16;$L.M$43)</text:p>
          </table:table-cell>
          <table:table-cell table:style-name="ce384" office:value-type="string" calcext:value-type="string">
            <text:p>=CONCATENER($L.N$42;$L.N$1;$L.N$25;$L.N$7;$L.N$2;$L.N$25;$L.N$6;$L.N$3;$L.N$27;$L.N$35;$L.N$31;$L.N$16;$L.N$43)</text:p>
          </table:table-cell>
          <table:table-cell table:style-name="ce384" office:value-type="string" calcext:value-type="string">
            <text:p>=CONCATENER($L.O$42;$L.O$1;$L.O$25;$L.O$7;$L.O$2;$L.O$25;$L.O$6;$L.O$3;$L.O$27;$L.O$35;$L.O$31;$L.O$16;$L.O$43)</text:p>
          </table:table-cell>
          <table:table-cell table:style-name="ce350" table:number-columns-repeated="1000"/>
        </table:table-row>
        <table:table-row table:style-name="ro5">
          <table:table-cell table:style-name="ce347"/>
          <table:table-cell table:style-name="ce347" office:value-type="string" calcext:value-type="string">
            <text:p>ميراث</text:p>
          </table:table-cell>
          <table:table-cell table:style-name="ce347" table:number-columns-repeated="3"/>
          <table:table-cell table:style-name="ce365" table:number-columns-repeated="4"/>
          <table:table-cell table:style-name="ce365" office:value-type="string" calcext:value-type="string">
            <text:p>9 1</text:p>
          </table:table-cell>
          <table:table-cell table:style-name="ce347" office:value-type="string" calcext:value-type="string">
            <text:p>___-_I_A_-__</text:p>
          </table:table-cell>
          <table:table-cell table:style-name="ce372" table:formula="of:=CONCATENATE([$L.C$1];[$L.C$25];[$L.C$35];[$L.C$2];[$L.C$26];[$L.C$36];[$L.C$3];[$L.C$27];[$L.C$37];[$L.C35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35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35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35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35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35])" office:value-type="string" office:string-value="هدب" calcext:value-type="string">
            <text:p>هدب</text:p>
          </table:table-cell>
          <table:table-cell table:style-name="ce375"/>
          <table:table-cell table:style-name="ce384" office:value-type="string" calcext:value-type="string">
            <text:p>=CONCATENER($L.J$42;$L.J$1;$L.J$25;$L.J$7;$L.J$2;$L.J$25;$L.J$5;$L.J$3;$L.J$27;$L.J$35;$L.J$43)</text:p>
          </table:table-cell>
          <table:table-cell table:style-name="ce384" office:value-type="string" calcext:value-type="string">
            <text:p>=CONCATENER($L.K$42;$L.K$1;$L.K$25;$L.K$7;$L.K$2;$L.K$25;$L.K$5;$L.K$3;$L.K$27;$L.K$35;$L.K$43)</text:p>
          </table:table-cell>
          <table:table-cell table:style-name="ce384" office:value-type="string" calcext:value-type="string">
            <text:p>=CONCATENER($L.L$42;$L.L$1;$L.L$25;$L.L$7;$L.L$2;$L.L$25;$L.L$5;$L.L$3;$L.L$27;$L.L$35;$L.L$43)</text:p>
          </table:table-cell>
          <table:table-cell table:style-name="ce384" office:value-type="string" calcext:value-type="string">
            <text:p>=CONCATENER($L.M$42;$L.M$1;$L.M$25;$L.M$7;$L.M$2;$L.M$25;$L.M$5;$L.M$3;$L.M$27;$L.M$35;$L.M$43)</text:p>
          </table:table-cell>
          <table:table-cell table:style-name="ce384" office:value-type="string" calcext:value-type="string">
            <text:p>=CONCATENER($L.N$42;$L.N$1;$L.N$25;$L.N$7;$L.N$2;$L.N$25;$L.N$5;$L.N$3;$L.N$27;$L.N$35;$L.N$43)</text:p>
          </table:table-cell>
          <table:table-cell table:style-name="ce384" office:value-type="string" calcext:value-type="string">
            <text:p>=CONCATENER($L.O$42;$L.O$1;$L.O$25;$L.O$7;$L.O$2;$L.O$25;$L.O$5;$L.O$3;$L.O$27;$L.O$35;$L.O$43)</text:p>
          </table:table-cell>
          <table:table-cell table:style-name="ce350" table:number-columns-repeated="1000"/>
        </table:table-row>
        <table:table-row table:style-name="ro6">
          <table:table-cell table:style-name="ce347" office:value-type="string" calcext:value-type="string">
            <text:p>RAC ? قيم ou قام</text:p>
            <text:p>ou ققم</text:p>
            <text:p>ززر</text:p>
            <text:p>ككن</text:p>
          </table:table-cell>
          <table:table-cell office:value-type="string" calcext:value-type="string">
            <text:p>قيامة</text:p>
            <text:p>قيومة</text:p>
            <text:p>زيارة</text:p>
            <text:p>كيانة</text:p>
          </table:table-cell>
          <table:table-cell table:style-name="ce347" table:number-columns-repeated="3"/>
          <table:table-cell table:style-name="ce365"/>
          <table:table-cell table:style-name="ce367" table:number-columns-repeated="2"/>
          <table:table-cell table:style-name="ce367" office:value-type="string" calcext:value-type="string">
            <text:p>f.</text:p>
          </table:table-cell>
          <table:table-cell table:style-name="ce367" office:value-type="string" calcext:value-type="string">
            <text:p>9 2</text:p>
          </table:table-cell>
          <table:table-cell table:style-name="ce371" office:value-type="string" calcext:value-type="string">
            <text:p>___-_I_A_-E_</text:p>
          </table:table-cell>
          <table:table-cell table:style-name="ce372" table:formula="of:=CONCATENATE([$L.C$1];[$L.C$25];[$L.C$35];[$L.C$2];[$L.C$26];[$L.C$36];[$L.C$3];[$L.C$27];[$L.C$37];[$L.C36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36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36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36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36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36])" office:value-type="string" office:string-value="هدب" calcext:value-type="string">
            <text:p>هدب</text:p>
          </table:table-cell>
          <table:table-cell table:style-name="ce379"/>
          <table:table-cell table:style-name="ce384" office:value-type="string" calcext:value-type="string">
            <text:p>=CONCATENER($L.J$42;$L.J$1;$L.J$25;$L.J$7;$L.J$2;$L.J$25;$L.J$5;$L.J$3;$L.J$27;$L.J$35;$L.J$31;$L.J$16;$L.J$43)</text:p>
          </table:table-cell>
          <table:table-cell table:style-name="ce384" office:value-type="string" calcext:value-type="string">
            <text:p>=CONCATENER($L.K$42;$L.K$1;$L.K$25;$L.K$7;$L.K$2;$L.K$25;$L.K$5;$L.K$3;$L.K$27;$L.K$35;$L.K$31;$L.K$16;$L.K$43)</text:p>
          </table:table-cell>
          <table:table-cell table:style-name="ce384" office:value-type="string" calcext:value-type="string">
            <text:p>=CONCATENER($L.L$42;$L.L$1;$L.L$25;$L.L$7;$L.L$2;$L.L$25;$L.L$5;$L.L$3;$L.L$27;$L.L$35;$L.L$31;$L.L$16;$L.L$43)</text:p>
          </table:table-cell>
          <table:table-cell table:style-name="ce384" office:value-type="string" calcext:value-type="string">
            <text:p>=CONCATENER($L.M$42;$L.M$1;$L.M$25;$L.M$7;$L.M$2;$L.M$25;$L.M$5;$L.M$3;$L.M$27;$L.M$35;$L.M$31;$L.M$16;$L.M$43)</text:p>
          </table:table-cell>
          <table:table-cell table:style-name="ce384" office:value-type="string" calcext:value-type="string">
            <text:p>=CONCATENER($L.N$42;$L.N$1;$L.N$25;$L.N$7;$L.N$2;$L.N$25;$L.N$5;$L.N$3;$L.N$27;$L.N$35;$L.N$31;$L.N$16;$L.N$43)</text:p>
          </table:table-cell>
          <table:table-cell table:style-name="ce384" office:value-type="string" calcext:value-type="string">
            <text:p>=CONCATENER($L.O$42;$L.O$1;$L.O$25;$L.O$7;$L.O$2;$L.O$25;$L.O$5;$L.O$3;$L.O$27;$L.O$35;$L.O$31;$L.O$16;$L.O$43)</text:p>
          </table:table-cell>
          <table:table-cell table:style-name="ce350" table:number-columns-repeated="1000"/>
        </table:table-row>
        <table:table-row table:style-name="ro5">
          <table:table-cell table:style-name="ce347" office:value-type="string" calcext:value-type="string">
            <text:p>ننب</text:p>
          </table:table-cell>
          <table:table-cell table:style-name="ce347" office:value-type="string" calcext:value-type="string">
            <text:p>نيابي</text:p>
          </table:table-cell>
          <table:table-cell table:style-name="ce347" table:number-columns-repeated="3"/>
          <table:table-cell table:style-name="ce365" table:number-columns-repeated="4"/>
          <table:table-cell table:style-name="ce365" office:value-type="string" calcext:value-type="string">
            <text:p>9 3</text:p>
          </table:table-cell>
          <table:table-cell table:style-name="ce347" office:value-type="string" calcext:value-type="string">
            <text:p>___-_I_A_-I_</text:p>
          </table:table-cell>
          <table:table-cell table:style-name="ce372" table:formula="of:=CONCATENATE([$L.C$1];[$L.C$25];[$L.C$35];[$L.C$2];[$L.C$26];[$L.C$36];[$L.C$3];[$L.C$27];[$L.C$37];[$L.C37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37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37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37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37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37])" office:value-type="string" office:string-value="هدب" calcext:value-type="string">
            <text:p>هدب</text:p>
          </table:table-cell>
          <table:table-cell table:style-name="ce375"/>
          <table:table-cell table:style-name="ce384" office:value-type="string" calcext:value-type="string">
            <text:p>=CONCATENER($L.J$42;$L.J$1;$L.J$25;$L.J$7;$L.J$2;$L.J$25;$L.J$5;$L.J$3;$L.J$27;$L.J$35;$L.J$31;$L.J$7;$L.J$43)</text:p>
          </table:table-cell>
          <table:table-cell table:style-name="ce384" office:value-type="string" calcext:value-type="string">
            <text:p>=CONCATENER($L.K$42;$L.K$1;$L.K$25;$L.K$7;$L.K$2;$L.K$25;$L.K$5;$L.K$3;$L.K$27;$L.K$35;$L.K$31;$L.K$7;$L.K$43)</text:p>
          </table:table-cell>
          <table:table-cell table:style-name="ce384" office:value-type="string" calcext:value-type="string">
            <text:p>=CONCATENER($L.L$42;$L.L$1;$L.L$25;$L.L$7;$L.L$2;$L.L$25;$L.L$5;$L.L$3;$L.L$27;$L.L$35;$L.L$31;$L.L$7;$L.L$43)</text:p>
          </table:table-cell>
          <table:table-cell table:style-name="ce384" office:value-type="string" calcext:value-type="string">
            <text:p>=CONCATENER($L.M$42;$L.M$1;$L.M$25;$L.M$7;$L.M$2;$L.M$25;$L.M$5;$L.M$3;$L.M$27;$L.M$35;$L.M$31;$L.M$7;$L.M$43)</text:p>
          </table:table-cell>
          <table:table-cell table:style-name="ce384" office:value-type="string" calcext:value-type="string">
            <text:p>=CONCATENER($L.N$42;$L.N$1;$L.N$25;$L.N$7;$L.N$2;$L.N$25;$L.N$5;$L.N$3;$L.N$27;$L.N$35;$L.N$31;$L.N$7;$L.N$43)</text:p>
          </table:table-cell>
          <table:table-cell table:style-name="ce384" office:value-type="string" calcext:value-type="string">
            <text:p>=CONCATENER($L.O$42;$L.O$1;$L.O$25;$L.O$7;$L.O$2;$L.O$25;$L.O$5;$L.O$3;$L.O$27;$L.O$35;$L.O$31;$L.O$7;$L.O$43)</text:p>
          </table:table-cell>
          <table:table-cell table:style-name="ce350" table:number-columns-repeated="1000"/>
        </table:table-row>
        <table:table-row table:style-name="ro5">
          <table:table-cell table:style-name="ce248" table:number-columns-repeated="5"/>
          <table:table-cell table:style-name="ce350" table:number-columns-repeated="5"/>
          <table:table-cell table:style-name="ce350" office:value-type="string" calcext:value-type="string">
            <text:p>__T-Racin-__</text:p>
          </table:table-cell>
          <table:table-cell table:style-name="ce372" table:formula="of:=CONCATENATE([$L.C$1];[$L.C$25];[$L.C$35];[$L.C$2];[$L.C$26];[$L.C$36];[$L.C$3];[$L.C$27];[$L.C$37];[$L.C38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38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38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38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38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38])" office:value-type="string" office:string-value="هدب" calcext:value-type="string">
            <text:p>هدب</text:p>
          </table:table-cell>
          <table:table-cell table:style-name="ce380"/>
          <table:table-cell table:style-name="ce386" office:value-type="string" calcext:value-type="string">
            <text:p>=CONCATENER($L.J$42;$L.$D$57;$L.$D$63;(REMPLACER(S2;1;1;"")))</text:p>
          </table:table-cell>
          <table:table-cell table:style-name="ce386" office:value-type="string" calcext:value-type="string">
            <text:p>=CONCATENER($L.K$42;$L.$D$57;$L.$D$63;(REMPLACER(T2;1;1;"")))</text:p>
          </table:table-cell>
          <table:table-cell table:style-name="ce386" office:value-type="string" calcext:value-type="string">
            <text:p>=CONCATENER($L.L$42;$L.$D$57;$L.$D$63;(REMPLACER(U2;1;1;"")))</text:p>
          </table:table-cell>
          <table:table-cell table:style-name="ce386" office:value-type="string" calcext:value-type="string">
            <text:p>=CONCATENER($L.M$42;$L.$D$57;$L.$D$63;(REMPLACER(V2;1;1;"")))</text:p>
          </table:table-cell>
          <table:table-cell table:style-name="ce386" office:value-type="string" calcext:value-type="string">
            <text:p>=CONCATENER($L.N$42;$L.$D$57;$L.$D$63;(REMPLACER(W2;1;1;"")))</text:p>
          </table:table-cell>
          <table:table-cell table:style-name="ce386" office:value-type="string" calcext:value-type="string">
            <text:p>=CONCATENER($L.O$42;$L.$D$57;$L.$D$63;(REMPLACER(X2;1;1;"")))</text:p>
          </table:table-cell>
          <table:table-cell table:style-name="ce350" table:number-columns-repeated="1000"/>
        </table:table-row>
        <table:table-row table:style-name="ro5">
          <table:table-cell table:style-name="ce248" table:number-columns-repeated="5"/>
          <table:table-cell table:style-name="ce350" table:number-columns-repeated="3"/>
          <table:table-cell table:style-name="ce350" office:value-type="string" calcext:value-type="string">
            <text:p>f.</text:p>
          </table:table-cell>
          <table:table-cell table:style-name="ce350"/>
          <table:table-cell table:style-name="ce352" office:value-type="string" calcext:value-type="string">
            <text:p>__T-_____-E_</text:p>
          </table:table-cell>
          <table:table-cell table:style-name="ce372" table:formula="of:=CONCATENATE([$L.C$1];[$L.C$25];[$L.C$35];[$L.C$2];[$L.C$26];[$L.C$36];[$L.C$3];[$L.C$27];[$L.C$37];[$L.C39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39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39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39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39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39])" office:value-type="string" office:string-value="هدب" calcext:value-type="string">
            <text:p>هدب</text:p>
          </table:table-cell>
          <table:table-cell table:style-name="ce380"/>
          <table:table-cell table:style-name="ce386" office:value-type="string" calcext:value-type="string">
            <text:p>=CONCATENER($L.J$42;$L.$D$57;$L.$D$63;(REMPLACER(S3;1;1;"")))</text:p>
          </table:table-cell>
          <table:table-cell table:style-name="ce386" office:value-type="string" calcext:value-type="string">
            <text:p>=CONCATENER($L.K$42;$L.$D$57;$L.$D$63;(REMPLACER(T3;1;1;"")))</text:p>
          </table:table-cell>
          <table:table-cell table:style-name="ce386" office:value-type="string" calcext:value-type="string">
            <text:p>=CONCATENER($L.L$42;$L.$D$57;$L.$D$63;(REMPLACER(U3;1;1;"")))</text:p>
          </table:table-cell>
          <table:table-cell table:style-name="ce386" office:value-type="string" calcext:value-type="string">
            <text:p>=CONCATENER($L.M$42;$L.$D$57;$L.$D$63;(REMPLACER(V3;1;1;"")))</text:p>
          </table:table-cell>
          <table:table-cell table:style-name="ce386" office:value-type="string" calcext:value-type="string">
            <text:p>=CONCATENER($L.N$42;$L.$D$57;$L.$D$63;(REMPLACER(W3;1;1;"")))</text:p>
          </table:table-cell>
          <table:table-cell table:style-name="ce386" office:value-type="string" calcext:value-type="string">
            <text:p>=CONCATENER($L.O$42;$L.$D$57;$L.$D$63;(REMPLACER(X3;1;1;"")))</text:p>
          </table:table-cell>
          <table:table-cell table:style-name="ce350" table:number-columns-repeated="1000"/>
        </table:table-row>
        <table:table-row table:style-name="ro5">
          <table:table-cell table:style-name="ce248" table:number-columns-repeated="5"/>
          <table:table-cell table:style-name="ce350" table:number-columns-repeated="5"/>
          <table:table-cell table:style-name="ce352" office:value-type="string" calcext:value-type="string">
            <text:p>__T-_____-I_</text:p>
          </table:table-cell>
          <table:table-cell table:style-name="ce372" table:formula="of:=CONCATENATE([$L.C$1];[$L.C$25];[$L.C$35];[$L.C$2];[$L.C$26];[$L.C$36];[$L.C$3];[$L.C$27];[$L.C$37];[$L.C40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40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40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40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40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40])" office:value-type="string" office:string-value="هدب" calcext:value-type="string">
            <text:p>هدب</text:p>
          </table:table-cell>
          <table:table-cell table:style-name="ce380"/>
          <table:table-cell table:style-name="ce386" office:value-type="string" calcext:value-type="string">
            <text:p>=CONCATENER($L.J$42;$L.$D$57;$L.$D$63;(REMPLACER(S4;1;1;"")))</text:p>
          </table:table-cell>
          <table:table-cell table:style-name="ce386" office:value-type="string" calcext:value-type="string">
            <text:p>=CONCATENER($L.K$42;$L.$D$57;$L.$D$63;(REMPLACER(T4;1;1;"")))</text:p>
          </table:table-cell>
          <table:table-cell table:style-name="ce386" office:value-type="string" calcext:value-type="string">
            <text:p>=CONCATENER($L.L$42;$L.$D$57;$L.$D$63;(REMPLACER(U4;1;1;"")))</text:p>
          </table:table-cell>
          <table:table-cell table:style-name="ce386" office:value-type="string" calcext:value-type="string">
            <text:p>=CONCATENER($L.M$42;$L.$D$57;$L.$D$63;(REMPLACER(V4;1;1;"")))</text:p>
          </table:table-cell>
          <table:table-cell table:style-name="ce386" office:value-type="string" calcext:value-type="string">
            <text:p>=CONCATENER($L.N$42;$L.$D$57;$L.$D$63;(REMPLACER(W4;1;1;"")))</text:p>
          </table:table-cell>
          <table:table-cell table:style-name="ce386" office:value-type="string" calcext:value-type="string">
            <text:p>=CONCATENER($L.O$42;$L.$D$57;$L.$D$63;(REMPLACER(X4;1;1;"")))</text:p>
          </table:table-cell>
          <table:table-cell table:style-name="ce350" table:number-columns-repeated="1000"/>
        </table:table-row>
        <table:table-row table:style-name="ro5">
          <table:table-cell table:style-name="ce248" table:number-columns-repeated="5"/>
          <table:table-cell table:style-name="ce350" table:number-columns-repeated="3"/>
          <table:table-cell table:style-name="ce350" office:value-type="string" calcext:value-type="string">
            <text:p>f.</text:p>
          </table:table-cell>
          <table:table-cell table:style-name="ce350"/>
          <table:table-cell table:style-name="ce352" office:value-type="string" calcext:value-type="string">
            <text:p>__T-_____-IE</text:p>
          </table:table-cell>
          <table:table-cell table:style-name="ce372" table:formula="of:=CONCATENATE([$L.C$1];[$L.C$25];[$L.C$35];[$L.C$2];[$L.C$26];[$L.C$36];[$L.C$3];[$L.C$27];[$L.C$37];[$L.C41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41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41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41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41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41])" office:value-type="string" office:string-value="هدب" calcext:value-type="string">
            <text:p>هدب</text:p>
          </table:table-cell>
          <table:table-cell table:style-name="ce380"/>
          <table:table-cell table:style-name="ce386" office:value-type="string" calcext:value-type="string">
            <text:p>=CONCATENER($L.J$42;$L.$D$57;$L.$D$63;(REMPLACER(S5;1;1;"")))</text:p>
          </table:table-cell>
          <table:table-cell table:style-name="ce386" office:value-type="string" calcext:value-type="string">
            <text:p>=CONCATENER($L.K$42;$L.$D$57;$L.$D$63;(REMPLACER(T5;1;1;"")))</text:p>
          </table:table-cell>
          <table:table-cell table:style-name="ce386" office:value-type="string" calcext:value-type="string">
            <text:p>=CONCATENER($L.L$42;$L.$D$57;$L.$D$63;(REMPLACER(U5;1;1;"")))</text:p>
          </table:table-cell>
          <table:table-cell table:style-name="ce386" office:value-type="string" calcext:value-type="string">
            <text:p>=CONCATENER($L.M$42;$L.$D$57;$L.$D$63;(REMPLACER(V5;1;1;"")))</text:p>
          </table:table-cell>
          <table:table-cell table:style-name="ce386" office:value-type="string" calcext:value-type="string">
            <text:p>=CONCATENER($L.N$42;$L.$D$57;$L.$D$63;(REMPLACER(W5;1;1;"")))</text:p>
          </table:table-cell>
          <table:table-cell table:style-name="ce386" office:value-type="string" calcext:value-type="string">
            <text:p>=CONCATENER($L.O$42;$L.$D$57;$L.$D$63;(REMPLACER(X5;1;1;"")))</text:p>
          </table:table-cell>
          <table:table-cell table:style-name="ce350" table:number-columns-repeated="1000"/>
        </table:table-row>
        <table:table-row table:style-name="ro5">
          <table:table-cell table:style-name="ce248" table:number-columns-repeated="5"/>
          <table:table-cell table:style-name="ce350" table:number-columns-repeated="5"/>
          <table:table-cell table:style-name="ce352" office:value-type="string" calcext:value-type="string">
            <text:p>__T-_____-A_</text:p>
          </table:table-cell>
          <table:table-cell table:style-name="ce372" table:formula="of:=CONCATENATE([$L.C$1];[$L.C$25];[$L.C$35];[$L.C$2];[$L.C$26];[$L.C$36];[$L.C$3];[$L.C$27];[$L.C$37];[$L.C42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42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42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42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42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42])" office:value-type="string" office:string-value="هدب" calcext:value-type="string">
            <text:p>هدب</text:p>
          </table:table-cell>
          <table:table-cell table:style-name="ce380"/>
          <table:table-cell table:style-name="ce386" office:value-type="string" calcext:value-type="string">
            <text:p>=CONCATENER($L.J$42;$L.$D$57;$L.$D$63;(REMPLACER(S6;1;1;"")))</text:p>
          </table:table-cell>
          <table:table-cell table:style-name="ce386" office:value-type="string" calcext:value-type="string">
            <text:p>=CONCATENER($L.K$42;$L.$D$57;$L.$D$63;(REMPLACER(T6;1;1;"")))</text:p>
          </table:table-cell>
          <table:table-cell table:style-name="ce386" office:value-type="string" calcext:value-type="string">
            <text:p>=CONCATENER($L.L$42;$L.$D$57;$L.$D$63;(REMPLACER(U6;1;1;"")))</text:p>
          </table:table-cell>
          <table:table-cell table:style-name="ce386" office:value-type="string" calcext:value-type="string">
            <text:p>=CONCATENER($L.M$42;$L.$D$57;$L.$D$63;(REMPLACER(V6;1;1;"")))</text:p>
          </table:table-cell>
          <table:table-cell table:style-name="ce386" office:value-type="string" calcext:value-type="string">
            <text:p>=CONCATENER($L.N$42;$L.$D$57;$L.$D$63;(REMPLACER(W6;1;1;"")))</text:p>
          </table:table-cell>
          <table:table-cell table:style-name="ce386" office:value-type="string" calcext:value-type="string">
            <text:p>=CONCATENER($L.O$42;$L.$D$57;$L.$D$63;(REMPLACER(X6;1;1;"")))</text:p>
          </table:table-cell>
          <table:table-cell table:style-name="ce350" table:number-columns-repeated="1000"/>
        </table:table-row>
        <table:table-row table:style-name="ro5">
          <table:table-cell table:style-name="ce248" table:number-columns-repeated="5"/>
          <table:table-cell table:style-name="ce350" table:number-columns-repeated="5"/>
          <table:table-cell table:style-name="ce352" office:value-type="string" calcext:value-type="string">
            <text:p>__T-_____-AË</text:p>
          </table:table-cell>
          <table:table-cell table:style-name="ce372" table:formula="of:=CONCATENATE([$L.C$1];[$L.C$25];[$L.C$35];[$L.C$2];[$L.C$26];[$L.C$36];[$L.C$3];[$L.C$27];[$L.C$37];[$L.C43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43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43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43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43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43])" office:value-type="string" office:string-value="هدب" calcext:value-type="string">
            <text:p>هدب</text:p>
          </table:table-cell>
          <table:table-cell table:style-name="ce380"/>
          <table:table-cell table:style-name="ce386" office:value-type="string" calcext:value-type="string">
            <text:p>=CONCATENER($L.J$42;$L.$D$57;$L.$D$63;(REMPLACER(S7;1;1;"")))</text:p>
          </table:table-cell>
          <table:table-cell table:style-name="ce386" office:value-type="string" calcext:value-type="string">
            <text:p>=CONCATENER($L.K$42;$L.$D$57;$L.$D$63;(REMPLACER(T7;1;1;"")))</text:p>
          </table:table-cell>
          <table:table-cell table:style-name="ce386" office:value-type="string" calcext:value-type="string">
            <text:p>=CONCATENER($L.L$42;$L.$D$57;$L.$D$63;(REMPLACER(U7;1;1;"")))</text:p>
          </table:table-cell>
          <table:table-cell table:style-name="ce386" office:value-type="string" calcext:value-type="string">
            <text:p>=CONCATENER($L.M$42;$L.$D$57;$L.$D$63;(REMPLACER(V7;1;1;"")))</text:p>
          </table:table-cell>
          <table:table-cell table:style-name="ce386" office:value-type="string" calcext:value-type="string">
            <text:p>=CONCATENER($L.N$42;$L.$D$57;$L.$D$63;(REMPLACER(W7;1;1;"")))</text:p>
          </table:table-cell>
          <table:table-cell table:style-name="ce386" office:value-type="string" calcext:value-type="string">
            <text:p>=CONCATENER($L.O$42;$L.$D$57;$L.$D$63;(REMPLACER(X7;1;1;"")))</text:p>
          </table:table-cell>
          <table:table-cell table:style-name="ce350" table:number-columns-repeated="1000"/>
        </table:table-row>
        <table:table-row table:style-name="ro5">
          <table:table-cell table:style-name="ce248" table:number-columns-repeated="5"/>
          <table:table-cell table:style-name="ce350" table:number-columns-repeated="5"/>
          <table:table-cell table:style-name="ce352" office:value-type="string" calcext:value-type="string">
            <text:p>__T-_____-A_</text:p>
          </table:table-cell>
          <table:table-cell table:style-name="ce372" table:formula="of:=CONCATENATE([$L.C$1];[$L.C$25];[$L.C$35];[$L.C$2];[$L.C$26];[$L.C$36];[$L.C$3];[$L.C$27];[$L.C$37];[$L.C44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44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44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44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44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44])" office:value-type="string" office:string-value="هدب" calcext:value-type="string">
            <text:p>هدب</text:p>
          </table:table-cell>
          <table:table-cell table:style-name="ce380"/>
          <table:table-cell table:style-name="ce386" office:value-type="string" calcext:value-type="string">
            <text:p>=CONCATENER($L.J$42;$L.$D$57;$L.$D$63;(REMPLACER(S8;1;1;"")))</text:p>
          </table:table-cell>
          <table:table-cell table:style-name="ce386" office:value-type="string" calcext:value-type="string">
            <text:p>=CONCATENER($L.K$42;$L.$D$57;$L.$D$63;(REMPLACER(T8;1;1;"")))</text:p>
          </table:table-cell>
          <table:table-cell table:style-name="ce386" office:value-type="string" calcext:value-type="string">
            <text:p>=CONCATENER($L.L$42;$L.$D$57;$L.$D$63;(REMPLACER(U8;1;1;"")))</text:p>
          </table:table-cell>
          <table:table-cell table:style-name="ce386" office:value-type="string" calcext:value-type="string">
            <text:p>=CONCATENER($L.M$42;$L.$D$57;$L.$D$63;(REMPLACER(V8;1;1;"")))</text:p>
          </table:table-cell>
          <table:table-cell table:style-name="ce386" office:value-type="string" calcext:value-type="string">
            <text:p>=CONCATENER($L.N$42;$L.$D$57;$L.$D$63;(REMPLACER(W8;1;1;"")))</text:p>
          </table:table-cell>
          <table:table-cell table:style-name="ce386" office:value-type="string" calcext:value-type="string">
            <text:p>=CONCATENER($L.O$42;$L.$D$57;$L.$D$63;(REMPLACER(X8;1;1;"")))</text:p>
          </table:table-cell>
          <table:table-cell table:style-name="ce350" table:number-columns-repeated="1000"/>
        </table:table-row>
        <table:table-row table:style-name="ro5">
          <table:table-cell table:style-name="ce248" table:number-columns-repeated="5"/>
          <table:table-cell table:style-name="ce350" table:number-columns-repeated="5"/>
          <table:table-cell table:style-name="ce352" office:value-type="string" calcext:value-type="string">
            <text:p>__T-_____-AJIL</text:p>
          </table:table-cell>
          <table:table-cell table:style-name="ce372" table:formula="of:=CONCATENATE([$L.C$1];[$L.C$25];[$L.C$35];[$L.C$2];[$L.C$26];[$L.C$36];[$L.C$3];[$L.C$27];[$L.C$37];[$L.C45])" office:value-type="string" office:string-value="بدهل" calcext:value-type="string">
            <text:p>بدهل</text:p>
          </table:table-cell>
          <table:table-cell table:style-name="ce372" table:formula="of:=CONCATENATE([$L.D$1];[$L.D$25];[$L.D$35];[$L.D$2];[$L.D$26];[$L.D$36];[$L.D$3];[$L.D$27];[$L.D$37];[$L.D45])" office:value-type="string" office:string-value="بهدل" calcext:value-type="string">
            <text:p>بهدل</text:p>
          </table:table-cell>
          <table:table-cell table:style-name="ce372" table:formula="of:=CONCATENATE([$L.E$1];[$L.E$25];[$L.E$35];[$L.E$2];[$L.E$26];[$L.E$36];[$L.E$3];[$L.E$27];[$L.E$37];[$L.E45])" office:value-type="string" office:string-value="دبهل" calcext:value-type="string">
            <text:p>دبهل</text:p>
          </table:table-cell>
          <table:table-cell table:style-name="ce372" table:formula="of:=CONCATENATE([$L.F$1];[$L.F$25];[$L.F$35];[$L.F$2];[$L.F$26];[$L.F$36];[$L.F$3];[$L.F$27];[$L.F$37];[$L.F45])" office:value-type="string" office:string-value="دهبل" calcext:value-type="string">
            <text:p>دهبل</text:p>
          </table:table-cell>
          <table:table-cell table:style-name="ce372" table:formula="of:=CONCATENATE([$L.G$1];[$L.G$25];[$L.G$35];[$L.G$2];[$L.G$26];[$L.G$36];[$L.G$3];[$L.G$27];[$L.G$37];[$L.G45])" office:value-type="string" office:string-value="هبدل" calcext:value-type="string">
            <text:p>هبدل</text:p>
          </table:table-cell>
          <table:table-cell table:style-name="ce372" table:formula="of:=CONCATENATE([$L.H$1];[$L.H$25];[$L.H$35];[$L.H$2];[$L.H$26];[$L.H$36];[$L.H$3];[$L.H$27];[$L.H$37];[$L.H45])" office:value-type="string" office:string-value="هدبل" calcext:value-type="string">
            <text:p>هدبل</text:p>
          </table:table-cell>
          <table:table-cell table:style-name="ce380"/>
          <table:table-cell table:style-name="ce386" office:value-type="string" calcext:value-type="string">
            <text:p>=CONCATENER($L.J$42;$L.$D$57;$L.$D$63;(REMPLACER(S9;1;1;"")))</text:p>
          </table:table-cell>
          <table:table-cell table:style-name="ce386" office:value-type="string" calcext:value-type="string">
            <text:p>=CONCATENER($L.K$42;$L.$D$57;$L.$D$63;(REMPLACER(T9;1;1;"")))</text:p>
          </table:table-cell>
          <table:table-cell table:style-name="ce386" office:value-type="string" calcext:value-type="string">
            <text:p>=CONCATENER($L.L$42;$L.$D$57;$L.$D$63;(REMPLACER(U9;1;1;"")))</text:p>
          </table:table-cell>
          <table:table-cell table:style-name="ce386" office:value-type="string" calcext:value-type="string">
            <text:p>=CONCATENER($L.M$42;$L.$D$57;$L.$D$63;(REMPLACER(V9;1;1;"")))</text:p>
          </table:table-cell>
          <table:table-cell table:style-name="ce386" office:value-type="string" calcext:value-type="string">
            <text:p>=CONCATENER($L.N$42;$L.$D$57;$L.$D$63;(REMPLACER(W9;1;1;"")))</text:p>
          </table:table-cell>
          <table:table-cell table:style-name="ce386" office:value-type="string" calcext:value-type="string">
            <text:p>=CONCATENER($L.O$42;$L.$D$57;$L.$D$63;(REMPLACER(X9;1;1;"")))</text:p>
          </table:table-cell>
          <table:table-cell table:style-name="ce350" table:number-columns-repeated="1000"/>
        </table:table-row>
        <table:table-row table:style-name="ro5">
          <table:table-cell table:style-name="ce248" table:number-columns-repeated="5"/>
          <table:table-cell table:style-name="ce350" table:number-columns-repeated="5"/>
          <table:table-cell table:style-name="ce350" office:value-type="string" calcext:value-type="string">
            <text:p>__T-_A___-__</text:p>
          </table:table-cell>
          <table:table-cell table:style-name="ce372" table:formula="of:=CONCATENATE([$L.C$1];[$L.C$25];[$L.C$35];[$L.C$2];[$L.C$26];[$L.C$36];[$L.C$3];[$L.C$27];[$L.C$37];[$L.C46])" office:value-type="string" office:string-value="بدهن" calcext:value-type="string">
            <text:p>بدهن</text:p>
          </table:table-cell>
          <table:table-cell table:style-name="ce372" table:formula="of:=CONCATENATE([$L.D$1];[$L.D$25];[$L.D$35];[$L.D$2];[$L.D$26];[$L.D$36];[$L.D$3];[$L.D$27];[$L.D$37];[$L.D46])" office:value-type="string" office:string-value="بهدن" calcext:value-type="string">
            <text:p>بهدن</text:p>
          </table:table-cell>
          <table:table-cell table:style-name="ce372" table:formula="of:=CONCATENATE([$L.E$1];[$L.E$25];[$L.E$35];[$L.E$2];[$L.E$26];[$L.E$36];[$L.E$3];[$L.E$27];[$L.E$37];[$L.E46])" office:value-type="string" office:string-value="دبهن" calcext:value-type="string">
            <text:p>دبهن</text:p>
          </table:table-cell>
          <table:table-cell table:style-name="ce372" table:formula="of:=CONCATENATE([$L.F$1];[$L.F$25];[$L.F$35];[$L.F$2];[$L.F$26];[$L.F$36];[$L.F$3];[$L.F$27];[$L.F$37];[$L.F46])" office:value-type="string" office:string-value="دهبن" calcext:value-type="string">
            <text:p>دهبن</text:p>
          </table:table-cell>
          <table:table-cell table:style-name="ce372" table:formula="of:=CONCATENATE([$L.G$1];[$L.G$25];[$L.G$35];[$L.G$2];[$L.G$26];[$L.G$36];[$L.G$3];[$L.G$27];[$L.G$37];[$L.G46])" office:value-type="string" office:string-value="هبدن" calcext:value-type="string">
            <text:p>هبدن</text:p>
          </table:table-cell>
          <table:table-cell table:style-name="ce372" table:formula="of:=CONCATENATE([$L.H$1];[$L.H$25];[$L.H$35];[$L.H$2];[$L.H$26];[$L.H$36];[$L.H$3];[$L.H$27];[$L.H$37];[$L.H46])" office:value-type="string" office:string-value="هدبن" calcext:value-type="string">
            <text:p>هدبن</text:p>
          </table:table-cell>
          <table:table-cell table:style-name="ce380"/>
          <table:table-cell table:style-name="ce386" office:value-type="string" calcext:value-type="string">
            <text:p>=CONCATENER($L.J$42;$L.$D$57;$L.$D$63;(REMPLACER(S10;1;1;"")))</text:p>
          </table:table-cell>
          <table:table-cell table:style-name="ce386" office:value-type="string" calcext:value-type="string">
            <text:p>=CONCATENER($L.K$42;$L.$D$57;$L.$D$63;(REMPLACER(T10;1;1;"")))</text:p>
          </table:table-cell>
          <table:table-cell table:style-name="ce386" office:value-type="string" calcext:value-type="string">
            <text:p>=CONCATENER($L.L$42;$L.$D$57;$L.$D$63;(REMPLACER(U10;1;1;"")))</text:p>
          </table:table-cell>
          <table:table-cell table:style-name="ce386" office:value-type="string" calcext:value-type="string">
            <text:p>=CONCATENER($L.M$42;$L.$D$57;$L.$D$63;(REMPLACER(V10;1;1;"")))</text:p>
          </table:table-cell>
          <table:table-cell table:style-name="ce386" office:value-type="string" calcext:value-type="string">
            <text:p>=CONCATENER($L.N$42;$L.$D$57;$L.$D$63;(REMPLACER(W10;1;1;"")))</text:p>
          </table:table-cell>
          <table:table-cell table:style-name="ce386" office:value-type="string" calcext:value-type="string">
            <text:p>=CONCATENER($L.O$42;$L.$D$57;$L.$D$63;(REMPLACER(X10;1;1;"")))</text:p>
          </table:table-cell>
          <table:table-cell table:style-name="ce350" table:number-columns-repeated="1000"/>
        </table:table-row>
        <table:table-row table:style-name="ro5">
          <table:table-cell table:style-name="ce248" table:number-columns-repeated="5"/>
          <table:table-cell table:style-name="ce350" table:number-columns-repeated="3"/>
          <table:table-cell table:style-name="ce350" office:value-type="string" calcext:value-type="string">
            <text:p>f.</text:p>
          </table:table-cell>
          <table:table-cell table:style-name="ce350"/>
          <table:table-cell table:style-name="ce352" office:value-type="string" calcext:value-type="string">
            <text:p>__T-_A____E_</text:p>
          </table:table-cell>
          <table:table-cell table:style-name="ce372" table:formula="of:=CONCATENATE([$L.C$1];[$L.C$25];[$L.C$35];[$L.C$2];[$L.C$26];[$L.C$36];[$L.C$3];[$L.C$27];[$L.C$37];[$L.C47])" office:value-type="string" office:string-value="بدهت" calcext:value-type="string">
            <text:p>بدهت</text:p>
          </table:table-cell>
          <table:table-cell table:style-name="ce372" table:formula="of:=CONCATENATE([$L.D$1];[$L.D$25];[$L.D$35];[$L.D$2];[$L.D$26];[$L.D$36];[$L.D$3];[$L.D$27];[$L.D$37];[$L.D47])" office:value-type="string" office:string-value="بهدت" calcext:value-type="string">
            <text:p>بهدت</text:p>
          </table:table-cell>
          <table:table-cell table:style-name="ce372" table:formula="of:=CONCATENATE([$L.E$1];[$L.E$25];[$L.E$35];[$L.E$2];[$L.E$26];[$L.E$36];[$L.E$3];[$L.E$27];[$L.E$37];[$L.E47])" office:value-type="string" office:string-value="دبهت" calcext:value-type="string">
            <text:p>دبهت</text:p>
          </table:table-cell>
          <table:table-cell table:style-name="ce372" table:formula="of:=CONCATENATE([$L.F$1];[$L.F$25];[$L.F$35];[$L.F$2];[$L.F$26];[$L.F$36];[$L.F$3];[$L.F$27];[$L.F$37];[$L.F47])" office:value-type="string" office:string-value="دهبت" calcext:value-type="string">
            <text:p>دهبت</text:p>
          </table:table-cell>
          <table:table-cell table:style-name="ce372" table:formula="of:=CONCATENATE([$L.G$1];[$L.G$25];[$L.G$35];[$L.G$2];[$L.G$26];[$L.G$36];[$L.G$3];[$L.G$27];[$L.G$37];[$L.G47])" office:value-type="string" office:string-value="هبدت" calcext:value-type="string">
            <text:p>هبدت</text:p>
          </table:table-cell>
          <table:table-cell table:style-name="ce372" table:formula="of:=CONCATENATE([$L.H$1];[$L.H$25];[$L.H$35];[$L.H$2];[$L.H$26];[$L.H$36];[$L.H$3];[$L.H$27];[$L.H$37];[$L.H47])" office:value-type="string" office:string-value="هدبت" calcext:value-type="string">
            <text:p>هدبت</text:p>
          </table:table-cell>
          <table:table-cell table:style-name="ce380"/>
          <table:table-cell table:style-name="ce386" office:value-type="string" calcext:value-type="string">
            <text:p>=CONCATENER($L.J$42;$L.$D$57;$L.$D$63;(REMPLACER(S11;1;1;"")))</text:p>
          </table:table-cell>
          <table:table-cell table:style-name="ce386" office:value-type="string" calcext:value-type="string">
            <text:p>=CONCATENER($L.K$42;$L.$D$57;$L.$D$63;(REMPLACER(T11;1;1;"")))</text:p>
          </table:table-cell>
          <table:table-cell table:style-name="ce386" office:value-type="string" calcext:value-type="string">
            <text:p>=CONCATENER($L.L$42;$L.$D$57;$L.$D$63;(REMPLACER(U11;1;1;"")))</text:p>
          </table:table-cell>
          <table:table-cell table:style-name="ce386" office:value-type="string" calcext:value-type="string">
            <text:p>=CONCATENER($L.M$42;$L.$D$57;$L.$D$63;(REMPLACER(V11;1;1;"")))</text:p>
          </table:table-cell>
          <table:table-cell table:style-name="ce386" office:value-type="string" calcext:value-type="string">
            <text:p>=CONCATENER($L.N$42;$L.$D$57;$L.$D$63;(REMPLACER(W11;1;1;"")))</text:p>
          </table:table-cell>
          <table:table-cell table:style-name="ce386" office:value-type="string" calcext:value-type="string">
            <text:p>=CONCATENER($L.O$42;$L.$D$57;$L.$D$63;(REMPLACER(X11;1;1;"")))</text:p>
          </table:table-cell>
          <table:table-cell table:style-name="ce350" table:number-columns-repeated="1000"/>
        </table:table-row>
        <table:table-row table:style-name="ro5">
          <table:table-cell table:style-name="ce248" table:number-columns-repeated="5"/>
          <table:table-cell table:style-name="ce350" table:number-columns-repeated="5"/>
          <table:table-cell table:style-name="ce352" office:value-type="string" calcext:value-type="string">
            <text:p>__T-_A____I_</text:p>
          </table:table-cell>
          <table:table-cell table:style-name="ce372" table:formula="of:=CONCATENATE([$L.C$1];[$L.C$25];[$L.C$35];[$L.C$2];[$L.C$26];[$L.C$36];[$L.C$3];[$L.C$27];[$L.C$37];[$L.C48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48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48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48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48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48])" office:value-type="string" office:string-value="هدب" calcext:value-type="string">
            <text:p>هدب</text:p>
          </table:table-cell>
          <table:table-cell table:style-name="ce380"/>
          <table:table-cell table:style-name="ce386" office:value-type="string" calcext:value-type="string">
            <text:p>=CONCATENER($L.J$42;$L.$D$57;$L.$D$63;(REMPLACER(S12;1;1;"")))</text:p>
          </table:table-cell>
          <table:table-cell table:style-name="ce386" office:value-type="string" calcext:value-type="string">
            <text:p>=CONCATENER($L.K$42;$L.$D$57;$L.$D$63;(REMPLACER(T12;1;1;"")))</text:p>
          </table:table-cell>
          <table:table-cell table:style-name="ce386" office:value-type="string" calcext:value-type="string">
            <text:p>=CONCATENER($L.L$42;$L.$D$57;$L.$D$63;(REMPLACER(U12;1;1;"")))</text:p>
          </table:table-cell>
          <table:table-cell table:style-name="ce386" office:value-type="string" calcext:value-type="string">
            <text:p>=CONCATENER($L.M$42;$L.$D$57;$L.$D$63;(REMPLACER(V12;1;1;"")))</text:p>
          </table:table-cell>
          <table:table-cell table:style-name="ce386" office:value-type="string" calcext:value-type="string">
            <text:p>=CONCATENER($L.N$42;$L.$D$57;$L.$D$63;(REMPLACER(W12;1;1;"")))</text:p>
          </table:table-cell>
          <table:table-cell table:style-name="ce386" office:value-type="string" calcext:value-type="string">
            <text:p>=CONCATENER($L.O$42;$L.$D$57;$L.$D$63;(REMPLACER(X12;1;1;"")))</text:p>
          </table:table-cell>
          <table:table-cell table:style-name="ce350" table:number-columns-repeated="1000"/>
        </table:table-row>
        <table:table-row table:style-name="ro5">
          <table:table-cell table:style-name="ce248" table:number-columns-repeated="5"/>
          <table:table-cell table:style-name="ce350" table:number-columns-repeated="5"/>
          <table:table-cell table:style-name="ce350" office:value-type="string" calcext:value-type="string">
            <text:p>__T-___A_-__</text:p>
          </table:table-cell>
          <table:table-cell table:style-name="ce372" table:formula="of:=CONCATENATE([$L.C$1];[$L.C$25];[$L.C$35];[$L.C$2];[$L.C$26];[$L.C$36];[$L.C$3];[$L.C$27];[$L.C$37];[$L.C49])" office:value-type="string" office:string-value="بدهב" calcext:value-type="string">
            <text:p>بدهב</text:p>
          </table:table-cell>
          <table:table-cell table:style-name="ce372" table:formula="of:=CONCATENATE([$L.D$1];[$L.D$25];[$L.D$35];[$L.D$2];[$L.D$26];[$L.D$36];[$L.D$3];[$L.D$27];[$L.D$37];[$L.D49])" office:value-type="string" office:string-value="بهدב" calcext:value-type="string">
            <text:p>بهدב</text:p>
          </table:table-cell>
          <table:table-cell table:style-name="ce372" table:formula="of:=CONCATENATE([$L.E$1];[$L.E$25];[$L.E$35];[$L.E$2];[$L.E$26];[$L.E$36];[$L.E$3];[$L.E$27];[$L.E$37];[$L.E49])" office:value-type="string" office:string-value="دبهד" calcext:value-type="string">
            <text:p>دبهד</text:p>
          </table:table-cell>
          <table:table-cell table:style-name="ce372" table:formula="of:=CONCATENATE([$L.F$1];[$L.F$25];[$L.F$35];[$L.F$2];[$L.F$26];[$L.F$36];[$L.F$3];[$L.F$27];[$L.F$37];[$L.F49])" office:value-type="string" office:string-value="دهبד" calcext:value-type="string">
            <text:p>دهبד</text:p>
          </table:table-cell>
          <table:table-cell table:style-name="ce372" table:formula="of:=CONCATENATE([$L.G$1];[$L.G$25];[$L.G$35];[$L.G$2];[$L.G$26];[$L.G$36];[$L.G$3];[$L.G$27];[$L.G$37];[$L.G49])" office:value-type="string" office:string-value="هبدה" calcext:value-type="string">
            <text:p>هبدה</text:p>
          </table:table-cell>
          <table:table-cell table:style-name="ce372" table:formula="of:=CONCATENATE([$L.H$1];[$L.H$25];[$L.H$35];[$L.H$2];[$L.H$26];[$L.H$36];[$L.H$3];[$L.H$27];[$L.H$37];[$L.H49])" office:value-type="string" office:string-value="هدبה" calcext:value-type="string">
            <text:p>هدبה</text:p>
          </table:table-cell>
          <table:table-cell table:style-name="ce380"/>
          <table:table-cell table:style-name="ce386" office:value-type="string" calcext:value-type="string">
            <text:p>=CONCATENER($L.J$42;$L.$D$57;$L.$D$63;(REMPLACER(S14;1;1;"")))</text:p>
          </table:table-cell>
          <table:table-cell table:style-name="ce386" office:value-type="string" calcext:value-type="string">
            <text:p>=CONCATENER($L.K$42;$L.$D$57;$L.$D$63;(REMPLACER(T14;1;1;"")))</text:p>
          </table:table-cell>
          <table:table-cell table:style-name="ce386" office:value-type="string" calcext:value-type="string">
            <text:p>=CONCATENER($L.L$42;$L.$D$57;$L.$D$63;(REMPLACER(U14;1;1;"")))</text:p>
          </table:table-cell>
          <table:table-cell table:style-name="ce386" office:value-type="string" calcext:value-type="string">
            <text:p>=CONCATENER($L.M$42;$L.$D$57;$L.$D$63;(REMPLACER(V14;1;1;"")))</text:p>
          </table:table-cell>
          <table:table-cell table:style-name="ce386" office:value-type="string" calcext:value-type="string">
            <text:p>=CONCATENER($L.N$42;$L.$D$57;$L.$D$63;(REMPLACER(W14;1;1;"")))</text:p>
          </table:table-cell>
          <table:table-cell table:style-name="ce386" office:value-type="string" calcext:value-type="string">
            <text:p>=CONCATENER($L.O$42;$L.$D$57;$L.$D$63;(REMPLACER(X14;1;1;"")))</text:p>
          </table:table-cell>
          <table:table-cell table:style-name="ce350" table:number-columns-repeated="1000"/>
        </table:table-row>
        <table:table-row table:style-name="ro5">
          <table:table-cell table:style-name="ce349" table:number-columns-repeated="5"/>
          <table:table-cell table:style-name="ce350" table:number-columns-repeated="3"/>
          <table:table-cell table:style-name="ce350" office:value-type="string" calcext:value-type="string">
            <text:p>f.</text:p>
          </table:table-cell>
          <table:table-cell table:style-name="ce350"/>
          <table:table-cell table:style-name="ce350" office:value-type="string" calcext:value-type="string">
            <text:p>__T-___A_-E_</text:p>
          </table:table-cell>
          <table:table-cell table:style-name="ce372" table:formula="of:=CONCATENATE([$L.C$1];[$L.C$25];[$L.C$35];[$L.C$2];[$L.C$26];[$L.C$36];[$L.C$3];[$L.C$27];[$L.C$37];[$L.C50])" office:value-type="string" office:string-value="بدهד" calcext:value-type="string">
            <text:p>بدهד</text:p>
          </table:table-cell>
          <table:table-cell table:style-name="ce372" table:formula="of:=CONCATENATE([$L.D$1];[$L.D$25];[$L.D$35];[$L.D$2];[$L.D$26];[$L.D$36];[$L.D$3];[$L.D$27];[$L.D$37];[$L.D50])" office:value-type="string" office:string-value="بهدה" calcext:value-type="string">
            <text:p>بهدה</text:p>
          </table:table-cell>
          <table:table-cell table:style-name="ce372" table:formula="of:=CONCATENATE([$L.E$1];[$L.E$25];[$L.E$35];[$L.E$2];[$L.E$26];[$L.E$36];[$L.E$3];[$L.E$27];[$L.E$37];[$L.E50])" office:value-type="string" office:string-value="دبهב" calcext:value-type="string">
            <text:p>دبهב</text:p>
          </table:table-cell>
          <table:table-cell table:style-name="ce372" table:formula="of:=CONCATENATE([$L.F$1];[$L.F$25];[$L.F$35];[$L.F$2];[$L.F$26];[$L.F$36];[$L.F$3];[$L.F$27];[$L.F$37];[$L.F50])" office:value-type="string" office:string-value="دهبה" calcext:value-type="string">
            <text:p>دهبה</text:p>
          </table:table-cell>
          <table:table-cell table:style-name="ce372" table:formula="of:=CONCATENATE([$L.G$1];[$L.G$25];[$L.G$35];[$L.G$2];[$L.G$26];[$L.G$36];[$L.G$3];[$L.G$27];[$L.G$37];[$L.G50])" office:value-type="string" office:string-value="هبدב" calcext:value-type="string">
            <text:p>هبدב</text:p>
          </table:table-cell>
          <table:table-cell table:style-name="ce372" table:formula="of:=CONCATENATE([$L.H$1];[$L.H$25];[$L.H$35];[$L.H$2];[$L.H$26];[$L.H$36];[$L.H$3];[$L.H$27];[$L.H$37];[$L.H50])" office:value-type="string" office:string-value="هدبד" calcext:value-type="string">
            <text:p>هدبד</text:p>
          </table:table-cell>
          <table:table-cell table:style-name="ce380"/>
          <table:table-cell table:style-name="ce386" office:value-type="string" calcext:value-type="string">
            <text:p>=CONCATENER($L.J$42;$L.$D$57;$L.$D$63;(REMPLACER(S15;1;1;"")))</text:p>
          </table:table-cell>
          <table:table-cell table:style-name="ce386" office:value-type="string" calcext:value-type="string">
            <text:p>=CONCATENER($L.K$42;$L.$D$57;$L.$D$63;(REMPLACER(T15;1;1;"")))</text:p>
          </table:table-cell>
          <table:table-cell table:style-name="ce386" office:value-type="string" calcext:value-type="string">
            <text:p>=CONCATENER($L.L$42;$L.$D$57;$L.$D$63;(REMPLACER(U15;1;1;"")))</text:p>
          </table:table-cell>
          <table:table-cell table:style-name="ce386" office:value-type="string" calcext:value-type="string">
            <text:p>=CONCATENER($L.M$42;$L.$D$57;$L.$D$63;(REMPLACER(V15;1;1;"")))</text:p>
          </table:table-cell>
          <table:table-cell table:style-name="ce386" office:value-type="string" calcext:value-type="string">
            <text:p>=CONCATENER($L.N$42;$L.$D$57;$L.$D$63;(REMPLACER(W15;1;1;"")))</text:p>
          </table:table-cell>
          <table:table-cell table:style-name="ce386" office:value-type="string" calcext:value-type="string">
            <text:p>=CONCATENER($L.O$42;$L.$D$57;$L.$D$63;(REMPLACER(X15;1;1;"")))</text:p>
          </table:table-cell>
          <table:table-cell table:style-name="ce350" table:number-columns-repeated="1000"/>
        </table:table-row>
        <table:table-row table:style-name="ro5">
          <table:table-cell table:style-name="ce349" table:number-columns-repeated="5"/>
          <table:table-cell table:style-name="ce350" table:number-columns-repeated="5"/>
          <table:table-cell table:style-name="ce350" office:value-type="string" calcext:value-type="string">
            <text:p>__T-___A_-I_</text:p>
          </table:table-cell>
          <table:table-cell table:style-name="ce372" table:formula="of:=CONCATENATE([$L.C$1];[$L.C$25];[$L.C$35];[$L.C$2];[$L.C$26];[$L.C$36];[$L.C$3];[$L.C$27];[$L.C$37];[$L.C51])" office:value-type="string" office:string-value="بدهה" calcext:value-type="string">
            <text:p>بدهה</text:p>
          </table:table-cell>
          <table:table-cell table:style-name="ce372" table:formula="of:=CONCATENATE([$L.D$1];[$L.D$25];[$L.D$35];[$L.D$2];[$L.D$26];[$L.D$36];[$L.D$3];[$L.D$27];[$L.D$37];[$L.D51])" office:value-type="string" office:string-value="بهدד" calcext:value-type="string">
            <text:p>بهدד</text:p>
          </table:table-cell>
          <table:table-cell table:style-name="ce372" table:formula="of:=CONCATENATE([$L.E$1];[$L.E$25];[$L.E$35];[$L.E$2];[$L.E$26];[$L.E$36];[$L.E$3];[$L.E$27];[$L.E$37];[$L.E51])" office:value-type="string" office:string-value="دبهה" calcext:value-type="string">
            <text:p>دبهה</text:p>
          </table:table-cell>
          <table:table-cell table:style-name="ce372" table:formula="of:=CONCATENATE([$L.F$1];[$L.F$25];[$L.F$35];[$L.F$2];[$L.F$26];[$L.F$36];[$L.F$3];[$L.F$27];[$L.F$37];[$L.F51])" office:value-type="string" office:string-value="دهبב" calcext:value-type="string">
            <text:p>دهبב</text:p>
          </table:table-cell>
          <table:table-cell table:style-name="ce372" table:formula="of:=CONCATENATE([$L.G$1];[$L.G$25];[$L.G$35];[$L.G$2];[$L.G$26];[$L.G$36];[$L.G$3];[$L.G$27];[$L.G$37];[$L.G51])" office:value-type="string" office:string-value="هبدד" calcext:value-type="string">
            <text:p>هبدד</text:p>
          </table:table-cell>
          <table:table-cell table:style-name="ce372" table:formula="of:=CONCATENATE([$L.H$1];[$L.H$25];[$L.H$35];[$L.H$2];[$L.H$26];[$L.H$36];[$L.H$3];[$L.H$27];[$L.H$37];[$L.H51])" office:value-type="string" office:string-value="هدبב" calcext:value-type="string">
            <text:p>هدبב</text:p>
          </table:table-cell>
          <table:table-cell table:style-name="ce380"/>
          <table:table-cell table:style-name="ce386" office:value-type="string" calcext:value-type="string">
            <text:p>=CONCATENER($L.J$42;$L.$D$57;$L.$D$63;(REMPLACER(S16;1;1;"")))</text:p>
          </table:table-cell>
          <table:table-cell table:style-name="ce386" office:value-type="string" calcext:value-type="string">
            <text:p>=CONCATENER($L.K$42;$L.$D$57;$L.$D$63;(REMPLACER(T16;1;1;"")))</text:p>
          </table:table-cell>
          <table:table-cell table:style-name="ce386" office:value-type="string" calcext:value-type="string">
            <text:p>=CONCATENER($L.L$42;$L.$D$57;$L.$D$63;(REMPLACER(U16;1;1;"")))</text:p>
          </table:table-cell>
          <table:table-cell table:style-name="ce386" office:value-type="string" calcext:value-type="string">
            <text:p>=CONCATENER($L.M$42;$L.$D$57;$L.$D$63;(REMPLACER(V16;1;1;"")))</text:p>
          </table:table-cell>
          <table:table-cell table:style-name="ce386" office:value-type="string" calcext:value-type="string">
            <text:p>=CONCATENER($L.N$42;$L.$D$57;$L.$D$63;(REMPLACER(W16;1;1;"")))</text:p>
          </table:table-cell>
          <table:table-cell table:style-name="ce386" office:value-type="string" calcext:value-type="string">
            <text:p>=CONCATENER($L.O$42;$L.$D$57;$L.$D$63;(REMPLACER(X16;1;1;"")))</text:p>
          </table:table-cell>
          <table:table-cell table:style-name="ce350" table:number-columns-repeated="1000"/>
        </table:table-row>
        <table:table-row table:style-name="ro5">
          <table:table-cell table:style-name="ce349" table:number-columns-repeated="5"/>
          <table:table-cell table:style-name="ce350" table:number-columns-repeated="3"/>
          <table:table-cell table:style-name="ce350" office:value-type="string" calcext:value-type="string">
            <text:p>f.</text:p>
          </table:table-cell>
          <table:table-cell table:style-name="ce350"/>
          <table:table-cell table:style-name="ce350" office:value-type="string" calcext:value-type="string">
            <text:p>__T-___A_-IE</text:p>
          </table:table-cell>
          <table:table-cell table:style-name="ce372" table:formula="of:=CONCATENATE([$L.C$1];[$L.C$25];[$L.C$35];[$L.C$2];[$L.C$26];[$L.C$36];[$L.C$3];[$L.C$27];[$L.C$37];[$L.C52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52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52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52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52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52])" office:value-type="string" office:string-value="هدب" calcext:value-type="string">
            <text:p>هدب</text:p>
          </table:table-cell>
          <table:table-cell table:style-name="ce381"/>
          <table:table-cell table:style-name="ce386" office:value-type="string" calcext:value-type="string">
            <text:p>=CONCATENER($L.J$42;$L.$D$57;$L.$D$63;(REMPLACER(S17;1;1;"")))</text:p>
          </table:table-cell>
          <table:table-cell table:style-name="ce386" office:value-type="string" calcext:value-type="string">
            <text:p>=CONCATENER($L.K$42;$L.$D$57;$L.$D$63;(REMPLACER(T17;1;1;"")))</text:p>
          </table:table-cell>
          <table:table-cell table:style-name="ce386" office:value-type="string" calcext:value-type="string">
            <text:p>=CONCATENER($L.L$42;$L.$D$57;$L.$D$63;(REMPLACER(U17;1;1;"")))</text:p>
          </table:table-cell>
          <table:table-cell table:style-name="ce386" office:value-type="string" calcext:value-type="string">
            <text:p>=CONCATENER($L.M$42;$L.$D$57;$L.$D$63;(REMPLACER(V17;1;1;"")))</text:p>
          </table:table-cell>
          <table:table-cell table:style-name="ce386" office:value-type="string" calcext:value-type="string">
            <text:p>=CONCATENER($L.N$42;$L.$D$57;$L.$D$63;(REMPLACER(W17;1;1;"")))</text:p>
          </table:table-cell>
          <table:table-cell table:style-name="ce386" office:value-type="string" calcext:value-type="string">
            <text:p>=CONCATENER($L.O$42;$L.$D$57;$L.$D$63;(REMPLACER(X17;1;1;"")))</text:p>
          </table:table-cell>
          <table:table-cell table:style-name="ce350" table:number-columns-repeated="1000"/>
        </table:table-row>
        <table:table-row table:style-name="ro5">
          <table:table-cell table:style-name="ce349" table:number-columns-repeated="5"/>
          <table:table-cell table:style-name="ce248" table:number-columns-repeated="5"/>
          <table:table-cell table:style-name="ce350" office:value-type="string" calcext:value-type="string">
            <text:p>__T-___U_-__</text:p>
          </table:table-cell>
          <table:table-cell table:style-name="ce372" table:formula="of:=CONCATENATE([$L.C$1];[$L.C$25];[$L.C$35];[$L.C$2];[$L.C$26];[$L.C$36];[$L.C$3];[$L.C$27];[$L.C$37];[$L.C53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53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53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53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53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53])" office:value-type="string" office:string-value="هدب" calcext:value-type="string">
            <text:p>هدب</text:p>
          </table:table-cell>
          <table:table-cell table:style-name="ce381"/>
          <table:table-cell table:style-name="ce386" office:value-type="string" calcext:value-type="string">
            <text:p>=CONCATENER($L.J$42;$L.$D$57;$L.$D$63;(REMPLACER(S18;1;1;"")))</text:p>
          </table:table-cell>
          <table:table-cell table:style-name="ce386" office:value-type="string" calcext:value-type="string">
            <text:p>=CONCATENER($L.K$42;$L.$D$57;$L.$D$63;(REMPLACER(T18;1;1;"")))</text:p>
          </table:table-cell>
          <table:table-cell table:style-name="ce386" office:value-type="string" calcext:value-type="string">
            <text:p>=CONCATENER($L.L$42;$L.$D$57;$L.$D$63;(REMPLACER(U18;1;1;"")))</text:p>
          </table:table-cell>
          <table:table-cell table:style-name="ce386" office:value-type="string" calcext:value-type="string">
            <text:p>=CONCATENER($L.M$42;$L.$D$57;$L.$D$63;(REMPLACER(V18;1;1;"")))</text:p>
          </table:table-cell>
          <table:table-cell table:style-name="ce386" office:value-type="string" calcext:value-type="string">
            <text:p>=CONCATENER($L.N$42;$L.$D$57;$L.$D$63;(REMPLACER(W18;1;1;"")))</text:p>
          </table:table-cell>
          <table:table-cell table:style-name="ce386" office:value-type="string" calcext:value-type="string">
            <text:p>=CONCATENER($L.O$42;$L.$D$57;$L.$D$63;(REMPLACER(X18;1;1;"")))</text:p>
          </table:table-cell>
          <table:table-cell table:style-name="ce350" table:number-columns-repeated="1000"/>
        </table:table-row>
        <table:table-row table:style-name="ro5">
          <table:table-cell table:style-name="ce349" table:number-columns-repeated="5"/>
          <table:table-cell table:style-name="ce350" table:number-columns-repeated="3"/>
          <table:table-cell table:style-name="ce350" office:value-type="string" calcext:value-type="string">
            <text:p>f.</text:p>
          </table:table-cell>
          <table:table-cell table:style-name="ce350"/>
          <table:table-cell table:style-name="ce350" office:value-type="string" calcext:value-type="string">
            <text:p>__T-___U_-E_</text:p>
          </table:table-cell>
          <table:table-cell table:style-name="ce372" table:formula="of:=CONCATENATE([$L.C$1];[$L.C$25];[$L.C$35];[$L.C$2];[$L.C$26];[$L.C$36];[$L.C$3];[$L.C$27];[$L.C$37];[$L.C54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54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54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54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54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54])" office:value-type="string" office:string-value="هدب" calcext:value-type="string">
            <text:p>هدب</text:p>
          </table:table-cell>
          <table:table-cell table:style-name="ce381"/>
          <table:table-cell table:style-name="ce386" office:value-type="string" calcext:value-type="string">
            <text:p>=CONCATENER($L.J$42;$L.$D$57;$L.$D$63;(REMPLACER(S19;1;1;"")))</text:p>
          </table:table-cell>
          <table:table-cell table:style-name="ce386" office:value-type="string" calcext:value-type="string">
            <text:p>=CONCATENER($L.K$42;$L.$D$57;$L.$D$63;(REMPLACER(T19;1;1;"")))</text:p>
          </table:table-cell>
          <table:table-cell table:style-name="ce386" office:value-type="string" calcext:value-type="string">
            <text:p>=CONCATENER($L.L$42;$L.$D$57;$L.$D$63;(REMPLACER(U19;1;1;"")))</text:p>
          </table:table-cell>
          <table:table-cell table:style-name="ce386" office:value-type="string" calcext:value-type="string">
            <text:p>=CONCATENER($L.M$42;$L.$D$57;$L.$D$63;(REMPLACER(V19;1;1;"")))</text:p>
          </table:table-cell>
          <table:table-cell table:style-name="ce386" office:value-type="string" calcext:value-type="string">
            <text:p>=CONCATENER($L.N$42;$L.$D$57;$L.$D$63;(REMPLACER(W19;1;1;"")))</text:p>
          </table:table-cell>
          <table:table-cell table:style-name="ce386" office:value-type="string" calcext:value-type="string">
            <text:p>=CONCATENER($L.O$42;$L.$D$57;$L.$D$63;(REMPLACER(X19;1;1;"")))</text:p>
          </table:table-cell>
          <table:table-cell table:style-name="ce350" table:number-columns-repeated="1000"/>
        </table:table-row>
        <table:table-row table:style-name="ro5">
          <table:table-cell table:style-name="ce349" table:number-columns-repeated="5"/>
          <table:table-cell table:style-name="ce350" table:number-columns-repeated="5"/>
          <table:table-cell table:style-name="ce350" office:value-type="string" calcext:value-type="string">
            <text:p>__T-___U_-I_</text:p>
          </table:table-cell>
          <table:table-cell table:style-name="ce372" table:formula="of:=CONCATENATE([$L.C$1];[$L.C$25];[$L.C$35];[$L.C$2];[$L.C$26];[$L.C$36];[$L.C$3];[$L.C$27];[$L.C$37];[$L.C55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55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55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55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55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55])" office:value-type="string" office:string-value="هدب" calcext:value-type="string">
            <text:p>هدب</text:p>
          </table:table-cell>
          <table:table-cell table:style-name="ce381"/>
          <table:table-cell table:style-name="ce386" office:value-type="string" calcext:value-type="string">
            <text:p>=CONCATENER($L.J$42;$L.$D$57;$L.$D$63;(REMPLACER(S20;1;1;"")))</text:p>
          </table:table-cell>
          <table:table-cell table:style-name="ce386" office:value-type="string" calcext:value-type="string">
            <text:p>=CONCATENER($L.K$42;$L.$D$57;$L.$D$63;(REMPLACER(T20;1;1;"")))</text:p>
          </table:table-cell>
          <table:table-cell table:style-name="ce386" office:value-type="string" calcext:value-type="string">
            <text:p>=CONCATENER($L.L$42;$L.$D$57;$L.$D$63;(REMPLACER(U20;1;1;"")))</text:p>
          </table:table-cell>
          <table:table-cell table:style-name="ce386" office:value-type="string" calcext:value-type="string">
            <text:p>=CONCATENER($L.M$42;$L.$D$57;$L.$D$63;(REMPLACER(V20;1;1;"")))</text:p>
          </table:table-cell>
          <table:table-cell table:style-name="ce386" office:value-type="string" calcext:value-type="string">
            <text:p>=CONCATENER($L.N$42;$L.$D$57;$L.$D$63;(REMPLACER(W20;1;1;"")))</text:p>
          </table:table-cell>
          <table:table-cell table:style-name="ce386" office:value-type="string" calcext:value-type="string">
            <text:p>=CONCATENER($L.O$42;$L.$D$57;$L.$D$63;(REMPLACER(X20;1;1;"")))</text:p>
          </table:table-cell>
          <table:table-cell table:style-name="ce350" table:number-columns-repeated="1000"/>
        </table:table-row>
        <table:table-row table:style-name="ro5">
          <table:table-cell table:style-name="ce349" table:number-columns-repeated="5"/>
          <table:table-cell table:style-name="ce350" table:number-columns-repeated="3"/>
          <table:table-cell table:style-name="ce350" office:value-type="string" calcext:value-type="string">
            <text:p>f.</text:p>
          </table:table-cell>
          <table:table-cell table:style-name="ce350"/>
          <table:table-cell table:style-name="ce350" office:value-type="string" calcext:value-type="string">
            <text:p>__T-___U_-IE</text:p>
          </table:table-cell>
          <table:table-cell table:style-name="ce372" table:formula="of:=CONCATENATE([$L.C$1];[$L.C$25];[$L.C$35];[$L.C$2];[$L.C$26];[$L.C$36];[$L.C$3];[$L.C$27];[$L.C$37];[$L.C56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56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56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56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56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56])" office:value-type="string" office:string-value="هدب" calcext:value-type="string">
            <text:p>هدب</text:p>
          </table:table-cell>
          <table:table-cell table:style-name="ce381"/>
          <table:table-cell table:style-name="ce386" office:value-type="string" calcext:value-type="string">
            <text:p>=CONCATENER($L.J$42;$L.$D$57;$L.$D$63;(REMPLACER(S21;1;1;"")))</text:p>
          </table:table-cell>
          <table:table-cell table:style-name="ce386" office:value-type="string" calcext:value-type="string">
            <text:p>=CONCATENER($L.K$42;$L.$D$57;$L.$D$63;(REMPLACER(T21;1;1;"")))</text:p>
          </table:table-cell>
          <table:table-cell table:style-name="ce386" office:value-type="string" calcext:value-type="string">
            <text:p>=CONCATENER($L.L$42;$L.$D$57;$L.$D$63;(REMPLACER(U21;1;1;"")))</text:p>
          </table:table-cell>
          <table:table-cell table:style-name="ce386" office:value-type="string" calcext:value-type="string">
            <text:p>=CONCATENER($L.M$42;$L.$D$57;$L.$D$63;(REMPLACER(V21;1;1;"")))</text:p>
          </table:table-cell>
          <table:table-cell table:style-name="ce386" office:value-type="string" calcext:value-type="string">
            <text:p>=CONCATENER($L.N$42;$L.$D$57;$L.$D$63;(REMPLACER(W21;1;1;"")))</text:p>
          </table:table-cell>
          <table:table-cell table:style-name="ce386" office:value-type="string" calcext:value-type="string">
            <text:p>=CONCATENER($L.O$42;$L.$D$57;$L.$D$63;(REMPLACER(X21;1;1;"")))</text:p>
          </table:table-cell>
          <table:table-cell table:style-name="ce350" table:number-columns-repeated="1000"/>
        </table:table-row>
        <table:table-row table:style-name="ro5">
          <table:table-cell table:style-name="ce349" table:number-columns-repeated="5"/>
          <table:table-cell table:style-name="ce350" table:number-columns-repeated="5"/>
          <table:table-cell table:style-name="ce350" office:value-type="string" calcext:value-type="string">
            <text:p>__T-___J_-__</text:p>
          </table:table-cell>
          <table:table-cell table:style-name="ce372" table:formula="of:=CONCATENATE([$L.C$1];[$L.C$25];[$L.C$35];[$L.C$2];[$L.C$26];[$L.C$36];[$L.C$3];[$L.C$27];[$L.C$37];[$L.C57])" office:value-type="string" office:string-value="بدهت" calcext:value-type="string">
            <text:p>بدهت</text:p>
          </table:table-cell>
          <table:table-cell table:style-name="ce372" table:formula="of:=CONCATENATE([$L.D$1];[$L.D$25];[$L.D$35];[$L.D$2];[$L.D$26];[$L.D$36];[$L.D$3];[$L.D$27];[$L.D$37];[$L.D57])" office:value-type="string" office:string-value="بهدθ" calcext:value-type="string">
            <text:p>بهدθ</text:p>
          </table:table-cell>
          <table:table-cell table:style-name="ce372" table:formula="of:=CONCATENATE([$L.E$1];[$L.E$25];[$L.E$35];[$L.E$2];[$L.E$26];[$L.E$36];[$L.E$3];[$L.E$27];[$L.E$37];[$L.E57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57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57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57])" office:value-type="string" office:string-value="هدب" calcext:value-type="string">
            <text:p>هدب</text:p>
          </table:table-cell>
          <table:table-cell table:style-name="ce381"/>
          <table:table-cell table:style-name="ce386" office:value-type="string" calcext:value-type="string">
            <text:p>=CONCATENER($L.J$42;$L.$D$57;$L.$D$63;(REMPLACER(S22;1;1;"")))</text:p>
          </table:table-cell>
          <table:table-cell table:style-name="ce386" office:value-type="string" calcext:value-type="string">
            <text:p>=CONCATENER($L.K$42;$L.$D$57;$L.$D$63;(REMPLACER(T22;1;1;"")))</text:p>
          </table:table-cell>
          <table:table-cell table:style-name="ce386" office:value-type="string" calcext:value-type="string">
            <text:p>=CONCATENER($L.L$42;$L.$D$57;$L.$D$63;(REMPLACER(U22;1;1;"")))</text:p>
          </table:table-cell>
          <table:table-cell table:style-name="ce386" office:value-type="string" calcext:value-type="string">
            <text:p>=CONCATENER($L.M$42;$L.$D$57;$L.$D$63;(REMPLACER(V22;1;1;"")))</text:p>
          </table:table-cell>
          <table:table-cell table:style-name="ce386" office:value-type="string" calcext:value-type="string">
            <text:p>=CONCATENER($L.N$42;$L.$D$57;$L.$D$63;(REMPLACER(W22;1;1;"")))</text:p>
          </table:table-cell>
          <table:table-cell table:style-name="ce386" office:value-type="string" calcext:value-type="string">
            <text:p>=CONCATENER($L.O$42;$L.$D$57;$L.$D$63;(REMPLACER(X22;1;1;"")))</text:p>
          </table:table-cell>
          <table:table-cell table:style-name="ce350" table:number-columns-repeated="1000"/>
        </table:table-row>
        <table:table-row table:style-name="ro5">
          <table:table-cell table:style-name="ce349"/>
          <table:table-cell table:style-name="ce352"/>
          <table:table-cell table:style-name="ce349" table:number-columns-repeated="3"/>
          <table:table-cell table:style-name="ce350" table:number-columns-repeated="3"/>
          <table:table-cell table:style-name="ce350" office:value-type="string" calcext:value-type="string">
            <text:p>f.</text:p>
          </table:table-cell>
          <table:table-cell table:style-name="ce350"/>
          <table:table-cell table:style-name="ce350" office:value-type="string" calcext:value-type="string">
            <text:p>__T-___J_-E_</text:p>
          </table:table-cell>
          <table:table-cell table:style-name="ce372" table:formula="of:=CONCATENATE([$L.C$1];[$L.C$25];[$L.C$35];[$L.C$2];[$L.C$26];[$L.C$36];[$L.C$3];[$L.C$27];[$L.C$37];[$L.C58])" office:value-type="string" office:string-value="بدهم" calcext:value-type="string">
            <text:p>بدهم</text:p>
          </table:table-cell>
          <table:table-cell table:style-name="ce372" table:formula="of:=CONCATENATE([$L.D$1];[$L.D$25];[$L.D$35];[$L.D$2];[$L.D$26];[$L.D$36];[$L.D$3];[$L.D$27];[$L.D$37];[$L.D58])" office:value-type="string" office:string-value="بهدm" calcext:value-type="string">
            <text:p>بهدm</text:p>
          </table:table-cell>
          <table:table-cell table:style-name="ce372" table:formula="of:=CONCATENATE([$L.E$1];[$L.E$25];[$L.E$35];[$L.E$2];[$L.E$26];[$L.E$36];[$L.E$3];[$L.E$27];[$L.E$37];[$L.E58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58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58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58])" office:value-type="string" office:string-value="هدب" calcext:value-type="string">
            <text:p>هدب</text:p>
          </table:table-cell>
          <table:table-cell table:style-name="ce381"/>
          <table:table-cell table:style-name="ce386" office:value-type="string" calcext:value-type="string">
            <text:p>=CONCATENER($L.J$42;$L.$D$57;$L.$D$63;(REMPLACER(S23;1;1;"")))</text:p>
          </table:table-cell>
          <table:table-cell table:style-name="ce386" office:value-type="string" calcext:value-type="string">
            <text:p>=CONCATENER($L.K$42;$L.$D$57;$L.$D$63;(REMPLACER(T23;1;1;"")))</text:p>
          </table:table-cell>
          <table:table-cell table:style-name="ce386" office:value-type="string" calcext:value-type="string">
            <text:p>=CONCATENER($L.L$42;$L.$D$57;$L.$D$63;(REMPLACER(U23;1;1;"")))</text:p>
          </table:table-cell>
          <table:table-cell table:style-name="ce386" office:value-type="string" calcext:value-type="string">
            <text:p>=CONCATENER($L.M$42;$L.$D$57;$L.$D$63;(REMPLACER(V23;1;1;"")))</text:p>
          </table:table-cell>
          <table:table-cell table:style-name="ce386" office:value-type="string" calcext:value-type="string">
            <text:p>=CONCATENER($L.N$42;$L.$D$57;$L.$D$63;(REMPLACER(W23;1;1;"")))</text:p>
          </table:table-cell>
          <table:table-cell table:style-name="ce386" office:value-type="string" calcext:value-type="string">
            <text:p>=CONCATENER($L.O$42;$L.$D$57;$L.$D$63;(REMPLACER(X23;1;1;"")))</text:p>
          </table:table-cell>
          <table:table-cell table:style-name="ce350" table:number-columns-repeated="1000"/>
        </table:table-row>
        <table:table-row table:style-name="ro5">
          <table:table-cell table:style-name="ce349" table:number-columns-repeated="5"/>
          <table:table-cell table:style-name="ce350" table:number-columns-repeated="5"/>
          <table:table-cell table:style-name="ce350" office:value-type="string" calcext:value-type="string">
            <text:p>__T-_U_A_-__</text:p>
          </table:table-cell>
          <table:table-cell table:style-name="ce372" table:formula="of:=CONCATENATE([$L.C$1];[$L.C$25];[$L.C$35];[$L.C$2];[$L.C$26];[$L.C$36];[$L.C$3];[$L.C$27];[$L.C$37];[$L.C59])" office:value-type="string" office:string-value="بدها" calcext:value-type="string">
            <text:p>بدها</text:p>
          </table:table-cell>
          <table:table-cell table:style-name="ce372" table:formula="of:=CONCATENATE([$L.D$1];[$L.D$25];[$L.D$35];[$L.D$2];[$L.D$26];[$L.D$36];[$L.D$3];[$L.D$27];[$L.D$37];[$L.D59])" office:value-type="string" office:string-value="بهدa" calcext:value-type="string">
            <text:p>بهدa</text:p>
          </table:table-cell>
          <table:table-cell table:style-name="ce372" table:formula="of:=CONCATENATE([$L.E$1];[$L.E$25];[$L.E$35];[$L.E$2];[$L.E$26];[$L.E$36];[$L.E$3];[$L.E$27];[$L.E$37];[$L.E59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59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59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59])" office:value-type="string" office:string-value="هدب" calcext:value-type="string">
            <text:p>هدب</text:p>
          </table:table-cell>
          <table:table-cell table:style-name="ce381"/>
          <table:table-cell table:style-name="ce386" office:value-type="string" calcext:value-type="string">
            <text:p>=CONCATENER($L.J$42;$L.$D$57;$L.$D$63;(REMPLACER(S24;1;1;"")))</text:p>
          </table:table-cell>
          <table:table-cell table:style-name="ce386" office:value-type="string" calcext:value-type="string">
            <text:p>=CONCATENER($L.K$42;$L.$D$57;$L.$D$63;(REMPLACER(T24;1;1;"")))</text:p>
          </table:table-cell>
          <table:table-cell table:style-name="ce386" office:value-type="string" calcext:value-type="string">
            <text:p>=CONCATENER($L.L$42;$L.$D$57;$L.$D$63;(REMPLACER(U24;1;1;"")))</text:p>
          </table:table-cell>
          <table:table-cell table:style-name="ce386" office:value-type="string" calcext:value-type="string">
            <text:p>=CONCATENER($L.M$42;$L.$D$57;$L.$D$63;(REMPLACER(V24;1;1;"")))</text:p>
          </table:table-cell>
          <table:table-cell table:style-name="ce386" office:value-type="string" calcext:value-type="string">
            <text:p>=CONCATENER($L.N$42;$L.$D$57;$L.$D$63;(REMPLACER(W24;1;1;"")))</text:p>
          </table:table-cell>
          <table:table-cell table:style-name="ce386" office:value-type="string" calcext:value-type="string">
            <text:p>=CONCATENER($L.O$42;$L.$D$57;$L.$D$63;(REMPLACER(X24;1;1;"")))</text:p>
          </table:table-cell>
          <table:table-cell table:style-name="ce350" table:number-columns-repeated="1000"/>
        </table:table-row>
        <table:table-row table:style-name="ro5">
          <table:table-cell table:style-name="ce248" table:number-columns-repeated="5"/>
          <table:table-cell table:style-name="ce350" table:number-columns-repeated="3"/>
          <table:table-cell table:style-name="ce350" office:value-type="string" calcext:value-type="string">
            <text:p>f.</text:p>
          </table:table-cell>
          <table:table-cell table:style-name="ce350"/>
          <table:table-cell table:style-name="ce350" office:value-type="string" calcext:value-type="string">
            <text:p>__T-_U_A_-A_</text:p>
          </table:table-cell>
          <table:table-cell table:style-name="ce372" table:formula="of:=CONCATENATE([$L.C$1];[$L.C$25];[$L.C$35];[$L.C$2];[$L.C$26];[$L.C$36];[$L.C$3];[$L.C$27];[$L.C$37];[$L.C60])" office:value-type="string" office:string-value="بدهس" calcext:value-type="string">
            <text:p>بدهس</text:p>
          </table:table-cell>
          <table:table-cell table:style-name="ce372" table:formula="of:=CONCATENATE([$L.D$1];[$L.D$25];[$L.D$35];[$L.D$2];[$L.D$26];[$L.D$36];[$L.D$3];[$L.D$27];[$L.D$37];[$L.D60])" office:value-type="string" office:string-value="بهدs" calcext:value-type="string">
            <text:p>بهدs</text:p>
          </table:table-cell>
          <table:table-cell table:style-name="ce372" table:formula="of:=CONCATENATE([$L.E$1];[$L.E$25];[$L.E$35];[$L.E$2];[$L.E$26];[$L.E$36];[$L.E$3];[$L.E$27];[$L.E$37];[$L.E60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60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60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60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7;$L.$D$63;(REMPLACER(S25;1;1;"")))</text:p>
          </table:table-cell>
          <table:table-cell table:style-name="ce386" office:value-type="string" calcext:value-type="string">
            <text:p>=CONCATENER($L.K$42;$L.$D$57;$L.$D$63;(REMPLACER(T25;1;1;"")))</text:p>
          </table:table-cell>
          <table:table-cell table:style-name="ce386" office:value-type="string" calcext:value-type="string">
            <text:p>=CONCATENER($L.L$42;$L.$D$57;$L.$D$63;(REMPLACER(U25;1;1;"")))</text:p>
          </table:table-cell>
          <table:table-cell table:style-name="ce386" office:value-type="string" calcext:value-type="string">
            <text:p>=CONCATENER($L.M$42;$L.$D$57;$L.$D$63;(REMPLACER(V25;1;1;"")))</text:p>
          </table:table-cell>
          <table:table-cell table:style-name="ce386" office:value-type="string" calcext:value-type="string">
            <text:p>=CONCATENER($L.N$42;$L.$D$57;$L.$D$63;(REMPLACER(W25;1;1;"")))</text:p>
          </table:table-cell>
          <table:table-cell table:style-name="ce386" office:value-type="string" calcext:value-type="string">
            <text:p>=CONCATENER($L.O$42;$L.$D$57;$L.$D$63;(REMPLACER(X25;1;1;"")))</text:p>
          </table:table-cell>
          <table:table-cell table:style-name="ce350" table:number-columns-repeated="1000"/>
        </table:table-row>
        <table:table-row table:style-name="ro5">
          <table:table-cell table:style-name="ce248" table:number-columns-repeated="5"/>
          <table:table-cell table:style-name="ce350" table:number-columns-repeated="5"/>
          <table:table-cell table:style-name="ce350" office:value-type="string" calcext:value-type="string">
            <text:p>__T-_A_U_-__</text:p>
          </table:table-cell>
          <table:table-cell table:style-name="ce372" table:formula="of:=CONCATENATE([$L.C$1];[$L.C$25];[$L.C$35];[$L.C$2];[$L.C$26];[$L.C$36];[$L.C$3];[$L.C$27];[$L.C$37];[$L.C61])" office:value-type="string" office:string-value="بدهأ" calcext:value-type="string">
            <text:p>بدهأ</text:p>
          </table:table-cell>
          <table:table-cell table:style-name="ce372" table:formula="of:=CONCATENATE([$L.D$1];[$L.D$25];[$L.D$35];[$L.D$2];[$L.D$26];[$L.D$36];[$L.D$3];[$L.D$27];[$L.D$37];[$L.D61])" office:value-type="string" office:string-value="بهدʰa" calcext:value-type="string">
            <text:p>بهدʰa</text:p>
          </table:table-cell>
          <table:table-cell table:style-name="ce372" table:formula="of:=CONCATENATE([$L.E$1];[$L.E$25];[$L.E$35];[$L.E$2];[$L.E$26];[$L.E$36];[$L.E$3];[$L.E$27];[$L.E$37];[$L.E61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61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61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61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7;$L.$D$63;(REMPLACER(S26;1;1;"")))</text:p>
          </table:table-cell>
          <table:table-cell table:style-name="ce386" office:value-type="string" calcext:value-type="string">
            <text:p>=CONCATENER($L.K$42;$L.$D$57;$L.$D$63;(REMPLACER(T26;1;1;"")))</text:p>
          </table:table-cell>
          <table:table-cell table:style-name="ce386" office:value-type="string" calcext:value-type="string">
            <text:p>=CONCATENER($L.L$42;$L.$D$57;$L.$D$63;(REMPLACER(U26;1;1;"")))</text:p>
          </table:table-cell>
          <table:table-cell table:style-name="ce386" office:value-type="string" calcext:value-type="string">
            <text:p>=CONCATENER($L.M$42;$L.$D$57;$L.$D$63;(REMPLACER(V26;1;1;"")))</text:p>
          </table:table-cell>
          <table:table-cell table:style-name="ce386" office:value-type="string" calcext:value-type="string">
            <text:p>=CONCATENER($L.N$42;$L.$D$57;$L.$D$63;(REMPLACER(W26;1;1;"")))</text:p>
          </table:table-cell>
          <table:table-cell table:style-name="ce386" office:value-type="string" calcext:value-type="string">
            <text:p>=CONCATENER($L.O$42;$L.$D$57;$L.$D$63;(REMPLACER(X26;1;1;"")))</text:p>
          </table:table-cell>
          <table:table-cell table:style-name="ce350" table:number-columns-repeated="1000"/>
        </table:table-row>
        <table:table-row table:style-name="ro5">
          <table:table-cell table:style-name="ce248" table:number-columns-repeated="5"/>
          <table:table-cell table:style-name="ce350" table:number-columns-repeated="3"/>
          <table:table-cell table:style-name="ce350" office:value-type="string" calcext:value-type="string">
            <text:p>f.</text:p>
          </table:table-cell>
          <table:table-cell table:style-name="ce350"/>
          <table:table-cell table:style-name="ce350" office:value-type="string" calcext:value-type="string">
            <text:p>__T-_A_U_-A_</text:p>
          </table:table-cell>
          <table:table-cell table:style-name="ce372" table:formula="of:=CONCATENATE([$L.C$1];[$L.C$25];[$L.C$35];[$L.C$2];[$L.C$26];[$L.C$36];[$L.C$3];[$L.C$27];[$L.C$37];[$L.C62])" office:value-type="string" office:string-value="بدهإ" calcext:value-type="string">
            <text:p>بدهإ</text:p>
          </table:table-cell>
          <table:table-cell table:style-name="ce372" table:formula="of:=CONCATENATE([$L.D$1];[$L.D$25];[$L.D$35];[$L.D$2];[$L.D$26];[$L.D$36];[$L.D$3];[$L.D$27];[$L.D$37];[$L.D62])" office:value-type="string" office:string-value="بهدʰi" calcext:value-type="string">
            <text:p>بهدʰi</text:p>
          </table:table-cell>
          <table:table-cell table:style-name="ce372" table:formula="of:=CONCATENATE([$L.E$1];[$L.E$25];[$L.E$35];[$L.E$2];[$L.E$26];[$L.E$36];[$L.E$3];[$L.E$27];[$L.E$37];[$L.E62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62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62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62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7;$L.$D$63;(REMPLACER(S27;1;1;"")))</text:p>
          </table:table-cell>
          <table:table-cell table:style-name="ce386" office:value-type="string" calcext:value-type="string">
            <text:p>=CONCATENER($L.K$42;$L.$D$57;$L.$D$63;(REMPLACER(T27;1;1;"")))</text:p>
          </table:table-cell>
          <table:table-cell table:style-name="ce386" office:value-type="string" calcext:value-type="string">
            <text:p>=CONCATENER($L.L$42;$L.$D$57;$L.$D$63;(REMPLACER(U27;1;1;"")))</text:p>
          </table:table-cell>
          <table:table-cell table:style-name="ce386" office:value-type="string" calcext:value-type="string">
            <text:p>=CONCATENER($L.M$42;$L.$D$57;$L.$D$63;(REMPLACER(V27;1;1;"")))</text:p>
          </table:table-cell>
          <table:table-cell table:style-name="ce386" office:value-type="string" calcext:value-type="string">
            <text:p>=CONCATENER($L.N$42;$L.$D$57;$L.$D$63;(REMPLACER(W27;1;1;"")))</text:p>
          </table:table-cell>
          <table:table-cell table:style-name="ce386" office:value-type="string" calcext:value-type="string">
            <text:p>=CONCATENER($L.O$42;$L.$D$57;$L.$D$63;(REMPLACER(X27;1;1;"")))</text:p>
          </table:table-cell>
          <table:table-cell table:style-name="ce350" table:number-columns-repeated="1000"/>
        </table:table-row>
        <table:table-row table:style-name="ro5">
          <table:table-cell table:style-name="ce248" table:number-columns-repeated="5"/>
          <table:table-cell table:style-name="ce350" table:number-columns-repeated="5"/>
          <table:table-cell table:style-name="ce352" office:value-type="string" calcext:value-type="string">
            <text:p>__T-__AJ_-__</text:p>
          </table:table-cell>
          <table:table-cell table:style-name="ce372" table:formula="of:=CONCATENATE([$L.C$1];[$L.C$25];[$L.C$35];[$L.C$2];[$L.C$26];[$L.C$36];[$L.C$3];[$L.C$27];[$L.C$37];[$L.C63])" office:value-type="string" office:string-value="بده " calcext:value-type="string">
            <text:p>بده </text:p>
          </table:table-cell>
          <table:table-cell table:style-name="ce372" table:formula="of:=CONCATENATE([$L.D$1];[$L.D$25];[$L.D$35];[$L.D$2];[$L.D$26];[$L.D$36];[$L.D$3];[$L.D$27];[$L.D$37];[$L.D63])" office:value-type="string" office:string-value="بهد-" calcext:value-type="string">
            <text:p>بهد-</text:p>
          </table:table-cell>
          <table:table-cell table:style-name="ce372" table:formula="of:=CONCATENATE([$L.E$1];[$L.E$25];[$L.E$35];[$L.E$2];[$L.E$26];[$L.E$36];[$L.E$3];[$L.E$27];[$L.E$37];[$L.E63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63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63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63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7;$L.$D$63;(REMPLACER(S28;1;1;"")))</text:p>
          </table:table-cell>
          <table:table-cell table:style-name="ce386" office:value-type="string" calcext:value-type="string">
            <text:p>=CONCATENER($L.K$42;$L.$D$57;$L.$D$63;(REMPLACER(T28;1;1;"")))</text:p>
          </table:table-cell>
          <table:table-cell table:style-name="ce386" office:value-type="string" calcext:value-type="string">
            <text:p>=CONCATENER($L.L$42;$L.$D$57;$L.$D$63;(REMPLACER(U28;1;1;"")))</text:p>
          </table:table-cell>
          <table:table-cell table:style-name="ce386" office:value-type="string" calcext:value-type="string">
            <text:p>=CONCATENER($L.M$42;$L.$D$57;$L.$D$63;(REMPLACER(V28;1;1;"")))</text:p>
          </table:table-cell>
          <table:table-cell table:style-name="ce386" office:value-type="string" calcext:value-type="string">
            <text:p>=CONCATENER($L.N$42;$L.$D$57;$L.$D$63;(REMPLACER(W28;1;1;"")))</text:p>
          </table:table-cell>
          <table:table-cell table:style-name="ce386" office:value-type="string" calcext:value-type="string">
            <text:p>=CONCATENER($L.O$42;$L.$D$57;$L.$D$63;(REMPLACER(X28;1;1;"")))</text:p>
          </table:table-cell>
          <table:table-cell table:style-name="ce350" table:number-columns-repeated="1000"/>
        </table:table-row>
        <table:table-row table:style-name="ro5">
          <table:table-cell table:style-name="ce248" table:number-columns-repeated="5"/>
          <table:table-cell table:style-name="ce350" table:number-columns-repeated="3"/>
          <table:table-cell table:style-name="ce350" office:value-type="string" calcext:value-type="string">
            <text:p>f.</text:p>
          </table:table-cell>
          <table:table-cell table:style-name="ce350"/>
          <table:table-cell table:style-name="ce352" office:value-type="string" calcext:value-type="string">
            <text:p>__T-__AJ_-E_</text:p>
          </table:table-cell>
          <table:table-cell table:style-name="ce372" table:formula="of:=CONCATENATE([$L.C$1];[$L.C$25];[$L.C$35];[$L.C$2];[$L.C$26];[$L.C$36];[$L.C$3];[$L.C$27];[$L.C$37];[$L.C64])" office:value-type="string" office:string-value="بدهن" calcext:value-type="string">
            <text:p>بدهن</text:p>
          </table:table-cell>
          <table:table-cell table:style-name="ce372" table:formula="of:=CONCATENATE([$L.D$1];[$L.D$25];[$L.D$35];[$L.D$2];[$L.D$26];[$L.D$36];[$L.D$3];[$L.D$27];[$L.D$37];[$L.D64])" office:value-type="string" office:string-value="بهدn" calcext:value-type="string">
            <text:p>بهدn</text:p>
          </table:table-cell>
          <table:table-cell table:style-name="ce372" table:formula="of:=CONCATENATE([$L.E$1];[$L.E$25];[$L.E$35];[$L.E$2];[$L.E$26];[$L.E$36];[$L.E$3];[$L.E$27];[$L.E$37];[$L.E64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64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64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64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7;$L.$D$63;(REMPLACER(S29;1;1;"")))</text:p>
          </table:table-cell>
          <table:table-cell table:style-name="ce386" office:value-type="string" calcext:value-type="string">
            <text:p>=CONCATENER($L.K$42;$L.$D$57;$L.$D$63;(REMPLACER(T29;1;1;"")))</text:p>
          </table:table-cell>
          <table:table-cell table:style-name="ce386" office:value-type="string" calcext:value-type="string">
            <text:p>=CONCATENER($L.L$42;$L.$D$57;$L.$D$63;(REMPLACER(U29;1;1;"")))</text:p>
          </table:table-cell>
          <table:table-cell table:style-name="ce386" office:value-type="string" calcext:value-type="string">
            <text:p>=CONCATENER($L.M$42;$L.$D$57;$L.$D$63;(REMPLACER(V29;1;1;"")))</text:p>
          </table:table-cell>
          <table:table-cell table:style-name="ce386" office:value-type="string" calcext:value-type="string">
            <text:p>=CONCATENER($L.N$42;$L.$D$57;$L.$D$63;(REMPLACER(W29;1;1;"")))</text:p>
          </table:table-cell>
          <table:table-cell table:style-name="ce386" office:value-type="string" calcext:value-type="string">
            <text:p>=CONCATENER($L.O$42;$L.$D$57;$L.$D$63;(REMPLACER(X29;1;1;"")))</text:p>
          </table:table-cell>
          <table:table-cell table:style-name="ce350" table:number-columns-repeated="1000"/>
        </table:table-row>
        <table:table-row table:style-name="ro5">
          <table:table-cell table:style-name="ce248" table:number-columns-repeated="5"/>
          <table:table-cell table:style-name="ce350" table:number-columns-repeated="5"/>
          <table:table-cell table:style-name="ce248" office:value-type="string" calcext:value-type="string">
            <text:p>__T-_I_U_-__</text:p>
          </table:table-cell>
          <table:table-cell table:style-name="ce372" table:formula="of:=CONCATENATE([$L.C$1];[$L.C$25];[$L.C$35];[$L.C$2];[$L.C$26];[$L.C$36];[$L.C$3];[$L.C$27];[$L.C$37];[$L.C65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65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65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65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65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65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7;$L.$D$63;(REMPLACER(S30;1;1;"")))</text:p>
          </table:table-cell>
          <table:table-cell table:style-name="ce386" office:value-type="string" calcext:value-type="string">
            <text:p>=CONCATENER($L.K$42;$L.$D$57;$L.$D$63;(REMPLACER(T30;1;1;"")))</text:p>
          </table:table-cell>
          <table:table-cell table:style-name="ce386" office:value-type="string" calcext:value-type="string">
            <text:p>=CONCATENER($L.L$42;$L.$D$57;$L.$D$63;(REMPLACER(U30;1;1;"")))</text:p>
          </table:table-cell>
          <table:table-cell table:style-name="ce386" office:value-type="string" calcext:value-type="string">
            <text:p>=CONCATENER($L.M$42;$L.$D$57;$L.$D$63;(REMPLACER(V30;1;1;"")))</text:p>
          </table:table-cell>
          <table:table-cell table:style-name="ce386" office:value-type="string" calcext:value-type="string">
            <text:p>=CONCATENER($L.N$42;$L.$D$57;$L.$D$63;(REMPLACER(W30;1;1;"")))</text:p>
          </table:table-cell>
          <table:table-cell table:style-name="ce386" office:value-type="string" calcext:value-type="string">
            <text:p>=CONCATENER($L.O$42;$L.$D$57;$L.$D$63;(REMPLACER(X30;1;1;"")))</text:p>
          </table:table-cell>
          <table:table-cell table:style-name="ce350" table:number-columns-repeated="1000"/>
        </table:table-row>
        <table:table-row table:style-name="ro5">
          <table:table-cell table:style-name="ce248" table:number-columns-repeated="5"/>
          <table:table-cell table:style-name="ce350" table:number-columns-repeated="3"/>
          <table:table-cell table:style-name="ce350" office:value-type="string" calcext:value-type="string">
            <text:p>f.</text:p>
          </table:table-cell>
          <table:table-cell table:style-name="ce350"/>
          <table:table-cell table:style-name="ce248" office:value-type="string" calcext:value-type="string">
            <text:p>__T-_I_U_-E_</text:p>
          </table:table-cell>
          <table:table-cell table:style-name="ce372" table:formula="of:=CONCATENATE([$L.C$1];[$L.C$25];[$L.C$35];[$L.C$2];[$L.C$26];[$L.C$36];[$L.C$3];[$L.C$27];[$L.C$37];[$L.C66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66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66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66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66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66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7;$L.$D$63;(REMPLACER(S31;1;1;"")))</text:p>
          </table:table-cell>
          <table:table-cell table:style-name="ce386" office:value-type="string" calcext:value-type="string">
            <text:p>=CONCATENER($L.K$42;$L.$D$57;$L.$D$63;(REMPLACER(T31;1;1;"")))</text:p>
          </table:table-cell>
          <table:table-cell table:style-name="ce386" office:value-type="string" calcext:value-type="string">
            <text:p>=CONCATENER($L.L$42;$L.$D$57;$L.$D$63;(REMPLACER(U31;1;1;"")))</text:p>
          </table:table-cell>
          <table:table-cell table:style-name="ce386" office:value-type="string" calcext:value-type="string">
            <text:p>=CONCATENER($L.M$42;$L.$D$57;$L.$D$63;(REMPLACER(V31;1;1;"")))</text:p>
          </table:table-cell>
          <table:table-cell table:style-name="ce386" office:value-type="string" calcext:value-type="string">
            <text:p>=CONCATENER($L.N$42;$L.$D$57;$L.$D$63;(REMPLACER(W31;1;1;"")))</text:p>
          </table:table-cell>
          <table:table-cell table:style-name="ce386" office:value-type="string" calcext:value-type="string">
            <text:p>=CONCATENER($L.O$42;$L.$D$57;$L.$D$63;(REMPLACER(X31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2"/>
          <table:table-cell table:style-name="ce248" table:number-columns-repeated="3"/>
          <table:table-cell table:style-name="ce350" table:number-columns-repeated="5"/>
          <table:table-cell table:style-name="ce350" office:value-type="string" calcext:value-type="string">
            <text:p>_M_-Racin-__</text:p>
          </table:table-cell>
          <table:table-cell table:style-name="ce372" table:formula="of:=CONCATENATE([$L.C$1];[$L.C$25];[$L.C$35];[$L.C$2];[$L.C$26];[$L.C$36];[$L.C$3];[$L.C$27];[$L.C$37];[$L.C67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67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67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67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67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67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2;1;1;"")))</text:p>
          </table:table-cell>
          <table:table-cell table:style-name="ce386" office:value-type="string" calcext:value-type="string">
            <text:p>=CONCATENER($L.K$42;$L.$D$58;$L.$D$63;(REMPLACER(T2;1;1;"")))</text:p>
          </table:table-cell>
          <table:table-cell table:style-name="ce386" office:value-type="string" calcext:value-type="string">
            <text:p>=CONCATENER($L.L$42;$L.$D$58;$L.$D$63;(REMPLACER(U2;1;1;"")))</text:p>
          </table:table-cell>
          <table:table-cell table:style-name="ce386" office:value-type="string" calcext:value-type="string">
            <text:p>=CONCATENER($L.M$42;$L.$D$58;$L.$D$63;(REMPLACER(V2;1;1;"")))</text:p>
          </table:table-cell>
          <table:table-cell table:style-name="ce386" office:value-type="string" calcext:value-type="string">
            <text:p>=CONCATENER($L.N$42;$L.$D$58;$L.$D$63;(REMPLACER(W2;1;1;"")))</text:p>
          </table:table-cell>
          <table:table-cell table:style-name="ce386" office:value-type="string" calcext:value-type="string">
            <text:p>=CONCATENER($L.O$42;$L.$D$58;$L.$D$63;(REMPLACER(X2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2"/>
          <table:table-cell table:style-name="ce248" table:number-columns-repeated="3"/>
          <table:table-cell table:style-name="ce350" table:number-columns-repeated="5"/>
          <table:table-cell table:style-name="ce352" office:value-type="string" calcext:value-type="string">
            <text:p>_M_-_____-E_</text:p>
          </table:table-cell>
          <table:table-cell table:style-name="ce372" table:formula="of:=CONCATENATE([$L.C$1];[$L.C$25];[$L.C$35];[$L.C$2];[$L.C$26];[$L.C$36];[$L.C$3];[$L.C$27];[$L.C$37];[$L.C68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68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68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68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68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68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3;1;1;"")))</text:p>
          </table:table-cell>
          <table:table-cell table:style-name="ce386" office:value-type="string" calcext:value-type="string">
            <text:p>=CONCATENER($L.K$42;$L.$D$58;$L.$D$63;(REMPLACER(T3;1;1;"")))</text:p>
          </table:table-cell>
          <table:table-cell table:style-name="ce386" office:value-type="string" calcext:value-type="string">
            <text:p>=CONCATENER($L.L$42;$L.$D$58;$L.$D$63;(REMPLACER(U3;1;1;"")))</text:p>
          </table:table-cell>
          <table:table-cell table:style-name="ce386" office:value-type="string" calcext:value-type="string">
            <text:p>=CONCATENER($L.M$42;$L.$D$58;$L.$D$63;(REMPLACER(V3;1;1;"")))</text:p>
          </table:table-cell>
          <table:table-cell table:style-name="ce386" office:value-type="string" calcext:value-type="string">
            <text:p>=CONCATENER($L.N$42;$L.$D$58;$L.$D$63;(REMPLACER(W3;1;1;"")))</text:p>
          </table:table-cell>
          <table:table-cell table:style-name="ce386" office:value-type="string" calcext:value-type="string">
            <text:p>=CONCATENER($L.O$42;$L.$D$58;$L.$D$63;(REMPLACER(X3;1;1;"")))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60" office:value-type="string" calcext:value-type="string">
            <text:p>مداخلة</text:p>
          </table:table-cell>
          <table:table-cell table:style-name="ce11"/>
          <table:table-cell table:style-name="ce248" table:number-columns-repeated="2"/>
          <table:table-cell table:style-name="ce350" table:number-columns-repeated="5"/>
          <table:table-cell table:style-name="ce352" office:value-type="string" calcext:value-type="string">
            <text:p>_M_-_____-I_</text:p>
          </table:table-cell>
          <table:table-cell table:style-name="ce372" table:formula="of:=CONCATENATE([$L.C$1];[$L.C$25];[$L.C$35];[$L.C$2];[$L.C$26];[$L.C$36];[$L.C$3];[$L.C$27];[$L.C$37];[$L.C69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69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69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69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69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69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4;1;1;"")))</text:p>
          </table:table-cell>
          <table:table-cell table:style-name="ce386" office:value-type="string" calcext:value-type="string">
            <text:p>=CONCATENER($L.K$42;$L.$D$58;$L.$D$63;(REMPLACER(T4;1;1;"")))</text:p>
          </table:table-cell>
          <table:table-cell table:style-name="ce386" office:value-type="string" calcext:value-type="string">
            <text:p>=CONCATENER($L.L$42;$L.$D$58;$L.$D$63;(REMPLACER(U4;1;1;"")))</text:p>
          </table:table-cell>
          <table:table-cell table:style-name="ce386" office:value-type="string" calcext:value-type="string">
            <text:p>=CONCATENER($L.M$42;$L.$D$58;$L.$D$63;(REMPLACER(V4;1;1;"")))</text:p>
          </table:table-cell>
          <table:table-cell table:style-name="ce386" office:value-type="string" calcext:value-type="string">
            <text:p>=CONCATENER($L.N$42;$L.$D$58;$L.$D$63;(REMPLACER(W4;1;1;"")))</text:p>
          </table:table-cell>
          <table:table-cell table:style-name="ce386" office:value-type="string" calcext:value-type="string">
            <text:p>=CONCATENER($L.O$42;$L.$D$58;$L.$D$63;(REMPLACER(X4;1;1;"")))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60" office:value-type="string" calcext:value-type="string">
            <text:p>مدافع</text:p>
          </table:table-cell>
          <table:table-cell table:style-name="ce350" table:number-columns-repeated="8"/>
          <table:table-cell table:style-name="ce352" office:value-type="string" calcext:value-type="string">
            <text:p>_M_-_____-IE</text:p>
          </table:table-cell>
          <table:table-cell table:style-name="ce372" table:formula="of:=CONCATENATE([$L.C$1];[$L.C$25];[$L.C$35];[$L.C$2];[$L.C$26];[$L.C$36];[$L.C$3];[$L.C$27];[$L.C$37];[$L.C70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70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70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70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70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70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5;1;1;"")))</text:p>
          </table:table-cell>
          <table:table-cell table:style-name="ce386" office:value-type="string" calcext:value-type="string">
            <text:p>=CONCATENER($L.K$42;$L.$D$58;$L.$D$63;(REMPLACER(T5;1;1;"")))</text:p>
          </table:table-cell>
          <table:table-cell table:style-name="ce386" office:value-type="string" calcext:value-type="string">
            <text:p>=CONCATENER($L.L$42;$L.$D$58;$L.$D$63;(REMPLACER(U5;1;1;"")))</text:p>
          </table:table-cell>
          <table:table-cell table:style-name="ce386" office:value-type="string" calcext:value-type="string">
            <text:p>=CONCATENER($L.M$42;$L.$D$58;$L.$D$63;(REMPLACER(V5;1;1;"")))</text:p>
          </table:table-cell>
          <table:table-cell table:style-name="ce386" office:value-type="string" calcext:value-type="string">
            <text:p>=CONCATENER($L.N$42;$L.$D$58;$L.$D$63;(REMPLACER(W5;1;1;"")))</text:p>
          </table:table-cell>
          <table:table-cell table:style-name="ce386" office:value-type="string" calcext:value-type="string">
            <text:p>=CONCATENER($L.O$42;$L.$D$58;$L.$D$63;(REMPLACER(X5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M_-_____-A_</text:p>
          </table:table-cell>
          <table:table-cell table:style-name="ce372" table:formula="of:=CONCATENATE([$L.C$1];[$L.C$25];[$L.C$35];[$L.C$2];[$L.C$26];[$L.C$36];[$L.C$3];[$L.C$27];[$L.C$37];[$L.C71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71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71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71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71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71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6;1;1;"")))</text:p>
          </table:table-cell>
          <table:table-cell table:style-name="ce386" office:value-type="string" calcext:value-type="string">
            <text:p>=CONCATENER($L.K$42;$L.$D$58;$L.$D$63;(REMPLACER(T6;1;1;"")))</text:p>
          </table:table-cell>
          <table:table-cell table:style-name="ce386" office:value-type="string" calcext:value-type="string">
            <text:p>=CONCATENER($L.L$42;$L.$D$58;$L.$D$63;(REMPLACER(U6;1;1;"")))</text:p>
          </table:table-cell>
          <table:table-cell table:style-name="ce386" office:value-type="string" calcext:value-type="string">
            <text:p>=CONCATENER($L.M$42;$L.$D$58;$L.$D$63;(REMPLACER(V6;1;1;"")))</text:p>
          </table:table-cell>
          <table:table-cell table:style-name="ce386" office:value-type="string" calcext:value-type="string">
            <text:p>=CONCATENER($L.N$42;$L.$D$58;$L.$D$63;(REMPLACER(W6;1;1;"")))</text:p>
          </table:table-cell>
          <table:table-cell table:style-name="ce386" office:value-type="string" calcext:value-type="string">
            <text:p>=CONCATENER($L.O$42;$L.$D$58;$L.$D$63;(REMPLACER(X6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M_-_____-AË</text:p>
          </table:table-cell>
          <table:table-cell table:style-name="ce372" table:formula="of:=CONCATENATE([$L.C$1];[$L.C$25];[$L.C$35];[$L.C$2];[$L.C$26];[$L.C$36];[$L.C$3];[$L.C$27];[$L.C$37];[$L.C72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72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72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72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72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72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7;1;1;"")))</text:p>
          </table:table-cell>
          <table:table-cell table:style-name="ce386" office:value-type="string" calcext:value-type="string">
            <text:p>=CONCATENER($L.K$42;$L.$D$58;$L.$D$63;(REMPLACER(T7;1;1;"")))</text:p>
          </table:table-cell>
          <table:table-cell table:style-name="ce386" office:value-type="string" calcext:value-type="string">
            <text:p>=CONCATENER($L.L$42;$L.$D$58;$L.$D$63;(REMPLACER(U7;1;1;"")))</text:p>
          </table:table-cell>
          <table:table-cell table:style-name="ce386" office:value-type="string" calcext:value-type="string">
            <text:p>=CONCATENER($L.M$42;$L.$D$58;$L.$D$63;(REMPLACER(V7;1;1;"")))</text:p>
          </table:table-cell>
          <table:table-cell table:style-name="ce386" office:value-type="string" calcext:value-type="string">
            <text:p>=CONCATENER($L.N$42;$L.$D$58;$L.$D$63;(REMPLACER(W7;1;1;"")))</text:p>
          </table:table-cell>
          <table:table-cell table:style-name="ce386" office:value-type="string" calcext:value-type="string">
            <text:p>=CONCATENER($L.O$42;$L.$D$58;$L.$D$63;(REMPLACER(X7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M_-_____-A_</text:p>
          </table:table-cell>
          <table:table-cell table:style-name="ce372" table:formula="of:=CONCATENATE([$L.C$1];[$L.C$25];[$L.C$35];[$L.C$2];[$L.C$26];[$L.C$36];[$L.C$3];[$L.C$27];[$L.C$37];[$L.C73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73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73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73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73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73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8;1;1;"")))</text:p>
          </table:table-cell>
          <table:table-cell table:style-name="ce386" office:value-type="string" calcext:value-type="string">
            <text:p>=CONCATENER($L.K$42;$L.$D$58;$L.$D$63;(REMPLACER(T8;1;1;"")))</text:p>
          </table:table-cell>
          <table:table-cell table:style-name="ce386" office:value-type="string" calcext:value-type="string">
            <text:p>=CONCATENER($L.L$42;$L.$D$58;$L.$D$63;(REMPLACER(U8;1;1;"")))</text:p>
          </table:table-cell>
          <table:table-cell table:style-name="ce386" office:value-type="string" calcext:value-type="string">
            <text:p>=CONCATENER($L.M$42;$L.$D$58;$L.$D$63;(REMPLACER(V8;1;1;"")))</text:p>
          </table:table-cell>
          <table:table-cell table:style-name="ce386" office:value-type="string" calcext:value-type="string">
            <text:p>=CONCATENER($L.N$42;$L.$D$58;$L.$D$63;(REMPLACER(W8;1;1;"")))</text:p>
          </table:table-cell>
          <table:table-cell table:style-name="ce386" office:value-type="string" calcext:value-type="string">
            <text:p>=CONCATENER($L.O$42;$L.$D$58;$L.$D$63;(REMPLACER(X8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M_-_____-AJIL</text:p>
          </table:table-cell>
          <table:table-cell table:style-name="ce372" table:formula="of:=CONCATENATE([$L.C$1];[$L.C$25];[$L.C$35];[$L.C$2];[$L.C$26];[$L.C$36];[$L.C$3];[$L.C$27];[$L.C$37];[$L.C74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74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74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74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74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74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9;1;1;"")))</text:p>
          </table:table-cell>
          <table:table-cell table:style-name="ce386" office:value-type="string" calcext:value-type="string">
            <text:p>=CONCATENER($L.K$42;$L.$D$58;$L.$D$63;(REMPLACER(T9;1;1;"")))</text:p>
          </table:table-cell>
          <table:table-cell table:style-name="ce386" office:value-type="string" calcext:value-type="string">
            <text:p>=CONCATENER($L.L$42;$L.$D$58;$L.$D$63;(REMPLACER(U9;1;1;"")))</text:p>
          </table:table-cell>
          <table:table-cell table:style-name="ce386" office:value-type="string" calcext:value-type="string">
            <text:p>=CONCATENER($L.M$42;$L.$D$58;$L.$D$63;(REMPLACER(V9;1;1;"")))</text:p>
          </table:table-cell>
          <table:table-cell table:style-name="ce386" office:value-type="string" calcext:value-type="string">
            <text:p>=CONCATENER($L.N$42;$L.$D$58;$L.$D$63;(REMPLACER(W9;1;1;"")))</text:p>
          </table:table-cell>
          <table:table-cell table:style-name="ce386" office:value-type="string" calcext:value-type="string">
            <text:p>=CONCATENER($L.O$42;$L.$D$58;$L.$D$63;(REMPLACER(X9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_-_A___-__</text:p>
          </table:table-cell>
          <table:table-cell table:style-name="ce372" table:formula="of:=CONCATENATE([$L.C$1];[$L.C$25];[$L.C$35];[$L.C$2];[$L.C$26];[$L.C$36];[$L.C$3];[$L.C$27];[$L.C$37];[$L.C75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75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75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75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75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75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10;1;1;"")))</text:p>
          </table:table-cell>
          <table:table-cell table:style-name="ce386" office:value-type="string" calcext:value-type="string">
            <text:p>=CONCATENER($L.K$42;$L.$D$58;$L.$D$63;(REMPLACER(T10;1;1;"")))</text:p>
          </table:table-cell>
          <table:table-cell table:style-name="ce386" office:value-type="string" calcext:value-type="string">
            <text:p>=CONCATENER($L.L$42;$L.$D$58;$L.$D$63;(REMPLACER(U10;1;1;"")))</text:p>
          </table:table-cell>
          <table:table-cell table:style-name="ce386" office:value-type="string" calcext:value-type="string">
            <text:p>=CONCATENER($L.M$42;$L.$D$58;$L.$D$63;(REMPLACER(V10;1;1;"")))</text:p>
          </table:table-cell>
          <table:table-cell table:style-name="ce386" office:value-type="string" calcext:value-type="string">
            <text:p>=CONCATENER($L.N$42;$L.$D$58;$L.$D$63;(REMPLACER(W10;1;1;"")))</text:p>
          </table:table-cell>
          <table:table-cell table:style-name="ce386" office:value-type="string" calcext:value-type="string">
            <text:p>=CONCATENER($L.O$42;$L.$D$58;$L.$D$63;(REMPLACER(X10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M_-_A____E_</text:p>
          </table:table-cell>
          <table:table-cell table:style-name="ce372" table:formula="of:=CONCATENATE([$L.C$1];[$L.C$25];[$L.C$35];[$L.C$2];[$L.C$26];[$L.C$36];[$L.C$3];[$L.C$27];[$L.C$37];[$L.C76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76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76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76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76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76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11;1;1;"")))</text:p>
          </table:table-cell>
          <table:table-cell table:style-name="ce386" office:value-type="string" calcext:value-type="string">
            <text:p>=CONCATENER($L.K$42;$L.$D$58;$L.$D$63;(REMPLACER(T11;1;1;"")))</text:p>
          </table:table-cell>
          <table:table-cell table:style-name="ce386" office:value-type="string" calcext:value-type="string">
            <text:p>=CONCATENER($L.L$42;$L.$D$58;$L.$D$63;(REMPLACER(U11;1;1;"")))</text:p>
          </table:table-cell>
          <table:table-cell table:style-name="ce386" office:value-type="string" calcext:value-type="string">
            <text:p>=CONCATENER($L.M$42;$L.$D$58;$L.$D$63;(REMPLACER(V11;1;1;"")))</text:p>
          </table:table-cell>
          <table:table-cell table:style-name="ce386" office:value-type="string" calcext:value-type="string">
            <text:p>=CONCATENER($L.N$42;$L.$D$58;$L.$D$63;(REMPLACER(W11;1;1;"")))</text:p>
          </table:table-cell>
          <table:table-cell table:style-name="ce386" office:value-type="string" calcext:value-type="string">
            <text:p>=CONCATENER($L.O$42;$L.$D$58;$L.$D$63;(REMPLACER(X11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M_-_A____I_</text:p>
          </table:table-cell>
          <table:table-cell table:style-name="ce372" table:formula="of:=CONCATENATE([$L.C$1];[$L.C$25];[$L.C$35];[$L.C$2];[$L.C$26];[$L.C$36];[$L.C$3];[$L.C$27];[$L.C$37];[$L.C77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77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77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77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77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77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12;1;1;"")))</text:p>
          </table:table-cell>
          <table:table-cell table:style-name="ce386" office:value-type="string" calcext:value-type="string">
            <text:p>=CONCATENER($L.K$42;$L.$D$58;$L.$D$63;(REMPLACER(T12;1;1;"")))</text:p>
          </table:table-cell>
          <table:table-cell table:style-name="ce386" office:value-type="string" calcext:value-type="string">
            <text:p>=CONCATENER($L.L$42;$L.$D$58;$L.$D$63;(REMPLACER(U12;1;1;"")))</text:p>
          </table:table-cell>
          <table:table-cell table:style-name="ce386" office:value-type="string" calcext:value-type="string">
            <text:p>=CONCATENER($L.M$42;$L.$D$58;$L.$D$63;(REMPLACER(V12;1;1;"")))</text:p>
          </table:table-cell>
          <table:table-cell table:style-name="ce386" office:value-type="string" calcext:value-type="string">
            <text:p>=CONCATENER($L.N$42;$L.$D$58;$L.$D$63;(REMPLACER(W12;1;1;"")))</text:p>
          </table:table-cell>
          <table:table-cell table:style-name="ce386" office:value-type="string" calcext:value-type="string">
            <text:p>=CONCATENER($L.O$42;$L.$D$58;$L.$D$63;(REMPLACER(X12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_-___A_-__</text:p>
          </table:table-cell>
          <table:table-cell table:style-name="ce372" table:formula="of:=CONCATENATE([$L.C$1];[$L.C$25];[$L.C$35];[$L.C$2];[$L.C$26];[$L.C$36];[$L.C$3];[$L.C$27];[$L.C$37];[$L.C78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78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78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78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78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78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14;1;1;"")))</text:p>
          </table:table-cell>
          <table:table-cell table:style-name="ce386" office:value-type="string" calcext:value-type="string">
            <text:p>=CONCATENER($L.K$42;$L.$D$58;$L.$D$63;(REMPLACER(T14;1;1;"")))</text:p>
          </table:table-cell>
          <table:table-cell table:style-name="ce386" office:value-type="string" calcext:value-type="string">
            <text:p>=CONCATENER($L.L$42;$L.$D$58;$L.$D$63;(REMPLACER(U14;1;1;"")))</text:p>
          </table:table-cell>
          <table:table-cell table:style-name="ce386" office:value-type="string" calcext:value-type="string">
            <text:p>=CONCATENER($L.M$42;$L.$D$58;$L.$D$63;(REMPLACER(V14;1;1;"")))</text:p>
          </table:table-cell>
          <table:table-cell table:style-name="ce386" office:value-type="string" calcext:value-type="string">
            <text:p>=CONCATENER($L.N$42;$L.$D$58;$L.$D$63;(REMPLACER(W14;1;1;"")))</text:p>
          </table:table-cell>
          <table:table-cell table:style-name="ce386" office:value-type="string" calcext:value-type="string">
            <text:p>=CONCATENER($L.O$42;$L.$D$58;$L.$D$63;(REMPLACER(X14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_-___A_-E_</text:p>
          </table:table-cell>
          <table:table-cell table:style-name="ce372" table:formula="of:=CONCATENATE([$L.C$1];[$L.C$25];[$L.C$35];[$L.C$2];[$L.C$26];[$L.C$36];[$L.C$3];[$L.C$27];[$L.C$37];[$L.C79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79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79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79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79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79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15;1;1;"")))</text:p>
          </table:table-cell>
          <table:table-cell table:style-name="ce386" office:value-type="string" calcext:value-type="string">
            <text:p>=CONCATENER($L.K$42;$L.$D$58;$L.$D$63;(REMPLACER(T15;1;1;"")))</text:p>
          </table:table-cell>
          <table:table-cell table:style-name="ce386" office:value-type="string" calcext:value-type="string">
            <text:p>=CONCATENER($L.L$42;$L.$D$58;$L.$D$63;(REMPLACER(U15;1;1;"")))</text:p>
          </table:table-cell>
          <table:table-cell table:style-name="ce386" office:value-type="string" calcext:value-type="string">
            <text:p>=CONCATENER($L.M$42;$L.$D$58;$L.$D$63;(REMPLACER(V15;1;1;"")))</text:p>
          </table:table-cell>
          <table:table-cell table:style-name="ce386" office:value-type="string" calcext:value-type="string">
            <text:p>=CONCATENER($L.N$42;$L.$D$58;$L.$D$63;(REMPLACER(W15;1;1;"")))</text:p>
          </table:table-cell>
          <table:table-cell table:style-name="ce386" office:value-type="string" calcext:value-type="string">
            <text:p>=CONCATENER($L.O$42;$L.$D$58;$L.$D$63;(REMPLACER(X15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_-___A_-I_</text:p>
          </table:table-cell>
          <table:table-cell table:style-name="ce372" table:formula="of:=CONCATENATE([$L.C$1];[$L.C$25];[$L.C$35];[$L.C$2];[$L.C$26];[$L.C$36];[$L.C$3];[$L.C$27];[$L.C$37];[$L.C80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80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80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80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80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80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16;1;1;"")))</text:p>
          </table:table-cell>
          <table:table-cell table:style-name="ce386" office:value-type="string" calcext:value-type="string">
            <text:p>=CONCATENER($L.K$42;$L.$D$58;$L.$D$63;(REMPLACER(T16;1;1;"")))</text:p>
          </table:table-cell>
          <table:table-cell table:style-name="ce386" office:value-type="string" calcext:value-type="string">
            <text:p>=CONCATENER($L.L$42;$L.$D$58;$L.$D$63;(REMPLACER(U16;1;1;"")))</text:p>
          </table:table-cell>
          <table:table-cell table:style-name="ce386" office:value-type="string" calcext:value-type="string">
            <text:p>=CONCATENER($L.M$42;$L.$D$58;$L.$D$63;(REMPLACER(V16;1;1;"")))</text:p>
          </table:table-cell>
          <table:table-cell table:style-name="ce386" office:value-type="string" calcext:value-type="string">
            <text:p>=CONCATENER($L.N$42;$L.$D$58;$L.$D$63;(REMPLACER(W16;1;1;"")))</text:p>
          </table:table-cell>
          <table:table-cell table:style-name="ce386" office:value-type="string" calcext:value-type="string">
            <text:p>=CONCATENER($L.O$42;$L.$D$58;$L.$D$63;(REMPLACER(X16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_-___A_-IE</text:p>
          </table:table-cell>
          <table:table-cell table:style-name="ce372" table:formula="of:=CONCATENATE([$L.C$1];[$L.C$25];[$L.C$35];[$L.C$2];[$L.C$26];[$L.C$36];[$L.C$3];[$L.C$27];[$L.C$37];[$L.C81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81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81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81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81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81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17;1;1;"")))</text:p>
          </table:table-cell>
          <table:table-cell table:style-name="ce386" office:value-type="string" calcext:value-type="string">
            <text:p>=CONCATENER($L.K$42;$L.$D$58;$L.$D$63;(REMPLACER(T17;1;1;"")))</text:p>
          </table:table-cell>
          <table:table-cell table:style-name="ce386" office:value-type="string" calcext:value-type="string">
            <text:p>=CONCATENER($L.L$42;$L.$D$58;$L.$D$63;(REMPLACER(U17;1;1;"")))</text:p>
          </table:table-cell>
          <table:table-cell table:style-name="ce386" office:value-type="string" calcext:value-type="string">
            <text:p>=CONCATENER($L.M$42;$L.$D$58;$L.$D$63;(REMPLACER(V17;1;1;"")))</text:p>
          </table:table-cell>
          <table:table-cell table:style-name="ce386" office:value-type="string" calcext:value-type="string">
            <text:p>=CONCATENER($L.N$42;$L.$D$58;$L.$D$63;(REMPLACER(W17;1;1;"")))</text:p>
          </table:table-cell>
          <table:table-cell table:style-name="ce386" office:value-type="string" calcext:value-type="string">
            <text:p>=CONCATENER($L.O$42;$L.$D$58;$L.$D$63;(REMPLACER(X17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_-___U_-__</text:p>
          </table:table-cell>
          <table:table-cell table:style-name="ce372" table:formula="of:=CONCATENATE([$L.C$1];[$L.C$25];[$L.C$35];[$L.C$2];[$L.C$26];[$L.C$36];[$L.C$3];[$L.C$27];[$L.C$37];[$L.C82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82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82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82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82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82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18;1;1;"")))</text:p>
          </table:table-cell>
          <table:table-cell table:style-name="ce386" office:value-type="string" calcext:value-type="string">
            <text:p>=CONCATENER($L.K$42;$L.$D$58;$L.$D$63;(REMPLACER(T18;1;1;"")))</text:p>
          </table:table-cell>
          <table:table-cell table:style-name="ce386" office:value-type="string" calcext:value-type="string">
            <text:p>=CONCATENER($L.L$42;$L.$D$58;$L.$D$63;(REMPLACER(U18;1;1;"")))</text:p>
          </table:table-cell>
          <table:table-cell table:style-name="ce386" office:value-type="string" calcext:value-type="string">
            <text:p>=CONCATENER($L.M$42;$L.$D$58;$L.$D$63;(REMPLACER(V18;1;1;"")))</text:p>
          </table:table-cell>
          <table:table-cell table:style-name="ce386" office:value-type="string" calcext:value-type="string">
            <text:p>=CONCATENER($L.N$42;$L.$D$58;$L.$D$63;(REMPLACER(W18;1;1;"")))</text:p>
          </table:table-cell>
          <table:table-cell table:style-name="ce386" office:value-type="string" calcext:value-type="string">
            <text:p>=CONCATENER($L.O$42;$L.$D$58;$L.$D$63;(REMPLACER(X18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_-___U_-E_</text:p>
          </table:table-cell>
          <table:table-cell table:style-name="ce372" table:formula="of:=CONCATENATE([$L.C$1];[$L.C$25];[$L.C$35];[$L.C$2];[$L.C$26];[$L.C$36];[$L.C$3];[$L.C$27];[$L.C$37];[$L.C83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83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83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83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83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83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19;1;1;"")))</text:p>
          </table:table-cell>
          <table:table-cell table:style-name="ce386" office:value-type="string" calcext:value-type="string">
            <text:p>=CONCATENER($L.K$42;$L.$D$58;$L.$D$63;(REMPLACER(T19;1;1;"")))</text:p>
          </table:table-cell>
          <table:table-cell table:style-name="ce386" office:value-type="string" calcext:value-type="string">
            <text:p>=CONCATENER($L.L$42;$L.$D$58;$L.$D$63;(REMPLACER(U19;1;1;"")))</text:p>
          </table:table-cell>
          <table:table-cell table:style-name="ce386" office:value-type="string" calcext:value-type="string">
            <text:p>=CONCATENER($L.M$42;$L.$D$58;$L.$D$63;(REMPLACER(V19;1;1;"")))</text:p>
          </table:table-cell>
          <table:table-cell table:style-name="ce386" office:value-type="string" calcext:value-type="string">
            <text:p>=CONCATENER($L.N$42;$L.$D$58;$L.$D$63;(REMPLACER(W19;1;1;"")))</text:p>
          </table:table-cell>
          <table:table-cell table:style-name="ce386" office:value-type="string" calcext:value-type="string">
            <text:p>=CONCATENER($L.O$42;$L.$D$58;$L.$D$63;(REMPLACER(X19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_-___U_-I_</text:p>
          </table:table-cell>
          <table:table-cell table:style-name="ce372" table:formula="of:=CONCATENATE([$L.C$1];[$L.C$25];[$L.C$35];[$L.C$2];[$L.C$26];[$L.C$36];[$L.C$3];[$L.C$27];[$L.C$37];[$L.C84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84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84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84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84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84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20;1;1;"")))</text:p>
          </table:table-cell>
          <table:table-cell table:style-name="ce386" office:value-type="string" calcext:value-type="string">
            <text:p>=CONCATENER($L.K$42;$L.$D$58;$L.$D$63;(REMPLACER(T20;1;1;"")))</text:p>
          </table:table-cell>
          <table:table-cell table:style-name="ce386" office:value-type="string" calcext:value-type="string">
            <text:p>=CONCATENER($L.L$42;$L.$D$58;$L.$D$63;(REMPLACER(U20;1;1;"")))</text:p>
          </table:table-cell>
          <table:table-cell table:style-name="ce386" office:value-type="string" calcext:value-type="string">
            <text:p>=CONCATENER($L.M$42;$L.$D$58;$L.$D$63;(REMPLACER(V20;1;1;"")))</text:p>
          </table:table-cell>
          <table:table-cell table:style-name="ce386" office:value-type="string" calcext:value-type="string">
            <text:p>=CONCATENER($L.N$42;$L.$D$58;$L.$D$63;(REMPLACER(W20;1;1;"")))</text:p>
          </table:table-cell>
          <table:table-cell table:style-name="ce386" office:value-type="string" calcext:value-type="string">
            <text:p>=CONCATENER($L.O$42;$L.$D$58;$L.$D$63;(REMPLACER(X20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_-___U_-IE</text:p>
          </table:table-cell>
          <table:table-cell table:style-name="ce372" table:formula="of:=CONCATENATE([$L.C$1];[$L.C$25];[$L.C$35];[$L.C$2];[$L.C$26];[$L.C$36];[$L.C$3];[$L.C$27];[$L.C$37];[$L.C85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85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85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85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85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85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21;1;1;"")))</text:p>
          </table:table-cell>
          <table:table-cell table:style-name="ce386" office:value-type="string" calcext:value-type="string">
            <text:p>=CONCATENER($L.K$42;$L.$D$58;$L.$D$63;(REMPLACER(T21;1;1;"")))</text:p>
          </table:table-cell>
          <table:table-cell table:style-name="ce386" office:value-type="string" calcext:value-type="string">
            <text:p>=CONCATENER($L.L$42;$L.$D$58;$L.$D$63;(REMPLACER(U21;1;1;"")))</text:p>
          </table:table-cell>
          <table:table-cell table:style-name="ce386" office:value-type="string" calcext:value-type="string">
            <text:p>=CONCATENER($L.M$42;$L.$D$58;$L.$D$63;(REMPLACER(V21;1;1;"")))</text:p>
          </table:table-cell>
          <table:table-cell table:style-name="ce386" office:value-type="string" calcext:value-type="string">
            <text:p>=CONCATENER($L.N$42;$L.$D$58;$L.$D$63;(REMPLACER(W21;1;1;"")))</text:p>
          </table:table-cell>
          <table:table-cell table:style-name="ce386" office:value-type="string" calcext:value-type="string">
            <text:p>=CONCATENER($L.O$42;$L.$D$58;$L.$D$63;(REMPLACER(X21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_-___J_-__</text:p>
          </table:table-cell>
          <table:table-cell table:style-name="ce372" table:formula="of:=CONCATENATE([$L.C$1];[$L.C$25];[$L.C$35];[$L.C$2];[$L.C$26];[$L.C$36];[$L.C$3];[$L.C$27];[$L.C$37];[$L.C86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86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86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86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86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86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22;1;1;"")))</text:p>
          </table:table-cell>
          <table:table-cell table:style-name="ce386" office:value-type="string" calcext:value-type="string">
            <text:p>=CONCATENER($L.K$42;$L.$D$58;$L.$D$63;(REMPLACER(T22;1;1;"")))</text:p>
          </table:table-cell>
          <table:table-cell table:style-name="ce386" office:value-type="string" calcext:value-type="string">
            <text:p>=CONCATENER($L.L$42;$L.$D$58;$L.$D$63;(REMPLACER(U22;1;1;"")))</text:p>
          </table:table-cell>
          <table:table-cell table:style-name="ce386" office:value-type="string" calcext:value-type="string">
            <text:p>=CONCATENER($L.M$42;$L.$D$58;$L.$D$63;(REMPLACER(V22;1;1;"")))</text:p>
          </table:table-cell>
          <table:table-cell table:style-name="ce386" office:value-type="string" calcext:value-type="string">
            <text:p>=CONCATENER($L.N$42;$L.$D$58;$L.$D$63;(REMPLACER(W22;1;1;"")))</text:p>
          </table:table-cell>
          <table:table-cell table:style-name="ce386" office:value-type="string" calcext:value-type="string">
            <text:p>=CONCATENER($L.O$42;$L.$D$58;$L.$D$63;(REMPLACER(X22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_-___J_-E_</text:p>
          </table:table-cell>
          <table:table-cell table:style-name="ce372" table:formula="of:=CONCATENATE([$L.C$1];[$L.C$25];[$L.C$35];[$L.C$2];[$L.C$26];[$L.C$36];[$L.C$3];[$L.C$27];[$L.C$37];[$L.C87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87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87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87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87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87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23;1;1;"")))</text:p>
          </table:table-cell>
          <table:table-cell table:style-name="ce386" office:value-type="string" calcext:value-type="string">
            <text:p>=CONCATENER($L.K$42;$L.$D$58;$L.$D$63;(REMPLACER(T23;1;1;"")))</text:p>
          </table:table-cell>
          <table:table-cell table:style-name="ce386" office:value-type="string" calcext:value-type="string">
            <text:p>=CONCATENER($L.L$42;$L.$D$58;$L.$D$63;(REMPLACER(U23;1;1;"")))</text:p>
          </table:table-cell>
          <table:table-cell table:style-name="ce386" office:value-type="string" calcext:value-type="string">
            <text:p>=CONCATENER($L.M$42;$L.$D$58;$L.$D$63;(REMPLACER(V23;1;1;"")))</text:p>
          </table:table-cell>
          <table:table-cell table:style-name="ce386" office:value-type="string" calcext:value-type="string">
            <text:p>=CONCATENER($L.N$42;$L.$D$58;$L.$D$63;(REMPLACER(W23;1;1;"")))</text:p>
          </table:table-cell>
          <table:table-cell table:style-name="ce386" office:value-type="string" calcext:value-type="string">
            <text:p>=CONCATENER($L.O$42;$L.$D$58;$L.$D$63;(REMPLACER(X23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_-_U_A_-__</text:p>
          </table:table-cell>
          <table:table-cell table:style-name="ce372" table:formula="of:=CONCATENATE([$L.C$1];[$L.C$25];[$L.C$35];[$L.C$2];[$L.C$26];[$L.C$36];[$L.C$3];[$L.C$27];[$L.C$37];[$L.C88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88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88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88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88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88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24;1;1;"")))</text:p>
          </table:table-cell>
          <table:table-cell table:style-name="ce386" office:value-type="string" calcext:value-type="string">
            <text:p>=CONCATENER($L.K$42;$L.$D$58;$L.$D$63;(REMPLACER(T24;1;1;"")))</text:p>
          </table:table-cell>
          <table:table-cell table:style-name="ce386" office:value-type="string" calcext:value-type="string">
            <text:p>=CONCATENER($L.L$42;$L.$D$58;$L.$D$63;(REMPLACER(U24;1;1;"")))</text:p>
          </table:table-cell>
          <table:table-cell table:style-name="ce386" office:value-type="string" calcext:value-type="string">
            <text:p>=CONCATENER($L.M$42;$L.$D$58;$L.$D$63;(REMPLACER(V24;1;1;"")))</text:p>
          </table:table-cell>
          <table:table-cell table:style-name="ce386" office:value-type="string" calcext:value-type="string">
            <text:p>=CONCATENER($L.N$42;$L.$D$58;$L.$D$63;(REMPLACER(W24;1;1;"")))</text:p>
          </table:table-cell>
          <table:table-cell table:style-name="ce386" office:value-type="string" calcext:value-type="string">
            <text:p>=CONCATENER($L.O$42;$L.$D$58;$L.$D$63;(REMPLACER(X24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_-_U_A_-A_</text:p>
          </table:table-cell>
          <table:table-cell table:style-name="ce372" table:formula="of:=CONCATENATE([$L.C$1];[$L.C$25];[$L.C$35];[$L.C$2];[$L.C$26];[$L.C$36];[$L.C$3];[$L.C$27];[$L.C$37];[$L.C89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89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89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89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89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89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25;1;1;"")))</text:p>
          </table:table-cell>
          <table:table-cell table:style-name="ce386" office:value-type="string" calcext:value-type="string">
            <text:p>=CONCATENER($L.K$42;$L.$D$58;$L.$D$63;(REMPLACER(T25;1;1;"")))</text:p>
          </table:table-cell>
          <table:table-cell table:style-name="ce386" office:value-type="string" calcext:value-type="string">
            <text:p>=CONCATENER($L.L$42;$L.$D$58;$L.$D$63;(REMPLACER(U25;1;1;"")))</text:p>
          </table:table-cell>
          <table:table-cell table:style-name="ce386" office:value-type="string" calcext:value-type="string">
            <text:p>=CONCATENER($L.M$42;$L.$D$58;$L.$D$63;(REMPLACER(V25;1;1;"")))</text:p>
          </table:table-cell>
          <table:table-cell table:style-name="ce386" office:value-type="string" calcext:value-type="string">
            <text:p>=CONCATENER($L.N$42;$L.$D$58;$L.$D$63;(REMPLACER(W25;1;1;"")))</text:p>
          </table:table-cell>
          <table:table-cell table:style-name="ce386" office:value-type="string" calcext:value-type="string">
            <text:p>=CONCATENER($L.O$42;$L.$D$58;$L.$D$63;(REMPLACER(X25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_-_A_U_-__</text:p>
          </table:table-cell>
          <table:table-cell table:style-name="ce372" table:formula="of:=CONCATENATE([$L.C$1];[$L.C$25];[$L.C$35];[$L.C$2];[$L.C$26];[$L.C$36];[$L.C$3];[$L.C$27];[$L.C$37];[$L.C90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90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90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90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90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90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26;1;1;"")))</text:p>
          </table:table-cell>
          <table:table-cell table:style-name="ce386" office:value-type="string" calcext:value-type="string">
            <text:p>=CONCATENER($L.K$42;$L.$D$58;$L.$D$63;(REMPLACER(T26;1;1;"")))</text:p>
          </table:table-cell>
          <table:table-cell table:style-name="ce386" office:value-type="string" calcext:value-type="string">
            <text:p>=CONCATENER($L.L$42;$L.$D$58;$L.$D$63;(REMPLACER(U26;1;1;"")))</text:p>
          </table:table-cell>
          <table:table-cell table:style-name="ce386" office:value-type="string" calcext:value-type="string">
            <text:p>=CONCATENER($L.M$42;$L.$D$58;$L.$D$63;(REMPLACER(V26;1;1;"")))</text:p>
          </table:table-cell>
          <table:table-cell table:style-name="ce386" office:value-type="string" calcext:value-type="string">
            <text:p>=CONCATENER($L.N$42;$L.$D$58;$L.$D$63;(REMPLACER(W26;1;1;"")))</text:p>
          </table:table-cell>
          <table:table-cell table:style-name="ce386" office:value-type="string" calcext:value-type="string">
            <text:p>=CONCATENER($L.O$42;$L.$D$58;$L.$D$63;(REMPLACER(X26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_-_A_U_-A_</text:p>
          </table:table-cell>
          <table:table-cell table:style-name="ce372" table:formula="of:=CONCATENATE([$L.C$1];[$L.C$25];[$L.C$35];[$L.C$2];[$L.C$26];[$L.C$36];[$L.C$3];[$L.C$27];[$L.C$37];[$L.C91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91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91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91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91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91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27;1;1;"")))</text:p>
          </table:table-cell>
          <table:table-cell table:style-name="ce386" office:value-type="string" calcext:value-type="string">
            <text:p>=CONCATENER($L.K$42;$L.$D$58;$L.$D$63;(REMPLACER(T27;1;1;"")))</text:p>
          </table:table-cell>
          <table:table-cell table:style-name="ce386" office:value-type="string" calcext:value-type="string">
            <text:p>=CONCATENER($L.L$42;$L.$D$58;$L.$D$63;(REMPLACER(U27;1;1;"")))</text:p>
          </table:table-cell>
          <table:table-cell table:style-name="ce386" office:value-type="string" calcext:value-type="string">
            <text:p>=CONCATENER($L.M$42;$L.$D$58;$L.$D$63;(REMPLACER(V27;1;1;"")))</text:p>
          </table:table-cell>
          <table:table-cell table:style-name="ce386" office:value-type="string" calcext:value-type="string">
            <text:p>=CONCATENER($L.N$42;$L.$D$58;$L.$D$63;(REMPLACER(W27;1;1;"")))</text:p>
          </table:table-cell>
          <table:table-cell table:style-name="ce386" office:value-type="string" calcext:value-type="string">
            <text:p>=CONCATENER($L.O$42;$L.$D$58;$L.$D$63;(REMPLACER(X27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M_-__AJ_-__</text:p>
          </table:table-cell>
          <table:table-cell table:style-name="ce372" table:formula="of:=CONCATENATE([$L.C$1];[$L.C$25];[$L.C$35];[$L.C$2];[$L.C$26];[$L.C$36];[$L.C$3];[$L.C$27];[$L.C$37];[$L.C92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92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92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92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92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92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63;(REMPLACER(S28;1;1;"")))</text:p>
          </table:table-cell>
          <table:table-cell table:style-name="ce386" office:value-type="string" calcext:value-type="string">
            <text:p>=CONCATENER($L.K$42;$L.$D$58;$L.$D$63;(REMPLACER(T28;1;1;"")))</text:p>
          </table:table-cell>
          <table:table-cell table:style-name="ce386" office:value-type="string" calcext:value-type="string">
            <text:p>=CONCATENER($L.L$42;$L.$D$58;$L.$D$63;(REMPLACER(U28;1;1;"")))</text:p>
          </table:table-cell>
          <table:table-cell table:style-name="ce386" office:value-type="string" calcext:value-type="string">
            <text:p>=CONCATENER($L.M$42;$L.$D$58;$L.$D$63;(REMPLACER(V28;1;1;"")))</text:p>
          </table:table-cell>
          <table:table-cell table:style-name="ce386" office:value-type="string" calcext:value-type="string">
            <text:p>=CONCATENER($L.N$42;$L.$D$58;$L.$D$63;(REMPLACER(W28;1;1;"")))</text:p>
          </table:table-cell>
          <table:table-cell table:style-name="ce386" office:value-type="string" calcext:value-type="string">
            <text:p>=CONCATENER($L.O$42;$L.$D$58;$L.$D$63;(REMPLACER(X28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M_-__AJ_-E_</text:p>
          </table:table-cell>
          <table:table-cell table:style-name="ce372" table:formula="of:=CONCATENATE([$L.C$1];[$L.C$25];[$L.C$35];[$L.C$2];[$L.C$26];[$L.C$36];[$L.C$3];[$L.C$27];[$L.C$37];[$L.C93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93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93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93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93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93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248" office:value-type="string" calcext:value-type="string">
            <text:p>_M_-_I_U_-__</text:p>
          </table:table-cell>
          <table:table-cell table:style-name="ce372" table:formula="of:=CONCATENATE([$L.C$1];[$L.C$25];[$L.C$35];[$L.C$2];[$L.C$26];[$L.C$36];[$L.C$3];[$L.C$27];[$L.C$37];[$L.C94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94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94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94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94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94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248" office:value-type="string" calcext:value-type="string">
            <text:p>_M_-_I_U_-E_</text:p>
          </table:table-cell>
          <table:table-cell table:style-name="ce372" table:formula="of:=CONCATENATE([$L.C$1];[$L.C$25];[$L.C$35];[$L.C$2];[$L.C$26];[$L.C$36];[$L.C$3];[$L.C$27];[$L.C$37];[$L.C95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95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95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95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95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95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/>
          <table:table-cell table:style-name="ce351" office:value-type="string" calcext:value-type="string">
            <text:p>متبدل</text:p>
          </table:table-cell>
          <table:table-cell table:style-name="ce350" table:number-columns-repeated="8"/>
          <table:table-cell table:style-name="ce350" office:value-type="string" calcext:value-type="string">
            <text:p>_MT-Racin-__</text:p>
          </table:table-cell>
          <table:table-cell table:style-name="ce372" table:formula="of:=CONCATENATE([$L.C$1];[$L.C$25];[$L.C$35];[$L.C$2];[$L.C$26];[$L.C$36];[$L.C$3];[$L.C$27];[$L.C$37];[$L.C96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96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96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96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96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96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57;$L.$D$63;(REMPLACER(S2;1;1;"")))</text:p>
          </table:table-cell>
          <table:table-cell table:style-name="ce386" office:value-type="string" calcext:value-type="string">
            <text:p>=CONCATENER($L.K$42;REMPLACER($L.$D$58;2;1;"");$L.$D$57;(REMPLACER(T2;1;1;"")))</text:p>
          </table:table-cell>
          <table:table-cell table:style-name="ce386" office:value-type="string" calcext:value-type="string">
            <text:p>=CONCATENER($L.L$42;REMPLACER($L.$D$58;2;1;"");$L.$D$57;(REMPLACER(U2;1;1;"")))</text:p>
          </table:table-cell>
          <table:table-cell table:style-name="ce386" office:value-type="string" calcext:value-type="string">
            <text:p>=CONCATENER($L.M$42;REMPLACER($L.$D$58;2;1;"");$L.$D$57;(REMPLACER(V2;1;1;"")))</text:p>
          </table:table-cell>
          <table:table-cell table:style-name="ce386" office:value-type="string" calcext:value-type="string">
            <text:p>=CONCATENER($L.N$42;REMPLACER($L.$D$58;2;1;"");$L.$D$57;(REMPLACER(W2;1;1;"")))</text:p>
          </table:table-cell>
          <table:table-cell table:style-name="ce386" office:value-type="string" calcext:value-type="string">
            <text:p>=CONCATENER($L.O$42;REMPLACER($L.$D$58;2;1;"");$L.$D$57;(REMPLACER(X2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MT-_____-E_</text:p>
          </table:table-cell>
          <table:table-cell table:style-name="ce372" table:formula="of:=CONCATENATE([$L.C$1];[$L.C$25];[$L.C$35];[$L.C$2];[$L.C$26];[$L.C$36];[$L.C$3];[$L.C$27];[$L.C$37];[$L.C97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97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97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97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97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97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MT-_A____E_</text:p>
          </table:table-cell>
          <table:table-cell table:style-name="ce372" table:formula="of:=CONCATENATE([$L.C$1];[$L.C$25];[$L.C$35];[$L.C$2];[$L.C$26];[$L.C$36];[$L.C$3];[$L.C$27];[$L.C$37];[$L.C98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98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98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98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98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98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/>
          <table:table-cell table:style-name="ce351" office:value-type="string" calcext:value-type="string">
            <text:p>متبادل</text:p>
          </table:table-cell>
          <table:table-cell table:style-name="ce350" table:number-columns-repeated="8"/>
          <table:table-cell table:style-name="ce350" office:value-type="string" calcext:value-type="string">
            <text:p>_MT-_A___-__</text:p>
          </table:table-cell>
          <table:table-cell table:style-name="ce372" table:formula="of:=CONCATENATE([$L.C$1];[$L.C$25];[$L.C$35];[$L.C$2];[$L.C$26];[$L.C$36];[$L.C$3];[$L.C$27];[$L.C$37];[$L.C99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99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99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99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99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99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57;$L.$D$63;(REMPLACER(S10;1;1;"")))</text:p>
          </table:table-cell>
          <table:table-cell table:style-name="ce386" office:value-type="string" calcext:value-type="string">
            <text:p>=CONCATENER($L.K$42;REMPLACER($L.$D$58;2;1;"");$L.$D$57;(REMPLACER(T10;1;1;"")))</text:p>
          </table:table-cell>
          <table:table-cell table:style-name="ce386" office:value-type="string" calcext:value-type="string">
            <text:p>=CONCATENER($L.L$42;REMPLACER($L.$D$58;2;1;"");$L.$D$57;(REMPLACER(U10;1;1;"")))</text:p>
          </table:table-cell>
          <table:table-cell table:style-name="ce386" office:value-type="string" calcext:value-type="string">
            <text:p>=CONCATENER($L.M$42;REMPLACER($L.$D$58;2;1;"");$L.$D$57;(REMPLACER(V10;1;1;"")))</text:p>
          </table:table-cell>
          <table:table-cell table:style-name="ce386" office:value-type="string" calcext:value-type="string">
            <text:p>=CONCATENER($L.N$42;REMPLACER($L.$D$58;2;1;"");$L.$D$57;(REMPLACER(W10;1;1;"")))</text:p>
          </table:table-cell>
          <table:table-cell table:style-name="ce386" office:value-type="string" calcext:value-type="string">
            <text:p>=CONCATENER($L.O$42;REMPLACER($L.$D$58;2;1;"");$L.$D$57;(REMPLACER(X10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T-___A_-__</text:p>
          </table:table-cell>
          <table:table-cell table:style-name="ce372" table:formula="of:=CONCATENATE([$L.C$1];[$L.C$25];[$L.C$35];[$L.C$2];[$L.C$26];[$L.C$36];[$L.C$3];[$L.C$27];[$L.C$37];[$L.C100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00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00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00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00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00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T-___A_-E_</text:p>
          </table:table-cell>
          <table:table-cell table:style-name="ce372" table:formula="of:=CONCATENATE([$L.C$1];[$L.C$25];[$L.C$35];[$L.C$2];[$L.C$26];[$L.C$36];[$L.C$3];[$L.C$27];[$L.C$37];[$L.C101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01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01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01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01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01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T-___A_-I_</text:p>
          </table:table-cell>
          <table:table-cell table:style-name="ce372" table:formula="of:=CONCATENATE([$L.C$1];[$L.C$25];[$L.C$35];[$L.C$2];[$L.C$26];[$L.C$36];[$L.C$3];[$L.C$27];[$L.C$37];[$L.C102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02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02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02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02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02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T-___A_-IE</text:p>
          </table:table-cell>
          <table:table-cell table:style-name="ce372" table:formula="of:=CONCATENATE([$L.C$1];[$L.C$25];[$L.C$35];[$L.C$2];[$L.C$26];[$L.C$36];[$L.C$3];[$L.C$27];[$L.C$37];[$L.C103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03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03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03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03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03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T-___U_-__</text:p>
          </table:table-cell>
          <table:table-cell table:style-name="ce372" table:formula="of:=CONCATENATE([$L.C$1];[$L.C$25];[$L.C$35];[$L.C$2];[$L.C$26];[$L.C$36];[$L.C$3];[$L.C$27];[$L.C$37];[$L.C104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04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04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04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04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04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T-___U_-E_</text:p>
          </table:table-cell>
          <table:table-cell table:style-name="ce372" table:formula="of:=CONCATENATE([$L.C$1];[$L.C$25];[$L.C$35];[$L.C$2];[$L.C$26];[$L.C$36];[$L.C$3];[$L.C$27];[$L.C$37];[$L.C105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05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05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05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05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05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T-___J_-__</text:p>
          </table:table-cell>
          <table:table-cell table:style-name="ce372" table:formula="of:=CONCATENATE([$L.C$1];[$L.C$25];[$L.C$35];[$L.C$2];[$L.C$26];[$L.C$36];[$L.C$3];[$L.C$27];[$L.C$37];[$L.C106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06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06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06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06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06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T-___J_-E_</text:p>
          </table:table-cell>
          <table:table-cell table:style-name="ce372" table:formula="of:=CONCATENATE([$L.C$1];[$L.C$25];[$L.C$35];[$L.C$2];[$L.C$26];[$L.C$36];[$L.C$3];[$L.C$27];[$L.C$37];[$L.C107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07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07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07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07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07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T-_U_A_-__</text:p>
          </table:table-cell>
          <table:table-cell table:style-name="ce372" table:formula="of:=CONCATENATE([$L.C$1];[$L.C$25];[$L.C$35];[$L.C$2];[$L.C$26];[$L.C$36];[$L.C$3];[$L.C$27];[$L.C$37];[$L.C108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08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08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08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08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08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MT-_U_A_-A_</text:p>
          </table:table-cell>
          <table:table-cell table:style-name="ce372" table:formula="of:=CONCATENATE([$L.C$1];[$L.C$25];[$L.C$35];[$L.C$2];[$L.C$26];[$L.C$36];[$L.C$3];[$L.C$27];[$L.C$37];[$L.C109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09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09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09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09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09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MT-_____-A_</text:p>
          </table:table-cell>
          <table:table-cell table:style-name="ce372" table:formula="of:=CONCATENATE([$L.C$1];[$L.C$25];[$L.C$35];[$L.C$2];[$L.C$26];[$L.C$36];[$L.C$3];[$L.C$27];[$L.C$37];[$L.C110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10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10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10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10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10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MT-_____-A_</text:p>
          </table:table-cell>
          <table:table-cell table:style-name="ce372" table:formula="of:=CONCATENATE([$L.C$1];[$L.C$25];[$L.C$35];[$L.C$2];[$L.C$26];[$L.C$36];[$L.C$3];[$L.C$27];[$L.C$37];[$L.C111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11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11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11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11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11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MT-_____-I_</text:p>
          </table:table-cell>
          <table:table-cell table:style-name="ce372" table:formula="of:=CONCATENATE([$L.C$1];[$L.C$25];[$L.C$35];[$L.C$2];[$L.C$26];[$L.C$36];[$L.C$3];[$L.C$27];[$L.C$37];[$L.C112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12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12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12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12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12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MT-_____-IE</text:p>
          </table:table-cell>
          <table:table-cell table:style-name="ce372" table:formula="of:=CONCATENATE([$L.C$1];[$L.C$25];[$L.C$35];[$L.C$2];[$L.C$26];[$L.C$36];[$L.C$3];[$L.C$27];[$L.C$37];[$L.C113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13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13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13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13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13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MT-_____-AJIL</text:p>
          </table:table-cell>
          <table:table-cell table:style-name="ce372" table:formula="of:=CONCATENATE([$L.C$1];[$L.C$25];[$L.C$35];[$L.C$2];[$L.C$26];[$L.C$36];[$L.C$3];[$L.C$27];[$L.C$37];[$L.C114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14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14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14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14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14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MT-__AJ_-__</text:p>
          </table:table-cell>
          <table:table-cell table:style-name="ce372" table:formula="of:=CONCATENATE([$L.C$1];[$L.C$25];[$L.C$35];[$L.C$2];[$L.C$26];[$L.C$36];[$L.C$3];[$L.C$27];[$L.C$37];[$L.C115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15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15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15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15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15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MT-__AJ_-E_</text:p>
          </table:table-cell>
          <table:table-cell table:style-name="ce372" table:formula="of:=CONCATENATE([$L.C$1];[$L.C$25];[$L.C$35];[$L.C$2];[$L.C$26];[$L.C$36];[$L.C$3];[$L.C$27];[$L.C$37];[$L.C116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16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16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16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16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16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248" office:value-type="string" calcext:value-type="string">
            <text:p>_MT-_I_U_-__</text:p>
          </table:table-cell>
          <table:table-cell table:style-name="ce372" table:formula="of:=CONCATENATE([$L.C$1];[$L.C$25];[$L.C$35];[$L.C$2];[$L.C$26];[$L.C$36];[$L.C$3];[$L.C$27];[$L.C$37];[$L.C117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17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17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17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17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17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248" office:value-type="string" calcext:value-type="string">
            <text:p>_MT-_I_U_-E_</text:p>
          </table:table-cell>
          <table:table-cell table:style-name="ce372" table:formula="of:=CONCATENATE([$L.C$1];[$L.C$25];[$L.C$35];[$L.C$2];[$L.C$26];[$L.C$36];[$L.C$3];[$L.C$27];[$L.C$37];[$L.C118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18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18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18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18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18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/>
          <table:table-cell table:style-name="ce360" office:value-type="string" calcext:value-type="string">
            <text:p>استأثر</text:p>
          </table:table-cell>
          <table:table-cell table:style-name="ce350" table:number-columns-repeated="8"/>
          <table:table-cell table:style-name="ce350" office:value-type="string" calcext:value-type="string">
            <text:p>AST-Racin-__</text:p>
          </table:table-cell>
          <table:table-cell table:style-name="ce372" table:formula="of:=CONCATENATE([$L.C$1];[$L.C$25];[$L.C$35];[$L.C$2];[$L.C$26];[$L.C$36];[$L.C$3];[$L.C$27];[$L.C$37];[$L.C119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19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19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19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19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19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9;$L.$D$60;$L.$D$57;$L.$D$63;(REMPLACER(S2;1;1;"")))</text:p>
          </table:table-cell>
          <table:table-cell table:style-name="ce386" office:value-type="string" calcext:value-type="string">
            <text:p>=CONCATENER($L.K$42;$L.$D$59;$L.$D$60;$L.$D$57;(REMPLACER(T2;1;1;"")))</text:p>
          </table:table-cell>
          <table:table-cell table:style-name="ce386" office:value-type="string" calcext:value-type="string">
            <text:p>=CONCATENER($L.L$42;$L.$D$59;$L.$D$60;$L.$D$57;(REMPLACER(U2;1;1;"")))</text:p>
          </table:table-cell>
          <table:table-cell table:style-name="ce386" office:value-type="string" calcext:value-type="string">
            <text:p>=CONCATENER($L.M$42;$L.$D$59;$L.$D$60;$L.$D$57;(REMPLACER(V2;1;1;"")))</text:p>
          </table:table-cell>
          <table:table-cell table:style-name="ce386" office:value-type="string" calcext:value-type="string">
            <text:p>=CONCATENER($L.N$42;$L.$D$59;$L.$D$60;$L.$D$57;(REMPLACER(W2;1;1;"")))</text:p>
          </table:table-cell>
          <table:table-cell table:style-name="ce386" office:value-type="string" calcext:value-type="string">
            <text:p>=CONCATENER($L.O$42;$L.$D$59;$L.$D$60;$L.$D$57;(REMPLACER(X2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AST-_____-E_</text:p>
          </table:table-cell>
          <table:table-cell table:style-name="ce372" table:formula="of:=CONCATENATE([$L.C$1];[$L.C$25];[$L.C$35];[$L.C$2];[$L.C$26];[$L.C$36];[$L.C$3];[$L.C$27];[$L.C$37];[$L.C120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20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20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20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20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20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AST-_A____E_</text:p>
          </table:table-cell>
          <table:table-cell table:style-name="ce372" table:formula="of:=CONCATENATE([$L.C$1];[$L.C$25];[$L.C$35];[$L.C$2];[$L.C$26];[$L.C$36];[$L.C$3];[$L.C$27];[$L.C$37];[$L.C121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21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21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21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21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21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AST-_A___-__</text:p>
          </table:table-cell>
          <table:table-cell table:style-name="ce372" table:formula="of:=CONCATENATE([$L.C$1];[$L.C$25];[$L.C$35];[$L.C$2];[$L.C$26];[$L.C$36];[$L.C$3];[$L.C$27];[$L.C$37];[$L.C122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22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22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22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22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22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/>
          <table:table-cell table:style-name="ce360" office:value-type="string" calcext:value-type="string">
            <text:p>است<text:span text:style-name="T2">ئ</text:span>ثار</text:p>
          </table:table-cell>
          <table:table-cell table:style-name="ce350" table:number-columns-repeated="8"/>
          <table:table-cell table:style-name="ce350" office:value-type="string" calcext:value-type="string">
            <text:p>AST-___A_-__</text:p>
          </table:table-cell>
          <table:table-cell table:style-name="ce372" table:formula="of:=CONCATENATE([$L.C$1];[$L.C$25];[$L.C$35];[$L.C$2];[$L.C$26];[$L.C$36];[$L.C$3];[$L.C$27];[$L.C$37];[$L.C123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23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23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23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23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23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9;$L.$D$60;$L.$D$57;$L.$D$63;(REMPLACER(S14;1;1;"")))</text:p>
          </table:table-cell>
          <table:table-cell table:style-name="ce386" office:value-type="string" calcext:value-type="string">
            <text:p>=CONCATENER($L.K$42;$L.$D$59;$L.$D$60;$L.$D$57;(REMPLACER(T14;1;1;"")))</text:p>
          </table:table-cell>
          <table:table-cell table:style-name="ce386" office:value-type="string" calcext:value-type="string">
            <text:p>=CONCATENER($L.L$42;$L.$D$59;$L.$D$60;$L.$D$57;(REMPLACER(U14;1;1;"")))</text:p>
          </table:table-cell>
          <table:table-cell table:style-name="ce386" office:value-type="string" calcext:value-type="string">
            <text:p>=CONCATENER($L.M$42;$L.$D$59;$L.$D$60;$L.$D$57;(REMPLACER(V14;1;1;"")))</text:p>
          </table:table-cell>
          <table:table-cell table:style-name="ce386" office:value-type="string" calcext:value-type="string">
            <text:p>=CONCATENER($L.N$42;$L.$D$59;$L.$D$60;$L.$D$57;(REMPLACER(W14;1;1;"")))</text:p>
          </table:table-cell>
          <table:table-cell table:style-name="ce386" office:value-type="string" calcext:value-type="string">
            <text:p>=CONCATENER($L.O$42;$L.$D$59;$L.$D$60;$L.$D$57;(REMPLACER(X14;1;1;"")))</text:p>
          </table:table-cell>
          <table:table-cell table:style-name="ce350" table:number-columns-repeated="1000"/>
        </table:table-row>
        <table:table-row table:style-name="ro7">
          <table:table-cell table:style-name="ce350"/>
          <table:table-cell table:style-name="ce360" office:value-type="string" calcext:value-type="string">
            <text:p>است ضض<text:span text:style-name="T2">ا</text:span>ءة</text:p>
            <text:p><text:span text:style-name="T2">     ضضوء</text:span></text:p>
          </table:table-cell>
          <table:table-cell table:style-name="ce350" table:number-columns-repeated="8"/>
          <table:table-cell table:style-name="ce350" office:value-type="string" calcext:value-type="string">
            <text:p>AST-___A_-E_</text:p>
          </table:table-cell>
          <table:table-cell table:style-name="ce372" table:formula="of:=CONCATENATE([$L.C$1];[$L.C$25];[$L.C$35];[$L.C$2];[$L.C$26];[$L.C$36];[$L.C$3];[$L.C$27];[$L.C$37];[$L.C124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24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24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24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24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24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9;$L.$D$60;$L.$D$57;$L.$D$63;(REMPLACER(S15;1;1;"")))</text:p>
          </table:table-cell>
          <table:table-cell table:style-name="ce386" office:value-type="string" calcext:value-type="string">
            <text:p>=CONCATENER($L.K$42;$L.$D$59;$L.$D$60;$L.$D$57;(REMPLACER(T15;1;1;"")))</text:p>
          </table:table-cell>
          <table:table-cell table:style-name="ce386" office:value-type="string" calcext:value-type="string">
            <text:p>=CONCATENER($L.L$42;$L.$D$59;$L.$D$60;$L.$D$57;(REMPLACER(U15;1;1;"")))</text:p>
          </table:table-cell>
          <table:table-cell table:style-name="ce386" office:value-type="string" calcext:value-type="string">
            <text:p>=CONCATENER($L.M$42;$L.$D$59;$L.$D$60;$L.$D$57;(REMPLACER(V15;1;1;"")))</text:p>
          </table:table-cell>
          <table:table-cell table:style-name="ce386" office:value-type="string" calcext:value-type="string">
            <text:p>=CONCATENER($L.N$42;$L.$D$59;$L.$D$60;$L.$D$57;(REMPLACER(W15;1;1;"")))</text:p>
          </table:table-cell>
          <table:table-cell table:style-name="ce386" office:value-type="string" calcext:value-type="string">
            <text:p>=CONCATENER($L.O$42;$L.$D$59;$L.$D$60;$L.$D$57;(REMPLACER(X15;1;1;"")))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60" office:value-type="string" calcext:value-type="string">
            <text:p>استبدادي</text:p>
          </table:table-cell>
          <table:table-cell table:style-name="ce350" table:number-columns-repeated="8"/>
          <table:table-cell table:style-name="ce350" office:value-type="string" calcext:value-type="string">
            <text:p>AST-___A_-I_</text:p>
          </table:table-cell>
          <table:table-cell table:style-name="ce372" table:formula="of:=CONCATENATE([$L.C$1];[$L.C$25];[$L.C$35];[$L.C$2];[$L.C$26];[$L.C$36];[$L.C$3];[$L.C$27];[$L.C$37];[$L.C125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25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25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25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25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25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9;$L.$D$60;$L.$D$57;$L.$D$63;(REMPLACER(S16;1;1;"")))</text:p>
          </table:table-cell>
          <table:table-cell table:style-name="ce386" office:value-type="string" calcext:value-type="string">
            <text:p>=CONCATENER($L.K$42;$L.$D$59;$L.$D$60;$L.$D$57;$L.$D$63;(REMPLACER(T16;1;1;"")))</text:p>
          </table:table-cell>
          <table:table-cell table:style-name="ce386" office:value-type="string" calcext:value-type="string">
            <text:p>=CONCATENER($L.L$42;$L.$D$59;$L.$D$60;$L.$D$57;$L.$D$63;(REMPLACER(U16;1;1;"")))</text:p>
          </table:table-cell>
          <table:table-cell table:style-name="ce386" office:value-type="string" calcext:value-type="string">
            <text:p>=CONCATENER($L.M$42;$L.$D$59;$L.$D$60;$L.$D$57;$L.$D$63;(REMPLACER(V16;1;1;"")))</text:p>
          </table:table-cell>
          <table:table-cell table:style-name="ce386" office:value-type="string" calcext:value-type="string">
            <text:p>=CONCATENER($L.N$42;$L.$D$59;$L.$D$60;$L.$D$57;$L.$D$63;(REMPLACER(W16;1;1;"")))</text:p>
          </table:table-cell>
          <table:table-cell table:style-name="ce386" office:value-type="string" calcext:value-type="string">
            <text:p>=CONCATENER($L.O$42;$L.$D$59;$L.$D$60;$L.$D$57;$L.$D$63;(REMPLACER(X16;1;1;"")))</text:p>
          </table:table-cell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AST-___A_-IE</text:p>
          </table:table-cell>
          <table:table-cell table:style-name="ce372" table:formula="of:=CONCATENATE([$L.C$1];[$L.C$25];[$L.C$35];[$L.C$2];[$L.C$26];[$L.C$36];[$L.C$3];[$L.C$27];[$L.C$37];[$L.C126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26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26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26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26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26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AST-___U_-__</text:p>
          </table:table-cell>
          <table:table-cell table:style-name="ce372" table:formula="of:=CONCATENATE([$L.C$1];[$L.C$25];[$L.C$35];[$L.C$2];[$L.C$26];[$L.C$36];[$L.C$3];[$L.C$27];[$L.C$37];[$L.C127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27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27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27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27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27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AST-___U_-E_</text:p>
          </table:table-cell>
          <table:table-cell table:style-name="ce372" table:formula="of:=CONCATENATE([$L.C$1];[$L.C$25];[$L.C$35];[$L.C$2];[$L.C$26];[$L.C$36];[$L.C$3];[$L.C$27];[$L.C$37];[$L.C128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28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28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28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28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28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AST-___J_-__</text:p>
          </table:table-cell>
          <table:table-cell table:style-name="ce372" table:formula="of:=CONCATENATE([$L.C$1];[$L.C$25];[$L.C$35];[$L.C$2];[$L.C$26];[$L.C$36];[$L.C$3];[$L.C$27];[$L.C$37];[$L.C129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29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29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29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29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29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AST-___J_-E_</text:p>
          </table:table-cell>
          <table:table-cell table:style-name="ce372" table:formula="of:=CONCATENATE([$L.C$1];[$L.C$25];[$L.C$35];[$L.C$2];[$L.C$26];[$L.C$36];[$L.C$3];[$L.C$27];[$L.C$37];[$L.C130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30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30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30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30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30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AST-_U_A_-__</text:p>
          </table:table-cell>
          <table:table-cell table:style-name="ce372" table:formula="of:=CONCATENATE([$L.C$1];[$L.C$25];[$L.C$35];[$L.C$2];[$L.C$26];[$L.C$36];[$L.C$3];[$L.C$27];[$L.C$37];[$L.C131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31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31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31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31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31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AST-_U_A_-A_</text:p>
          </table:table-cell>
          <table:table-cell table:style-name="ce372" table:formula="of:=CONCATENATE([$L.C$1];[$L.C$25];[$L.C$35];[$L.C$2];[$L.C$26];[$L.C$36];[$L.C$3];[$L.C$27];[$L.C$37];[$L.C132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32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32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32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32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32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AST-_____-A_</text:p>
          </table:table-cell>
          <table:table-cell table:style-name="ce372" table:formula="of:=CONCATENATE([$L.C$1];[$L.C$25];[$L.C$35];[$L.C$2];[$L.C$26];[$L.C$36];[$L.C$3];[$L.C$27];[$L.C$37];[$L.C133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33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33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33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33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33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AST-_____-A_</text:p>
          </table:table-cell>
          <table:table-cell table:style-name="ce372" table:formula="of:=CONCATENATE([$L.C$1];[$L.C$25];[$L.C$35];[$L.C$2];[$L.C$26];[$L.C$36];[$L.C$3];[$L.C$27];[$L.C$37];[$L.C134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34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34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34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34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34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AST-_____-I_</text:p>
          </table:table-cell>
          <table:table-cell table:style-name="ce372" table:formula="of:=CONCATENATE([$L.C$1];[$L.C$25];[$L.C$35];[$L.C$2];[$L.C$26];[$L.C$36];[$L.C$3];[$L.C$27];[$L.C$37];[$L.C135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35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35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35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35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35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AST-_____-IE</text:p>
          </table:table-cell>
          <table:table-cell table:style-name="ce372" table:formula="of:=CONCATENATE([$L.C$1];[$L.C$25];[$L.C$35];[$L.C$2];[$L.C$26];[$L.C$36];[$L.C$3];[$L.C$27];[$L.C$37];[$L.C136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36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36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36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36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36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AST-_____-AJIL</text:p>
          </table:table-cell>
          <table:table-cell table:style-name="ce372" table:formula="of:=CONCATENATE([$L.C$1];[$L.C$25];[$L.C$35];[$L.C$2];[$L.C$26];[$L.C$36];[$L.C$3];[$L.C$27];[$L.C$37];[$L.C137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37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37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37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37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37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AST-__AJ_-__</text:p>
          </table:table-cell>
          <table:table-cell table:style-name="ce372" table:formula="of:=CONCATENATE([$L.C$1];[$L.C$25];[$L.C$35];[$L.C$2];[$L.C$26];[$L.C$36];[$L.C$3];[$L.C$27];[$L.C$37];[$L.C138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38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38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38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38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38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/>
          <table:table-cell table:style-name="ce360" office:value-type="string" calcext:value-type="string">
            <text:p>استثناء</text:p>
          </table:table-cell>
          <table:table-cell table:style-name="ce350" table:number-columns-repeated="8"/>
          <table:table-cell table:style-name="ce352" office:value-type="string" calcext:value-type="string">
            <text:p>AST-_____-AË</text:p>
          </table:table-cell>
          <table:table-cell table:style-name="ce372" table:formula="of:=CONCATENATE([$L.C$1];[$L.C$25];[$L.C$35];[$L.C$2];[$L.C$26];[$L.C$36];[$L.C$3];[$L.C$27];[$L.C$37];[$L.C139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39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39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39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39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39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/>
          <table:table-cell table:style-name="ce351" office:value-type="string" calcext:value-type="string">
            <text:p>أرسل</text:p>
          </table:table-cell>
          <table:table-cell table:style-name="ce350" table:number-columns-repeated="8"/>
          <table:table-cell table:style-name="ce350" office:value-type="string" calcext:value-type="string">
            <text:p>A__-Racin-__</text:p>
          </table:table-cell>
          <table:table-cell table:style-name="ce372" table:formula="of:=CONCATENATE([$L.C$1];[$L.C$25];[$L.C$35];[$L.C$2];[$L.C$26];[$L.C$36];[$L.C$3];[$L.C$27];[$L.C$37];[$L.C140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40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40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40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40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40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2;1;1;"")))</text:p>
          </table:table-cell>
          <table:table-cell table:style-name="ce386" office:value-type="string" calcext:value-type="string">
            <text:p>=CONCATENER($L.K$42;$L.$D$61;$L.$D$63;(REMPLACER(T2;1;1;"")))</text:p>
          </table:table-cell>
          <table:table-cell table:style-name="ce386" office:value-type="string" calcext:value-type="string">
            <text:p>=CONCATENER($L.L$42;$L.$D$61;$L.$D$63;(REMPLACER(U2;1;1;"")))</text:p>
          </table:table-cell>
          <table:table-cell table:style-name="ce386" office:value-type="string" calcext:value-type="string">
            <text:p>=CONCATENER($L.M$42;$L.$D$61;$L.$D$63;(REMPLACER(V2;1;1;"")))</text:p>
          </table:table-cell>
          <table:table-cell table:style-name="ce386" office:value-type="string" calcext:value-type="string">
            <text:p>=CONCATENER($L.N$42;$L.$D$61;$L.$D$63;(REMPLACER(W2;1;1;"")))</text:p>
          </table:table-cell>
          <table:table-cell table:style-name="ce386" office:value-type="string" calcext:value-type="string">
            <text:p>=CONCATENER($L.O$42;$L.$D$61;$L.$D$63;(REMPLACER(X2;1;1;"")))</text:p>
          </table:table-cell>
          <table:table-cell table:style-name="ce350" table:number-columns-repeated="1000"/>
        </table:table-row>
        <table:table-row table:style-name="ro5">
          <table:table-cell table:style-name="ce248"/>
          <table:table-cell table:style-name="ce361" office:value-type="string" calcext:value-type="string">
            <text:p>أبحرة</text:p>
          </table:table-cell>
          <table:table-cell table:style-name="ce350" table:number-columns-repeated="8"/>
          <table:table-cell table:style-name="ce352" office:value-type="string" calcext:value-type="string">
            <text:p>A__-_____-E_</text:p>
          </table:table-cell>
          <table:table-cell table:style-name="ce372" table:formula="of:=CONCATENATE([$L.C$1];[$L.C$25];[$L.C$35];[$L.C$2];[$L.C$26];[$L.C$36];[$L.C$3];[$L.C$27];[$L.C$37];[$L.C141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41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41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41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41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41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3;1;1;"")))</text:p>
          </table:table-cell>
          <table:table-cell table:style-name="ce386" office:value-type="string" calcext:value-type="string">
            <text:p>=CONCATENER($L.K$42;$L.$D$61;$L.$D$63;(REMPLACER(T3;1;1;"")))</text:p>
          </table:table-cell>
          <table:table-cell table:style-name="ce386" office:value-type="string" calcext:value-type="string">
            <text:p>=CONCATENER($L.L$42;$L.$D$61;$L.$D$63;(REMPLACER(U3;1;1;"")))</text:p>
          </table:table-cell>
          <table:table-cell table:style-name="ce386" office:value-type="string" calcext:value-type="string">
            <text:p>=CONCATENER($L.M$42;$L.$D$61;$L.$D$63;(REMPLACER(V3;1;1;"")))</text:p>
          </table:table-cell>
          <table:table-cell table:style-name="ce386" office:value-type="string" calcext:value-type="string">
            <text:p>=CONCATENER($L.N$42;$L.$D$61;$L.$D$63;(REMPLACER(W3;1;1;"")))</text:p>
          </table:table-cell>
          <table:table-cell table:style-name="ce386" office:value-type="string" calcext:value-type="string">
            <text:p>=CONCATENER($L.O$42;$L.$D$61;$L.$D$63;(REMPLACER(X3;1;1;"")))</text:p>
          </table:table-cell>
          <table:table-cell table:style-name="ce350" table:number-columns-repeated="1000"/>
        </table:table-row>
        <table:table-row table:style-name="ro5">
          <table:table-cell table:style-name="ce248"/>
          <table:table-cell table:style-name="ce361" office:value-type="string" calcext:value-type="string">
            <text:p>أبجدي</text:p>
          </table:table-cell>
          <table:table-cell table:style-name="ce350" table:number-columns-repeated="8"/>
          <table:table-cell table:style-name="ce352" office:value-type="string" calcext:value-type="string">
            <text:p>A__-_____-I_</text:p>
          </table:table-cell>
          <table:table-cell table:style-name="ce372" table:formula="of:=CONCATENATE([$L.C$1];[$L.C$25];[$L.C$35];[$L.C$2];[$L.C$26];[$L.C$36];[$L.C$3];[$L.C$27];[$L.C$37];[$L.C142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42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42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42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42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42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4;1;1;"")))</text:p>
          </table:table-cell>
          <table:table-cell table:style-name="ce386" office:value-type="string" calcext:value-type="string">
            <text:p>=CONCATENER($L.K$42;$L.$D$61;$L.$D$63;(REMPLACER(T4;1;1;"")))</text:p>
          </table:table-cell>
          <table:table-cell table:style-name="ce386" office:value-type="string" calcext:value-type="string">
            <text:p>=CONCATENER($L.L$42;$L.$D$61;$L.$D$63;(REMPLACER(U4;1;1;"")))</text:p>
          </table:table-cell>
          <table:table-cell table:style-name="ce386" office:value-type="string" calcext:value-type="string">
            <text:p>=CONCATENER($L.M$42;$L.$D$61;$L.$D$63;(REMPLACER(V4;1;1;"")))</text:p>
          </table:table-cell>
          <table:table-cell table:style-name="ce386" office:value-type="string" calcext:value-type="string">
            <text:p>=CONCATENER($L.N$42;$L.$D$61;$L.$D$63;(REMPLACER(W4;1;1;"")))</text:p>
          </table:table-cell>
          <table:table-cell table:style-name="ce386" office:value-type="string" calcext:value-type="string">
            <text:p>=CONCATENER($L.O$42;$L.$D$61;$L.$D$63;(REMPLACER(X4;1;1;"")))</text:p>
          </table:table-cell>
          <table:table-cell table:style-name="ce350" table:number-columns-repeated="1000"/>
        </table:table-row>
        <table:table-row table:style-name="ro5">
          <table:table-cell table:style-name="ce351" office:value-type="string" calcext:value-type="string">
            <text:p>أرجحية</text:p>
          </table:table-cell>
          <table:table-cell table:style-name="ce361" office:value-type="string" calcext:value-type="string">
            <text:p>أبجدية</text:p>
          </table:table-cell>
          <table:table-cell table:style-name="ce350" table:number-columns-repeated="8"/>
          <table:table-cell table:style-name="ce352" office:value-type="string" calcext:value-type="string">
            <text:p>A__-_____-IE</text:p>
          </table:table-cell>
          <table:table-cell table:style-name="ce372" table:formula="of:=CONCATENATE([$L.C$1];[$L.C$25];[$L.C$35];[$L.C$2];[$L.C$26];[$L.C$36];[$L.C$3];[$L.C$27];[$L.C$37];[$L.C143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43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43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43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43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43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5;1;1;"")))</text:p>
          </table:table-cell>
          <table:table-cell table:style-name="ce386" office:value-type="string" calcext:value-type="string">
            <text:p>=CONCATENER($L.K$42;$L.$D$61;$L.$D$63;(REMPLACER(T5;1;1;"")))</text:p>
          </table:table-cell>
          <table:table-cell table:style-name="ce386" office:value-type="string" calcext:value-type="string">
            <text:p>=CONCATENER($L.L$42;$L.$D$61;$L.$D$63;(REMPLACER(U5;1;1;"")))</text:p>
          </table:table-cell>
          <table:table-cell table:style-name="ce386" office:value-type="string" calcext:value-type="string">
            <text:p>=CONCATENER($L.M$42;$L.$D$61;$L.$D$63;(REMPLACER(V5;1;1;"")))</text:p>
          </table:table-cell>
          <table:table-cell table:style-name="ce386" office:value-type="string" calcext:value-type="string">
            <text:p>=CONCATENER($L.N$42;$L.$D$61;$L.$D$63;(REMPLACER(W5;1;1;"")))</text:p>
          </table:table-cell>
          <table:table-cell table:style-name="ce386" office:value-type="string" calcext:value-type="string">
            <text:p>=CONCATENER($L.O$42;$L.$D$61;$L.$D$63;(REMPLACER(X5;1;1;"")))</text:p>
          </table:table-cell>
          <table:table-cell table:style-name="ce350" table:number-columns-repeated="1000"/>
        </table:table-row>
        <table:table-row table:style-name="ro5">
          <table:table-cell table:style-name="ce248"/>
          <table:table-cell table:style-name="ce351" office:value-type="string" calcext:value-type="string">
            <text:p><text:span text:style-name="T3">أ</text:span>عل<text:span text:style-name="T3">ى</text:span></text:p>
          </table:table-cell>
          <table:table-cell table:style-name="ce350" table:number-columns-repeated="8"/>
          <table:table-cell table:style-name="ce352" office:value-type="string" calcext:value-type="string">
            <text:p>A__-_____-A_</text:p>
          </table:table-cell>
          <table:table-cell table:style-name="ce372" table:formula="of:=CONCATENATE([$L.C$1];[$L.C$25];[$L.C$35];[$L.C$2];[$L.C$26];[$L.C$36];[$L.C$3];[$L.C$27];[$L.C$37];[$L.C144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44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44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44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44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44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6;1;1;"")))</text:p>
          </table:table-cell>
          <table:table-cell table:style-name="ce386" office:value-type="string" calcext:value-type="string">
            <text:p>=CONCATENER($L.K$42;$L.$D$61;$L.$D$63;(REMPLACER(T6;1;1;"")))</text:p>
          </table:table-cell>
          <table:table-cell table:style-name="ce386" office:value-type="string" calcext:value-type="string">
            <text:p>=CONCATENER($L.L$42;$L.$D$61;$L.$D$63;(REMPLACER(U6;1;1;"")))</text:p>
          </table:table-cell>
          <table:table-cell table:style-name="ce386" office:value-type="string" calcext:value-type="string">
            <text:p>=CONCATENER($L.M$42;$L.$D$61;$L.$D$63;(REMPLACER(V6;1;1;"")))</text:p>
          </table:table-cell>
          <table:table-cell table:style-name="ce386" office:value-type="string" calcext:value-type="string">
            <text:p>=CONCATENER($L.N$42;$L.$D$61;$L.$D$63;(REMPLACER(W6;1;1;"")))</text:p>
          </table:table-cell>
          <table:table-cell table:style-name="ce386" office:value-type="string" calcext:value-type="string">
            <text:p>=CONCATENER($L.O$42;$L.$D$61;$L.$D$63;(REMPLACER(X6;1;1;"")))</text:p>
          </table:table-cell>
          <table:table-cell table:style-name="ce350" table:number-columns-repeated="1000"/>
        </table:table-row>
        <table:table-row table:style-name="ro5">
          <table:table-cell table:style-name="ce248"/>
          <table:table-cell table:style-name="ce361"/>
          <table:table-cell table:style-name="ce350" table:number-columns-repeated="8"/>
          <table:table-cell table:style-name="ce352" office:value-type="string" calcext:value-type="string">
            <text:p>A__-_____-AË</text:p>
          </table:table-cell>
          <table:table-cell table:style-name="ce372" table:formula="of:=CONCATENATE([$L.C$1];[$L.C$25];[$L.C$35];[$L.C$2];[$L.C$26];[$L.C$36];[$L.C$3];[$L.C$27];[$L.C$37];[$L.C145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45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45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45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45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45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7;1;1;"")))</text:p>
          </table:table-cell>
          <table:table-cell table:style-name="ce386" office:value-type="string" calcext:value-type="string">
            <text:p>=CONCATENER($L.K$42;$L.$D$61;$L.$D$63;(REMPLACER(T7;1;1;"")))</text:p>
          </table:table-cell>
          <table:table-cell table:style-name="ce386" office:value-type="string" calcext:value-type="string">
            <text:p>=CONCATENER($L.L$42;$L.$D$61;$L.$D$63;(REMPLACER(U7;1;1;"")))</text:p>
          </table:table-cell>
          <table:table-cell table:style-name="ce386" office:value-type="string" calcext:value-type="string">
            <text:p>=CONCATENER($L.M$42;$L.$D$61;$L.$D$63;(REMPLACER(V7;1;1;"")))</text:p>
          </table:table-cell>
          <table:table-cell table:style-name="ce386" office:value-type="string" calcext:value-type="string">
            <text:p>=CONCATENER($L.N$42;$L.$D$61;$L.$D$63;(REMPLACER(W7;1;1;"")))</text:p>
          </table:table-cell>
          <table:table-cell table:style-name="ce386" office:value-type="string" calcext:value-type="string">
            <text:p>=CONCATENER($L.O$42;$L.$D$61;$L.$D$63;(REMPLACER(X7;1;1;"")))</text:p>
          </table:table-cell>
          <table:table-cell table:style-name="ce350" table:number-columns-repeated="1000"/>
        </table:table-row>
        <table:table-row table:style-name="ro5">
          <table:table-cell table:style-name="ce248"/>
          <table:table-cell table:style-name="ce361"/>
          <table:table-cell table:style-name="ce350" table:number-columns-repeated="8"/>
          <table:table-cell table:style-name="ce352" office:value-type="string" calcext:value-type="string">
            <text:p>A__-_____-A_</text:p>
          </table:table-cell>
          <table:table-cell table:style-name="ce372" table:formula="of:=CONCATENATE([$L.C$1];[$L.C$25];[$L.C$35];[$L.C$2];[$L.C$26];[$L.C$36];[$L.C$3];[$L.C$27];[$L.C$37];[$L.C146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46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46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46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46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46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8;1;1;"")))</text:p>
          </table:table-cell>
          <table:table-cell table:style-name="ce386" office:value-type="string" calcext:value-type="string">
            <text:p>=CONCATENER($L.K$42;$L.$D$61;$L.$D$63;(REMPLACER(T8;1;1;"")))</text:p>
          </table:table-cell>
          <table:table-cell table:style-name="ce386" office:value-type="string" calcext:value-type="string">
            <text:p>=CONCATENER($L.L$42;$L.$D$61;$L.$D$63;(REMPLACER(U8;1;1;"")))</text:p>
          </table:table-cell>
          <table:table-cell table:style-name="ce386" office:value-type="string" calcext:value-type="string">
            <text:p>=CONCATENER($L.M$42;$L.$D$61;$L.$D$63;(REMPLACER(V8;1;1;"")))</text:p>
          </table:table-cell>
          <table:table-cell table:style-name="ce386" office:value-type="string" calcext:value-type="string">
            <text:p>=CONCATENER($L.N$42;$L.$D$61;$L.$D$63;(REMPLACER(W8;1;1;"")))</text:p>
          </table:table-cell>
          <table:table-cell table:style-name="ce386" office:value-type="string" calcext:value-type="string">
            <text:p>=CONCATENER($L.O$42;$L.$D$61;$L.$D$63;(REMPLACER(X8;1;1;"")))</text:p>
          </table:table-cell>
          <table:table-cell table:style-name="ce350" table:number-columns-repeated="1000"/>
        </table:table-row>
        <table:table-row table:style-name="ro5">
          <table:table-cell table:style-name="ce248"/>
          <table:table-cell table:style-name="ce361"/>
          <table:table-cell table:style-name="ce350" table:number-columns-repeated="8"/>
          <table:table-cell table:style-name="ce352" office:value-type="string" calcext:value-type="string">
            <text:p>A__-_____-AJIL</text:p>
          </table:table-cell>
          <table:table-cell table:style-name="ce372" table:formula="of:=CONCATENATE([$L.C$1];[$L.C$25];[$L.C$35];[$L.C$2];[$L.C$26];[$L.C$36];[$L.C$3];[$L.C$27];[$L.C$37];[$L.C147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47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47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47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47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47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9;1;1;"")))</text:p>
          </table:table-cell>
          <table:table-cell table:style-name="ce386" office:value-type="string" calcext:value-type="string">
            <text:p>=CONCATENER($L.K$42;$L.$D$61;$L.$D$63;(REMPLACER(T9;1;1;"")))</text:p>
          </table:table-cell>
          <table:table-cell table:style-name="ce386" office:value-type="string" calcext:value-type="string">
            <text:p>=CONCATENER($L.L$42;$L.$D$61;$L.$D$63;(REMPLACER(U9;1;1;"")))</text:p>
          </table:table-cell>
          <table:table-cell table:style-name="ce386" office:value-type="string" calcext:value-type="string">
            <text:p>=CONCATENER($L.M$42;$L.$D$61;$L.$D$63;(REMPLACER(V9;1;1;"")))</text:p>
          </table:table-cell>
          <table:table-cell table:style-name="ce386" office:value-type="string" calcext:value-type="string">
            <text:p>=CONCATENER($L.N$42;$L.$D$61;$L.$D$63;(REMPLACER(W9;1;1;"")))</text:p>
          </table:table-cell>
          <table:table-cell table:style-name="ce386" office:value-type="string" calcext:value-type="string">
            <text:p>=CONCATENER($L.O$42;$L.$D$61;$L.$D$63;(REMPLACER(X9;1;1;"")))</text:p>
          </table:table-cell>
          <table:table-cell table:style-name="ce350" table:number-columns-repeated="1000"/>
        </table:table-row>
        <table:table-row table:style-name="ro5">
          <table:table-cell table:style-name="ce248"/>
          <table:table-cell table:style-name="ce362"/>
          <table:table-cell table:style-name="ce350" table:number-columns-repeated="8"/>
          <table:table-cell table:style-name="ce350" office:value-type="string" calcext:value-type="string">
            <text:p>A__-_A___-__</text:p>
          </table:table-cell>
          <table:table-cell table:style-name="ce372" table:formula="of:=CONCATENATE([$L.C$1];[$L.C$25];[$L.C$35];[$L.C$2];[$L.C$26];[$L.C$36];[$L.C$3];[$L.C$27];[$L.C$37];[$L.C148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48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48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48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48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48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10;1;1;"")))</text:p>
          </table:table-cell>
          <table:table-cell table:style-name="ce386" office:value-type="string" calcext:value-type="string">
            <text:p>=CONCATENER($L.K$42;$L.$D$61;$L.$D$63;(REMPLACER(T10;1;1;"")))</text:p>
          </table:table-cell>
          <table:table-cell table:style-name="ce386" office:value-type="string" calcext:value-type="string">
            <text:p>=CONCATENER($L.L$42;$L.$D$61;$L.$D$63;(REMPLACER(U10;1;1;"")))</text:p>
          </table:table-cell>
          <table:table-cell table:style-name="ce386" office:value-type="string" calcext:value-type="string">
            <text:p>=CONCATENER($L.M$42;$L.$D$61;$L.$D$63;(REMPLACER(V10;1;1;"")))</text:p>
          </table:table-cell>
          <table:table-cell table:style-name="ce386" office:value-type="string" calcext:value-type="string">
            <text:p>=CONCATENER($L.N$42;$L.$D$61;$L.$D$63;(REMPLACER(W10;1;1;"")))</text:p>
          </table:table-cell>
          <table:table-cell table:style-name="ce386" office:value-type="string" calcext:value-type="string">
            <text:p>=CONCATENER($L.O$42;$L.$D$61;$L.$D$63;(REMPLACER(X10;1;1;"")))</text:p>
          </table:table-cell>
          <table:table-cell table:style-name="ce350" table:number-columns-repeated="1000"/>
        </table:table-row>
        <table:table-row table:style-name="ro5">
          <table:table-cell table:style-name="ce248"/>
          <table:table-cell table:style-name="ce362"/>
          <table:table-cell table:style-name="ce350" table:number-columns-repeated="8"/>
          <table:table-cell table:style-name="ce352" office:value-type="string" calcext:value-type="string">
            <text:p>A__-_A____E_</text:p>
          </table:table-cell>
          <table:table-cell table:style-name="ce372" table:formula="of:=CONCATENATE([$L.C$1];[$L.C$25];[$L.C$35];[$L.C$2];[$L.C$26];[$L.C$36];[$L.C$3];[$L.C$27];[$L.C$37];[$L.C149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49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49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49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49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49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11;1;1;"")))</text:p>
          </table:table-cell>
          <table:table-cell table:style-name="ce386" office:value-type="string" calcext:value-type="string">
            <text:p>=CONCATENER($L.K$42;$L.$D$61;$L.$D$63;(REMPLACER(T11;1;1;"")))</text:p>
          </table:table-cell>
          <table:table-cell table:style-name="ce386" office:value-type="string" calcext:value-type="string">
            <text:p>=CONCATENER($L.L$42;$L.$D$61;$L.$D$63;(REMPLACER(U11;1;1;"")))</text:p>
          </table:table-cell>
          <table:table-cell table:style-name="ce386" office:value-type="string" calcext:value-type="string">
            <text:p>=CONCATENER($L.M$42;$L.$D$61;$L.$D$63;(REMPLACER(V11;1;1;"")))</text:p>
          </table:table-cell>
          <table:table-cell table:style-name="ce386" office:value-type="string" calcext:value-type="string">
            <text:p>=CONCATENER($L.N$42;$L.$D$61;$L.$D$63;(REMPLACER(W11;1;1;"")))</text:p>
          </table:table-cell>
          <table:table-cell table:style-name="ce386" office:value-type="string" calcext:value-type="string">
            <text:p>=CONCATENER($L.O$42;$L.$D$61;$L.$D$63;(REMPLACER(X11;1;1;"")))</text:p>
          </table:table-cell>
          <table:table-cell table:style-name="ce350" table:number-columns-repeated="1000"/>
        </table:table-row>
        <table:table-row table:style-name="ro5">
          <table:table-cell table:style-name="ce248"/>
          <table:table-cell table:style-name="ce362"/>
          <table:table-cell table:style-name="ce350" table:number-columns-repeated="8"/>
          <table:table-cell table:style-name="ce352" office:value-type="string" calcext:value-type="string">
            <text:p>A__-_A____I_</text:p>
          </table:table-cell>
          <table:table-cell table:style-name="ce372" table:formula="of:=CONCATENATE([$L.C$1];[$L.C$25];[$L.C$35];[$L.C$2];[$L.C$26];[$L.C$36];[$L.C$3];[$L.C$27];[$L.C$37];[$L.C150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50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50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50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50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50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12;1;1;"")))</text:p>
          </table:table-cell>
          <table:table-cell table:style-name="ce386" office:value-type="string" calcext:value-type="string">
            <text:p>=CONCATENER($L.K$42;$L.$D$61;$L.$D$63;(REMPLACER(T12;1;1;"")))</text:p>
          </table:table-cell>
          <table:table-cell table:style-name="ce386" office:value-type="string" calcext:value-type="string">
            <text:p>=CONCATENER($L.L$42;$L.$D$61;$L.$D$63;(REMPLACER(U12;1;1;"")))</text:p>
          </table:table-cell>
          <table:table-cell table:style-name="ce386" office:value-type="string" calcext:value-type="string">
            <text:p>=CONCATENER($L.M$42;$L.$D$61;$L.$D$63;(REMPLACER(V12;1;1;"")))</text:p>
          </table:table-cell>
          <table:table-cell table:style-name="ce386" office:value-type="string" calcext:value-type="string">
            <text:p>=CONCATENER($L.N$42;$L.$D$61;$L.$D$63;(REMPLACER(W12;1;1;"")))</text:p>
          </table:table-cell>
          <table:table-cell table:style-name="ce386" office:value-type="string" calcext:value-type="string">
            <text:p>=CONCATENER($L.O$42;$L.$D$61;$L.$D$63;(REMPLACER(X12;1;1;"")))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62"/>
          <table:table-cell table:style-name="ce350" table:number-columns-repeated="8"/>
          <table:table-cell table:style-name="ce350" office:value-type="string" calcext:value-type="string">
            <text:p>I__-___A_-__</text:p>
          </table:table-cell>
          <table:table-cell table:style-name="ce372" table:formula="of:=CONCATENATE([$L.C$1];[$L.C$25];[$L.C$35];[$L.C$2];[$L.C$26];[$L.C$36];[$L.C$3];[$L.C$27];[$L.C$37];[$L.C151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51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51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51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51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51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14;1;1;"")))</text:p>
          </table:table-cell>
          <table:table-cell table:style-name="ce386" office:value-type="string" calcext:value-type="string">
            <text:p>=CONCATENER($L.K$42;$L.$D$61;$L.$D$63;(REMPLACER(T14;1;1;"")))</text:p>
          </table:table-cell>
          <table:table-cell table:style-name="ce386" office:value-type="string" calcext:value-type="string">
            <text:p>=CONCATENER($L.L$42;$L.$D$61;$L.$D$63;(REMPLACER(U14;1;1;"")))</text:p>
          </table:table-cell>
          <table:table-cell table:style-name="ce386" office:value-type="string" calcext:value-type="string">
            <text:p>=CONCATENER($L.M$42;$L.$D$61;$L.$D$63;(REMPLACER(V14;1;1;"")))</text:p>
          </table:table-cell>
          <table:table-cell table:style-name="ce386" office:value-type="string" calcext:value-type="string">
            <text:p>=CONCATENER($L.N$42;$L.$D$61;$L.$D$63;(REMPLACER(W14;1;1;"")))</text:p>
          </table:table-cell>
          <table:table-cell table:style-name="ce386" office:value-type="string" calcext:value-type="string">
            <text:p>=CONCATENER($L.O$42;$L.$D$61;$L.$D$63;(REMPLACER(X14;1;1;"")))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62"/>
          <table:table-cell table:style-name="ce350" table:number-columns-repeated="8"/>
          <table:table-cell table:style-name="ce350" office:value-type="string" calcext:value-type="string">
            <text:p>A__-___A_-E_</text:p>
          </table:table-cell>
          <table:table-cell table:style-name="ce372" table:formula="of:=CONCATENATE([$L.C$1];[$L.C$25];[$L.C$35];[$L.C$2];[$L.C$26];[$L.C$36];[$L.C$3];[$L.C$27];[$L.C$37];[$L.C152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52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52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52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52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52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15;1;1;"")))</text:p>
          </table:table-cell>
          <table:table-cell table:style-name="ce386" office:value-type="string" calcext:value-type="string">
            <text:p>=CONCATENER($L.K$42;$L.$D$61;$L.$D$63;(REMPLACER(T15;1;1;"")))</text:p>
          </table:table-cell>
          <table:table-cell table:style-name="ce386" office:value-type="string" calcext:value-type="string">
            <text:p>=CONCATENER($L.L$42;$L.$D$61;$L.$D$63;(REMPLACER(U15;1;1;"")))</text:p>
          </table:table-cell>
          <table:table-cell table:style-name="ce386" office:value-type="string" calcext:value-type="string">
            <text:p>=CONCATENER($L.M$42;$L.$D$61;$L.$D$63;(REMPLACER(V15;1;1;"")))</text:p>
          </table:table-cell>
          <table:table-cell table:style-name="ce386" office:value-type="string" calcext:value-type="string">
            <text:p>=CONCATENER($L.N$42;$L.$D$61;$L.$D$63;(REMPLACER(W15;1;1;"")))</text:p>
          </table:table-cell>
          <table:table-cell table:style-name="ce386" office:value-type="string" calcext:value-type="string">
            <text:p>=CONCATENER($L.O$42;$L.$D$61;$L.$D$63;(REMPLACER(X15;1;1;"")))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51" office:value-type="string" calcext:value-type="string">
            <text:p>إجباري</text:p>
          </table:table-cell>
          <table:table-cell table:style-name="ce350" table:number-columns-repeated="8"/>
          <table:table-cell table:style-name="ce350" office:value-type="string" calcext:value-type="string">
            <text:p>I__-___A_-I_</text:p>
          </table:table-cell>
          <table:table-cell table:style-name="ce372" table:formula="of:=CONCATENATE([$L.C$1];[$L.C$25];[$L.C$35];[$L.C$2];[$L.C$26];[$L.C$36];[$L.C$3];[$L.C$27];[$L.C$37];[$L.C153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53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53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53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53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53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16;1;1;"")))</text:p>
          </table:table-cell>
          <table:table-cell table:style-name="ce386" office:value-type="string" calcext:value-type="string">
            <text:p>=CONCATENER($L.K$42;$L.$D$61;$L.$D$63;(REMPLACER(T16;1;1;"")))</text:p>
          </table:table-cell>
          <table:table-cell table:style-name="ce386" office:value-type="string" calcext:value-type="string">
            <text:p>=CONCATENER($L.L$42;$L.$D$61;$L.$D$63;(REMPLACER(U16;1;1;"")))</text:p>
          </table:table-cell>
          <table:table-cell table:style-name="ce386" office:value-type="string" calcext:value-type="string">
            <text:p>=CONCATENER($L.M$42;$L.$D$61;$L.$D$63;(REMPLACER(V16;1;1;"")))</text:p>
          </table:table-cell>
          <table:table-cell table:style-name="ce386" office:value-type="string" calcext:value-type="string">
            <text:p>=CONCATENER($L.N$42;$L.$D$61;$L.$D$63;(REMPLACER(W16;1;1;"")))</text:p>
          </table:table-cell>
          <table:table-cell table:style-name="ce386" office:value-type="string" calcext:value-type="string">
            <text:p>=CONCATENER($L.O$42;$L.$D$61;$L.$D$63;(REMPLACER(X16;1;1;"")))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51" office:value-type="string" calcext:value-type="string">
            <text:p>إرسالية</text:p>
          </table:table-cell>
          <table:table-cell table:style-name="ce350" table:number-columns-repeated="8"/>
          <table:table-cell table:style-name="ce350" office:value-type="string" calcext:value-type="string">
            <text:p>I__-___A_-IE</text:p>
          </table:table-cell>
          <table:table-cell table:style-name="ce372" table:formula="of:=CONCATENATE([$L.C$1];[$L.C$25];[$L.C$35];[$L.C$2];[$L.C$26];[$L.C$36];[$L.C$3];[$L.C$27];[$L.C$37];[$L.C154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54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54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54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54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54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17;1;1;"")))</text:p>
          </table:table-cell>
          <table:table-cell table:style-name="ce386" office:value-type="string" calcext:value-type="string">
            <text:p>=CONCATENER($L.K$42;$L.$D$61;$L.$D$63;(REMPLACER(T17;1;1;"")))</text:p>
          </table:table-cell>
          <table:table-cell table:style-name="ce386" office:value-type="string" calcext:value-type="string">
            <text:p>=CONCATENER($L.L$42;$L.$D$61;$L.$D$63;(REMPLACER(U17;1;1;"")))</text:p>
          </table:table-cell>
          <table:table-cell table:style-name="ce386" office:value-type="string" calcext:value-type="string">
            <text:p>=CONCATENER($L.M$42;$L.$D$61;$L.$D$63;(REMPLACER(V17;1;1;"")))</text:p>
          </table:table-cell>
          <table:table-cell table:style-name="ce386" office:value-type="string" calcext:value-type="string">
            <text:p>=CONCATENER($L.N$42;$L.$D$61;$L.$D$63;(REMPLACER(W17;1;1;"")))</text:p>
          </table:table-cell>
          <table:table-cell table:style-name="ce386" office:value-type="string" calcext:value-type="string">
            <text:p>=CONCATENER($L.O$42;$L.$D$61;$L.$D$63;(REMPLACER(X17;1;1;"")))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61" office:value-type="string" calcext:value-type="string">
            <text:p>أنبوب</text:p>
          </table:table-cell>
          <table:table-cell table:style-name="ce350" table:number-columns-repeated="8"/>
          <table:table-cell table:style-name="ce350" office:value-type="string" calcext:value-type="string">
            <text:p>A__-___U_-__</text:p>
          </table:table-cell>
          <table:table-cell table:style-name="ce372" table:formula="of:=CONCATENATE([$L.C$1];[$L.C$25];[$L.C$35];[$L.C$2];[$L.C$26];[$L.C$36];[$L.C$3];[$L.C$27];[$L.C$37];[$L.C155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55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55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55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55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55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18;1;1;"")))</text:p>
          </table:table-cell>
          <table:table-cell table:style-name="ce386" office:value-type="string" calcext:value-type="string">
            <text:p>=CONCATENER($L.K$42;$L.$D$61;$L.$D$63;(REMPLACER(T18;1;1;"")))</text:p>
          </table:table-cell>
          <table:table-cell table:style-name="ce386" office:value-type="string" calcext:value-type="string">
            <text:p>=CONCATENER($L.L$42;$L.$D$61;$L.$D$63;(REMPLACER(U18;1;1;"")))</text:p>
          </table:table-cell>
          <table:table-cell table:style-name="ce386" office:value-type="string" calcext:value-type="string">
            <text:p>=CONCATENER($L.M$42;$L.$D$61;$L.$D$63;(REMPLACER(V18;1;1;"")))</text:p>
          </table:table-cell>
          <table:table-cell table:style-name="ce386" office:value-type="string" calcext:value-type="string">
            <text:p>=CONCATENER($L.N$42;$L.$D$61;$L.$D$63;(REMPLACER(W18;1;1;"")))</text:p>
          </table:table-cell>
          <table:table-cell table:style-name="ce386" office:value-type="string" calcext:value-type="string">
            <text:p>=CONCATENER($L.O$42;$L.$D$61;$L.$D$63;(REMPLACER(X18;1;1;"")))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51" office:value-type="string" calcext:value-type="string">
            <text:p>أرجوحة</text:p>
          </table:table-cell>
          <table:table-cell table:style-name="ce350" table:number-columns-repeated="8"/>
          <table:table-cell table:style-name="ce350" office:value-type="string" calcext:value-type="string">
            <text:p>A__-___U_-E_</text:p>
          </table:table-cell>
          <table:table-cell table:style-name="ce372" table:formula="of:=CONCATENATE([$L.C$1];[$L.C$25];[$L.C$35];[$L.C$2];[$L.C$26];[$L.C$36];[$L.C$3];[$L.C$27];[$L.C$37];[$L.C156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56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56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56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56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56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19;1;1;"")))</text:p>
          </table:table-cell>
          <table:table-cell table:style-name="ce386" office:value-type="string" calcext:value-type="string">
            <text:p>=CONCATENER($L.K$42;$L.$D$61;$L.$D$63;(REMPLACER(T19;1;1;"")))</text:p>
          </table:table-cell>
          <table:table-cell table:style-name="ce386" office:value-type="string" calcext:value-type="string">
            <text:p>=CONCATENER($L.L$42;$L.$D$61;$L.$D$63;(REMPLACER(U19;1;1;"")))</text:p>
          </table:table-cell>
          <table:table-cell table:style-name="ce386" office:value-type="string" calcext:value-type="string">
            <text:p>=CONCATENER($L.M$42;$L.$D$61;$L.$D$63;(REMPLACER(V19;1;1;"")))</text:p>
          </table:table-cell>
          <table:table-cell table:style-name="ce386" office:value-type="string" calcext:value-type="string">
            <text:p>=CONCATENER($L.N$42;$L.$D$61;$L.$D$63;(REMPLACER(W19;1;1;"")))</text:p>
          </table:table-cell>
          <table:table-cell table:style-name="ce386" office:value-type="string" calcext:value-type="string">
            <text:p>=CONCATENER($L.O$42;$L.$D$61;$L.$D$63;(REMPLACER(X19;1;1;"")))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62"/>
          <table:table-cell table:style-name="ce350" table:number-columns-repeated="8"/>
          <table:table-cell table:style-name="ce350" office:value-type="string" calcext:value-type="string">
            <text:p>A__-___U_-I_</text:p>
          </table:table-cell>
          <table:table-cell table:style-name="ce372" table:formula="of:=CONCATENATE([$L.C$1];[$L.C$25];[$L.C$35];[$L.C$2];[$L.C$26];[$L.C$36];[$L.C$3];[$L.C$27];[$L.C$37];[$L.C157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57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57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57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57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57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20;1;1;"")))</text:p>
          </table:table-cell>
          <table:table-cell table:style-name="ce386" office:value-type="string" calcext:value-type="string">
            <text:p>=CONCATENER($L.K$42;$L.$D$61;$L.$D$63;(REMPLACER(T20;1;1;"")))</text:p>
          </table:table-cell>
          <table:table-cell table:style-name="ce386" office:value-type="string" calcext:value-type="string">
            <text:p>=CONCATENER($L.L$42;$L.$D$61;$L.$D$63;(REMPLACER(U20;1;1;"")))</text:p>
          </table:table-cell>
          <table:table-cell table:style-name="ce386" office:value-type="string" calcext:value-type="string">
            <text:p>=CONCATENER($L.M$42;$L.$D$61;$L.$D$63;(REMPLACER(V20;1;1;"")))</text:p>
          </table:table-cell>
          <table:table-cell table:style-name="ce386" office:value-type="string" calcext:value-type="string">
            <text:p>=CONCATENER($L.N$42;$L.$D$61;$L.$D$63;(REMPLACER(W20;1;1;"")))</text:p>
          </table:table-cell>
          <table:table-cell table:style-name="ce386" office:value-type="string" calcext:value-type="string">
            <text:p>=CONCATENER($L.O$42;$L.$D$61;$L.$D$63;(REMPLACER(X20;1;1;"")))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62"/>
          <table:table-cell table:style-name="ce350" table:number-columns-repeated="8"/>
          <table:table-cell table:style-name="ce350" office:value-type="string" calcext:value-type="string">
            <text:p>A__-___U_-IE</text:p>
          </table:table-cell>
          <table:table-cell table:style-name="ce372" table:formula="of:=CONCATENATE([$L.C$1];[$L.C$25];[$L.C$35];[$L.C$2];[$L.C$26];[$L.C$36];[$L.C$3];[$L.C$27];[$L.C$37];[$L.C158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58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58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58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58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58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21;1;1;"")))</text:p>
          </table:table-cell>
          <table:table-cell table:style-name="ce386" office:value-type="string" calcext:value-type="string">
            <text:p>=CONCATENER($L.K$42;$L.$D$61;$L.$D$63;(REMPLACER(T21;1;1;"")))</text:p>
          </table:table-cell>
          <table:table-cell table:style-name="ce386" office:value-type="string" calcext:value-type="string">
            <text:p>=CONCATENER($L.L$42;$L.$D$61;$L.$D$63;(REMPLACER(U21;1;1;"")))</text:p>
          </table:table-cell>
          <table:table-cell table:style-name="ce386" office:value-type="string" calcext:value-type="string">
            <text:p>=CONCATENER($L.M$42;$L.$D$61;$L.$D$63;(REMPLACER(V21;1;1;"")))</text:p>
          </table:table-cell>
          <table:table-cell table:style-name="ce386" office:value-type="string" calcext:value-type="string">
            <text:p>=CONCATENER($L.N$42;$L.$D$61;$L.$D$63;(REMPLACER(W21;1;1;"")))</text:p>
          </table:table-cell>
          <table:table-cell table:style-name="ce386" office:value-type="string" calcext:value-type="string">
            <text:p>=CONCATENER($L.O$42;$L.$D$61;$L.$D$63;(REMPLACER(X21;1;1;"")))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62"/>
          <table:table-cell table:style-name="ce350" table:number-columns-repeated="8"/>
          <table:table-cell table:style-name="ce350" office:value-type="string" calcext:value-type="string">
            <text:p>A__-___J_-__</text:p>
          </table:table-cell>
          <table:table-cell table:style-name="ce372" table:formula="of:=CONCATENATE([$L.C$1];[$L.C$25];[$L.C$35];[$L.C$2];[$L.C$26];[$L.C$36];[$L.C$3];[$L.C$27];[$L.C$37];[$L.C159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59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59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59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59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59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22;1;1;"")))</text:p>
          </table:table-cell>
          <table:table-cell table:style-name="ce386" office:value-type="string" calcext:value-type="string">
            <text:p>=CONCATENER($L.K$42;$L.$D$61;$L.$D$63;(REMPLACER(T22;1;1;"")))</text:p>
          </table:table-cell>
          <table:table-cell table:style-name="ce386" office:value-type="string" calcext:value-type="string">
            <text:p>=CONCATENER($L.L$42;$L.$D$61;$L.$D$63;(REMPLACER(U22;1;1;"")))</text:p>
          </table:table-cell>
          <table:table-cell table:style-name="ce386" office:value-type="string" calcext:value-type="string">
            <text:p>=CONCATENER($L.M$42;$L.$D$61;$L.$D$63;(REMPLACER(V22;1;1;"")))</text:p>
          </table:table-cell>
          <table:table-cell table:style-name="ce386" office:value-type="string" calcext:value-type="string">
            <text:p>=CONCATENER($L.N$42;$L.$D$61;$L.$D$63;(REMPLACER(W22;1;1;"")))</text:p>
          </table:table-cell>
          <table:table-cell table:style-name="ce386" office:value-type="string" calcext:value-type="string">
            <text:p>=CONCATENER($L.O$42;$L.$D$61;$L.$D$63;(REMPLACER(X22;1;1;"")))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62"/>
          <table:table-cell table:style-name="ce350" table:number-columns-repeated="8"/>
          <table:table-cell table:style-name="ce350" office:value-type="string" calcext:value-type="string">
            <text:p>A__-___J_-E_</text:p>
          </table:table-cell>
          <table:table-cell table:style-name="ce372" table:formula="of:=CONCATENATE([$L.C$1];[$L.C$25];[$L.C$35];[$L.C$2];[$L.C$26];[$L.C$36];[$L.C$3];[$L.C$27];[$L.C$37];[$L.C160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60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60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60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60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60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23;1;1;"")))</text:p>
          </table:table-cell>
          <table:table-cell table:style-name="ce386" office:value-type="string" calcext:value-type="string">
            <text:p>=CONCATENER($L.K$42;$L.$D$61;$L.$D$63;(REMPLACER(T23;1;1;"")))</text:p>
          </table:table-cell>
          <table:table-cell table:style-name="ce386" office:value-type="string" calcext:value-type="string">
            <text:p>=CONCATENER($L.L$42;$L.$D$61;$L.$D$63;(REMPLACER(U23;1;1;"")))</text:p>
          </table:table-cell>
          <table:table-cell table:style-name="ce386" office:value-type="string" calcext:value-type="string">
            <text:p>=CONCATENER($L.M$42;$L.$D$61;$L.$D$63;(REMPLACER(V23;1;1;"")))</text:p>
          </table:table-cell>
          <table:table-cell table:style-name="ce386" office:value-type="string" calcext:value-type="string">
            <text:p>=CONCATENER($L.N$42;$L.$D$61;$L.$D$63;(REMPLACER(W23;1;1;"")))</text:p>
          </table:table-cell>
          <table:table-cell table:style-name="ce386" office:value-type="string" calcext:value-type="string">
            <text:p>=CONCATENER($L.O$42;$L.$D$61;$L.$D$63;(REMPLACER(X23;1;1;"")))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62"/>
          <table:table-cell table:style-name="ce350" table:number-columns-repeated="8"/>
          <table:table-cell table:style-name="ce350" office:value-type="string" calcext:value-type="string">
            <text:p>A__-_U_A_-__</text:p>
          </table:table-cell>
          <table:table-cell table:style-name="ce372" table:formula="of:=CONCATENATE([$L.C$1];[$L.C$25];[$L.C$35];[$L.C$2];[$L.C$26];[$L.C$36];[$L.C$3];[$L.C$27];[$L.C$37];[$L.C161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61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61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61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61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61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24;1;1;"")))</text:p>
          </table:table-cell>
          <table:table-cell table:style-name="ce386" office:value-type="string" calcext:value-type="string">
            <text:p>=CONCATENER($L.K$42;$L.$D$61;$L.$D$63;(REMPLACER(T24;1;1;"")))</text:p>
          </table:table-cell>
          <table:table-cell table:style-name="ce386" office:value-type="string" calcext:value-type="string">
            <text:p>=CONCATENER($L.L$42;$L.$D$61;$L.$D$63;(REMPLACER(U24;1;1;"")))</text:p>
          </table:table-cell>
          <table:table-cell table:style-name="ce386" office:value-type="string" calcext:value-type="string">
            <text:p>=CONCATENER($L.M$42;$L.$D$61;$L.$D$63;(REMPLACER(V24;1;1;"")))</text:p>
          </table:table-cell>
          <table:table-cell table:style-name="ce386" office:value-type="string" calcext:value-type="string">
            <text:p>=CONCATENER($L.N$42;$L.$D$61;$L.$D$63;(REMPLACER(W24;1;1;"")))</text:p>
          </table:table-cell>
          <table:table-cell table:style-name="ce386" office:value-type="string" calcext:value-type="string">
            <text:p>=CONCATENER($L.O$42;$L.$D$61;$L.$D$63;(REMPLACER(X24;1;1;"")))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62"/>
          <table:table-cell table:style-name="ce350" table:number-columns-repeated="8"/>
          <table:table-cell table:style-name="ce350" office:value-type="string" calcext:value-type="string">
            <text:p>A__-_U_A_-A_</text:p>
          </table:table-cell>
          <table:table-cell table:style-name="ce372" table:formula="of:=CONCATENATE([$L.C$1];[$L.C$25];[$L.C$35];[$L.C$2];[$L.C$26];[$L.C$36];[$L.C$3];[$L.C$27];[$L.C$37];[$L.C162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62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62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62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62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62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25;1;1;"")))</text:p>
          </table:table-cell>
          <table:table-cell table:style-name="ce386" office:value-type="string" calcext:value-type="string">
            <text:p>=CONCATENER($L.K$42;$L.$D$61;$L.$D$63;(REMPLACER(T25;1;1;"")))</text:p>
          </table:table-cell>
          <table:table-cell table:style-name="ce386" office:value-type="string" calcext:value-type="string">
            <text:p>=CONCATENER($L.L$42;$L.$D$61;$L.$D$63;(REMPLACER(U25;1;1;"")))</text:p>
          </table:table-cell>
          <table:table-cell table:style-name="ce386" office:value-type="string" calcext:value-type="string">
            <text:p>=CONCATENER($L.M$42;$L.$D$61;$L.$D$63;(REMPLACER(V25;1;1;"")))</text:p>
          </table:table-cell>
          <table:table-cell table:style-name="ce386" office:value-type="string" calcext:value-type="string">
            <text:p>=CONCATENER($L.N$42;$L.$D$61;$L.$D$63;(REMPLACER(W25;1;1;"")))</text:p>
          </table:table-cell>
          <table:table-cell table:style-name="ce386" office:value-type="string" calcext:value-type="string">
            <text:p>=CONCATENER($L.O$42;$L.$D$61;$L.$D$63;(REMPLACER(X25;1;1;"")))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62"/>
          <table:table-cell table:style-name="ce350" table:number-columns-repeated="8"/>
          <table:table-cell table:style-name="ce350" office:value-type="string" calcext:value-type="string">
            <text:p>A__-_A_U_-A_</text:p>
          </table:table-cell>
          <table:table-cell table:style-name="ce372" table:formula="of:=CONCATENATE([$L.C$1];[$L.C$25];[$L.C$35];[$L.C$2];[$L.C$26];[$L.C$36];[$L.C$3];[$L.C$27];[$L.C$37];[$L.C163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63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63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63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63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63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/>
          <table:table-cell table:style-name="ce362"/>
          <table:table-cell table:style-name="ce350" table:number-columns-repeated="8"/>
          <table:table-cell table:style-name="ce350" office:value-type="string" calcext:value-type="string">
            <text:p>A__-_A_U_-A_</text:p>
          </table:table-cell>
          <table:table-cell table:style-name="ce372" table:formula="of:=CONCATENATE([$L.C$1];[$L.C$25];[$L.C$35];[$L.C$2];[$L.C$26];[$L.C$36];[$L.C$3];[$L.C$27];[$L.C$37];[$L.C164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64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64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64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64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64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/>
          <table:table-cell table:style-name="ce362"/>
          <table:table-cell table:style-name="ce350" table:number-columns-repeated="8"/>
          <table:table-cell table:style-name="ce352" office:value-type="string" calcext:value-type="string">
            <text:p>A__-__AJ_-E_</text:p>
          </table:table-cell>
          <table:table-cell table:style-name="ce372" table:formula="of:=CONCATENATE([$L.C$1];[$L.C$25];[$L.C$35];[$L.C$2];[$L.C$26];[$L.C$36];[$L.C$3];[$L.C$27];[$L.C$37];[$L.C165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65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65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65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65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65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/>
          <table:table-cell table:style-name="ce362"/>
          <table:table-cell table:style-name="ce350" table:number-columns-repeated="8"/>
          <table:table-cell table:style-name="ce352" office:value-type="string" calcext:value-type="string">
            <text:p>A__-__AJ_-E_</text:p>
          </table:table-cell>
          <table:table-cell table:style-name="ce372" table:formula="of:=CONCATENATE([$L.C$1];[$L.C$25];[$L.C$35];[$L.C$2];[$L.C$26];[$L.C$36];[$L.C$3];[$L.C$27];[$L.C$37];[$L.C166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66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66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66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66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66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/>
          <table:table-cell table:style-name="ce362"/>
          <table:table-cell table:style-name="ce350" table:number-columns-repeated="8"/>
          <table:table-cell table:style-name="ce248" office:value-type="string" calcext:value-type="string">
            <text:p>A__-_I_U_-__</text:p>
          </table:table-cell>
          <table:table-cell table:style-name="ce372" table:formula="of:=CONCATENATE([$L.C$1];[$L.C$25];[$L.C$35];[$L.C$2];[$L.C$26];[$L.C$36];[$L.C$3];[$L.C$27];[$L.C$37];[$L.C167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67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67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67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67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67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/>
          <table:table-cell table:style-name="ce362"/>
          <table:table-cell table:style-name="ce350" table:number-columns-repeated="8"/>
          <table:table-cell table:style-name="ce248" office:value-type="string" calcext:value-type="string">
            <text:p>A__-_I_U_-E_</text:p>
          </table:table-cell>
          <table:table-cell table:style-name="ce372" table:formula="of:=CONCATENATE([$L.C$1];[$L.C$25];[$L.C$35];[$L.C$2];[$L.C$26];[$L.C$36];[$L.C$3];[$L.C$27];[$L.C$37];[$L.C168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68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68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68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68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68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2"/>
          <table:table-cell table:style-name="ce248"/>
          <table:table-cell table:style-name="ce350" table:number-columns-repeated="8"/>
          <table:table-cell table:style-name="ce350" office:value-type="string" calcext:value-type="string">
            <text:p>___-___U_-I_</text:p>
          </table:table-cell>
          <table:table-cell table:style-name="ce372" table:formula="of:=CONCATENATE([$L.C$1];[$L.C$25];[$L.C$35];[$L.C$2];[$L.C$26];[$L.C$36];[$L.C$3];[$L.C$27];[$L.C$37];[$L.C169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69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69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69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69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69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26;1;1;"")))</text:p>
          </table:table-cell>
          <table:table-cell table:style-name="ce386" office:value-type="string" calcext:value-type="string">
            <text:p>=CONCATENER($L.K$42;$L.$D$61;$L.$D$63;(REMPLACER(T26;1;1;"")))</text:p>
          </table:table-cell>
          <table:table-cell table:style-name="ce386" office:value-type="string" calcext:value-type="string">
            <text:p>=CONCATENER($L.L$42;$L.$D$61;$L.$D$63;(REMPLACER(U26;1;1;"")))</text:p>
          </table:table-cell>
          <table:table-cell table:style-name="ce386" office:value-type="string" calcext:value-type="string">
            <text:p>=CONCATENER($L.M$42;$L.$D$61;$L.$D$63;(REMPLACER(V26;1;1;"")))</text:p>
          </table:table-cell>
          <table:table-cell table:style-name="ce386" office:value-type="string" calcext:value-type="string">
            <text:p>=CONCATENER($L.N$42;$L.$D$61;$L.$D$63;(REMPLACER(W26;1;1;"")))</text:p>
          </table:table-cell>
          <table:table-cell table:style-name="ce386" office:value-type="string" calcext:value-type="string">
            <text:p>=CONCATENER($L.O$42;$L.$D$61;$L.$D$63;(REMPLACER(X26;1;1;"")))</text:p>
          </table:table-cell>
          <table:table-cell table:style-name="ce350" table:number-columns-repeated="1000"/>
        </table:table-row>
        <table:table-row table:style-name="ro5">
          <table:table-cell table:style-name="ce352"/>
          <table:table-cell table:style-name="ce248"/>
          <table:table-cell table:style-name="ce350" table:number-columns-repeated="8"/>
          <table:table-cell table:style-name="ce350" office:value-type="string" calcext:value-type="string">
            <text:p>___-___U_-IE</text:p>
          </table:table-cell>
          <table:table-cell table:style-name="ce372" table:formula="of:=CONCATENATE([$L.C$1];[$L.C$25];[$L.C$35];[$L.C$2];[$L.C$26];[$L.C$36];[$L.C$3];[$L.C$27];[$L.C$37];[$L.C170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70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70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70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70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70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27;1;1;"")))</text:p>
          </table:table-cell>
          <table:table-cell table:style-name="ce386" office:value-type="string" calcext:value-type="string">
            <text:p>=CONCATENER($L.K$42;$L.$D$61;$L.$D$63;(REMPLACER(T27;1;1;"")))</text:p>
          </table:table-cell>
          <table:table-cell table:style-name="ce386" office:value-type="string" calcext:value-type="string">
            <text:p>=CONCATENER($L.L$42;$L.$D$61;$L.$D$63;(REMPLACER(U27;1;1;"")))</text:p>
          </table:table-cell>
          <table:table-cell table:style-name="ce386" office:value-type="string" calcext:value-type="string">
            <text:p>=CONCATENER($L.M$42;$L.$D$61;$L.$D$63;(REMPLACER(V27;1;1;"")))</text:p>
          </table:table-cell>
          <table:table-cell table:style-name="ce386" office:value-type="string" calcext:value-type="string">
            <text:p>=CONCATENER($L.N$42;$L.$D$61;$L.$D$63;(REMPLACER(W27;1;1;"")))</text:p>
          </table:table-cell>
          <table:table-cell table:style-name="ce386" office:value-type="string" calcext:value-type="string">
            <text:p>=CONCATENER($L.O$42;$L.$D$61;$L.$D$63;(REMPLACER(X27;1;1;"")))</text:p>
          </table:table-cell>
          <table:table-cell table:style-name="ce350" table:number-columns-repeated="1000"/>
        </table:table-row>
        <table:table-row table:style-name="ro5">
          <table:table-cell table:style-name="ce352"/>
          <table:table-cell table:style-name="ce248"/>
          <table:table-cell table:style-name="ce350" table:number-columns-repeated="8"/>
          <table:table-cell table:style-name="ce352" office:value-type="string" calcext:value-type="string">
            <text:p>A__-__AJ_-__</text:p>
          </table:table-cell>
          <table:table-cell table:style-name="ce372" table:formula="of:=CONCATENATE([$L.C$1];[$L.C$25];[$L.C$35];[$L.C$2];[$L.C$26];[$L.C$36];[$L.C$3];[$L.C$27];[$L.C$37];[$L.C171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71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71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71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71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71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61;$L.$D$63;(REMPLACER(S28;1;1;"")))</text:p>
          </table:table-cell>
          <table:table-cell table:style-name="ce386" office:value-type="string" calcext:value-type="string">
            <text:p>=CONCATENER($L.K$42;$L.$D$61;$L.$D$63;(REMPLACER(T28;1;1;"")))</text:p>
          </table:table-cell>
          <table:table-cell table:style-name="ce386" office:value-type="string" calcext:value-type="string">
            <text:p>=CONCATENER($L.L$42;$L.$D$61;$L.$D$63;(REMPLACER(U28;1;1;"")))</text:p>
          </table:table-cell>
          <table:table-cell table:style-name="ce386" office:value-type="string" calcext:value-type="string">
            <text:p>=CONCATENER($L.M$42;$L.$D$61;$L.$D$63;(REMPLACER(V28;1;1;"")))</text:p>
          </table:table-cell>
          <table:table-cell table:style-name="ce386" office:value-type="string" calcext:value-type="string">
            <text:p>=CONCATENER($L.N$42;$L.$D$61;$L.$D$63;(REMPLACER(W28;1;1;"")))</text:p>
          </table:table-cell>
          <table:table-cell table:style-name="ce386" office:value-type="string" calcext:value-type="string">
            <text:p>=CONCATENER($L.O$42;$L.$D$61;$L.$D$63;(REMPLACER(X28;1;1;"")))</text:p>
          </table:table-cell>
          <table:table-cell table:style-name="ce350" table:number-columns-repeated="1000"/>
        </table:table-row>
        <table:table-row table:style-name="ro5">
          <table:table-cell table:style-name="ce248"/>
          <table:table-cell table:style-name="ce362"/>
          <table:table-cell table:style-name="ce350" table:number-columns-repeated="8"/>
          <table:table-cell table:style-name="ce350" office:value-type="string" calcext:value-type="string">
            <text:p>__A-Racin-__</text:p>
          </table:table-cell>
          <table:table-cell table:style-name="ce372" table:formula="of:=CONCATENATE([$L.C$1];[$L.C$25];[$L.C$35];[$L.C$2];[$L.C$26];[$L.C$36];[$L.C$3];[$L.C$27];[$L.C$37];[$L.C172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72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72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72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72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72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/>
          <table:table-cell table:style-name="ce351" office:value-type="string" calcext:value-type="string">
            <text:p>اغتناء</text:p>
          </table:table-cell>
          <table:table-cell table:style-name="ce350" table:number-columns-repeated="8"/>
          <table:table-cell table:style-name="ce350" office:value-type="string" calcext:value-type="string">
            <text:p>__A-_T____-AË</text:p>
          </table:table-cell>
          <table:table-cell table:style-name="ce372" table:formula="of:=CONCATENATE([$L.C$1];[$L.C$25];[$L.C$35];[$L.C$2];[$L.C$26];[$L.C$36];[$L.C$3];[$L.C$27];[$L.C$37];[$L.C173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73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73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73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73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73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248"/>
          <table:table-cell table:style-name="ce350" table:number-columns-repeated="9"/>
          <table:table-cell table:style-name="ce352" office:value-type="string" calcext:value-type="string">
            <text:p>__A-_T____-E_</text:p>
          </table:table-cell>
          <table:table-cell table:style-name="ce372" table:formula="of:=CONCATENATE([$L.C$1];[$L.C$25];[$L.C$35];[$L.C$2];[$L.C$26];[$L.C$36];[$L.C$3];[$L.C$27];[$L.C$37];[$L.C174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74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74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74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74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74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248"/>
          <table:table-cell table:style-name="ce350" table:number-columns-repeated="9"/>
          <table:table-cell table:style-name="ce352" office:value-type="string" calcext:value-type="string">
            <text:p>__A-_TA____E_</text:p>
          </table:table-cell>
          <table:table-cell table:style-name="ce372" table:formula="of:=CONCATENATE([$L.C$1];[$L.C$25];[$L.C$35];[$L.C$2];[$L.C$26];[$L.C$36];[$L.C$3];[$L.C$27];[$L.C$37];[$L.C175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75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75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75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75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75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_A-_TA___-__</text:p>
          </table:table-cell>
          <table:table-cell table:style-name="ce372" table:formula="of:=CONCATENATE([$L.C$1];[$L.C$25];[$L.C$35];[$L.C$2];[$L.C$26];[$L.C$36];[$L.C$3];[$L.C$27];[$L.C$37];[$L.C176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76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76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76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76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76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A__-_T__A_-__</text:p>
          </table:table-cell>
          <table:table-cell table:style-name="ce372" table:formula="of:=CONCATENATE([$L.C$1];[$L.C$25];[$L.C$35];[$L.C$2];[$L.C$26];[$L.C$36];[$L.C$3];[$L.C$27];[$L.C$37];[$L.C177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77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77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77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77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77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__-_T__A_-E_</text:p>
          </table:table-cell>
          <table:table-cell table:style-name="ce372" table:formula="of:=CONCATENATE([$L.C$1];[$L.C$25];[$L.C$35];[$L.C$2];[$L.C$26];[$L.C$36];[$L.C$3];[$L.C$27];[$L.C$37];[$L.C178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78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78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78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78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78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__-_T__A_-IE</text:p>
          </table:table-cell>
          <table:table-cell table:style-name="ce372" table:formula="of:=CONCATENATE([$L.C$1];[$L.C$25];[$L.C$35];[$L.C$2];[$L.C$26];[$L.C$36];[$L.C$3];[$L.C$27];[$L.C$37];[$L.C179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79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79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79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79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79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__-___A_-I_</text:p>
          </table:table-cell>
          <table:table-cell table:style-name="ce372" table:formula="of:=CONCATENATE([$L.C$1];[$L.C$25];[$L.C$35];[$L.C$2];[$L.C$26];[$L.C$36];[$L.C$3];[$L.C$27];[$L.C$37];[$L.C180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80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80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80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80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80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__-___U_-__</text:p>
          </table:table-cell>
          <table:table-cell table:style-name="ce372" table:formula="of:=CONCATENATE([$L.C$1];[$L.C$25];[$L.C$35];[$L.C$2];[$L.C$26];[$L.C$36];[$L.C$3];[$L.C$27];[$L.C$37];[$L.C181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81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81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81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81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81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__-___U_-E_</text:p>
          </table:table-cell>
          <table:table-cell table:style-name="ce372" table:formula="of:=CONCATENATE([$L.C$1];[$L.C$25];[$L.C$35];[$L.C$2];[$L.C$26];[$L.C$36];[$L.C$3];[$L.C$27];[$L.C$37];[$L.C182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82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82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82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82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82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__-___J_-__</text:p>
          </table:table-cell>
          <table:table-cell table:style-name="ce372" table:formula="of:=CONCATENATE([$L.C$1];[$L.C$25];[$L.C$35];[$L.C$2];[$L.C$26];[$L.C$36];[$L.C$3];[$L.C$27];[$L.C$37];[$L.C183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83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83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83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83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83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__-___J_-E_</text:p>
          </table:table-cell>
          <table:table-cell table:style-name="ce372" table:formula="of:=CONCATENATE([$L.C$1];[$L.C$25];[$L.C$35];[$L.C$2];[$L.C$26];[$L.C$36];[$L.C$3];[$L.C$27];[$L.C$37];[$L.C184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84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84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84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84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84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__-_U_A_-__</text:p>
          </table:table-cell>
          <table:table-cell table:style-name="ce372" table:formula="of:=CONCATENATE([$L.C$1];[$L.C$25];[$L.C$35];[$L.C$2];[$L.C$26];[$L.C$36];[$L.C$3];[$L.C$27];[$L.C$37];[$L.C185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85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85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85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85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85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0" office:value-type="string" calcext:value-type="string">
            <text:p>___-_U_A_-A_</text:p>
          </table:table-cell>
          <table:table-cell table:style-name="ce372" table:formula="of:=CONCATENATE([$L.C$1];[$L.C$25];[$L.C$35];[$L.C$2];[$L.C$26];[$L.C$36];[$L.C$3];[$L.C$27];[$L.C$37];[$L.C186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86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86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86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86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86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__-_____-A_</text:p>
          </table:table-cell>
          <table:table-cell table:style-name="ce372" table:formula="of:=CONCATENATE([$L.C$1];[$L.C$25];[$L.C$35];[$L.C$2];[$L.C$26];[$L.C$36];[$L.C$3];[$L.C$27];[$L.C$37];[$L.C187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87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87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87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87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87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__-_____-A_</text:p>
          </table:table-cell>
          <table:table-cell table:style-name="ce372" table:formula="of:=CONCATENATE([$L.C$1];[$L.C$25];[$L.C$35];[$L.C$2];[$L.C$26];[$L.C$36];[$L.C$3];[$L.C$27];[$L.C$37];[$L.C188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88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88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88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88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88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__-_____-I_</text:p>
          </table:table-cell>
          <table:table-cell table:style-name="ce372" table:formula="of:=CONCATENATE([$L.C$1];[$L.C$25];[$L.C$35];[$L.C$2];[$L.C$26];[$L.C$36];[$L.C$3];[$L.C$27];[$L.C$37];[$L.C189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89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89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89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89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89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__-_____-IE</text:p>
          </table:table-cell>
          <table:table-cell table:style-name="ce372" table:formula="of:=CONCATENATE([$L.C$1];[$L.C$25];[$L.C$35];[$L.C$2];[$L.C$26];[$L.C$36];[$L.C$3];[$L.C$27];[$L.C$37];[$L.C190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90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90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90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90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90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__-_____-AJIL</text:p>
          </table:table-cell>
          <table:table-cell table:style-name="ce372" table:formula="of:=CONCATENATE([$L.C$1];[$L.C$25];[$L.C$35];[$L.C$2];[$L.C$26];[$L.C$36];[$L.C$3];[$L.C$27];[$L.C$37];[$L.C191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91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91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91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91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91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 table:number-columns-repeated="10"/>
          <table:table-cell table:style-name="ce352" office:value-type="string" calcext:value-type="string">
            <text:p>___-__AJ_-__</text:p>
          </table:table-cell>
          <table:table-cell table:style-name="ce372" table:formula="of:=CONCATENATE([$L.C$1];[$L.C$25];[$L.C$35];[$L.C$2];[$L.C$26];[$L.C$36];[$L.C$3];[$L.C$27];[$L.C$37];[$L.C192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92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92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92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92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92])" office:value-type="string" office:string-value="هدب" calcext:value-type="string">
            <text:p>هدب</text:p>
          </table:table-cell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5">
          <table:table-cell table:style-name="ce350"/>
          <table:table-cell table:style-name="ce360" office:value-type="string" calcext:value-type="string">
            <text:p>مستعرب</text:p>
          </table:table-cell>
          <table:table-cell table:style-name="ce350" table:number-columns-repeated="8"/>
          <table:table-cell table:style-name="ce350" office:value-type="string" calcext:value-type="string">
            <text:p>MST-Racin-__</text:p>
          </table:table-cell>
          <table:table-cell table:style-name="ce372" table:formula="of:=CONCATENATE([$L.C$1];[$L.C$25];[$L.C$35];[$L.C$2];[$L.C$26];[$L.C$36];[$L.C$3];[$L.C$27];[$L.C$37];[$L.C193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93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93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93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93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93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32;$L.$D$60;$L.$D$33;$L.$D$57;$L.$D$34;$L.$D$63;(REMPLACER(S2;1;1;"")))</text:p>
          </table:table-cell>
          <table:table-cell table:style-name="ce386" office:value-type="string" calcext:value-type="string">
            <text:p>=CONCATENER($L.K$42;$L.$D$58;$L.$D$32;$L.$D$60;$L.$D$33;$L.$D$57;$L.$D$34;$L.$D$63;(REMPLACER(T2;1;1;"")))</text:p>
          </table:table-cell>
          <table:table-cell table:style-name="ce386" office:value-type="string" calcext:value-type="string">
            <text:p>=CONCATENER($L.L$42;$L.$D$58;$L.$D$32;$L.$D$60;$L.$D$33;$L.$D$57;$L.$D$34;$L.$D$63;(REMPLACER(U2;1;1;"")))</text:p>
          </table:table-cell>
          <table:table-cell table:style-name="ce386" office:value-type="string" calcext:value-type="string">
            <text:p>=CONCATENER($L.M$42;$L.$D$58;$L.$D$32;$L.$D$60;$L.$D$33;$L.$D$57;$L.$D$34;$L.$D$63;(REMPLACER(V2;1;1;"")))</text:p>
          </table:table-cell>
          <table:table-cell table:style-name="ce386" office:value-type="string" calcext:value-type="string">
            <text:p>=CONCATENER($L.N$42;$L.$D$58;$L.$D$32;$L.$D$60;$L.$D$33;$L.$D$57;$L.$D$34;$L.$D$63;(REMPLACER(W2;1;1;"")))</text:p>
          </table:table-cell>
          <table:table-cell table:style-name="ce386" office:value-type="string" calcext:value-type="string">
            <text:p>=CONCATENER($L.O$42;$L.$D$58;$L.$D$32;$L.$D$60;$L.$D$33;$L.$D$57;$L.$D$34;$L.$D$63;(REMPLACER(X2;1;1;"")))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60" office:value-type="string" calcext:value-type="string">
            <text:p>مستعمرة</text:p>
          </table:table-cell>
          <table:table-cell table:style-name="ce350" table:number-columns-repeated="8"/>
          <table:table-cell table:style-name="ce352" office:value-type="string" calcext:value-type="string">
            <text:p>MST-_____-E_</text:p>
          </table:table-cell>
          <table:table-cell table:style-name="ce372" table:formula="of:=CONCATENATE([$L.C$1];[$L.C$25];[$L.C$35];[$L.C$2];[$L.C$26];[$L.C$36];[$L.C$3];[$L.C$27];[$L.C$37];[$L.C194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94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94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94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94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94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8;$L.$D$32;$L.$D$60;$L.$D$33;$L.$D$57;$L.$D$34;$L.$D$63;(REMPLACER(S3;1;1;"")))</text:p>
          </table:table-cell>
          <table:table-cell table:style-name="ce386" office:value-type="string" calcext:value-type="string">
            <text:p>=CONCATENER($L.K$42;$L.$D$58;$L.$D$32;$L.$D$60;$L.$D$33;$L.$D$57;$L.$D$34;$L.$D$63;(REMPLACER(T3;1;1;"")))</text:p>
          </table:table-cell>
          <table:table-cell table:style-name="ce386" office:value-type="string" calcext:value-type="string">
            <text:p>=CONCATENER($L.L$42;$L.$D$58;$L.$D$32;$L.$D$60;$L.$D$33;$L.$D$57;$L.$D$34;$L.$D$63;(REMPLACER(U3;1;1;"")))</text:p>
          </table:table-cell>
          <table:table-cell table:style-name="ce386" office:value-type="string" calcext:value-type="string">
            <text:p>=CONCATENER($L.M$42;$L.$D$58;$L.$D$32;$L.$D$60;$L.$D$33;$L.$D$57;$L.$D$34;$L.$D$63;(REMPLACER(V3;1;1;"")))</text:p>
          </table:table-cell>
          <table:table-cell table:style-name="ce386" office:value-type="string" calcext:value-type="string">
            <text:p>=CONCATENER($L.N$42;$L.$D$58;$L.$D$32;$L.$D$60;$L.$D$33;$L.$D$57;$L.$D$34;$L.$D$63;(REMPLACER(W3;1;1;"")))</text:p>
          </table:table-cell>
          <table:table-cell table:style-name="ce386" office:value-type="string" calcext:value-type="string">
            <text:p>=CONCATENER($L.O$42;$L.$D$58;$L.$D$32;$L.$D$60;$L.$D$33;$L.$D$57;$L.$D$34;$L.$D$63;(REMPLACER(X3;1;1;"")))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51" office:value-type="string" calcext:value-type="string">
            <text:p>مستقبلي</text:p>
          </table:table-cell>
          <table:table-cell table:style-name="ce350" table:number-columns-repeated="8"/>
          <table:table-cell table:style-name="ce352" office:value-type="string" calcext:value-type="string">
            <text:p>MST-_____-I_</text:p>
          </table:table-cell>
          <table:table-cell table:style-name="ce372" table:formula="of:=CONCATENATE([$L.C$1];[$L.C$25];[$L.C$35];[$L.C$2];[$L.C$26];[$L.C$36];[$L.C$3];[$L.C$27];[$L.C$37];[$L.C195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95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95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95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95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95])" office:value-type="string" office:string-value="هدب" calcext:value-type="string">
            <text:p>هدب</text:p>
          </table:table-cell>
          <table:table-cell table:style-name="ce382"/>
          <table:table-cell table:style-name="ce386" table:formula="of:=CONCATENATE([#REF!];[#REF!];[#REF!];[#REF!];[#REF!];[#REF!];[#REF!];[#REF!];(REPLACE('o'#ref !;1;1;&quot;&quot;)))" office:value-type="string" office:string-value="" calcext:value-type="error">
            <text:p>Err:511</text:p>
          </table:table-cell>
          <table:table-cell table:style-name="ce386" table:formula="of:=CONCATENATE([#REF!];[#REF!];[#REF!];[#REF!];[#REF!];[#REF!];[#REF!];[#REF!];(REPLACE(p#ref !;1;1;&quot;&quot;)))" office:value-type="string" office:string-value="" calcext:value-type="error">
            <text:p>Err:508</text:p>
          </table:table-cell>
          <table:table-cell table:style-name="ce386" table:formula="of:=CONCATENATE([#REF!];[#REF!];[#REF!];[#REF!];[#REF!];[#REF!];[#REF!];[#REF!];(REPLACE(q#ref !;1;1;&quot;&quot;)))" office:value-type="string" office:string-value="" calcext:value-type="error">
            <text:p>Err:508</text:p>
          </table:table-cell>
          <table:table-cell table:style-name="ce386" table:formula="of:=CONCATENATE([#REF!];[#REF!];[#REF!];[#REF!];[#REF!];[#REF!];[#REF!];[#REF!];(REPLACE(r#ref !;1;1;&quot;&quot;)))" office:value-type="string" office:string-value="" calcext:value-type="error">
            <text:p>Err:508</text:p>
          </table:table-cell>
          <table:table-cell table:style-name="ce386" table:formula="of:=CONCATENATE([#REF!];[#REF!];[#REF!];[#REF!];[#REF!];[#REF!];[#REF!];[#REF!];(REPLACE(s#ref !;1;1;&quot;&quot;)))" office:value-type="string" office:string-value="" calcext:value-type="error">
            <text:p>Err:508</text:p>
          </table:table-cell>
          <table:table-cell table:style-name="ce386" table:formula="of:=CONCATENATE([#REF!];[#REF!];[#REF!];[#REF!];[#REF!];[#REF!];[#REF!];[#REF!];(REPLACE(t#ref !;1;1;&quot;&quot;)))" office:value-type="string" office:string-value="" calcext:value-type="error">
            <text:p>Err:508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51" office:value-type="string" calcext:value-type="string">
            <text:p>انبثق</text:p>
          </table:table-cell>
          <table:table-cell table:style-name="ce350" table:number-columns-repeated="8"/>
          <table:table-cell table:style-name="ce350" office:value-type="string" calcext:value-type="string">
            <text:p>AN_-Racin-__</text:p>
          </table:table-cell>
          <table:table-cell table:style-name="ce372" table:formula="of:=CONCATENATE([$L.C$1];[$L.C$25];[$L.C$35];[$L.C$2];[$L.C$26];[$L.C$36];[$L.C$3];[$L.C$27];[$L.C$37];[$L.C196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96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96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96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96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96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9;$L.$D$32;$L.$D$64;$L.$D$33;$L.$D$63;(REMPLACER(S2;1;1;"")))</text:p>
          </table:table-cell>
          <table:table-cell table:style-name="ce386" office:value-type="string" calcext:value-type="string">
            <text:p>=CONCATENER($L.K$42;$L.$D$59;$L.$D$32;$L.$D$64;$L.$D$33;$L.$D$63;(REMPLACER(T2;1;1;"")))</text:p>
          </table:table-cell>
          <table:table-cell table:style-name="ce386" office:value-type="string" calcext:value-type="string">
            <text:p>=CONCATENER($L.L$42;$L.$D$59;$L.$D$32;$L.$D$64;$L.$D$33;$L.$D$63;(REMPLACER(U2;1;1;"")))</text:p>
          </table:table-cell>
          <table:table-cell table:style-name="ce386" office:value-type="string" calcext:value-type="string">
            <text:p>=CONCATENER($L.M$42;$L.$D$59;$L.$D$32;$L.$D$64;$L.$D$33;$L.$D$63;(REMPLACER(V2;1;1;"")))</text:p>
          </table:table-cell>
          <table:table-cell table:style-name="ce386" office:value-type="string" calcext:value-type="string">
            <text:p>=CONCATENER($L.N$42;$L.$D$59;$L.$D$32;$L.$D$64;$L.$D$33;$L.$D$63;(REMPLACER(W2;1;1;"")))</text:p>
          </table:table-cell>
          <table:table-cell table:style-name="ce386" office:value-type="string" calcext:value-type="string">
            <text:p>=CONCATENER($L.O$42;$L.$D$59;$L.$D$32;$L.$D$64;$L.$D$33;$L.$D$63;(REMPLACER(X2;1;1;"")))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51" office:value-type="string" calcext:value-type="string">
            <text:p>انبثاق</text:p>
          </table:table-cell>
          <table:table-cell table:style-name="ce350" table:number-columns-repeated="8"/>
          <table:table-cell table:style-name="ce350" office:value-type="string" calcext:value-type="string">
            <text:p>AN_-___A_-__</text:p>
          </table:table-cell>
          <table:table-cell table:style-name="ce372" table:formula="of:=CONCATENATE([$L.C$1];[$L.C$25];[$L.C$35];[$L.C$2];[$L.C$26];[$L.C$36];[$L.C$3];[$L.C$27];[$L.C$37];[$L.C197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97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97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97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97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97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9;$L.$D$32;$L.$D$64;$L.$D$33;$L.$D$63;(REMPLACER(S14;1;1;"")))</text:p>
          </table:table-cell>
          <table:table-cell table:style-name="ce386" office:value-type="string" calcext:value-type="string">
            <text:p>=CONCATENER($L.K$42;$L.$D$59;$L.$D$32;$L.$D$64;$L.$D$33;$L.$D$63;(REMPLACER(T14;1;1;"")))</text:p>
          </table:table-cell>
          <table:table-cell table:style-name="ce386" office:value-type="string" calcext:value-type="string">
            <text:p>=CONCATENER($L.L$42;$L.$D$59;$L.$D$32;$L.$D$64;$L.$D$33;$L.$D$63;(REMPLACER(U14;1;1;"")))</text:p>
          </table:table-cell>
          <table:table-cell table:style-name="ce386" office:value-type="string" calcext:value-type="string">
            <text:p>=CONCATENER($L.M$42;$L.$D$59;$L.$D$32;$L.$D$64;$L.$D$33;$L.$D$63;(REMPLACER(V14;1;1;"")))</text:p>
          </table:table-cell>
          <table:table-cell table:style-name="ce386" office:value-type="string" calcext:value-type="string">
            <text:p>=CONCATENER($L.N$42;$L.$D$59;$L.$D$32;$L.$D$64;$L.$D$33;$L.$D$63;(REMPLACER(W14;1;1;"")))</text:p>
          </table:table-cell>
          <table:table-cell table:style-name="ce386" office:value-type="string" calcext:value-type="string">
            <text:p>=CONCATENER($L.O$42;$L.$D$59;$L.$D$32;$L.$D$64;$L.$D$33;$L.$D$63;(REMPLACER(X14;1;1;"")))</text:p>
          </table:table-cell>
          <table:table-cell table:style-name="ce350" table:number-columns-repeated="1000"/>
        </table:table-row>
        <table:table-row table:style-name="ro5">
          <table:table-cell table:style-name="ce350"/>
          <table:table-cell table:style-name="ce363" office:value-type="string" calcext:value-type="string">
            <text:p>انحطاطي</text:p>
          </table:table-cell>
          <table:table-cell table:style-name="ce350" table:number-columns-repeated="8"/>
          <table:table-cell table:style-name="ce350" office:value-type="string" calcext:value-type="string">
            <text:p>AN_-___A_-I_</text:p>
          </table:table-cell>
          <table:table-cell table:style-name="ce372" table:formula="of:=CONCATENATE([$L.C$1];[$L.C$25];[$L.C$35];[$L.C$2];[$L.C$26];[$L.C$36];[$L.C$3];[$L.C$27];[$L.C$37];[$L.C198])" office:value-type="string" office:string-value="بده" calcext:value-type="string">
            <text:p>بده</text:p>
          </table:table-cell>
          <table:table-cell table:style-name="ce372" table:formula="of:=CONCATENATE([$L.D$1];[$L.D$25];[$L.D$35];[$L.D$2];[$L.D$26];[$L.D$36];[$L.D$3];[$L.D$27];[$L.D$37];[$L.D198])" office:value-type="string" office:string-value="بهد" calcext:value-type="string">
            <text:p>بهد</text:p>
          </table:table-cell>
          <table:table-cell table:style-name="ce372" table:formula="of:=CONCATENATE([$L.E$1];[$L.E$25];[$L.E$35];[$L.E$2];[$L.E$26];[$L.E$36];[$L.E$3];[$L.E$27];[$L.E$37];[$L.E198])" office:value-type="string" office:string-value="دبه" calcext:value-type="string">
            <text:p>دبه</text:p>
          </table:table-cell>
          <table:table-cell table:style-name="ce372" table:formula="of:=CONCATENATE([$L.F$1];[$L.F$25];[$L.F$35];[$L.F$2];[$L.F$26];[$L.F$36];[$L.F$3];[$L.F$27];[$L.F$37];[$L.F198])" office:value-type="string" office:string-value="دهب" calcext:value-type="string">
            <text:p>دهب</text:p>
          </table:table-cell>
          <table:table-cell table:style-name="ce372" table:formula="of:=CONCATENATE([$L.G$1];[$L.G$25];[$L.G$35];[$L.G$2];[$L.G$26];[$L.G$36];[$L.G$3];[$L.G$27];[$L.G$37];[$L.G198])" office:value-type="string" office:string-value="هبد" calcext:value-type="string">
            <text:p>هبد</text:p>
          </table:table-cell>
          <table:table-cell table:style-name="ce372" table:formula="of:=CONCATENATE([$L.H$1];[$L.H$25];[$L.H$35];[$L.H$2];[$L.H$26];[$L.H$36];[$L.H$3];[$L.H$27];[$L.H$37];[$L.H198])" office:value-type="string" office:string-value="هدب" calcext:value-type="string">
            <text:p>هدب</text:p>
          </table:table-cell>
          <table:table-cell table:style-name="ce382"/>
          <table:table-cell table:style-name="ce386" office:value-type="string" calcext:value-type="string">
            <text:p>=CONCATENER($L.J$42;$L.$D$59;$L.$D$32;$L.$D$64;$L.$D$33;$L.$D$63;(REMPLACER(S16;1;1;"")))</text:p>
          </table:table-cell>
          <table:table-cell table:style-name="ce386" office:value-type="string" calcext:value-type="string">
            <text:p>=CONCATENER($L.K$42;$L.$D$59;$L.$D$32;$L.$D$64;$L.$D$33;$L.$D$63;(REMPLACER(T16;1;1;"")))</text:p>
          </table:table-cell>
          <table:table-cell table:style-name="ce386" office:value-type="string" calcext:value-type="string">
            <text:p>=CONCATENER($L.L$42;$L.$D$59;$L.$D$32;$L.$D$64;$L.$D$33;$L.$D$63;(REMPLACER(U16;1;1;"")))</text:p>
          </table:table-cell>
          <table:table-cell table:style-name="ce386" office:value-type="string" calcext:value-type="string">
            <text:p>=CONCATENER($L.M$42;$L.$D$59;$L.$D$32;$L.$D$64;$L.$D$33;$L.$D$63;(REMPLACER(V16;1;1;"")))</text:p>
          </table:table-cell>
          <table:table-cell table:style-name="ce386" office:value-type="string" calcext:value-type="string">
            <text:p>=CONCATENER($L.N$42;$L.$D$59;$L.$D$32;$L.$D$64;$L.$D$33;$L.$D$63;(REMPLACER(W16;1;1;"")))</text:p>
          </table:table-cell>
          <table:table-cell table:style-name="ce386" office:value-type="string" calcext:value-type="string">
            <text:p>=CONCATENER($L.O$42;$L.$D$59;$L.$D$32;$L.$D$64;$L.$D$33;$L.$D$63;(REMPLACER(X16;1;1;"")))</text:p>
          </table:table-cell>
          <table:table-cell table:style-name="ce350" table:number-columns-repeated="1000"/>
        </table:table-row>
        <table:table-row table:style-name="ro2" table:number-rows-repeated="65341">
          <table:table-cell table:style-name="ce350" table:number-columns-repeated="11"/>
          <table:table-cell table:style-name="ce250" table:number-columns-repeated="6"/>
          <table:table-cell table:style-name="ce382"/>
          <table:table-cell table:style-name="ce386" table:number-columns-repeated="6"/>
          <table:table-cell table:style-name="ce350" table:number-columns-repeated="1000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" table:style-name="ta1" table:print="false">
        <office:forms form:automatic-focus="false" form:apply-design-mode="false"/>
        <table:table-column table:style-name="co30" table:default-cell-style-name="ce241"/>
        <table:table-column table:style-name="co31" table:default-cell-style-name="ce241"/>
        <table:table-column table:style-name="co32" table:default-cell-style-name="ce241"/>
        <table:table-column table:style-name="co33" table:default-cell-style-name="ce241"/>
        <table:table-column table:style-name="co32" table:number-columns-repeated="4" table:default-cell-style-name="ce241"/>
        <table:table-column table:style-name="co34" table:default-cell-style-name="ce241"/>
        <table:table-column table:style-name="co35" table:default-cell-style-name="ce241"/>
        <table:table-column table:style-name="co33" table:default-cell-style-name="ce241"/>
        <table:table-column table:style-name="co36" table:number-columns-repeated="4" table:default-cell-style-name="ce241"/>
        <table:table-column table:style-name="co19" table:default-cell-style-name="ce241"/>
        <table:table-column table:style-name="co37" table:default-cell-style-name="ce241"/>
        <table:table-column table:style-name="co38" table:default-cell-style-name="ce241"/>
        <table:table-column table:style-name="co39" table:number-columns-repeated="3" table:default-cell-style-name="ce241"/>
        <table:table-column table:style-name="co33" table:default-cell-style-name="ce241"/>
        <table:table-column table:style-name="co19" table:default-cell-style-name="ce241"/>
        <table:table-column table:style-name="co40" table:default-cell-style-name="ce241"/>
        <table:table-column table:style-name="co41" table:default-cell-style-name="ce241"/>
        <table:table-column table:style-name="co42" table:default-cell-style-name="ce241"/>
        <table:table-column table:style-name="co43" table:default-cell-style-name="ce241"/>
        <table:table-column table:style-name="co19" table:number-columns-repeated="997" table:default-cell-style-name="ce241"/>
        <table:table-row table:style-name="ro5">
          <table:table-cell table:style-name="ce389" office:value-type="string" calcext:value-type="string">
            <text:p>Lettre 1 = </text:p>
          </table:table-cell>
          <table:table-cell table:style-name="ce395"/>
          <table:table-cell table:style-name="ce389" table:formula="of:=[.L49]" office:value-type="string" office:string-value="ب" calcext:value-type="string">
            <text:p>ب</text:p>
          </table:table-cell>
          <table:table-cell table:style-name="ce389" table:formula="of:=CONCATENATE([.C1])" office:value-type="string" office:string-value="ب" calcext:value-type="string">
            <text:p>ب</text:p>
          </table:table-cell>
          <table:table-cell table:style-name="ce389" table:formula="of:=CONCATENATE([.D3])" office:value-type="string" office:string-value="د" calcext:value-type="string">
            <text:p>د</text:p>
          </table:table-cell>
          <table:table-cell table:style-name="ce389" table:formula="of:=CONCATENATE([.D3])" office:value-type="string" office:string-value="د" calcext:value-type="string">
            <text:p>د</text:p>
          </table:table-cell>
          <table:table-cell table:style-name="ce389" table:formula="of:=CONCATENATE([.C3])" office:value-type="string" office:string-value="ه" calcext:value-type="string">
            <text:p>ه</text:p>
          </table:table-cell>
          <table:table-cell table:style-name="ce389" table:formula="of:=CONCATENATE([.C3])" office:value-type="string" office:string-value="ه" calcext:value-type="string">
            <text:p>ه</text:p>
          </table:table-cell>
          <table:table-cell table:style-name="ce389"/>
          <table:table-cell table:style-name="ce408" table:formula="of:=[.K49]" office:value-type="string" office:string-value="b" calcext:value-type="string">
            <text:p>b</text:p>
          </table:table-cell>
          <table:table-cell table:style-name="ce408" table:formula="of:=CONCATENATE([.J1])" office:value-type="string" office:string-value="b" calcext:value-type="string">
            <text:p>b</text:p>
          </table:table-cell>
          <table:table-cell table:style-name="ce408" table:formula="of:=CONCATENATE([.J2])" office:value-type="string" office:string-value="d" calcext:value-type="string">
            <text:p>d</text:p>
          </table:table-cell>
          <table:table-cell table:style-name="ce408" table:formula="of:=CONCATENATE([.J2])" office:value-type="string" office:string-value="d" calcext:value-type="string">
            <text:p>d</text:p>
          </table:table-cell>
          <table:table-cell table:style-name="ce408" table:formula="of:=CONCATENATE([.J3])" office:value-type="string" office:string-value="e" calcext:value-type="string">
            <text:p>e</text:p>
          </table:table-cell>
          <table:table-cell table:style-name="ce408" table:formula="of:=CONCATENATE([.J3])" office:value-type="string" office:string-value="e" calcext:value-type="string">
            <text:p>e</text:p>
          </table:table-cell>
          <table:table-cell table:style-name="ce408"/>
          <table:table-cell table:style-name="ce425" office:value-type="float" office:value="1" calcext:value-type="float">
            <text:p>1</text:p>
          </table:table-cell>
          <table:table-cell table:style-name="ce427" office:value-type="string" calcext:value-type="string">
            <text:p>a</text:p>
          </table:table-cell>
          <table:table-cell table:style-name="ce427" office:value-type="string" calcext:value-type="string">
            <text:p>ا</text:p>
          </table:table-cell>
          <table:table-cell table:style-name="ce427" office:value-type="string" calcext:value-type="string">
            <text:p>א</text:p>
          </table:table-cell>
          <table:table-cell table:style-name="ce427" office:value-type="string" calcext:value-type="string">
            <text:p>Α</text:p>
          </table:table-cell>
          <table:table-cell table:style-name="ce427" office:value-type="string" calcext:value-type="string">
            <text:p>А</text:p>
          </table:table-cell>
          <table:table-cell table:style-name="ce408"/>
          <table:table-cell table:style-name="ce427" office:value-type="string" calcext:value-type="string">
            <text:p>ا</text:p>
          </table:table-cell>
          <table:table-cell table:style-name="ce427" office:value-type="string" calcext:value-type="string">
            <text:p>a</text:p>
          </table:table-cell>
          <table:table-cell table:style-name="ce425" office:value-type="float" office:value="1" calcext:value-type="float">
            <text:p>1</text:p>
          </table:table-cell>
          <table:table-cell table:style-name="ce445" office:value-type="string" calcext:value-type="string">
            <text:p>ܐ</text:p>
          </table:table-cell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Lettre 2 = </text:p>
          </table:table-cell>
          <table:table-cell table:style-name="ce395"/>
          <table:table-cell table:style-name="ce389" table:formula="of:=[.L50]" office:value-type="string" office:string-value="د" calcext:value-type="string">
            <text:p>د</text:p>
          </table:table-cell>
          <table:table-cell table:style-name="ce389" table:formula="of:=CONCATENATE([.C3])" office:value-type="string" office:string-value="ه" calcext:value-type="string">
            <text:p>ه</text:p>
          </table:table-cell>
          <table:table-cell table:style-name="ce389" table:formula="of:=CONCATENATE([.C1])" office:value-type="string" office:string-value="ب" calcext:value-type="string">
            <text:p>ب</text:p>
          </table:table-cell>
          <table:table-cell table:style-name="ce389" table:formula="of:=CONCATENATE([.D2])" office:value-type="string" office:string-value="ه" calcext:value-type="string">
            <text:p>ه</text:p>
          </table:table-cell>
          <table:table-cell table:style-name="ce389" table:formula="of:=CONCATENATE([.C1])" office:value-type="string" office:string-value="ب" calcext:value-type="string">
            <text:p>ب</text:p>
          </table:table-cell>
          <table:table-cell table:style-name="ce389" table:formula="of:=CONCATENATE([.C2])" office:value-type="string" office:string-value="د" calcext:value-type="string">
            <text:p>د</text:p>
          </table:table-cell>
          <table:table-cell table:style-name="ce389"/>
          <table:table-cell table:style-name="ce408" table:formula="of:=[.K50]" office:value-type="string" office:string-value="d" calcext:value-type="string">
            <text:p>d</text:p>
          </table:table-cell>
          <table:table-cell table:style-name="ce408" table:formula="of:=CONCATENATE([.J3])" office:value-type="string" office:string-value="e" calcext:value-type="string">
            <text:p>e</text:p>
          </table:table-cell>
          <table:table-cell table:style-name="ce408" table:formula="of:=CONCATENATE([.J1])" office:value-type="string" office:string-value="b" calcext:value-type="string">
            <text:p>b</text:p>
          </table:table-cell>
          <table:table-cell table:style-name="ce408" table:formula="of:=CONCATENATE([.J3])" office:value-type="string" office:string-value="e" calcext:value-type="string">
            <text:p>e</text:p>
          </table:table-cell>
          <table:table-cell table:style-name="ce408" table:formula="of:=CONCATENATE([.J1])" office:value-type="string" office:string-value="b" calcext:value-type="string">
            <text:p>b</text:p>
          </table:table-cell>
          <table:table-cell table:style-name="ce408" table:formula="of:=CONCATENATE([.J2])" office:value-type="string" office:string-value="d" calcext:value-type="string">
            <text:p>d</text:p>
          </table:table-cell>
          <table:table-cell table:style-name="ce408"/>
          <table:table-cell table:style-name="ce425" office:value-type="float" office:value="2" calcext:value-type="float">
            <text:p>2</text:p>
          </table:table-cell>
          <table:table-cell table:style-name="ce427" office:value-type="string" calcext:value-type="string">
            <text:p>b</text:p>
          </table:table-cell>
          <table:table-cell table:style-name="ce427" office:value-type="string" calcext:value-type="string">
            <text:p>ب</text:p>
          </table:table-cell>
          <table:table-cell table:style-name="ce427" office:value-type="string" calcext:value-type="string">
            <text:p>ב</text:p>
          </table:table-cell>
          <table:table-cell table:style-name="ce427" office:value-type="string" calcext:value-type="string">
            <text:p>Β</text:p>
          </table:table-cell>
          <table:table-cell table:style-name="ce427" office:value-type="string" calcext:value-type="string">
            <text:p>Б</text:p>
          </table:table-cell>
          <table:table-cell table:style-name="ce408"/>
          <table:table-cell table:style-name="ce427" office:value-type="string" calcext:value-type="string">
            <text:p>ب</text:p>
          </table:table-cell>
          <table:table-cell table:style-name="ce427" office:value-type="string" calcext:value-type="string">
            <text:p>b</text:p>
          </table:table-cell>
          <table:table-cell table:style-name="ce425" office:value-type="float" office:value="2" calcext:value-type="float">
            <text:p>2</text:p>
          </table:table-cell>
          <table:table-cell table:style-name="ce445" office:value-type="string" calcext:value-type="string">
            <text:p>ܒ</text:p>
          </table:table-cell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Lettre 3 = </text:p>
          </table:table-cell>
          <table:table-cell table:style-name="ce395"/>
          <table:table-cell table:style-name="ce389" table:formula="of:=[.L51]" office:value-type="string" office:string-value="ه" calcext:value-type="string">
            <text:p>ه</text:p>
          </table:table-cell>
          <table:table-cell table:style-name="ce389" table:formula="of:=CONCATENATE([.C2])" office:value-type="string" office:string-value="د" calcext:value-type="string">
            <text:p>د</text:p>
          </table:table-cell>
          <table:table-cell table:style-name="ce389" table:formula="of:=CONCATENATE([.D2])" office:value-type="string" office:string-value="ه" calcext:value-type="string">
            <text:p>ه</text:p>
          </table:table-cell>
          <table:table-cell table:style-name="ce389" table:formula="of:=CONCATENATE([.C1])" office:value-type="string" office:string-value="ب" calcext:value-type="string">
            <text:p>ب</text:p>
          </table:table-cell>
          <table:table-cell table:style-name="ce389" table:formula="of:=CONCATENATE([.C2])" office:value-type="string" office:string-value="د" calcext:value-type="string">
            <text:p>د</text:p>
          </table:table-cell>
          <table:table-cell table:style-name="ce389" table:formula="of:=CONCATENATE([.C1])" office:value-type="string" office:string-value="ب" calcext:value-type="string">
            <text:p>ب</text:p>
          </table:table-cell>
          <table:table-cell table:style-name="ce389"/>
          <table:table-cell table:style-name="ce408" table:formula="of:=[.K51]" office:value-type="string" office:string-value="e" calcext:value-type="string">
            <text:p>e</text:p>
          </table:table-cell>
          <table:table-cell table:style-name="ce408" table:formula="of:=CONCATENATE([.J2])" office:value-type="string" office:string-value="d" calcext:value-type="string">
            <text:p>d</text:p>
          </table:table-cell>
          <table:table-cell table:style-name="ce408" table:formula="of:=CONCATENATE([.J3])" office:value-type="string" office:string-value="e" calcext:value-type="string">
            <text:p>e</text:p>
          </table:table-cell>
          <table:table-cell table:style-name="ce408" table:formula="of:=CONCATENATE([.J1])" office:value-type="string" office:string-value="b" calcext:value-type="string">
            <text:p>b</text:p>
          </table:table-cell>
          <table:table-cell table:style-name="ce408" table:formula="of:=CONCATENATE([.J2])" office:value-type="string" office:string-value="d" calcext:value-type="string">
            <text:p>d</text:p>
          </table:table-cell>
          <table:table-cell table:style-name="ce408" table:formula="of:=CONCATENATE([.J1])" office:value-type="string" office:string-value="b" calcext:value-type="string">
            <text:p>b</text:p>
          </table:table-cell>
          <table:table-cell table:style-name="ce408"/>
          <table:table-cell table:style-name="ce425" office:value-type="float" office:value="3" calcext:value-type="float">
            <text:p>3</text:p>
          </table:table-cell>
          <table:table-cell table:style-name="ce427" office:value-type="string" calcext:value-type="string">
            <text:p>g</text:p>
          </table:table-cell>
          <table:table-cell table:style-name="ce427" office:value-type="string" calcext:value-type="string">
            <text:p>ج</text:p>
          </table:table-cell>
          <table:table-cell table:style-name="ce427" office:value-type="string" calcext:value-type="string">
            <text:p>ג</text:p>
          </table:table-cell>
          <table:table-cell table:style-name="ce427" office:value-type="string" calcext:value-type="string">
            <text:p>Γ</text:p>
          </table:table-cell>
          <table:table-cell table:style-name="ce427" office:value-type="string" calcext:value-type="string">
            <text:p>Г</text:p>
          </table:table-cell>
          <table:table-cell table:style-name="ce408"/>
          <table:table-cell table:style-name="ce427" office:value-type="string" calcext:value-type="string">
            <text:p>ج</text:p>
          </table:table-cell>
          <table:table-cell table:style-name="ce427" office:value-type="string" calcext:value-type="string">
            <text:p>g</text:p>
          </table:table-cell>
          <table:table-cell table:style-name="ce425" office:value-type="float" office:value="3" calcext:value-type="float">
            <text:p>3</text:p>
          </table:table-cell>
          <table:table-cell table:style-name="ce445" office:value-type="string" calcext:value-type="string">
            <text:p>ܓ</text:p>
          </table:table-cell>
          <table:table-cell table:style-name="ce408" table:number-columns-repeated="997"/>
        </table:table-row>
        <table:table-row table:style-name="ro5">
          <table:table-cell table:style-name="ce389"/>
          <table:table-cell table:style-name="ce395" office:value-type="string" calcext:value-type="string">
            <text:p><text:s/></text:p>
          </table:table-cell>
          <table:table-cell table:style-name="ce399"/>
          <table:table-cell table:style-name="ce389" table:number-columns-repeated="6"/>
          <table:table-cell table:style-name="ce408" table:number-columns-repeated="7"/>
          <table:table-cell table:style-name="ce425" office:value-type="float" office:value="4" calcext:value-type="float">
            <text:p>4</text:p>
          </table:table-cell>
          <table:table-cell table:style-name="ce427" office:value-type="string" calcext:value-type="string">
            <text:p>d</text:p>
          </table:table-cell>
          <table:table-cell table:style-name="ce427" office:value-type="string" calcext:value-type="string">
            <text:p>د</text:p>
          </table:table-cell>
          <table:table-cell table:style-name="ce427" office:value-type="string" calcext:value-type="string">
            <text:p>ד</text:p>
          </table:table-cell>
          <table:table-cell table:style-name="ce427" office:value-type="string" calcext:value-type="string">
            <text:p>Δ</text:p>
          </table:table-cell>
          <table:table-cell table:style-name="ce427" office:value-type="string" calcext:value-type="string">
            <text:p>Д</text:p>
          </table:table-cell>
          <table:table-cell table:style-name="ce408"/>
          <table:table-cell table:style-name="ce427" office:value-type="string" calcext:value-type="string">
            <text:p>د</text:p>
          </table:table-cell>
          <table:table-cell table:style-name="ce427" office:value-type="string" calcext:value-type="string">
            <text:p>d</text:p>
          </table:table-cell>
          <table:table-cell table:style-name="ce425" office:value-type="float" office:value="4" calcext:value-type="float">
            <text:p>4</text:p>
          </table:table-cell>
          <table:table-cell table:style-name="ce445" office:value-type="string" calcext:value-type="string">
            <text:p>ܖ</text:p>
          </table:table-cell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Voyêllë A = </text:p>
          </table:table-cell>
          <table:table-cell table:style-name="ce395"/>
          <table:table-cell table:number-columns-repeated="6" table:style-name="ce400" office:value-type="string" calcext:value-type="string">
            <text:p>ا</text:p>
          </table:table-cell>
          <table:table-cell table:style-name="ce400"/>
          <table:table-cell table:style-name="ce409" office:value-type="string" calcext:value-type="string">
            <text:p>a</text:p>
          </table:table-cell>
          <table:table-cell table:style-name="ce419" table:formula="of:=CONCATENATE([.J5])" office:value-type="string" office:string-value="a" calcext:value-type="string">
            <text:p>a</text:p>
          </table:table-cell>
          <table:table-cell table:style-name="ce419" table:formula="of:=CONCATENATE([.K5])" office:value-type="string" office:string-value="a" calcext:value-type="string">
            <text:p>a</text:p>
          </table:table-cell>
          <table:table-cell table:style-name="ce419" table:formula="of:=CONCATENATE([.L5])" office:value-type="string" office:string-value="a" calcext:value-type="string">
            <text:p>a</text:p>
          </table:table-cell>
          <table:table-cell table:style-name="ce419" table:formula="of:=CONCATENATE([.M5])" office:value-type="string" office:string-value="a" calcext:value-type="string">
            <text:p>a</text:p>
          </table:table-cell>
          <table:table-cell table:style-name="ce419" table:formula="of:=CONCATENATE([.N5])" office:value-type="string" office:string-value="a" calcext:value-type="string">
            <text:p>a</text:p>
          </table:table-cell>
          <table:table-cell table:style-name="ce408"/>
          <table:table-cell table:style-name="ce425" office:value-type="float" office:value="5" calcext:value-type="float">
            <text:p>5</text:p>
          </table:table-cell>
          <table:table-cell table:style-name="ce427" office:value-type="string" calcext:value-type="string">
            <text:p>e</text:p>
          </table:table-cell>
          <table:table-cell table:style-name="ce427" office:value-type="string" calcext:value-type="string">
            <text:p>ه</text:p>
          </table:table-cell>
          <table:table-cell table:style-name="ce427" office:value-type="string" calcext:value-type="string">
            <text:p>ה</text:p>
          </table:table-cell>
          <table:table-cell table:style-name="ce427" office:value-type="string" calcext:value-type="string">
            <text:p>Ε</text:p>
          </table:table-cell>
          <table:table-cell table:style-name="ce427" office:value-type="string" calcext:value-type="string">
            <text:p>Е</text:p>
          </table:table-cell>
          <table:table-cell table:style-name="ce408"/>
          <table:table-cell table:style-name="ce427" office:value-type="string" calcext:value-type="string">
            <text:p>ه</text:p>
          </table:table-cell>
          <table:table-cell table:style-name="ce427" office:value-type="string" calcext:value-type="string">
            <text:p>e</text:p>
          </table:table-cell>
          <table:table-cell table:style-name="ce425" office:value-type="float" office:value="5" calcext:value-type="float">
            <text:p>5</text:p>
          </table:table-cell>
          <table:table-cell table:style-name="ce445" office:value-type="string" calcext:value-type="string">
            <text:p>ܗ</text:p>
          </table:table-cell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Voyêllë U = </text:p>
          </table:table-cell>
          <table:table-cell table:style-name="ce395"/>
          <table:table-cell table:number-columns-repeated="6" table:style-name="ce400" office:value-type="string" calcext:value-type="string">
            <text:p>و</text:p>
          </table:table-cell>
          <table:table-cell table:style-name="ce400"/>
          <table:table-cell table:style-name="ce409" office:value-type="string" calcext:value-type="string">
            <text:p>w</text:p>
          </table:table-cell>
          <table:table-cell table:style-name="ce419" table:formula="of:=CONCATENATE([.J6])" office:value-type="string" office:string-value="w" calcext:value-type="string">
            <text:p>w</text:p>
          </table:table-cell>
          <table:table-cell table:style-name="ce419" table:formula="of:=CONCATENATE([.K6])" office:value-type="string" office:string-value="w" calcext:value-type="string">
            <text:p>w</text:p>
          </table:table-cell>
          <table:table-cell table:style-name="ce419" table:formula="of:=CONCATENATE([.L6])" office:value-type="string" office:string-value="w" calcext:value-type="string">
            <text:p>w</text:p>
          </table:table-cell>
          <table:table-cell table:style-name="ce419" table:formula="of:=CONCATENATE([.M6])" office:value-type="string" office:string-value="w" calcext:value-type="string">
            <text:p>w</text:p>
          </table:table-cell>
          <table:table-cell table:style-name="ce419" table:formula="of:=CONCATENATE([.J6])" office:value-type="string" office:string-value="w" calcext:value-type="string">
            <text:p>w</text:p>
          </table:table-cell>
          <table:table-cell table:style-name="ce408"/>
          <table:table-cell table:style-name="ce425" office:value-type="float" office:value="6" calcext:value-type="float">
            <text:p>6</text:p>
          </table:table-cell>
          <table:table-cell table:style-name="ce427" office:value-type="string" calcext:value-type="string">
            <text:p>w</text:p>
          </table:table-cell>
          <table:table-cell table:style-name="ce427" office:value-type="string" calcext:value-type="string">
            <text:p>و</text:p>
          </table:table-cell>
          <table:table-cell table:style-name="ce427" office:value-type="string" calcext:value-type="string">
            <text:p>ו</text:p>
          </table:table-cell>
          <table:table-cell table:style-name="ce427" office:value-type="string" calcext:value-type="string">
            <text:p>Ϝ</text:p>
          </table:table-cell>
          <table:table-cell table:style-name="ce427" office:value-type="string" calcext:value-type="string">
            <text:p>Ѵ</text:p>
          </table:table-cell>
          <table:table-cell table:style-name="ce408"/>
          <table:table-cell table:style-name="ce427" office:value-type="string" calcext:value-type="string">
            <text:p>و</text:p>
          </table:table-cell>
          <table:table-cell table:style-name="ce427" office:value-type="string" calcext:value-type="string">
            <text:p>w</text:p>
          </table:table-cell>
          <table:table-cell table:style-name="ce425" office:value-type="float" office:value="6" calcext:value-type="float">
            <text:p>6</text:p>
          </table:table-cell>
          <table:table-cell table:style-name="ce445" office:value-type="string" calcext:value-type="string">
            <text:p>ܘ</text:p>
          </table:table-cell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Voyêllë I = </text:p>
          </table:table-cell>
          <table:table-cell table:style-name="ce395"/>
          <table:table-cell table:number-columns-repeated="6" table:style-name="ce400" office:value-type="string" calcext:value-type="string">
            <text:p>ي</text:p>
          </table:table-cell>
          <table:table-cell table:style-name="ce400"/>
          <table:table-cell table:style-name="ce409" office:value-type="string" calcext:value-type="string">
            <text:p>j</text:p>
          </table:table-cell>
          <table:table-cell table:style-name="ce419" table:formula="of:=CONCATENATE([.J7])" office:value-type="string" office:string-value="j" calcext:value-type="string">
            <text:p>j</text:p>
          </table:table-cell>
          <table:table-cell table:style-name="ce419" table:formula="of:=CONCATENATE([.K7])" office:value-type="string" office:string-value="j" calcext:value-type="string">
            <text:p>j</text:p>
          </table:table-cell>
          <table:table-cell table:style-name="ce419" table:formula="of:=CONCATENATE([.L7])" office:value-type="string" office:string-value="j" calcext:value-type="string">
            <text:p>j</text:p>
          </table:table-cell>
          <table:table-cell table:style-name="ce419" table:formula="of:=CONCATENATE([.M7])" office:value-type="string" office:string-value="j" calcext:value-type="string">
            <text:p>j</text:p>
          </table:table-cell>
          <table:table-cell table:style-name="ce419" table:formula="of:=CONCATENATE([.J7])" office:value-type="string" office:string-value="j" calcext:value-type="string">
            <text:p>j</text:p>
          </table:table-cell>
          <table:table-cell table:style-name="ce408"/>
          <table:table-cell table:style-name="ce425" office:value-type="float" office:value="7" calcext:value-type="float">
            <text:p>7</text:p>
          </table:table-cell>
          <table:table-cell table:style-name="ce427" office:value-type="string" calcext:value-type="string">
            <text:p>z</text:p>
          </table:table-cell>
          <table:table-cell table:style-name="ce427" office:value-type="string" calcext:value-type="string">
            <text:p>ز</text:p>
          </table:table-cell>
          <table:table-cell table:style-name="ce427" office:value-type="string" calcext:value-type="string">
            <text:p>ז</text:p>
          </table:table-cell>
          <table:table-cell table:style-name="ce427" office:value-type="string" calcext:value-type="string">
            <text:p>Ζ</text:p>
          </table:table-cell>
          <table:table-cell table:style-name="ce427" office:value-type="string" calcext:value-type="string">
            <text:p>З</text:p>
          </table:table-cell>
          <table:table-cell table:style-name="ce408"/>
          <table:table-cell table:style-name="ce427" office:value-type="string" calcext:value-type="string">
            <text:p>ز</text:p>
          </table:table-cell>
          <table:table-cell table:style-name="ce427" office:value-type="string" calcext:value-type="string">
            <text:p>z</text:p>
          </table:table-cell>
          <table:table-cell table:style-name="ce425" office:value-type="float" office:value="7" calcext:value-type="float">
            <text:p>7</text:p>
          </table:table-cell>
          <table:table-cell table:style-name="ce445" office:value-type="string" calcext:value-type="string">
            <text:p>ܙ</text:p>
          </table:table-cell>
          <table:table-cell table:style-name="ce408" table:number-columns-repeated="997"/>
        </table:table-row>
        <table:table-row table:style-name="ro5">
          <table:table-cell table:style-name="ce389"/>
          <table:table-cell table:style-name="ce395"/>
          <table:table-cell table:style-name="ce400" table:number-columns-repeated="7"/>
          <table:table-cell table:style-name="ce408" table:number-columns-repeated="7"/>
          <table:table-cell table:style-name="ce425" office:value-type="float" office:value="8" calcext:value-type="float">
            <text:p>8</text:p>
          </table:table-cell>
          <table:table-cell table:style-name="ce427" office:value-type="string" calcext:value-type="string">
            <text:p>ħɛ</text:p>
          </table:table-cell>
          <table:table-cell table:style-name="ce427" office:value-type="string" calcext:value-type="string">
            <text:p>ح</text:p>
          </table:table-cell>
          <table:table-cell table:style-name="ce427" office:value-type="string" calcext:value-type="string">
            <text:p>ח</text:p>
          </table:table-cell>
          <table:table-cell table:style-name="ce427" office:value-type="string" calcext:value-type="string">
            <text:p>Η</text:p>
          </table:table-cell>
          <table:table-cell table:style-name="ce427" office:value-type="string" calcext:value-type="string">
            <text:p>И</text:p>
          </table:table-cell>
          <table:table-cell table:style-name="ce408"/>
          <table:table-cell table:style-name="ce427" office:value-type="string" calcext:value-type="string">
            <text:p>ح</text:p>
          </table:table-cell>
          <table:table-cell table:style-name="ce427" office:value-type="string" calcext:value-type="string">
            <text:p>ħɛ</text:p>
          </table:table-cell>
          <table:table-cell table:style-name="ce425" office:value-type="float" office:value="8" calcext:value-type="float">
            <text:p>8</text:p>
          </table:table-cell>
          <table:table-cell table:style-name="ce445" office:value-type="string" calcext:value-type="string">
            <text:p>ܚ</text:p>
          </table:table-cell>
          <table:table-cell table:style-name="ce408" table:number-columns-repeated="997"/>
        </table:table-row>
        <table:table-row table:style-name="ro5">
          <table:table-cell table:style-name="ce390" office:value-type="string" calcext:value-type="string">
            <text:p>Voyêllë Final = </text:p>
          </table:table-cell>
          <table:table-cell table:style-name="ce396"/>
          <table:table-cell table:number-columns-repeated="6" table:style-name="ce401" office:value-type="string" calcext:value-type="string">
            <text:p>ى</text:p>
          </table:table-cell>
          <table:table-cell table:style-name="ce400"/>
          <table:table-cell table:style-name="ce409" office:value-type="string" calcext:value-type="string">
            <text:p>a</text:p>
          </table:table-cell>
          <table:table-cell table:style-name="ce419" table:formula="of:=CONCATENATE([.$J9])" office:value-type="string" office:string-value="a" calcext:value-type="string">
            <text:p>a</text:p>
          </table:table-cell>
          <table:table-cell table:style-name="ce419" table:formula="of:=CONCATENATE([.$J9])" office:value-type="string" office:string-value="a" calcext:value-type="string">
            <text:p>a</text:p>
          </table:table-cell>
          <table:table-cell table:style-name="ce419" table:formula="of:=CONCATENATE([.$J9])" office:value-type="string" office:string-value="a" calcext:value-type="string">
            <text:p>a</text:p>
          </table:table-cell>
          <table:table-cell table:style-name="ce419" table:formula="of:=CONCATENATE([.$J9])" office:value-type="string" office:string-value="a" calcext:value-type="string">
            <text:p>a</text:p>
          </table:table-cell>
          <table:table-cell table:style-name="ce419" table:formula="of:=CONCATENATE([.$J9])" office:value-type="string" office:string-value="a" calcext:value-type="string">
            <text:p>a</text:p>
          </table:table-cell>
          <table:table-cell table:style-name="ce408"/>
          <table:table-cell table:style-name="ce425" office:value-type="float" office:value="9" calcext:value-type="float">
            <text:p>9</text:p>
          </table:table-cell>
          <table:table-cell table:style-name="ce427" office:value-type="string" calcext:value-type="string">
            <text:p>t</text:p>
          </table:table-cell>
          <table:table-cell table:style-name="ce427" office:value-type="string" calcext:value-type="string">
            <text:p>ط</text:p>
          </table:table-cell>
          <table:table-cell table:style-name="ce427" office:value-type="string" calcext:value-type="string">
            <text:p>ת</text:p>
          </table:table-cell>
          <table:table-cell table:style-name="ce427" office:value-type="string" calcext:value-type="string">
            <text:p>Θ</text:p>
          </table:table-cell>
          <table:table-cell table:style-name="ce427" office:value-type="string" calcext:value-type="string">
            <text:p>Ѳ</text:p>
          </table:table-cell>
          <table:table-cell table:style-name="ce408"/>
          <table:table-cell table:style-name="ce427" office:value-type="string" calcext:value-type="string">
            <text:p>ط</text:p>
          </table:table-cell>
          <table:table-cell table:style-name="ce427" office:value-type="string" calcext:value-type="string">
            <text:p>t</text:p>
          </table:table-cell>
          <table:table-cell table:style-name="ce425" office:value-type="float" office:value="9" calcext:value-type="float">
            <text:p>9</text:p>
          </table:table-cell>
          <table:table-cell table:style-name="ce445" office:value-type="string" calcext:value-type="string">
            <text:p>ܛ</text:p>
          </table:table-cell>
          <table:table-cell table:style-name="ce408" table:number-columns-repeated="997"/>
        </table:table-row>
        <table:table-row table:style-name="ro5">
          <table:table-cell table:style-name="ce391" office:value-type="string" calcext:value-type="string">
            <text:p>Voyêllë ʰe = </text:p>
          </table:table-cell>
          <table:table-cell table:style-name="ce397"/>
          <table:table-cell table:number-columns-repeated="6" table:style-name="ce402" office:value-type="string" calcext:value-type="string">
            <text:p>أ</text:p>
          </table:table-cell>
          <table:table-cell table:style-name="ce402"/>
          <table:table-cell table:style-name="ce410" office:value-type="string" calcext:value-type="string">
            <text:p>ʰe</text:p>
          </table:table-cell>
          <table:table-cell table:style-name="ce419" table:formula="of:=CONCATENATE([.$J10])" office:value-type="string" office:string-value="ʰe" calcext:value-type="string">
            <text:p>ʰe</text:p>
          </table:table-cell>
          <table:table-cell table:style-name="ce419" table:formula="of:=CONCATENATE([.$J10])" office:value-type="string" office:string-value="ʰe" calcext:value-type="string">
            <text:p>ʰe</text:p>
          </table:table-cell>
          <table:table-cell table:style-name="ce419" table:formula="of:=CONCATENATE([.$J10])" office:value-type="string" office:string-value="ʰe" calcext:value-type="string">
            <text:p>ʰe</text:p>
          </table:table-cell>
          <table:table-cell table:style-name="ce419" table:formula="of:=CONCATENATE([.$J10])" office:value-type="string" office:string-value="ʰe" calcext:value-type="string">
            <text:p>ʰe</text:p>
          </table:table-cell>
          <table:table-cell table:style-name="ce419" table:formula="of:=CONCATENATE([.$J10])" office:value-type="string" office:string-value="ʰe" calcext:value-type="string">
            <text:p>ʰe</text:p>
          </table:table-cell>
          <table:table-cell table:style-name="ce408"/>
          <table:table-cell table:style-name="ce425" office:value-type="float" office:value="10" calcext:value-type="float">
            <text:p>10</text:p>
          </table:table-cell>
          <table:table-cell table:style-name="ce427" office:value-type="string" calcext:value-type="string">
            <text:p>j</text:p>
          </table:table-cell>
          <table:table-cell table:style-name="ce427" office:value-type="string" calcext:value-type="string">
            <text:p>ي</text:p>
          </table:table-cell>
          <table:table-cell table:style-name="ce427" office:value-type="string" calcext:value-type="string">
            <text:p>י</text:p>
          </table:table-cell>
          <table:table-cell table:style-name="ce427" office:value-type="string" calcext:value-type="string">
            <text:p>Ι</text:p>
          </table:table-cell>
          <table:table-cell table:style-name="ce427" office:value-type="string" calcext:value-type="string">
            <text:p>І</text:p>
          </table:table-cell>
          <table:table-cell table:style-name="ce408"/>
          <table:table-cell table:style-name="ce427" office:value-type="string" calcext:value-type="string">
            <text:p>ي</text:p>
          </table:table-cell>
          <table:table-cell table:style-name="ce427" office:value-type="string" calcext:value-type="string">
            <text:p>j</text:p>
          </table:table-cell>
          <table:table-cell table:style-name="ce425" office:value-type="float" office:value="10" calcext:value-type="float">
            <text:p>10</text:p>
          </table:table-cell>
          <table:table-cell table:style-name="ce445" office:value-type="string" calcext:value-type="string">
            <text:p>ܝ</text:p>
          </table:table-cell>
          <table:table-cell table:style-name="ce408" table:number-columns-repeated="997"/>
        </table:table-row>
        <table:table-row table:style-name="ro5">
          <table:table-cell table:style-name="ce391" office:value-type="string" calcext:value-type="string">
            <text:p>Voyêllë ʰI = </text:p>
          </table:table-cell>
          <table:table-cell table:style-name="ce397"/>
          <table:table-cell table:number-columns-repeated="6" table:style-name="ce402" office:value-type="string" calcext:value-type="string">
            <text:p>إ</text:p>
          </table:table-cell>
          <table:table-cell table:style-name="ce402"/>
          <table:table-cell table:style-name="ce410" office:value-type="string" calcext:value-type="string">
            <text:p>ʰj</text:p>
          </table:table-cell>
          <table:table-cell table:style-name="ce419" table:formula="of:=CONCATENATE([.$J11])" office:value-type="string" office:string-value="ʰj" calcext:value-type="string">
            <text:p>ʰj</text:p>
          </table:table-cell>
          <table:table-cell table:style-name="ce419" table:formula="of:=CONCATENATE([.$J11])" office:value-type="string" office:string-value="ʰj" calcext:value-type="string">
            <text:p>ʰj</text:p>
          </table:table-cell>
          <table:table-cell table:style-name="ce419" table:formula="of:=CONCATENATE([.$J11])" office:value-type="string" office:string-value="ʰj" calcext:value-type="string">
            <text:p>ʰj</text:p>
          </table:table-cell>
          <table:table-cell table:style-name="ce419" table:formula="of:=CONCATENATE([.$J11])" office:value-type="string" office:string-value="ʰj" calcext:value-type="string">
            <text:p>ʰj</text:p>
          </table:table-cell>
          <table:table-cell table:style-name="ce419" table:formula="of:=CONCATENATE([.$J11])" office:value-type="string" office:string-value="ʰj" calcext:value-type="string">
            <text:p>ʰj</text:p>
          </table:table-cell>
          <table:table-cell table:style-name="ce408"/>
          <table:table-cell table:style-name="ce425" office:value-type="float" office:value="20" calcext:value-type="float">
            <text:p>20</text:p>
          </table:table-cell>
          <table:table-cell table:style-name="ce427" office:value-type="string" calcext:value-type="string">
            <text:p>k</text:p>
          </table:table-cell>
          <table:table-cell table:style-name="ce427" office:value-type="string" calcext:value-type="string">
            <text:p>ك</text:p>
          </table:table-cell>
          <table:table-cell table:style-name="ce427" office:value-type="string" calcext:value-type="string">
            <text:p>כ</text:p>
          </table:table-cell>
          <table:table-cell table:style-name="ce427" office:value-type="string" calcext:value-type="string">
            <text:p>Κ</text:p>
          </table:table-cell>
          <table:table-cell table:style-name="ce427" office:value-type="string" calcext:value-type="string">
            <text:p>К</text:p>
          </table:table-cell>
          <table:table-cell table:style-name="ce408"/>
          <table:table-cell table:style-name="ce427" office:value-type="string" calcext:value-type="string">
            <text:p>ك</text:p>
          </table:table-cell>
          <table:table-cell table:style-name="ce427" office:value-type="string" calcext:value-type="string">
            <text:p>k</text:p>
          </table:table-cell>
          <table:table-cell table:style-name="ce425" office:value-type="float" office:value="20" calcext:value-type="float">
            <text:p>20</text:p>
          </table:table-cell>
          <table:table-cell table:style-name="ce445" office:value-type="string" calcext:value-type="string">
            <text:p>ܟ</text:p>
          </table:table-cell>
          <table:table-cell table:style-name="ce408" table:number-columns-repeated="997"/>
        </table:table-row>
        <table:table-row table:style-name="ro5">
          <table:table-cell table:style-name="ce392" office:value-type="string" calcext:value-type="string">
            <text:p>Voyêllë ʰu = </text:p>
          </table:table-cell>
          <table:table-cell table:style-name="ce398"/>
          <table:table-cell table:number-columns-repeated="6" table:style-name="ce402" office:value-type="string" calcext:value-type="string">
            <text:p>ؤ</text:p>
          </table:table-cell>
          <table:table-cell table:style-name="ce402"/>
          <table:table-cell table:style-name="ce410" office:value-type="string" calcext:value-type="string">
            <text:p>ʰw</text:p>
          </table:table-cell>
          <table:table-cell table:style-name="ce419" table:formula="of:=CONCATENATE([.$J12])" office:value-type="string" office:string-value="ʰw" calcext:value-type="string">
            <text:p>ʰw</text:p>
          </table:table-cell>
          <table:table-cell table:style-name="ce419" table:formula="of:=CONCATENATE([.$J12])" office:value-type="string" office:string-value="ʰw" calcext:value-type="string">
            <text:p>ʰw</text:p>
          </table:table-cell>
          <table:table-cell table:style-name="ce419" table:formula="of:=CONCATENATE([.$J12])" office:value-type="string" office:string-value="ʰw" calcext:value-type="string">
            <text:p>ʰw</text:p>
          </table:table-cell>
          <table:table-cell table:style-name="ce419" table:formula="of:=CONCATENATE([.$J12])" office:value-type="string" office:string-value="ʰw" calcext:value-type="string">
            <text:p>ʰw</text:p>
          </table:table-cell>
          <table:table-cell table:style-name="ce419" table:formula="of:=CONCATENATE([.$J12])" office:value-type="string" office:string-value="ʰw" calcext:value-type="string">
            <text:p>ʰw</text:p>
          </table:table-cell>
          <table:table-cell table:style-name="ce408"/>
          <table:table-cell table:style-name="ce425" office:value-type="float" office:value="30" calcext:value-type="float">
            <text:p>30</text:p>
          </table:table-cell>
          <table:table-cell table:style-name="ce427" office:value-type="string" calcext:value-type="string">
            <text:p>l</text:p>
          </table:table-cell>
          <table:table-cell table:style-name="ce427" office:value-type="string" calcext:value-type="string">
            <text:p>ل</text:p>
          </table:table-cell>
          <table:table-cell table:style-name="ce427" office:value-type="string" calcext:value-type="string">
            <text:p>ל</text:p>
          </table:table-cell>
          <table:table-cell table:style-name="ce427" office:value-type="string" calcext:value-type="string">
            <text:p>Λ</text:p>
          </table:table-cell>
          <table:table-cell table:style-name="ce427" office:value-type="string" calcext:value-type="string">
            <text:p>Л</text:p>
          </table:table-cell>
          <table:table-cell table:style-name="ce408"/>
          <table:table-cell table:style-name="ce427" office:value-type="string" calcext:value-type="string">
            <text:p>ل</text:p>
          </table:table-cell>
          <table:table-cell table:style-name="ce427" office:value-type="string" calcext:value-type="string">
            <text:p>l</text:p>
          </table:table-cell>
          <table:table-cell table:style-name="ce425" office:value-type="float" office:value="30" calcext:value-type="float">
            <text:p>30</text:p>
          </table:table-cell>
          <table:table-cell table:style-name="ce445" office:value-type="string" calcext:value-type="string">
            <text:p>ܠ</text:p>
          </table:table-cell>
          <table:table-cell table:style-name="ce408" table:number-columns-repeated="997"/>
        </table:table-row>
        <table:table-row table:style-name="ro5">
          <table:table-cell table:style-name="ce391" office:value-type="string" calcext:value-type="string">
            <text:p>Voyêllë ʰI = </text:p>
          </table:table-cell>
          <table:table-cell table:style-name="ce397"/>
          <table:table-cell table:number-columns-repeated="6" table:style-name="ce402" office:value-type="string" calcext:value-type="string">
            <text:p>ئ</text:p>
          </table:table-cell>
          <table:table-cell table:style-name="ce402"/>
          <table:table-cell table:style-name="ce410" office:value-type="string" calcext:value-type="string">
            <text:p>ʰj</text:p>
          </table:table-cell>
          <table:table-cell table:style-name="ce419" table:formula="of:=CONCATENATE([.$J13])" office:value-type="string" office:string-value="ʰj" calcext:value-type="string">
            <text:p>ʰj</text:p>
          </table:table-cell>
          <table:table-cell table:style-name="ce419" table:formula="of:=CONCATENATE([.$J13])" office:value-type="string" office:string-value="ʰj" calcext:value-type="string">
            <text:p>ʰj</text:p>
          </table:table-cell>
          <table:table-cell table:style-name="ce419" table:formula="of:=CONCATENATE([.$J13])" office:value-type="string" office:string-value="ʰj" calcext:value-type="string">
            <text:p>ʰj</text:p>
          </table:table-cell>
          <table:table-cell table:style-name="ce419" table:formula="of:=CONCATENATE([.$J13])" office:value-type="string" office:string-value="ʰj" calcext:value-type="string">
            <text:p>ʰj</text:p>
          </table:table-cell>
          <table:table-cell table:style-name="ce419" table:formula="of:=CONCATENATE([.$J13])" office:value-type="string" office:string-value="ʰj" calcext:value-type="string">
            <text:p>ʰj</text:p>
          </table:table-cell>
          <table:table-cell table:style-name="ce408"/>
          <table:table-cell table:style-name="ce425" office:value-type="float" office:value="40" calcext:value-type="float">
            <text:p>40</text:p>
          </table:table-cell>
          <table:table-cell table:style-name="ce427" office:value-type="string" calcext:value-type="string">
            <text:p>m</text:p>
          </table:table-cell>
          <table:table-cell table:style-name="ce427" office:value-type="string" calcext:value-type="string">
            <text:p>م</text:p>
          </table:table-cell>
          <table:table-cell table:style-name="ce427" office:value-type="string" calcext:value-type="string">
            <text:p>מ</text:p>
          </table:table-cell>
          <table:table-cell table:style-name="ce427" office:value-type="string" calcext:value-type="string">
            <text:p>Μ</text:p>
          </table:table-cell>
          <table:table-cell table:style-name="ce427" office:value-type="string" calcext:value-type="string">
            <text:p>М</text:p>
          </table:table-cell>
          <table:table-cell table:style-name="ce408"/>
          <table:table-cell table:style-name="ce427" office:value-type="string" calcext:value-type="string">
            <text:p>م</text:p>
          </table:table-cell>
          <table:table-cell table:style-name="ce427" office:value-type="string" calcext:value-type="string">
            <text:p>m</text:p>
          </table:table-cell>
          <table:table-cell table:style-name="ce425" office:value-type="float" office:value="40" calcext:value-type="float">
            <text:p>40</text:p>
          </table:table-cell>
          <table:table-cell table:style-name="ce445" office:value-type="string" calcext:value-type="string">
            <text:p>ܡ</text:p>
          </table:table-cell>
          <table:table-cell table:style-name="ce408" table:number-columns-repeated="997"/>
        </table:table-row>
        <table:table-row table:style-name="ro8">
          <table:table-cell table:style-name="ce389" office:value-type="string" calcext:value-type="string">
            <text:p>Voyêllë Â = </text:p>
          </table:table-cell>
          <table:table-cell table:style-name="ce395"/>
          <table:table-cell table:number-columns-repeated="6" table:style-name="ce402" office:value-type="string" calcext:value-type="string">
            <text:p>آ</text:p>
          </table:table-cell>
          <table:table-cell table:style-name="ce402"/>
          <table:table-cell table:style-name="ce411" office:value-type="string" calcext:value-type="string">
            <text:p>a<text:span text:style-name="T6">ː</text:span></text:p>
          </table:table-cell>
          <table:table-cell table:style-name="ce419" table:formula="of:=CONCATENATE([.$J14])" office:value-type="string" office:string-value="aː" calcext:value-type="string">
            <text:p>aː</text:p>
          </table:table-cell>
          <table:table-cell table:style-name="ce419" table:formula="of:=CONCATENATE([.$J14])" office:value-type="string" office:string-value="aː" calcext:value-type="string">
            <text:p>aː</text:p>
          </table:table-cell>
          <table:table-cell table:style-name="ce419" table:formula="of:=CONCATENATE([.$J14])" office:value-type="string" office:string-value="aː" calcext:value-type="string">
            <text:p>aː</text:p>
          </table:table-cell>
          <table:table-cell table:style-name="ce419" table:formula="of:=CONCATENATE([.$J14])" office:value-type="string" office:string-value="aː" calcext:value-type="string">
            <text:p>aː</text:p>
          </table:table-cell>
          <table:table-cell table:style-name="ce419" table:formula="of:=CONCATENATE([.$J14])" office:value-type="string" office:string-value="aː" calcext:value-type="string">
            <text:p>aː</text:p>
          </table:table-cell>
          <table:table-cell table:style-name="ce408"/>
          <table:table-cell table:style-name="ce425" office:value-type="float" office:value="50" calcext:value-type="float">
            <text:p>50</text:p>
          </table:table-cell>
          <table:table-cell table:style-name="ce427" office:value-type="string" calcext:value-type="string">
            <text:p>n</text:p>
          </table:table-cell>
          <table:table-cell table:style-name="ce427" office:value-type="string" calcext:value-type="string">
            <text:p>ن</text:p>
          </table:table-cell>
          <table:table-cell table:style-name="ce427" office:value-type="string" calcext:value-type="string">
            <text:p>נ</text:p>
          </table:table-cell>
          <table:table-cell table:style-name="ce427" office:value-type="string" calcext:value-type="string">
            <text:p>Ν</text:p>
          </table:table-cell>
          <table:table-cell table:style-name="ce427" office:value-type="string" calcext:value-type="string">
            <text:p>Н</text:p>
          </table:table-cell>
          <table:table-cell table:style-name="ce408"/>
          <table:table-cell table:style-name="ce427" office:value-type="string" calcext:value-type="string">
            <text:p>ن</text:p>
          </table:table-cell>
          <table:table-cell table:style-name="ce427" office:value-type="string" calcext:value-type="string">
            <text:p>n</text:p>
          </table:table-cell>
          <table:table-cell table:style-name="ce425" office:value-type="float" office:value="50" calcext:value-type="float">
            <text:p>50</text:p>
          </table:table-cell>
          <table:table-cell table:style-name="ce446" office:value-type="string" calcext:value-type="string">
            <text:p>ܢ</text:p>
          </table:table-cell>
          <table:table-cell table:style-name="ce408" table:number-columns-repeated="997"/>
        </table:table-row>
        <table:table-row table:style-name="ro5">
          <table:table-cell table:style-name="ce389"/>
          <table:table-cell table:style-name="ce395"/>
          <table:table-cell table:style-name="ce402" table:number-columns-repeated="7"/>
          <table:table-cell table:style-name="ce412"/>
          <table:table-cell table:style-name="ce419" table:formula="of:=CONCATENATE([.J15])">
            <text:p/>
          </table:table-cell>
          <table:table-cell table:style-name="ce412" table:number-columns-repeated="4"/>
          <table:table-cell table:style-name="ce408"/>
          <table:table-cell table:style-name="ce425" office:value-type="float" office:value="60" calcext:value-type="float">
            <text:p>60</text:p>
          </table:table-cell>
          <table:table-cell table:style-name="ce427" office:value-type="string" calcext:value-type="string">
            <text:p>s</text:p>
          </table:table-cell>
          <table:table-cell table:style-name="ce427" office:value-type="string" calcext:value-type="string">
            <text:p>س</text:p>
          </table:table-cell>
          <table:table-cell table:style-name="ce427" office:value-type="string" calcext:value-type="string">
            <text:p>ס</text:p>
          </table:table-cell>
          <table:table-cell table:style-name="ce427" office:value-type="string" calcext:value-type="string">
            <text:p>Ξ</text:p>
          </table:table-cell>
          <table:table-cell table:style-name="ce427" office:value-type="string" calcext:value-type="string">
            <text:p>С</text:p>
          </table:table-cell>
          <table:table-cell table:style-name="ce408"/>
          <table:table-cell table:style-name="ce427" office:value-type="string" calcext:value-type="string">
            <text:p>س</text:p>
          </table:table-cell>
          <table:table-cell table:style-name="ce427" office:value-type="string" calcext:value-type="string">
            <text:p>s</text:p>
          </table:table-cell>
          <table:table-cell table:style-name="ce425" office:value-type="float" office:value="60" calcext:value-type="float">
            <text:p>60</text:p>
          </table:table-cell>
          <table:table-cell table:style-name="ce446" office:value-type="string" calcext:value-type="string">
            <text:p>ܣ</text:p>
          </table:table-cell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Extension F. Sg. = </text:p>
          </table:table-cell>
          <table:table-cell table:style-name="ce395"/>
          <table:table-cell table:number-columns-repeated="6" table:style-name="ce402" office:value-type="string" calcext:value-type="string">
            <text:p>ة</text:p>
          </table:table-cell>
          <table:table-cell table:style-name="ce402"/>
          <table:table-cell table:style-name="ce409" office:value-type="string" calcext:value-type="string">
            <text:p>e</text:p>
          </table:table-cell>
          <table:table-cell table:style-name="ce419" table:formula="of:=CONCATENATE([.$J16])" office:value-type="string" office:string-value="e" calcext:value-type="string">
            <text:p>e</text:p>
          </table:table-cell>
          <table:table-cell table:style-name="ce419" table:formula="of:=CONCATENATE([.$J16])" office:value-type="string" office:string-value="e" calcext:value-type="string">
            <text:p>e</text:p>
          </table:table-cell>
          <table:table-cell table:style-name="ce419" table:formula="of:=CONCATENATE([.$J16])" office:value-type="string" office:string-value="e" calcext:value-type="string">
            <text:p>e</text:p>
          </table:table-cell>
          <table:table-cell table:style-name="ce419" table:formula="of:=CONCATENATE([.$J16])" office:value-type="string" office:string-value="e" calcext:value-type="string">
            <text:p>e</text:p>
          </table:table-cell>
          <table:table-cell table:style-name="ce419" table:formula="of:=CONCATENATE([.$J16])" office:value-type="string" office:string-value="e" calcext:value-type="string">
            <text:p>e</text:p>
          </table:table-cell>
          <table:table-cell table:style-name="ce408"/>
          <table:table-cell table:style-name="ce425" office:value-type="float" office:value="70" calcext:value-type="float">
            <text:p>70</text:p>
          </table:table-cell>
          <table:table-cell table:style-name="ce427" office:value-type="string" calcext:value-type="string">
            <text:p>o</text:p>
          </table:table-cell>
          <table:table-cell table:style-name="ce427" office:value-type="string" calcext:value-type="string">
            <text:p>ع</text:p>
          </table:table-cell>
          <table:table-cell table:style-name="ce427" office:value-type="string" calcext:value-type="string">
            <text:p>ע</text:p>
          </table:table-cell>
          <table:table-cell table:style-name="ce427" office:value-type="string" calcext:value-type="string">
            <text:p>Ο</text:p>
          </table:table-cell>
          <table:table-cell table:style-name="ce427" office:value-type="string" calcext:value-type="string">
            <text:p>О</text:p>
          </table:table-cell>
          <table:table-cell table:style-name="ce408"/>
          <table:table-cell table:style-name="ce427" office:value-type="string" calcext:value-type="string">
            <text:p>ع</text:p>
          </table:table-cell>
          <table:table-cell table:style-name="ce427" office:value-type="string" calcext:value-type="string">
            <text:p>o</text:p>
          </table:table-cell>
          <table:table-cell table:style-name="ce425" office:value-type="float" office:value="70" calcext:value-type="float">
            <text:p>70</text:p>
          </table:table-cell>
          <table:table-cell table:style-name="ce445" office:value-type="string" calcext:value-type="string">
            <text:p>ܥ</text:p>
          </table:table-cell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Extension F. Pl. = </text:p>
          </table:table-cell>
          <table:table-cell table:style-name="ce395"/>
          <table:table-cell table:number-columns-repeated="6" table:style-name="ce402" office:value-type="string" calcext:value-type="string">
            <text:p>ات</text:p>
          </table:table-cell>
          <table:table-cell table:style-name="ce402"/>
          <table:table-cell table:style-name="ce413" office:value-type="string" calcext:value-type="string">
            <text:p>eθ</text:p>
          </table:table-cell>
          <table:table-cell table:style-name="ce419" table:formula="of:=CONCATENATE([.$J17])" office:value-type="string" office:string-value="eθ" calcext:value-type="string">
            <text:p>eθ</text:p>
          </table:table-cell>
          <table:table-cell table:style-name="ce419" table:formula="of:=CONCATENATE([.$J17])" office:value-type="string" office:string-value="eθ" calcext:value-type="string">
            <text:p>eθ</text:p>
          </table:table-cell>
          <table:table-cell table:style-name="ce419" table:formula="of:=CONCATENATE([.$J17])" office:value-type="string" office:string-value="eθ" calcext:value-type="string">
            <text:p>eθ</text:p>
          </table:table-cell>
          <table:table-cell table:style-name="ce419" table:formula="of:=CONCATENATE([.$J17])" office:value-type="string" office:string-value="eθ" calcext:value-type="string">
            <text:p>eθ</text:p>
          </table:table-cell>
          <table:table-cell table:style-name="ce419" table:formula="of:=CONCATENATE([.$J17])" office:value-type="string" office:string-value="eθ" calcext:value-type="string">
            <text:p>eθ</text:p>
          </table:table-cell>
          <table:table-cell table:style-name="ce408"/>
          <table:table-cell table:style-name="ce425" office:value-type="float" office:value="80" calcext:value-type="float">
            <text:p>80</text:p>
          </table:table-cell>
          <table:table-cell table:style-name="ce427" office:value-type="string" calcext:value-type="string">
            <text:p>f</text:p>
          </table:table-cell>
          <table:table-cell table:style-name="ce427" office:value-type="string" calcext:value-type="string">
            <text:p>ف</text:p>
          </table:table-cell>
          <table:table-cell table:style-name="ce427" office:value-type="string" calcext:value-type="string">
            <text:p>פ</text:p>
          </table:table-cell>
          <table:table-cell table:style-name="ce427" office:value-type="string" calcext:value-type="string">
            <text:p>Π</text:p>
          </table:table-cell>
          <table:table-cell table:style-name="ce427" office:value-type="string" calcext:value-type="string">
            <text:p>П</text:p>
          </table:table-cell>
          <table:table-cell table:style-name="ce408"/>
          <table:table-cell table:style-name="ce427" office:value-type="string" calcext:value-type="string">
            <text:p>ف</text:p>
          </table:table-cell>
          <table:table-cell table:style-name="ce427" office:value-type="string" calcext:value-type="string">
            <text:p>f</text:p>
          </table:table-cell>
          <table:table-cell table:style-name="ce425" office:value-type="float" office:value="80" calcext:value-type="float">
            <text:p>80</text:p>
          </table:table-cell>
          <table:table-cell table:style-name="ce445" office:value-type="string" calcext:value-type="string">
            <text:p>ܦ</text:p>
          </table:table-cell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Extension M. Sg. = </text:p>
          </table:table-cell>
          <table:table-cell table:style-name="ce395"/>
          <table:table-cell table:style-name="ce402" table:number-columns-repeated="7"/>
          <table:table-cell table:style-name="ce408"/>
          <table:table-cell table:style-name="ce419" table:formula="of:=CONCATENATE([.J18])">
            <text:p/>
          </table:table-cell>
          <table:table-cell table:style-name="ce419" table:formula="of:=CONCATENATE([.K18])">
            <text:p/>
          </table:table-cell>
          <table:table-cell table:style-name="ce419" table:formula="of:=CONCATENATE([.L18])">
            <text:p/>
          </table:table-cell>
          <table:table-cell table:style-name="ce419" table:formula="of:=CONCATENATE([.M18])">
            <text:p/>
          </table:table-cell>
          <table:table-cell table:style-name="ce419" table:formula="of:=CONCATENATE([.N18])">
            <text:p/>
          </table:table-cell>
          <table:table-cell table:style-name="ce408"/>
          <table:table-cell table:style-name="ce425" office:value-type="float" office:value="90" calcext:value-type="float">
            <text:p>90</text:p>
          </table:table-cell>
          <table:table-cell table:style-name="ce427" office:value-type="string" calcext:value-type="string">
            <text:p>ʂ</text:p>
          </table:table-cell>
          <table:table-cell table:style-name="ce427" office:value-type="string" calcext:value-type="string">
            <text:p>ص</text:p>
          </table:table-cell>
          <table:table-cell table:style-name="ce427" office:value-type="string" calcext:value-type="string">
            <text:p>צ</text:p>
          </table:table-cell>
          <table:table-cell table:style-name="ce427" office:value-type="string" calcext:value-type="string">
            <text:p>Ϟ</text:p>
          </table:table-cell>
          <table:table-cell table:style-name="ce427" office:value-type="string" calcext:value-type="string">
            <text:p>Ч</text:p>
          </table:table-cell>
          <table:table-cell table:style-name="ce408"/>
          <table:table-cell table:style-name="ce427" office:value-type="string" calcext:value-type="string">
            <text:p>ص</text:p>
          </table:table-cell>
          <table:table-cell table:style-name="ce427" office:value-type="string" calcext:value-type="string">
            <text:p>ʂ</text:p>
          </table:table-cell>
          <table:table-cell table:style-name="ce425" office:value-type="float" office:value="90" calcext:value-type="float">
            <text:p>90</text:p>
          </table:table-cell>
          <table:table-cell table:style-name="ce445" office:value-type="string" calcext:value-type="string">
            <text:p>ܨ</text:p>
          </table:table-cell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Extension M. Pl. = </text:p>
          </table:table-cell>
          <table:table-cell table:style-name="ce395"/>
          <table:table-cell table:style-name="ce402" office:value-type="string" calcext:value-type="string">
            <text:p><text:span text:style-name="T4">ا</text:span><text:span text:style-name="T5">ن</text:span></text:p>
          </table:table-cell>
          <table:table-cell table:style-name="ce402" office:value-type="string" calcext:value-type="string">
            <text:p><text:span text:style-name="T4">ا</text:span><text:span text:style-name="T5">ن</text:span></text:p>
          </table:table-cell>
          <table:table-cell table:style-name="ce402" office:value-type="string" calcext:value-type="string">
            <text:p><text:span text:style-name="T4">ا</text:span><text:span text:style-name="T5">ن</text:span></text:p>
          </table:table-cell>
          <table:table-cell table:style-name="ce402" office:value-type="string" calcext:value-type="string">
            <text:p><text:span text:style-name="T4">ا</text:span><text:span text:style-name="T5">ن</text:span></text:p>
          </table:table-cell>
          <table:table-cell table:style-name="ce402" office:value-type="string" calcext:value-type="string">
            <text:p><text:span text:style-name="T4">ا</text:span><text:span text:style-name="T5">ن</text:span></text:p>
          </table:table-cell>
          <table:table-cell table:style-name="ce402" office:value-type="string" calcext:value-type="string">
            <text:p><text:span text:style-name="T4">ا</text:span><text:span text:style-name="T5">ن</text:span></text:p>
          </table:table-cell>
          <table:table-cell table:style-name="ce402"/>
          <table:table-cell table:style-name="ce410" office:value-type="string" calcext:value-type="string">
            <text:p>an</text:p>
          </table:table-cell>
          <table:table-cell table:style-name="ce419" table:formula="of:=CONCATENATE([.$J19])" office:value-type="string" office:string-value="an" calcext:value-type="string">
            <text:p>an</text:p>
          </table:table-cell>
          <table:table-cell table:style-name="ce419" table:formula="of:=CONCATENATE([.$J19])" office:value-type="string" office:string-value="an" calcext:value-type="string">
            <text:p>an</text:p>
          </table:table-cell>
          <table:table-cell table:style-name="ce419" table:formula="of:=CONCATENATE([.$J19])" office:value-type="string" office:string-value="an" calcext:value-type="string">
            <text:p>an</text:p>
          </table:table-cell>
          <table:table-cell table:style-name="ce419" table:formula="of:=CONCATENATE([.$J19])" office:value-type="string" office:string-value="an" calcext:value-type="string">
            <text:p>an</text:p>
          </table:table-cell>
          <table:table-cell table:style-name="ce419" table:formula="of:=CONCATENATE([.$J19])" office:value-type="string" office:string-value="an" calcext:value-type="string">
            <text:p>an</text:p>
          </table:table-cell>
          <table:table-cell table:style-name="ce408"/>
          <table:table-cell table:style-name="ce425" office:value-type="float" office:value="100" calcext:value-type="float">
            <text:p>100</text:p>
          </table:table-cell>
          <table:table-cell table:style-name="ce427" office:value-type="string" calcext:value-type="string">
            <text:p>q</text:p>
          </table:table-cell>
          <table:table-cell table:style-name="ce427" office:value-type="string" calcext:value-type="string">
            <text:p>ق</text:p>
          </table:table-cell>
          <table:table-cell table:style-name="ce427" office:value-type="string" calcext:value-type="string">
            <text:p>ק</text:p>
          </table:table-cell>
          <table:table-cell table:style-name="ce427" office:value-type="string" calcext:value-type="string">
            <text:p>Ϙ</text:p>
          </table:table-cell>
          <table:table-cell table:style-name="ce427" office:value-type="string" calcext:value-type="string">
            <text:p>Ҁ</text:p>
          </table:table-cell>
          <table:table-cell table:style-name="ce408"/>
          <table:table-cell table:style-name="ce427" office:value-type="string" calcext:value-type="string">
            <text:p>ق</text:p>
          </table:table-cell>
          <table:table-cell table:style-name="ce427" office:value-type="string" calcext:value-type="string">
            <text:p>q</text:p>
          </table:table-cell>
          <table:table-cell table:style-name="ce425" office:value-type="float" office:value="100" calcext:value-type="float">
            <text:p>100</text:p>
          </table:table-cell>
          <table:table-cell table:style-name="ce445" office:value-type="string" calcext:value-type="string">
            <text:p>ܩ</text:p>
          </table:table-cell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Extension Ajil. Pl. = </text:p>
          </table:table-cell>
          <table:table-cell table:style-name="ce395"/>
          <table:table-cell table:number-columns-repeated="6" table:style-name="ce401" office:value-type="string" calcext:value-type="string">
            <text:p>ائـيـل</text:p>
          </table:table-cell>
          <table:table-cell table:style-name="ce402"/>
          <table:table-cell table:style-name="ce410" office:value-type="string" calcext:value-type="string">
            <text:p>aʰjil</text:p>
          </table:table-cell>
          <table:table-cell table:style-name="ce419" table:formula="of:=CONCATENATE([.$J20])" office:value-type="string" office:string-value="aʰjil" calcext:value-type="string">
            <text:p>aʰjil</text:p>
          </table:table-cell>
          <table:table-cell table:style-name="ce419" table:formula="of:=CONCATENATE([.$J20])" office:value-type="string" office:string-value="aʰjil" calcext:value-type="string">
            <text:p>aʰjil</text:p>
          </table:table-cell>
          <table:table-cell table:style-name="ce419" table:formula="of:=CONCATENATE([.$J20])" office:value-type="string" office:string-value="aʰjil" calcext:value-type="string">
            <text:p>aʰjil</text:p>
          </table:table-cell>
          <table:table-cell table:style-name="ce419" table:formula="of:=CONCATENATE([.$J20])" office:value-type="string" office:string-value="aʰjil" calcext:value-type="string">
            <text:p>aʰjil</text:p>
          </table:table-cell>
          <table:table-cell table:style-name="ce419" table:formula="of:=CONCATENATE([.$J20])" office:value-type="string" office:string-value="aʰjil" calcext:value-type="string">
            <text:p>aʰjil</text:p>
          </table:table-cell>
          <table:table-cell table:style-name="ce408"/>
          <table:table-cell table:style-name="ce425" office:value-type="float" office:value="200" calcext:value-type="float">
            <text:p>200</text:p>
          </table:table-cell>
          <table:table-cell table:style-name="ce427" office:value-type="string" calcext:value-type="string">
            <text:p>r</text:p>
          </table:table-cell>
          <table:table-cell table:style-name="ce427" office:value-type="string" calcext:value-type="string">
            <text:p>ر</text:p>
          </table:table-cell>
          <table:table-cell table:style-name="ce427" office:value-type="string" calcext:value-type="string">
            <text:p>ר</text:p>
          </table:table-cell>
          <table:table-cell table:style-name="ce427" office:value-type="string" calcext:value-type="string">
            <text:p>Ρ</text:p>
          </table:table-cell>
          <table:table-cell table:style-name="ce427" office:value-type="string" calcext:value-type="string">
            <text:p>Р</text:p>
          </table:table-cell>
          <table:table-cell table:style-name="ce408"/>
          <table:table-cell table:style-name="ce427" office:value-type="string" calcext:value-type="string">
            <text:p>ر</text:p>
          </table:table-cell>
          <table:table-cell table:style-name="ce427" office:value-type="string" calcext:value-type="string">
            <text:p>r</text:p>
          </table:table-cell>
          <table:table-cell table:style-name="ce425" office:value-type="float" office:value="200" calcext:value-type="float">
            <text:p>200</text:p>
          </table:table-cell>
          <table:table-cell table:style-name="ce445" office:value-type="string" calcext:value-type="string">
            <text:p>ܪ</text:p>
          </table:table-cell>
          <table:table-cell table:style-name="ce408" table:number-columns-repeated="997"/>
        </table:table-row>
        <table:table-row table:style-name="ro5">
          <table:table-cell table:style-name="ce389"/>
          <table:table-cell table:style-name="ce395"/>
          <table:table-cell table:style-name="ce402" table:number-columns-repeated="7"/>
          <table:table-cell table:style-name="ce408" table:number-columns-repeated="7"/>
          <table:table-cell table:style-name="ce425" office:value-type="float" office:value="300" calcext:value-type="float">
            <text:p>300</text:p>
          </table:table-cell>
          <table:table-cell table:style-name="ce427" office:value-type="string" calcext:value-type="string">
            <text:p>ʃ</text:p>
          </table:table-cell>
          <table:table-cell table:style-name="ce427" office:value-type="string" calcext:value-type="string">
            <text:p>ش</text:p>
          </table:table-cell>
          <table:table-cell table:style-name="ce427" office:value-type="string" calcext:value-type="string">
            <text:p>ש</text:p>
          </table:table-cell>
          <table:table-cell table:style-name="ce427" office:value-type="string" calcext:value-type="string">
            <text:p>Σ</text:p>
          </table:table-cell>
          <table:table-cell table:style-name="ce429" office:value-type="string" calcext:value-type="string">
            <text:p>Ш</text:p>
          </table:table-cell>
          <table:table-cell table:style-name="ce408"/>
          <table:table-cell table:style-name="ce427" office:value-type="string" calcext:value-type="string">
            <text:p>ش</text:p>
          </table:table-cell>
          <table:table-cell table:style-name="ce427" office:value-type="string" calcext:value-type="string">
            <text:p>ʃ</text:p>
          </table:table-cell>
          <table:table-cell table:style-name="ce425" office:value-type="float" office:value="300" calcext:value-type="float">
            <text:p>300</text:p>
          </table:table-cell>
          <table:table-cell table:style-name="ce445" office:value-type="string" calcext:value-type="string">
            <text:p>ܫ</text:p>
          </table:table-cell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Espace P1 = </text:p>
          </table:table-cell>
          <table:table-cell table:style-name="ce395"/>
          <table:table-cell table:style-name="ce400" table:formula="of:=CONCATENATE(['COMBINAISON TRIPLE'.D6])">
            <text:p/>
          </table:table-cell>
          <table:table-cell table:style-name="ce400" table:formula="of:=CONCATENATE([.$C22])">
            <text:p/>
          </table:table-cell>
          <table:table-cell table:style-name="ce400" table:formula="of:=CONCATENATE([.$C22])">
            <text:p/>
          </table:table-cell>
          <table:table-cell table:style-name="ce400" table:formula="of:=CONCATENATE([.$C22])">
            <text:p/>
          </table:table-cell>
          <table:table-cell table:style-name="ce400" table:formula="of:=CONCATENATE([.$C22])">
            <text:p/>
          </table:table-cell>
          <table:table-cell table:style-name="ce400" table:formula="of:=CONCATENATE([.$C22])">
            <text:p/>
          </table:table-cell>
          <table:table-cell table:style-name="ce402"/>
          <table:table-cell table:style-name="ce408" table:number-columns-repeated="7"/>
          <table:table-cell table:style-name="ce425" office:value-type="float" office:value="400" calcext:value-type="float">
            <text:p>400</text:p>
          </table:table-cell>
          <table:table-cell table:style-name="ce427" office:value-type="string" calcext:value-type="string">
            <text:p>ɵ</text:p>
          </table:table-cell>
          <table:table-cell table:style-name="ce427" office:value-type="string" calcext:value-type="string">
            <text:p>ت</text:p>
          </table:table-cell>
          <table:table-cell table:style-name="ce427" office:value-type="string" calcext:value-type="string">
            <text:p>ט</text:p>
          </table:table-cell>
          <table:table-cell table:style-name="ce427" office:value-type="string" calcext:value-type="string">
            <text:p>Τ</text:p>
          </table:table-cell>
          <table:table-cell table:style-name="ce427" office:value-type="string" calcext:value-type="string">
            <text:p>Т</text:p>
          </table:table-cell>
          <table:table-cell table:style-name="ce408"/>
          <table:table-cell table:style-name="ce427" office:value-type="string" calcext:value-type="string">
            <text:p>ت</text:p>
          </table:table-cell>
          <table:table-cell table:style-name="ce427" office:value-type="string" calcext:value-type="string">
            <text:p>ɵ</text:p>
          </table:table-cell>
          <table:table-cell table:style-name="ce425" office:value-type="float" office:value="400" calcext:value-type="float">
            <text:p>400</text:p>
          </table:table-cell>
          <table:table-cell table:style-name="ce445" office:value-type="string" calcext:value-type="string">
            <text:p>ܬ</text:p>
          </table:table-cell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Espace P2 = </text:p>
          </table:table-cell>
          <table:table-cell table:style-name="ce395"/>
          <table:table-cell table:style-name="ce400" table:formula="of:=CONCATENATE(['COMBINAISON TRIPLE'.D6])">
            <text:p/>
          </table:table-cell>
          <table:table-cell table:style-name="ce400" table:formula="of:=CONCATENATE([.$C23])">
            <text:p/>
          </table:table-cell>
          <table:table-cell table:style-name="ce400" table:formula="of:=CONCATENATE([.$C23])">
            <text:p/>
          </table:table-cell>
          <table:table-cell table:style-name="ce400" table:formula="of:=CONCATENATE([.$C23])">
            <text:p/>
          </table:table-cell>
          <table:table-cell table:style-name="ce400" table:formula="of:=CONCATENATE([.$C23])">
            <text:p/>
          </table:table-cell>
          <table:table-cell table:style-name="ce400" table:formula="of:=CONCATENATE([.$C23])">
            <text:p/>
          </table:table-cell>
          <table:table-cell table:style-name="ce402"/>
          <table:table-cell table:style-name="ce408" table:number-columns-repeated="7"/>
          <table:table-cell table:style-name="ce425" office:value-type="float" office:value="500" calcext:value-type="float">
            <text:p>500</text:p>
          </table:table-cell>
          <table:table-cell table:style-name="ce427" office:value-type="string" calcext:value-type="string">
            <text:p>u</text:p>
          </table:table-cell>
          <table:table-cell table:style-name="ce427" office:value-type="string" calcext:value-type="string">
            <text:p>ض</text:p>
          </table:table-cell>
          <table:table-cell table:style-name="ce427" office:value-type="string" calcext:value-type="string">
            <text:p>ו</text:p>
          </table:table-cell>
          <table:table-cell table:style-name="ce427" office:value-type="string" calcext:value-type="string">
            <text:p>Υ</text:p>
          </table:table-cell>
          <table:table-cell table:style-name="ce427" office:value-type="string" calcext:value-type="string">
            <text:p>У</text:p>
          </table:table-cell>
          <table:table-cell table:style-name="ce408"/>
          <table:table-cell table:style-name="ce427" office:value-type="string" calcext:value-type="string">
            <text:p>ض</text:p>
          </table:table-cell>
          <table:table-cell table:style-name="ce439" office:value-type="string" calcext:value-type="string">
            <text:p>ʣ</text:p>
          </table:table-cell>
          <table:table-cell table:style-name="ce425" office:value-type="float" office:value="500" calcext:value-type="float">
            <text:p>500</text:p>
          </table:table-cell>
          <table:table-cell table:style-name="ce446"/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Espace P3 = </text:p>
          </table:table-cell>
          <table:table-cell table:style-name="ce395"/>
          <table:table-cell table:style-name="ce400" table:formula="of:=CONCATENATE(['COMBINAISON TRIPLE'.D7])">
            <text:p/>
          </table:table-cell>
          <table:table-cell table:style-name="ce400" table:formula="of:=CONCATENATE([.$C24])">
            <text:p/>
          </table:table-cell>
          <table:table-cell table:style-name="ce400" table:formula="of:=CONCATENATE([.$C24])">
            <text:p/>
          </table:table-cell>
          <table:table-cell table:style-name="ce400" table:formula="of:=CONCATENATE([.$C24])">
            <text:p/>
          </table:table-cell>
          <table:table-cell table:style-name="ce400" table:formula="of:=CONCATENATE([.$C24])">
            <text:p/>
          </table:table-cell>
          <table:table-cell table:style-name="ce400" table:formula="of:=CONCATENATE([.$C24])">
            <text:p/>
          </table:table-cell>
          <table:table-cell table:style-name="ce402"/>
          <table:table-cell table:style-name="ce408" table:number-columns-repeated="7"/>
          <table:table-cell table:style-name="ce425" office:value-type="float" office:value="600" calcext:value-type="float">
            <text:p>600</text:p>
          </table:table-cell>
          <table:table-cell table:style-name="ce427" office:value-type="string" calcext:value-type="string">
            <text:p>ɵ</text:p>
          </table:table-cell>
          <table:table-cell table:style-name="ce427" office:value-type="string" calcext:value-type="string">
            <text:p>ث</text:p>
          </table:table-cell>
          <table:table-cell table:style-name="ce427" office:value-type="string" calcext:value-type="string">
            <text:p>ט</text:p>
          </table:table-cell>
          <table:table-cell table:style-name="ce427" office:value-type="string" calcext:value-type="string">
            <text:p>Φ</text:p>
          </table:table-cell>
          <table:table-cell table:style-name="ce427" office:value-type="string" calcext:value-type="string">
            <text:p>Ф</text:p>
          </table:table-cell>
          <table:table-cell table:style-name="ce408"/>
          <table:table-cell table:style-name="ce427" office:value-type="string" calcext:value-type="string">
            <text:p>ث</text:p>
          </table:table-cell>
          <table:table-cell table:style-name="ce427" office:value-type="string" calcext:value-type="string">
            <text:p>ɵ</text:p>
          </table:table-cell>
          <table:table-cell table:style-name="ce425" office:value-type="float" office:value="600" calcext:value-type="float">
            <text:p>600</text:p>
          </table:table-cell>
          <table:table-cell table:style-name="ce446"/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Espace R1 = </text:p>
          </table:table-cell>
          <table:table-cell table:style-name="ce395"/>
          <table:table-cell table:style-name="ce400" table:formula="of:=CONCATENATE(['COMBINAISON TRIPLE'.D8])">
            <text:p/>
          </table:table-cell>
          <table:table-cell table:style-name="ce400" table:formula="of:=CONCATENATE([.$C25])">
            <text:p/>
          </table:table-cell>
          <table:table-cell table:style-name="ce400" table:formula="of:=CONCATENATE([.$C25])">
            <text:p/>
          </table:table-cell>
          <table:table-cell table:style-name="ce400" table:formula="of:=CONCATENATE([.$C25])">
            <text:p/>
          </table:table-cell>
          <table:table-cell table:style-name="ce400" table:formula="of:=CONCATENATE([.$C25])">
            <text:p/>
          </table:table-cell>
          <table:table-cell table:style-name="ce400" table:formula="of:=CONCATENATE([.$C25])">
            <text:p/>
          </table:table-cell>
          <table:table-cell table:style-name="ce402"/>
          <table:table-cell table:style-name="ce414" table:formula="of:=CONCATENATE(IF(ISTEXT(['COMBINAISON TRIPLE'.D8]);&quot;∙&quot;;&quot;&quot;))">
            <text:p/>
          </table:table-cell>
          <table:table-cell table:style-name="ce414" table:formula="of:=[.$J25]">
            <text:p/>
          </table:table-cell>
          <table:table-cell table:style-name="ce414" table:formula="of:=[.$J25]">
            <text:p/>
          </table:table-cell>
          <table:table-cell table:style-name="ce414" table:formula="of:=[.$J25]">
            <text:p/>
          </table:table-cell>
          <table:table-cell table:style-name="ce414" table:formula="of:=[.$J25]">
            <text:p/>
          </table:table-cell>
          <table:table-cell table:style-name="ce414" table:formula="of:=[.$J25]">
            <text:p/>
          </table:table-cell>
          <table:table-cell table:style-name="ce408"/>
          <table:table-cell table:style-name="ce425" office:value-type="float" office:value="700" calcext:value-type="float">
            <text:p>700</text:p>
          </table:table-cell>
          <table:table-cell table:style-name="ce427" office:value-type="string" calcext:value-type="string">
            <text:p>x</text:p>
          </table:table-cell>
          <table:table-cell table:style-name="ce427" office:value-type="string" calcext:value-type="string">
            <text:p>خ</text:p>
          </table:table-cell>
          <table:table-cell table:style-name="ce427" office:value-type="string" calcext:value-type="string">
            <text:p>כ</text:p>
          </table:table-cell>
          <table:table-cell table:style-name="ce427" office:value-type="string" calcext:value-type="string">
            <text:p>Χ</text:p>
          </table:table-cell>
          <table:table-cell table:style-name="ce427" office:value-type="string" calcext:value-type="string">
            <text:p>Х</text:p>
          </table:table-cell>
          <table:table-cell table:style-name="ce408"/>
          <table:table-cell table:style-name="ce427" office:value-type="string" calcext:value-type="string">
            <text:p>خ</text:p>
          </table:table-cell>
          <table:table-cell table:style-name="ce427" office:value-type="string" calcext:value-type="string">
            <text:p>x</text:p>
          </table:table-cell>
          <table:table-cell table:style-name="ce425" office:value-type="float" office:value="700" calcext:value-type="float">
            <text:p>700</text:p>
          </table:table-cell>
          <table:table-cell table:style-name="ce446"/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Espace R2 = </text:p>
          </table:table-cell>
          <table:table-cell table:style-name="ce395"/>
          <table:table-cell table:style-name="ce400" table:formula="of:=CONCATENATE(['COMBINAISON TRIPLE'.D9])">
            <text:p/>
          </table:table-cell>
          <table:table-cell table:style-name="ce400" table:formula="of:=CONCATENATE([.$C26])">
            <text:p/>
          </table:table-cell>
          <table:table-cell table:style-name="ce400" table:formula="of:=CONCATENATE([.$C26])">
            <text:p/>
          </table:table-cell>
          <table:table-cell table:style-name="ce400" table:formula="of:=CONCATENATE([.$C26])">
            <text:p/>
          </table:table-cell>
          <table:table-cell table:style-name="ce400" table:formula="of:=CONCATENATE([.$C26])">
            <text:p/>
          </table:table-cell>
          <table:table-cell table:style-name="ce400" table:formula="of:=CONCATENATE([.$C26])">
            <text:p/>
          </table:table-cell>
          <table:table-cell table:style-name="ce389"/>
          <table:table-cell table:style-name="ce414" table:formula="of:=CONCATENATE(IF(ISTEXT(['COMBINAISON TRIPLE'.D9]);&quot;∙&quot;;&quot;&quot;))">
            <text:p/>
          </table:table-cell>
          <table:table-cell table:style-name="ce414" table:formula="of:=[.$J26]">
            <text:p/>
          </table:table-cell>
          <table:table-cell table:style-name="ce414" table:formula="of:=[.$J26]">
            <text:p/>
          </table:table-cell>
          <table:table-cell table:style-name="ce414" table:formula="of:=[.$J26]">
            <text:p/>
          </table:table-cell>
          <table:table-cell table:style-name="ce414" table:formula="of:=[.$J26]">
            <text:p/>
          </table:table-cell>
          <table:table-cell table:style-name="ce414" table:formula="of:=[.$J26]">
            <text:p/>
          </table:table-cell>
          <table:table-cell table:style-name="ce408"/>
          <table:table-cell table:style-name="ce425" office:value-type="float" office:value="800" calcext:value-type="float">
            <text:p>800</text:p>
          </table:table-cell>
          <table:table-cell table:style-name="ce427" office:value-type="string" calcext:value-type="string">
            <text:p>ð</text:p>
          </table:table-cell>
          <table:table-cell table:style-name="ce427" office:value-type="string" calcext:value-type="string">
            <text:p>ذ</text:p>
          </table:table-cell>
          <table:table-cell table:style-name="ce427" office:value-type="string" calcext:value-type="string">
            <text:p>ד</text:p>
          </table:table-cell>
          <table:table-cell table:style-name="ce427" office:value-type="string" calcext:value-type="string">
            <text:p>Ψ</text:p>
          </table:table-cell>
          <table:table-cell table:style-name="ce427" office:value-type="string" calcext:value-type="string">
            <text:p>Ѱ</text:p>
          </table:table-cell>
          <table:table-cell table:style-name="ce408"/>
          <table:table-cell table:style-name="ce427" office:value-type="string" calcext:value-type="string">
            <text:p>ذ</text:p>
          </table:table-cell>
          <table:table-cell table:style-name="ce427" office:value-type="string" calcext:value-type="string">
            <text:p>ð</text:p>
          </table:table-cell>
          <table:table-cell table:style-name="ce425" office:value-type="float" office:value="800" calcext:value-type="float">
            <text:p>800</text:p>
          </table:table-cell>
          <table:table-cell table:style-name="ce446"/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Espace R3 = </text:p>
          </table:table-cell>
          <table:table-cell table:style-name="ce395"/>
          <table:table-cell table:style-name="ce400" table:formula="of:=CONCATENATE(['COMBINAISON TRIPLE'.D10])">
            <text:p/>
          </table:table-cell>
          <table:table-cell table:style-name="ce400" table:formula="of:=CONCATENATE([.$C27])">
            <text:p/>
          </table:table-cell>
          <table:table-cell table:style-name="ce400" table:formula="of:=CONCATENATE([.$C27])">
            <text:p/>
          </table:table-cell>
          <table:table-cell table:style-name="ce400" table:formula="of:=CONCATENATE([.$C27])">
            <text:p/>
          </table:table-cell>
          <table:table-cell table:style-name="ce400" table:formula="of:=CONCATENATE([.$C27])">
            <text:p/>
          </table:table-cell>
          <table:table-cell table:style-name="ce400" table:formula="of:=CONCATENATE([.$C27])">
            <text:p/>
          </table:table-cell>
          <table:table-cell table:style-name="ce400"/>
          <table:table-cell table:style-name="ce414" table:formula="of:=CONCATENATE(IF(ISTEXT(['COMBINAISON TRIPLE'.D10]);&quot;∙&quot;;&quot;&quot;))">
            <text:p/>
          </table:table-cell>
          <table:table-cell table:style-name="ce414" table:formula="of:=[.$J27]">
            <text:p/>
          </table:table-cell>
          <table:table-cell table:style-name="ce414" table:formula="of:=[.$J27]">
            <text:p/>
          </table:table-cell>
          <table:table-cell table:style-name="ce414" table:formula="of:=[.$J27]">
            <text:p/>
          </table:table-cell>
          <table:table-cell table:style-name="ce414" table:formula="of:=[.$J27]">
            <text:p/>
          </table:table-cell>
          <table:table-cell table:style-name="ce414" table:formula="of:=[.$J27]">
            <text:p/>
          </table:table-cell>
          <table:table-cell table:style-name="ce408"/>
          <table:table-cell table:style-name="ce425" office:value-type="float" office:value="900" calcext:value-type="float">
            <text:p>900</text:p>
          </table:table-cell>
          <table:table-cell table:style-name="ce427" office:value-type="string" calcext:value-type="string">
            <text:p>ʐ</text:p>
          </table:table-cell>
          <table:table-cell table:style-name="ce427" office:value-type="string" calcext:value-type="string">
            <text:p>ظ</text:p>
          </table:table-cell>
          <table:table-cell table:style-name="ce427" office:value-type="string" calcext:value-type="string">
            <text:p>צ</text:p>
          </table:table-cell>
          <table:table-cell table:style-name="ce427" office:value-type="string" calcext:value-type="string">
            <text:p>Ϡ</text:p>
          </table:table-cell>
          <table:table-cell table:style-name="ce427" office:value-type="string" calcext:value-type="string">
            <text:p>Ц</text:p>
          </table:table-cell>
          <table:table-cell table:style-name="ce408"/>
          <table:table-cell table:style-name="ce427" office:value-type="string" calcext:value-type="string">
            <text:p>ظ</text:p>
          </table:table-cell>
          <table:table-cell table:style-name="ce427" office:value-type="string" calcext:value-type="string">
            <text:p>ʐ</text:p>
          </table:table-cell>
          <table:table-cell table:style-name="ce425" office:value-type="float" office:value="900" calcext:value-type="float">
            <text:p>900</text:p>
          </table:table-cell>
          <table:table-cell table:style-name="ce446"/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Espace S1 = </text:p>
          </table:table-cell>
          <table:table-cell table:style-name="ce395"/>
          <table:table-cell table:style-name="ce400" table:formula="of:=CONCATENATE(['COMBINAISON TRIPLE'.D11])">
            <text:p/>
          </table:table-cell>
          <table:table-cell table:style-name="ce400" table:formula="of:=CONCATENATE([.$C28])">
            <text:p/>
          </table:table-cell>
          <table:table-cell table:style-name="ce400" table:formula="of:=CONCATENATE([.$C28])">
            <text:p/>
          </table:table-cell>
          <table:table-cell table:style-name="ce400" table:formula="of:=CONCATENATE([.$C28])">
            <text:p/>
          </table:table-cell>
          <table:table-cell table:style-name="ce400" table:formula="of:=CONCATENATE([.$C28])">
            <text:p/>
          </table:table-cell>
          <table:table-cell table:style-name="ce400" table:formula="of:=CONCATENATE([.$C28])">
            <text:p/>
          </table:table-cell>
          <table:table-cell table:style-name="ce400"/>
          <table:table-cell table:style-name="ce414" table:formula="of:=CONCATENATE(IF(ISTEXT(['COMBINAISON TRIPLE'.D11]);&quot;∙&quot;;&quot;&quot;))">
            <text:p/>
          </table:table-cell>
          <table:table-cell table:style-name="ce414" table:formula="of:=[.$J28]">
            <text:p/>
          </table:table-cell>
          <table:table-cell table:style-name="ce414" table:formula="of:=[.$J28]">
            <text:p/>
          </table:table-cell>
          <table:table-cell table:style-name="ce414" table:formula="of:=[.$J28]">
            <text:p/>
          </table:table-cell>
          <table:table-cell table:style-name="ce414" table:formula="of:=[.$J28]">
            <text:p/>
          </table:table-cell>
          <table:table-cell table:style-name="ce414" table:formula="of:=[.$J28]">
            <text:p/>
          </table:table-cell>
          <table:table-cell table:style-name="ce408"/>
          <table:table-cell table:style-name="ce425" office:value-type="float" office:value="1000" calcext:value-type="float">
            <text:p>1000</text:p>
          </table:table-cell>
          <table:table-cell table:style-name="ce427" office:value-type="string" calcext:value-type="string">
            <text:p>ɔ</text:p>
          </table:table-cell>
          <table:table-cell table:style-name="ce427" office:value-type="string" calcext:value-type="string">
            <text:p>غ</text:p>
          </table:table-cell>
          <table:table-cell table:style-name="ce427" office:value-type="string" calcext:value-type="string">
            <text:p>ע</text:p>
          </table:table-cell>
          <table:table-cell table:style-name="ce427" office:value-type="string" calcext:value-type="string">
            <text:p>Ω</text:p>
          </table:table-cell>
          <table:table-cell table:style-name="ce427" office:value-type="string" calcext:value-type="string">
            <text:p>Ѡ( Ѻ )</text:p>
          </table:table-cell>
          <table:table-cell table:style-name="ce408"/>
          <table:table-cell table:style-name="ce427" office:value-type="string" calcext:value-type="string">
            <text:p>غ</text:p>
          </table:table-cell>
          <table:table-cell table:style-name="ce427" office:value-type="string" calcext:value-type="string">
            <text:p>ɔ</text:p>
          </table:table-cell>
          <table:table-cell table:style-name="ce425" office:value-type="float" office:value="1000" calcext:value-type="float">
            <text:p>1000</text:p>
          </table:table-cell>
          <table:table-cell table:style-name="ce446"/>
          <table:table-cell table:style-name="ce408" table:number-columns-repeated="997"/>
        </table:table-row>
        <table:table-row table:style-name="ro5">
          <table:table-cell table:style-name="ce393"/>
          <table:table-cell table:style-name="ce395"/>
          <table:table-cell table:style-name="ce400" table:number-columns-repeated="7"/>
          <table:table-cell table:style-name="ce393" table:number-columns-repeated="6"/>
          <table:table-cell table:style-name="ce408"/>
          <table:table-cell table:style-name="ce425"/>
          <table:table-cell table:style-name="ce428"/>
          <table:table-cell table:style-name="ce432" office:value-type="string" calcext:value-type="string">
            <text:p>ـ</text:p>
          </table:table-cell>
          <table:table-cell table:style-name="ce428" table:number-columns-repeated="3"/>
          <table:table-cell table:style-name="ce408"/>
          <table:table-cell table:style-name="ce428" office:value-type="string" calcext:value-type="string">
            <text:p>پ</text:p>
          </table:table-cell>
          <table:table-cell table:style-name="ce427" office:value-type="string" calcext:value-type="string">
            <text:p>p</text:p>
          </table:table-cell>
          <table:table-cell table:style-name="ce408" office:value-type="float" office:value="80" calcext:value-type="float">
            <text:p>80</text:p>
          </table:table-cell>
          <table:table-cell table:style-name="ce446"/>
          <table:table-cell table:style-name="ce408" table:number-columns-repeated="997"/>
        </table:table-row>
        <table:table-row table:style-name="ro9">
          <table:table-cell table:style-name="ce389"/>
          <table:table-cell table:style-name="ce395"/>
          <table:table-cell table:style-name="ce400" table:number-columns-repeated="13"/>
          <table:table-cell table:style-name="ce408"/>
          <table:table-cell table:style-name="ce426" office:value-type="float" office:value="0" calcext:value-type="float">
            <text:p>0</text:p>
          </table:table-cell>
          <table:table-cell table:style-name="ce429" office:value-type="string" calcext:value-type="string">
            <text:p>ə</text:p>
          </table:table-cell>
          <table:table-cell table:style-name="ce433" office:value-type="string" calcext:value-type="string">
            <text:p>ء</text:p>
          </table:table-cell>
          <table:table-cell table:style-name="ce426"/>
          <table:table-cell table:style-name="ce393" table:number-columns-repeated="2"/>
          <table:table-cell table:style-name="ce408"/>
          <table:table-cell table:style-name="ce437" office:value-type="string" calcext:value-type="string">
            <text:p>چ</text:p>
          </table:table-cell>
          <table:table-cell table:style-name="ce440" office:value-type="string" calcext:value-type="string">
            <text:p>ɕ</text:p>
          </table:table-cell>
          <table:table-cell table:style-name="ce408" office:value-type="float" office:value="2" calcext:value-type="float">
            <text:p>2</text:p>
          </table:table-cell>
          <table:table-cell table:style-name="ce446"/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Espace Fixe = </text:p>
          </table:table-cell>
          <table:table-cell table:style-name="ce395"/>
          <table:table-cell table:style-name="ce400" table:number-columns-repeated="7"/>
          <table:table-cell table:number-columns-repeated="6" table:style-name="ce415" office:value-type="string" calcext:value-type="string">
            <text:p>∙</text:p>
          </table:table-cell>
          <table:table-cell table:style-name="ce408"/>
          <table:table-cell table:style-name="ce393" table:number-columns-repeated="3"/>
          <table:table-cell table:style-name="ce434" office:value-type="string" calcext:value-type="string">
            <text:p>ך</text:p>
          </table:table-cell>
          <table:table-cell table:style-name="ce393" table:number-columns-repeated="2"/>
          <table:table-cell table:style-name="ce427" office:value-type="string" calcext:value-type="string">
            <text:p>כ</text:p>
          </table:table-cell>
          <table:table-cell table:style-name="ce437" office:value-type="string" calcext:value-type="string">
            <text:p>ژ</text:p>
          </table:table-cell>
          <table:table-cell table:style-name="ce429" office:value-type="string" calcext:value-type="string">
            <text:p>ʒ</text:p>
          </table:table-cell>
          <table:table-cell table:style-name="ce408" office:value-type="float" office:value="7" calcext:value-type="float">
            <text:p>7</text:p>
          </table:table-cell>
          <table:table-cell table:style-name="ce446"/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Diacritique P1 =</text:p>
          </table:table-cell>
          <table:table-cell table:style-name="ce395"/>
          <table:table-cell table:style-name="ce400" table:number-columns-repeated="13"/>
          <table:table-cell table:style-name="ce408"/>
          <table:table-cell table:style-name="ce393" table:number-columns-repeated="3"/>
          <table:table-cell table:style-name="ce393" office:value-type="string" calcext:value-type="string">
            <text:p>ם</text:p>
          </table:table-cell>
          <table:table-cell table:style-name="ce393" table:number-columns-repeated="2"/>
          <table:table-cell table:style-name="ce427" office:value-type="string" calcext:value-type="string">
            <text:p>מ</text:p>
          </table:table-cell>
          <table:table-cell table:style-name="ce437" office:value-type="string" calcext:value-type="string">
            <text:p>ڤ</text:p>
          </table:table-cell>
          <table:table-cell table:style-name="ce427" office:value-type="string" calcext:value-type="string">
            <text:p>v</text:p>
          </table:table-cell>
          <table:table-cell table:style-name="ce408" office:value-type="float" office:value="6" calcext:value-type="float">
            <text:p>6</text:p>
          </table:table-cell>
          <table:table-cell table:style-name="ce446"/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Diacritique P2 =</text:p>
          </table:table-cell>
          <table:table-cell table:style-name="ce395"/>
          <table:table-cell table:style-name="ce400" table:number-columns-repeated="13"/>
          <table:table-cell table:style-name="ce408"/>
          <table:table-cell table:style-name="ce393" table:number-columns-repeated="3"/>
          <table:table-cell table:style-name="ce393" office:value-type="string" calcext:value-type="string">
            <text:p>ן</text:p>
          </table:table-cell>
          <table:table-cell table:style-name="ce426" table:number-columns-repeated="2"/>
          <table:table-cell table:style-name="ce427" office:value-type="string" calcext:value-type="string">
            <text:p>נ</text:p>
          </table:table-cell>
          <table:table-cell table:style-name="ce437" office:value-type="string" calcext:value-type="string">
            <text:p>ک</text:p>
          </table:table-cell>
          <table:table-cell table:style-name="ce427" office:value-type="string" calcext:value-type="string">
            <text:p>k</text:p>
          </table:table-cell>
          <table:table-cell table:style-name="ce408" office:value-type="float" office:value="20" calcext:value-type="float">
            <text:p>20</text:p>
          </table:table-cell>
          <table:table-cell table:style-name="ce446"/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Diacritique P3 =</text:p>
          </table:table-cell>
          <table:table-cell table:style-name="ce395"/>
          <table:table-cell table:style-name="ce400" table:number-columns-repeated="13"/>
          <table:table-cell table:style-name="ce408"/>
          <table:table-cell table:style-name="ce393" table:number-columns-repeated="3"/>
          <table:table-cell table:style-name="ce393" office:value-type="string" calcext:value-type="string">
            <text:p>ף</text:p>
          </table:table-cell>
          <table:table-cell table:style-name="ce426" table:number-columns-repeated="2"/>
          <table:table-cell table:style-name="ce427" office:value-type="string" calcext:value-type="string">
            <text:p>פ</text:p>
          </table:table-cell>
          <table:table-cell table:style-name="ce437" office:value-type="string" calcext:value-type="string">
            <text:p>گ</text:p>
          </table:table-cell>
          <table:table-cell table:style-name="ce427" office:value-type="string" calcext:value-type="string">
            <text:p>g</text:p>
          </table:table-cell>
          <table:table-cell table:style-name="ce408" office:value-type="float" office:value="3" calcext:value-type="float">
            <text:p>3</text:p>
          </table:table-cell>
          <table:table-cell table:style-name="ce446"/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Diacritique R1 =</text:p>
          </table:table-cell>
          <table:table-cell table:style-name="ce395"/>
          <table:table-cell table:style-name="ce400" table:formula="of:=CONCATENATE(['COMBINAISON TRIPLE'.C8])">
            <text:p/>
          </table:table-cell>
          <table:table-cell table:style-name="ce400" table:formula="of:=[.$C$35]">
            <text:p/>
          </table:table-cell>
          <table:table-cell table:style-name="ce400" table:formula="of:=[.$C$35]">
            <text:p/>
          </table:table-cell>
          <table:table-cell table:style-name="ce400" table:formula="of:=[.$C$35]">
            <text:p/>
          </table:table-cell>
          <table:table-cell table:style-name="ce400" table:formula="of:=[.$C$35]">
            <text:p/>
          </table:table-cell>
          <table:table-cell table:style-name="ce400" table:formula="of:=[.$C$35]">
            <text:p/>
          </table:table-cell>
          <table:table-cell table:style-name="ce400"/>
          <table:table-cell table:style-name="ce400" table:formula="of:=CONCATENATE(['COMBINAISON TRIPLE'.B8])">
            <text:p/>
          </table:table-cell>
          <table:table-cell table:style-name="ce400" table:formula="of:=[.$J$35]">
            <text:p/>
          </table:table-cell>
          <table:table-cell table:style-name="ce400" table:formula="of:=[.$J$35]">
            <text:p/>
          </table:table-cell>
          <table:table-cell table:style-name="ce400" table:formula="of:=[.$J$35]">
            <text:p/>
          </table:table-cell>
          <table:table-cell table:style-name="ce400" table:formula="of:=[.$J$35]">
            <text:p/>
          </table:table-cell>
          <table:table-cell table:style-name="ce400" table:formula="of:=[.$J$35]">
            <text:p/>
          </table:table-cell>
          <table:table-cell table:style-name="ce408"/>
          <table:table-cell table:style-name="ce393" table:number-columns-repeated="3"/>
          <table:table-cell table:style-name="ce393" office:value-type="string" calcext:value-type="string">
            <text:p>ץ</text:p>
          </table:table-cell>
          <table:table-cell table:style-name="ce425" table:number-columns-repeated="2"/>
          <table:table-cell table:style-name="ce427" office:value-type="string" calcext:value-type="string">
            <text:p>צ</text:p>
          </table:table-cell>
          <table:table-cell table:style-name="ce437" office:value-type="string" calcext:value-type="string">
            <text:p>ۋ</text:p>
          </table:table-cell>
          <table:table-cell table:style-name="ce427" office:value-type="string" calcext:value-type="string">
            <text:p>v</text:p>
          </table:table-cell>
          <table:table-cell table:style-name="ce408" office:value-type="float" office:value="60" calcext:value-type="float">
            <text:p>60</text:p>
          </table:table-cell>
          <table:table-cell table:style-name="ce446"/>
          <table:table-cell table:style-name="ce408" table:number-columns-repeated="997"/>
        </table:table-row>
        <table:table-row table:style-name="ro10">
          <table:table-cell table:style-name="ce389" office:value-type="string" calcext:value-type="string">
            <text:p>Diacritique R2 =</text:p>
          </table:table-cell>
          <table:table-cell table:style-name="ce395"/>
          <table:table-cell table:style-name="ce400" table:formula="of:=CONCATENATE(['COMBINAISON TRIPLE'.C9])">
            <text:p/>
          </table:table-cell>
          <table:table-cell table:style-name="ce400" table:formula="of:=[.$C$36]">
            <text:p/>
          </table:table-cell>
          <table:table-cell table:style-name="ce400" table:formula="of:=[.$C$36]">
            <text:p/>
          </table:table-cell>
          <table:table-cell table:style-name="ce400" table:formula="of:=[.$C$36]">
            <text:p/>
          </table:table-cell>
          <table:table-cell table:style-name="ce400" table:formula="of:=[.$C$36]">
            <text:p/>
          </table:table-cell>
          <table:table-cell table:style-name="ce400" table:formula="of:=[.$C$36]">
            <text:p/>
          </table:table-cell>
          <table:table-cell table:style-name="ce400"/>
          <table:table-cell table:style-name="ce400" table:formula="of:=CONCATENATE(['COMBINAISON TRIPLE'.B9])">
            <text:p/>
          </table:table-cell>
          <table:table-cell table:style-name="ce400" table:formula="of:=[.$J$36]">
            <text:p/>
          </table:table-cell>
          <table:table-cell table:style-name="ce400" table:formula="of:=[.$J$36]">
            <text:p/>
          </table:table-cell>
          <table:table-cell table:style-name="ce400" table:formula="of:=[.$J$36]">
            <text:p/>
          </table:table-cell>
          <table:table-cell table:style-name="ce400" table:formula="of:=[.$J$36]">
            <text:p/>
          </table:table-cell>
          <table:table-cell table:style-name="ce400" table:formula="of:=[.$J$36]">
            <text:p/>
          </table:table-cell>
          <table:table-cell table:style-name="ce408"/>
          <table:table-cell table:style-name="ce393" table:number-columns-repeated="4"/>
          <table:table-cell table:style-name="ce425" table:number-columns-repeated="2"/>
          <table:table-cell table:style-name="ce408"/>
          <table:table-cell table:style-name="ce437" office:value-type="string" calcext:value-type="string">
            <text:p>ڡ</text:p>
          </table:table-cell>
          <table:table-cell table:style-name="ce427" office:value-type="string" calcext:value-type="string">
            <text:p>p</text:p>
          </table:table-cell>
          <table:table-cell table:style-name="ce408" office:value-type="float" office:value="80" calcext:value-type="float">
            <text:p>80</text:p>
          </table:table-cell>
          <table:table-cell table:style-name="ce446"/>
          <table:table-cell table:style-name="ce408" table:number-columns-repeated="997"/>
        </table:table-row>
        <table:table-row table:style-name="ro10">
          <table:table-cell table:style-name="ce389" office:value-type="string" calcext:value-type="string">
            <text:p>Diacritique R3 =</text:p>
          </table:table-cell>
          <table:table-cell table:style-name="ce395"/>
          <table:table-cell table:style-name="ce400" table:formula="of:=CONCATENATE(['COMBINAISON TRIPLE'.C10])">
            <text:p/>
          </table:table-cell>
          <table:table-cell table:style-name="ce400" table:formula="of:=[.$C$37]">
            <text:p/>
          </table:table-cell>
          <table:table-cell table:style-name="ce400" table:formula="of:=[.$C$37]">
            <text:p/>
          </table:table-cell>
          <table:table-cell table:style-name="ce400" table:formula="of:=[.$C$37]">
            <text:p/>
          </table:table-cell>
          <table:table-cell table:style-name="ce400" table:formula="of:=[.$C$37]">
            <text:p/>
          </table:table-cell>
          <table:table-cell table:style-name="ce400" table:formula="of:=[.$C$37]">
            <text:p/>
          </table:table-cell>
          <table:table-cell table:style-name="ce400"/>
          <table:table-cell table:style-name="ce400" table:formula="of:=CONCATENATE(['COMBINAISON TRIPLE'.B10])">
            <text:p/>
          </table:table-cell>
          <table:table-cell table:style-name="ce400" table:formula="of:=[.$J$37]">
            <text:p/>
          </table:table-cell>
          <table:table-cell table:style-name="ce400" table:formula="of:=[.$J$37]">
            <text:p/>
          </table:table-cell>
          <table:table-cell table:style-name="ce400" table:formula="of:=[.$J$37]">
            <text:p/>
          </table:table-cell>
          <table:table-cell table:style-name="ce400" table:formula="of:=[.$J$37]">
            <text:p/>
          </table:table-cell>
          <table:table-cell table:style-name="ce400" table:formula="of:=[.$J$37]">
            <text:p/>
          </table:table-cell>
          <table:table-cell table:style-name="ce408"/>
          <table:table-cell table:style-name="ce393" table:number-columns-repeated="4"/>
          <table:table-cell table:style-name="ce425" table:number-columns-repeated="2"/>
          <table:table-cell table:style-name="ce408"/>
          <table:table-cell table:style-name="ce437" office:value-type="string" calcext:value-type="string">
            <text:p>ی</text:p>
          </table:table-cell>
          <table:table-cell table:style-name="ce427" office:value-type="string" calcext:value-type="string">
            <text:p>a</text:p>
          </table:table-cell>
          <table:table-cell table:style-name="ce444" office:value-type="float" office:value="1" calcext:value-type="float">
            <text:p>1</text:p>
          </table:table-cell>
          <table:table-cell table:style-name="ce446"/>
          <table:table-cell table:style-name="ce408" table:number-columns-repeated="997"/>
        </table:table-row>
        <table:table-row table:style-name="ro11">
          <table:table-cell table:style-name="ce389" office:value-type="string" calcext:value-type="string">
            <text:p>Diacritique S1 =</text:p>
          </table:table-cell>
          <table:table-cell table:style-name="ce395"/>
          <table:table-cell table:style-name="ce400" table:number-columns-repeated="13"/>
          <table:table-cell table:style-name="ce408"/>
          <table:table-cell table:style-name="ce426"/>
          <table:table-cell table:style-name="ce425" table:number-columns-repeated="5"/>
          <table:table-cell table:style-name="ce408"/>
          <table:table-cell table:style-name="ce438" office:value-type="string" calcext:value-type="string">
            <text:p>أ</text:p>
          </table:table-cell>
          <table:table-cell table:style-name="ce438" office:value-type="string" calcext:value-type="string">
            <text:p>ʰa</text:p>
          </table:table-cell>
          <table:table-cell table:style-name="ce408" office:value-type="float" office:value="1" calcext:value-type="float">
            <text:p>1</text:p>
          </table:table-cell>
          <table:table-cell table:style-name="ce446"/>
          <table:table-cell table:style-name="ce408" table:number-columns-repeated="997"/>
        </table:table-row>
        <table:table-row table:style-name="ro5">
          <table:table-cell table:style-name="ce389" office:value-type="string" calcext:value-type="string">
            <text:p>Diacritique S2 =</text:p>
          </table:table-cell>
          <table:table-cell table:style-name="ce395"/>
          <table:table-cell table:style-name="ce400" table:number-columns-repeated="13"/>
          <table:table-cell table:style-name="ce408"/>
          <table:table-cell table:style-name="ce408" office:value-type="float" office:value="0" calcext:value-type="float">
            <text:p>0</text:p>
          </table:table-cell>
          <table:table-cell table:style-name="ce429" office:value-type="string" calcext:value-type="string">
            <text:p>ə</text:p>
          </table:table-cell>
          <table:table-cell table:style-name="ce429" office:value-type="string" calcext:value-type="string">
            <text:p>ء</text:p>
          </table:table-cell>
          <table:table-cell table:style-name="ce429" table:number-columns-repeated="2"/>
          <table:table-cell table:style-name="ce429" office:value-type="string" calcext:value-type="string">
            <text:p>Ә</text:p>
          </table:table-cell>
          <table:table-cell table:style-name="ce408"/>
          <table:table-cell table:style-name="ce437" office:value-type="string" calcext:value-type="string">
            <text:p>ؤ</text:p>
          </table:table-cell>
          <table:table-cell table:style-name="ce441" office:value-type="string" calcext:value-type="string">
            <text:p>ʰu</text:p>
          </table:table-cell>
          <table:table-cell table:style-name="ce408" office:value-type="float" office:value="6" calcext:value-type="float">
            <text:p>6</text:p>
          </table:table-cell>
          <table:table-cell table:style-name="ce446"/>
          <table:table-cell table:style-name="ce408" table:number-columns-repeated="997"/>
        </table:table-row>
        <table:table-row table:style-name="ro10">
          <table:table-cell table:style-name="ce389" office:value-type="string" calcext:value-type="string">
            <text:p>Diacritique S3 =</text:p>
          </table:table-cell>
          <table:table-cell table:style-name="ce395"/>
          <table:table-cell table:style-name="ce400" table:number-columns-repeated="13"/>
          <table:table-cell table:style-name="ce408"/>
          <table:table-cell table:style-name="ce389" office:value-type="float" office:value="66" calcext:value-type="float">
            <text:p>66</text:p>
          </table:table-cell>
          <table:table-cell table:style-name="ce429" office:value-type="string" calcext:value-type="string">
            <text:p>v</text:p>
          </table:table-cell>
          <table:table-cell table:style-name="ce429" table:number-columns-repeated="3"/>
          <table:table-cell table:style-name="ce429" office:value-type="string" calcext:value-type="string">
            <text:p>В</text:p>
          </table:table-cell>
          <table:table-cell table:style-name="ce408"/>
          <table:table-cell table:style-name="ce437" office:value-type="string" calcext:value-type="string">
            <text:p>ئ</text:p>
          </table:table-cell>
          <table:table-cell table:style-name="ce437" office:value-type="string" calcext:value-type="string">
            <text:p>ʰi</text:p>
          </table:table-cell>
          <table:table-cell table:style-name="ce408" office:value-type="float" office:value="10" calcext:value-type="float">
            <text:p>10</text:p>
          </table:table-cell>
          <table:table-cell table:style-name="ce446"/>
          <table:table-cell table:style-name="ce408" table:number-columns-repeated="997"/>
        </table:table-row>
        <table:table-row table:style-name="ro10">
          <table:table-cell table:style-name="ce389"/>
          <table:table-cell table:style-name="ce395"/>
          <table:table-cell table:style-name="ce400" table:number-columns-repeated="13"/>
          <table:table-cell table:style-name="ce408"/>
          <table:table-cell table:style-name="ce389" office:value-type="float" office:value="10001000" calcext:value-type="float">
            <text:p>10001000</text:p>
          </table:table-cell>
          <table:table-cell table:style-name="ce429" office:value-type="string" calcext:value-type="string">
            <text:p>ɣ</text:p>
          </table:table-cell>
          <table:table-cell table:style-name="ce429" table:number-columns-repeated="3"/>
          <table:table-cell table:style-name="ce429" office:value-type="string" calcext:value-type="string">
            <text:p>Ҕ</text:p>
          </table:table-cell>
          <table:table-cell table:style-name="ce408"/>
          <table:table-cell table:style-name="ce433" office:value-type="string" calcext:value-type="string">
            <text:p>ء</text:p>
          </table:table-cell>
          <table:table-cell table:style-name="ce437" office:value-type="string" calcext:value-type="string">
            <text:p>ʰ</text:p>
          </table:table-cell>
          <table:table-cell table:style-name="ce408" office:value-type="float" office:value="0" calcext:value-type="float">
            <text:p>0</text:p>
          </table:table-cell>
          <table:table-cell table:style-name="ce446"/>
          <table:table-cell table:style-name="ce408" table:number-columns-repeated="997"/>
        </table:table-row>
        <table:table-row table:style-name="ro10">
          <table:table-cell table:style-name="ce389" office:value-type="string" calcext:value-type="string">
            <text:p>Crochet G = </text:p>
          </table:table-cell>
          <table:table-cell table:style-name="ce395"/>
          <table:table-cell table:style-name="ce389" table:number-columns-repeated="7"/>
          <table:table-cell table:number-columns-repeated="6" table:style-name="ce408" office:value-type="string" calcext:value-type="string">
            <text:p>[</text:p>
          </table:table-cell>
          <table:table-cell table:style-name="ce408"/>
          <table:table-cell table:style-name="ce408" office:value-type="float" office:value="100100" calcext:value-type="float">
            <text:p>100100</text:p>
          </table:table-cell>
          <table:table-cell table:style-name="ce430" office:value-type="string" calcext:value-type="string">
            <text:p>ɕ</text:p>
          </table:table-cell>
          <table:table-cell table:style-name="ce430"/>
          <table:table-cell table:style-name="ce429" table:number-columns-repeated="2"/>
          <table:table-cell table:style-name="ce429" office:value-type="string" calcext:value-type="string">
            <text:p>Ђ</text:p>
          </table:table-cell>
          <table:table-cell table:style-name="ce408" table:number-columns-repeated="2"/>
          <table:table-cell table:style-name="ce442"/>
          <table:table-cell table:style-name="ce408"/>
          <table:table-cell table:style-name="ce446"/>
          <table:table-cell table:style-name="ce408" table:number-columns-repeated="997"/>
        </table:table-row>
        <table:table-row table:style-name="ro10">
          <table:table-cell table:style-name="ce389" office:value-type="string" calcext:value-type="string">
            <text:p>Crochet D = </text:p>
          </table:table-cell>
          <table:table-cell table:style-name="ce395"/>
          <table:table-cell table:style-name="ce389" table:number-columns-repeated="7"/>
          <table:table-cell table:number-columns-repeated="6" table:style-name="ce408" office:value-type="string" calcext:value-type="string">
            <text:p>]</text:p>
          </table:table-cell>
          <table:table-cell table:style-name="ce408" table:number-columns-repeated="2"/>
          <table:table-cell table:style-name="ce427"/>
          <table:table-cell table:style-name="ce429" table:number-columns-repeated="3"/>
          <table:table-cell table:style-name="ce430" office:value-type="string" calcext:value-type="string">
            <text:p>Ё</text:p>
          </table:table-cell>
          <table:table-cell table:style-name="ce408" table:number-columns-repeated="2"/>
          <table:table-cell table:style-name="ce442"/>
          <table:table-cell table:style-name="ce408"/>
          <table:table-cell table:style-name="ce446"/>
          <table:table-cell table:style-name="ce408" table:number-columns-repeated="997"/>
        </table:table-row>
        <table:table-row table:style-name="ro10">
          <table:table-cell table:style-name="ce389"/>
          <table:table-cell table:style-name="ce395"/>
          <table:table-cell table:style-name="ce389" table:number-columns-repeated="7"/>
          <table:table-cell table:style-name="ce408" table:number-columns-repeated="7"/>
          <table:table-cell table:style-name="ce389" office:value-type="float" office:value="77" calcext:value-type="float">
            <text:p>77</text:p>
          </table:table-cell>
          <table:table-cell table:style-name="ce429" office:value-type="string" calcext:value-type="string">
            <text:p>ʒ</text:p>
          </table:table-cell>
          <table:table-cell table:style-name="ce429" table:number-columns-repeated="3"/>
          <table:table-cell table:style-name="ce429" office:value-type="string" calcext:value-type="string">
            <text:p>Ж</text:p>
          </table:table-cell>
          <table:table-cell table:style-name="ce408" table:number-columns-repeated="2"/>
          <table:table-cell table:style-name="ce442"/>
          <table:table-cell table:style-name="ce408"/>
          <table:table-cell table:style-name="ce446"/>
          <table:table-cell table:style-name="ce408" table:number-columns-repeated="997"/>
        </table:table-row>
        <table:table-row table:style-name="ro10">
          <table:table-cell table:style-name="ce389" office:value-type="string" calcext:value-type="string">
            <text:p>Lettre L = </text:p>
          </table:table-cell>
          <table:table-cell table:style-name="ce395"/>
          <table:table-cell table:number-columns-repeated="6" table:style-name="ce403" office:value-type="string" calcext:value-type="string">
            <text:p>ل</text:p>
          </table:table-cell>
          <table:table-cell table:style-name="ce389"/>
          <table:table-cell table:number-columns-repeated="6" table:style-name="ce408" office:value-type="string" calcext:value-type="string">
            <text:p>l</text:p>
          </table:table-cell>
          <table:table-cell table:style-name="ce408"/>
          <table:table-cell table:style-name="ce393" office:value-type="float" office:value="666" calcext:value-type="float">
            <text:p>666</text:p>
          </table:table-cell>
          <table:table-cell table:style-name="ce430" office:value-type="string" calcext:value-type="string">
            <text:p>ʣ</text:p>
          </table:table-cell>
          <table:table-cell table:style-name="ce429" table:number-columns-repeated="3"/>
          <table:table-cell table:style-name="ce435" office:value-type="string" calcext:value-type="string">
            <text:p>Ѕ</text:p>
          </table:table-cell>
          <table:table-cell table:style-name="ce408" table:number-columns-repeated="2"/>
          <table:table-cell table:style-name="ce442"/>
          <table:table-cell table:style-name="ce408"/>
          <table:table-cell table:style-name="ce446"/>
          <table:table-cell table:style-name="ce408" table:number-columns-repeated="997"/>
        </table:table-row>
        <table:table-row table:style-name="ro10">
          <table:table-cell table:style-name="ce389" office:value-type="string" calcext:value-type="string">
            <text:p>Lettre N = </text:p>
          </table:table-cell>
          <table:table-cell table:style-name="ce395"/>
          <table:table-cell table:number-columns-repeated="6" table:style-name="ce401" office:value-type="string" calcext:value-type="string">
            <text:p>ن</text:p>
          </table:table-cell>
          <table:table-cell table:style-name="ce389"/>
          <table:table-cell table:number-columns-repeated="6" table:style-name="ce408" office:value-type="string" calcext:value-type="string">
            <text:p>n</text:p>
          </table:table-cell>
          <table:table-cell table:style-name="ce408"/>
          <table:table-cell table:style-name="ce408" office:value-type="float" office:value="1010" calcext:value-type="float">
            <text:p>1010</text:p>
          </table:table-cell>
          <table:table-cell table:style-name="ce429" office:value-type="string" calcext:value-type="string">
            <text:p>j</text:p>
          </table:table-cell>
          <table:table-cell table:style-name="ce429" table:number-columns-repeated="3"/>
          <table:table-cell table:style-name="ce429" office:value-type="string" calcext:value-type="string">
            <text:p>Ј</text:p>
          </table:table-cell>
          <table:table-cell table:style-name="ce408" table:number-columns-repeated="2"/>
          <table:table-cell table:style-name="ce442"/>
          <table:table-cell table:style-name="ce408"/>
          <table:table-cell table:style-name="ce446"/>
          <table:table-cell table:style-name="ce408" table:number-columns-repeated="997"/>
        </table:table-row>
        <table:table-row table:style-name="ro10">
          <table:table-cell table:style-name="ce389" office:value-type="string" calcext:value-type="string">
            <text:p>Lettre T =</text:p>
          </table:table-cell>
          <table:table-cell table:style-name="ce395"/>
          <table:table-cell table:number-columns-repeated="6" table:style-name="ce403" office:value-type="string" calcext:value-type="string">
            <text:p>ت</text:p>
          </table:table-cell>
          <table:table-cell table:style-name="ce389"/>
          <table:table-cell table:number-columns-repeated="6" table:style-name="ce408" office:value-type="string" calcext:value-type="string">
            <text:p>t</text:p>
          </table:table-cell>
          <table:table-cell table:style-name="ce408"/>
          <table:table-cell table:style-name="ce408" office:value-type="float" office:value="333" calcext:value-type="float">
            <text:p>333</text:p>
          </table:table-cell>
          <table:table-cell table:style-name="ce429" office:value-type="string" calcext:value-type="string">
            <text:p>ɟ</text:p>
          </table:table-cell>
          <table:table-cell table:style-name="ce429" table:number-columns-repeated="3"/>
          <table:table-cell table:style-name="ce429" office:value-type="string" calcext:value-type="string">
            <text:p>Ћ(Ѓ)</text:p>
          </table:table-cell>
          <table:table-cell table:style-name="ce408" table:number-columns-repeated="2"/>
          <table:table-cell table:style-name="ce442"/>
          <table:table-cell table:style-name="ce408"/>
          <table:table-cell table:style-name="ce446"/>
          <table:table-cell table:style-name="ce408" table:number-columns-repeated="997"/>
        </table:table-row>
        <table:table-row table:style-name="ro10">
          <table:table-cell table:style-name="ce394"/>
          <table:table-cell table:style-name="ce395"/>
          <table:table-cell table:style-name="ce389" table:number-columns-repeated="7"/>
          <table:table-cell table:style-name="ce416" office:value-type="string" calcext:value-type="string">
            <text:p>Pas Effacer</text:p>
          </table:table-cell>
          <table:table-cell table:style-name="ce416" table:number-columns-repeated="3"/>
          <table:table-cell table:style-name="ce422" table:number-columns-repeated="2"/>
          <table:table-cell table:style-name="ce408"/>
          <table:table-cell table:style-name="ce389" office:value-type="float" office:value="9090" calcext:value-type="float">
            <text:p>9090</text:p>
          </table:table-cell>
          <table:table-cell table:style-name="ce429" office:value-type="string" calcext:value-type="string">
            <text:p>ʧ</text:p>
          </table:table-cell>
          <table:table-cell table:style-name="ce429" table:number-columns-repeated="3"/>
          <table:table-cell table:style-name="ce427" office:value-type="string" calcext:value-type="string">
            <text:p>Ќ(Ч)</text:p>
          </table:table-cell>
          <table:table-cell table:style-name="ce408" table:number-columns-repeated="2"/>
          <table:table-cell table:style-name="ce442"/>
          <table:table-cell table:style-name="ce408"/>
          <table:table-cell table:style-name="ce446"/>
          <table:table-cell table:style-name="ce408" table:number-columns-repeated="997"/>
        </table:table-row>
        <table:table-row table:style-name="ro10">
          <table:table-cell table:style-name="ce394"/>
          <table:table-cell table:style-name="ce395"/>
          <table:table-cell table:style-name="ce389" table:formula="of:=[.$M$49]" office:value-type="string" office:string-value="ב" calcext:value-type="string">
            <text:p>ב</text:p>
          </table:table-cell>
          <table:table-cell table:style-name="ce389" table:formula="of:=CONCATENATE([.C49])" office:value-type="string" office:string-value="ב" calcext:value-type="string">
            <text:p>ב</text:p>
          </table:table-cell>
          <table:table-cell table:style-name="ce389" table:formula="of:=CONCATENATE([.D51])" office:value-type="string" office:string-value="ד" calcext:value-type="string">
            <text:p>ד</text:p>
          </table:table-cell>
          <table:table-cell table:style-name="ce389" table:formula="of:=CONCATENATE([.D51])" office:value-type="string" office:string-value="ד" calcext:value-type="string">
            <text:p>ד</text:p>
          </table:table-cell>
          <table:table-cell table:style-name="ce389" table:formula="of:=CONCATENATE([.C51])" office:value-type="string" office:string-value="ה" calcext:value-type="string">
            <text:p>ה</text:p>
          </table:table-cell>
          <table:table-cell table:style-name="ce389" table:formula="of:=CONCATENATE([.C51])" office:value-type="string" office:string-value="ה" calcext:value-type="string">
            <text:p>ה</text:p>
          </table:table-cell>
          <table:table-cell table:style-name="ce389"/>
          <table:table-cell table:style-name="ce416" office:value-type="string" calcext:value-type="string">
            <text:p>Pas Effacer</text:p>
          </table:table-cell>
          <table:table-cell table:style-name="ce420" table:formula="of:=IF(['COMBINAISON TRIPLE'.B2]=1;[.R1];[.K48])&amp;IF(['COMBINAISON TRIPLE'.B2]=2;[.R2];[.K48])&amp;IF(['COMBINAISON TRIPLE'.B2]=3;[.R3];[.K48])&amp;IF(['COMBINAISON TRIPLE'.B2]=4;[.R4];[.K48])&amp;IF(['COMBINAISON TRIPLE'.B2]=5;[.R5];[.K48])&amp;IF(['COMBINAISON TRIPLE'.B2]=6;[.R6];[.K48])&amp;IF(['COMBINAISON TRIPLE'.B2]=7;[.R7];[.K48])&amp;IF(['COMBINAISON TRIPLE'.B2]=8;[.R8];[.K48])&amp;IF(['COMBINAISON TRIPLE'.B2]=9;[.R9];[.K48])&amp;IF(['COMBINAISON TRIPLE'.B2]=10;[.R10];[.K48])&amp;IF(['COMBINAISON TRIPLE'.B2]=20;[.R11];[.K48])&amp;IF(['COMBINAISON TRIPLE'.B2]=30;[.R12];[.K48])&amp;IF(['COMBINAISON TRIPLE'.B2]=40;[.R13];[.K48])&amp;IF(['COMBINAISON TRIPLE'.B2]=50;[.R14];[.K48])&amp;IF(['COMBINAISON TRIPLE'.B2]=60;[.R15];[.K48])&amp;IF(['COMBINAISON TRIPLE'.B2]=70;[.R16];[.K48])&amp;IF(['COMBINAISON TRIPLE'.B2]=80;[.R17];[.K48])&amp;IF(['COMBINAISON TRIPLE'.B2]=90;[.R18];[.K48])&amp;IF(['COMBINAISON TRIPLE'.B2]=100;[.R19];[.K48])&amp;IF(['COMBINAISON TRIPLE'.B2]=200;[.R20];[.K48])&amp;IF(['COMBINAISON TRIPLE'.B2]=300;[.R21];[.K48])&amp;IF(['COMBINAISON TRIPLE'.B2]=400;[.R22];[.K48])&amp;IF(['COMBINAISON TRIPLE'.B2]=500;[.R23];[.K48])&amp;IF(['COMBINAISON TRIPLE'.B2]=600;[.R24];[.K48])&amp;IF(['COMBINAISON TRIPLE'.B2]=700;[.R25];[.K48])&amp;IF(['COMBINAISON TRIPLE'.B2]=800;[.R26];[.K48])&amp;IF(['COMBINAISON TRIPLE'.B2]=900;[.R27];[.K48])&amp;IF(['COMBINAISON TRIPLE'.B2]=1000;[.R28];[.K48])&amp;IF(['COMBINAISON TRIPLE'.B2]=0;[.R30];[.K48])" office:value-type="string" office:string-value="b" calcext:value-type="string">
            <text:p>b</text:p>
          </table:table-cell>
          <table:table-cell table:style-name="ce420" table:formula="of:=IF(['COMBINAISON TRIPLE'.B2]=1;[.S1];[.K48])&amp;IF(['COMBINAISON TRIPLE'.B2]=2;[.S2];[.K48])&amp;IF(['COMBINAISON TRIPLE'.B2]=3;[.S3];[.K48])&amp;IF(['COMBINAISON TRIPLE'.B2]=4;[.S4];[.K48])&amp;IF(['COMBINAISON TRIPLE'.B2]=5;[.S5];[.K48])&amp;IF(['COMBINAISON TRIPLE'.B2]=6;[.S6];[.K48])&amp;IF(['COMBINAISON TRIPLE'.B2]=7;[.S7];[.K48])&amp;IF(['COMBINAISON TRIPLE'.B2]=8;[.S8];[.K48])&amp;IF(['COMBINAISON TRIPLE'.B2]=9;[.S9];[.K48])&amp;IF(['COMBINAISON TRIPLE'.B2]=10;[.S10];[.K48])&amp;IF(['COMBINAISON TRIPLE'.B2]=20;[.S11];[.K48])&amp;IF(['COMBINAISON TRIPLE'.B2]=30;[.S12];[.K48])&amp;IF(['COMBINAISON TRIPLE'.B2]=40;[.S13];[.K48])&amp;IF(['COMBINAISON TRIPLE'.B2]=50;[.S14];[.K48])&amp;IF(['COMBINAISON TRIPLE'.B2]=60;[.S15];[.K48])&amp;IF(['COMBINAISON TRIPLE'.B2]=70;[.S16];[.K48])&amp;IF(['COMBINAISON TRIPLE'.B2]=80;[.S17];[.K48])&amp;IF(['COMBINAISON TRIPLE'.B2]=90;[.S18];[.K48])&amp;IF(['COMBINAISON TRIPLE'.B2]=100;[.S19];[.K48])&amp;IF(['COMBINAISON TRIPLE'.B2]=200;[.S20];[.K48])&amp;IF(['COMBINAISON TRIPLE'.B2]=300;[.S21];[.K48])&amp;IF(['COMBINAISON TRIPLE'.B2]=400;[.S22];[.K48])&amp;IF(['COMBINAISON TRIPLE'.B2]=500;[.S23];[.K48])&amp;IF(['COMBINAISON TRIPLE'.B2]=600;[.S24];[.K48])&amp;IF(['COMBINAISON TRIPLE'.B2]=700;[.S25];[.K48])&amp;IF(['COMBINAISON TRIPLE'.B2]=800;[.S26];[.K48])&amp;IF(['COMBINAISON TRIPLE'.B2]=900;[.S27];[.K48])&amp;IF(['COMBINAISON TRIPLE'.B2]=1000;[.S28];[.K48])&amp;IF(['COMBINAISON TRIPLE'.B2]=0;[.S30];[.K48])" office:value-type="string" office:string-value="ب" calcext:value-type="string">
            <text:p>ب</text:p>
          </table:table-cell>
          <table:table-cell table:style-name="ce420" table:formula="of:=IF(['COMBINAISON TRIPLE'.B2]=1;[.T1];[.K48])&amp;IF(['COMBINAISON TRIPLE'.B2]=2;[.T2];[.K48])&amp;IF(['COMBINAISON TRIPLE'.B2]=3;[.T3];[.K48])&amp;IF(['COMBINAISON TRIPLE'.B2]=4;[.T4];[.K48])&amp;IF(['COMBINAISON TRIPLE'.B2]=5;[.T5];[.K48])&amp;IF(['COMBINAISON TRIPLE'.B2]=6;[.T6];[.K48])&amp;IF(['COMBINAISON TRIPLE'.B2]=7;[.T7];[.K48])&amp;IF(['COMBINAISON TRIPLE'.B2]=8;[.T8];[.K48])&amp;IF(['COMBINAISON TRIPLE'.B2]=9;[.T9];[.K48])&amp;IF(['COMBINAISON TRIPLE'.B2]=10;[.T10];[.K48])&amp;IF(['COMBINAISON TRIPLE'.B2]=20;[.T11];[.K48])&amp;IF(['COMBINAISON TRIPLE'.B2]=30;[.T12];[.K48])&amp;IF(['COMBINAISON TRIPLE'.B2]=40;[.T13];[.K48])&amp;IF(['COMBINAISON TRIPLE'.B2]=50;[.T14];[.K48])&amp;IF(['COMBINAISON TRIPLE'.B2]=60;[.T15];[.K48])&amp;IF(['COMBINAISON TRIPLE'.B2]=70;[.T16];[.K48])&amp;IF(['COMBINAISON TRIPLE'.B2]=80;[.T17];[.K48])&amp;IF(['COMBINAISON TRIPLE'.B2]=90;[.T18];[.K48])&amp;IF(['COMBINAISON TRIPLE'.B2]=100;[.T19];[.K48])&amp;IF(['COMBINAISON TRIPLE'.B2]=200;[.T20];[.K48])&amp;IF(['COMBINAISON TRIPLE'.B2]=300;[.T21];[.K48])&amp;IF(['COMBINAISON TRIPLE'.B2]=400;[.T22];[.K48])&amp;IF(['COMBINAISON TRIPLE'.B2]=500;[.T23];[.K48])&amp;IF(['COMBINAISON TRIPLE'.B2]=600;[.T24];[.K48])&amp;IF(['COMBINAISON TRIPLE'.B2]=700;[.T25];[.K48])&amp;IF(['COMBINAISON TRIPLE'.B2]=800;[.T26];[.K48])&amp;IF(['COMBINAISON TRIPLE'.B2]=900;[.T27];[.K48])&amp;IF(['COMBINAISON TRIPLE'.B2]=1000;[.T28];[.K48])" office:value-type="string" office:string-value="ב" calcext:value-type="string">
            <text:p>ב</text:p>
          </table:table-cell>
          <table:table-cell table:style-name="ce423" table:formula="of:=IF(['COMBINAISON TRIPLE'.B2]=1;[.$AA1];[.K48])&amp;IF(['COMBINAISON TRIPLE'.B2]=2;[.$AA2];[.K48])&amp;IF(['COMBINAISON TRIPLE'.B2]=3;[.$AA3];[.K48])&amp;IF(['COMBINAISON TRIPLE'.B2]=4;[.$AA4];[.K48])&amp;IF(['COMBINAISON TRIPLE'.B2]=5;[.$AA5];[.K48])&amp;IF(['COMBINAISON TRIPLE'.B2]=6;[.$AA6];[.K48])&amp;IF(['COMBINAISON TRIPLE'.B2]=7;[.$AA7];[.K48])&amp;IF(['COMBINAISON TRIPLE'.B2]=8;[.$AA8];[.K48])&amp;IF(['COMBINAISON TRIPLE'.B2]=9;[.$AA9];[.K48])&amp;IF(['COMBINAISON TRIPLE'.B2]=10;[.$AA10];[.K48])&amp;IF(['COMBINAISON TRIPLE'.B2]=20;[.$AA11];[.K48])&amp;IF(['COMBINAISON TRIPLE'.B2]=30;[.$AA12];[.K48])&amp;IF(['COMBINAISON TRIPLE'.B2]=40;[.$AA13];[.K48])&amp;IF(['COMBINAISON TRIPLE'.B2]=50;[.$AA14];[.K48])&amp;IF(['COMBINAISON TRIPLE'.B2]=60;[.$AA15];[.K48])&amp;IF(['COMBINAISON TRIPLE'.B2]=70;[.$AA16];[.K48])&amp;IF(['COMBINAISON TRIPLE'.B2]=80;[.$AA17];[.K48])&amp;IF(['COMBINAISON TRIPLE'.B2]=90;[.$AA18];[.K48])&amp;IF(['COMBINAISON TRIPLE'.B2]=100;[.$AA19];[.K48])&amp;IF(['COMBINAISON TRIPLE'.B2]=200;[.$AA20];[.K48])&amp;IF(['COMBINAISON TRIPLE'.B2]=300;[.$AA21];[.K48])&amp;IF(['COMBINAISON TRIPLE'.B2]=400;[.$AA22];[.K48])&amp;IF(['COMBINAISON TRIPLE'.B2]=500;[.$AA23];[.K48])&amp;IF(['COMBINAISON TRIPLE'.B2]=600;[.$AA24];[.K48])&amp;IF(['COMBINAISON TRIPLE'.B2]=700;[.$AA25];[.K48])&amp;IF(['COMBINAISON TRIPLE'.B2]=800;[.$AA26];[.K48])&amp;IF(['COMBINAISON TRIPLE'.B2]=900;[.$AA27];[.K48])&amp;IF(['COMBINAISON TRIPLE'.B2]=1000;[.$AA28];[.K48])" office:value-type="string" office:string-value="ܒ" calcext:value-type="string">
            <text:p>ܒ</text:p>
          </table:table-cell>
          <table:table-cell table:style-name="ce409"/>
          <table:table-cell table:style-name="ce408" table:number-columns-repeated="2"/>
          <table:table-cell table:style-name="ce429" office:value-type="string" calcext:value-type="string">
            <text:p>u</text:p>
          </table:table-cell>
          <table:table-cell table:style-name="ce429" table:number-columns-repeated="3"/>
          <table:table-cell table:style-name="ce429" office:value-type="string" calcext:value-type="string">
            <text:p>Ѹ</text:p>
          </table:table-cell>
          <table:table-cell table:style-name="ce408" table:number-columns-repeated="2"/>
          <table:table-cell table:style-name="ce442"/>
          <table:table-cell table:style-name="ce408"/>
          <table:table-cell table:style-name="ce446"/>
          <table:table-cell table:style-name="ce408" table:number-columns-repeated="997"/>
        </table:table-row>
        <table:table-row table:style-name="ro10">
          <table:table-cell table:style-name="ce394"/>
          <table:table-cell table:style-name="ce395"/>
          <table:table-cell table:style-name="ce389" table:formula="of:=[.$M$50]" office:value-type="string" office:string-value="ד" calcext:value-type="string">
            <text:p>ד</text:p>
          </table:table-cell>
          <table:table-cell table:style-name="ce389" table:formula="of:=CONCATENATE([.C51])" office:value-type="string" office:string-value="ה" calcext:value-type="string">
            <text:p>ה</text:p>
          </table:table-cell>
          <table:table-cell table:style-name="ce389" table:formula="of:=CONCATENATE([.C49])" office:value-type="string" office:string-value="ב" calcext:value-type="string">
            <text:p>ב</text:p>
          </table:table-cell>
          <table:table-cell table:style-name="ce389" table:formula="of:=CONCATENATE([.D50])" office:value-type="string" office:string-value="ה" calcext:value-type="string">
            <text:p>ה</text:p>
          </table:table-cell>
          <table:table-cell table:style-name="ce389" table:formula="of:=CONCATENATE([.C49])" office:value-type="string" office:string-value="ב" calcext:value-type="string">
            <text:p>ב</text:p>
          </table:table-cell>
          <table:table-cell table:style-name="ce389" table:formula="of:=CONCATENATE([.C50])" office:value-type="string" office:string-value="ד" calcext:value-type="string">
            <text:p>ד</text:p>
          </table:table-cell>
          <table:table-cell table:style-name="ce389"/>
          <table:table-cell table:style-name="ce416" office:value-type="string" calcext:value-type="string">
            <text:p>Pas Effacer</text:p>
          </table:table-cell>
          <table:table-cell table:style-name="ce420" table:formula="of:=IF(['COMBINAISON TRIPLE'.B3]=1;[.R1];[.K48])&amp;IF(['COMBINAISON TRIPLE'.B3]=2;[.R2];[.K48])&amp;IF(['COMBINAISON TRIPLE'.B3]=3;[.R3];[.K48])&amp;IF(['COMBINAISON TRIPLE'.B3]=4;[.R4];[.K48])&amp;IF(['COMBINAISON TRIPLE'.B3]=5;[.R5];[.K48])&amp;IF(['COMBINAISON TRIPLE'.B3]=6;[.R6];[.K48])&amp;IF(['COMBINAISON TRIPLE'.B3]=7;[.R7];[.K48])&amp;IF(['COMBINAISON TRIPLE'.B3]=8;[.R8];[.K48])&amp;IF(['COMBINAISON TRIPLE'.B3]=9;[.R9];[.K48])&amp;IF(['COMBINAISON TRIPLE'.B3]=10;[.R10];[.K48])&amp;IF(['COMBINAISON TRIPLE'.B3]=20;[.R11];[.K48])&amp;IF(['COMBINAISON TRIPLE'.B3]=30;[.R12];[.K48])&amp;IF(['COMBINAISON TRIPLE'.B3]=40;[.R13];[.K48])&amp;IF(['COMBINAISON TRIPLE'.B3]=50;[.R14];[.K48])&amp;IF(['COMBINAISON TRIPLE'.B3]=60;[.R15];[.K48])&amp;IF(['COMBINAISON TRIPLE'.B3]=70;[.R16];[.K48])&amp;IF(['COMBINAISON TRIPLE'.B3]=80;[.R17];[.K48])&amp;IF(['COMBINAISON TRIPLE'.B3]=90;[.R18];[.K48])&amp;IF(['COMBINAISON TRIPLE'.B3]=100;[.R19];[.K48])&amp;IF(['COMBINAISON TRIPLE'.B3]=200;[.R20];[.K48])&amp;IF(['COMBINAISON TRIPLE'.B3]=300;[.R21];[.K48])&amp;IF(['COMBINAISON TRIPLE'.B3]=400;[.R22];[.K48])&amp;IF(['COMBINAISON TRIPLE'.B3]=500;[.R23];[.K48])&amp;IF(['COMBINAISON TRIPLE'.B3]=600;[.R24];[.K48])&amp;IF(['COMBINAISON TRIPLE'.B3]=700;[.R25];[.K48])&amp;IF(['COMBINAISON TRIPLE'.B3]=800;[.R26];[.K48])&amp;IF(['COMBINAISON TRIPLE'.B3]=900;[.R27];[.K48])&amp;IF(['COMBINAISON TRIPLE'.B3]=1000;[.R28];[.K48])&amp;IF(['COMBINAISON TRIPLE'.B3]=0;[.R30];[.K48])" office:value-type="string" office:string-value="d" calcext:value-type="string">
            <text:p>d</text:p>
          </table:table-cell>
          <table:table-cell table:style-name="ce420" table:formula="of:=IF(['COMBINAISON TRIPLE'.B3]=1;[.S1];[.K48])&amp;IF(['COMBINAISON TRIPLE'.B3]=2;[.S2];[.K48])&amp;IF(['COMBINAISON TRIPLE'.B3]=3;[.S3];[.K48])&amp;IF(['COMBINAISON TRIPLE'.B3]=4;[.S4];[.K48])&amp;IF(['COMBINAISON TRIPLE'.B3]=5;[.S5];[.K48])&amp;IF(['COMBINAISON TRIPLE'.B3]=6;[.S6];[.K48])&amp;IF(['COMBINAISON TRIPLE'.B3]=7;[.S7];[.K48])&amp;IF(['COMBINAISON TRIPLE'.B3]=8;[.S8];[.K48])&amp;IF(['COMBINAISON TRIPLE'.B3]=9;[.S9];[.K48])&amp;IF(['COMBINAISON TRIPLE'.B3]=10;[.S10];[.K48])&amp;IF(['COMBINAISON TRIPLE'.B3]=20;[.S11];[.K48])&amp;IF(['COMBINAISON TRIPLE'.B3]=30;[.S12];[.K48])&amp;IF(['COMBINAISON TRIPLE'.B3]=40;[.S13];[.K48])&amp;IF(['COMBINAISON TRIPLE'.B3]=50;[.S14];[.K48])&amp;IF(['COMBINAISON TRIPLE'.B3]=60;[.S15];[.K48])&amp;IF(['COMBINAISON TRIPLE'.B3]=70;[.S16];[.K48])&amp;IF(['COMBINAISON TRIPLE'.B3]=80;[.S17];[.K48])&amp;IF(['COMBINAISON TRIPLE'.B3]=90;[.S18];[.K48])&amp;IF(['COMBINAISON TRIPLE'.B3]=100;[.S19];[.K48])&amp;IF(['COMBINAISON TRIPLE'.B3]=200;[.S20];[.K48])&amp;IF(['COMBINAISON TRIPLE'.B3]=300;[.S21];[.K48])&amp;IF(['COMBINAISON TRIPLE'.B3]=400;[.S22];[.K48])&amp;IF(['COMBINAISON TRIPLE'.B3]=500;[.S23];[.K48])&amp;IF(['COMBINAISON TRIPLE'.B3]=600;[.S24];[.K48])&amp;IF(['COMBINAISON TRIPLE'.B3]=700;[.S25];[.K48])&amp;IF(['COMBINAISON TRIPLE'.B3]=800;[.S26];[.K48])&amp;IF(['COMBINAISON TRIPLE'.B3]=900;[.S27];[.K48])&amp;IF(['COMBINAISON TRIPLE'.B3]=1000;[.S28];[.K48])&amp;IF(['COMBINAISON TRIPLE'.B3]=0;[.S30];[.K48])" office:value-type="string" office:string-value="د" calcext:value-type="string">
            <text:p>د</text:p>
          </table:table-cell>
          <table:table-cell table:style-name="ce420" table:formula="of:=IF(['COMBINAISON TRIPLE'.B3]=1;[.T1];[.K48])&amp;IF(['COMBINAISON TRIPLE'.B3]=2;[.T2];[.K48])&amp;IF(['COMBINAISON TRIPLE'.B3]=3;[.T3];[.K48])&amp;IF(['COMBINAISON TRIPLE'.B3]=4;[.T4];[.K48])&amp;IF(['COMBINAISON TRIPLE'.B3]=5;[.T5];[.K48])&amp;IF(['COMBINAISON TRIPLE'.B3]=6;[.T6];[.K48])&amp;IF(['COMBINAISON TRIPLE'.B3]=7;[.T7];[.K48])&amp;IF(['COMBINAISON TRIPLE'.B3]=8;[.T8];[.K48])&amp;IF(['COMBINAISON TRIPLE'.B3]=9;[.T9];[.K48])&amp;IF(['COMBINAISON TRIPLE'.B3]=10;[.T10];[.K48])&amp;IF(['COMBINAISON TRIPLE'.B3]=20;[.T11];[.K48])&amp;IF(['COMBINAISON TRIPLE'.B3]=30;[.T12];[.K48])&amp;IF(['COMBINAISON TRIPLE'.B3]=40;[.T13];[.K48])&amp;IF(['COMBINAISON TRIPLE'.B3]=50;[.T14];[.K48])&amp;IF(['COMBINAISON TRIPLE'.B3]=60;[.T15];[.K48])&amp;IF(['COMBINAISON TRIPLE'.B3]=70;[.T16];[.K48])&amp;IF(['COMBINAISON TRIPLE'.B3]=80;[.T17];[.K48])&amp;IF(['COMBINAISON TRIPLE'.B3]=90;[.T18];[.K48])&amp;IF(['COMBINAISON TRIPLE'.B3]=100;[.T19];[.K48])&amp;IF(['COMBINAISON TRIPLE'.B3]=200;[.T20];[.K48])&amp;IF(['COMBINAISON TRIPLE'.B3]=300;[.T21];[.K48])&amp;IF(['COMBINAISON TRIPLE'.B3]=400;[.T22];[.K48])&amp;IF(['COMBINAISON TRIPLE'.B3]=500;[.T23];[.K48])&amp;IF(['COMBINAISON TRIPLE'.B3]=600;[.T24];[.K48])&amp;IF(['COMBINAISON TRIPLE'.B3]=700;[.T25];[.K48])&amp;IF(['COMBINAISON TRIPLE'.B3]=800;[.T26];[.K48])&amp;IF(['COMBINAISON TRIPLE'.B3]=900;[.T27];[.K48])&amp;IF(['COMBINAISON TRIPLE'.B3]=1000;[.T28];[.K48])" office:value-type="string" office:string-value="ד" calcext:value-type="string">
            <text:p>ד</text:p>
          </table:table-cell>
          <table:table-cell table:style-name="ce423" table:formula="of:=IF(['COMBINAISON TRIPLE'.B3]=1;[.$AA1];[.K48])&amp;IF(['COMBINAISON TRIPLE'.B3]=2;[.$AA2];[.K48])&amp;IF(['COMBINAISON TRIPLE'.B3]=3;[.$AA3];[.K48])&amp;IF(['COMBINAISON TRIPLE'.B3]=4;[.$AA4];[.K48])&amp;IF(['COMBINAISON TRIPLE'.B3]=5;[.$AA5];[.K48])&amp;IF(['COMBINAISON TRIPLE'.B3]=6;[.$AA6];[.K48])&amp;IF(['COMBINAISON TRIPLE'.B3]=7;[.$AA7];[.K48])&amp;IF(['COMBINAISON TRIPLE'.B3]=8;[.$AA8];[.K48])&amp;IF(['COMBINAISON TRIPLE'.B3]=9;[.$AA9];[.K48])&amp;IF(['COMBINAISON TRIPLE'.B3]=10;[.$AA10];[.K48])&amp;IF(['COMBINAISON TRIPLE'.B3]=20;[.$AA11];[.K48])&amp;IF(['COMBINAISON TRIPLE'.B3]=30;[.$AA12];[.K48])&amp;IF(['COMBINAISON TRIPLE'.B3]=40;[.$AA13];[.K48])&amp;IF(['COMBINAISON TRIPLE'.B3]=50;[.$AA14];[.K48])&amp;IF(['COMBINAISON TRIPLE'.B3]=60;[.$AA15];[.K48])&amp;IF(['COMBINAISON TRIPLE'.B3]=70;[.$AA16];[.K48])&amp;IF(['COMBINAISON TRIPLE'.B3]=80;[.$AA17];[.K48])&amp;IF(['COMBINAISON TRIPLE'.B3]=90;[.$AA18];[.K48])&amp;IF(['COMBINAISON TRIPLE'.B3]=100;[.$AA19];[.K48])&amp;IF(['COMBINAISON TRIPLE'.B3]=200;[.$AA20];[.K48])&amp;IF(['COMBINAISON TRIPLE'.B3]=300;[.$AA21];[.K48])&amp;IF(['COMBINAISON TRIPLE'.B3]=400;[.$AA22];[.K48])&amp;IF(['COMBINAISON TRIPLE'.B3]=500;[.$AA23];[.K48])&amp;IF(['COMBINAISON TRIPLE'.B3]=600;[.$AA24];[.K48])&amp;IF(['COMBINAISON TRIPLE'.B3]=700;[.$AA25];[.K48])&amp;IF(['COMBINAISON TRIPLE'.B3]=800;[.$AA26];[.K48])&amp;IF(['COMBINAISON TRIPLE'.B3]=900;[.$AA27];[.K48])&amp;IF(['COMBINAISON TRIPLE'.B3]=1000;[.$AA28];[.K48])" office:value-type="string" office:string-value="ܖ" calcext:value-type="string">
            <text:p>ܖ</text:p>
          </table:table-cell>
          <table:table-cell table:style-name="ce409"/>
          <table:table-cell table:style-name="ce408"/>
          <table:table-cell table:style-name="ce389" office:value-type="float" office:value="33" calcext:value-type="float">
            <text:p>33</text:p>
          </table:table-cell>
          <table:table-cell table:style-name="ce429" office:value-type="string" calcext:value-type="string">
            <text:p>ʤ</text:p>
          </table:table-cell>
          <table:table-cell table:style-name="ce429" table:number-columns-repeated="3"/>
          <table:table-cell table:style-name="ce429" office:value-type="string" calcext:value-type="string">
            <text:p>Џ</text:p>
          </table:table-cell>
          <table:table-cell table:style-name="ce408" table:number-columns-repeated="2"/>
          <table:table-cell table:style-name="ce442"/>
          <table:table-cell table:style-name="ce408"/>
          <table:table-cell table:style-name="ce446"/>
          <table:table-cell table:style-name="ce408" table:number-columns-repeated="997"/>
        </table:table-row>
        <table:table-row table:style-name="ro10">
          <table:table-cell table:style-name="ce394"/>
          <table:table-cell table:style-name="ce395"/>
          <table:table-cell table:style-name="ce389" table:formula="of:=[.$M$51]" office:value-type="string" office:string-value="ה" calcext:value-type="string">
            <text:p>ה</text:p>
          </table:table-cell>
          <table:table-cell table:style-name="ce389" table:formula="of:=CONCATENATE([.C50])" office:value-type="string" office:string-value="ד" calcext:value-type="string">
            <text:p>ד</text:p>
          </table:table-cell>
          <table:table-cell table:style-name="ce389" table:formula="of:=CONCATENATE([.D50])" office:value-type="string" office:string-value="ה" calcext:value-type="string">
            <text:p>ה</text:p>
          </table:table-cell>
          <table:table-cell table:style-name="ce389" table:formula="of:=CONCATENATE([.C49])" office:value-type="string" office:string-value="ב" calcext:value-type="string">
            <text:p>ב</text:p>
          </table:table-cell>
          <table:table-cell table:style-name="ce389" table:formula="of:=CONCATENATE([.C50])" office:value-type="string" office:string-value="ד" calcext:value-type="string">
            <text:p>ד</text:p>
          </table:table-cell>
          <table:table-cell table:style-name="ce389" table:formula="of:=CONCATENATE([.C49])" office:value-type="string" office:string-value="ב" calcext:value-type="string">
            <text:p>ב</text:p>
          </table:table-cell>
          <table:table-cell table:style-name="ce389"/>
          <table:table-cell table:style-name="ce416" office:value-type="string" calcext:value-type="string">
            <text:p>Pas Effacer</text:p>
          </table:table-cell>
          <table:table-cell table:style-name="ce420" table:formula="of:=IF(['COMBINAISON TRIPLE'.B4]=1;[.R1];[.K48])&amp;IF(['COMBINAISON TRIPLE'.B4]=2;[.R2];[.K48])&amp;IF(['COMBINAISON TRIPLE'.B4]=3;[.R3];[.K48])&amp;IF(['COMBINAISON TRIPLE'.B4]=4;[.R4];[.K48])&amp;IF(['COMBINAISON TRIPLE'.B4]=5;[.R5];[.K48])&amp;IF(['COMBINAISON TRIPLE'.B4]=6;[.R6];[.K48])&amp;IF(['COMBINAISON TRIPLE'.B4]=7;[.R7];[.K48])&amp;IF(['COMBINAISON TRIPLE'.B4]=8;[.R8];[.K48])&amp;IF(['COMBINAISON TRIPLE'.B4]=9;[.R9];[.K48])&amp;IF(['COMBINAISON TRIPLE'.B4]=10;[.R10];[.K48])&amp;IF(['COMBINAISON TRIPLE'.B4]=20;[.R11];[.K48])&amp;IF(['COMBINAISON TRIPLE'.B4]=30;[.R12];[.K48])&amp;IF(['COMBINAISON TRIPLE'.B4]=40;[.R13];[.K48])&amp;IF(['COMBINAISON TRIPLE'.B4]=50;[.R14];[.K48])&amp;IF(['COMBINAISON TRIPLE'.B4]=60;[.R15];[.K48])&amp;IF(['COMBINAISON TRIPLE'.B4]=70;[.R16];[.K48])&amp;IF(['COMBINAISON TRIPLE'.B4]=80;[.R17];[.K48])&amp;IF(['COMBINAISON TRIPLE'.B4]=90;[.R18];[.K48])&amp;IF(['COMBINAISON TRIPLE'.B4]=100;[.R19];[.K48])&amp;IF(['COMBINAISON TRIPLE'.B4]=200;[.R20];[.K48])&amp;IF(['COMBINAISON TRIPLE'.B4]=300;[.R21];[.K48])&amp;IF(['COMBINAISON TRIPLE'.B4]=400;[.R22];[.K48])&amp;IF(['COMBINAISON TRIPLE'.B4]=500;[.R23];[.K48])&amp;IF(['COMBINAISON TRIPLE'.B4]=600;[.R24];[.K48])&amp;IF(['COMBINAISON TRIPLE'.B4]=700;[.R25];[.K48])&amp;IF(['COMBINAISON TRIPLE'.B4]=800;[.R26];[.K48])&amp;IF(['COMBINAISON TRIPLE'.B4]=900;[.R27];[.K48])&amp;IF(['COMBINAISON TRIPLE'.B4]=1000;[.R28];[.K48])&amp;IF(['COMBINAISON TRIPLE'.B4]=0;[.R30];[.K48])" office:value-type="string" office:string-value="e" calcext:value-type="string">
            <text:p>e</text:p>
          </table:table-cell>
          <table:table-cell table:style-name="ce420" table:formula="of:=IF(['COMBINAISON TRIPLE'.B4]=1;[.S1];[.K48])&amp;IF(['COMBINAISON TRIPLE'.B4]=2;[.S2];[.K48])&amp;IF(['COMBINAISON TRIPLE'.B4]=3;[.S3];[.K48])&amp;IF(['COMBINAISON TRIPLE'.B4]=4;[.S4];[.K48])&amp;IF(['COMBINAISON TRIPLE'.B4]=5;[.S5];[.K48])&amp;IF(['COMBINAISON TRIPLE'.B4]=6;[.S6];[.K48])&amp;IF(['COMBINAISON TRIPLE'.B4]=7;[.S7];[.K48])&amp;IF(['COMBINAISON TRIPLE'.B4]=8;[.S8];[.K48])&amp;IF(['COMBINAISON TRIPLE'.B4]=9;[.S9];[.K48])&amp;IF(['COMBINAISON TRIPLE'.B4]=10;[.S10];[.K48])&amp;IF(['COMBINAISON TRIPLE'.B4]=20;[.S11];[.K48])&amp;IF(['COMBINAISON TRIPLE'.B4]=30;[.S12];[.K48])&amp;IF(['COMBINAISON TRIPLE'.B4]=40;[.S13];[.K48])&amp;IF(['COMBINAISON TRIPLE'.B4]=50;[.S14];[.K48])&amp;IF(['COMBINAISON TRIPLE'.B4]=60;[.S15];[.K48])&amp;IF(['COMBINAISON TRIPLE'.B4]=70;[.S16];[.K48])&amp;IF(['COMBINAISON TRIPLE'.B4]=80;[.S17];[.K48])&amp;IF(['COMBINAISON TRIPLE'.B4]=90;[.S18];[.K48])&amp;IF(['COMBINAISON TRIPLE'.B4]=100;[.S19];[.K48])&amp;IF(['COMBINAISON TRIPLE'.B4]=200;[.S20];[.K48])&amp;IF(['COMBINAISON TRIPLE'.B4]=300;[.S21];[.K48])&amp;IF(['COMBINAISON TRIPLE'.B4]=400;[.S22];[.K48])&amp;IF(['COMBINAISON TRIPLE'.B4]=500;[.S23];[.K48])&amp;IF(['COMBINAISON TRIPLE'.B4]=600;[.S24];[.K48])&amp;IF(['COMBINAISON TRIPLE'.B4]=700;[.S25];[.K48])&amp;IF(['COMBINAISON TRIPLE'.B4]=800;[.S26];[.K48])&amp;IF(['COMBINAISON TRIPLE'.B4]=900;[.S27];[.K48])&amp;IF(['COMBINAISON TRIPLE'.B4]=1000;[.S28];[.K48])&amp;IF(['COMBINAISON TRIPLE'.B4]=0;[.S30];[.K48])" office:value-type="string" office:string-value="ه" calcext:value-type="string">
            <text:p>ه</text:p>
          </table:table-cell>
          <table:table-cell table:style-name="ce420" table:formula="of:=IF(['COMBINAISON TRIPLE'.B4]=1;[.T1];[.K48])&amp;IF(['COMBINAISON TRIPLE'.B4]=2;[.T2];[.K48])&amp;IF(['COMBINAISON TRIPLE'.B4]=3;[.T3];[.K48])&amp;IF(['COMBINAISON TRIPLE'.B4]=4;[.T4];[.K48])&amp;IF(['COMBINAISON TRIPLE'.B4]=5;[.T5];[.K48])&amp;IF(['COMBINAISON TRIPLE'.B4]=6;[.T6];[.K48])&amp;IF(['COMBINAISON TRIPLE'.B4]=7;[.T7];[.K48])&amp;IF(['COMBINAISON TRIPLE'.B4]=8;[.T8];[.K48])&amp;IF(['COMBINAISON TRIPLE'.B4]=9;[.T9];[.K48])&amp;IF(['COMBINAISON TRIPLE'.B4]=10;[.T10];[.K48])&amp;IF(['COMBINAISON TRIPLE'.B4]=20;[.T11];[.K48])&amp;IF(['COMBINAISON TRIPLE'.B4]=30;[.T12];[.K48])&amp;IF(['COMBINAISON TRIPLE'.B4]=40;[.T13];[.K48])&amp;IF(['COMBINAISON TRIPLE'.B4]=50;[.T14];[.K48])&amp;IF(['COMBINAISON TRIPLE'.B4]=60;[.T15];[.K48])&amp;IF(['COMBINAISON TRIPLE'.B4]=70;[.T16];[.K48])&amp;IF(['COMBINAISON TRIPLE'.B4]=80;[.T17];[.K48])&amp;IF(['COMBINAISON TRIPLE'.B4]=90;[.T18];[.K48])&amp;IF(['COMBINAISON TRIPLE'.B4]=100;[.T19];[.K48])&amp;IF(['COMBINAISON TRIPLE'.B4]=200;[.T20];[.K48])&amp;IF(['COMBINAISON TRIPLE'.B4]=300;[.T21];[.K48])&amp;IF(['COMBINAISON TRIPLE'.B4]=400;[.T22];[.K48])&amp;IF(['COMBINAISON TRIPLE'.B4]=500;[.T23];[.K48])&amp;IF(['COMBINAISON TRIPLE'.B4]=600;[.T24];[.K48])&amp;IF(['COMBINAISON TRIPLE'.B4]=700;[.T25];[.K48])&amp;IF(['COMBINAISON TRIPLE'.B4]=800;[.T26];[.K48])&amp;IF(['COMBINAISON TRIPLE'.B4]=900;[.T27];[.K48])&amp;IF(['COMBINAISON TRIPLE'.B4]=1000;[.T28];[.K48])" office:value-type="string" office:string-value="ה" calcext:value-type="string">
            <text:p>ה</text:p>
          </table:table-cell>
          <table:table-cell table:style-name="ce423" table:formula="of:=IF(['COMBINAISON TRIPLE'.B4]=1;[.$AA1];[.K48])&amp;IF(['COMBINAISON TRIPLE'.B4]=2;[.$AA2];[.K48])&amp;IF(['COMBINAISON TRIPLE'.B4]=3;[.$AA3];[.K48])&amp;IF(['COMBINAISON TRIPLE'.B4]=4;[.$AA4];[.K48])&amp;IF(['COMBINAISON TRIPLE'.B4]=5;[.$AA5];[.K48])&amp;IF(['COMBINAISON TRIPLE'.B4]=6;[.$AA6];[.K48])&amp;IF(['COMBINAISON TRIPLE'.B4]=7;[.$AA7];[.K48])&amp;IF(['COMBINAISON TRIPLE'.B4]=8;[.$AA8];[.K48])&amp;IF(['COMBINAISON TRIPLE'.B4]=9;[.$AA9];[.K48])&amp;IF(['COMBINAISON TRIPLE'.B4]=10;[.$AA10];[.K48])&amp;IF(['COMBINAISON TRIPLE'.B4]=20;[.$AA11];[.K48])&amp;IF(['COMBINAISON TRIPLE'.B4]=30;[.$AA12];[.K48])&amp;IF(['COMBINAISON TRIPLE'.B4]=40;[.$AA13];[.K48])&amp;IF(['COMBINAISON TRIPLE'.B4]=50;[.$AA14];[.K48])&amp;IF(['COMBINAISON TRIPLE'.B4]=60;[.$AA15];[.K48])&amp;IF(['COMBINAISON TRIPLE'.B4]=70;[.$AA16];[.K48])&amp;IF(['COMBINAISON TRIPLE'.B4]=80;[.$AA17];[.K48])&amp;IF(['COMBINAISON TRIPLE'.B4]=90;[.$AA18];[.K48])&amp;IF(['COMBINAISON TRIPLE'.B4]=100;[.$AA19];[.K48])&amp;IF(['COMBINAISON TRIPLE'.B4]=200;[.$AA20];[.K48])&amp;IF(['COMBINAISON TRIPLE'.B4]=300;[.$AA21];[.K48])&amp;IF(['COMBINAISON TRIPLE'.B4]=400;[.$AA22];[.K48])&amp;IF(['COMBINAISON TRIPLE'.B4]=500;[.$AA23];[.K48])&amp;IF(['COMBINAISON TRIPLE'.B4]=600;[.$AA24];[.K48])&amp;IF(['COMBINAISON TRIPLE'.B4]=700;[.$AA25];[.K48])&amp;IF(['COMBINAISON TRIPLE'.B4]=800;[.$AA26];[.K48])&amp;IF(['COMBINAISON TRIPLE'.B4]=900;[.$AA27];[.K48])&amp;IF(['COMBINAISON TRIPLE'.B4]=1000;[.$AA28];[.K48])" office:value-type="string" office:string-value="ܗ" calcext:value-type="string">
            <text:p>ܗ</text:p>
          </table:table-cell>
          <table:table-cell table:style-name="ce409"/>
          <table:table-cell table:style-name="ce408"/>
          <table:table-cell table:style-name="ce408" office:value-type="float" office:value="300300" calcext:value-type="float">
            <text:p>300300</text:p>
          </table:table-cell>
          <table:table-cell table:style-name="ce429" table:number-columns-repeated="4"/>
          <table:table-cell table:style-name="ce429" office:value-type="string" calcext:value-type="string">
            <text:p>Ш</text:p>
          </table:table-cell>
          <table:table-cell table:style-name="ce408" table:number-columns-repeated="2"/>
          <table:table-cell table:style-name="ce442"/>
          <table:table-cell table:style-name="ce408"/>
          <table:table-cell table:style-name="ce446"/>
          <table:table-cell table:style-name="ce408" table:number-columns-repeated="997"/>
        </table:table-row>
        <table:table-row table:style-name="ro10">
          <table:table-cell table:style-name="ce394"/>
          <table:table-cell table:style-name="ce395"/>
          <table:table-cell table:style-name="ce389" table:number-columns-repeated="7"/>
          <table:table-cell table:style-name="ce417" table:number-columns-repeated="6"/>
          <table:table-cell table:style-name="ce408" table:number-columns-repeated="2"/>
          <table:table-cell table:style-name="ce429" table:number-columns-repeated="4"/>
          <table:table-cell table:style-name="ce429" office:value-type="string" calcext:value-type="string">
            <text:p>Щ</text:p>
          </table:table-cell>
          <table:table-cell table:style-name="ce408" table:number-columns-repeated="2"/>
          <table:table-cell table:style-name="ce442"/>
          <table:table-cell table:style-name="ce408"/>
          <table:table-cell table:style-name="ce446"/>
          <table:table-cell table:style-name="ce408" table:number-columns-repeated="997"/>
        </table:table-row>
        <table:table-row table:style-name="ro10">
          <table:table-cell table:style-name="ce389" office:value-type="string" calcext:value-type="string">
            <text:p>Lettre L = </text:p>
          </table:table-cell>
          <table:table-cell table:style-name="ce395"/>
          <table:table-cell table:style-name="ce389" table:number-columns-repeated="7"/>
          <table:table-cell table:style-name="ce416" office:value-type="string" calcext:value-type="string">
            <text:p>Pas Effacer</text:p>
          </table:table-cell>
          <table:table-cell table:style-name="ce421" office:value-type="string" calcext:value-type="string">
            <text:p>=SI('COMBINAISON TRIPLE'.B2=1;R1;K48)&amp;SI('COMBINAISON TRIPLE'.B2=2;R2;K48)&amp;SI('COMBINAISON TRIPLE'.B2=3;R3;K48)&amp;SI('COMBINAISON TRIPLE'.B2=4;R4;K48)&amp;SI('COMBINAISON TRIPLE'.B2=5;R5;K48)&amp;SI('COMBINAISON TRIPLE'.B2=6;R6;K48)&amp;SI('COMBINAISON TRIPLE'.B2=7;R7;K48)&amp;SI('COMBINAISON TRIPLE'.B2=8;R8;K48)&amp;SI('COMBINAISON TRIPLE'.B2=9;R9;K48)&amp;SI('COMBINAISON TRIPLE'.B2=10;R10;K48)&amp;SI('COMBINAISON TRIPLE'.B2=20;R11;K48)&amp;SI('COMBINAISON TRIPLE'.B2=30;R12;K48)&amp;SI('COMBINAISON TRIPLE'.B2=40;R13;K48)&amp;SI('COMBINAISON TRIPLE'.B2=50;R14;K48)&amp;SI('COMBINAISON TRIPLE'.B2=60;R15;K48)&amp;SI('COMBINAISON TRIPLE'.B2=70;R16;K48)&amp;SI('COMBINAISON TRIPLE'.B2=80;R17;K48)&amp;SI('COMBINAISON TRIPLE'.B2=90;R18;K48)&amp;SI('COMBINAISON TRIPLE'.B2=100;R19;K48)&amp;SI('COMBINAISON TRIPLE'.B2=200;R20;K48)&amp;SI('COMBINAISON TRIPLE'.B2=300;R21;K48)&amp;SI('COMBINAISON TRIPLE'.B2=400;R22;K48)&amp;SI('COMBINAISON TRIPLE'.B2=500;R23;K48)&amp;SI('COMBINAISON TRIPLE'.B2=600;R24;K48)&amp;SI('COMBINAISON TRIPLE'.B2=700;R25;K48)&amp;SI('COMBINAISON TRIPLE'.B2=800;R26;K48)&amp;SI('COMBINAISON TRIPLE'.B2=900;R27;K48)&amp;SI('COMBINAISON TRIPLE'.B2=1000;R28;K48)</text:p>
          </table:table-cell>
          <table:table-cell table:style-name="ce421" office:value-type="string" calcext:value-type="string">
            <text:p>=SI('COMBINAISON TRIPLE'.B2=1;S1;K48)&amp;SI('COMBINAISON TRIPLE'.B2=2;S2;K48)&amp;SI('COMBINAISON TRIPLE'.B2=3;S3;K48)&amp;SI('COMBINAISON TRIPLE'.B2=4;S4;K48)&amp;SI('COMBINAISON TRIPLE'.B2=5;S5;K48)&amp;SI('COMBINAISON TRIPLE'.B2=6;S6;K48)&amp;SI('COMBINAISON TRIPLE'.B2=7;S7;K48)&amp;SI('COMBINAISON TRIPLE'.B2=8;S8;K48)&amp;SI('COMBINAISON TRIPLE'.B2=9;S9;K48)&amp;SI('COMBINAISON TRIPLE'.B2=10;S10;K48)&amp;SI('COMBINAISON TRIPLE'.B2=20;S11;K48)&amp;SI('COMBINAISON TRIPLE'.B2=30;S12;K48)&amp;SI('COMBINAISON TRIPLE'.B2=40;S13;K48)&amp;SI('COMBINAISON TRIPLE'.B2=50;S14;K48)&amp;SI('COMBINAISON TRIPLE'.B2=60;S15;K48)&amp;SI('COMBINAISON TRIPLE'.B2=70;S16;K48)&amp;SI('COMBINAISON TRIPLE'.B2=80;S17;K48)&amp;SI('COMBINAISON TRIPLE'.B2=90;S18;K48)&amp;SI('COMBINAISON TRIPLE'.B2=100;S19;K48)&amp;SI('COMBINAISON TRIPLE'.B2=200;S20;K48)&amp;SI('COMBINAISON TRIPLE'.B2=300;S21;K48)&amp;SI('COMBINAISON TRIPLE'.B2=400;S22;K48)&amp;SI('COMBINAISON TRIPLE'.B2=500;S23;K48)&amp;SI('COMBINAISON TRIPLE'.B2=600;S24;K48)&amp;SI('COMBINAISON TRIPLE'.B2=700;S25;K48)&amp;SI('COMBINAISON TRIPLE'.B2=800;S26;K48)&amp;SI('COMBINAISON TRIPLE'.B2=900;S27;K48)&amp;SI('COMBINAISON TRIPLE'.B2=1000;S28;K48)&amp;SI('COMBINAISON TRIPLE'.B2=0;S30;K48)</text:p>
          </table:table-cell>
          <table:table-cell table:style-name="ce421" office:value-type="string" calcext:value-type="string">
            <text:p>=SI('COMBINAISON TRIPLE'.B2=1;T1;K48)&amp;SI('COMBINAISON TRIPLE'.B2=2;T2;K48)&amp;SI('COMBINAISON TRIPLE'.B2=3;T3;K48)&amp;SI('COMBINAISON TRIPLE'.B2=4;T4;K48)&amp;SI('COMBINAISON TRIPLE'.B2=5;T5;K48)&amp;SI('COMBINAISON TRIPLE'.B2=6;T6;K48)&amp;SI('COMBINAISON TRIPLE'.B2=7;T7;K48)&amp;SI('COMBINAISON TRIPLE'.B2=8;T8;K48)&amp;SI('COMBINAISON TRIPLE'.B2=9;T9;K48)&amp;SI('COMBINAISON TRIPLE'.B2=10;T10;K48)&amp;SI('COMBINAISON TRIPLE'.B2=20;T11;K48)&amp;SI('COMBINAISON TRIPLE'.B2=30;T12;K48)&amp;SI('COMBINAISON TRIPLE'.B2=40;T13;K48)&amp;SI('COMBINAISON TRIPLE'.B2=50;T14;K48)&amp;SI('COMBINAISON TRIPLE'.B2=60;T15;K48)&amp;SI('COMBINAISON TRIPLE'.B2=70;T16;K48)&amp;SI('COMBINAISON TRIPLE'.B2=80;T17;K48)&amp;SI('COMBINAISON TRIPLE'.B2=90;T18;K48)&amp;SI('COMBINAISON TRIPLE'.B2=100;T19;K48)&amp;SI('COMBINAISON TRIPLE'.B2=200;T20;K48)&amp;SI('COMBINAISON TRIPLE'.B2=300;T21;K48)&amp;SI('COMBINAISON TRIPLE'.B2=400;T22;K48)&amp;SI('COMBINAISON TRIPLE'.B2=500;T23;K48)&amp;SI('COMBINAISON TRIPLE'.B2=600;T24;K48)&amp;SI('COMBINAISON TRIPLE'.B2=700;T25;K48)&amp;SI('COMBINAISON TRIPLE'.B2=800;T26;K48)&amp;SI('COMBINAISON TRIPLE'.B2=900;T27;K48)&amp;SI('COMBINAISON TRIPLE'.B2=1000;T28;K48)</text:p>
          </table:table-cell>
          <table:table-cell table:style-name="ce424" office:value-type="string" calcext:value-type="string">
            <text:p>=SI('COMBINAISON TRIPLE'.B2=1;$AA1;K48)&amp;SI('COMBINAISON TRIPLE'.B2=2;$AA2;K48)&amp;SI('COMBINAISON TRIPLE'.B2=3;$AA3;K48)&amp;SI('COMBINAISON TRIPLE'.B2=4;$AA4;K48)&amp;SI('COMBINAISON TRIPLE'.B2=5;$AA5;K48)&amp;SI('COMBINAISON TRIPLE'.B2=6;$AA6;K48)&amp;SI('COMBINAISON TRIPLE'.B2=7;$AA7;K48)&amp;SI('COMBINAISON TRIPLE'.B2=8;$AA8;K48)&amp;SI('COMBINAISON TRIPLE'.B2=9;$AA9;K48)&amp;SI('COMBINAISON TRIPLE'.B2=10;$AA10;K48)&amp;SI('COMBINAISON TRIPLE'.B2=20;$AA11;K48)&amp;SI('COMBINAISON TRIPLE'.B2=30;$AA12;K48)&amp;SI('COMBINAISON TRIPLE'.B2=40;$AA13;K48)&amp;SI('COMBINAISON TRIPLE'.B2=50;$AA14;K48)&amp;SI('COMBINAISON TRIPLE'.B2=60;$AA15;K48)&amp;SI('COMBINAISON TRIPLE'.B2=70;$AA16;K48)&amp;SI('COMBINAISON TRIPLE'.B2=80;$AA17;K48)&amp;SI('COMBINAISON TRIPLE'.B2=90;$AA18;K48)&amp;SI('COMBINAISON TRIPLE'.B2=100;$AA19;K48)&amp;SI('COMBINAISON TRIPLE'.B2=200;$AA20;K48)&amp;SI('COMBINAISON TRIPLE'.B2=300;$AA21;K48)&amp;SI('COMBINAISON TRIPLE'.B2=400;$AA22;K48)&amp;SI('COMBINAISON TRIPLE'.B2=500;$AA23;K48)&amp;SI('COMBINAISON TRIPLE'.B2=600;$AA24;K48)&amp;SI('COMBINAISON TRIPLE'.B2=700;$AA25;K48)&amp;SI('COMBINAISON TRIPLE'.B2=800;$AA26;K48)&amp;SI('COMBINAISON TRIPLE'.B2=900;$AA27;K48)&amp;SI('COMBINAISON TRIPLE'.B2=1000;$AA28;K48)</text:p>
          </table:table-cell>
          <table:table-cell table:style-name="ce417"/>
          <table:table-cell table:style-name="ce408" table:number-columns-repeated="2"/>
          <table:table-cell table:style-name="ce430" office:value-type="string" calcext:value-type="string">
            <text:p>ʌ</text:p>
          </table:table-cell>
          <table:table-cell table:style-name="ce429" table:number-columns-repeated="3"/>
          <table:table-cell table:style-name="ce429" office:value-type="string" calcext:value-type="string">
            <text:p>Ъ</text:p>
          </table:table-cell>
          <table:table-cell table:style-name="ce393"/>
          <table:table-cell table:style-name="ce408"/>
          <table:table-cell table:style-name="ce442"/>
          <table:table-cell table:style-name="ce408"/>
          <table:table-cell table:style-name="ce446"/>
          <table:table-cell table:style-name="ce408" table:number-columns-repeated="997"/>
        </table:table-row>
        <table:table-row table:style-name="ro10">
          <table:table-cell table:style-name="ce389" office:value-type="string" calcext:value-type="string">
            <text:p>Lettre N = </text:p>
          </table:table-cell>
          <table:table-cell table:style-name="ce395"/>
          <table:table-cell table:style-name="ce393" table:number-columns-repeated="4"/>
          <table:table-cell table:style-name="ce389" table:number-columns-repeated="3"/>
          <table:table-cell table:style-name="ce416" office:value-type="string" calcext:value-type="string">
            <text:p>Pas Effacer</text:p>
          </table:table-cell>
          <table:table-cell table:style-name="ce421" office:value-type="string" calcext:value-type="string">
            <text:p>=SI('COMBINAISON TRIPLE'.B3=1;R1;K48)&amp;SI('COMBINAISON TRIPLE'.B3=2;R2;K48)&amp;SI('COMBINAISON TRIPLE'.B3=3;R3;K48)&amp;SI('COMBINAISON TRIPLE'.B3=4;R4;K48)&amp;SI('COMBINAISON TRIPLE'.B3=5;R5;K48)&amp;SI('COMBINAISON TRIPLE'.B3=6;R6;K48)&amp;SI('COMBINAISON TRIPLE'.B3=7;R7;K48)&amp;SI('COMBINAISON TRIPLE'.B3=8;R8;K48)&amp;SI('COMBINAISON TRIPLE'.B3=9;R9;K48)&amp;SI('COMBINAISON TRIPLE'.B3=10;R10;K48)&amp;SI('COMBINAISON TRIPLE'.B3=20;R11;K48)&amp;SI('COMBINAISON TRIPLE'.B3=30;R12;K48)&amp;SI('COMBINAISON TRIPLE'.B3=40;R13;K48)&amp;SI('COMBINAISON TRIPLE'.B3=50;R14;K48)&amp;SI('COMBINAISON TRIPLE'.B3=60;R15;K48)&amp;SI('COMBINAISON TRIPLE'.B3=70;R16;K48)&amp;SI('COMBINAISON TRIPLE'.B3=80;R17;K48)&amp;SI('COMBINAISON TRIPLE'.B3=90;R18;K48)&amp;SI('COMBINAISON TRIPLE'.B3=100;R19;K48)&amp;SI('COMBINAISON TRIPLE'.B3=200;R20;K48)&amp;SI('COMBINAISON TRIPLE'.B3=300;R21;K48)&amp;SI('COMBINAISON TRIPLE'.B3=400;R22;K48)&amp;SI('COMBINAISON TRIPLE'.B3=500;R23;K48)&amp;SI('COMBINAISON TRIPLE'.B3=600;R24;K48)&amp;SI('COMBINAISON TRIPLE'.B3=700;R25;K48)&amp;SI('COMBINAISON TRIPLE'.B3=800;R26;K48)&amp;SI('COMBINAISON TRIPLE'.B3=900;R27;K48)&amp;SI('COMBINAISON TRIPLE'.B3=1000;R28;K48)</text:p>
          </table:table-cell>
          <table:table-cell table:style-name="ce421" office:value-type="string" calcext:value-type="string">
            <text:p>=SI('COMBINAISON TRIPLE'.B3=1;S1;K48)&amp;SI('COMBINAISON TRIPLE'.B3=2;S2;K48)&amp;SI('COMBINAISON TRIPLE'.B3=3;S3;K48)&amp;SI('COMBINAISON TRIPLE'.B3=4;S4;K48)&amp;SI('COMBINAISON TRIPLE'.B3=5;S5;K48)&amp;SI('COMBINAISON TRIPLE'.B3=6;S6;K48)&amp;SI('COMBINAISON TRIPLE'.B3=7;S7;K48)&amp;SI('COMBINAISON TRIPLE'.B3=8;S8;K48)&amp;SI('COMBINAISON TRIPLE'.B3=9;S9;K48)&amp;SI('COMBINAISON TRIPLE'.B3=10;S10;K48)&amp;SI('COMBINAISON TRIPLE'.B3=20;S11;K48)&amp;SI('COMBINAISON TRIPLE'.B3=30;S12;K48)&amp;SI('COMBINAISON TRIPLE'.B3=40;S13;K48)&amp;SI('COMBINAISON TRIPLE'.B3=50;S14;K48)&amp;SI('COMBINAISON TRIPLE'.B3=60;S15;K48)&amp;SI('COMBINAISON TRIPLE'.B3=70;S16;K48)&amp;SI('COMBINAISON TRIPLE'.B3=80;S17;K48)&amp;SI('COMBINAISON TRIPLE'.B3=90;S18;K48)&amp;SI('COMBINAISON TRIPLE'.B3=100;S19;K48)&amp;SI('COMBINAISON TRIPLE'.B3=200;S20;K48)&amp;SI('COMBINAISON TRIPLE'.B3=300;S21;K48)&amp;SI('COMBINAISON TRIPLE'.B3=400;S22;K48)&amp;SI('COMBINAISON TRIPLE'.B3=500;S23;K48)&amp;SI('COMBINAISON TRIPLE'.B3=600;S24;K48)&amp;SI('COMBINAISON TRIPLE'.B3=700;S25;K48)&amp;SI('COMBINAISON TRIPLE'.B3=800;S26;K48)&amp;SI('COMBINAISON TRIPLE'.B3=900;S27;K48)&amp;SI('COMBINAISON TRIPLE'.B3=1000;S28;K48)&amp;SI('COMBINAISON TRIPLE'.B3=0;S30;K48)</text:p>
          </table:table-cell>
          <table:table-cell table:style-name="ce421" office:value-type="string" calcext:value-type="string">
            <text:p>=SI('COMBINAISON TRIPLE'.B3=1;T1;K48)&amp;SI('COMBINAISON TRIPLE'.B3=2;T2;K48)&amp;SI('COMBINAISON TRIPLE'.B3=3;T3;K48)&amp;SI('COMBINAISON TRIPLE'.B3=4;T4;K48)&amp;SI('COMBINAISON TRIPLE'.B3=5;T5;K48)&amp;SI('COMBINAISON TRIPLE'.B3=6;T6;K48)&amp;SI('COMBINAISON TRIPLE'.B3=7;T7;K48)&amp;SI('COMBINAISON TRIPLE'.B3=8;T8;K48)&amp;SI('COMBINAISON TRIPLE'.B3=9;T9;K48)&amp;SI('COMBINAISON TRIPLE'.B3=10;T10;K48)&amp;SI('COMBINAISON TRIPLE'.B3=20;T11;K48)&amp;SI('COMBINAISON TRIPLE'.B3=30;T12;K48)&amp;SI('COMBINAISON TRIPLE'.B3=40;T13;K48)&amp;SI('COMBINAISON TRIPLE'.B3=50;T14;K48)&amp;SI('COMBINAISON TRIPLE'.B3=60;T15;K48)&amp;SI('COMBINAISON TRIPLE'.B3=70;T16;K48)&amp;SI('COMBINAISON TRIPLE'.B3=80;T17;K48)&amp;SI('COMBINAISON TRIPLE'.B3=90;T18;K48)&amp;SI('COMBINAISON TRIPLE'.B3=100;T19;K48)&amp;SI('COMBINAISON TRIPLE'.B3=200;T20;K48)&amp;SI('COMBINAISON TRIPLE'.B3=300;T21;K48)&amp;SI('COMBINAISON TRIPLE'.B3=400;T22;K48)&amp;SI('COMBINAISON TRIPLE'.B3=500;T23;K48)&amp;SI('COMBINAISON TRIPLE'.B3=600;T24;K48)&amp;SI('COMBINAISON TRIPLE'.B3=700;T25;K48)&amp;SI('COMBINAISON TRIPLE'.B3=800;T26;K48)&amp;SI('COMBINAISON TRIPLE'.B3=900;T27;K48)&amp;SI('COMBINAISON TRIPLE'.B3=1000;T28;K48)</text:p>
          </table:table-cell>
          <table:table-cell table:style-name="ce424" office:value-type="string" calcext:value-type="string">
            <text:p>=SI('COMBINAISON TRIPLE'.B3=1;$AA1;K48)&amp;SI('COMBINAISON TRIPLE'.B3=2;$AA2;K48)&amp;SI('COMBINAISON TRIPLE'.B3=3;$AA3;K48)&amp;SI('COMBINAISON TRIPLE'.B3=4;$AA4;K48)&amp;SI('COMBINAISON TRIPLE'.B3=5;$AA5;K48)&amp;SI('COMBINAISON TRIPLE'.B3=6;$AA6;K48)&amp;SI('COMBINAISON TRIPLE'.B3=7;$AA7;K48)&amp;SI('COMBINAISON TRIPLE'.B3=8;$AA8;K48)&amp;SI('COMBINAISON TRIPLE'.B3=9;$AA9;K48)&amp;SI('COMBINAISON TRIPLE'.B3=10;$AA10;K48)&amp;SI('COMBINAISON TRIPLE'.B3=20;$AA11;K48)&amp;SI('COMBINAISON TRIPLE'.B3=30;$AA12;K48)&amp;SI('COMBINAISON TRIPLE'.B3=40;$AA13;K48)&amp;SI('COMBINAISON TRIPLE'.B3=50;$AA14;K48)&amp;SI('COMBINAISON TRIPLE'.B3=60;$AA15;K48)&amp;SI('COMBINAISON TRIPLE'.B3=70;$AA16;K48)&amp;SI('COMBINAISON TRIPLE'.B3=80;$AA17;K48)&amp;SI('COMBINAISON TRIPLE'.B3=90;$AA18;K48)&amp;SI('COMBINAISON TRIPLE'.B3=100;$AA19;K48)&amp;SI('COMBINAISON TRIPLE'.B3=200;$AA20;K48)&amp;SI('COMBINAISON TRIPLE'.B3=300;$AA21;K48)&amp;SI('COMBINAISON TRIPLE'.B3=400;$AA22;K48)&amp;SI('COMBINAISON TRIPLE'.B3=500;$AA23;K48)&amp;SI('COMBINAISON TRIPLE'.B3=600;$AA24;K48)&amp;SI('COMBINAISON TRIPLE'.B3=700;$AA25;K48)&amp;SI('COMBINAISON TRIPLE'.B3=800;$AA26;K48)&amp;SI('COMBINAISON TRIPLE'.B3=900;$AA27;K48)&amp;SI('COMBINAISON TRIPLE'.B3=1000;$AA28;K48)</text:p>
          </table:table-cell>
          <table:table-cell table:style-name="ce417"/>
          <table:table-cell table:style-name="ce408"/>
          <table:table-cell table:style-name="ce408" office:value-type="float" office:value="500500" calcext:value-type="float">
            <text:p>500500</text:p>
          </table:table-cell>
          <table:table-cell table:style-name="ce429" office:value-type="string" calcext:value-type="string">
            <text:p>y</text:p>
          </table:table-cell>
          <table:table-cell table:style-name="ce429" table:number-columns-repeated="3"/>
          <table:table-cell table:style-name="ce429" office:value-type="string" calcext:value-type="string">
            <text:p>Ы</text:p>
          </table:table-cell>
          <table:table-cell table:style-name="ce408" table:number-columns-repeated="2"/>
          <table:table-cell table:style-name="ce442"/>
          <table:table-cell table:style-name="ce408"/>
          <table:table-cell table:style-name="ce446"/>
          <table:table-cell table:style-name="ce408" table:number-columns-repeated="997"/>
        </table:table-row>
        <table:table-row table:style-name="ro10">
          <table:table-cell table:style-name="ce389" office:value-type="string" calcext:value-type="string">
            <text:p>Lettre T =</text:p>
          </table:table-cell>
          <table:table-cell table:style-name="ce395"/>
          <table:table-cell table:style-name="ce393" table:number-columns-repeated="4"/>
          <table:table-cell table:style-name="ce389" table:number-columns-repeated="3"/>
          <table:table-cell table:style-name="ce408" table:number-columns-repeated="7"/>
          <table:table-cell table:style-name="ce408" office:value-type="float" office:value="1010" calcext:value-type="float">
            <text:p>1010</text:p>
          </table:table-cell>
          <table:table-cell table:style-name="ce427" office:value-type="string" calcext:value-type="string">
            <text:p>j</text:p>
          </table:table-cell>
          <table:table-cell table:style-name="ce429" table:number-columns-repeated="3"/>
          <table:table-cell table:style-name="ce430" office:value-type="string" calcext:value-type="string">
            <text:p>Ь</text:p>
          </table:table-cell>
          <table:table-cell table:style-name="ce408" table:number-columns-repeated="2"/>
          <table:table-cell table:style-name="ce442"/>
          <table:table-cell table:style-name="ce408"/>
          <table:table-cell table:style-name="ce446"/>
          <table:table-cell table:style-name="ce408" table:number-columns-repeated="997"/>
        </table:table-row>
        <table:table-row table:style-name="ro10">
          <table:table-cell table:style-name="ce389"/>
          <table:table-cell table:style-name="ce395"/>
          <table:table-cell table:style-name="ce393" table:number-columns-repeated="4"/>
          <table:table-cell table:style-name="ce389" table:number-columns-repeated="3"/>
          <table:table-cell table:style-name="ce418" table:formula="of:=[.$N$49]" office:value-type="string" office:string-value="ܒ" calcext:value-type="string">
            <text:p>ܒ</text:p>
          </table:table-cell>
          <table:table-cell table:style-name="ce418" table:formula="of:=CONCATENATE([.J56])" office:value-type="string" office:string-value="ܒ" calcext:value-type="string">
            <text:p>ܒ</text:p>
          </table:table-cell>
          <table:table-cell table:style-name="ce418" table:formula="of:=CONCATENATE([.K58])" office:value-type="string" office:string-value="ܖ" calcext:value-type="string">
            <text:p>ܖ</text:p>
          </table:table-cell>
          <table:table-cell table:style-name="ce418" table:formula="of:=CONCATENATE([.K58])" office:value-type="string" office:string-value="ܖ" calcext:value-type="string">
            <text:p>ܖ</text:p>
          </table:table-cell>
          <table:table-cell table:style-name="ce418" table:formula="of:=CONCATENATE([.J58])" office:value-type="string" office:string-value="ܗ" calcext:value-type="string">
            <text:p>ܗ</text:p>
          </table:table-cell>
          <table:table-cell table:style-name="ce418" table:formula="of:=CONCATENATE([.J58])" office:value-type="string" office:string-value="ܗ" calcext:value-type="string">
            <text:p>ܗ</text:p>
          </table:table-cell>
          <table:table-cell table:style-name="ce408" table:number-columns-repeated="2"/>
          <table:table-cell table:style-name="ce427"/>
          <table:table-cell table:style-name="ce429" table:number-columns-repeated="3"/>
          <table:table-cell table:style-name="ce430" office:value-type="string" calcext:value-type="string">
            <text:p>Ѣ</text:p>
          </table:table-cell>
          <table:table-cell table:style-name="ce408" table:number-columns-repeated="2"/>
          <table:table-cell table:style-name="ce442"/>
          <table:table-cell table:style-name="ce408"/>
          <table:table-cell table:style-name="ce446"/>
          <table:table-cell table:style-name="ce408" table:number-columns-repeated="997"/>
        </table:table-row>
        <table:table-row table:style-name="ro5">
          <table:table-cell table:style-name="ce394" office:value-type="string" calcext:value-type="string">
            <text:p>PREFIX T</text:p>
          </table:table-cell>
          <table:table-cell table:style-name="ce395"/>
          <table:table-cell table:style-name="ce404" office:value-type="string" calcext:value-type="string">
            <text:p>ت</text:p>
          </table:table-cell>
          <table:table-cell table:style-name="ce405" office:value-type="string" calcext:value-type="string">
            <text:p>θ</text:p>
          </table:table-cell>
          <table:table-cell table:style-name="ce393" table:number-columns-repeated="2"/>
          <table:table-cell table:style-name="ce389" table:number-columns-repeated="3"/>
          <table:table-cell table:style-name="ce418" table:formula="of:=[.$N$50]" office:value-type="string" office:string-value="ܖ" calcext:value-type="string">
            <text:p>ܖ</text:p>
          </table:table-cell>
          <table:table-cell table:style-name="ce418" table:formula="of:=CONCATENATE([.J58])" office:value-type="string" office:string-value="ܗ" calcext:value-type="string">
            <text:p>ܗ</text:p>
          </table:table-cell>
          <table:table-cell table:style-name="ce418" table:formula="of:=CONCATENATE([.J56])" office:value-type="string" office:string-value="ܒ" calcext:value-type="string">
            <text:p>ܒ</text:p>
          </table:table-cell>
          <table:table-cell table:style-name="ce418" table:formula="of:=CONCATENATE([.K57])" office:value-type="string" office:string-value="ܗ" calcext:value-type="string">
            <text:p>ܗ</text:p>
          </table:table-cell>
          <table:table-cell table:style-name="ce418" table:formula="of:=CONCATENATE([.J56])" office:value-type="string" office:string-value="ܒ" calcext:value-type="string">
            <text:p>ܒ</text:p>
          </table:table-cell>
          <table:table-cell table:style-name="ce418" table:formula="of:=CONCATENATE([.J57])" office:value-type="string" office:string-value="ܖ" calcext:value-type="string">
            <text:p>ܖ</text:p>
          </table:table-cell>
          <table:table-cell table:style-name="ce408" table:number-columns-repeated="2"/>
          <table:table-cell table:style-name="ce429" office:value-type="string" calcext:value-type="string">
            <text:p>jo</text:p>
          </table:table-cell>
          <table:table-cell table:style-name="ce429" table:number-columns-repeated="3"/>
          <table:table-cell table:style-name="ce429" office:value-type="string" calcext:value-type="string">
            <text:p>Ю</text:p>
          </table:table-cell>
          <table:table-cell table:style-name="ce393"/>
          <table:table-cell table:style-name="ce408"/>
          <table:table-cell table:style-name="ce443"/>
          <table:table-cell table:style-name="ce408"/>
          <table:table-cell table:style-name="ce446"/>
          <table:table-cell table:style-name="ce408" table:number-columns-repeated="997"/>
        </table:table-row>
        <table:table-row table:style-name="ro5">
          <table:table-cell table:style-name="ce394" office:value-type="string" calcext:value-type="string">
            <text:p>PREFIX M</text:p>
          </table:table-cell>
          <table:table-cell table:style-name="ce395"/>
          <table:table-cell table:style-name="ce404" office:value-type="string" calcext:value-type="string">
            <text:p>م</text:p>
          </table:table-cell>
          <table:table-cell table:style-name="ce393" office:value-type="string" calcext:value-type="string">
            <text:p>m</text:p>
          </table:table-cell>
          <table:table-cell table:style-name="ce393" table:number-columns-repeated="2"/>
          <table:table-cell table:style-name="ce389" table:number-columns-repeated="3"/>
          <table:table-cell table:style-name="ce418" table:formula="of:=[.$N$51]" office:value-type="string" office:string-value="ܗ" calcext:value-type="string">
            <text:p>ܗ</text:p>
          </table:table-cell>
          <table:table-cell table:style-name="ce418" table:formula="of:=CONCATENATE([.J57])" office:value-type="string" office:string-value="ܖ" calcext:value-type="string">
            <text:p>ܖ</text:p>
          </table:table-cell>
          <table:table-cell table:style-name="ce418" table:formula="of:=CONCATENATE([.K57])" office:value-type="string" office:string-value="ܗ" calcext:value-type="string">
            <text:p>ܗ</text:p>
          </table:table-cell>
          <table:table-cell table:style-name="ce418" table:formula="of:=CONCATENATE([.J56])" office:value-type="string" office:string-value="ܒ" calcext:value-type="string">
            <text:p>ܒ</text:p>
          </table:table-cell>
          <table:table-cell table:style-name="ce418" table:formula="of:=CONCATENATE([.J57])" office:value-type="string" office:string-value="ܖ" calcext:value-type="string">
            <text:p>ܖ</text:p>
          </table:table-cell>
          <table:table-cell table:style-name="ce418" table:formula="of:=CONCATENATE([.J56])" office:value-type="string" office:string-value="ܒ" calcext:value-type="string">
            <text:p>ܒ</text:p>
          </table:table-cell>
          <table:table-cell table:style-name="ce408" table:number-columns-repeated="2"/>
          <table:table-cell table:style-name="ce429" office:value-type="string" calcext:value-type="string">
            <text:p>ja</text:p>
          </table:table-cell>
          <table:table-cell table:style-name="ce429" table:number-columns-repeated="3"/>
          <table:table-cell table:style-name="ce429" office:value-type="string" calcext:value-type="string">
            <text:p>Я</text:p>
          </table:table-cell>
          <table:table-cell table:style-name="ce408" table:number-columns-repeated="2"/>
          <table:table-cell table:style-name="ce443"/>
          <table:table-cell table:style-name="ce408"/>
          <table:table-cell table:style-name="ce446"/>
          <table:table-cell table:style-name="ce408" table:number-columns-repeated="997"/>
        </table:table-row>
        <table:table-row table:style-name="ro5">
          <table:table-cell table:style-name="ce394" office:value-type="string" calcext:value-type="string">
            <text:p>PREFIX A</text:p>
          </table:table-cell>
          <table:table-cell table:style-name="ce395"/>
          <table:table-cell table:style-name="ce394" office:value-type="string" calcext:value-type="string">
            <text:p>ا</text:p>
          </table:table-cell>
          <table:table-cell table:style-name="ce406" office:value-type="string" calcext:value-type="string">
            <text:p>a</text:p>
          </table:table-cell>
          <table:table-cell table:style-name="ce393" table:number-columns-repeated="2"/>
          <table:table-cell table:style-name="ce389" table:number-columns-repeated="3"/>
          <table:table-cell table:style-name="ce408" table:number-columns-repeated="8"/>
          <table:table-cell table:style-name="ce429" office:value-type="string" calcext:value-type="string">
            <text:p>ju</text:p>
          </table:table-cell>
          <table:table-cell table:style-name="ce429" table:number-columns-repeated="3"/>
          <table:table-cell table:style-name="ce429" office:value-type="string" calcext:value-type="string">
            <text:p>Я</text:p>
          </table:table-cell>
          <table:table-cell table:style-name="ce408" table:number-columns-repeated="4"/>
          <table:table-cell table:style-name="ce446"/>
          <table:table-cell table:style-name="ce408" table:number-columns-repeated="997"/>
        </table:table-row>
        <table:table-row table:style-name="ro5">
          <table:table-cell table:style-name="ce394" office:value-type="string" calcext:value-type="string">
            <text:p>PREFIX S</text:p>
          </table:table-cell>
          <table:table-cell table:style-name="ce395"/>
          <table:table-cell table:style-name="ce404" office:value-type="string" calcext:value-type="string">
            <text:p>س</text:p>
          </table:table-cell>
          <table:table-cell table:style-name="ce393" office:value-type="string" calcext:value-type="string">
            <text:p>s</text:p>
          </table:table-cell>
          <table:table-cell table:style-name="ce393" table:number-columns-repeated="2"/>
          <table:table-cell table:style-name="ce389" table:number-columns-repeated="3"/>
          <table:table-cell table:style-name="ce408" table:number-columns-repeated="8"/>
          <table:table-cell table:style-name="ce427" office:value-type="string" calcext:value-type="string">
            <text:p>jɛ</text:p>
          </table:table-cell>
          <table:table-cell table:style-name="ce429" table:number-columns-repeated="3"/>
          <table:table-cell table:style-name="ce429" office:value-type="string" calcext:value-type="string">
            <text:p>Є</text:p>
          </table:table-cell>
          <table:table-cell table:style-name="ce408" table:number-columns-repeated="4"/>
          <table:table-cell table:style-name="ce446"/>
          <table:table-cell table:style-name="ce408" table:number-columns-repeated="997"/>
        </table:table-row>
        <table:table-row table:style-name="ro5">
          <table:table-cell table:style-name="ce394" office:value-type="string" calcext:value-type="string">
            <text:p>PREFIX ʰA</text:p>
          </table:table-cell>
          <table:table-cell table:style-name="ce395"/>
          <table:table-cell table:style-name="ce394" office:value-type="string" calcext:value-type="string">
            <text:p>أ</text:p>
          </table:table-cell>
          <table:table-cell table:style-name="ce393" office:value-type="string" calcext:value-type="string">
            <text:p>ʰa</text:p>
          </table:table-cell>
          <table:table-cell table:style-name="ce393" table:number-columns-repeated="2"/>
          <table:table-cell table:style-name="ce389" table:number-columns-repeated="3"/>
          <table:table-cell table:style-name="ce408" table:number-columns-repeated="8"/>
          <table:table-cell table:style-name="ce429" office:value-type="string" calcext:value-type="string">
            <text:p>je</text:p>
          </table:table-cell>
          <table:table-cell table:style-name="ce429" table:number-columns-repeated="3"/>
          <table:table-cell table:style-name="ce429" office:value-type="string" calcext:value-type="string">
            <text:p>Ѥ</text:p>
          </table:table-cell>
          <table:table-cell table:style-name="ce408" table:number-columns-repeated="4"/>
          <table:table-cell table:style-name="ce446"/>
          <table:table-cell table:style-name="ce408" table:number-columns-repeated="997"/>
        </table:table-row>
        <table:table-row table:style-name="ro5">
          <table:table-cell table:style-name="ce394" office:value-type="string" calcext:value-type="string">
            <text:p>PREFIX ʰS</text:p>
          </table:table-cell>
          <table:table-cell table:style-name="ce395"/>
          <table:table-cell table:style-name="ce394" office:value-type="string" calcext:value-type="string">
            <text:p>إ</text:p>
          </table:table-cell>
          <table:table-cell table:style-name="ce393" office:value-type="string" calcext:value-type="string">
            <text:p>ʰi</text:p>
          </table:table-cell>
          <table:table-cell table:style-name="ce393" table:number-columns-repeated="2"/>
          <table:table-cell table:style-name="ce389" table:number-columns-repeated="3"/>
          <table:table-cell table:style-name="ce408" table:number-columns-repeated="8"/>
          <table:table-cell table:style-name="ce429" office:value-type="string" calcext:value-type="string">
            <text:p>e</text:p>
          </table:table-cell>
          <table:table-cell table:style-name="ce429" table:number-columns-repeated="3"/>
          <table:table-cell table:style-name="ce429" office:value-type="string" calcext:value-type="string">
            <text:p>Э</text:p>
          </table:table-cell>
          <table:table-cell table:style-name="ce408" table:number-columns-repeated="4"/>
          <table:table-cell table:style-name="ce446"/>
          <table:table-cell table:style-name="ce408" table:number-columns-repeated="997"/>
        </table:table-row>
        <table:table-row table:style-name="ro10">
          <table:table-cell table:style-name="ce394" office:value-type="string" calcext:value-type="string">
            <text:p>-</text:p>
          </table:table-cell>
          <table:table-cell table:style-name="ce395"/>
          <table:table-cell table:style-name="ce393" office:value-type="string" calcext:value-type="string">
            <text:p><text:s/></text:p>
          </table:table-cell>
          <table:table-cell table:style-name="ce393" office:value-type="string" calcext:value-type="string">
            <text:p>-</text:p>
          </table:table-cell>
          <table:table-cell table:style-name="ce393" table:number-columns-repeated="2"/>
          <table:table-cell table:style-name="ce389" table:number-columns-repeated="3"/>
          <table:table-cell table:style-name="ce408" table:number-columns-repeated="8"/>
          <table:table-cell table:style-name="ce431" table:number-columns-repeated="4"/>
          <table:table-cell table:style-name="ce436" office:value-type="string" calcext:value-type="string">
            <text:p>Ѧ</text:p>
          </table:table-cell>
          <table:table-cell table:style-name="ce408" table:number-columns-repeated="4"/>
          <table:table-cell table:style-name="ce446"/>
          <table:table-cell table:style-name="ce408" table:number-columns-repeated="997"/>
        </table:table-row>
        <table:table-row table:style-name="ro5">
          <table:table-cell table:style-name="ce394" office:value-type="string" calcext:value-type="string">
            <text:p>PREFIX N</text:p>
          </table:table-cell>
          <table:table-cell table:style-name="ce395"/>
          <table:table-cell table:style-name="ce404" office:value-type="string" calcext:value-type="string">
            <text:p>ن</text:p>
          </table:table-cell>
          <table:table-cell table:style-name="ce407" office:value-type="string" calcext:value-type="string">
            <text:p>n</text:p>
          </table:table-cell>
          <table:table-cell table:style-name="ce393" table:number-columns-repeated="2"/>
          <table:table-cell table:style-name="ce389" table:number-columns-repeated="3"/>
          <table:table-cell table:style-name="ce408" table:number-columns-repeated="8"/>
          <table:table-cell table:style-name="ce431" office:value-type="string" calcext:value-type="string">
            <text:p>j</text:p>
          </table:table-cell>
          <table:table-cell table:style-name="ce431" table:number-columns-repeated="3"/>
          <table:table-cell table:style-name="ce436" office:value-type="string" calcext:value-type="string">
            <text:p>Ѩ</text:p>
          </table:table-cell>
          <table:table-cell table:style-name="ce408" table:number-columns-repeated="4"/>
          <table:table-cell table:style-name="ce446"/>
          <table:table-cell table:style-name="ce408" table:number-columns-repeated="997"/>
        </table:table-row>
        <table:table-row table:style-name="ro10">
          <table:table-cell table:style-name="ce394"/>
          <table:table-cell table:style-name="ce395"/>
          <table:table-cell table:style-name="ce393" table:number-columns-repeated="4"/>
          <table:table-cell table:style-name="ce389" table:number-columns-repeated="3"/>
          <table:table-cell table:style-name="ce408" table:number-columns-repeated="8"/>
          <table:table-cell table:style-name="ce431" table:number-columns-repeated="4"/>
          <table:table-cell table:style-name="ce436" office:value-type="string" calcext:value-type="string">
            <text:p>Ѫ</text:p>
          </table:table-cell>
          <table:table-cell table:style-name="ce408" table:number-columns-repeated="4"/>
          <table:table-cell table:style-name="ce446"/>
          <table:table-cell table:style-name="ce408" table:number-columns-repeated="997"/>
        </table:table-row>
        <table:table-row table:style-name="ro10">
          <table:table-cell table:style-name="ce394"/>
          <table:table-cell table:style-name="ce395"/>
          <table:table-cell table:style-name="ce393" table:number-columns-repeated="3"/>
          <table:table-cell table:style-name="ce389" table:number-columns-repeated="4"/>
          <table:table-cell table:style-name="ce408" table:number-columns-repeated="8"/>
          <table:table-cell table:style-name="ce431" office:value-type="string" calcext:value-type="string">
            <text:p>j</text:p>
          </table:table-cell>
          <table:table-cell table:style-name="ce431" table:number-columns-repeated="3"/>
          <table:table-cell table:style-name="ce436" office:value-type="string" calcext:value-type="string">
            <text:p>Ѭ</text:p>
          </table:table-cell>
          <table:table-cell table:style-name="ce408" table:number-columns-repeated="4"/>
          <table:table-cell table:style-name="ce446"/>
          <table:table-cell table:style-name="ce408" table:number-columns-repeated="997"/>
        </table:table-row>
        <table:table-row table:style-name="ro10">
          <table:table-cell table:style-name="ce394"/>
          <table:table-cell table:style-name="ce395"/>
          <table:table-cell table:style-name="ce393" table:number-columns-repeated="3"/>
          <table:table-cell table:style-name="ce389" table:number-columns-repeated="4"/>
          <table:table-cell table:style-name="ce408" table:number-columns-repeated="7"/>
          <table:table-cell table:style-name="ce408" office:value-type="float" office:value="6060" calcext:value-type="float">
            <text:p>6060</text:p>
          </table:table-cell>
          <table:table-cell table:style-name="ce429" office:value-type="string" calcext:value-type="string">
            <text:p>ks</text:p>
          </table:table-cell>
          <table:table-cell table:style-name="ce429" table:number-columns-repeated="3"/>
          <table:table-cell table:style-name="ce427" office:value-type="string" calcext:value-type="string">
            <text:p>Ѯ</text:p>
          </table:table-cell>
          <table:table-cell table:style-name="ce408" table:number-columns-repeated="4"/>
          <table:table-cell table:style-name="ce446"/>
          <table:table-cell table:style-name="ce408" table:number-columns-repeated="997"/>
        </table:table-row>
        <table:table-row table:style-name="ro10">
          <table:table-cell table:style-name="ce394"/>
          <table:table-cell table:style-name="ce395"/>
          <table:table-cell table:style-name="ce393" table:number-columns-repeated="3"/>
          <table:table-cell table:style-name="ce389" table:number-columns-repeated="4"/>
          <table:table-cell table:style-name="ce408" table:number-columns-repeated="7"/>
          <table:table-cell table:style-name="ce408" office:value-type="float" office:value="800800" calcext:value-type="float">
            <text:p>800800</text:p>
          </table:table-cell>
          <table:table-cell table:style-name="ce429" office:value-type="string" calcext:value-type="string">
            <text:p>ps</text:p>
          </table:table-cell>
          <table:table-cell table:style-name="ce429" table:number-columns-repeated="3"/>
          <table:table-cell table:style-name="ce427" office:value-type="string" calcext:value-type="string">
            <text:p>Ѱ</text:p>
          </table:table-cell>
          <table:table-cell table:style-name="ce408" table:number-columns-repeated="4"/>
          <table:table-cell table:style-name="ce446"/>
          <table:table-cell table:style-name="ce408" table:number-columns-repeated="997"/>
        </table:table-row>
        <table:table-row table:style-name="ro10">
          <table:table-cell table:style-name="ce394"/>
          <table:table-cell table:style-name="ce395"/>
          <table:table-cell table:style-name="ce393" table:number-columns-repeated="3"/>
          <table:table-cell table:style-name="ce389" table:number-columns-repeated="4"/>
          <table:table-cell table:style-name="ce408" table:number-columns-repeated="7"/>
          <table:table-cell table:style-name="ce408" office:value-type="float" office:value="88" calcext:value-type="float">
            <text:p>88</text:p>
          </table:table-cell>
          <table:table-cell table:style-name="ce427" office:value-type="string" calcext:value-type="string">
            <text:p>ħ</text:p>
          </table:table-cell>
          <table:table-cell table:style-name="ce429" table:number-columns-repeated="3"/>
          <table:table-cell table:style-name="ce430" office:value-type="string" calcext:value-type="string">
            <text:p>Ҩ</text:p>
          </table:table-cell>
          <table:table-cell table:style-name="ce408" table:number-columns-repeated="4"/>
          <table:table-cell table:style-name="ce446"/>
          <table:table-cell table:style-name="ce408" table:number-columns-repeated="997"/>
        </table:table-row>
        <table:table-row table:style-name="ro10">
          <table:table-cell table:style-name="ce394"/>
          <table:table-cell table:style-name="ce395"/>
          <table:table-cell table:style-name="ce393" table:number-columns-repeated="3"/>
          <table:table-cell table:style-name="ce389" table:number-columns-repeated="4"/>
          <table:table-cell table:style-name="ce408" table:number-columns-repeated="7"/>
          <table:table-cell table:style-name="ce389" office:value-type="float" office:value="11" calcext:value-type="float">
            <text:p>11</text:p>
          </table:table-cell>
          <table:table-cell table:style-name="ce430" office:value-type="string" calcext:value-type="string">
            <text:p>ɑ</text:p>
          </table:table-cell>
          <table:table-cell table:style-name="ce429" table:number-columns-repeated="4"/>
          <table:table-cell table:style-name="ce408" table:number-columns-repeated="4"/>
          <table:table-cell table:style-name="ce446"/>
          <table:table-cell table:style-name="ce408" table:number-columns-repeated="997"/>
        </table:table-row>
        <table:table-row table:style-name="ro10">
          <table:table-cell table:style-name="ce394"/>
          <table:table-cell table:style-name="ce395"/>
          <table:table-cell table:style-name="ce393" table:number-columns-repeated="3"/>
          <table:table-cell table:style-name="ce389" table:number-columns-repeated="4"/>
          <table:table-cell table:style-name="ce408" table:number-columns-repeated="7"/>
          <table:table-cell table:style-name="ce389" office:value-type="float" office:value="111" calcext:value-type="float">
            <text:p>111</text:p>
          </table:table-cell>
          <table:table-cell table:style-name="ce429" office:value-type="string" calcext:value-type="string">
            <text:p>ɒ</text:p>
          </table:table-cell>
          <table:table-cell table:style-name="ce429" table:number-columns-repeated="4"/>
          <table:table-cell table:style-name="ce408" table:number-columns-repeated="4"/>
          <table:table-cell table:style-name="ce446"/>
          <table:table-cell table:style-name="ce408" table:number-columns-repeated="997"/>
        </table:table-row>
        <table:table-row table:style-name="ro10">
          <table:table-cell table:style-name="ce394"/>
          <table:table-cell table:style-name="ce395"/>
          <table:table-cell table:style-name="ce393" table:number-columns-repeated="3"/>
          <table:table-cell table:style-name="ce389" table:number-columns-repeated="4"/>
          <table:table-cell table:style-name="ce408" table:number-columns-repeated="7"/>
          <table:table-cell table:style-name="ce389" office:value-type="float" office:value="900900" calcext:value-type="float">
            <text:p>900900</text:p>
          </table:table-cell>
          <table:table-cell table:style-name="ce429" office:value-type="string" calcext:value-type="string">
            <text:p>ʦ</text:p>
          </table:table-cell>
          <table:table-cell table:style-name="ce429" table:number-columns-repeated="4"/>
          <table:table-cell table:style-name="ce408" table:number-columns-repeated="4"/>
          <table:table-cell table:style-name="ce446"/>
          <table:table-cell table:style-name="ce408" table:number-columns-repeated="997"/>
        </table:table-row>
        <table:table-row table:style-name="ro10">
          <table:table-cell table:style-name="ce394"/>
          <table:table-cell table:style-name="ce395"/>
          <table:table-cell table:style-name="ce393" table:number-columns-repeated="3"/>
          <table:table-cell table:style-name="ce389" table:number-columns-repeated="4"/>
          <table:table-cell table:style-name="ce408" table:number-columns-repeated="7"/>
          <table:table-cell table:style-name="ce389" office:value-type="float" office:value="100100" calcext:value-type="float">
            <text:p>100100</text:p>
          </table:table-cell>
          <table:table-cell table:style-name="ce429" office:value-type="string" calcext:value-type="string">
            <text:p>ɾ</text:p>
          </table:table-cell>
          <table:table-cell table:style-name="ce429" table:number-columns-repeated="4"/>
          <table:table-cell table:style-name="ce408" table:number-columns-repeated="4"/>
          <table:table-cell table:style-name="ce446"/>
          <table:table-cell table:style-name="ce408" table:number-columns-repeated="997"/>
        </table:table-row>
        <table:table-row table:style-name="ro10" table:number-rows-repeated="2">
          <table:table-cell table:style-name="ce394"/>
          <table:table-cell table:style-name="ce395"/>
          <table:table-cell table:style-name="ce393" table:number-columns-repeated="3"/>
          <table:table-cell table:style-name="ce389" table:number-columns-repeated="4"/>
          <table:table-cell table:style-name="ce408" table:number-columns-repeated="7"/>
          <table:table-cell table:style-name="ce393" table:number-columns-repeated="6"/>
          <table:table-cell table:style-name="ce408" table:number-columns-repeated="4"/>
          <table:table-cell table:style-name="ce446"/>
          <table:table-cell table:style-name="ce408" table:number-columns-repeated="997"/>
        </table:table-row>
        <table:table-row table:style-name="ro10" table:number-rows-repeated="5">
          <table:table-cell table:style-name="ce393" table:number-columns-repeated="22"/>
          <table:table-cell table:style-name="ce408" table:number-columns-repeated="4"/>
          <table:table-cell table:style-name="ce446"/>
          <table:table-cell table:style-name="ce408" table:number-columns-repeated="997"/>
        </table:table-row>
        <table:table-row table:style-name="ro10" table:number-rows-repeated="4">
          <table:table-cell table:style-name="ce394"/>
          <table:table-cell table:style-name="ce395"/>
          <table:table-cell table:style-name="ce393" table:number-columns-repeated="3"/>
          <table:table-cell table:style-name="ce389" table:number-columns-repeated="4"/>
          <table:table-cell table:style-name="ce408" table:number-columns-repeated="17"/>
          <table:table-cell table:style-name="ce446"/>
          <table:table-cell table:style-name="ce408" table:number-columns-repeated="997"/>
        </table:table-row>
        <table:table-row table:style-name="ro10" table:number-rows-repeated="65452">
          <table:table-cell table:style-name="ce394"/>
          <table:table-cell table:style-name="ce395"/>
          <table:table-cell table:style-name="ce389" table:number-columns-repeated="7"/>
          <table:table-cell table:style-name="ce408" table:number-columns-repeated="17"/>
          <table:table-cell table:style-name="ce446"/>
          <table:table-cell table:style-name="ce408" table:number-columns-repeated="997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EXTENSION H'.A6:'EXTENSION H'.BC165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trangelo Edessa1" svg:font-family="'Estrangelo Edessa'"/>
    <style:font-face style:name="Times New Roman2" svg:font-family="'Times New Roman'" style:font-family-generic="roman"/>
    <style:font-face style:name="Arial1" svg:font-family="Arial" style:font-family-generic="swiss"/>
    <style:font-face style:name="Microsoft Sans Serif2" svg:font-family="'Microsoft Sans Serif'" style:font-family-generic="swiss"/>
    <style:font-face style:name="Tahoma" svg:font-family="Tahoma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Palatino Linotype" svg:font-family="'Palatino Linotype'" style:font-adornments="Gras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Estrangelo Edessa" svg:font-family="'Estrangelo Edessa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 Unicode1" svg:font-family="'Lucida Sans Unicode'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Microsoft Sans Serif1" svg:font-family="'Microsoft Sans Serif'" style:font-family-generic="swiss" style:font-pitch="variable"/>
    <style:font-face style:name="Microsoft Sans Serif" svg:font-family="'Microsoft Sans Serif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Lucida Sans Unicode2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2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year number:style="long"/>
      <number:text> </number:text>
      <number:month number:style="long" number:textual="true"/>
      <number:text> </number:text>
      <number:day/>
      <number:text> </number:text>
      <number:day-of-week number:style="long"/>
      <number:text>  </number:text>
      <number:hours number:style="long"/>
      <number:text>:</number:text>
      <number:minutes number:style="long"/>
    </number:date-style>
    <number:number-style style:name="N110">
      <number:number number:decimal-places="0" loext:min-decimal-places="0" number:min-integer-digits="7" number:grouping="true"/>
    </number:number-style>
    <number:number-style style:name="N111">
      <number:number number:decimal-places="0" loext:min-decimal-places="0" number:min-integer-digits="4" number:grouping="true"/>
    </number:number-style>
    <number:number-style style:name="N112">
      <number:number number:decimal-places="0" loext:min-decimal-places="0" number:min-integer-digits="2"/>
    </number:number-style>
    <number:number-style style:name="N20000" number:language="he" number:country="IL">
      <number:number number:min-integer-digits="1"/>
    </number:number-style>
    <number:date-style style:name="N11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0" loext:min-decimal-places="0" number:min-integer-digits="4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1" loext:min-decimal-places="1" number:min-integer-digits="4"/>
    </number:number-style>
    <number:date-style style:name="N119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20">
      <number:year number:style="long"/>
      <number:text> </number:text>
      <number:month number:style="long" number:textual="true"/>
      <number:text> </number:text>
      <number:day-of-week number:style="long"/>
      <number:text>  </number:text>
      <number:day/>
      <number:text> </number:text>
    </number:date-style>
    <number:date-style style:name="N121">
      <number:year number:style="long"/>
      <number:text> </number:text>
      <number:month number:style="long" number:textual="true"/>
      <number:text> </number:text>
      <number:day/>
      <number:text> </number:text>
      <number:day-of-week number:style="long"/>
      <number:text>  </number:text>
    </number:date-style>
    <number:date-style style:name="N122">
      <number:year number:style="long"/>
      <number:text> </number:text>
      <number:month number:style="long" number:textual="true"/>
      <number:text> </number:text>
      <number:day-of-week number:style="long"/>
      <number:text> </number:text>
      <number:day/>
      <number:text> - </number:text>
      <number:hours number:style="long"/>
      <number:text>:</number:text>
      <number:minutes number:style="long"/>
      <number:text>:</number:text>
      <number:seconds number:style="long"/>
    </number:date-style>
    <number:date-style style:name="N123">
      <number:year number:style="long"/>
      <number:text> </number:text>
      <number:month number:style="long" number:textual="true"/>
      <number:text> </number:text>
      <number:day-of-week number:style="long"/>
      <number:text> </number:text>
      <number:day/>
      <number:text> - </number:text>
      <number:hours number:style="long"/>
      <number:text>:</number:text>
      <number:minutes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0" loext:min-decimal-places="0" number:min-integer-digits="3"/>
    </number:number-style>
    <number:number-style style:name="N126">
      <number:number number:decimal-places="0" loext:min-decimal-places="0" number:min-integer-digits="5"/>
    </number:number-style>
    <number:number-style style:name="N127">
      <number:number number:decimal-places="0" loext:min-decimal-places="0" number:min-integer-digits="6"/>
    </number:number-style>
    <number:date-style style:name="N128">
      <number:year number:style="long"/>
    </number:date-style>
    <number:number-style style:name="N129">
      <number:number number:decimal-places="0" loext:min-decimal-places="0" number:min-integer-digits="6" number:grouping="true"/>
    </number:number-style>
    <number:number-style style:name="N131P0" style:volatile="true">
      <number:number number:decimal-places="0" loext:min-decimal-places="0" number:min-integer-digits="1" number:grouping="true"/>
      <number:text>Lek</number:text>
    </number:number-style>
    <number:number-style style:name="N131">
      <number:text>-</number:text>
      <number:number number:decimal-places="0" loext:min-decimal-places="0" number:min-integer-digits="1" number:grouping="true"/>
      <number:text>Lek</number:text>
      <style:map style:condition="value()&gt;=0" style:apply-style-name="N131P0"/>
    </number:number-style>
    <number:number-style style:name="N132P0" style:volatile="true">
      <number:number number:decimal-places="0" loext:min-decimal-places="0" number:min-integer-digits="1" number:grouping="true"/>
      <number:text>Lek</number:text>
    </number:number-style>
    <number:number-style style:name="N132">
      <style:text-properties fo:color="#ff0000"/>
      <number:text>-</number:text>
      <number:number number:decimal-places="0" loext:min-decimal-places="0" number:min-integer-digits="1" number:grouping="true"/>
      <number:text>Lek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Lek</number:text>
    </number:number-style>
    <number:number-style style:name="N134">
      <number:text>-</number:text>
      <number:number number:decimal-places="2" loext:min-decimal-places="2" number:min-integer-digits="1" number:grouping="true"/>
      <number:text>Lek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Lek</number:text>
    </number:number-style>
    <number:number-style style:name="N135">
      <style:text-properties fo:color="#ff0000"/>
      <number:text>-</number:text>
      <number:number number:decimal-places="2" loext:min-decimal-places="2" number:min-integer-digits="1" number:grouping="true"/>
      <number:text>Lek</number:text>
      <style:map style:condition="value()&gt;=0" style:apply-style-name="N135P0"/>
    </number:number-style>
    <number:number-style style:name="N139P0" style:volatile="true">
      <number:text> </number:text>
      <number:number number:decimal-places="0" loext:min-decimal-places="0" number:min-integer-digits="1" number:grouping="true"/>
      <number:text>      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39P2" style:volatile="true">
      <number:text> -  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number number:decimal-places="0" loext:min-decimal-places="0" number:min-integer-digits="1" number:grouping="true"/>
      <number:text>Lek </number:text>
    </number:number-style>
    <number:number-style style:name="N143P1" style:volatile="true">
      <number:text>-</number:text>
      <number:number number:decimal-places="0" loext:min-decimal-places="0" number:min-integer-digits="1" number:grouping="true"/>
      <number:text>Lek </number:text>
    </number:number-style>
    <number:number-style style:name="N143P2" style:volatile="true">
      <number:text> -Lek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2" loext:min-decimal-places="2" number:min-integer-digits="1" number:grouping="true"/>
      <number:text>      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47P2" style:volatile="true">
      <number:text>-</number:text>
      <number:number number:decimal-places="0" loext:min-decimal-places="0" number:min-integer-digits="0"/>
      <number:text> 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2" loext:min-decimal-places="2" number:min-integer-digits="1" number:grouping="true"/>
      <number:text>Lek 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Lek </number:text>
    </number:number-style>
    <number:number-style style:name="N151P2" style:volatile="true">
      <number:text>-</number:text>
      <number:number number:decimal-places="0" loext:min-decimal-places="0" number:min-integer-digits="0"/>
      <number:text>Lek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time-style style:name="N152">
      <number:minutes number:style="long"/>
      <number:text>:</number:text>
      <number:seconds number:style="long"/>
    </number:time-style>
    <number:time-style style:name="N15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4">
      <number:minutes number:style="long"/>
      <number:text>:</number:text>
      <number:seconds number:style="long"/>
      <number:text>,</number:text>
    </number:time-style>
    <number:number-style style:name="N15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7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60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65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number:text> €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6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73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number:text> €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loext:min-decimal-places="0" number:min-integer-digits="1" number:grouping="true"/>
      <number:text> F</number:text>
    </number:number-style>
    <number:number-style style:name="N179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79P0"/>
    </number:number-style>
    <number:number-style style:name="N180P0" style:volatile="true">
      <number:number number:decimal-places="0" loext:min-decimal-places="0" number:min-integer-digits="1" number:grouping="true"/>
      <number:text> F</number:text>
    </number:number-style>
    <number:number-style style:name="N180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80P0"/>
    </number:number-style>
    <number:number-style style:name="N182P0" style:volatile="true">
      <number:number number:decimal-places="2" loext:min-decimal-places="2" number:min-integer-digits="1" number:grouping="true"/>
      <number:text> F</number:text>
    </number:number-style>
    <number:number-style style:name="N182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82P0"/>
    </number:number-style>
    <number:number-style style:name="N183P0" style:volatile="true">
      <number:number number:decimal-places="2" loext:min-decimal-places="2" number:min-integer-digits="1" number:grouping="true"/>
      <number:text> F</number:text>
    </number:number-style>
    <number:number-style style:name="N183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83P0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87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87P2" style:volatile="true">
      <number:text> - F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9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91P2" style:volatile="true">
      <number:text> -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95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95P2" style:volatile="true">
      <number:text>-</number:text>
      <number:number number:decimal-places="0" loext:min-decimal-places="0" number:min-integer-digits="0"/>
      <number:text> F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9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99P2" style:volatile="true">
      <number:text>-</number:text>
      <number:number number:decimal-places="0" loext:min-decimal-places="0" number:min-integer-digits="0"/>
      <number:text>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Vrai</number:text>
    </number:number-style>
    <number:number-style style:name="N201P1" style:volatile="true">
      <number:text>Vrai</number:text>
    </number:number-style>
    <number:number-style style:name="N201">
      <number:text>Faux</number:text>
      <style:map style:condition="value()&gt;0" style:apply-style-name="N201P0"/>
      <style:map style:condition="value()&lt;0" style:apply-style-name="N201P1"/>
    </number:number-style>
    <number:number-style style:name="N203P0" style:volatile="true">
      <number:text>Actif</number:text>
    </number:number-style>
    <number:number-style style:name="N203P1" style:volatile="true">
      <number:text>Actif</number:text>
    </number:number-style>
    <number:number-style style:name="N203">
      <number:text>Inactif</number:text>
      <style:map style:condition="value()&gt;0" style:apply-style-name="N203P0"/>
      <style:map style:condition="value()&lt;0" style:apply-style-name="N203P1"/>
    </number:number-style>
    <number:date-style style:name="N204">
      <number:year number:style="long"/>
      <number:text> </number:text>
      <number:month number:style="long" number:textual="true"/>
      <number:text> </number:text>
      <number:day/>
      <number:text> </number:text>
      <number:day-of-week number:style="long"/>
    </number:date-style>
    <number:number-style style:name="N205">
      <number:number number:decimal-places="1" loext:min-decimal-places="1" number:min-integer-digits="3"/>
    </number:number-style>
    <number:number-style style:name="N206">
      <number:number number:decimal-places="2" loext:min-decimal-places="2" number:min-integer-digits="4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10125" number:language="fr" number:country="FR">
      <number:year number:style="long"/>
      <number:text> </number:text>
      <number:month number:style="long" number:textual="true"/>
      <number:text> </number:text>
      <number:day-of-week number:style="long"/>
      <number:text> </number:text>
      <number:day/>
      <number:text> - </number:text>
      <number:hours number:style="long"/>
      <number:text>:</number:text>
      <number:minutes number:style="long"/>
    </number:date-style>
    <number:date-style style:name="N20112" number:language="he" number:country="IL">
      <number:day-of-week number:calendar="jewish" number:style="long"/>
      <number:text> </number:text>
      <number:month number:calendar="jewish" number:style="long" number:textual="true"/>
      <number:text> </number:text>
      <number:day-of-week number:calendar="jewish" number:style="long"/>
      <number:text> J - </number:text>
      <number:hours number:style="long"/>
      <number:text>:</number:text>
      <number:minutes number:style="long"/>
    </number:date-style>
    <style:style style:name="Default" style:family="table-cell" style:data-style-name="N100">
      <style:table-cell-properties style:text-align-source="value-type" style:repeat-content="false" fo:background-color="transparent" fo:wrap-option="no-wrap" style:vertical-align="top"/>
      <style:paragraph-properties fo:margin-left="0mm"/>
      <style:text-properties style:font-name="Courier New" fo:font-family="'Courier New'" style:font-style-name="Normal" style:font-family-generic="modern" style:font-pitch="fixed" fo:font-size="10pt" fo:text-shadow="1pt 1pt" style:font-name-asian="Times New Roman" style:font-family-asian="'Times New Roman'" style:font-style-name-asian="Normal" style:font-family-generic-asian="roman" style:font-pitch-asian="variable" style:font-size-asian="10pt" style:font-name-complex="Times New Roman" style:font-family-complex="'Times New Roman'" style:font-style-name-complex="Normal" style:font-family-generic-complex="roman" style:font-pitch-complex="variable" style:font-size-complex="16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ITRE_20_POSITIF" style:display-name="TITRE POSITIF" style:family="table-cell" style:parent-style-name="Default">
      <style:table-cell-properties fo:border-bottom="none" fo:background-color="#000000" style:text-align-source="fix" style:repeat-content="false" fo:wrap-option="no-wrap" fo:border-left="none" fo:border-right="1.11pt double #000000" style:border-line-width-right="0.02mm 0.35mm 0.02mm" fo:border-top="none" style:vertical-align="top"/>
      <style:paragraph-properties fo:text-align="center" fo:margin-left="0mm"/>
      <style:text-properties fo:color="#000000" style:text-outline="true" style:font-name="Microsoft Sans Serif1" fo:font-family="'Microsoft Sans Serif'" style:font-family-generic="swiss" style:font-pitch="variable" fo:font-size="9pt" fo:font-weight="bold" style:font-size-asian="9pt" style:font-weight-asian="bold" style:font-name-complex="Microsoft Sans Serif1" style:font-family-complex="'Microsoft Sans Serif'" style:font-family-generic-complex="swiss" style:font-pitch-complex="variable" style:font-size-complex="9pt" style:font-weight-complex="bold"/>
    </style:style>
    <style:style style:name="OBRIT_20_POSITIF" style:display-name="OBRIT POSITIF" style:family="table-cell" style:parent-style-name="Default" style:data-style-name="N20000">
      <style:table-cell-properties fo:background-color="#ffffff" style:text-align-source="fix" style:repeat-content="false" fo:wrap-option="no-wrap" style:vertical-align="top"/>
      <style:paragraph-properties fo:text-align="end" fo:margin-left="0mm" style:writing-mode="rl-tb"/>
      <style:text-properties style:use-window-font-color="true" style:font-name="Courier New" fo:font-family="'Courier New'" style:font-style-name="Normal" style:font-family-generic="modern" style:font-pitch="fixed" fo:font-size="14pt" fo:language="zxx" fo:country="none" fo:text-shadow="1pt 1pt" fo:font-weight="bold" style:font-size-asian="14pt" style:font-name-complex="Times New Roman1" style:font-family-complex="'Times New Roman'" style:font-style-name-complex="Gras" style:font-family-generic-complex="roman" style:font-pitch-complex="variable" style:font-size-complex="16pt" style:language-complex="he" style:country-complex="IL" style:font-weight-complex="bold" style:text-overline-style="none" style:text-overline-color="font-color"/>
    </style:style>
    <style:style style:name="LATIN_20_POSITIF" style:display-name="LATIN POSITIF" style:family="table-cell" style:parent-style-name="Default">
      <style:table-cell-properties fo:border-bottom="none" fo:background-color="#ffffff" style:text-align-source="fix" style:repeat-content="false" fo:wrap-option="no-wrap" fo:border-left="1.11pt double #ffffff" style:border-line-width-left="0.02mm 0.35mm 0.02mm" fo:padding-bottom="3.49mm" fo:padding-left="0.35mm" fo:padding-right="0.35mm" fo:padding-top="0.35mm" fo:border-right="none" style:shrink-to-fit="false" fo:border-top="none" style:vertical-align="top"/>
      <style:paragraph-properties fo:text-align="start"/>
      <style:text-properties fo:color="#000000" style:font-name="Palatino Linotype" fo:font-family="'Palatino Linotype'" style:font-style-name="Gras" style:font-family-generic="roman" style:font-pitch="variable" fo:font-size="10pt" fo:text-shadow="1pt 1pt" fo:font-weight="bold" style:font-size-asian="10pt" style:font-weight-asian="bold" style:font-name-complex="Times New Roman1" style:font-family-complex="'Times New Roman'" style:font-style-name-complex="Gras" style:font-family-generic-complex="roman" style:font-pitch-complex="variable" style:font-size-complex="15pt" style:language-complex="zxx" style:country-complex="none" style:font-weight-complex="bold"/>
    </style:style>
    <style:style style:name="TITRE_20_NEGATIF" style:display-name="TITRE NEGATIF" style:family="table-cell" style:parent-style-name="Default">
      <style:table-cell-properties fo:border-bottom="none" style:text-align-source="fix" style:repeat-content="false" fo:background-color="transparent" fo:wrap-option="no-wrap" fo:border-left="1.11pt double #ffffff" style:border-line-width-left="0.02mm 0.35mm 0.02mm" fo:border-right="none" fo:border-top="none" style:vertical-align="top"/>
      <style:paragraph-properties fo:text-align="center" fo:margin-left="0mm"/>
      <style:text-properties fo:color="#000000" style:text-outline="true" style:font-name="Microsoft Sans Serif1" fo:font-family="'Microsoft Sans Serif'" style:font-family-generic="swiss" style:font-pitch="variable" fo:font-size="9pt" fo:font-weight="bold" style:font-size-asian="9pt" style:font-weight-asian="bold" style:font-name-complex="Microsoft Sans Serif1" style:font-family-complex="'Microsoft Sans Serif'" style:font-family-generic-complex="swiss" style:font-pitch-complex="variable" style:font-size-complex="9pt" style:font-weight-complex="bold"/>
    </style:style>
    <style:style style:name="LATIN_20_NEGATIF" style:display-name="LATIN NEGATIF" style:family="table-cell" style:parent-style-name="Default">
      <style:table-cell-properties fo:background-color="#000000" style:text-align-source="fix" style:repeat-content="false" fo:wrap-option="no-wrap" fo:padding-bottom="3.49mm" fo:padding-left="0.35mm" fo:padding-right="0.35mm" fo:padding-top="0.35mm" style:vertical-align="top"/>
      <style:paragraph-properties fo:text-align="start" fo:margin-left="0mm"/>
      <style:text-properties fo:color="#ffffff" style:font-name="Palatino Linotype" fo:font-family="'Palatino Linotype'" style:font-style-name="Gras" style:font-family-generic="roman" style:font-pitch="variable" fo:font-size="10pt" fo:font-weight="bold" style:font-size-asian="10pt" style:font-weight-asian="bold" style:font-name-complex="Times New Roman1" style:font-family-complex="'Times New Roman'" style:font-style-name-complex="Gras" style:font-family-generic-complex="roman" style:font-pitch-complex="variable" style:font-size-complex="15pt" style:font-weight-complex="bold"/>
    </style:style>
    <style:style style:name="OBRIT_20_NEGATIF" style:display-name="OBRIT NEGATIF" style:family="table-cell" style:parent-style-name="Default" style:data-style-name="N20000">
      <style:table-cell-properties fo:background-color="#000000" style:text-align-source="fix" style:repeat-content="false" fo:wrap-option="no-wrap" style:vertical-align="top"/>
      <style:paragraph-properties fo:text-align="end" fo:margin-left="0mm"/>
      <style:text-properties fo:color="#ffffff" style:font-name="Courier New" fo:font-family="'Courier New'" style:font-style-name="Normal" style:font-family-generic="modern" style:font-pitch="fixed" fo:font-size="14pt" fo:language="zxx" fo:country="none" fo:text-shadow="1pt 1pt" style:font-size-asian="14pt" style:font-name-complex="Times New Roman" style:font-family-complex="'Times New Roman'" style:font-style-name-complex="Normal" style:font-family-generic-complex="roman" style:font-pitch-complex="variable" style:font-size-complex="18pt" style:language-complex="he" style:country-complex="IL"/>
    </style:style>
    <style:style style:name="PHÔNETIQWË_20_POSITIF" style:display-name="PHÔNETIQWË POSITIF" style:family="table-cell" style:parent-style-name="Default">
      <style:table-cell-properties fo:background-color="#ffffff" style:text-align-source="fix" style:repeat-content="false" fo:wrap-option="no-wrap" fo:border="none" style:vertical-align="top"/>
      <style:paragraph-properties fo:text-align="start" fo:margin-left="0mm"/>
      <style:text-properties fo:color="#c5000b" style:font-name="Microsoft Sans Serif1" fo:font-family="'Microsoft Sans Serif'" style:font-family-generic="swiss" style:font-pitch="variable" fo:font-size="10pt" fo:language="zxx" fo:country="none" fo:text-shadow="none" fo:font-weight="bold" style:font-size-asian="10pt" style:font-weight-asian="bold" style:font-name-complex="Microsoft Sans Serif1" style:font-family-complex="'Microsoft Sans Serif'" style:font-family-generic-complex="swiss" style:font-pitch-complex="variable" style:font-size-complex="10pt" style:font-weight-complex="bold"/>
    </style:style>
    <style:style style:name="INFO_20_POSITIF" style:display-name="INFO POSITIF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Microsoft Sans Serif1" fo:font-family="'Microsoft Sans Serif'" style:font-family-generic="swiss" style:font-pitch="variable" fo:font-size="8pt" fo:language="fr" fo:country="FR" style:font-size-asian="8pt" style:font-name-complex="Microsoft Sans Serif1" style:font-family-complex="'Microsoft Sans Serif'" style:font-family-generic-complex="swiss" style:font-pitch-complex="variable" style:font-size-complex="8pt"/>
    </style:style>
    <style:style style:name="DATE_20_POSITIF" style:display-name="DATE POSITIF" style:family="table-cell" style:parent-style-name="INFO_20_POSITIF" style:data-style-name="N52">
      <style:table-cell-properties fo:border-bottom="none" fo:background-color="#ffffff" style:text-align-source="fix" style:repeat-content="false" fo:wrap-option="no-wrap" fo:border-left="none" fo:border-right="1.11pt double #000000" style:border-line-width-right="0.02mm 0.35mm 0.02mm" fo:border-top="none"/>
      <style:paragraph-properties fo:text-align="start"/>
      <style:text-properties fo:font-size="8pt" style:font-size-asian="8pt" style:font-size-complex="8pt"/>
    </style:style>
    <style:style style:name="PHÔNETIQWË_20_NEGATIF" style:display-name="PHÔNETIQWË NEGATIF" style:family="table-cell" style:parent-style-name="Default">
      <style:table-cell-properties fo:background-color="#000000" style:text-align-source="fix" style:repeat-content="false" fo:wrap-option="no-wrap" fo:border="none" style:vertical-align="top"/>
      <style:paragraph-properties fo:text-align="start" fo:margin-left="0mm"/>
      <style:text-properties fo:color="#c5000b" style:font-name="Microsoft Sans Serif" fo:font-family="'Microsoft Sans Serif'" style:font-style-name="Normal" style:font-family-generic="swiss" style:font-pitch="variable" fo:font-size="9pt" fo:language="zxx" fo:country="none" fo:font-style="normal" fo:font-weight="bold" style:font-size-asian="10pt" style:font-style-asian="normal" style:font-weight-asian="bold" style:font-name-complex="Tahoma1" style:font-family-complex="Tahoma" style:font-family-generic-complex="system" style:font-pitch-complex="variable" style:font-size-complex="10pt" style:font-style-complex="normal" style:font-weight-complex="bold"/>
    </style:style>
    <style:style style:name="INFO_20_NEGATIF" style:display-name="INFO NEGATIF" style:family="table-cell" style:parent-style-name="Default">
      <style:table-cell-properties fo:background-color="#000000" fo:wrap-option="wrap" fo:border="none" style:vertical-align="top"/>
      <style:text-properties fo:color="#ffffff" style:font-name="Microsoft Sans Serif1" fo:font-family="'Microsoft Sans Serif'" style:font-family-generic="swiss" style:font-pitch="variable" fo:font-size="8pt" style:font-size-asian="8pt" style:font-name-complex="Microsoft Sans Serif1" style:font-family-complex="'Microsoft Sans Serif'" style:font-family-generic-complex="swiss" style:font-pitch-complex="variable" style:font-size-complex="8pt"/>
    </style:style>
    <style:style style:name="ORBIT_20_NEGATIF" style:display-name="ORBIT NEGATIF" style:family="table-cell" style:parent-style-name="Default">
      <style:table-cell-properties fo:background-color="#000000" style:text-align-source="fix" style:repeat-content="false" fo:wrap-option="no-wrap" style:vertical-align="top"/>
      <style:paragraph-properties fo:text-align="end" fo:margin-left="0mm" style:writing-mode="rl-tb"/>
      <style:text-properties fo:color="#ffffff" style:font-name="Courier New1" fo:font-family="'Courier New'" style:font-family-generic="modern" style:font-pitch="fixed" fo:font-size="14pt" fo:language="zxx" fo:country="none" fo:text-shadow="1pt 1pt" fo:font-weight="bold" style:font-size-asian="14pt" style:font-name-complex="Times New Roman1" style:font-family-complex="'Times New Roman'" style:font-style-name-complex="Gras" style:font-family-generic-complex="roman" style:font-pitch-complex="variable" style:font-size-complex="16pt" style:language-complex="ar" style:country-complex="EG" style:font-weight-complex="bold"/>
    </style:style>
    <style:style style:name="Lucida_20_Droite" style:display-name="Lucida Droite" style:family="table-cell" style:parent-style-name="Default">
      <style:table-cell-properties style:text-align-source="fix" style:repeat-content="false" fo:background-color="transparent" fo:wrap-option="no-wrap" fo:border="none" fo:padding-bottom="3.49mm" fo:padding-left="0.35mm" fo:padding-right="0.35mm" fo:padding-top="0.35mm"/>
      <style:paragraph-properties fo:text-align="end"/>
      <style:text-properties style:font-name="Times New Roman" fo:font-family="'Times New Roman'" style:font-style-name="Normal" style:font-family-generic="roman" style:font-pitch="variable" fo:font-size="10pt" style:font-name-asian="Times New Roman" style:font-family-asian="'Times New Roman'" style:font-style-name-asian="Normal" style:font-family-generic-asian="roman" style:font-pitch-asian="variable" style:font-size-asian="10pt" style:font-name-complex="Times New Roman" style:font-family-complex="'Times New Roman'" style:font-style-name-complex="Normal" style:font-family-generic-complex="roman" style:font-pitch-complex="variable" style:font-size-complex="15pt"/>
    </style:style>
    <style:style style:name="Lucida_20_Gauche" style:display-name="Lucida Gauche" style:family="table-cell" style:parent-style-name="Lucida_20_Droite">
      <style:table-cell-properties fo:background-color="#ffffff" style:text-align-source="fix" style:repeat-content="false" fo:padding-bottom="3.49mm" fo:padding-left="0.35mm" fo:padding-right="0.35mm" fo:padding-top="0.35mm"/>
      <style:paragraph-properties fo:text-align="start"/>
      <style:text-properties fo:font-size="10pt"/>
    </style:style>
    <style:style style:name="ORBIT_20_POSITIF" style:display-name="ORBIT POSITIF" style:family="table-cell" style:parent-style-name="Default">
      <style:table-cell-properties fo:background-color="#ffffff" style:text-align-source="fix" style:repeat-content="false" fo:wrap-option="no-wrap"/>
      <style:paragraph-properties fo:text-align="end" style:writing-mode="rl-tb"/>
      <style:text-properties style:font-name="Times New Roman1" fo:font-family="'Times New Roman'" style:font-style-name="Gras" style:font-family-generic="roman" style:font-pitch="variable" fo:font-size="12pt" fo:text-shadow="1pt 1pt" fo:font-weight="bold" style:font-size-asian="12pt" style:font-weight-asian="bold" style:font-name-complex="Times New Roman1" style:font-family-complex="'Times New Roman'" style:font-style-name-complex="Gras" style:font-family-generic-complex="roman" style:font-pitch-complex="variable" style:font-size-complex="16pt" style:language-complex="ar" style:country-complex="EG" style:font-weight-complex="bold" fo:hyphenate="true"/>
    </style:style>
    <style:style style:name="TITRE" style:family="table-cell" style:parent-style-name="Default">
      <style:table-cell-properties fo:background-color="#000000" style:text-align-source="fix" style:repeat-content="false"/>
      <style:paragraph-properties fo:text-align="center"/>
      <style:text-properties fo:font-weight="bold"/>
    </style:style>
    <style:style style:name="Phonetique" style:family="table-cell" style:parent-style-name="Default">
      <style:table-cell-properties fo:background-color="transparent"/>
      <style:text-properties fo:color="#c5000b" fo:text-shadow="none"/>
    </style:style>
    <style:style style:name="Lucida_20_ORBIT" style:display-name="Lucida ORBIT" style:family="table-cell" style:parent-style-name="Lucida_20_Droite">
      <style:table-cell-properties fo:background-color="transparent"/>
      <style:paragraph-properties style:writing-mode="rl-tb"/>
    </style:style>
    <style:style style:name="Lucida_20_Droite_20_Noir" style:display-name="Lucida Droite Noir" style:family="table-cell" style:parent-style-name="Lucida_20_Droite">
      <style:table-cell-properties fo:background-color="#000000" fo:border="none" fo:padding-bottom="3.49mm" fo:padding-left="0.35mm" fo:padding-right="0.35mm" fo:padding-top="0.35mm"/>
    </style:style>
    <style:style style:name="INTERSECTION_20_GRISE" style:display-name="INTERSECTION GRISE" style:family="table-cell" style:parent-style-name="Lucida_20_Droite">
      <style:table-cell-properties fo:background-color="#808080" style:text-align-source="fix" style:repeat-content="false" fo:wrap-option="no-wrap" fo:border="0.99pt solid #c0c0c0" fo:padding-bottom="3.49mm" fo:padding-left="0.35mm" fo:padding-right="0.35mm" fo:padding-top="0.35mm" style:vertical-align="top"/>
      <style:paragraph-properties fo:text-align="center" fo:margin-left="0mm"/>
      <style:text-properties style:text-outline="true" fo:font-size="10pt" fo:font-weight="bold" style:font-size-asian="10pt" fo:hyphenate="true"/>
    </style:style>
    <style:style style:name="TITRE_20_NEUTRE" style:display-name="TITRE NEUTRE" style:family="table-cell" style:parent-style-name="TITRE_20_NEGATIF">
      <style:table-cell-properties fo:background-color="#808080"/>
      <style:text-properties fo:color="#000000" style:text-outline="true"/>
    </style:style>
    <style:style style:name="SANSKRIT_20_NEGATIF" style:display-name="SANSKRIT NEGATIF" style:family="table-cell" style:parent-style-name="ORBIT_20_NEGATIF">
      <style:table-cell-properties fo:background-color="#000000"/>
      <style:text-properties fo:color="#ffffff"/>
    </style:style>
    <style:style style:name="DATE_20_NEGATIF" style:display-name="DATE NEGATIF" style:family="table-cell" style:parent-style-name="DATE_20_POSITIF">
      <style:table-cell-properties fo:border-bottom="none" fo:background-color="#000000" style:text-align-source="fix" style:repeat-content="false" fo:border-left="1.11pt double #000000" style:border-line-width-left="0.02mm 0.35mm 0.02mm" fo:border-right="none" fo:border-top="none"/>
      <style:paragraph-properties fo:text-align="end"/>
    </style:style>
    <style:style style:name="SANSKRIT_20_POSITIF" style:display-name="SANSKRIT POSITIF" style:family="table-cell" style:parent-style-name="SANSKRIT_20_NEGATIF">
      <style:table-cell-properties fo:background-color="#ffffff" style:text-align-source="fix" style:repeat-content="false"/>
      <style:paragraph-properties fo:text-align="start" style:writing-mode="lr-tb"/>
      <style:text-properties fo:color="#000000"/>
    </style:style>
    <style:style style:name="COMMENTAIRE" style:family="table-cell" style:parent-style-name="Default">
      <style:table-cell-properties fo:background-color="#000000" style:text-align-source="fix" style:repeat-content="false" fo:wrap-option="wrap"/>
      <style:paragraph-properties fo:text-align="center"/>
      <style:text-properties fo:color="#ffff66" style:text-outline="false" style:font-name="Microsoft Sans Serif" fo:font-family="'Microsoft Sans Serif'" style:font-style-name="Normal" style:font-family-generic="swiss" style:font-pitch="variable" fo:font-size="12pt" style:font-size-asian="12pt" style:font-size-complex="16pt" style:font-relief="none"/>
    </style:style>
    <style:style style:name="DEFINITION_20_NOIR" style:display-name="DEFINITION NOIR" style:family="table-cell" style:parent-style-name="Default">
      <style:table-cell-properties fo:background-color="#000000" style:text-align-source="fix" style:repeat-content="false" fo:wrap-option="wrap"/>
      <style:paragraph-properties fo:text-align="end"/>
    </style:style>
    <style:style style:name="Standard_20_Renvoi_20_Ligne" style:display-name="Standard Renvoi Ligne" style:family="table-cell" style:parent-style-name="Default">
      <style:table-cell-properties fo:wrap-option="wrap" fo:padding-bottom="3.49mm" fo:padding-left="0.35mm" fo:padding-right="0.35mm" fo:padding-top="0.35mm"/>
    </style:style>
    <style:style style:name="INTERSECTION_20_GRISE_20_NEGATIF" style:display-name="INTERSECTION GRISE NEGATIF" style:family="table-cell" style:parent-style-name="INTERSECTION_20_GRISE">
      <style:table-cell-properties fo:background-color="#4c4c4c" style:text-align-source="fix" style:repeat-content="false" fo:border="1.11pt double #000000" style:border-line-width="0.02mm 0.35mm 0.02mm" style:vertical-align="bottom"/>
      <style:paragraph-properties fo:text-align="end"/>
    </style:style>
    <style:style style:name="LATIN_20_CENTRE" style:display-name="LATIN CENTRE" style:family="table-cell" style:parent-style-name="Lucida_20_Droite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LATIN_20_NEGATIF_20_CENTRE" style:display-name="LATIN NEGATIF CENTRE" style:family="table-cell" style:parent-style-name="LATIN_20_NEGATIF">
      <style:table-cell-properties fo:background-color="#000000" style:text-align-source="fix" style:repeat-content="false"/>
      <style:paragraph-properties fo:text-align="center"/>
      <style:text-properties style:font-size-complex="15pt"/>
    </style:style>
    <style:style style:name="LATIN_20_POSITIF_20_CENTRE" style:display-name="LATIN POSITIF CENTRE" style:family="table-cell" style:parent-style-name="LATIN_20_POSITIF">
      <style:table-cell-properties fo:background-color="#ffffff" style:text-align-source="fix" style:repeat-content="false" fo:wrap-option="no-wrap"/>
      <style:paragraph-properties fo:text-align="center"/>
    </style:style>
    <style:style style:name="INFO_20_CENTRE" style:display-name="INFO CENTRE" style:family="table-cell" style:parent-style-name="INFO_20_POSITIF">
      <style:table-cell-properties fo:border-bottom="none" fo:background-color="#808080" style:text-align-source="fix" style:repeat-content="false" fo:border-left="0.99pt solid #c0c0c0" fo:border-right="none" fo:border-top="0.99pt solid #c0c0c0"/>
      <style:paragraph-properties fo:text-align="center"/>
      <style:text-properties style:text-outline="true"/>
    </style:style>
    <style:style style:name="LATIN_20_NEGATIF_20_DROITE" style:display-name="LATIN NEGATIF DROITE" style:family="table-cell" style:parent-style-name="LATIN_20_NEGATIF">
      <style:table-cell-properties fo:border-bottom="none" fo:background-color="#000000" style:text-align-source="fix" style:repeat-content="false" fo:wrap-option="no-wrap" fo:border-left="none" fo:border-right="1.11pt double #000000" style:border-line-width-right="0.02mm 0.35mm 0.02mm" fo:border-top="none"/>
      <style:paragraph-properties fo:text-align="end"/>
      <style:text-properties style:font-name-complex="Times New Roman1" style:font-family-complex="'Times New Roman'" style:font-style-name-complex="Gras" style:font-family-generic-complex="roman" style:font-pitch-complex="variable" style:font-size-complex="15pt"/>
    </style:style>
    <style:style style:name="INFO_20_NEGATIF_20_CENTRE" style:display-name="INFO NEGATIF CENTRE" style:family="table-cell" style:parent-style-name="INFO_20_NEGATIF">
      <style:table-cell-properties style:text-align-source="fix" style:repeat-content="false"/>
      <style:paragraph-properties fo:text-align="center"/>
    </style:style>
    <style:style style:name="INFO_20_POSITIF_20_CENTRE" style:display-name="INFO POSITIF CENTRE" style:family="table-cell" style:parent-style-name="INFO_20_POSITIF">
      <style:table-cell-properties style:text-align-source="fix" style:repeat-content="false" fo:border="0.99pt solid #ffffff"/>
      <style:paragraph-properties fo:text-align="center"/>
      <style:text-properties style:font-size-complex="11pt"/>
    </style:style>
    <style:style style:name="COURIER_20_NEW_20_DROITE" style:display-name="COURIER NEW DROITE" style:family="table-cell" style:parent-style-name="Default">
      <style:table-cell-properties style:text-align-source="fix" style:repeat-content="false" fo:wrap-option="no-wrap"/>
      <style:paragraph-properties fo:text-align="end" fo:margin-left="0mm" style:writing-mode="rl-tb"/>
      <style:text-properties fo:font-size="10pt" style:font-size-asian="10pt" style:font-name-complex="Courier New1" style:font-family-complex="'Courier New'" style:font-family-generic-complex="modern" style:font-pitch-complex="fixed" style:font-size-complex="10pt"/>
    </style:style>
    <style:style style:name="PHÔNETIQWË_20_POSITIF_20_CENTRË" style:display-name="PHÔNETIQWË POSITIF CENTRË" style:family="table-cell" style:parent-style-name="PHÔNETIQWË_20_POSITIF">
      <style:table-cell-properties style:text-align-source="fix" style:repeat-content="false"/>
      <style:paragraph-properties fo:text-align="center"/>
    </style:style>
    <style:style style:name="INTERSTICE_20_NOIR" style:display-name="INTERSTICE NOIR" style:family="table-cell" style:parent-style-name="Lucida_20_Droite" style:data-style-name="N109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STANDARD_20_NEGATIF" style:display-name="STANDARD NEGATIF" style:family="table-cell" style:parent-style-name="Default">
      <style:table-cell-properties fo:background-color="#000000"/>
      <style:text-properties fo:color="#ffffff"/>
    </style:style>
    <style:style style:name="STANDARD_20_POSITIF_20_DROITE" style:display-name="STANDARD POSITIF DROITE" style:family="table-cell" style:parent-style-name="Default" style:data-style-name="N100">
      <style:table-cell-properties style:text-align-source="fix" style:repeat-content="false" fo:wrap-option="no-wrap"/>
      <style:paragraph-properties fo:text-align="end"/>
      <style:text-properties style:font-size-complex="15pt"/>
    </style:style>
    <style:style style:name="COURIER_20_NEW" style:display-name="COURIER NEW" style:family="table-cell" style:parent-style-name="COURIER_20_NEW_20_DROITE">
      <style:table-cell-properties style:text-align-source="fix" style:repeat-content="false"/>
      <style:paragraph-properties fo:text-align="start"/>
      <style:text-properties fo:font-size="10pt" style:font-size-asian="10pt" style:font-size-complex="10pt"/>
    </style:style>
    <style:style style:name="SHEMITIQWË" style:family="table-cell" style:parent-style-name="STANDARD_20_NEGATIF">
      <style:table-cell-properties style:text-align-source="fix" style:repeat-content="false" fo:background-color="transparent"/>
      <style:paragraph-properties fo:text-align="end" style:writing-mode="rl-tb"/>
      <style:text-properties style:use-window-font-color="true" style:font-name-asian="Courier New" style:font-family-asian="'Courier New'" style:font-style-name-asian="Normal" style:font-family-generic-asian="modern" style:font-pitch-asian="fixed" style:font-size-complex="15pt"/>
    </style:style>
    <style:style style:name="SYRIAQWË" style:family="table-cell" style:parent-style-name="Default">
      <style:table-cell-properties style:text-align-source="fix" style:repeat-content="false"/>
      <style:paragraph-properties fo:text-align="center"/>
      <style:text-properties fo:font-size="20pt" style:font-size-asian="20pt" style:font-name-complex="Estrangelo Edessa" style:font-family-complex="'Estrangelo Edessa'" style:font-family-generic-complex="script" style:font-pitch-complex="variable" style:font-size-complex="20pt"/>
    </style:style>
    <style:style style:name="LATIN_20_NEGATIF_20_NOMBRE" style:display-name="LATIN NEGATIF NOMBRE" style:family="table-cell" style:parent-style-name="LATIN_20_NEGATIF" style:data-style-name="N0"/>
    <style:style style:name="LATIN_20_POSITIF_20_NOMBRE" style:display-name="LATIN POSITIF NOMBRE" style:family="table-cell" style:parent-style-name="LATIN_20_POSITIF" style:data-style-name="N0"/>
    <style:style style:name="INFO_20_DROITE" style:display-name="INFO DROITE" style:family="table-cell" style:parent-style-name="INFO_20_CENTRE" style:data-style-name="N110">
      <style:table-cell-properties fo:background-color="#808080" fo:padding-bottom="3.49mm" fo:padding-left="0.35mm" fo:padding-right="0.35mm" fo:padding-top="0.35mm" style:vertical-align="bottom"/>
      <style:text-properties style:font-name="Times New Roman" fo:font-family="'Times New Roman'" style:font-style-name="Normal" style:font-family-generic="roman" style:font-pitch="variable" fo:font-size="10pt" style:font-size-asian="10pt" style:font-size-complex="10pt"/>
    </style:style>
    <style:style style:name="INTERSECTION_20_GRISE_20_POSITIF" style:display-name="INTERSECTION GRISE POSITIF" style:family="table-cell" style:parent-style-name="INTERSECTION_20_GRISE" style:data-style-name="N0">
      <style:table-cell-properties fo:border-bottom="1.11pt double #ffffff" fo:background-color="#cccccc" style:text-align-source="fix" style:repeat-content="false" fo:border-left="1.11pt double #ffffff" style:border-line-width="0.02mm 0.35mm 0.02mm" fo:border-right="1.11pt double #000000" fo:border-top="1.11pt double #ffffff" style:vertical-align="bottom"/>
      <style:paragraph-properties fo:text-align="start"/>
    </style:style>
    <style:style style:name="DATE_20_GRISE_20_DROITE" style:display-name="DATE GRISE DROITE" style:family="table-cell" style:parent-style-name="INTERSECTION_20_GRISE_20_NEGATIF" style:data-style-name="N52">
      <style:text-properties style:use-window-font-color="true" style:font-weight-asian="normal" style:font-weight-complex="normal"/>
    </style:style>
    <style:style style:name="INTERSECTION_20_GRISE_20_BORD" style:display-name="INTERSECTION GRISE BORD" style:family="table-cell" style:parent-style-name="INTERSECTION_20_GRISE">
      <style:table-cell-properties fo:border="1.11pt double #808080" style:border-line-width="0.02mm 0.35mm 0.02mm"/>
    </style:style>
    <style:style style:name="INTERSECTION_20_GRISE_20_DROITE" style:display-name="INTERSECTION GRISE DROITE" style:family="table-cell" style:parent-style-name="INTERSECTION_20_GRISE">
      <style:table-cell-properties style:text-align-source="fix" style:repeat-content="false" fo:padding-bottom="3.49mm" fo:padding-left="0.71mm" fo:padding-right="0.71mm" fo:padding-top="0.71mm"/>
      <style:paragraph-properties fo:text-align="end"/>
    </style:style>
    <style:style style:name="ORBIT_20_NEGATIF_20_NOMBRE" style:display-name="ORBIT NEGATIF NOMBRE" style:family="table-cell" style:parent-style-name="ORBIT_20_NEGATIF" style:data-style-name="N0"/>
    <style:style style:name="ORBIT_20_POSITIF_20_NOMBRE" style:display-name="ORBIT POSITIF NOMBRE" style:family="table-cell" style:parent-style-name="ORBIT_20_POSITIF" style:data-style-name="N0"/>
    <style:style style:name="NUMERATIÔ" style:family="table-cell" style:parent-style-name="Default" style:data-style-name="N111"/>
    <style:style style:name="PHONETIQUE" style:family="table-cell" style:parent-style-name="Default">
      <style:table-cell-properties style:text-align-source="fix" style:repeat-content="false"/>
      <style:paragraph-properties fo:text-align="start" fo:margin-left="0mm"/>
      <style:text-properties fo:color="#c5000b" style:font-name="Courier New1" fo:font-family="'Courier New'" style:font-family-generic="modern" style:font-pitch="fixed" fo:font-size="10pt" fo:font-weight="bold" style:font-size-asian="10pt" style:font-weight-asian="bold" style:font-name-complex="Courier New1" style:font-family-complex="'Courier New'" style:font-family-generic-complex="modern" style:font-pitch-complex="fixed" style:font-size-complex="10pt" style:font-weight-complex="bold"/>
    </style:style>
    <style:style style:name="Standard_20_Nombre" style:display-name="Standard Nombre" style:family="table-cell" style:parent-style-name="Default" style:data-style-name="N112">
      <style:table-cell-properties style:text-align-source="fix" style:repeat-content="false" fo:background-color="transparent"/>
      <style:paragraph-properties fo:text-align="end"/>
    </style:style>
    <style:style style:name="PHONETIQUE_20_NOMBRE" style:display-name="PHONETIQUE NOMBRE" style:family="table-cell" style:parent-style-name="PHONETIQUE" style:data-style-name="N0"/>
    <style:style style:name="Standard_20_Gris" style:display-name="Standard Gris" style:family="table-cell" style:parent-style-name="Standard_20_Nombre">
      <style:table-cell-properties fo:background-color="#4c4c4c" style:text-align-source="fix" style:repeat-content="false"/>
      <style:paragraph-properties fo:text-align="end"/>
      <style:text-properties fo:color="#ffffff"/>
    </style:style>
    <style:style style:name="Standard_20_Center" style:display-name="Standard Center" style:family="table-cell" style:parent-style-name="Default">
      <style:table-cell-properties style:text-align-source="fix" style:repeat-content="false"/>
      <style:paragraph-properties fo:text-align="center"/>
    </style:style>
    <style:style style:name="BORD_20_DROIT" style:display-name="BORD DROIT" style:family="table-cell" style:parent-style-name="Default">
      <style:table-cell-properties fo:border-bottom="none" style:cell-protect="none" style:print-content="true" fo:border-left="none" fo:border-right="1.11pt double #000000" style:border-line-width-right="0.02mm 0.35mm 0.02mm" fo:border-top="none"/>
      <style:text-properties fo:language="sq" fo:country="AL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fo:page-width="840mm" fo:page-height="593.94mm" style:num-format="1" style:print-orientation="landscape" fo:margin-top="10mm" fo:margin-bottom="10mm" fo:margin-left="10mm" fo:margin-right="10mm" style:shadow="none" style:table-centering="horizontal" style:writing-mode="lr-tb"/>
      <style:header-style>
        <style:header-footer-properties fo:min-height="3.51mm" fo:margin-left="0mm" fo:margin-right="0mm" fo:margin-bottom="2.5mm"/>
      </style:header-style>
      <style:footer-style>
        <style:header-footer-properties fo:min-height="3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7-11-05">00/00/0000</text:date><text:s/><text:time>00:00:00</text:time></text:p>
        </style:region-left>
        <style:region-center>
          <text:p><text:file-name text:display="name-and-extension">???</text:file-name></text:p>
          <text:p><text:sheet-name>???</text:sheet-name></text:p>
        </style:region-center>
        <style:region-right>
          <text:p><text:page-number>1</text:page-number>/<text:page-count>99</text:page-count></text:p>
        </style:region-right>
      </style:header>
      <style:header-left style:display="false"/>
      <style:footer>
        <style:region-center>
          <text:p>Page <text:page-number>1</text:page-number></text:p>
        </style:region-center>
        <style:region-right>
          <text:p>Scupi Scipi Arifi Gazmen, Gazmênd</text:p>
          <text:p>Shkupi Shqypë‑tärë Gegë, Shqiptarë Toskë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5">00/00/0000</text:date>, <text:time style:data-style-name="N2" text:time-value="08:57:40.2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zmêndéar Arifio</meta:initial-creator>
    <meta:creation-date>2012-06-11T15:57:30</meta:creation-date>
    <dc:date>2017-11-05T09:08:20.828000000</dc:date>
    <meta:editing-duration>P12DT23H30M5S</meta:editing-duration>
    <meta:editing-cycles>2170</meta:editing-cycles>
    <meta:generator>LibreOffice/5.4.2.2$Windows_X86_64 LibreOffice_project/22b09f6418e8c2d508a9eaf86b2399209b0990f4</meta:generator>
    <meta:document-statistic meta:table-count="5" meta:cell-count="9199" meta:object-count="0"/>
    <meta:user-defined meta:name="Propriétaire">Arifi Gazmênd</meta:user-defined>
  </office:meta>
</office:document-meta>
</file>